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arison_1000_60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gmod21</text:p>
          </table:table-cell>
          <table:table-cell table:style-name="ce1" table:number-columns-repeated="2"/>
          <table:table-cell table:style-name="ce1" office:value-type="string" calcext:value-type="string">
            <text:p>Sigmod21 adaptive</text:p>
          </table:table-cell>
          <table:table-cell table:style-name="ce1" table:number-columns-repeated="3"/>
          <table:table-cell table:style-name="ce1" office:value-type="string" calcext:value-type="string">
            <text:p>Muthu</text:p>
          </table:table-cell>
          <table:table-cell table:style-name="ce1" table:number-columns-repeated="2"/>
          <table:table-cell table:style-name="ce1" office:value-type="string" calcext:value-type="string">
            <text:p>Muthu adaptive</text:p>
          </table:table-cell>
          <table:table-cell table:number-columns-repeated="2"/>
          <table:table-cell office:value-type="string" calcext:value-type="string">
            <text:p>Diff Muthus</text:p>
          </table:table-cell>
          <table:table-cell office:value-type="string" calcext:value-type="string">
            <text:p>Diff sigmod21 – muthu adaptiv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19000" calcext:value-type="float">
            <text:p>6519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067999" calcext:value-type="float">
            <text:p>8067999</text:p>
          </table:table-cell>
          <table:table-cell table:formula="of:=IF([.E2]-[.B2]=0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730000" calcext:value-type="float">
            <text:p>673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419000" calcext:value-type="float">
            <text:p>9419000</text:p>
          </table:table-cell>
          <table:table-cell table:formula="of:=IF([.L2]-[.I2]=0;0;1)" office:value-type="float" office:value="0" calcext:value-type="float">
            <text:p>0</text:p>
          </table:table-cell>
          <table:table-cell table:formula="of:=IF([.L2]-[.B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633791000" calcext:value-type="float">
            <text:p>463379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47550000" calcext:value-type="float">
            <text:p>1447550000</text:p>
          </table:table-cell>
          <table:table-cell table:formula="of:=IF([.E3]-[.B3]=0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31446999" calcext:value-type="float">
            <text:p>8314469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824748999" calcext:value-type="float">
            <text:p>3824748999</text:p>
          </table:table-cell>
          <table:table-cell table:formula="of:=IF([.L3]-[.I3]=0;0;1)" office:value-type="float" office:value="0" calcext:value-type="float">
            <text:p>0</text:p>
          </table:table-cell>
          <table:table-cell table:formula="of:=IF([.L3]-[.B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8874000" calcext:value-type="float">
            <text:p>18874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9223000" calcext:value-type="float">
            <text:p>19223000</text:p>
          </table:table-cell>
          <table:table-cell table:formula="of:=IF([.E4]-[.B4]=0;0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8994999" calcext:value-type="float">
            <text:p>18994999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9783000" calcext:value-type="float">
            <text:p>19783000</text:p>
          </table:table-cell>
          <table:table-cell table:formula="of:=IF([.L4]-[.I4]=0;0;1)" office:value-type="float" office:value="0" calcext:value-type="float">
            <text:p>0</text:p>
          </table:table-cell>
          <table:table-cell table:formula="of:=IF([.L4]-[.B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30837999" calcext:value-type="float">
            <text:p>130837999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661861000" calcext:value-type="float">
            <text:p>7661861000</text:p>
          </table:table-cell>
          <table:table-cell table:formula="of:=IF([.E5]-[.B5]=0;0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3389000" calcext:value-type="float">
            <text:p>133890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5324000" calcext:value-type="float">
            <text:p>15324000</text:p>
          </table:table-cell>
          <table:table-cell table:formula="of:=IF([.L5]-[.I5]=0;0;1)" office:value-type="float" office:value="0" calcext:value-type="float">
            <text:p>0</text:p>
          </table:table-cell>
          <table:table-cell table:formula="of:=IF([.L5]-[.B5]=0;0;1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721292000" calcext:value-type="float">
            <text:p>5721292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01000077999" calcext:value-type="float">
            <text:p>601000077999</text:p>
          </table:table-cell>
          <table:table-cell table:style-name="ce2" table:formula="of:=IF([.E6]-[.B6]=0;0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1751999" calcext:value-type="float">
            <text:p>261751999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78648000" calcext:value-type="float">
            <text:p>1278648000</text:p>
          </table:table-cell>
          <table:table-cell table:formula="of:=IF([.L6]-[.I6]=0;0;1)" office:value-type="float" office:value="0" calcext:value-type="float">
            <text:p>0</text:p>
          </table:table-cell>
          <table:table-cell table:formula="of:=IF([.L6]-[.B6]=0;0;1)" office:value-type="float" office:value="0" calcext:value-type="float">
            <text:p>0</text:p>
          </table:table-cell>
          <table:table-cell table:style-name="ce1" office:value-type="string" calcext:value-type="string">
            <text:p>Se va por TIMEOUT, no es problem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4949966000" calcext:value-type="float">
            <text:p>5494996600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6813348000" calcext:value-type="float">
            <text:p>56813348000</text:p>
          </table:table-cell>
          <table:table-cell table:formula="of:=IF([.E7]-[.B7]=0;0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6946767999" calcext:value-type="float">
            <text:p>1694676799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2235238000" calcext:value-type="float">
            <text:p>72235238000</text:p>
          </table:table-cell>
          <table:table-cell table:formula="of:=IF([.L7]-[.I7]=0;0;1)" office:value-type="float" office:value="0" calcext:value-type="float">
            <text:p>0</text:p>
          </table:table-cell>
          <table:table-cell table:formula="of:=IF([.L7]-[.B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94624000" calcext:value-type="float">
            <text:p>194624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0066000" calcext:value-type="float">
            <text:p>80066000</text:p>
          </table:table-cell>
          <table:table-cell table:formula="of:=IF([.E8]-[.B8]=0;0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96428000" calcext:value-type="float">
            <text:p>196428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9429000" calcext:value-type="float">
            <text:p>89429000</text:p>
          </table:table-cell>
          <table:table-cell table:formula="of:=IF([.L8]-[.I8]=0;0;1)" office:value-type="float" office:value="0" calcext:value-type="float">
            <text:p>0</text:p>
          </table:table-cell>
          <table:table-cell table:formula="of:=IF([.L8]-[.B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809989000" calcext:value-type="float">
            <text:p>8099890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243279000" calcext:value-type="float">
            <text:p>1243279000</text:p>
          </table:table-cell>
          <table:table-cell table:formula="of:=IF([.E9]-[.B9]=0;0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253471000" calcext:value-type="float">
            <text:p>12534710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277658000" calcext:value-type="float">
            <text:p>1277658000</text:p>
          </table:table-cell>
          <table:table-cell table:formula="of:=IF([.L9]-[.I9]=0;0;1)" office:value-type="float" office:value="0" calcext:value-type="float">
            <text:p>0</text:p>
          </table:table-cell>
          <table:table-cell table:formula="of:=IF([.L9]-[.B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735584999" calcext:value-type="float">
            <text:p>735584999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90190000" calcext:value-type="float">
            <text:p>1090190000</text:p>
          </table:table-cell>
          <table:table-cell table:formula="of:=IF([.E10]-[.B10]=0;0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86889000" calcext:value-type="float">
            <text:p>286889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92398000" calcext:value-type="float">
            <text:p>292398000</text:p>
          </table:table-cell>
          <table:table-cell table:formula="of:=IF([.L10]-[.I10]=0;0;1)" office:value-type="float" office:value="0" calcext:value-type="float">
            <text:p>0</text:p>
          </table:table-cell>
          <table:table-cell table:formula="of:=IF([.L10]-[.B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7365000" calcext:value-type="float">
            <text:p>1736500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24269000" calcext:value-type="float">
            <text:p>24269000</text:p>
          </table:table-cell>
          <table:table-cell table:formula="of:=IF([.E11]-[.B11]=0;0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3649999" calcext:value-type="float">
            <text:p>13649999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29473000" calcext:value-type="float">
            <text:p>29473000</text:p>
          </table:table-cell>
          <table:table-cell table:formula="of:=IF([.L11]-[.I11]=0;0;1)" office:value-type="float" office:value="0" calcext:value-type="float">
            <text:p>0</text:p>
          </table:table-cell>
          <table:table-cell table:formula="of:=IF([.L11]-[.B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32721000" calcext:value-type="float">
            <text:p>33272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171154000" calcext:value-type="float">
            <text:p>1171154000</text:p>
          </table:table-cell>
          <table:table-cell table:formula="of:=IF([.E12]-[.B12]=0;0;1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92274000" calcext:value-type="float">
            <text:p>192274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3249999" calcext:value-type="float">
            <text:p>83249999</text:p>
          </table:table-cell>
          <table:table-cell table:formula="of:=IF([.L12]-[.I12]=0;0;1)" office:value-type="float" office:value="0" calcext:value-type="float">
            <text:p>0</text:p>
          </table:table-cell>
          <table:table-cell table:formula="of:=IF([.L12]-[.B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53365000" calcext:value-type="float">
            <text:p>15336500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58459000" calcext:value-type="float">
            <text:p>158459000</text:p>
          </table:table-cell>
          <table:table-cell table:formula="of:=IF([.E13]-[.B13]=0;0;1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59146999" calcext:value-type="float">
            <text:p>159146999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59634000" calcext:value-type="float">
            <text:p>159634000</text:p>
          </table:table-cell>
          <table:table-cell table:formula="of:=IF([.L13]-[.I13]=0;0;1)" office:value-type="float" office:value="0" calcext:value-type="float">
            <text:p>0</text:p>
          </table:table-cell>
          <table:table-cell table:formula="of:=IF([.L13]-[.B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833151000" calcext:value-type="float">
            <text:p>483315100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130344000" calcext:value-type="float">
            <text:p>1130344000</text:p>
          </table:table-cell>
          <table:table-cell table:formula="of:=IF([.E14]-[.B14]=0;0;1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02907999" calcext:value-type="float">
            <text:p>902907999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20561000" calcext:value-type="float">
            <text:p>920561000</text:p>
          </table:table-cell>
          <table:table-cell table:formula="of:=IF([.L14]-[.I14]=0;0;1)" office:value-type="float" office:value="0" calcext:value-type="float">
            <text:p>0</text:p>
          </table:table-cell>
          <table:table-cell table:formula="of:=IF([.L14]-[.B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6677043999" calcext:value-type="float">
            <text:p>1667704399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0159434999" calcext:value-type="float">
            <text:p>60159434999</text:p>
          </table:table-cell>
          <table:table-cell table:formula="of:=IF([.E15]-[.B15]=0;0;1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7208126999" calcext:value-type="float">
            <text:p>1720812699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76480131000" calcext:value-type="float">
            <text:p>76480131000</text:p>
          </table:table-cell>
          <table:table-cell table:formula="of:=IF([.L15]-[.I15]=0;0;1)" office:value-type="float" office:value="0" calcext:value-type="float">
            <text:p>0</text:p>
          </table:table-cell>
          <table:table-cell table:formula="of:=IF([.L15]-[.B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2667999" calcext:value-type="float">
            <text:p>12667999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263237000" calcext:value-type="float">
            <text:p>1263237000</text:p>
          </table:table-cell>
          <table:table-cell table:formula="of:=IF([.E16]-[.B16]=0;0;1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92821000" calcext:value-type="float">
            <text:p>19282100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77415000" calcext:value-type="float">
            <text:p>77415000</text:p>
          </table:table-cell>
          <table:table-cell table:formula="of:=IF([.L16]-[.I16]=0;0;1)" office:value-type="float" office:value="0" calcext:value-type="float">
            <text:p>0</text:p>
          </table:table-cell>
          <table:table-cell table:formula="of:=IF([.L16]-[.B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8890999" calcext:value-type="float">
            <text:p>18890999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9097000" calcext:value-type="float">
            <text:p>19097000</text:p>
          </table:table-cell>
          <table:table-cell table:formula="of:=IF([.E17]-[.B17]=0;0;1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1000139000" calcext:value-type="float">
            <text:p>601000139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1000138000" calcext:value-type="float">
            <text:p>601000138000</text:p>
          </table:table-cell>
          <table:table-cell table:formula="of:=IF([.L17]-[.I17]=0;0;1)" office:value-type="float" office:value="0" calcext:value-type="float">
            <text:p>0</text:p>
          </table:table-cell>
          <table:table-cell table:formula="of:=IF([.L17]-[.B17]=0;0;1)" office:value-type="float" office:value="1" calcext:value-type="float">
            <text:p>1</text:p>
          </table:table-cell>
          <table:table-cell table:style-name="ce1" office:value-type="string" calcext:value-type="string">
            <text:p>No necesariamente es un error, es solo que se va por timeout y no alcanza a encontrar ningun resultad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79203000" calcext:value-type="float">
            <text:p>579203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19387000" calcext:value-type="float">
            <text:p>719387000</text:p>
          </table:table-cell>
          <table:table-cell table:formula="of:=IF([.E18]-[.B18]=0;0;1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16617999" calcext:value-type="float">
            <text:p>216617999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24807999" calcext:value-type="float">
            <text:p>224807999</text:p>
          </table:table-cell>
          <table:table-cell table:formula="of:=IF([.L18]-[.I18]=0;0;1)" office:value-type="float" office:value="0" calcext:value-type="float">
            <text:p>0</text:p>
          </table:table-cell>
          <table:table-cell table:formula="of:=IF([.L18]-[.B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9907000" calcext:value-type="float">
            <text:p>9907000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7488000" calcext:value-type="float">
            <text:p>17488000</text:p>
          </table:table-cell>
          <table:table-cell table:formula="of:=IF([.E19]-[.B19]=0;0;1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9031000" calcext:value-type="float">
            <text:p>9031000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9253000" calcext:value-type="float">
            <text:p>9253000</text:p>
          </table:table-cell>
          <table:table-cell table:formula="of:=IF([.L19]-[.I19]=0;0;1)" office:value-type="float" office:value="0" calcext:value-type="float">
            <text:p>0</text:p>
          </table:table-cell>
          <table:table-cell table:formula="of:=IF([.L19]-[.B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35993000" calcext:value-type="float">
            <text:p>335993000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138391000" calcext:value-type="float">
            <text:p>1138391000</text:p>
          </table:table-cell>
          <table:table-cell table:formula="of:=IF([.E20]-[.B20]=0;0;1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75728000" calcext:value-type="float">
            <text:p>175728000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3731999" calcext:value-type="float">
            <text:p>73731999</text:p>
          </table:table-cell>
          <table:table-cell table:formula="of:=IF([.L20]-[.I20]=0;0;1)" office:value-type="float" office:value="0" calcext:value-type="float">
            <text:p>0</text:p>
          </table:table-cell>
          <table:table-cell table:formula="of:=IF([.L20]-[.B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114085000" calcext:value-type="float">
            <text:p>111408500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34027000" calcext:value-type="float">
            <text:p>1234027000</text:p>
          </table:table-cell>
          <table:table-cell table:formula="of:=IF([.E21]-[.B21]=0;0;1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366950000" calcext:value-type="float">
            <text:p>36695000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374866000" calcext:value-type="float">
            <text:p>374866000</text:p>
          </table:table-cell>
          <table:table-cell table:formula="of:=IF([.L21]-[.I21]=0;0;1)" office:value-type="float" office:value="0" calcext:value-type="float">
            <text:p>0</text:p>
          </table:table-cell>
          <table:table-cell table:formula="of:=IF([.L21]-[.B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5280000" calcext:value-type="float">
            <text:p>10528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3540999" calcext:value-type="float">
            <text:p>323540999</text:p>
          </table:table-cell>
          <table:table-cell table:formula="of:=IF([.E22]-[.B22]=0;0;1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960999" calcext:value-type="float">
            <text:p>1089609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5225000" calcext:value-type="float">
            <text:p>335225000</text:p>
          </table:table-cell>
          <table:table-cell table:formula="of:=IF([.L22]-[.I22]=0;0;1)" office:value-type="float" office:value="0" calcext:value-type="float">
            <text:p>0</text:p>
          </table:table-cell>
          <table:table-cell table:formula="of:=IF([.L22]-[.B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1530000" calcext:value-type="float">
            <text:p>11530000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1300000" calcext:value-type="float">
            <text:p>11300000</text:p>
          </table:table-cell>
          <table:table-cell table:formula="of:=IF([.E23]-[.B23]=0;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1841000" calcext:value-type="float">
            <text:p>11841000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3618000" calcext:value-type="float">
            <text:p>13618000</text:p>
          </table:table-cell>
          <table:table-cell table:formula="of:=IF([.L23]-[.I23]=0;0;1)" office:value-type="float" office:value="0" calcext:value-type="float">
            <text:p>0</text:p>
          </table:table-cell>
          <table:table-cell table:formula="of:=IF([.L23]-[.B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23237012999" calcext:value-type="float">
            <text:p>23237012999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24123908999" calcext:value-type="float">
            <text:p>24123908999</text:p>
          </table:table-cell>
          <table:table-cell table:formula="of:=IF([.E24]-[.B24]=0;0;1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3145771000" calcext:value-type="float">
            <text:p>314577100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99224864000" calcext:value-type="float">
            <text:p>99224864000</text:p>
          </table:table-cell>
          <table:table-cell table:formula="of:=IF([.L24]-[.I24]=0;0;1)" office:value-type="float" office:value="0" calcext:value-type="float">
            <text:p>0</text:p>
          </table:table-cell>
          <table:table-cell table:formula="of:=IF([.L24]-[.B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53849999" calcext:value-type="float">
            <text:p>53849999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139723000" calcext:value-type="float">
            <text:p>139723000</text:p>
          </table:table-cell>
          <table:table-cell table:formula="of:=IF([.E25]-[.B25]=0;0;1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54194000" calcext:value-type="float">
            <text:p>5419400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162751999" calcext:value-type="float">
            <text:p>162751999</text:p>
          </table:table-cell>
          <table:table-cell table:formula="of:=IF([.L25]-[.I25]=0;0;1)" office:value-type="float" office:value="0" calcext:value-type="float">
            <text:p>0</text:p>
          </table:table-cell>
          <table:table-cell table:formula="of:=IF([.L25]-[.B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12707999" calcext:value-type="float">
            <text:p>12707999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13179000" calcext:value-type="float">
            <text:p>13179000</text:p>
          </table:table-cell>
          <table:table-cell table:formula="of:=IF([.E26]-[.B26]=0;0;1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19760000" calcext:value-type="float">
            <text:p>19760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9573000" calcext:value-type="float">
            <text:p>9573000</text:p>
          </table:table-cell>
          <table:table-cell table:formula="of:=IF([.L26]-[.I26]=0;0;1)" office:value-type="float" office:value="0" calcext:value-type="float">
            <text:p>0</text:p>
          </table:table-cell>
          <table:table-cell table:formula="of:=IF([.L26]-[.B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11212000" calcext:value-type="float">
            <text:p>1121200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13808000" calcext:value-type="float">
            <text:p>13808000</text:p>
          </table:table-cell>
          <table:table-cell table:formula="of:=IF([.E27]-[.B27]=0;0;1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11621999" calcext:value-type="float">
            <text:p>11621999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21546000" calcext:value-type="float">
            <text:p>21546000</text:p>
          </table:table-cell>
          <table:table-cell table:formula="of:=IF([.L27]-[.I27]=0;0;1)" office:value-type="float" office:value="0" calcext:value-type="float">
            <text:p>0</text:p>
          </table:table-cell>
          <table:table-cell table:formula="of:=IF([.L27]-[.B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12489000" calcext:value-type="float">
            <text:p>12489000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12802000" calcext:value-type="float">
            <text:p>12802000</text:p>
          </table:table-cell>
          <table:table-cell table:formula="of:=IF([.E28]-[.B28]=0;0;1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18749000" calcext:value-type="float">
            <text:p>18749000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18014000" calcext:value-type="float">
            <text:p>18014000</text:p>
          </table:table-cell>
          <table:table-cell table:formula="of:=IF([.L28]-[.I28]=0;0;1)" office:value-type="float" office:value="0" calcext:value-type="float">
            <text:p>0</text:p>
          </table:table-cell>
          <table:table-cell table:formula="of:=IF([.L28]-[.B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5452999" calcext:value-type="float">
            <text:p>5452999</text:p>
          </table:table-cell>
          <table:table-cell table:formula="of:=IF([.E29]-[.B29]=0;0;1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6110000" calcext:value-type="float">
            <text:p>6110000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6202000" calcext:value-type="float">
            <text:p>6202000</text:p>
          </table:table-cell>
          <table:table-cell table:formula="of:=IF([.L29]-[.I29]=0;0;1)" office:value-type="float" office:value="0" calcext:value-type="float">
            <text:p>0</text:p>
          </table:table-cell>
          <table:table-cell table:formula="of:=IF([.L29]-[.B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10013000" calcext:value-type="float">
            <text:p>10013000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10596000" calcext:value-type="float">
            <text:p>10596000</text:p>
          </table:table-cell>
          <table:table-cell table:formula="of:=IF([.E30]-[.B30]=0;0;1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10225999" calcext:value-type="float">
            <text:p>10225999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4778000" calcext:value-type="float">
            <text:p>4778000</text:p>
          </table:table-cell>
          <table:table-cell table:formula="of:=IF([.L30]-[.I30]=0;0;1)" office:value-type="float" office:value="0" calcext:value-type="float">
            <text:p>0</text:p>
          </table:table-cell>
          <table:table-cell table:formula="of:=IF([.L30]-[.B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39906580000" calcext:value-type="float">
            <text:p>39906580000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41804131999" calcext:value-type="float">
            <text:p>41804131999</text:p>
          </table:table-cell>
          <table:table-cell table:formula="of:=IF([.E31]-[.B31]=0;0;1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38545221999" calcext:value-type="float">
            <text:p>38545221999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office:value-type="float" office:value="40387023000" calcext:value-type="float">
            <text:p>40387023000</text:p>
          </table:table-cell>
          <table:table-cell table:formula="of:=IF([.L31]-[.I31]=0;0;1)" office:value-type="float" office:value="0" calcext:value-type="float">
            <text:p>0</text:p>
          </table:table-cell>
          <table:table-cell table:formula="of:=IF([.L31]-[.B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83653999" calcext:value-type="float">
            <text:p>183653999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70456000" calcext:value-type="float">
            <text:p>170456000</text:p>
          </table:table-cell>
          <table:table-cell table:formula="of:=IF([.E32]-[.B32]=0;0;1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78488999" calcext:value-type="float">
            <text:p>178488999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86025000" calcext:value-type="float">
            <text:p>186025000</text:p>
          </table:table-cell>
          <table:table-cell table:formula="of:=IF([.L32]-[.I32]=0;0;1)" office:value-type="float" office:value="0" calcext:value-type="float">
            <text:p>0</text:p>
          </table:table-cell>
          <table:table-cell table:formula="of:=IF([.L32]-[.B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1181289000" calcext:value-type="float">
            <text:p>11812890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1188226000" calcext:value-type="float">
            <text:p>1188226000</text:p>
          </table:table-cell>
          <table:table-cell table:formula="of:=IF([.E33]-[.B33]=0;0;1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1192689000" calcext:value-type="float">
            <text:p>11926890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1296363999" calcext:value-type="float">
            <text:p>1296363999</text:p>
          </table:table-cell>
          <table:table-cell table:formula="of:=IF([.L33]-[.I33]=0;0;1)" office:value-type="float" office:value="0" calcext:value-type="float">
            <text:p>0</text:p>
          </table:table-cell>
          <table:table-cell table:formula="of:=IF([.L33]-[.B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9472000" calcext:value-type="float">
            <text:p>94720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0841000" calcext:value-type="float">
            <text:p>10841000</text:p>
          </table:table-cell>
          <table:table-cell table:formula="of:=IF([.E34]-[.B34]=0;0;1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9719000" calcext:value-type="float">
            <text:p>971900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1896000" calcext:value-type="float">
            <text:p>11896000</text:p>
          </table:table-cell>
          <table:table-cell table:formula="of:=IF([.L34]-[.I34]=0;0;1)" office:value-type="float" office:value="0" calcext:value-type="float">
            <text:p>0</text:p>
          </table:table-cell>
          <table:table-cell table:formula="of:=IF([.L34]-[.B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18011000" calcext:value-type="float">
            <text:p>18011000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27233999" calcext:value-type="float">
            <text:p>27233999</text:p>
          </table:table-cell>
          <table:table-cell table:formula="of:=IF([.E35]-[.B35]=0;0;1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18260000" calcext:value-type="float">
            <text:p>18260000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29619000" calcext:value-type="float">
            <text:p>29619000</text:p>
          </table:table-cell>
          <table:table-cell table:formula="of:=IF([.L35]-[.I35]=0;0;1)" office:value-type="float" office:value="0" calcext:value-type="float">
            <text:p>0</text:p>
          </table:table-cell>
          <table:table-cell table:formula="of:=IF([.L35]-[.B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4460000" calcext:value-type="float">
            <text:p>4460000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4454000" calcext:value-type="float">
            <text:p>4454000</text:p>
          </table:table-cell>
          <table:table-cell table:formula="of:=IF([.E36]-[.B36]=0;0;1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73536999" calcext:value-type="float">
            <text:p>73536999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74359000" calcext:value-type="float">
            <text:p>74359000</text:p>
          </table:table-cell>
          <table:table-cell table:formula="of:=IF([.L36]-[.I36]=0;0;1)" office:value-type="float" office:value="0" calcext:value-type="float">
            <text:p>0</text:p>
          </table:table-cell>
          <table:table-cell table:formula="of:=IF([.L36]-[.B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76366000" calcext:value-type="float">
            <text:p>76366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74342999" calcext:value-type="float">
            <text:p>74342999</text:p>
          </table:table-cell>
          <table:table-cell table:formula="of:=IF([.E37]-[.B37]=0;0;1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74733000" calcext:value-type="float">
            <text:p>74733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74310000" calcext:value-type="float">
            <text:p>74310000</text:p>
          </table:table-cell>
          <table:table-cell table:formula="of:=IF([.L37]-[.I37]=0;0;1)" office:value-type="float" office:value="0" calcext:value-type="float">
            <text:p>0</text:p>
          </table:table-cell>
          <table:table-cell table:formula="of:=IF([.L37]-[.B37]=0;0;1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01000127000" calcext:value-type="float">
            <text:p>6010001270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12966468999" calcext:value-type="float">
            <text:p>112966468999</text:p>
          </table:table-cell>
          <table:table-cell table:style-name="ce2" table:formula="of:=IF([.E38]-[.B38]=0;0;1)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01000227000" calcext:value-type="float">
            <text:p>6010002270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01000205999" calcext:value-type="float">
            <text:p>601000205999</text:p>
          </table:table-cell>
          <table:table-cell table:style-name="ce2" table:formula="of:=IF([.L38]-[.I38]=0;0;1)" office:value-type="float" office:value="1" calcext:value-type="float">
            <text:p>1</text:p>
          </table:table-cell>
          <table:table-cell table:formula="of:=IF([.L38]-[.B38]=0;0;1)" office:value-type="float" office:value="1" calcext:value-type="float">
            <text:p>1</text:p>
          </table:table-cell>
          <table:table-cell table:style-name="ce1" office:value-type="string" calcext:value-type="string">
            <text:p>Se va por TIMEOUT, no es problema. Pero muy interesante que sigmod21 adaptive funciona muy bien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63628000" calcext:value-type="float">
            <text:p>6362800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60646000" calcext:value-type="float">
            <text:p>60646000</text:p>
          </table:table-cell>
          <table:table-cell table:formula="of:=IF([.E39]-[.B39]=0;0;1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62309000" calcext:value-type="float">
            <text:p>6230900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73198000" calcext:value-type="float">
            <text:p>73198000</text:p>
          </table:table-cell>
          <table:table-cell table:formula="of:=IF([.L39]-[.I39]=0;0;1)" office:value-type="float" office:value="0" calcext:value-type="float">
            <text:p>0</text:p>
          </table:table-cell>
          <table:table-cell table:formula="of:=IF([.L39]-[.B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7807000" calcext:value-type="float">
            <text:p>780700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7636000" calcext:value-type="float">
            <text:p>7636000</text:p>
          </table:table-cell>
          <table:table-cell table:formula="of:=IF([.E40]-[.B40]=0;0;1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7639000" calcext:value-type="float">
            <text:p>763900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8059999" calcext:value-type="float">
            <text:p>8059999</text:p>
          </table:table-cell>
          <table:table-cell table:formula="of:=IF([.L40]-[.I40]=0;0;1)" office:value-type="float" office:value="0" calcext:value-type="float">
            <text:p>0</text:p>
          </table:table-cell>
          <table:table-cell table:formula="of:=IF([.L40]-[.B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11233000" calcext:value-type="float">
            <text:p>11233000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16561000" calcext:value-type="float">
            <text:p>16561000</text:p>
          </table:table-cell>
          <table:table-cell table:formula="of:=IF([.E41]-[.B41]=0;0;1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10633000" calcext:value-type="float">
            <text:p>10633000</text:p>
          </table:table-cell>
          <table:table-cell office:value-type="float" office:value="39" calcext:value-type="float">
            <text:p>39</text:p>
          </table:table-cell>
          <table:table-cell office:value-type="float" office:value="1000" calcext:value-type="float">
            <text:p>1000</text:p>
          </table:table-cell>
          <table:table-cell office:value-type="float" office:value="21613000" calcext:value-type="float">
            <text:p>21613000</text:p>
          </table:table-cell>
          <table:table-cell table:formula="of:=IF([.L41]-[.I41]=0;0;1)" office:value-type="float" office:value="0" calcext:value-type="float">
            <text:p>0</text:p>
          </table:table-cell>
          <table:table-cell table:formula="of:=IF([.L41]-[.B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27420999" calcext:value-type="float">
            <text:p>27420999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28140000" calcext:value-type="float">
            <text:p>28140000</text:p>
          </table:table-cell>
          <table:table-cell table:formula="of:=IF([.E42]-[.B42]=0;0;1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27846000" calcext:value-type="float">
            <text:p>2784600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39473999" calcext:value-type="float">
            <text:p>39473999</text:p>
          </table:table-cell>
          <table:table-cell table:formula="of:=IF([.L42]-[.I42]=0;0;1)" office:value-type="float" office:value="0" calcext:value-type="float">
            <text:p>0</text:p>
          </table:table-cell>
          <table:table-cell table:formula="of:=IF([.L42]-[.B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19320000" calcext:value-type="float">
            <text:p>193200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20225999" calcext:value-type="float">
            <text:p>20225999</text:p>
          </table:table-cell>
          <table:table-cell table:formula="of:=IF([.E43]-[.B43]=0;0;1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19792999" calcext:value-type="float">
            <text:p>19792999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29689999" calcext:value-type="float">
            <text:p>29689999</text:p>
          </table:table-cell>
          <table:table-cell table:formula="of:=IF([.L43]-[.I43]=0;0;1)" office:value-type="float" office:value="0" calcext:value-type="float">
            <text:p>0</text:p>
          </table:table-cell>
          <table:table-cell table:formula="of:=IF([.L43]-[.B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8036000" calcext:value-type="float">
            <text:p>380360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8624000" calcext:value-type="float">
            <text:p>38624000</text:p>
          </table:table-cell>
          <table:table-cell table:formula="of:=IF([.E44]-[.B44]=0;0;1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38592000" calcext:value-type="float">
            <text:p>385920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44246999" calcext:value-type="float">
            <text:p>44246999</text:p>
          </table:table-cell>
          <table:table-cell table:formula="of:=IF([.L44]-[.I44]=0;0;1)" office:value-type="float" office:value="0" calcext:value-type="float">
            <text:p>0</text:p>
          </table:table-cell>
          <table:table-cell table:formula="of:=IF([.L44]-[.B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157643000" calcext:value-type="float">
            <text:p>1576430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153973000" calcext:value-type="float">
            <text:p>153973000</text:p>
          </table:table-cell>
          <table:table-cell table:formula="of:=IF([.E45]-[.B45]=0;0;1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155414000" calcext:value-type="float">
            <text:p>1554140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161235000" calcext:value-type="float">
            <text:p>161235000</text:p>
          </table:table-cell>
          <table:table-cell table:formula="of:=IF([.L45]-[.I45]=0;0;1)" office:value-type="float" office:value="0" calcext:value-type="float">
            <text:p>0</text:p>
          </table:table-cell>
          <table:table-cell table:formula="of:=IF([.L45]-[.B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17508999" calcext:value-type="float">
            <text:p>181750899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08293999" calcext:value-type="float">
            <text:p>1808293999</text:p>
          </table:table-cell>
          <table:table-cell table:formula="of:=IF([.E46]-[.B46]=0;0;1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795286999" calcext:value-type="float">
            <text:p>179528699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25618999" calcext:value-type="float">
            <text:p>1825618999</text:p>
          </table:table-cell>
          <table:table-cell table:formula="of:=IF([.L46]-[.I46]=0;0;1)" office:value-type="float" office:value="0" calcext:value-type="float">
            <text:p>0</text:p>
          </table:table-cell>
          <table:table-cell table:formula="of:=IF([.L46]-[.B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4577000" calcext:value-type="float">
            <text:p>5457700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4716000" calcext:value-type="float">
            <text:p>54716000</text:p>
          </table:table-cell>
          <table:table-cell table:formula="of:=IF([.E47]-[.B47]=0;0;1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46846000" calcext:value-type="float">
            <text:p>4684600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5160999" calcext:value-type="float">
            <text:p>55160999</text:p>
          </table:table-cell>
          <table:table-cell table:formula="of:=IF([.L47]-[.I47]=0;0;1)" office:value-type="float" office:value="0" calcext:value-type="float">
            <text:p>0</text:p>
          </table:table-cell>
          <table:table-cell table:formula="of:=IF([.L47]-[.B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1850700000" calcext:value-type="float">
            <text:p>1850700000</text:p>
          </table:table-cell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1841648000" calcext:value-type="float">
            <text:p>1841648000</text:p>
          </table:table-cell>
          <table:table-cell table:formula="of:=IF([.E48]-[.B48]=0;0;1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3771430999" calcext:value-type="float">
            <text:p>3771430999</text:p>
          </table:table-cell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3957518000" calcext:value-type="float">
            <text:p>3957518000</text:p>
          </table:table-cell>
          <table:table-cell table:formula="of:=IF([.L48]-[.I48]=0;0;1)" office:value-type="float" office:value="0" calcext:value-type="float">
            <text:p>0</text:p>
          </table:table-cell>
          <table:table-cell table:formula="of:=IF([.L48]-[.B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487000" calcext:value-type="float">
            <text:p>24870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75000" calcext:value-type="float">
            <text:p>2375000</text:p>
          </table:table-cell>
          <table:table-cell table:formula="of:=IF([.E49]-[.B49]=0;0;1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405000" calcext:value-type="float">
            <text:p>24050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608000" calcext:value-type="float">
            <text:p>2608000</text:p>
          </table:table-cell>
          <table:table-cell table:formula="of:=IF([.L49]-[.I49]=0;0;1)" office:value-type="float" office:value="0" calcext:value-type="float">
            <text:p>0</text:p>
          </table:table-cell>
          <table:table-cell table:formula="of:=IF([.L49]-[.B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144832999" calcext:value-type="float">
            <text:p>214483299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140749000" calcext:value-type="float">
            <text:p>2140749000</text:p>
          </table:table-cell>
          <table:table-cell table:formula="of:=IF([.E50]-[.B50]=0;0;1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137721000" calcext:value-type="float">
            <text:p>2137721000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162757000" calcext:value-type="float">
            <text:p>2162757000</text:p>
          </table:table-cell>
          <table:table-cell table:formula="of:=IF([.L50]-[.I50]=0;0;1)" office:value-type="float" office:value="0" calcext:value-type="float">
            <text:p>0</text:p>
          </table:table-cell>
          <table:table-cell table:formula="of:=IF([.L50]-[.B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13189000" calcext:value-type="float">
            <text:p>131890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13338000" calcext:value-type="float">
            <text:p>13338000</text:p>
          </table:table-cell>
          <table:table-cell table:formula="of:=IF([.E51]-[.B51]=0;0;1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16798000" calcext:value-type="float">
            <text:p>167980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19323000" calcext:value-type="float">
            <text:p>19323000</text:p>
          </table:table-cell>
          <table:table-cell table:formula="of:=IF([.L51]-[.I51]=0;0;1)" office:value-type="float" office:value="0" calcext:value-type="float">
            <text:p>0</text:p>
          </table:table-cell>
          <table:table-cell table:formula="of:=IF([.L51]-[.B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2536000" calcext:value-type="float">
            <text:p>225360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1096000" calcext:value-type="float">
            <text:p>21096000</text:p>
          </table:table-cell>
          <table:table-cell table:formula="of:=IF([.E52]-[.B52]=0;0;1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138999" calcext:value-type="float">
            <text:p>24138999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373000" calcext:value-type="float">
            <text:p>25373000</text:p>
          </table:table-cell>
          <table:table-cell table:formula="of:=IF([.L52]-[.I52]=0;0;1)" office:value-type="float" office:value="0" calcext:value-type="float">
            <text:p>0</text:p>
          </table:table-cell>
          <table:table-cell table:formula="of:=IF([.L52]-[.B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36211000" calcext:value-type="float">
            <text:p>362110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36240999" calcext:value-type="float">
            <text:p>36240999</text:p>
          </table:table-cell>
          <table:table-cell table:formula="of:=IF([.E53]-[.B53]=0;0;1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35724000" calcext:value-type="float">
            <text:p>357240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48555999" calcext:value-type="float">
            <text:p>48555999</text:p>
          </table:table-cell>
          <table:table-cell table:formula="of:=IF([.L53]-[.I53]=0;0;1)" office:value-type="float" office:value="0" calcext:value-type="float">
            <text:p>0</text:p>
          </table:table-cell>
          <table:table-cell table:formula="of:=IF([.L53]-[.B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34145999" calcext:value-type="float">
            <text:p>34145999</text:p>
          </table:table-cell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34552000" calcext:value-type="float">
            <text:p>34552000</text:p>
          </table:table-cell>
          <table:table-cell table:formula="of:=IF([.E54]-[.B54]=0;0;1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33983000" calcext:value-type="float">
            <text:p>33983000</text:p>
          </table:table-cell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39425999" calcext:value-type="float">
            <text:p>39425999</text:p>
          </table:table-cell>
          <table:table-cell table:formula="of:=IF([.L54]-[.I54]=0;0;1)" office:value-type="float" office:value="0" calcext:value-type="float">
            <text:p>0</text:p>
          </table:table-cell>
          <table:table-cell table:formula="of:=IF([.L54]-[.B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22067999" calcext:value-type="float">
            <text:p>22067999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19572000" calcext:value-type="float">
            <text:p>19572000</text:p>
          </table:table-cell>
          <table:table-cell table:formula="of:=IF([.E55]-[.B55]=0;0;1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22254000" calcext:value-type="float">
            <text:p>22254000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26327000" calcext:value-type="float">
            <text:p>26327000</text:p>
          </table:table-cell>
          <table:table-cell table:formula="of:=IF([.L55]-[.I55]=0;0;1)" office:value-type="float" office:value="0" calcext:value-type="float">
            <text:p>0</text:p>
          </table:table-cell>
          <table:table-cell table:formula="of:=IF([.L55]-[.B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11974000" calcext:value-type="float">
            <text:p>11974000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12393999" calcext:value-type="float">
            <text:p>12393999</text:p>
          </table:table-cell>
          <table:table-cell table:formula="of:=IF([.E56]-[.B56]=0;0;1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15663000" calcext:value-type="float">
            <text:p>15663000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16583999" calcext:value-type="float">
            <text:p>16583999</text:p>
          </table:table-cell>
          <table:table-cell table:formula="of:=IF([.L56]-[.I56]=0;0;1)" office:value-type="float" office:value="0" calcext:value-type="float">
            <text:p>0</text:p>
          </table:table-cell>
          <table:table-cell table:formula="of:=IF([.L56]-[.B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33234000" calcext:value-type="float">
            <text:p>33234000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30708000" calcext:value-type="float">
            <text:p>30708000</text:p>
          </table:table-cell>
          <table:table-cell table:formula="of:=IF([.E57]-[.B57]=0;0;1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32785000" calcext:value-type="float">
            <text:p>32785000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34432000" calcext:value-type="float">
            <text:p>34432000</text:p>
          </table:table-cell>
          <table:table-cell table:formula="of:=IF([.L57]-[.I57]=0;0;1)" office:value-type="float" office:value="0" calcext:value-type="float">
            <text:p>0</text:p>
          </table:table-cell>
          <table:table-cell table:formula="of:=IF([.L57]-[.B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365571000" calcext:value-type="float">
            <text:p>36557100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363207000" calcext:value-type="float">
            <text:p>363207000</text:p>
          </table:table-cell>
          <table:table-cell table:formula="of:=IF([.E58]-[.B58]=0;0;1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356237000" calcext:value-type="float">
            <text:p>35623700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363158000" calcext:value-type="float">
            <text:p>363158000</text:p>
          </table:table-cell>
          <table:table-cell table:formula="of:=IF([.L58]-[.I58]=0;0;1)" office:value-type="float" office:value="0" calcext:value-type="float">
            <text:p>0</text:p>
          </table:table-cell>
          <table:table-cell table:formula="of:=IF([.L58]-[.B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32820999" calcext:value-type="float">
            <text:p>293282099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15158000" calcext:value-type="float">
            <text:p>2915158000</text:p>
          </table:table-cell>
          <table:table-cell table:formula="of:=IF([.E59]-[.B59]=0;0;1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23616000" calcext:value-type="float">
            <text:p>2923616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24883000" calcext:value-type="float">
            <text:p>2924883000</text:p>
          </table:table-cell>
          <table:table-cell table:formula="of:=IF([.L59]-[.I59]=0;0;1)" office:value-type="float" office:value="0" calcext:value-type="float">
            <text:p>0</text:p>
          </table:table-cell>
          <table:table-cell table:formula="of:=IF([.L59]-[.B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811850000" calcext:value-type="float">
            <text:p>181185000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803976000" calcext:value-type="float">
            <text:p>1803976000</text:p>
          </table:table-cell>
          <table:table-cell table:formula="of:=IF([.E60]-[.B60]=0;0;1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788185000" calcext:value-type="float">
            <text:p>178818500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817421000" calcext:value-type="float">
            <text:p>1817421000</text:p>
          </table:table-cell>
          <table:table-cell table:formula="of:=IF([.L60]-[.I60]=0;0;1)" office:value-type="float" office:value="0" calcext:value-type="float">
            <text:p>0</text:p>
          </table:table-cell>
          <table:table-cell table:formula="of:=IF([.L60]-[.B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794363999" calcext:value-type="float">
            <text:p>1794363999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799181999" calcext:value-type="float">
            <text:p>1799181999</text:p>
          </table:table-cell>
          <table:table-cell table:formula="of:=IF([.E61]-[.B61]=0;0;1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777027000" calcext:value-type="float">
            <text:p>177702700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812752999" calcext:value-type="float">
            <text:p>1812752999</text:p>
          </table:table-cell>
          <table:table-cell table:formula="of:=IF([.L61]-[.I61]=0;0;1)" office:value-type="float" office:value="0" calcext:value-type="float">
            <text:p>0</text:p>
          </table:table-cell>
          <table:table-cell table:formula="of:=IF([.L61]-[.B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6811000" calcext:value-type="float">
            <text:p>1681100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4457000" calcext:value-type="float">
            <text:p>14457000</text:p>
          </table:table-cell>
          <table:table-cell table:formula="of:=IF([.E62]-[.B62]=0;0;1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7259000" calcext:value-type="float">
            <text:p>1725900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8084000" calcext:value-type="float">
            <text:p>18084000</text:p>
          </table:table-cell>
          <table:table-cell table:formula="of:=IF([.L62]-[.I62]=0;0;1)" office:value-type="float" office:value="0" calcext:value-type="float">
            <text:p>0</text:p>
          </table:table-cell>
          <table:table-cell table:formula="of:=IF([.L62]-[.B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23198999" calcext:value-type="float">
            <text:p>23198999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23410999" calcext:value-type="float">
            <text:p>23410999</text:p>
          </table:table-cell>
          <table:table-cell table:formula="of:=IF([.E63]-[.B63]=0;0;1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23556999" calcext:value-type="float">
            <text:p>23556999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26264000" calcext:value-type="float">
            <text:p>26264000</text:p>
          </table:table-cell>
          <table:table-cell table:formula="of:=IF([.L63]-[.I63]=0;0;1)" office:value-type="float" office:value="0" calcext:value-type="float">
            <text:p>0</text:p>
          </table:table-cell>
          <table:table-cell table:formula="of:=IF([.L63]-[.B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8428000" calcext:value-type="float">
            <text:p>1842800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8158000" calcext:value-type="float">
            <text:p>18158000</text:p>
          </table:table-cell>
          <table:table-cell table:formula="of:=IF([.E64]-[.B64]=0;0;1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8307999" calcext:value-type="float">
            <text:p>18307999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20166000" calcext:value-type="float">
            <text:p>20166000</text:p>
          </table:table-cell>
          <table:table-cell table:formula="of:=IF([.L64]-[.I64]=0;0;1)" office:value-type="float" office:value="0" calcext:value-type="float">
            <text:p>0</text:p>
          </table:table-cell>
          <table:table-cell table:formula="of:=IF([.L64]-[.B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218877000" calcext:value-type="float">
            <text:p>218877000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222033999" calcext:value-type="float">
            <text:p>222033999</text:p>
          </table:table-cell>
          <table:table-cell table:formula="of:=IF([.E65]-[.B65]=0;0;1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215640000" calcext:value-type="float">
            <text:p>215640000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219535999" calcext:value-type="float">
            <text:p>219535999</text:p>
          </table:table-cell>
          <table:table-cell table:formula="of:=IF([.L65]-[.I65]=0;0;1)" office:value-type="float" office:value="0" calcext:value-type="float">
            <text:p>0</text:p>
          </table:table-cell>
          <table:table-cell table:formula="of:=IF([.L65]-[.B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33355999" calcext:value-type="float">
            <text:p>33355999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30812000" calcext:value-type="float">
            <text:p>30812000</text:p>
          </table:table-cell>
          <table:table-cell table:formula="of:=IF([.E66]-[.B66]=0;0;1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34462000" calcext:value-type="float">
            <text:p>34462000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38032000" calcext:value-type="float">
            <text:p>38032000</text:p>
          </table:table-cell>
          <table:table-cell table:formula="of:=IF([.L66]-[.I66]=0;0;1)" office:value-type="float" office:value="0" calcext:value-type="float">
            <text:p>0</text:p>
          </table:table-cell>
          <table:table-cell table:formula="of:=IF([.L66]-[.B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20988000" calcext:value-type="float">
            <text:p>20988000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19601999" calcext:value-type="float">
            <text:p>19601999</text:p>
          </table:table-cell>
          <table:table-cell table:formula="of:=IF([.E67]-[.B67]=0;0;1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19610000" calcext:value-type="float">
            <text:p>19610000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20998000" calcext:value-type="float">
            <text:p>20998000</text:p>
          </table:table-cell>
          <table:table-cell table:formula="of:=IF([.L67]-[.I67]=0;0;1)" office:value-type="float" office:value="0" calcext:value-type="float">
            <text:p>0</text:p>
          </table:table-cell>
          <table:table-cell table:formula="of:=IF([.L67]-[.B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857000" calcext:value-type="float">
            <text:p>358570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845000" calcext:value-type="float">
            <text:p>34845000</text:p>
          </table:table-cell>
          <table:table-cell table:formula="of:=IF([.E68]-[.B68]=0;0;1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707999" calcext:value-type="float">
            <text:p>3470799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510000" calcext:value-type="float">
            <text:p>35510000</text:p>
          </table:table-cell>
          <table:table-cell table:formula="of:=IF([.L68]-[.I68]=0;0;1)" office:value-type="float" office:value="0" calcext:value-type="float">
            <text:p>0</text:p>
          </table:table-cell>
          <table:table-cell table:formula="of:=IF([.L68]-[.B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3961999" calcext:value-type="float">
            <text:p>2396199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3547000" calcext:value-type="float">
            <text:p>23547000</text:p>
          </table:table-cell>
          <table:table-cell table:formula="of:=IF([.E69]-[.B69]=0;0;1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3908000" calcext:value-type="float">
            <text:p>239080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054000" calcext:value-type="float">
            <text:p>24054000</text:p>
          </table:table-cell>
          <table:table-cell table:formula="of:=IF([.L69]-[.I69]=0;0;1)" office:value-type="float" office:value="0" calcext:value-type="float">
            <text:p>0</text:p>
          </table:table-cell>
          <table:table-cell table:formula="of:=IF([.L69]-[.B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6872999" calcext:value-type="float">
            <text:p>26872999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7063000" calcext:value-type="float">
            <text:p>27063000</text:p>
          </table:table-cell>
          <table:table-cell table:formula="of:=IF([.E70]-[.B70]=0;0;1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6584000" calcext:value-type="float">
            <text:p>2658400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7267000" calcext:value-type="float">
            <text:p>27267000</text:p>
          </table:table-cell>
          <table:table-cell table:formula="of:=IF([.L70]-[.I70]=0;0;1)" office:value-type="float" office:value="0" calcext:value-type="float">
            <text:p>0</text:p>
          </table:table-cell>
          <table:table-cell table:formula="of:=IF([.L70]-[.B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0550000" calcext:value-type="float">
            <text:p>5055000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4009999" calcext:value-type="float">
            <text:p>54009999</text:p>
          </table:table-cell>
          <table:table-cell table:formula="of:=IF([.E71]-[.B71]=0;0;1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0064000" calcext:value-type="float">
            <text:p>5006400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63558000" calcext:value-type="float">
            <text:p>63558000</text:p>
          </table:table-cell>
          <table:table-cell table:formula="of:=IF([.L71]-[.I71]=0;0;1)" office:value-type="float" office:value="0" calcext:value-type="float">
            <text:p>0</text:p>
          </table:table-cell>
          <table:table-cell table:formula="of:=IF([.L71]-[.B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34397000" calcext:value-type="float">
            <text:p>343970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34990000" calcext:value-type="float">
            <text:p>34990000</text:p>
          </table:table-cell>
          <table:table-cell table:formula="of:=IF([.E72]-[.B72]=0;0;1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34987000" calcext:value-type="float">
            <text:p>349870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40173000" calcext:value-type="float">
            <text:p>40173000</text:p>
          </table:table-cell>
          <table:table-cell table:formula="of:=IF([.L72]-[.I72]=0;0;1)" office:value-type="float" office:value="0" calcext:value-type="float">
            <text:p>0</text:p>
          </table:table-cell>
          <table:table-cell table:formula="of:=IF([.L72]-[.B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28616000" calcext:value-type="float">
            <text:p>28616000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29699000" calcext:value-type="float">
            <text:p>29699000</text:p>
          </table:table-cell>
          <table:table-cell table:formula="of:=IF([.E73]-[.B73]=0;0;1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27718000" calcext:value-type="float">
            <text:p>27718000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32151000" calcext:value-type="float">
            <text:p>32151000</text:p>
          </table:table-cell>
          <table:table-cell table:formula="of:=IF([.L73]-[.I73]=0;0;1)" office:value-type="float" office:value="0" calcext:value-type="float">
            <text:p>0</text:p>
          </table:table-cell>
          <table:table-cell table:formula="of:=IF([.L73]-[.B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411435999" calcext:value-type="float">
            <text:p>411435999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411089999" calcext:value-type="float">
            <text:p>411089999</text:p>
          </table:table-cell>
          <table:table-cell table:formula="of:=IF([.E74]-[.B74]=0;0;1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406954000" calcext:value-type="float">
            <text:p>406954000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office:value-type="float" office:value="451897000" calcext:value-type="float">
            <text:p>451897000</text:p>
          </table:table-cell>
          <table:table-cell table:formula="of:=IF([.L74]-[.I74]=0;0;1)" office:value-type="float" office:value="0" calcext:value-type="float">
            <text:p>0</text:p>
          </table:table-cell>
          <table:table-cell table:formula="of:=IF([.L74]-[.B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329844000" calcext:value-type="float">
            <text:p>329844000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326096000" calcext:value-type="float">
            <text:p>326096000</text:p>
          </table:table-cell>
          <table:table-cell table:formula="of:=IF([.E75]-[.B75]=0;0;1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321897999" calcext:value-type="float">
            <text:p>321897999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342184000" calcext:value-type="float">
            <text:p>342184000</text:p>
          </table:table-cell>
          <table:table-cell table:formula="of:=IF([.L75]-[.I75]=0;0;1)" office:value-type="float" office:value="0" calcext:value-type="float">
            <text:p>0</text:p>
          </table:table-cell>
          <table:table-cell table:formula="of:=IF([.L75]-[.B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73630000" calcext:value-type="float">
            <text:p>73630000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74018000" calcext:value-type="float">
            <text:p>74018000</text:p>
          </table:table-cell>
          <table:table-cell table:formula="of:=IF([.E76]-[.B76]=0;0;1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73396000" calcext:value-type="float">
            <text:p>73396000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84081000" calcext:value-type="float">
            <text:p>84081000</text:p>
          </table:table-cell>
          <table:table-cell table:formula="of:=IF([.L76]-[.I76]=0;0;1)" office:value-type="float" office:value="0" calcext:value-type="float">
            <text:p>0</text:p>
          </table:table-cell>
          <table:table-cell table:formula="of:=IF([.L76]-[.B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13646000" calcext:value-type="float">
            <text:p>1364600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13597000" calcext:value-type="float">
            <text:p>13597000</text:p>
          </table:table-cell>
          <table:table-cell table:formula="of:=IF([.E77]-[.B77]=0;0;1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8029000" calcext:value-type="float">
            <text:p>802900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8177999" calcext:value-type="float">
            <text:p>8177999</text:p>
          </table:table-cell>
          <table:table-cell table:formula="of:=IF([.L77]-[.I77]=0;0;1)" office:value-type="float" office:value="0" calcext:value-type="float">
            <text:p>0</text:p>
          </table:table-cell>
          <table:table-cell table:formula="of:=IF([.L77]-[.B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17247000" calcext:value-type="float">
            <text:p>17247000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15980999" calcext:value-type="float">
            <text:p>15980999</text:p>
          </table:table-cell>
          <table:table-cell table:formula="of:=IF([.E78]-[.B78]=0;0;1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17633000" calcext:value-type="float">
            <text:p>17633000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18253000" calcext:value-type="float">
            <text:p>18253000</text:p>
          </table:table-cell>
          <table:table-cell table:formula="of:=IF([.L78]-[.I78]=0;0;1)" office:value-type="float" office:value="0" calcext:value-type="float">
            <text:p>0</text:p>
          </table:table-cell>
          <table:table-cell table:formula="of:=IF([.L78]-[.B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10560000" calcext:value-type="float">
            <text:p>10560000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8610999" calcext:value-type="float">
            <text:p>8610999</text:p>
          </table:table-cell>
          <table:table-cell table:formula="of:=IF([.E79]-[.B79]=0;0;1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8681999" calcext:value-type="float">
            <text:p>8681999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10182000" calcext:value-type="float">
            <text:p>10182000</text:p>
          </table:table-cell>
          <table:table-cell table:formula="of:=IF([.L79]-[.I79]=0;0;1)" office:value-type="float" office:value="0" calcext:value-type="float">
            <text:p>0</text:p>
          </table:table-cell>
          <table:table-cell table:formula="of:=IF([.L79]-[.B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20804000" calcext:value-type="float">
            <text:p>20804000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20787999" calcext:value-type="float">
            <text:p>20787999</text:p>
          </table:table-cell>
          <table:table-cell table:formula="of:=IF([.E80]-[.B80]=0;0;1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21061999" calcext:value-type="float">
            <text:p>21061999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27932000" calcext:value-type="float">
            <text:p>27932000</text:p>
          </table:table-cell>
          <table:table-cell table:formula="of:=IF([.L80]-[.I80]=0;0;1)" office:value-type="float" office:value="0" calcext:value-type="float">
            <text:p>0</text:p>
          </table:table-cell>
          <table:table-cell table:formula="of:=IF([.L80]-[.B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7182000" calcext:value-type="float">
            <text:p>7182000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7142000" calcext:value-type="float">
            <text:p>7142000</text:p>
          </table:table-cell>
          <table:table-cell table:formula="of:=IF([.E81]-[.B81]=0;0;1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7378000" calcext:value-type="float">
            <text:p>7378000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30167000" calcext:value-type="float">
            <text:p>30167000</text:p>
          </table:table-cell>
          <table:table-cell table:formula="of:=IF([.L81]-[.I81]=0;0;1)" office:value-type="float" office:value="0" calcext:value-type="float">
            <text:p>0</text:p>
          </table:table-cell>
          <table:table-cell table:formula="of:=IF([.L81]-[.B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29515000" calcext:value-type="float">
            <text:p>29515000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26978000" calcext:value-type="float">
            <text:p>26978000</text:p>
          </table:table-cell>
          <table:table-cell table:formula="of:=IF([.E82]-[.B82]=0;0;1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29904999" calcext:value-type="float">
            <text:p>29904999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29484000" calcext:value-type="float">
            <text:p>29484000</text:p>
          </table:table-cell>
          <table:table-cell table:formula="of:=IF([.L82]-[.I82]=0;0;1)" office:value-type="float" office:value="0" calcext:value-type="float">
            <text:p>0</text:p>
          </table:table-cell>
          <table:table-cell table:formula="of:=IF([.L82]-[.B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27469000" calcext:value-type="float">
            <text:p>27469000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28473000" calcext:value-type="float">
            <text:p>28473000</text:p>
          </table:table-cell>
          <table:table-cell table:formula="of:=IF([.E83]-[.B83]=0;0;1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81054000" calcext:value-type="float">
            <text:p>81054000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89400000" calcext:value-type="float">
            <text:p>89400000</text:p>
          </table:table-cell>
          <table:table-cell table:formula="of:=IF([.L83]-[.I83]=0;0;1)" office:value-type="float" office:value="0" calcext:value-type="float">
            <text:p>0</text:p>
          </table:table-cell>
          <table:table-cell table:formula="of:=IF([.L83]-[.B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19934000" calcext:value-type="float">
            <text:p>19934000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17141000" calcext:value-type="float">
            <text:p>17141000</text:p>
          </table:table-cell>
          <table:table-cell table:formula="of:=IF([.E84]-[.B84]=0;0;1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20829000" calcext:value-type="float">
            <text:p>20829000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23814000" calcext:value-type="float">
            <text:p>23814000</text:p>
          </table:table-cell>
          <table:table-cell table:formula="of:=IF([.L84]-[.I84]=0;0;1)" office:value-type="float" office:value="0" calcext:value-type="float">
            <text:p>0</text:p>
          </table:table-cell>
          <table:table-cell table:formula="of:=IF([.L84]-[.B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5722000" calcext:value-type="float">
            <text:p>1572200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6729000" calcext:value-type="float">
            <text:p>6729000</text:p>
          </table:table-cell>
          <table:table-cell table:formula="of:=IF([.E85]-[.B85]=0;0;1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6001999" calcext:value-type="float">
            <text:p>16001999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9632000" calcext:value-type="float">
            <text:p>9632000</text:p>
          </table:table-cell>
          <table:table-cell table:formula="of:=IF([.L85]-[.I85]=0;0;1)" office:value-type="float" office:value="0" calcext:value-type="float">
            <text:p>0</text:p>
          </table:table-cell>
          <table:table-cell table:formula="of:=IF([.L85]-[.B85]=0;0;1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01000081000" calcext:value-type="float">
            <text:p>60100008100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760000" calcext:value-type="float">
            <text:p>22760000</text:p>
          </table:table-cell>
          <table:table-cell table:style-name="ce2" table:formula="of:=IF([.E86]-[.B86]=0;0;1)"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01000134000" calcext:value-type="float">
            <text:p>60100013400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1236999" calcext:value-type="float">
            <text:p>41236999</text:p>
          </table:table-cell>
          <table:table-cell table:style-name="ce2" table:formula="of:=IF([.L86]-[.I86]=0;0;1)" office:value-type="float" office:value="1" calcext:value-type="float">
            <text:p>1</text:p>
          </table:table-cell>
          <table:table-cell table:formula="of:=IF([.L86]-[.B86]=0;0;1)" office:value-type="float" office:value="1" calcext:value-type="float">
            <text:p>1</text:p>
          </table:table-cell>
          <table:table-cell table:style-name="ce1" office:value-type="string" calcext:value-type="string">
            <text:p>Nos va muy bien con las versiones adaptativa.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601000083000" calcext:value-type="float">
            <text:p>60100008300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4402999" calcext:value-type="float">
            <text:p>24402999</text:p>
          </table:table-cell>
          <table:table-cell table:style-name="ce2" table:formula="of:=IF([.E87]-[.B87]=0;0;1)"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601000142000" calcext:value-type="float">
            <text:p>60100014200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9346999" calcext:value-type="float">
            <text:p>49346999</text:p>
          </table:table-cell>
          <table:table-cell table:style-name="ce2" table:formula="of:=IF([.L87]-[.I87]=0;0;1)" office:value-type="float" office:value="1" calcext:value-type="float">
            <text:p>1</text:p>
          </table:table-cell>
          <table:table-cell table:formula="of:=IF([.L87]-[.B87]=0;0;1)" office:value-type="float" office:value="1" calcext:value-type="float">
            <text:p>1</text:p>
          </table:table-cell>
          <table:table-cell table:style-name="ce1" office:value-type="string" calcext:value-type="string">
            <text:p>Nos va muy bien con las versiones adaptativa.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601000065000" calcext:value-type="float">
            <text:p>6010000650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66466000" calcext:value-type="float">
            <text:p>66466000</text:p>
          </table:table-cell>
          <table:table-cell table:style-name="ce2" table:formula="of:=IF([.E88]-[.B88]=0;0;1)" office:value-type="float" office:value="1" calcext:value-type="float">
            <text:p>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601000176000" calcext:value-type="float">
            <text:p>6010001760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43740000" calcext:value-type="float">
            <text:p>143740000</text:p>
          </table:table-cell>
          <table:table-cell table:style-name="ce2" table:formula="of:=IF([.L88]-[.I88]=0;0;1)" office:value-type="float" office:value="1" calcext:value-type="float">
            <text:p>1</text:p>
          </table:table-cell>
          <table:table-cell table:formula="of:=IF([.L88]-[.B88]=0;0;1)" office:value-type="float" office:value="1" calcext:value-type="float">
            <text:p>1</text:p>
          </table:table-cell>
          <table:table-cell table:style-name="ce1" office:value-type="string" calcext:value-type="string">
            <text:p>Nos va muy bien con las versiones adaptativa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10025000" calcext:value-type="float">
            <text:p>10025000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9985000" calcext:value-type="float">
            <text:p>9985000</text:p>
          </table:table-cell>
          <table:table-cell table:formula="of:=IF([.E89]-[.B89]=0;0;1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12554000" calcext:value-type="float">
            <text:p>12554000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12468000" calcext:value-type="float">
            <text:p>12468000</text:p>
          </table:table-cell>
          <table:table-cell table:formula="of:=IF([.L89]-[.I89]=0;0;1)" office:value-type="float" office:value="0" calcext:value-type="float">
            <text:p>0</text:p>
          </table:table-cell>
          <table:table-cell table:formula="of:=IF([.L89]-[.B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36132000" calcext:value-type="float">
            <text:p>36132000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32924000" calcext:value-type="float">
            <text:p>32924000</text:p>
          </table:table-cell>
          <table:table-cell table:formula="of:=IF([.E90]-[.B90]=0;0;1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37086999" calcext:value-type="float">
            <text:p>37086999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35796999" calcext:value-type="float">
            <text:p>35796999</text:p>
          </table:table-cell>
          <table:table-cell table:formula="of:=IF([.L90]-[.I90]=0;0;1)" office:value-type="float" office:value="0" calcext:value-type="float">
            <text:p>0</text:p>
          </table:table-cell>
          <table:table-cell table:formula="of:=IF([.L90]-[.B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13791000" calcext:value-type="float">
            <text:p>13791000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12037000" calcext:value-type="float">
            <text:p>12037000</text:p>
          </table:table-cell>
          <table:table-cell table:formula="of:=IF([.E91]-[.B91]=0;0;1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12776000" calcext:value-type="float">
            <text:p>12776000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13919000" calcext:value-type="float">
            <text:p>13919000</text:p>
          </table:table-cell>
          <table:table-cell table:formula="of:=IF([.L91]-[.I91]=0;0;1)" office:value-type="float" office:value="0" calcext:value-type="float">
            <text:p>0</text:p>
          </table:table-cell>
          <table:table-cell table:formula="of:=IF([.L91]-[.B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40329000" calcext:value-type="float">
            <text:p>4032900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37509000" calcext:value-type="float">
            <text:p>37509000</text:p>
          </table:table-cell>
          <table:table-cell table:formula="of:=IF([.E92]-[.B92]=0;0;1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41177000" calcext:value-type="float">
            <text:p>4117700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38139000" calcext:value-type="float">
            <text:p>38139000</text:p>
          </table:table-cell>
          <table:table-cell table:formula="of:=IF([.L92]-[.I92]=0;0;1)" office:value-type="float" office:value="0" calcext:value-type="float">
            <text:p>0</text:p>
          </table:table-cell>
          <table:table-cell table:formula="of:=IF([.L92]-[.B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741000" calcext:value-type="float">
            <text:p>37410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479000" calcext:value-type="float">
            <text:p>3479000</text:p>
          </table:table-cell>
          <table:table-cell table:formula="of:=IF([.E93]-[.B93]=0;0;1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816000" calcext:value-type="float">
            <text:p>38160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767999" calcext:value-type="float">
            <text:p>3767999</text:p>
          </table:table-cell>
          <table:table-cell table:formula="of:=IF([.L93]-[.I93]=0;0;1)" office:value-type="float" office:value="0" calcext:value-type="float">
            <text:p>0</text:p>
          </table:table-cell>
          <table:table-cell table:formula="of:=IF([.L93]-[.B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325489000" calcext:value-type="float">
            <text:p>325489000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310511000" calcext:value-type="float">
            <text:p>310511000</text:p>
          </table:table-cell>
          <table:table-cell table:formula="of:=IF([.E94]-[.B94]=0;0;1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330605000" calcext:value-type="float">
            <text:p>330605000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310623000" calcext:value-type="float">
            <text:p>310623000</text:p>
          </table:table-cell>
          <table:table-cell table:formula="of:=IF([.L94]-[.I94]=0;0;1)" office:value-type="float" office:value="0" calcext:value-type="float">
            <text:p>0</text:p>
          </table:table-cell>
          <table:table-cell table:formula="of:=IF([.L94]-[.B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292120000" calcext:value-type="float">
            <text:p>292120000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303504999" calcext:value-type="float">
            <text:p>303504999</text:p>
          </table:table-cell>
          <table:table-cell table:formula="of:=IF([.E95]-[.B95]=0;0;1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304218000" calcext:value-type="float">
            <text:p>304218000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office:value-type="float" office:value="302689000" calcext:value-type="float">
            <text:p>302689000</text:p>
          </table:table-cell>
          <table:table-cell table:formula="of:=IF([.L95]-[.I95]=0;0;1)" office:value-type="float" office:value="0" calcext:value-type="float">
            <text:p>0</text:p>
          </table:table-cell>
          <table:table-cell table:formula="of:=IF([.L95]-[.B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9318000" calcext:value-type="float">
            <text:p>9318000</text:p>
          </table:table-cell>
          <table:table-cell table:formula="of:=IF([.E96]-[.B96]=0;0;1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11224000" calcext:value-type="float">
            <text:p>11224000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10988000" calcext:value-type="float">
            <text:p>10988000</text:p>
          </table:table-cell>
          <table:table-cell table:formula="of:=IF([.L96]-[.I96]=0;0;1)" office:value-type="float" office:value="0" calcext:value-type="float">
            <text:p>0</text:p>
          </table:table-cell>
          <table:table-cell table:formula="of:=IF([.L96]-[.B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12591000" calcext:value-type="float">
            <text:p>12591000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12717000" calcext:value-type="float">
            <text:p>12717000</text:p>
          </table:table-cell>
          <table:table-cell table:formula="of:=IF([.E97]-[.B97]=0;0;1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14233000" calcext:value-type="float">
            <text:p>14233000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14711000" calcext:value-type="float">
            <text:p>14711000</text:p>
          </table:table-cell>
          <table:table-cell table:formula="of:=IF([.L97]-[.I97]=0;0;1)" office:value-type="float" office:value="0" calcext:value-type="float">
            <text:p>0</text:p>
          </table:table-cell>
          <table:table-cell table:formula="of:=IF([.L97]-[.B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24072000" calcext:value-type="float">
            <text:p>24072000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23527000" calcext:value-type="float">
            <text:p>23527000</text:p>
          </table:table-cell>
          <table:table-cell table:formula="of:=IF([.E98]-[.B98]=0;0;1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24673999" calcext:value-type="float">
            <text:p>24673999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24204000" calcext:value-type="float">
            <text:p>24204000</text:p>
          </table:table-cell>
          <table:table-cell table:formula="of:=IF([.L98]-[.I98]=0;0;1)" office:value-type="float" office:value="0" calcext:value-type="float">
            <text:p>0</text:p>
          </table:table-cell>
          <table:table-cell table:formula="of:=IF([.L98]-[.B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9686000" calcext:value-type="float">
            <text:p>9686000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10669000" calcext:value-type="float">
            <text:p>10669000</text:p>
          </table:table-cell>
          <table:table-cell table:formula="of:=IF([.E99]-[.B99]=0;0;1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21495000" calcext:value-type="float">
            <text:p>21495000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73739000" calcext:value-type="float">
            <text:p>73739000</text:p>
          </table:table-cell>
          <table:table-cell table:formula="of:=IF([.L99]-[.I99]=0;0;1)" office:value-type="float" office:value="0" calcext:value-type="float">
            <text:p>0</text:p>
          </table:table-cell>
          <table:table-cell table:formula="of:=IF([.L99]-[.B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53978000" calcext:value-type="float">
            <text:p>53978000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52725000" calcext:value-type="float">
            <text:p>52725000</text:p>
          </table:table-cell>
          <table:table-cell table:formula="of:=IF([.E100]-[.B100]=0;0;1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55088000" calcext:value-type="float">
            <text:p>55088000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59314000" calcext:value-type="float">
            <text:p>59314000</text:p>
          </table:table-cell>
          <table:table-cell table:formula="of:=IF([.L100]-[.I100]=0;0;1)" office:value-type="float" office:value="0" calcext:value-type="float">
            <text:p>0</text:p>
          </table:table-cell>
          <table:table-cell table:formula="of:=IF([.L100]-[.B1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6990000" calcext:value-type="float">
            <text:p>6990000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6888999" calcext:value-type="float">
            <text:p>6888999</text:p>
          </table:table-cell>
          <table:table-cell table:formula="of:=IF([.E101]-[.B101]=0;0;1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7576999" calcext:value-type="float">
            <text:p>7576999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14282000" calcext:value-type="float">
            <text:p>14282000</text:p>
          </table:table-cell>
          <table:table-cell table:formula="of:=IF([.L101]-[.I101]=0;0;1)" office:value-type="float" office:value="0" calcext:value-type="float">
            <text:p>0</text:p>
          </table:table-cell>
          <table:table-cell table:formula="of:=IF([.L101]-[.B1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241000" calcext:value-type="float">
            <text:p>2524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4922000" calcext:value-type="float">
            <text:p>24922000</text:p>
          </table:table-cell>
          <table:table-cell table:formula="of:=IF([.E102]-[.B102]=0;0;1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2092000" calcext:value-type="float">
            <text:p>1209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3309999" calcext:value-type="float">
            <text:p>13309999</text:p>
          </table:table-cell>
          <table:table-cell table:formula="of:=IF([.L102]-[.I102]=0;0;1)" office:value-type="float" office:value="0" calcext:value-type="float">
            <text:p>0</text:p>
          </table:table-cell>
          <table:table-cell table:formula="of:=IF([.L102]-[.B1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105959000" calcext:value-type="float">
            <text:p>105959000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104384999" calcext:value-type="float">
            <text:p>104384999</text:p>
          </table:table-cell>
          <table:table-cell table:formula="of:=IF([.E103]-[.B103]=0;0;1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98267000" calcext:value-type="float">
            <text:p>98267000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99215000" calcext:value-type="float">
            <text:p>99215000</text:p>
          </table:table-cell>
          <table:table-cell table:formula="of:=IF([.L103]-[.I103]=0;0;1)" office:value-type="float" office:value="0" calcext:value-type="float">
            <text:p>0</text:p>
          </table:table-cell>
          <table:table-cell table:formula="of:=IF([.L103]-[.B1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62846000" calcext:value-type="float">
            <text:p>62846000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58414000" calcext:value-type="float">
            <text:p>58414000</text:p>
          </table:table-cell>
          <table:table-cell table:formula="of:=IF([.E104]-[.B104]=0;0;1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64572999" calcext:value-type="float">
            <text:p>645729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60815999" calcext:value-type="float">
            <text:p>60815999</text:p>
          </table:table-cell>
          <table:table-cell table:formula="of:=IF([.L104]-[.I104]=0;0;1)" office:value-type="float" office:value="0" calcext:value-type="float">
            <text:p>0</text:p>
          </table:table-cell>
          <table:table-cell table:formula="of:=IF([.L104]-[.B1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" calcext:value-type="float">
            <text:p>1000</text:p>
          </table:table-cell>
          <table:table-cell office:value-type="float" office:value="170082999" calcext:value-type="float">
            <text:p>170082999</text:p>
          </table:table-cell>
          <table:table-cell office:value-type="float" office:value="103" calcext:value-type="float">
            <text:p>103</text:p>
          </table:table-cell>
          <table:table-cell office:value-type="float" office:value="1000" calcext:value-type="float">
            <text:p>1000</text:p>
          </table:table-cell>
          <table:table-cell office:value-type="float" office:value="204045999" calcext:value-type="float">
            <text:p>204045999</text:p>
          </table:table-cell>
          <table:table-cell table:formula="of:=IF([.E105]-[.B105]=0;0;1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00" calcext:value-type="float">
            <text:p>1000</text:p>
          </table:table-cell>
          <table:table-cell office:value-type="float" office:value="160756999" calcext:value-type="float">
            <text:p>160756999</text:p>
          </table:table-cell>
          <table:table-cell office:value-type="float" office:value="103" calcext:value-type="float">
            <text:p>103</text:p>
          </table:table-cell>
          <table:table-cell office:value-type="float" office:value="1000" calcext:value-type="float">
            <text:p>1000</text:p>
          </table:table-cell>
          <table:table-cell office:value-type="float" office:value="322536999" calcext:value-type="float">
            <text:p>322536999</text:p>
          </table:table-cell>
          <table:table-cell table:formula="of:=IF([.L105]-[.I105]=0;0;1)" office:value-type="float" office:value="0" calcext:value-type="float">
            <text:p>0</text:p>
          </table:table-cell>
          <table:table-cell table:formula="of:=IF([.L105]-[.B1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89226000" calcext:value-type="float">
            <text:p>8922600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5012000" calcext:value-type="float">
            <text:p>5012000</text:p>
          </table:table-cell>
          <table:table-cell table:formula="of:=IF([.E106]-[.B106]=0;0;1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83044000" calcext:value-type="float">
            <text:p>8304400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9589000" calcext:value-type="float">
            <text:p>9589000</text:p>
          </table:table-cell>
          <table:table-cell table:formula="of:=IF([.L106]-[.I106]=0;0;1)" office:value-type="float" office:value="0" calcext:value-type="float">
            <text:p>0</text:p>
          </table:table-cell>
          <table:table-cell table:formula="of:=IF([.L106]-[.B1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26957000" calcext:value-type="float">
            <text:p>26957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27368000" calcext:value-type="float">
            <text:p>27368000</text:p>
          </table:table-cell>
          <table:table-cell table:formula="of:=IF([.E107]-[.B107]=0;0;1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28404000" calcext:value-type="float">
            <text:p>28404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32182999" calcext:value-type="float">
            <text:p>32182999</text:p>
          </table:table-cell>
          <table:table-cell table:formula="of:=IF([.L107]-[.I107]=0;0;1)" office:value-type="float" office:value="0" calcext:value-type="float">
            <text:p>0</text:p>
          </table:table-cell>
          <table:table-cell table:formula="of:=IF([.L107]-[.B1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  <table:table-cell office:value-type="float" office:value="21196000" calcext:value-type="float">
            <text:p>21196000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  <table:table-cell office:value-type="float" office:value="21598000" calcext:value-type="float">
            <text:p>21598000</text:p>
          </table:table-cell>
          <table:table-cell table:formula="of:=IF([.E108]-[.B108]=0;0;1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  <table:table-cell office:value-type="float" office:value="22403000" calcext:value-type="float">
            <text:p>22403000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  <table:table-cell office:value-type="float" office:value="27264000" calcext:value-type="float">
            <text:p>27264000</text:p>
          </table:table-cell>
          <table:table-cell table:formula="of:=IF([.L108]-[.I108]=0;0;1)" office:value-type="float" office:value="0" calcext:value-type="float">
            <text:p>0</text:p>
          </table:table-cell>
          <table:table-cell table:formula="of:=IF([.L108]-[.B1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office:value-type="float" office:value="21258000" calcext:value-type="float">
            <text:p>21258000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office:value-type="float" office:value="22118000" calcext:value-type="float">
            <text:p>22118000</text:p>
          </table:table-cell>
          <table:table-cell table:formula="of:=IF([.E109]-[.B109]=0;0;1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office:value-type="float" office:value="22227999" calcext:value-type="float">
            <text:p>22227999</text:p>
          </table:table-cell>
          <table:table-cell office:value-type="float" office:value="107" calcext:value-type="float">
            <text:p>107</text:p>
          </table:table-cell>
          <table:table-cell office:value-type="float" office:value="1000" calcext:value-type="float">
            <text:p>1000</text:p>
          </table:table-cell>
          <table:table-cell office:value-type="float" office:value="27639000" calcext:value-type="float">
            <text:p>27639000</text:p>
          </table:table-cell>
          <table:table-cell table:formula="of:=IF([.L109]-[.I109]=0;0;1)" office:value-type="float" office:value="0" calcext:value-type="float">
            <text:p>0</text:p>
          </table:table-cell>
          <table:table-cell table:formula="of:=IF([.L109]-[.B1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7463000" calcext:value-type="float">
            <text:p>7463000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7678000" calcext:value-type="float">
            <text:p>7678000</text:p>
          </table:table-cell>
          <table:table-cell table:formula="of:=IF([.E110]-[.B110]=0;0;1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11287000" calcext:value-type="float">
            <text:p>11287000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11177000" calcext:value-type="float">
            <text:p>11177000</text:p>
          </table:table-cell>
          <table:table-cell table:formula="of:=IF([.L110]-[.I110]=0;0;1)" office:value-type="float" office:value="0" calcext:value-type="float">
            <text:p>0</text:p>
          </table:table-cell>
          <table:table-cell table:formula="of:=IF([.L110]-[.B1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766000" calcext:value-type="float">
            <text:p>76600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748000" calcext:value-type="float">
            <text:p>748000</text:p>
          </table:table-cell>
          <table:table-cell table:formula="of:=IF([.E111]-[.B111]=0;0;1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73000" calcext:value-type="float">
            <text:p>87300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63000" calcext:value-type="float">
            <text:p>863000</text:p>
          </table:table-cell>
          <table:table-cell table:formula="of:=IF([.L111]-[.I111]=0;0;1)" office:value-type="float" office:value="0" calcext:value-type="float">
            <text:p>0</text:p>
          </table:table-cell>
          <table:table-cell table:formula="of:=IF([.L111]-[.B1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81269000" calcext:value-type="float">
            <text:p>81269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79097000" calcext:value-type="float">
            <text:p>79097000</text:p>
          </table:table-cell>
          <table:table-cell table:formula="of:=IF([.E112]-[.B112]=0;0;1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84119000" calcext:value-type="float">
            <text:p>84119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79613999" calcext:value-type="float">
            <text:p>79613999</text:p>
          </table:table-cell>
          <table:table-cell table:formula="of:=IF([.L112]-[.I112]=0;0;1)" office:value-type="float" office:value="0" calcext:value-type="float">
            <text:p>0</text:p>
          </table:table-cell>
          <table:table-cell table:formula="of:=IF([.L112]-[.B1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77811999" calcext:value-type="float">
            <text:p>77811999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77523000" calcext:value-type="float">
            <text:p>77523000</text:p>
          </table:table-cell>
          <table:table-cell table:formula="of:=IF([.E113]-[.B113]=0;0;1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81632000" calcext:value-type="float">
            <text:p>81632000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76816000" calcext:value-type="float">
            <text:p>76816000</text:p>
          </table:table-cell>
          <table:table-cell table:formula="of:=IF([.L113]-[.I113]=0;0;1)" office:value-type="float" office:value="0" calcext:value-type="float">
            <text:p>0</text:p>
          </table:table-cell>
          <table:table-cell table:formula="of:=IF([.L113]-[.B1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office:value-type="float" office:value="10110000" calcext:value-type="float">
            <text:p>10110000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office:value-type="float" office:value="10126000" calcext:value-type="float">
            <text:p>10126000</text:p>
          </table:table-cell>
          <table:table-cell table:formula="of:=IF([.E114]-[.B114]=0;0;1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office:value-type="float" office:value="10896000" calcext:value-type="float">
            <text:p>10896000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office:value-type="float" office:value="10546000" calcext:value-type="float">
            <text:p>10546000</text:p>
          </table:table-cell>
          <table:table-cell table:formula="of:=IF([.L114]-[.I114]=0;0;1)" office:value-type="float" office:value="0" calcext:value-type="float">
            <text:p>0</text:p>
          </table:table-cell>
          <table:table-cell table:formula="of:=IF([.L114]-[.B1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33365000" calcext:value-type="float">
            <text:p>33365000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33918000" calcext:value-type="float">
            <text:p>33918000</text:p>
          </table:table-cell>
          <table:table-cell table:formula="of:=IF([.E115]-[.B115]=0;0;1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33175999" calcext:value-type="float">
            <text:p>33175999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office:value-type="float" office:value="39041000" calcext:value-type="float">
            <text:p>39041000</text:p>
          </table:table-cell>
          <table:table-cell table:formula="of:=IF([.L115]-[.I115]=0;0;1)" office:value-type="float" office:value="0" calcext:value-type="float">
            <text:p>0</text:p>
          </table:table-cell>
          <table:table-cell table:formula="of:=IF([.L115]-[.B1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124657999" calcext:value-type="float">
            <text:p>124657999</text:p>
          </table:table-cell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122207000" calcext:value-type="float">
            <text:p>122207000</text:p>
          </table:table-cell>
          <table:table-cell table:formula="of:=IF([.E116]-[.B116]=0;0;1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125015999" calcext:value-type="float">
            <text:p>125015999</text:p>
          </table:table-cell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123916000" calcext:value-type="float">
            <text:p>123916000</text:p>
          </table:table-cell>
          <table:table-cell table:formula="of:=IF([.L116]-[.I116]=0;0;1)" office:value-type="float" office:value="0" calcext:value-type="float">
            <text:p>0</text:p>
          </table:table-cell>
          <table:table-cell table:formula="of:=IF([.L116]-[.B1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76082000" calcext:value-type="float">
            <text:p>76082000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77496000" calcext:value-type="float">
            <text:p>77496000</text:p>
          </table:table-cell>
          <table:table-cell table:formula="of:=IF([.E117]-[.B117]=0;0;1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77464999" calcext:value-type="float">
            <text:p>77464999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76617999" calcext:value-type="float">
            <text:p>76617999</text:p>
          </table:table-cell>
          <table:table-cell table:formula="of:=IF([.L117]-[.I117]=0;0;1)" office:value-type="float" office:value="0" calcext:value-type="float">
            <text:p>0</text:p>
          </table:table-cell>
          <table:table-cell table:formula="of:=IF([.L117]-[.B1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24586999" calcext:value-type="float">
            <text:p>24586999</text:p>
          </table:table-cell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25210999" calcext:value-type="float">
            <text:p>25210999</text:p>
          </table:table-cell>
          <table:table-cell table:formula="of:=IF([.E118]-[.B118]=0;0;1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24803000" calcext:value-type="float">
            <text:p>24803000</text:p>
          </table:table-cell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28381000" calcext:value-type="float">
            <text:p>28381000</text:p>
          </table:table-cell>
          <table:table-cell table:formula="of:=IF([.L118]-[.I118]=0;0;1)" office:value-type="float" office:value="0" calcext:value-type="float">
            <text:p>0</text:p>
          </table:table-cell>
          <table:table-cell table:formula="of:=IF([.L118]-[.B1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618966000" calcext:value-type="float">
            <text:p>6189660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626601000" calcext:value-type="float">
            <text:p>626601000</text:p>
          </table:table-cell>
          <table:table-cell table:formula="of:=IF([.E119]-[.B119]=0;0;1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625475000" calcext:value-type="float">
            <text:p>62547500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628186000" calcext:value-type="float">
            <text:p>628186000</text:p>
          </table:table-cell>
          <table:table-cell table:formula="of:=IF([.L119]-[.I119]=0;0;1)" office:value-type="float" office:value="0" calcext:value-type="float">
            <text:p>0</text:p>
          </table:table-cell>
          <table:table-cell table:formula="of:=IF([.L119]-[.B1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table:formula="of:=IF([.E120]-[.B120]=0;0;1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9000" calcext:value-type="float">
            <text:p>49000</text:p>
          </table:table-cell>
          <table:table-cell table:formula="of:=IF([.L120]-[.I120]=0;0;1)" office:value-type="float" office:value="0" calcext:value-type="float">
            <text:p>0</text:p>
          </table:table-cell>
          <table:table-cell table:formula="of:=IF([.L120]-[.B1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121]-[.B121]=0;0;1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21]-[.I121]=0;0;1)" office:value-type="float" office:value="0" calcext:value-type="float">
            <text:p>0</text:p>
          </table:table-cell>
          <table:table-cell table:formula="of:=IF([.L121]-[.B1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2943502000" calcext:value-type="float">
            <text:p>294350200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2979454000" calcext:value-type="float">
            <text:p>2979454000</text:p>
          </table:table-cell>
          <table:table-cell table:formula="of:=IF([.E122]-[.B122]=0;0;1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3065547999" calcext:value-type="float">
            <text:p>3065547999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2927339000" calcext:value-type="float">
            <text:p>2927339000</text:p>
          </table:table-cell>
          <table:table-cell table:formula="of:=IF([.L122]-[.I122]=0;0;1)" office:value-type="float" office:value="0" calcext:value-type="float">
            <text:p>0</text:p>
          </table:table-cell>
          <table:table-cell table:formula="of:=IF([.L122]-[.B1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24258000" calcext:value-type="float">
            <text:p>24258000</text:p>
          </table:table-cell>
          <table:table-cell table:formula="of:=IF([.E123]-[.B123]=0;0;1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23809999" calcext:value-type="float">
            <text:p>23809999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26331000" calcext:value-type="float">
            <text:p>26331000</text:p>
          </table:table-cell>
          <table:table-cell table:formula="of:=IF([.L123]-[.I123]=0;0;1)" office:value-type="float" office:value="0" calcext:value-type="float">
            <text:p>0</text:p>
          </table:table-cell>
          <table:table-cell table:formula="of:=IF([.L123]-[.B1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069252999" calcext:value-type="float">
            <text:p>206925299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09692000" calcext:value-type="float">
            <text:p>2109692000</text:p>
          </table:table-cell>
          <table:table-cell table:formula="of:=IF([.E124]-[.B124]=0;0;1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25013000" calcext:value-type="float">
            <text:p>212501300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091304000" calcext:value-type="float">
            <text:p>2091304000</text:p>
          </table:table-cell>
          <table:table-cell table:formula="of:=IF([.L124]-[.I124]=0;0;1)" office:value-type="float" office:value="0" calcext:value-type="float">
            <text:p>0</text:p>
          </table:table-cell>
          <table:table-cell table:formula="of:=IF([.L124]-[.B1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" calcext:value-type="float">
            <text:p>1000</text:p>
          </table:table-cell>
          <table:table-cell office:value-type="float" office:value="20532000" calcext:value-type="float">
            <text:p>20532000</text:p>
          </table:table-cell>
          <table:table-cell office:value-type="float" office:value="123" calcext:value-type="float">
            <text:p>123</text:p>
          </table:table-cell>
          <table:table-cell office:value-type="float" office:value="1000" calcext:value-type="float">
            <text:p>1000</text:p>
          </table:table-cell>
          <table:table-cell office:value-type="float" office:value="18878000" calcext:value-type="float">
            <text:p>18878000</text:p>
          </table:table-cell>
          <table:table-cell table:formula="of:=IF([.E125]-[.B125]=0;0;1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00" calcext:value-type="float">
            <text:p>1000</text:p>
          </table:table-cell>
          <table:table-cell office:value-type="float" office:value="21595000" calcext:value-type="float">
            <text:p>21595000</text:p>
          </table:table-cell>
          <table:table-cell office:value-type="float" office:value="123" calcext:value-type="float">
            <text:p>123</text:p>
          </table:table-cell>
          <table:table-cell office:value-type="float" office:value="1000" calcext:value-type="float">
            <text:p>1000</text:p>
          </table:table-cell>
          <table:table-cell office:value-type="float" office:value="22403000" calcext:value-type="float">
            <text:p>22403000</text:p>
          </table:table-cell>
          <table:table-cell table:formula="of:=IF([.L125]-[.I125]=0;0;1)" office:value-type="float" office:value="0" calcext:value-type="float">
            <text:p>0</text:p>
          </table:table-cell>
          <table:table-cell table:formula="of:=IF([.L125]-[.B1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11342000" calcext:value-type="float">
            <text:p>11342000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8813999" calcext:value-type="float">
            <text:p>8813999</text:p>
          </table:table-cell>
          <table:table-cell table:formula="of:=IF([.E126]-[.B126]=0;0;1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11843000" calcext:value-type="float">
            <text:p>11843000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9295000" calcext:value-type="float">
            <text:p>9295000</text:p>
          </table:table-cell>
          <table:table-cell table:formula="of:=IF([.L126]-[.I126]=0;0;1)" office:value-type="float" office:value="0" calcext:value-type="float">
            <text:p>0</text:p>
          </table:table-cell>
          <table:table-cell table:formula="of:=IF([.L126]-[.B1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3978000" calcext:value-type="float">
            <text:p>33978000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4671000" calcext:value-type="float">
            <text:p>34671000</text:p>
          </table:table-cell>
          <table:table-cell table:formula="of:=IF([.E127]-[.B127]=0;0;1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4492000" calcext:value-type="float">
            <text:p>34492000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7120000" calcext:value-type="float">
            <text:p>37120000</text:p>
          </table:table-cell>
          <table:table-cell table:formula="of:=IF([.L127]-[.I127]=0;0;1)" office:value-type="float" office:value="0" calcext:value-type="float">
            <text:p>0</text:p>
          </table:table-cell>
          <table:table-cell table:formula="of:=IF([.L127]-[.B1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office:value-type="float" office:value="46410000" calcext:value-type="float">
            <text:p>46410000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office:value-type="float" office:value="46597000" calcext:value-type="float">
            <text:p>46597000</text:p>
          </table:table-cell>
          <table:table-cell table:formula="of:=IF([.E128]-[.B128]=0;0;1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office:value-type="float" office:value="46942000" calcext:value-type="float">
            <text:p>46942000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office:value-type="float" office:value="46568000" calcext:value-type="float">
            <text:p>46568000</text:p>
          </table:table-cell>
          <table:table-cell table:formula="of:=IF([.L128]-[.I128]=0;0;1)" office:value-type="float" office:value="0" calcext:value-type="float">
            <text:p>0</text:p>
          </table:table-cell>
          <table:table-cell table:formula="of:=IF([.L128]-[.B1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" calcext:value-type="float">
            <text:p>1000</text:p>
          </table:table-cell>
          <table:table-cell office:value-type="float" office:value="24461000" calcext:value-type="float">
            <text:p>24461000</text:p>
          </table:table-cell>
          <table:table-cell office:value-type="float" office:value="127" calcext:value-type="float">
            <text:p>127</text:p>
          </table:table-cell>
          <table:table-cell office:value-type="float" office:value="1000" calcext:value-type="float">
            <text:p>1000</text:p>
          </table:table-cell>
          <table:table-cell office:value-type="float" office:value="25050000" calcext:value-type="float">
            <text:p>25050000</text:p>
          </table:table-cell>
          <table:table-cell table:formula="of:=IF([.E129]-[.B129]=0;0;1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000" calcext:value-type="float">
            <text:p>1000</text:p>
          </table:table-cell>
          <table:table-cell office:value-type="float" office:value="24739000" calcext:value-type="float">
            <text:p>24739000</text:p>
          </table:table-cell>
          <table:table-cell office:value-type="float" office:value="127" calcext:value-type="float">
            <text:p>127</text:p>
          </table:table-cell>
          <table:table-cell office:value-type="float" office:value="1000" calcext:value-type="float">
            <text:p>1000</text:p>
          </table:table-cell>
          <table:table-cell office:value-type="float" office:value="26310999" calcext:value-type="float">
            <text:p>26310999</text:p>
          </table:table-cell>
          <table:table-cell table:formula="of:=IF([.L129]-[.I129]=0;0;1)" office:value-type="float" office:value="0" calcext:value-type="float">
            <text:p>0</text:p>
          </table:table-cell>
          <table:table-cell table:formula="of:=IF([.L129]-[.B1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2962999" calcext:value-type="float">
            <text:p>12962999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3198000" calcext:value-type="float">
            <text:p>13198000</text:p>
          </table:table-cell>
          <table:table-cell table:formula="of:=IF([.E130]-[.B130]=0;0;1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3326000" calcext:value-type="float">
            <text:p>13326000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3614999" calcext:value-type="float">
            <text:p>13614999</text:p>
          </table:table-cell>
          <table:table-cell table:formula="of:=IF([.L130]-[.I130]=0;0;1)" office:value-type="float" office:value="0" calcext:value-type="float">
            <text:p>0</text:p>
          </table:table-cell>
          <table:table-cell table:formula="of:=IF([.L130]-[.B1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office:value-type="float" office:value="268339999" calcext:value-type="float">
            <text:p>268339999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office:value-type="float" office:value="113649000" calcext:value-type="float">
            <text:p>113649000</text:p>
          </table:table-cell>
          <table:table-cell table:formula="of:=IF([.E131]-[.B131]=0;0;1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office:value-type="float" office:value="260982000" calcext:value-type="float">
            <text:p>260982000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office:value-type="float" office:value="156526000" calcext:value-type="float">
            <text:p>156526000</text:p>
          </table:table-cell>
          <table:table-cell table:formula="of:=IF([.L131]-[.I131]=0;0;1)" office:value-type="float" office:value="0" calcext:value-type="float">
            <text:p>0</text:p>
          </table:table-cell>
          <table:table-cell table:formula="of:=IF([.L131]-[.B1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11118000" calcext:value-type="float">
            <text:p>11118000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11514000" calcext:value-type="float">
            <text:p>11514000</text:p>
          </table:table-cell>
          <table:table-cell table:formula="of:=IF([.E132]-[.B132]=0;0;1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31728000" calcext:value-type="float">
            <text:p>31728000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35014000" calcext:value-type="float">
            <text:p>35014000</text:p>
          </table:table-cell>
          <table:table-cell table:formula="of:=IF([.L132]-[.I132]=0;0;1)" office:value-type="float" office:value="0" calcext:value-type="float">
            <text:p>0</text:p>
          </table:table-cell>
          <table:table-cell table:formula="of:=IF([.L132]-[.B1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3769000" calcext:value-type="float">
            <text:p>13769000</text:p>
          </table:table-cell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4001999" calcext:value-type="float">
            <text:p>14001999</text:p>
          </table:table-cell>
          <table:table-cell table:formula="of:=IF([.E133]-[.B133]=0;0;1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4126999" calcext:value-type="float">
            <text:p>14126999</text:p>
          </table:table-cell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6329000" calcext:value-type="float">
            <text:p>16329000</text:p>
          </table:table-cell>
          <table:table-cell table:formula="of:=IF([.L133]-[.I133]=0;0;1)" office:value-type="float" office:value="0" calcext:value-type="float">
            <text:p>0</text:p>
          </table:table-cell>
          <table:table-cell table:formula="of:=IF([.L133]-[.B1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46422999" calcext:value-type="float">
            <text:p>24642299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51772999" calcext:value-type="float">
            <text:p>251772999</text:p>
          </table:table-cell>
          <table:table-cell table:formula="of:=IF([.E134]-[.B134]=0;0;1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50558999" calcext:value-type="float">
            <text:p>25055899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53448999" calcext:value-type="float">
            <text:p>253448999</text:p>
          </table:table-cell>
          <table:table-cell table:formula="of:=IF([.L134]-[.I134]=0;0;1)" office:value-type="float" office:value="0" calcext:value-type="float">
            <text:p>0</text:p>
          </table:table-cell>
          <table:table-cell table:formula="of:=IF([.L134]-[.B1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55439999" calcext:value-type="float">
            <text:p>55439999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54939999" calcext:value-type="float">
            <text:p>54939999</text:p>
          </table:table-cell>
          <table:table-cell table:formula="of:=IF([.E135]-[.B135]=0;0;1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55887000" calcext:value-type="float">
            <text:p>55887000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57568999" calcext:value-type="float">
            <text:p>57568999</text:p>
          </table:table-cell>
          <table:table-cell table:formula="of:=IF([.L135]-[.I135]=0;0;1)" office:value-type="float" office:value="0" calcext:value-type="float">
            <text:p>0</text:p>
          </table:table-cell>
          <table:table-cell table:formula="of:=IF([.L135]-[.B1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26799999" calcext:value-type="float">
            <text:p>26799999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26133999" calcext:value-type="float">
            <text:p>26133999</text:p>
          </table:table-cell>
          <table:table-cell table:formula="of:=IF([.E136]-[.B136]=0;0;1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26166000" calcext:value-type="float">
            <text:p>26166000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31160999" calcext:value-type="float">
            <text:p>31160999</text:p>
          </table:table-cell>
          <table:table-cell table:formula="of:=IF([.L136]-[.I136]=0;0;1)" office:value-type="float" office:value="0" calcext:value-type="float">
            <text:p>0</text:p>
          </table:table-cell>
          <table:table-cell table:formula="of:=IF([.L136]-[.B1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18959999" calcext:value-type="float">
            <text:p>18959999</text:p>
          </table:table-cell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18892000" calcext:value-type="float">
            <text:p>18892000</text:p>
          </table:table-cell>
          <table:table-cell table:formula="of:=IF([.E137]-[.B137]=0;0;1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18921999" calcext:value-type="float">
            <text:p>18921999</text:p>
          </table:table-cell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22577000" calcext:value-type="float">
            <text:p>22577000</text:p>
          </table:table-cell>
          <table:table-cell table:formula="of:=IF([.L137]-[.I137]=0;0;1)" office:value-type="float" office:value="0" calcext:value-type="float">
            <text:p>0</text:p>
          </table:table-cell>
          <table:table-cell table:formula="of:=IF([.L137]-[.B1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6065000" calcext:value-type="float">
            <text:p>160650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6254999" calcext:value-type="float">
            <text:p>16254999</text:p>
          </table:table-cell>
          <table:table-cell table:formula="of:=IF([.E138]-[.B138]=0;0;1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6492000" calcext:value-type="float">
            <text:p>164920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7197999" calcext:value-type="float">
            <text:p>17197999</text:p>
          </table:table-cell>
          <table:table-cell table:formula="of:=IF([.L138]-[.I138]=0;0;1)" office:value-type="float" office:value="0" calcext:value-type="float">
            <text:p>0</text:p>
          </table:table-cell>
          <table:table-cell table:formula="of:=IF([.L138]-[.B1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3732000" calcext:value-type="float">
            <text:p>2373200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3386999" calcext:value-type="float">
            <text:p>23386999</text:p>
          </table:table-cell>
          <table:table-cell table:formula="of:=IF([.E139]-[.B139]=0;0;1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3899999" calcext:value-type="float">
            <text:p>2389999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4692000" calcext:value-type="float">
            <text:p>24692000</text:p>
          </table:table-cell>
          <table:table-cell table:formula="of:=IF([.L139]-[.I139]=0;0;1)" office:value-type="float" office:value="0" calcext:value-type="float">
            <text:p>0</text:p>
          </table:table-cell>
          <table:table-cell table:formula="of:=IF([.L139]-[.B1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6865999" calcext:value-type="float">
            <text:p>26865999</text:p>
          </table:table-cell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6879999" calcext:value-type="float">
            <text:p>26879999</text:p>
          </table:table-cell>
          <table:table-cell table:formula="of:=IF([.E140]-[.B140]=0;0;1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7538999" calcext:value-type="float">
            <text:p>27538999</text:p>
          </table:table-cell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7444000" calcext:value-type="float">
            <text:p>27444000</text:p>
          </table:table-cell>
          <table:table-cell table:formula="of:=IF([.L140]-[.I140]=0;0;1)" office:value-type="float" office:value="0" calcext:value-type="float">
            <text:p>0</text:p>
          </table:table-cell>
          <table:table-cell table:formula="of:=IF([.L140]-[.B1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28412999" calcext:value-type="float">
            <text:p>28412999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29279999" calcext:value-type="float">
            <text:p>29279999</text:p>
          </table:table-cell>
          <table:table-cell table:formula="of:=IF([.E141]-[.B141]=0;0;1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73668000" calcext:value-type="float">
            <text:p>73668000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99195999" calcext:value-type="float">
            <text:p>99195999</text:p>
          </table:table-cell>
          <table:table-cell table:formula="of:=IF([.L141]-[.I141]=0;0;1)" office:value-type="float" office:value="0" calcext:value-type="float">
            <text:p>0</text:p>
          </table:table-cell>
          <table:table-cell table:formula="of:=IF([.L141]-[.B1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5095000" calcext:value-type="float">
            <text:p>6509500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5226999" calcext:value-type="float">
            <text:p>65226999</text:p>
          </table:table-cell>
          <table:table-cell table:formula="of:=IF([.E142]-[.B142]=0;0;1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7166999" calcext:value-type="float">
            <text:p>67166999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6382000" calcext:value-type="float">
            <text:p>66382000</text:p>
          </table:table-cell>
          <table:table-cell table:formula="of:=IF([.L142]-[.I142]=0;0;1)" office:value-type="float" office:value="0" calcext:value-type="float">
            <text:p>0</text:p>
          </table:table-cell>
          <table:table-cell table:formula="of:=IF([.L142]-[.B1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4841000" calcext:value-type="float">
            <text:p>4841000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4944000" calcext:value-type="float">
            <text:p>4944000</text:p>
          </table:table-cell>
          <table:table-cell table:formula="of:=IF([.E143]-[.B143]=0;0;1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30999" calcext:value-type="float">
            <text:p>3930999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4264000" calcext:value-type="float">
            <text:p>4264000</text:p>
          </table:table-cell>
          <table:table-cell table:formula="of:=IF([.L143]-[.I143]=0;0;1)" office:value-type="float" office:value="0" calcext:value-type="float">
            <text:p>0</text:p>
          </table:table-cell>
          <table:table-cell table:formula="of:=IF([.L143]-[.B1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3486000" calcext:value-type="float">
            <text:p>3486000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3616000" calcext:value-type="float">
            <text:p>3616000</text:p>
          </table:table-cell>
          <table:table-cell table:formula="of:=IF([.E144]-[.B144]=0;0;1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3908000" calcext:value-type="float">
            <text:p>3908000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3977999" calcext:value-type="float">
            <text:p>3977999</text:p>
          </table:table-cell>
          <table:table-cell table:formula="of:=IF([.L144]-[.I144]=0;0;1)" office:value-type="float" office:value="0" calcext:value-type="float">
            <text:p>0</text:p>
          </table:table-cell>
          <table:table-cell table:formula="of:=IF([.L144]-[.B1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18978000" calcext:value-type="float">
            <text:p>18978000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17313000" calcext:value-type="float">
            <text:p>17313000</text:p>
          </table:table-cell>
          <table:table-cell table:formula="of:=IF([.E145]-[.B145]=0;0;1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19292999" calcext:value-type="float">
            <text:p>19292999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18829000" calcext:value-type="float">
            <text:p>18829000</text:p>
          </table:table-cell>
          <table:table-cell table:formula="of:=IF([.L145]-[.I145]=0;0;1)" office:value-type="float" office:value="0" calcext:value-type="float">
            <text:p>0</text:p>
          </table:table-cell>
          <table:table-cell table:formula="of:=IF([.L145]-[.B1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3519000" calcext:value-type="float">
            <text:p>53519000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4509999" calcext:value-type="float">
            <text:p>54509999</text:p>
          </table:table-cell>
          <table:table-cell table:formula="of:=IF([.E146]-[.B146]=0;0;1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5277000" calcext:value-type="float">
            <text:p>55277000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4716000" calcext:value-type="float">
            <text:p>54716000</text:p>
          </table:table-cell>
          <table:table-cell table:formula="of:=IF([.L146]-[.I146]=0;0;1)" office:value-type="float" office:value="0" calcext:value-type="float">
            <text:p>0</text:p>
          </table:table-cell>
          <table:table-cell table:formula="of:=IF([.L146]-[.B1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20158000" calcext:value-type="float">
            <text:p>20158000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20673999" calcext:value-type="float">
            <text:p>20673999</text:p>
          </table:table-cell>
          <table:table-cell table:formula="of:=IF([.E147]-[.B147]=0;0;1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20843999" calcext:value-type="float">
            <text:p>20843999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23344999" calcext:value-type="float">
            <text:p>23344999</text:p>
          </table:table-cell>
          <table:table-cell table:formula="of:=IF([.L147]-[.I147]=0;0;1)" office:value-type="float" office:value="0" calcext:value-type="float">
            <text:p>0</text:p>
          </table:table-cell>
          <table:table-cell table:formula="of:=IF([.L147]-[.B1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float" office:value="12868000" calcext:value-type="float">
            <text:p>12868000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float" office:value="13288000" calcext:value-type="float">
            <text:p>13288000</text:p>
          </table:table-cell>
          <table:table-cell table:formula="of:=IF([.E148]-[.B148]=0;0;1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float" office:value="13220000" calcext:value-type="float">
            <text:p>13220000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float" office:value="16653999" calcext:value-type="float">
            <text:p>16653999</text:p>
          </table:table-cell>
          <table:table-cell table:formula="of:=IF([.L148]-[.I148]=0;0;1)" office:value-type="float" office:value="0" calcext:value-type="float">
            <text:p>0</text:p>
          </table:table-cell>
          <table:table-cell table:formula="of:=IF([.L148]-[.B1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float" office:value="31600999" calcext:value-type="float">
            <text:p>31600999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float" office:value="32661999" calcext:value-type="float">
            <text:p>32661999</text:p>
          </table:table-cell>
          <table:table-cell table:formula="of:=IF([.E149]-[.B149]=0;0;1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float" office:value="32395000" calcext:value-type="float">
            <text:p>32395000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float" office:value="36960000" calcext:value-type="float">
            <text:p>36960000</text:p>
          </table:table-cell>
          <table:table-cell table:formula="of:=IF([.L149]-[.I149]=0;0;1)" office:value-type="float" office:value="0" calcext:value-type="float">
            <text:p>0</text:p>
          </table:table-cell>
          <table:table-cell table:formula="of:=IF([.L149]-[.B1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26747999" calcext:value-type="float">
            <text:p>26747999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27098999" calcext:value-type="float">
            <text:p>27098999</text:p>
          </table:table-cell>
          <table:table-cell table:formula="of:=IF([.E150]-[.B150]=0;0;1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27670999" calcext:value-type="float">
            <text:p>27670999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32507999" calcext:value-type="float">
            <text:p>32507999</text:p>
          </table:table-cell>
          <table:table-cell table:formula="of:=IF([.L150]-[.I150]=0;0;1)" office:value-type="float" office:value="0" calcext:value-type="float">
            <text:p>0</text:p>
          </table:table-cell>
          <table:table-cell table:formula="of:=IF([.L150]-[.B1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37770000" calcext:value-type="float">
            <text:p>37770000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38787999" calcext:value-type="float">
            <text:p>38787999</text:p>
          </table:table-cell>
          <table:table-cell table:formula="of:=IF([.E151]-[.B151]=0;0;1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39221000" calcext:value-type="float">
            <text:p>39221000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39893000" calcext:value-type="float">
            <text:p>39893000</text:p>
          </table:table-cell>
          <table:table-cell table:formula="of:=IF([.L151]-[.I151]=0;0;1)" office:value-type="float" office:value="0" calcext:value-type="float">
            <text:p>0</text:p>
          </table:table-cell>
          <table:table-cell table:formula="of:=IF([.L151]-[.B1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89901000" calcext:value-type="float">
            <text:p>8990100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91380999" calcext:value-type="float">
            <text:p>91380999</text:p>
          </table:table-cell>
          <table:table-cell table:formula="of:=IF([.E152]-[.B152]=0;0;1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92076999" calcext:value-type="float">
            <text:p>92076999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95666000" calcext:value-type="float">
            <text:p>95666000</text:p>
          </table:table-cell>
          <table:table-cell table:formula="of:=IF([.L152]-[.I152]=0;0;1)" office:value-type="float" office:value="0" calcext:value-type="float">
            <text:p>0</text:p>
          </table:table-cell>
          <table:table-cell table:formula="of:=IF([.L152]-[.B1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office:value-type="float" office:value="9337000" calcext:value-type="float">
            <text:p>9337000</text:p>
          </table:table-cell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office:value-type="float" office:value="9741000" calcext:value-type="float">
            <text:p>9741000</text:p>
          </table:table-cell>
          <table:table-cell table:formula="of:=IF([.E153]-[.B153]=0;0;1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office:value-type="float" office:value="10073000" calcext:value-type="float">
            <text:p>10073000</text:p>
          </table:table-cell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office:value-type="float" office:value="11356000" calcext:value-type="float">
            <text:p>11356000</text:p>
          </table:table-cell>
          <table:table-cell table:formula="of:=IF([.L153]-[.I153]=0;0;1)" office:value-type="float" office:value="0" calcext:value-type="float">
            <text:p>0</text:p>
          </table:table-cell>
          <table:table-cell table:formula="of:=IF([.L153]-[.B1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" calcext:value-type="float">
            <text:p>1000</text:p>
          </table:table-cell>
          <table:table-cell office:value-type="float" office:value="26393999" calcext:value-type="float">
            <text:p>26393999</text:p>
          </table:table-cell>
          <table:table-cell office:value-type="float" office:value="152" calcext:value-type="float">
            <text:p>152</text:p>
          </table:table-cell>
          <table:table-cell office:value-type="float" office:value="1000" calcext:value-type="float">
            <text:p>1000</text:p>
          </table:table-cell>
          <table:table-cell office:value-type="float" office:value="27191999" calcext:value-type="float">
            <text:p>27191999</text:p>
          </table:table-cell>
          <table:table-cell table:formula="of:=IF([.E154]-[.B154]=0;0;1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00" calcext:value-type="float">
            <text:p>1000</text:p>
          </table:table-cell>
          <table:table-cell office:value-type="float" office:value="28043000" calcext:value-type="float">
            <text:p>28043000</text:p>
          </table:table-cell>
          <table:table-cell office:value-type="float" office:value="152" calcext:value-type="float">
            <text:p>152</text:p>
          </table:table-cell>
          <table:table-cell office:value-type="float" office:value="1000" calcext:value-type="float">
            <text:p>1000</text:p>
          </table:table-cell>
          <table:table-cell office:value-type="float" office:value="32194000" calcext:value-type="float">
            <text:p>32194000</text:p>
          </table:table-cell>
          <table:table-cell table:formula="of:=IF([.L154]-[.I154]=0;0;1)" office:value-type="float" office:value="0" calcext:value-type="float">
            <text:p>0</text:p>
          </table:table-cell>
          <table:table-cell table:formula="of:=IF([.L154]-[.B1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" calcext:value-type="float">
            <text:p>1000</text:p>
          </table:table-cell>
          <table:table-cell office:value-type="float" office:value="88460000" calcext:value-type="float">
            <text:p>88460000</text:p>
          </table:table-cell>
          <table:table-cell office:value-type="float" office:value="153" calcext:value-type="float">
            <text:p>153</text:p>
          </table:table-cell>
          <table:table-cell office:value-type="float" office:value="1000" calcext:value-type="float">
            <text:p>1000</text:p>
          </table:table-cell>
          <table:table-cell office:value-type="float" office:value="91177000" calcext:value-type="float">
            <text:p>91177000</text:p>
          </table:table-cell>
          <table:table-cell table:formula="of:=IF([.E155]-[.B155]=0;0;1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000" calcext:value-type="float">
            <text:p>1000</text:p>
          </table:table-cell>
          <table:table-cell office:value-type="float" office:value="93237000" calcext:value-type="float">
            <text:p>93237000</text:p>
          </table:table-cell>
          <table:table-cell office:value-type="float" office:value="153" calcext:value-type="float">
            <text:p>153</text:p>
          </table:table-cell>
          <table:table-cell office:value-type="float" office:value="1000" calcext:value-type="float">
            <text:p>1000</text:p>
          </table:table-cell>
          <table:table-cell office:value-type="float" office:value="93178000" calcext:value-type="float">
            <text:p>93178000</text:p>
          </table:table-cell>
          <table:table-cell table:formula="of:=IF([.L155]-[.I155]=0;0;1)" office:value-type="float" office:value="0" calcext:value-type="float">
            <text:p>0</text:p>
          </table:table-cell>
          <table:table-cell table:formula="of:=IF([.L155]-[.B1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" calcext:value-type="float">
            <text:p>1000</text:p>
          </table:table-cell>
          <table:table-cell office:value-type="float" office:value="16978000" calcext:value-type="float">
            <text:p>16978000</text:p>
          </table:table-cell>
          <table:table-cell office:value-type="float" office:value="154" calcext:value-type="float">
            <text:p>154</text:p>
          </table:table-cell>
          <table:table-cell office:value-type="float" office:value="1000" calcext:value-type="float">
            <text:p>1000</text:p>
          </table:table-cell>
          <table:table-cell office:value-type="float" office:value="17056000" calcext:value-type="float">
            <text:p>17056000</text:p>
          </table:table-cell>
          <table:table-cell table:formula="of:=IF([.E156]-[.B156]=0;0;1)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000" calcext:value-type="float">
            <text:p>1000</text:p>
          </table:table-cell>
          <table:table-cell office:value-type="float" office:value="17426000" calcext:value-type="float">
            <text:p>17426000</text:p>
          </table:table-cell>
          <table:table-cell office:value-type="float" office:value="154" calcext:value-type="float">
            <text:p>154</text:p>
          </table:table-cell>
          <table:table-cell office:value-type="float" office:value="1000" calcext:value-type="float">
            <text:p>1000</text:p>
          </table:table-cell>
          <table:table-cell office:value-type="float" office:value="24577000" calcext:value-type="float">
            <text:p>24577000</text:p>
          </table:table-cell>
          <table:table-cell table:formula="of:=IF([.L156]-[.I156]=0;0;1)" office:value-type="float" office:value="0" calcext:value-type="float">
            <text:p>0</text:p>
          </table:table-cell>
          <table:table-cell table:formula="of:=IF([.L156]-[.B1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17069000" calcext:value-type="float">
            <text:p>17069000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17738000" calcext:value-type="float">
            <text:p>17738000</text:p>
          </table:table-cell>
          <table:table-cell table:formula="of:=IF([.E157]-[.B157]=0;0;1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16911000" calcext:value-type="float">
            <text:p>16911000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22982000" calcext:value-type="float">
            <text:p>22982000</text:p>
          </table:table-cell>
          <table:table-cell table:formula="of:=IF([.L157]-[.I157]=0;0;1)" office:value-type="float" office:value="0" calcext:value-type="float">
            <text:p>0</text:p>
          </table:table-cell>
          <table:table-cell table:formula="of:=IF([.L157]-[.B1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5513000" calcext:value-type="float">
            <text:p>5513000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5571000" calcext:value-type="float">
            <text:p>5571000</text:p>
          </table:table-cell>
          <table:table-cell table:formula="of:=IF([.E158]-[.B158]=0;0;1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5876999" calcext:value-type="float">
            <text:p>5876999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6338000" calcext:value-type="float">
            <text:p>6338000</text:p>
          </table:table-cell>
          <table:table-cell table:formula="of:=IF([.L158]-[.I158]=0;0;1)" office:value-type="float" office:value="0" calcext:value-type="float">
            <text:p>0</text:p>
          </table:table-cell>
          <table:table-cell table:formula="of:=IF([.L158]-[.B1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4239000" calcext:value-type="float">
            <text:p>4239000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797453000" calcext:value-type="float">
            <text:p>797453000</text:p>
          </table:table-cell>
          <table:table-cell table:formula="of:=IF([.E159]-[.B159]=0;0;1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4529000" calcext:value-type="float">
            <text:p>4529000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794300000" calcext:value-type="float">
            <text:p>794300000</text:p>
          </table:table-cell>
          <table:table-cell table:formula="of:=IF([.L159]-[.I159]=0;0;1)" office:value-type="float" office:value="0" calcext:value-type="float">
            <text:p>0</text:p>
          </table:table-cell>
          <table:table-cell table:formula="of:=IF([.L159]-[.B1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float" office:value="650520000" calcext:value-type="float">
            <text:p>650520000</text:p>
          </table:table-cell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float" office:value="673900000" calcext:value-type="float">
            <text:p>673900000</text:p>
          </table:table-cell>
          <table:table-cell table:formula="of:=IF([.E160]-[.B160]=0;0;1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float" office:value="681059000" calcext:value-type="float">
            <text:p>681059000</text:p>
          </table:table-cell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  <table:table-cell office:value-type="float" office:value="675759999" calcext:value-type="float">
            <text:p>675759999</text:p>
          </table:table-cell>
          <table:table-cell table:formula="of:=IF([.L160]-[.I160]=0;0;1)" office:value-type="float" office:value="0" calcext:value-type="float">
            <text:p>0</text:p>
          </table:table-cell>
          <table:table-cell table:formula="of:=IF([.L160]-[.B1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" calcext:value-type="float">
            <text:p>1000</text:p>
          </table:table-cell>
          <table:table-cell office:value-type="float" office:value="637582000" calcext:value-type="float">
            <text:p>637582000</text:p>
          </table:table-cell>
          <table:table-cell office:value-type="float" office:value="159" calcext:value-type="float">
            <text:p>159</text:p>
          </table:table-cell>
          <table:table-cell office:value-type="float" office:value="1000" calcext:value-type="float">
            <text:p>1000</text:p>
          </table:table-cell>
          <table:table-cell office:value-type="float" office:value="662239999" calcext:value-type="float">
            <text:p>662239999</text:p>
          </table:table-cell>
          <table:table-cell table:formula="of:=IF([.E161]-[.B161]=0;0;1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00" calcext:value-type="float">
            <text:p>1000</text:p>
          </table:table-cell>
          <table:table-cell office:value-type="float" office:value="666405000" calcext:value-type="float">
            <text:p>666405000</text:p>
          </table:table-cell>
          <table:table-cell office:value-type="float" office:value="159" calcext:value-type="float">
            <text:p>159</text:p>
          </table:table-cell>
          <table:table-cell office:value-type="float" office:value="1000" calcext:value-type="float">
            <text:p>1000</text:p>
          </table:table-cell>
          <table:table-cell office:value-type="float" office:value="665260000" calcext:value-type="float">
            <text:p>665260000</text:p>
          </table:table-cell>
          <table:table-cell table:formula="of:=IF([.L161]-[.I161]=0;0;1)" office:value-type="float" office:value="0" calcext:value-type="float">
            <text:p>0</text:p>
          </table:table-cell>
          <table:table-cell table:formula="of:=IF([.L161]-[.B1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683670999" calcext:value-type="float">
            <text:p>683670999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709675000" calcext:value-type="float">
            <text:p>709675000</text:p>
          </table:table-cell>
          <table:table-cell table:formula="of:=IF([.E162]-[.B162]=0;0;1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716592000" calcext:value-type="float">
            <text:p>716592000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711307000" calcext:value-type="float">
            <text:p>711307000</text:p>
          </table:table-cell>
          <table:table-cell table:formula="of:=IF([.L162]-[.I162]=0;0;1)" office:value-type="float" office:value="0" calcext:value-type="float">
            <text:p>0</text:p>
          </table:table-cell>
          <table:table-cell table:formula="of:=IF([.L162]-[.B1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" calcext:value-type="float">
            <text:p>1000</text:p>
          </table:table-cell>
          <table:table-cell office:value-type="float" office:value="590946000" calcext:value-type="float">
            <text:p>590946000</text:p>
          </table:table-cell>
          <table:table-cell office:value-type="float" office:value="161" calcext:value-type="float">
            <text:p>161</text:p>
          </table:table-cell>
          <table:table-cell office:value-type="float" office:value="1000" calcext:value-type="float">
            <text:p>1000</text:p>
          </table:table-cell>
          <table:table-cell office:value-type="float" office:value="608646000" calcext:value-type="float">
            <text:p>608646000</text:p>
          </table:table-cell>
          <table:table-cell table:formula="of:=IF([.E163]-[.B163]=0;0;1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000" calcext:value-type="float">
            <text:p>1000</text:p>
          </table:table-cell>
          <table:table-cell office:value-type="float" office:value="617262000" calcext:value-type="float">
            <text:p>617262000</text:p>
          </table:table-cell>
          <table:table-cell office:value-type="float" office:value="161" calcext:value-type="float">
            <text:p>161</text:p>
          </table:table-cell>
          <table:table-cell office:value-type="float" office:value="1000" calcext:value-type="float">
            <text:p>1000</text:p>
          </table:table-cell>
          <table:table-cell office:value-type="float" office:value="614640000" calcext:value-type="float">
            <text:p>614640000</text:p>
          </table:table-cell>
          <table:table-cell table:formula="of:=IF([.L163]-[.I163]=0;0;1)" office:value-type="float" office:value="0" calcext:value-type="float">
            <text:p>0</text:p>
          </table:table-cell>
          <table:table-cell table:formula="of:=IF([.L163]-[.B1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019374000" calcext:value-type="float">
            <text:p>1019374000</text:p>
          </table:table-cell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029228000" calcext:value-type="float">
            <text:p>1029228000</text:p>
          </table:table-cell>
          <table:table-cell table:formula="of:=IF([.E164]-[.B164]=0;0;1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070662000" calcext:value-type="float">
            <text:p>1070662000</text:p>
          </table:table-cell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051558000" calcext:value-type="float">
            <text:p>1051558000</text:p>
          </table:table-cell>
          <table:table-cell table:formula="of:=IF([.L164]-[.I164]=0;0;1)" office:value-type="float" office:value="0" calcext:value-type="float">
            <text:p>0</text:p>
          </table:table-cell>
          <table:table-cell table:formula="of:=IF([.L164]-[.B1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" calcext:value-type="float">
            <text:p>1000</text:p>
          </table:table-cell>
          <table:table-cell office:value-type="float" office:value="15420000" calcext:value-type="float">
            <text:p>15420000</text:p>
          </table:table-cell>
          <table:table-cell office:value-type="float" office:value="163" calcext:value-type="float">
            <text:p>163</text:p>
          </table:table-cell>
          <table:table-cell office:value-type="float" office:value="1000" calcext:value-type="float">
            <text:p>1000</text:p>
          </table:table-cell>
          <table:table-cell office:value-type="float" office:value="12790000" calcext:value-type="float">
            <text:p>12790000</text:p>
          </table:table-cell>
          <table:table-cell table:formula="of:=IF([.E165]-[.B165]=0;0;1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00" calcext:value-type="float">
            <text:p>1000</text:p>
          </table:table-cell>
          <table:table-cell office:value-type="float" office:value="15938999" calcext:value-type="float">
            <text:p>15938999</text:p>
          </table:table-cell>
          <table:table-cell office:value-type="float" office:value="163" calcext:value-type="float">
            <text:p>163</text:p>
          </table:table-cell>
          <table:table-cell office:value-type="float" office:value="1000" calcext:value-type="float">
            <text:p>1000</text:p>
          </table:table-cell>
          <table:table-cell office:value-type="float" office:value="13458000" calcext:value-type="float">
            <text:p>13458000</text:p>
          </table:table-cell>
          <table:table-cell table:formula="of:=IF([.L165]-[.I165]=0;0;1)" office:value-type="float" office:value="0" calcext:value-type="float">
            <text:p>0</text:p>
          </table:table-cell>
          <table:table-cell table:formula="of:=IF([.L165]-[.B1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" calcext:value-type="float">
            <text:p>1000</text:p>
          </table:table-cell>
          <table:table-cell office:value-type="float" office:value="8418000" calcext:value-type="float">
            <text:p>8418000</text:p>
          </table:table-cell>
          <table:table-cell office:value-type="float" office:value="164" calcext:value-type="float">
            <text:p>164</text:p>
          </table:table-cell>
          <table:table-cell office:value-type="float" office:value="1000" calcext:value-type="float">
            <text:p>1000</text:p>
          </table:table-cell>
          <table:table-cell office:value-type="float" office:value="5755000" calcext:value-type="float">
            <text:p>5755000</text:p>
          </table:table-cell>
          <table:table-cell table:formula="of:=IF([.E166]-[.B166]=0;0;1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000" calcext:value-type="float">
            <text:p>1000</text:p>
          </table:table-cell>
          <table:table-cell office:value-type="float" office:value="8935000" calcext:value-type="float">
            <text:p>8935000</text:p>
          </table:table-cell>
          <table:table-cell office:value-type="float" office:value="164" calcext:value-type="float">
            <text:p>164</text:p>
          </table:table-cell>
          <table:table-cell office:value-type="float" office:value="1000" calcext:value-type="float">
            <text:p>1000</text:p>
          </table:table-cell>
          <table:table-cell office:value-type="float" office:value="6223999" calcext:value-type="float">
            <text:p>6223999</text:p>
          </table:table-cell>
          <table:table-cell table:formula="of:=IF([.L166]-[.I166]=0;0;1)" office:value-type="float" office:value="0" calcext:value-type="float">
            <text:p>0</text:p>
          </table:table-cell>
          <table:table-cell table:formula="of:=IF([.L166]-[.B1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" calcext:value-type="float">
            <text:p>1000</text:p>
          </table:table-cell>
          <table:table-cell office:value-type="float" office:value="15234000" calcext:value-type="float">
            <text:p>15234000</text:p>
          </table:table-cell>
          <table:table-cell office:value-type="float" office:value="165" calcext:value-type="float">
            <text:p>165</text:p>
          </table:table-cell>
          <table:table-cell office:value-type="float" office:value="1000" calcext:value-type="float">
            <text:p>1000</text:p>
          </table:table-cell>
          <table:table-cell office:value-type="float" office:value="15754999" calcext:value-type="float">
            <text:p>15754999</text:p>
          </table:table-cell>
          <table:table-cell table:formula="of:=IF([.E167]-[.B167]=0;0;1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000" calcext:value-type="float">
            <text:p>1000</text:p>
          </table:table-cell>
          <table:table-cell office:value-type="float" office:value="15778999" calcext:value-type="float">
            <text:p>15778999</text:p>
          </table:table-cell>
          <table:table-cell office:value-type="float" office:value="165" calcext:value-type="float">
            <text:p>165</text:p>
          </table:table-cell>
          <table:table-cell office:value-type="float" office:value="1000" calcext:value-type="float">
            <text:p>1000</text:p>
          </table:table-cell>
          <table:table-cell office:value-type="float" office:value="16183000" calcext:value-type="float">
            <text:p>16183000</text:p>
          </table:table-cell>
          <table:table-cell table:formula="of:=IF([.L167]-[.I167]=0;0;1)" office:value-type="float" office:value="0" calcext:value-type="float">
            <text:p>0</text:p>
          </table:table-cell>
          <table:table-cell table:formula="of:=IF([.L167]-[.B1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17324000" calcext:value-type="float">
            <text:p>17324000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16667999" calcext:value-type="float">
            <text:p>16667999</text:p>
          </table:table-cell>
          <table:table-cell table:formula="of:=IF([.E168]-[.B168]=0;0;1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17625000" calcext:value-type="float">
            <text:p>17625000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19370000" calcext:value-type="float">
            <text:p>19370000</text:p>
          </table:table-cell>
          <table:table-cell table:formula="of:=IF([.L168]-[.I168]=0;0;1)" office:value-type="float" office:value="0" calcext:value-type="float">
            <text:p>0</text:p>
          </table:table-cell>
          <table:table-cell table:formula="of:=IF([.L168]-[.B1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" calcext:value-type="float">
            <text:p>1000</text:p>
          </table:table-cell>
          <table:table-cell office:value-type="float" office:value="22827999" calcext:value-type="float">
            <text:p>22827999</text:p>
          </table:table-cell>
          <table:table-cell office:value-type="float" office:value="167" calcext:value-type="float">
            <text:p>167</text:p>
          </table:table-cell>
          <table:table-cell office:value-type="float" office:value="1000" calcext:value-type="float">
            <text:p>1000</text:p>
          </table:table-cell>
          <table:table-cell office:value-type="float" office:value="23467000" calcext:value-type="float">
            <text:p>23467000</text:p>
          </table:table-cell>
          <table:table-cell table:formula="of:=IF([.E169]-[.B169]=0;0;1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000" calcext:value-type="float">
            <text:p>1000</text:p>
          </table:table-cell>
          <table:table-cell office:value-type="float" office:value="23018000" calcext:value-type="float">
            <text:p>23018000</text:p>
          </table:table-cell>
          <table:table-cell office:value-type="float" office:value="167" calcext:value-type="float">
            <text:p>167</text:p>
          </table:table-cell>
          <table:table-cell office:value-type="float" office:value="1000" calcext:value-type="float">
            <text:p>1000</text:p>
          </table:table-cell>
          <table:table-cell office:value-type="float" office:value="27009000" calcext:value-type="float">
            <text:p>27009000</text:p>
          </table:table-cell>
          <table:table-cell table:formula="of:=IF([.L169]-[.I169]=0;0;1)" office:value-type="float" office:value="0" calcext:value-type="float">
            <text:p>0</text:p>
          </table:table-cell>
          <table:table-cell table:formula="of:=IF([.L169]-[.B1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20918000" calcext:value-type="float">
            <text:p>20918000</text:p>
          </table:table-cell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21303000" calcext:value-type="float">
            <text:p>21303000</text:p>
          </table:table-cell>
          <table:table-cell table:formula="of:=IF([.E170]-[.B170]=0;0;1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21213000" calcext:value-type="float">
            <text:p>21213000</text:p>
          </table:table-cell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27097000" calcext:value-type="float">
            <text:p>27097000</text:p>
          </table:table-cell>
          <table:table-cell table:formula="of:=IF([.L170]-[.I170]=0;0;1)" office:value-type="float" office:value="0" calcext:value-type="float">
            <text:p>0</text:p>
          </table:table-cell>
          <table:table-cell table:formula="of:=IF([.L170]-[.B1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15740000" calcext:value-type="float">
            <text:p>15740000</text:p>
          </table:table-cell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15808000" calcext:value-type="float">
            <text:p>15808000</text:p>
          </table:table-cell>
          <table:table-cell table:formula="of:=IF([.E171]-[.B171]=0;0;1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16110000" calcext:value-type="float">
            <text:p>16110000</text:p>
          </table:table-cell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17128000" calcext:value-type="float">
            <text:p>17128000</text:p>
          </table:table-cell>
          <table:table-cell table:formula="of:=IF([.L171]-[.I171]=0;0;1)" office:value-type="float" office:value="0" calcext:value-type="float">
            <text:p>0</text:p>
          </table:table-cell>
          <table:table-cell table:formula="of:=IF([.L171]-[.B1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23368999" calcext:value-type="float">
            <text:p>23368999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20881000" calcext:value-type="float">
            <text:p>20881000</text:p>
          </table:table-cell>
          <table:table-cell table:formula="of:=IF([.E172]-[.B172]=0;0;1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23792000" calcext:value-type="float">
            <text:p>23792000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27200000" calcext:value-type="float">
            <text:p>27200000</text:p>
          </table:table-cell>
          <table:table-cell table:formula="of:=IF([.L172]-[.I172]=0;0;1)" office:value-type="float" office:value="0" calcext:value-type="float">
            <text:p>0</text:p>
          </table:table-cell>
          <table:table-cell table:formula="of:=IF([.L172]-[.B1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24319000" calcext:value-type="float">
            <text:p>2431900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24371000" calcext:value-type="float">
            <text:p>24371000</text:p>
          </table:table-cell>
          <table:table-cell table:formula="of:=IF([.E173]-[.B173]=0;0;1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23478000" calcext:value-type="float">
            <text:p>23478000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27916999" calcext:value-type="float">
            <text:p>27916999</text:p>
          </table:table-cell>
          <table:table-cell table:formula="of:=IF([.L173]-[.I173]=0;0;1)" office:value-type="float" office:value="0" calcext:value-type="float">
            <text:p>0</text:p>
          </table:table-cell>
          <table:table-cell table:formula="of:=IF([.L173]-[.B1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16365999" calcext:value-type="float">
            <text:p>16365999</text:p>
          </table:table-cell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13798999" calcext:value-type="float">
            <text:p>13798999</text:p>
          </table:table-cell>
          <table:table-cell table:formula="of:=IF([.E174]-[.B174]=0;0;1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16687999" calcext:value-type="float">
            <text:p>16687999</text:p>
          </table:table-cell>
          <table:table-cell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19188000" calcext:value-type="float">
            <text:p>19188000</text:p>
          </table:table-cell>
          <table:table-cell table:formula="of:=IF([.L174]-[.I174]=0;0;1)" office:value-type="float" office:value="0" calcext:value-type="float">
            <text:p>0</text:p>
          </table:table-cell>
          <table:table-cell table:formula="of:=IF([.L174]-[.B1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office:value-type="float" office:value="6643000" calcext:value-type="float">
            <text:p>6643000</text:p>
          </table:table-cell>
          <table:table-cell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office:value-type="float" office:value="13616999" calcext:value-type="float">
            <text:p>13616999</text:p>
          </table:table-cell>
          <table:table-cell table:formula="of:=IF([.E175]-[.B175]=0;0;1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office:value-type="float" office:value="17705000" calcext:value-type="float">
            <text:p>17705000</text:p>
          </table:table-cell>
          <table:table-cell table:formula="of:=IF([.L175]-[.I175]=0;0;1)" office:value-type="float" office:value="0" calcext:value-type="float">
            <text:p>0</text:p>
          </table:table-cell>
          <table:table-cell table:formula="of:=IF([.L175]-[.B1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  <table:table-cell office:value-type="float" office:value="14138000" calcext:value-type="float">
            <text:p>14138000</text:p>
          </table:table-cell>
          <table:table-cell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  <table:table-cell office:value-type="float" office:value="13382999" calcext:value-type="float">
            <text:p>13382999</text:p>
          </table:table-cell>
          <table:table-cell table:formula="of:=IF([.E176]-[.B176]=0;0;1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  <table:table-cell office:value-type="float" office:value="15756000" calcext:value-type="float">
            <text:p>15756000</text:p>
          </table:table-cell>
          <table:table-cell table:formula="of:=IF([.L176]-[.I176]=0;0;1)" office:value-type="float" office:value="0" calcext:value-type="float">
            <text:p>0</text:p>
          </table:table-cell>
          <table:table-cell table:formula="of:=IF([.L176]-[.B1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" calcext:value-type="float">
            <text:p>1000</text:p>
          </table:table-cell>
          <table:table-cell office:value-type="float" office:value="5703000" calcext:value-type="float">
            <text:p>5703000</text:p>
          </table:table-cell>
          <table:table-cell office:value-type="float" office:value="175" calcext:value-type="float">
            <text:p>175</text:p>
          </table:table-cell>
          <table:table-cell office:value-type="float" office:value="1000" calcext:value-type="float">
            <text:p>1000</text:p>
          </table:table-cell>
          <table:table-cell office:value-type="float" office:value="5464999" calcext:value-type="float">
            <text:p>5464999</text:p>
          </table:table-cell>
          <table:table-cell table:formula="of:=IF([.E177]-[.B177]=0;0;1)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00" calcext:value-type="float">
            <text:p>1000</text:p>
          </table:table-cell>
          <table:table-cell office:value-type="float" office:value="5974999" calcext:value-type="float">
            <text:p>5974999</text:p>
          </table:table-cell>
          <table:table-cell office:value-type="float" office:value="175" calcext:value-type="float">
            <text:p>175</text:p>
          </table:table-cell>
          <table:table-cell office:value-type="float" office:value="1000" calcext:value-type="float">
            <text:p>1000</text:p>
          </table:table-cell>
          <table:table-cell office:value-type="float" office:value="6083000" calcext:value-type="float">
            <text:p>6083000</text:p>
          </table:table-cell>
          <table:table-cell table:formula="of:=IF([.L177]-[.I177]=0;0;1)" office:value-type="float" office:value="0" calcext:value-type="float">
            <text:p>0</text:p>
          </table:table-cell>
          <table:table-cell table:formula="of:=IF([.L177]-[.B1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office:value-type="float" office:value="29921999" calcext:value-type="float">
            <text:p>29921999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office:value-type="float" office:value="28772000" calcext:value-type="float">
            <text:p>28772000</text:p>
          </table:table-cell>
          <table:table-cell table:formula="of:=IF([.E178]-[.B178]=0;0;1)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office:value-type="float" office:value="28575000" calcext:value-type="float">
            <text:p>28575000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office:value-type="float" office:value="192921999" calcext:value-type="float">
            <text:p>192921999</text:p>
          </table:table-cell>
          <table:table-cell table:formula="of:=IF([.L178]-[.I178]=0;0;1)" office:value-type="float" office:value="0" calcext:value-type="float">
            <text:p>0</text:p>
          </table:table-cell>
          <table:table-cell table:formula="of:=IF([.L178]-[.B1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337723999" calcext:value-type="float">
            <text:p>337723999</text:p>
          </table:table-cell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345319999" calcext:value-type="float">
            <text:p>345319999</text:p>
          </table:table-cell>
          <table:table-cell table:formula="of:=IF([.E179]-[.B179]=0;0;1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354064000" calcext:value-type="float">
            <text:p>354064000</text:p>
          </table:table-cell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341036000" calcext:value-type="float">
            <text:p>341036000</text:p>
          </table:table-cell>
          <table:table-cell table:formula="of:=IF([.L179]-[.I179]=0;0;1)" office:value-type="float" office:value="0" calcext:value-type="float">
            <text:p>0</text:p>
          </table:table-cell>
          <table:table-cell table:formula="of:=IF([.L179]-[.B1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15125999" calcext:value-type="float">
            <text:p>15125999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15368000" calcext:value-type="float">
            <text:p>15368000</text:p>
          </table:table-cell>
          <table:table-cell table:formula="of:=IF([.E180]-[.B180]=0;0;1)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15743000" calcext:value-type="float">
            <text:p>15743000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16256000" calcext:value-type="float">
            <text:p>16256000</text:p>
          </table:table-cell>
          <table:table-cell table:formula="of:=IF([.L180]-[.I180]=0;0;1)" office:value-type="float" office:value="0" calcext:value-type="float">
            <text:p>0</text:p>
          </table:table-cell>
          <table:table-cell table:formula="of:=IF([.L180]-[.B1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5333000" calcext:value-type="float">
            <text:p>5333000</text:p>
          </table:table-cell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2704000" calcext:value-type="float">
            <text:p>2704000</text:p>
          </table:table-cell>
          <table:table-cell table:formula="of:=IF([.E181]-[.B181]=0;0;1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5646000" calcext:value-type="float">
            <text:p>5646000</text:p>
          </table:table-cell>
          <table:table-cell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3175000" calcext:value-type="float">
            <text:p>3175000</text:p>
          </table:table-cell>
          <table:table-cell table:formula="of:=IF([.L181]-[.I181]=0;0;1)" office:value-type="float" office:value="0" calcext:value-type="float">
            <text:p>0</text:p>
          </table:table-cell>
          <table:table-cell table:formula="of:=IF([.L181]-[.B1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12901000" calcext:value-type="float">
            <text:p>1290100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10366000" calcext:value-type="float">
            <text:p>10366000</text:p>
          </table:table-cell>
          <table:table-cell table:formula="of:=IF([.E182]-[.B182]=0;0;1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12263999" calcext:value-type="float">
            <text:p>12263999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11968999" calcext:value-type="float">
            <text:p>11968999</text:p>
          </table:table-cell>
          <table:table-cell table:formula="of:=IF([.L182]-[.I182]=0;0;1)" office:value-type="float" office:value="0" calcext:value-type="float">
            <text:p>0</text:p>
          </table:table-cell>
          <table:table-cell table:formula="of:=IF([.L182]-[.B1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" calcext:value-type="float">
            <text:p>1000</text:p>
          </table:table-cell>
          <table:table-cell office:value-type="float" office:value="22465000" calcext:value-type="float">
            <text:p>22465000</text:p>
          </table:table-cell>
          <table:table-cell office:value-type="float" office:value="181" calcext:value-type="float">
            <text:p>181</text:p>
          </table:table-cell>
          <table:table-cell office:value-type="float" office:value="1000" calcext:value-type="float">
            <text:p>1000</text:p>
          </table:table-cell>
          <table:table-cell office:value-type="float" office:value="23032000" calcext:value-type="float">
            <text:p>23032000</text:p>
          </table:table-cell>
          <table:table-cell table:formula="of:=IF([.E183]-[.B183]=0;0;1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000" calcext:value-type="float">
            <text:p>1000</text:p>
          </table:table-cell>
          <table:table-cell office:value-type="float" office:value="22924999" calcext:value-type="float">
            <text:p>22924999</text:p>
          </table:table-cell>
          <table:table-cell office:value-type="float" office:value="181" calcext:value-type="float">
            <text:p>181</text:p>
          </table:table-cell>
          <table:table-cell office:value-type="float" office:value="1000" calcext:value-type="float">
            <text:p>1000</text:p>
          </table:table-cell>
          <table:table-cell office:value-type="float" office:value="29598000" calcext:value-type="float">
            <text:p>29598000</text:p>
          </table:table-cell>
          <table:table-cell table:formula="of:=IF([.L183]-[.I183]=0;0;1)" office:value-type="float" office:value="0" calcext:value-type="float">
            <text:p>0</text:p>
          </table:table-cell>
          <table:table-cell table:formula="of:=IF([.L183]-[.B1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20780000" calcext:value-type="float">
            <text:p>2078000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21467999" calcext:value-type="float">
            <text:p>21467999</text:p>
          </table:table-cell>
          <table:table-cell table:formula="of:=IF([.E184]-[.B184]=0;0;1)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21092000" calcext:value-type="float">
            <text:p>21092000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27679000" calcext:value-type="float">
            <text:p>27679000</text:p>
          </table:table-cell>
          <table:table-cell table:formula="of:=IF([.L184]-[.I184]=0;0;1)" office:value-type="float" office:value="0" calcext:value-type="float">
            <text:p>0</text:p>
          </table:table-cell>
          <table:table-cell table:formula="of:=IF([.L184]-[.B1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27552999" calcext:value-type="float">
            <text:p>27552999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28314000" calcext:value-type="float">
            <text:p>28314000</text:p>
          </table:table-cell>
          <table:table-cell table:formula="of:=IF([.E185]-[.B185]=0;0;1)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28081000" calcext:value-type="float">
            <text:p>28081000</text:p>
          </table:table-cell>
          <table:table-cell office:value-type="float" office:value="183" calcext:value-type="float">
            <text:p>183</text:p>
          </table:table-cell>
          <table:table-cell office:value-type="float" office:value="1000" calcext:value-type="float">
            <text:p>1000</text:p>
          </table:table-cell>
          <table:table-cell office:value-type="float" office:value="30725000" calcext:value-type="float">
            <text:p>30725000</text:p>
          </table:table-cell>
          <table:table-cell table:formula="of:=IF([.L185]-[.I185]=0;0;1)" office:value-type="float" office:value="0" calcext:value-type="float">
            <text:p>0</text:p>
          </table:table-cell>
          <table:table-cell table:formula="of:=IF([.L185]-[.B1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18618000" calcext:value-type="float">
            <text:p>18618000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16867999" calcext:value-type="float">
            <text:p>16867999</text:p>
          </table:table-cell>
          <table:table-cell table:formula="of:=IF([.E186]-[.B186]=0;0;1)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18265999" calcext:value-type="float">
            <text:p>18265999</text:p>
          </table:table-cell>
          <table:table-cell office:value-type="float" office:value="184" calcext:value-type="float">
            <text:p>184</text:p>
          </table:table-cell>
          <table:table-cell office:value-type="float" office:value="1000" calcext:value-type="float">
            <text:p>1000</text:p>
          </table:table-cell>
          <table:table-cell office:value-type="float" office:value="23844000" calcext:value-type="float">
            <text:p>23844000</text:p>
          </table:table-cell>
          <table:table-cell table:formula="of:=IF([.L186]-[.I186]=0;0;1)" office:value-type="float" office:value="0" calcext:value-type="float">
            <text:p>0</text:p>
          </table:table-cell>
          <table:table-cell table:formula="of:=IF([.L186]-[.B1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" calcext:value-type="float">
            <text:p>1000</text:p>
          </table:table-cell>
          <table:table-cell office:value-type="float" office:value="17287000" calcext:value-type="float">
            <text:p>17287000</text:p>
          </table:table-cell>
          <table:table-cell office:value-type="float" office:value="185" calcext:value-type="float">
            <text:p>185</text:p>
          </table:table-cell>
          <table:table-cell office:value-type="float" office:value="1000" calcext:value-type="float">
            <text:p>1000</text:p>
          </table:table-cell>
          <table:table-cell office:value-type="float" office:value="15775000" calcext:value-type="float">
            <text:p>15775000</text:p>
          </table:table-cell>
          <table:table-cell table:formula="of:=IF([.E187]-[.B187]=0;0;1)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000" calcext:value-type="float">
            <text:p>1000</text:p>
          </table:table-cell>
          <table:table-cell office:value-type="float" office:value="17057000" calcext:value-type="float">
            <text:p>17057000</text:p>
          </table:table-cell>
          <table:table-cell office:value-type="float" office:value="185" calcext:value-type="float">
            <text:p>185</text:p>
          </table:table-cell>
          <table:table-cell office:value-type="float" office:value="1000" calcext:value-type="float">
            <text:p>1000</text:p>
          </table:table-cell>
          <table:table-cell office:value-type="float" office:value="22490000" calcext:value-type="float">
            <text:p>22490000</text:p>
          </table:table-cell>
          <table:table-cell table:formula="of:=IF([.L187]-[.I187]=0;0;1)" office:value-type="float" office:value="0" calcext:value-type="float">
            <text:p>0</text:p>
          </table:table-cell>
          <table:table-cell table:formula="of:=IF([.L187]-[.B1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99" calcext:value-type="float">
            <text:p>14133999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12659000" calcext:value-type="float">
            <text:p>12659000</text:p>
          </table:table-cell>
          <table:table-cell table:formula="of:=IF([.E188]-[.B188]=0;0;1)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14730000" calcext:value-type="float">
            <text:p>14730000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14698000" calcext:value-type="float">
            <text:p>14698000</text:p>
          </table:table-cell>
          <table:table-cell table:formula="of:=IF([.L188]-[.I188]=0;0;1)" office:value-type="float" office:value="0" calcext:value-type="float">
            <text:p>0</text:p>
          </table:table-cell>
          <table:table-cell table:formula="of:=IF([.L188]-[.B1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12336000" calcext:value-type="float">
            <text:p>12336000</text:p>
          </table:table-cell>
          <table:table-cell table:formula="of:=IF([.E189]-[.B189]=0;0;1)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12626000" calcext:value-type="float">
            <text:p>12626000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14830000" calcext:value-type="float">
            <text:p>14830000</text:p>
          </table:table-cell>
          <table:table-cell table:formula="of:=IF([.L189]-[.I189]=0;0;1)" office:value-type="float" office:value="0" calcext:value-type="float">
            <text:p>0</text:p>
          </table:table-cell>
          <table:table-cell table:formula="of:=IF([.L189]-[.B1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11732999" calcext:value-type="float">
            <text:p>11732999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11932000" calcext:value-type="float">
            <text:p>11932000</text:p>
          </table:table-cell>
          <table:table-cell table:formula="of:=IF([.E190]-[.B190]=0;0;1)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12105000" calcext:value-type="float">
            <text:p>12105000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13986000" calcext:value-type="float">
            <text:p>13986000</text:p>
          </table:table-cell>
          <table:table-cell table:formula="of:=IF([.L190]-[.I190]=0;0;1)" office:value-type="float" office:value="0" calcext:value-type="float">
            <text:p>0</text:p>
          </table:table-cell>
          <table:table-cell table:formula="of:=IF([.L190]-[.B1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" calcext:value-type="float">
            <text:p>1000</text:p>
          </table:table-cell>
          <table:table-cell office:value-type="float" office:value="29332999" calcext:value-type="float">
            <text:p>29332999</text:p>
          </table:table-cell>
          <table:table-cell office:value-type="float" office:value="189" calcext:value-type="float">
            <text:p>189</text:p>
          </table:table-cell>
          <table:table-cell office:value-type="float" office:value="1000" calcext:value-type="float">
            <text:p>1000</text:p>
          </table:table-cell>
          <table:table-cell office:value-type="float" office:value="30333000" calcext:value-type="float">
            <text:p>30333000</text:p>
          </table:table-cell>
          <table:table-cell table:formula="of:=IF([.E191]-[.B191]=0;0;1)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00" calcext:value-type="float">
            <text:p>1000</text:p>
          </table:table-cell>
          <table:table-cell office:value-type="float" office:value="16909999" calcext:value-type="float">
            <text:p>16909999</text:p>
          </table:table-cell>
          <table:table-cell office:value-type="float" office:value="189" calcext:value-type="float">
            <text:p>189</text:p>
          </table:table-cell>
          <table:table-cell office:value-type="float" office:value="1000" calcext:value-type="float">
            <text:p>1000</text:p>
          </table:table-cell>
          <table:table-cell office:value-type="float" office:value="15486999" calcext:value-type="float">
            <text:p>15486999</text:p>
          </table:table-cell>
          <table:table-cell table:formula="of:=IF([.L191]-[.I191]=0;0;1)" office:value-type="float" office:value="0" calcext:value-type="float">
            <text:p>0</text:p>
          </table:table-cell>
          <table:table-cell table:formula="of:=IF([.L191]-[.B1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1358402000" calcext:value-type="float">
            <text:p>313584020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2656253000" calcext:value-type="float">
            <text:p>32656253000</text:p>
          </table:table-cell>
          <table:table-cell table:formula="of:=IF([.E192]-[.B192]=0;0;1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2025616000" calcext:value-type="float">
            <text:p>320256160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5001180000" calcext:value-type="float">
            <text:p>35001180000</text:p>
          </table:table-cell>
          <table:table-cell table:formula="of:=IF([.L192]-[.I192]=0;0;1)" office:value-type="float" office:value="0" calcext:value-type="float">
            <text:p>0</text:p>
          </table:table-cell>
          <table:table-cell table:formula="of:=IF([.L192]-[.B1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2641000" calcext:value-type="float">
            <text:p>52641000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4911999" calcext:value-type="float">
            <text:p>54911999</text:p>
          </table:table-cell>
          <table:table-cell table:formula="of:=IF([.E193]-[.B193]=0;0;1)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5598999" calcext:value-type="float">
            <text:p>55598999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6048999" calcext:value-type="float">
            <text:p>56048999</text:p>
          </table:table-cell>
          <table:table-cell table:formula="of:=IF([.L193]-[.I193]=0;0;1)" office:value-type="float" office:value="0" calcext:value-type="float">
            <text:p>0</text:p>
          </table:table-cell>
          <table:table-cell table:formula="of:=IF([.L193]-[.B1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16663000" calcext:value-type="float">
            <text:p>16663000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16908000" calcext:value-type="float">
            <text:p>16908000</text:p>
          </table:table-cell>
          <table:table-cell table:formula="of:=IF([.E194]-[.B194]=0;0;1)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17110000" calcext:value-type="float">
            <text:p>17110000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18955000" calcext:value-type="float">
            <text:p>18955000</text:p>
          </table:table-cell>
          <table:table-cell table:formula="of:=IF([.L194]-[.I194]=0;0;1)" office:value-type="float" office:value="0" calcext:value-type="float">
            <text:p>0</text:p>
          </table:table-cell>
          <table:table-cell table:formula="of:=IF([.L194]-[.B1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29375000" calcext:value-type="float">
            <text:p>29375000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30226000" calcext:value-type="float">
            <text:p>30226000</text:p>
          </table:table-cell>
          <table:table-cell table:formula="of:=IF([.E195]-[.B195]=0;0;1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30244999" calcext:value-type="float">
            <text:p>30244999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42092000" calcext:value-type="float">
            <text:p>42092000</text:p>
          </table:table-cell>
          <table:table-cell table:formula="of:=IF([.L195]-[.I195]=0;0;1)" office:value-type="float" office:value="0" calcext:value-type="float">
            <text:p>0</text:p>
          </table:table-cell>
          <table:table-cell table:formula="of:=IF([.L195]-[.B1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19710000" calcext:value-type="float">
            <text:p>19710000</text:p>
          </table:table-cell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20071000" calcext:value-type="float">
            <text:p>20071000</text:p>
          </table:table-cell>
          <table:table-cell table:formula="of:=IF([.E196]-[.B196]=0;0;1)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20288000" calcext:value-type="float">
            <text:p>20288000</text:p>
          </table:table-cell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22966000" calcext:value-type="float">
            <text:p>22966000</text:p>
          </table:table-cell>
          <table:table-cell table:formula="of:=IF([.L196]-[.I196]=0;0;1)" office:value-type="float" office:value="0" calcext:value-type="float">
            <text:p>0</text:p>
          </table:table-cell>
          <table:table-cell table:formula="of:=IF([.L196]-[.B1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0336000" calcext:value-type="float">
            <text:p>10033600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4629000" calcext:value-type="float">
            <text:p>104629000</text:p>
          </table:table-cell>
          <table:table-cell table:formula="of:=IF([.E197]-[.B197]=0;0;1)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2752000" calcext:value-type="float">
            <text:p>10275200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12862999" calcext:value-type="float">
            <text:p>112862999</text:p>
          </table:table-cell>
          <table:table-cell table:formula="of:=IF([.L197]-[.I197]=0;0;1)" office:value-type="float" office:value="0" calcext:value-type="float">
            <text:p>0</text:p>
          </table:table-cell>
          <table:table-cell table:formula="of:=IF([.L197]-[.B1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4467000" calcext:value-type="float">
            <text:p>4467000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4602999" calcext:value-type="float">
            <text:p>4602999</text:p>
          </table:table-cell>
          <table:table-cell table:formula="of:=IF([.E198]-[.B198]=0;0;1)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5022000" calcext:value-type="float">
            <text:p>5022000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5275999" calcext:value-type="float">
            <text:p>5275999</text:p>
          </table:table-cell>
          <table:table-cell table:formula="of:=IF([.L198]-[.I198]=0;0;1)" office:value-type="float" office:value="0" calcext:value-type="float">
            <text:p>0</text:p>
          </table:table-cell>
          <table:table-cell table:formula="of:=IF([.L198]-[.B1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" calcext:value-type="float">
            <text:p>1000</text:p>
          </table:table-cell>
          <table:table-cell office:value-type="float" office:value="2631000" calcext:value-type="float">
            <text:p>2631000</text:p>
          </table:table-cell>
          <table:table-cell office:value-type="float" office:value="197" calcext:value-type="float">
            <text:p>197</text:p>
          </table:table-cell>
          <table:table-cell office:value-type="float" office:value="1000" calcext:value-type="float">
            <text:p>1000</text:p>
          </table:table-cell>
          <table:table-cell office:value-type="float" office:value="2694000" calcext:value-type="float">
            <text:p>2694000</text:p>
          </table:table-cell>
          <table:table-cell table:formula="of:=IF([.E199]-[.B199]=0;0;1)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000" calcext:value-type="float">
            <text:p>1000</text:p>
          </table:table-cell>
          <table:table-cell office:value-type="float" office:value="3057000" calcext:value-type="float">
            <text:p>3057000</text:p>
          </table:table-cell>
          <table:table-cell office:value-type="float" office:value="197" calcext:value-type="float">
            <text:p>197</text:p>
          </table:table-cell>
          <table:table-cell office:value-type="float" office:value="1000" calcext:value-type="float">
            <text:p>1000</text:p>
          </table:table-cell>
          <table:table-cell office:value-type="float" office:value="3159000" calcext:value-type="float">
            <text:p>3159000</text:p>
          </table:table-cell>
          <table:table-cell table:formula="of:=IF([.L199]-[.I199]=0;0;1)" office:value-type="float" office:value="0" calcext:value-type="float">
            <text:p>0</text:p>
          </table:table-cell>
          <table:table-cell table:formula="of:=IF([.L199]-[.B1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401858000" calcext:value-type="float">
            <text:p>401858000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377341999" calcext:value-type="float">
            <text:p>377341999</text:p>
          </table:table-cell>
          <table:table-cell table:formula="of:=IF([.E200]-[.B200]=0;0;1)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383758999" calcext:value-type="float">
            <text:p>383758999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388687000" calcext:value-type="float">
            <text:p>388687000</text:p>
          </table:table-cell>
          <table:table-cell table:formula="of:=IF([.L200]-[.I200]=0;0;1)" office:value-type="float" office:value="0" calcext:value-type="float">
            <text:p>0</text:p>
          </table:table-cell>
          <table:table-cell table:formula="of:=IF([.L200]-[.B2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" calcext:value-type="float">
            <text:p>1000</text:p>
          </table:table-cell>
          <table:table-cell office:value-type="float" office:value="11083000" calcext:value-type="float">
            <text:p>11083000</text:p>
          </table:table-cell>
          <table:table-cell office:value-type="float" office:value="199" calcext:value-type="float">
            <text:p>199</text:p>
          </table:table-cell>
          <table:table-cell office:value-type="float" office:value="1000" calcext:value-type="float">
            <text:p>1000</text:p>
          </table:table-cell>
          <table:table-cell office:value-type="float" office:value="10121000" calcext:value-type="float">
            <text:p>10121000</text:p>
          </table:table-cell>
          <table:table-cell table:formula="of:=IF([.E201]-[.B201]=0;0;1)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000" calcext:value-type="float">
            <text:p>1000</text:p>
          </table:table-cell>
          <table:table-cell office:value-type="float" office:value="10239000" calcext:value-type="float">
            <text:p>10239000</text:p>
          </table:table-cell>
          <table:table-cell office:value-type="float" office:value="199" calcext:value-type="float">
            <text:p>199</text:p>
          </table:table-cell>
          <table:table-cell office:value-type="float" office:value="1000" calcext:value-type="float">
            <text:p>1000</text:p>
          </table:table-cell>
          <table:table-cell office:value-type="float" office:value="12662000" calcext:value-type="float">
            <text:p>12662000</text:p>
          </table:table-cell>
          <table:table-cell table:formula="of:=IF([.L201]-[.I201]=0;0;1)" office:value-type="float" office:value="0" calcext:value-type="float">
            <text:p>0</text:p>
          </table:table-cell>
          <table:table-cell table:formula="of:=IF([.L201]-[.B2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2109000" calcext:value-type="float">
            <text:p>22109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1152000" calcext:value-type="float">
            <text:p>21152000</text:p>
          </table:table-cell>
          <table:table-cell table:formula="of:=IF([.E202]-[.B202]=0;0;1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2858000" calcext:value-type="float">
            <text:p>22858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2912000" calcext:value-type="float">
            <text:p>22912000</text:p>
          </table:table-cell>
          <table:table-cell table:formula="of:=IF([.L202]-[.I202]=0;0;1)" office:value-type="float" office:value="0" calcext:value-type="float">
            <text:p>0</text:p>
          </table:table-cell>
          <table:table-cell table:formula="of:=IF([.L202]-[.B2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16112999" calcext:value-type="float">
            <text:p>16112999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16735000" calcext:value-type="float">
            <text:p>16735000</text:p>
          </table:table-cell>
          <table:table-cell table:formula="of:=IF([.E203]-[.B203]=0;0;1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16703000" calcext:value-type="float">
            <text:p>16703000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17450999" calcext:value-type="float">
            <text:p>17450999</text:p>
          </table:table-cell>
          <table:table-cell table:formula="of:=IF([.L203]-[.I203]=0;0;1)" office:value-type="float" office:value="0" calcext:value-type="float">
            <text:p>0</text:p>
          </table:table-cell>
          <table:table-cell table:formula="of:=IF([.L203]-[.B2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28718000" calcext:value-type="float">
            <text:p>128718000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33035999" calcext:value-type="float">
            <text:p>133035999</text:p>
          </table:table-cell>
          <table:table-cell table:formula="of:=IF([.E204]-[.B204]=0;0;1)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34022000" calcext:value-type="float">
            <text:p>134022000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33384000" calcext:value-type="float">
            <text:p>133384000</text:p>
          </table:table-cell>
          <table:table-cell table:formula="of:=IF([.L204]-[.I204]=0;0;1)" office:value-type="float" office:value="0" calcext:value-type="float">
            <text:p>0</text:p>
          </table:table-cell>
          <table:table-cell table:formula="of:=IF([.L204]-[.B2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10844999" calcext:value-type="float">
            <text:p>10844999</text:p>
          </table:table-cell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11027000" calcext:value-type="float">
            <text:p>11027000</text:p>
          </table:table-cell>
          <table:table-cell table:formula="of:=IF([.E205]-[.B205]=0;0;1)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11046000" calcext:value-type="float">
            <text:p>11046000</text:p>
          </table:table-cell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14839999" calcext:value-type="float">
            <text:p>14839999</text:p>
          </table:table-cell>
          <table:table-cell table:formula="of:=IF([.L205]-[.I205]=0;0;1)" office:value-type="float" office:value="0" calcext:value-type="float">
            <text:p>0</text:p>
          </table:table-cell>
          <table:table-cell table:formula="of:=IF([.L205]-[.B2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" calcext:value-type="float">
            <text:p>1000</text:p>
          </table:table-cell>
          <table:table-cell office:value-type="float" office:value="70015000" calcext:value-type="float">
            <text:p>70015000</text:p>
          </table:table-cell>
          <table:table-cell office:value-type="float" office:value="204" calcext:value-type="float">
            <text:p>204</text:p>
          </table:table-cell>
          <table:table-cell office:value-type="float" office:value="1000" calcext:value-type="float">
            <text:p>1000</text:p>
          </table:table-cell>
          <table:table-cell office:value-type="float" office:value="72864000" calcext:value-type="float">
            <text:p>72864000</text:p>
          </table:table-cell>
          <table:table-cell table:formula="of:=IF([.E206]-[.B206]=0;0;1)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0" calcext:value-type="float">
            <text:p>1000</text:p>
          </table:table-cell>
          <table:table-cell office:value-type="float" office:value="71352000" calcext:value-type="float">
            <text:p>71352000</text:p>
          </table:table-cell>
          <table:table-cell office:value-type="float" office:value="204" calcext:value-type="float">
            <text:p>204</text:p>
          </table:table-cell>
          <table:table-cell office:value-type="float" office:value="1000" calcext:value-type="float">
            <text:p>1000</text:p>
          </table:table-cell>
          <table:table-cell office:value-type="float" office:value="83020000" calcext:value-type="float">
            <text:p>83020000</text:p>
          </table:table-cell>
          <table:table-cell table:formula="of:=IF([.L206]-[.I206]=0;0;1)" office:value-type="float" office:value="0" calcext:value-type="float">
            <text:p>0</text:p>
          </table:table-cell>
          <table:table-cell table:formula="of:=IF([.L206]-[.B2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21306000" calcext:value-type="float">
            <text:p>21306000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21731000" calcext:value-type="float">
            <text:p>21731000</text:p>
          </table:table-cell>
          <table:table-cell table:formula="of:=IF([.E207]-[.B207]=0;0;1)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21692000" calcext:value-type="float">
            <text:p>21692000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24016000" calcext:value-type="float">
            <text:p>24016000</text:p>
          </table:table-cell>
          <table:table-cell table:formula="of:=IF([.L207]-[.I207]=0;0;1)" office:value-type="float" office:value="0" calcext:value-type="float">
            <text:p>0</text:p>
          </table:table-cell>
          <table:table-cell table:formula="of:=IF([.L207]-[.B2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" calcext:value-type="float">
            <text:p>1000</text:p>
          </table:table-cell>
          <table:table-cell office:value-type="float" office:value="5397000" calcext:value-type="float">
            <text:p>5397000</text:p>
          </table:table-cell>
          <table:table-cell office:value-type="float" office:value="206" calcext:value-type="float">
            <text:p>206</text:p>
          </table:table-cell>
          <table:table-cell office:value-type="float" office:value="1000" calcext:value-type="float">
            <text:p>1000</text:p>
          </table:table-cell>
          <table:table-cell office:value-type="float" office:value="5461000" calcext:value-type="float">
            <text:p>5461000</text:p>
          </table:table-cell>
          <table:table-cell table:formula="of:=IF([.E208]-[.B208]=0;0;1)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00" calcext:value-type="float">
            <text:p>1000</text:p>
          </table:table-cell>
          <table:table-cell office:value-type="float" office:value="5621999" calcext:value-type="float">
            <text:p>5621999</text:p>
          </table:table-cell>
          <table:table-cell office:value-type="float" office:value="206" calcext:value-type="float">
            <text:p>206</text:p>
          </table:table-cell>
          <table:table-cell office:value-type="float" office:value="1000" calcext:value-type="float">
            <text:p>1000</text:p>
          </table:table-cell>
          <table:table-cell office:value-type="float" office:value="6704000" calcext:value-type="float">
            <text:p>6704000</text:p>
          </table:table-cell>
          <table:table-cell table:formula="of:=IF([.L208]-[.I208]=0;0;1)" office:value-type="float" office:value="0" calcext:value-type="float">
            <text:p>0</text:p>
          </table:table-cell>
          <table:table-cell table:formula="of:=IF([.L208]-[.B2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" calcext:value-type="float">
            <text:p>1000</text:p>
          </table:table-cell>
          <table:table-cell office:value-type="float" office:value="7072999" calcext:value-type="float">
            <text:p>7072999</text:p>
          </table:table-cell>
          <table:table-cell office:value-type="float" office:value="207" calcext:value-type="float">
            <text:p>207</text:p>
          </table:table-cell>
          <table:table-cell office:value-type="float" office:value="1000" calcext:value-type="float">
            <text:p>1000</text:p>
          </table:table-cell>
          <table:table-cell office:value-type="float" office:value="7268999" calcext:value-type="float">
            <text:p>7268999</text:p>
          </table:table-cell>
          <table:table-cell table:formula="of:=IF([.E209]-[.B209]=0;0;1)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000" calcext:value-type="float">
            <text:p>1000</text:p>
          </table:table-cell>
          <table:table-cell office:value-type="float" office:value="9045000" calcext:value-type="float">
            <text:p>9045000</text:p>
          </table:table-cell>
          <table:table-cell office:value-type="float" office:value="207" calcext:value-type="float">
            <text:p>207</text:p>
          </table:table-cell>
          <table:table-cell office:value-type="float" office:value="1000" calcext:value-type="float">
            <text:p>1000</text:p>
          </table:table-cell>
          <table:table-cell office:value-type="float" office:value="8587000" calcext:value-type="float">
            <text:p>8587000</text:p>
          </table:table-cell>
          <table:table-cell table:formula="of:=IF([.L209]-[.I209]=0;0;1)" office:value-type="float" office:value="0" calcext:value-type="float">
            <text:p>0</text:p>
          </table:table-cell>
          <table:table-cell table:formula="of:=IF([.L209]-[.B2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7719999" calcext:value-type="float">
            <text:p>7719999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7984999" calcext:value-type="float">
            <text:p>7984999</text:p>
          </table:table-cell>
          <table:table-cell table:formula="of:=IF([.E210]-[.B210]=0;0;1)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8387000" calcext:value-type="float">
            <text:p>8387000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11193000" calcext:value-type="float">
            <text:p>11193000</text:p>
          </table:table-cell>
          <table:table-cell table:formula="of:=IF([.L210]-[.I210]=0;0;1)" office:value-type="float" office:value="0" calcext:value-type="float">
            <text:p>0</text:p>
          </table:table-cell>
          <table:table-cell table:formula="of:=IF([.L210]-[.B2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20739000" calcext:value-type="float">
            <text:p>20739000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21599000" calcext:value-type="float">
            <text:p>21599000</text:p>
          </table:table-cell>
          <table:table-cell table:formula="of:=IF([.E211]-[.B211]=0;0;1)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21254000" calcext:value-type="float">
            <text:p>21254000</text:p>
          </table:table-cell>
          <table:table-cell office:value-type="float" office:value="209" calcext:value-type="float">
            <text:p>209</text:p>
          </table:table-cell>
          <table:table-cell office:value-type="float" office:value="1000" calcext:value-type="float">
            <text:p>1000</text:p>
          </table:table-cell>
          <table:table-cell office:value-type="float" office:value="25970999" calcext:value-type="float">
            <text:p>25970999</text:p>
          </table:table-cell>
          <table:table-cell table:formula="of:=IF([.L211]-[.I211]=0;0;1)" office:value-type="float" office:value="0" calcext:value-type="float">
            <text:p>0</text:p>
          </table:table-cell>
          <table:table-cell table:formula="of:=IF([.L211]-[.B2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office:value-type="float" office:value="38990000" calcext:value-type="float">
            <text:p>38990000</text:p>
          </table:table-cell>
          <table:table-cell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office:value-type="float" office:value="40556999" calcext:value-type="float">
            <text:p>40556999</text:p>
          </table:table-cell>
          <table:table-cell table:formula="of:=IF([.E212]-[.B212]=0;0;1)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office:value-type="float" office:value="39741000" calcext:value-type="float">
            <text:p>39741000</text:p>
          </table:table-cell>
          <table:table-cell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office:value-type="float" office:value="43320000" calcext:value-type="float">
            <text:p>43320000</text:p>
          </table:table-cell>
          <table:table-cell table:formula="of:=IF([.L212]-[.I212]=0;0;1)" office:value-type="float" office:value="0" calcext:value-type="float">
            <text:p>0</text:p>
          </table:table-cell>
          <table:table-cell table:formula="of:=IF([.L212]-[.B2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" calcext:value-type="float">
            <text:p>1000</text:p>
          </table:table-cell>
          <table:table-cell office:value-type="float" office:value="11871000" calcext:value-type="float">
            <text:p>11871000</text:p>
          </table:table-cell>
          <table:table-cell office:value-type="float" office:value="211" calcext:value-type="float">
            <text:p>211</text:p>
          </table:table-cell>
          <table:table-cell office:value-type="float" office:value="1000" calcext:value-type="float">
            <text:p>1000</text:p>
          </table:table-cell>
          <table:table-cell office:value-type="float" office:value="9486999" calcext:value-type="float">
            <text:p>9486999</text:p>
          </table:table-cell>
          <table:table-cell table:formula="of:=IF([.E213]-[.B213]=0;0;1)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00" calcext:value-type="float">
            <text:p>1000</text:p>
          </table:table-cell>
          <table:table-cell office:value-type="float" office:value="12315000" calcext:value-type="float">
            <text:p>12315000</text:p>
          </table:table-cell>
          <table:table-cell office:value-type="float" office:value="211" calcext:value-type="float">
            <text:p>211</text:p>
          </table:table-cell>
          <table:table-cell office:value-type="float" office:value="1000" calcext:value-type="float">
            <text:p>1000</text:p>
          </table:table-cell>
          <table:table-cell office:value-type="float" office:value="12686000" calcext:value-type="float">
            <text:p>12686000</text:p>
          </table:table-cell>
          <table:table-cell table:formula="of:=IF([.L213]-[.I213]=0;0;1)" office:value-type="float" office:value="0" calcext:value-type="float">
            <text:p>0</text:p>
          </table:table-cell>
          <table:table-cell table:formula="of:=IF([.L213]-[.B2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368357000" calcext:value-type="float">
            <text:p>368357000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390393999" calcext:value-type="float">
            <text:p>390393999</text:p>
          </table:table-cell>
          <table:table-cell table:formula="of:=IF([.E214]-[.B214]=0;0;1)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353004999" calcext:value-type="float">
            <text:p>353004999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402346999" calcext:value-type="float">
            <text:p>402346999</text:p>
          </table:table-cell>
          <table:table-cell table:formula="of:=IF([.L214]-[.I214]=0;0;1)" office:value-type="float" office:value="0" calcext:value-type="float">
            <text:p>0</text:p>
          </table:table-cell>
          <table:table-cell table:formula="of:=IF([.L214]-[.B2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" calcext:value-type="float">
            <text:p>1000</text:p>
          </table:table-cell>
          <table:table-cell office:value-type="float" office:value="17969000" calcext:value-type="float">
            <text:p>17969000</text:p>
          </table:table-cell>
          <table:table-cell office:value-type="float" office:value="213" calcext:value-type="float">
            <text:p>213</text:p>
          </table:table-cell>
          <table:table-cell office:value-type="float" office:value="1000" calcext:value-type="float">
            <text:p>1000</text:p>
          </table:table-cell>
          <table:table-cell office:value-type="float" office:value="17824000" calcext:value-type="float">
            <text:p>17824000</text:p>
          </table:table-cell>
          <table:table-cell table:formula="of:=IF([.E215]-[.B215]=0;0;1)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00" calcext:value-type="float">
            <text:p>1000</text:p>
          </table:table-cell>
          <table:table-cell office:value-type="float" office:value="18604000" calcext:value-type="float">
            <text:p>18604000</text:p>
          </table:table-cell>
          <table:table-cell office:value-type="float" office:value="213" calcext:value-type="float">
            <text:p>213</text:p>
          </table:table-cell>
          <table:table-cell office:value-type="float" office:value="1000" calcext:value-type="float">
            <text:p>1000</text:p>
          </table:table-cell>
          <table:table-cell office:value-type="float" office:value="43347000" calcext:value-type="float">
            <text:p>43347000</text:p>
          </table:table-cell>
          <table:table-cell table:formula="of:=IF([.L215]-[.I215]=0;0;1)" office:value-type="float" office:value="0" calcext:value-type="float">
            <text:p>0</text:p>
          </table:table-cell>
          <table:table-cell table:formula="of:=IF([.L215]-[.B2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419686000" calcext:value-type="float">
            <text:p>41968600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413723000" calcext:value-type="float">
            <text:p>413723000</text:p>
          </table:table-cell>
          <table:table-cell table:formula="of:=IF([.E216]-[.B216]=0;0;1)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394007999" calcext:value-type="float">
            <text:p>394007999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717221999" calcext:value-type="float">
            <text:p>717221999</text:p>
          </table:table-cell>
          <table:table-cell table:formula="of:=IF([.L216]-[.I216]=0;0;1)" office:value-type="float" office:value="0" calcext:value-type="float">
            <text:p>0</text:p>
          </table:table-cell>
          <table:table-cell table:formula="of:=IF([.L216]-[.B2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7936000" calcext:value-type="float">
            <text:p>79360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8041000" calcext:value-type="float">
            <text:p>8041000</text:p>
          </table:table-cell>
          <table:table-cell table:formula="of:=IF([.E217]-[.B217]=0;0;1)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8757000" calcext:value-type="float">
            <text:p>87570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12043000" calcext:value-type="float">
            <text:p>12043000</text:p>
          </table:table-cell>
          <table:table-cell table:formula="of:=IF([.L217]-[.I217]=0;0;1)" office:value-type="float" office:value="0" calcext:value-type="float">
            <text:p>0</text:p>
          </table:table-cell>
          <table:table-cell table:formula="of:=IF([.L217]-[.B2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E218]-[.B218]=0;0;1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table:formula="of:=IF([.L218]-[.I218]=0;0;1)" office:value-type="float" office:value="0" calcext:value-type="float">
            <text:p>0</text:p>
          </table:table-cell>
          <table:table-cell table:formula="of:=IF([.L218]-[.B2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" calcext:value-type="float">
            <text:p>1000</text:p>
          </table:table-cell>
          <table:table-cell office:value-type="float" office:value="8616000" calcext:value-type="float">
            <text:p>8616000</text:p>
          </table:table-cell>
          <table:table-cell office:value-type="float" office:value="217" calcext:value-type="float">
            <text:p>217</text:p>
          </table:table-cell>
          <table:table-cell office:value-type="float" office:value="1000" calcext:value-type="float">
            <text:p>1000</text:p>
          </table:table-cell>
          <table:table-cell office:value-type="float" office:value="8700000" calcext:value-type="float">
            <text:p>8700000</text:p>
          </table:table-cell>
          <table:table-cell table:formula="of:=IF([.E219]-[.B219]=0;0;1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000" calcext:value-type="float">
            <text:p>1000</text:p>
          </table:table-cell>
          <table:table-cell office:value-type="float" office:value="9047999" calcext:value-type="float">
            <text:p>9047999</text:p>
          </table:table-cell>
          <table:table-cell office:value-type="float" office:value="217" calcext:value-type="float">
            <text:p>217</text:p>
          </table:table-cell>
          <table:table-cell office:value-type="float" office:value="1000" calcext:value-type="float">
            <text:p>1000</text:p>
          </table:table-cell>
          <table:table-cell office:value-type="float" office:value="10610000" calcext:value-type="float">
            <text:p>10610000</text:p>
          </table:table-cell>
          <table:table-cell table:formula="of:=IF([.L219]-[.I219]=0;0;1)" office:value-type="float" office:value="0" calcext:value-type="float">
            <text:p>0</text:p>
          </table:table-cell>
          <table:table-cell table:formula="of:=IF([.L219]-[.B2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23153000" calcext:value-type="float">
            <text:p>23153000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23791000" calcext:value-type="float">
            <text:p>23791000</text:p>
          </table:table-cell>
          <table:table-cell table:formula="of:=IF([.E220]-[.B220]=0;0;1)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23405000" calcext:value-type="float">
            <text:p>23405000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27967000" calcext:value-type="float">
            <text:p>27967000</text:p>
          </table:table-cell>
          <table:table-cell table:formula="of:=IF([.L220]-[.I220]=0;0;1)" office:value-type="float" office:value="0" calcext:value-type="float">
            <text:p>0</text:p>
          </table:table-cell>
          <table:table-cell table:formula="of:=IF([.L220]-[.B2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" calcext:value-type="float">
            <text:p>1000</text:p>
          </table:table-cell>
          <table:table-cell office:value-type="float" office:value="8414000" calcext:value-type="float">
            <text:p>8414000</text:p>
          </table:table-cell>
          <table:table-cell office:value-type="float" office:value="219" calcext:value-type="float">
            <text:p>219</text:p>
          </table:table-cell>
          <table:table-cell office:value-type="float" office:value="1000" calcext:value-type="float">
            <text:p>1000</text:p>
          </table:table-cell>
          <table:table-cell office:value-type="float" office:value="8417000" calcext:value-type="float">
            <text:p>8417000</text:p>
          </table:table-cell>
          <table:table-cell table:formula="of:=IF([.E221]-[.B221]=0;0;1)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000" calcext:value-type="float">
            <text:p>1000</text:p>
          </table:table-cell>
          <table:table-cell office:value-type="float" office:value="8336000" calcext:value-type="float">
            <text:p>8336000</text:p>
          </table:table-cell>
          <table:table-cell office:value-type="float" office:value="219" calcext:value-type="float">
            <text:p>219</text:p>
          </table:table-cell>
          <table:table-cell office:value-type="float" office:value="1000" calcext:value-type="float">
            <text:p>1000</text:p>
          </table:table-cell>
          <table:table-cell office:value-type="float" office:value="17081000" calcext:value-type="float">
            <text:p>17081000</text:p>
          </table:table-cell>
          <table:table-cell table:formula="of:=IF([.L221]-[.I221]=0;0;1)" office:value-type="float" office:value="0" calcext:value-type="float">
            <text:p>0</text:p>
          </table:table-cell>
          <table:table-cell table:formula="of:=IF([.L221]-[.B2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6447000" calcext:value-type="float">
            <text:p>6447000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6633999" calcext:value-type="float">
            <text:p>6633999</text:p>
          </table:table-cell>
          <table:table-cell table:formula="of:=IF([.E222]-[.B222]=0;0;1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6719999" calcext:value-type="float">
            <text:p>6719999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8470000" calcext:value-type="float">
            <text:p>8470000</text:p>
          </table:table-cell>
          <table:table-cell table:formula="of:=IF([.L222]-[.I222]=0;0;1)" office:value-type="float" office:value="0" calcext:value-type="float">
            <text:p>0</text:p>
          </table:table-cell>
          <table:table-cell table:formula="of:=IF([.L222]-[.B2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15635000" calcext:value-type="float">
            <text:p>15635000</text:p>
          </table:table-cell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16267999" calcext:value-type="float">
            <text:p>16267999</text:p>
          </table:table-cell>
          <table:table-cell table:formula="of:=IF([.E223]-[.B223]=0;0;1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16181999" calcext:value-type="float">
            <text:p>16181999</text:p>
          </table:table-cell>
          <table:table-cell office:value-type="float" office:value="221" calcext:value-type="float">
            <text:p>221</text:p>
          </table:table-cell>
          <table:table-cell office:value-type="float" office:value="1000" calcext:value-type="float">
            <text:p>1000</text:p>
          </table:table-cell>
          <table:table-cell office:value-type="float" office:value="16309999" calcext:value-type="float">
            <text:p>16309999</text:p>
          </table:table-cell>
          <table:table-cell table:formula="of:=IF([.L223]-[.I223]=0;0;1)" office:value-type="float" office:value="0" calcext:value-type="float">
            <text:p>0</text:p>
          </table:table-cell>
          <table:table-cell table:formula="of:=IF([.L223]-[.B2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office:value-type="float" office:value="13266000" calcext:value-type="float">
            <text:p>13266000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office:value-type="float" office:value="13470999" calcext:value-type="float">
            <text:p>13470999</text:p>
          </table:table-cell>
          <table:table-cell table:formula="of:=IF([.E224]-[.B224]=0;0;1)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office:value-type="float" office:value="13578000" calcext:value-type="float">
            <text:p>13578000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office:value-type="float" office:value="15484999" calcext:value-type="float">
            <text:p>15484999</text:p>
          </table:table-cell>
          <table:table-cell table:formula="of:=IF([.L224]-[.I224]=0;0;1)" office:value-type="float" office:value="0" calcext:value-type="float">
            <text:p>0</text:p>
          </table:table-cell>
          <table:table-cell table:formula="of:=IF([.L224]-[.B2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32703999" calcext:value-type="float">
            <text:p>32703999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30545000" calcext:value-type="float">
            <text:p>30545000</text:p>
          </table:table-cell>
          <table:table-cell table:formula="of:=IF([.E225]-[.B225]=0;0;1)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34086000" calcext:value-type="float">
            <text:p>34086000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30091999" calcext:value-type="float">
            <text:p>30091999</text:p>
          </table:table-cell>
          <table:table-cell table:formula="of:=IF([.L225]-[.I225]=0;0;1)" office:value-type="float" office:value="0" calcext:value-type="float">
            <text:p>0</text:p>
          </table:table-cell>
          <table:table-cell table:formula="of:=IF([.L225]-[.B2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210483000" calcext:value-type="float">
            <text:p>5210483000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355019000" calcext:value-type="float">
            <text:p>5355019000</text:p>
          </table:table-cell>
          <table:table-cell table:formula="of:=IF([.E226]-[.B226]=0;0;1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424702000" calcext:value-type="float">
            <text:p>5424702000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308225999" calcext:value-type="float">
            <text:p>5308225999</text:p>
          </table:table-cell>
          <table:table-cell table:formula="of:=IF([.L226]-[.I226]=0;0;1)" office:value-type="float" office:value="0" calcext:value-type="float">
            <text:p>0</text:p>
          </table:table-cell>
          <table:table-cell table:formula="of:=IF([.L226]-[.B2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21443000" calcext:value-type="float">
            <text:p>21443000</text:p>
          </table:table-cell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18964000" calcext:value-type="float">
            <text:p>18964000</text:p>
          </table:table-cell>
          <table:table-cell table:formula="of:=IF([.E227]-[.B227]=0;0;1)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22546000" calcext:value-type="float">
            <text:p>22546000</text:p>
          </table:table-cell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25065000" calcext:value-type="float">
            <text:p>25065000</text:p>
          </table:table-cell>
          <table:table-cell table:formula="of:=IF([.L227]-[.I227]=0;0;1)" office:value-type="float" office:value="0" calcext:value-type="float">
            <text:p>0</text:p>
          </table:table-cell>
          <table:table-cell table:formula="of:=IF([.L227]-[.B2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office:value-type="float" office:value="19787000" calcext:value-type="float">
            <text:p>19787000</text:p>
          </table:table-cell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office:value-type="float" office:value="20479000" calcext:value-type="float">
            <text:p>20479000</text:p>
          </table:table-cell>
          <table:table-cell table:formula="of:=IF([.E228]-[.B228]=0;0;1)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office:value-type="float" office:value="20607000" calcext:value-type="float">
            <text:p>20607000</text:p>
          </table:table-cell>
          <table:table-cell office:value-type="float" office:value="226" calcext:value-type="float">
            <text:p>226</text:p>
          </table:table-cell>
          <table:table-cell office:value-type="float" office:value="1000" calcext:value-type="float">
            <text:p>1000</text:p>
          </table:table-cell>
          <table:table-cell office:value-type="float" office:value="23821000" calcext:value-type="float">
            <text:p>23821000</text:p>
          </table:table-cell>
          <table:table-cell table:formula="of:=IF([.L228]-[.I228]=0;0;1)" office:value-type="float" office:value="0" calcext:value-type="float">
            <text:p>0</text:p>
          </table:table-cell>
          <table:table-cell table:formula="of:=IF([.L228]-[.B2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office:value-type="float" office:value="10308999" calcext:value-type="float">
            <text:p>10308999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office:value-type="float" office:value="10655999" calcext:value-type="float">
            <text:p>10655999</text:p>
          </table:table-cell>
          <table:table-cell table:formula="of:=IF([.E229]-[.B229]=0;0;1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office:value-type="float" office:value="10850000" calcext:value-type="float">
            <text:p>10850000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office:value-type="float" office:value="11913000" calcext:value-type="float">
            <text:p>11913000</text:p>
          </table:table-cell>
          <table:table-cell table:formula="of:=IF([.L229]-[.I229]=0;0;1)" office:value-type="float" office:value="0" calcext:value-type="float">
            <text:p>0</text:p>
          </table:table-cell>
          <table:table-cell table:formula="of:=IF([.L229]-[.B2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24491999" calcext:value-type="float">
            <text:p>124491999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19302999" calcext:value-type="float">
            <text:p>119302999</text:p>
          </table:table-cell>
          <table:table-cell table:formula="of:=IF([.E230]-[.B230]=0;0;1)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20625000" calcext:value-type="float">
            <text:p>120625000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21472000" calcext:value-type="float">
            <text:p>121472000</text:p>
          </table:table-cell>
          <table:table-cell table:formula="of:=IF([.L230]-[.I230]=0;0;1)" office:value-type="float" office:value="0" calcext:value-type="float">
            <text:p>0</text:p>
          </table:table-cell>
          <table:table-cell table:formula="of:=IF([.L230]-[.B2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255000" calcext:value-type="float">
            <text:p>4255000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351000" calcext:value-type="float">
            <text:p>4351000</text:p>
          </table:table-cell>
          <table:table-cell table:formula="of:=IF([.E231]-[.B231]=0;0;1)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477000" calcext:value-type="float">
            <text:p>4477000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496000" calcext:value-type="float">
            <text:p>4496000</text:p>
          </table:table-cell>
          <table:table-cell table:formula="of:=IF([.L231]-[.I231]=0;0;1)" office:value-type="float" office:value="0" calcext:value-type="float">
            <text:p>0</text:p>
          </table:table-cell>
          <table:table-cell table:formula="of:=IF([.L231]-[.B2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8975000" calcext:value-type="float">
            <text:p>8975000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9098000" calcext:value-type="float">
            <text:p>9098000</text:p>
          </table:table-cell>
          <table:table-cell table:formula="of:=IF([.E232]-[.B232]=0;0;1)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10939000" calcext:value-type="float">
            <text:p>10939000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10553000" calcext:value-type="float">
            <text:p>10553000</text:p>
          </table:table-cell>
          <table:table-cell table:formula="of:=IF([.L232]-[.I232]=0;0;1)" office:value-type="float" office:value="0" calcext:value-type="float">
            <text:p>0</text:p>
          </table:table-cell>
          <table:table-cell table:formula="of:=IF([.L232]-[.B2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5742000" calcext:value-type="float">
            <text:p>574200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5791999" calcext:value-type="float">
            <text:p>5791999</text:p>
          </table:table-cell>
          <table:table-cell table:formula="of:=IF([.E233]-[.B233]=0;0;1)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231" calcext:value-type="float">
            <text:p>231</text:p>
          </table:table-cell>
          <table:table-cell office:value-type="float" office:value="1000" calcext:value-type="float">
            <text:p>1000</text:p>
          </table:table-cell>
          <table:table-cell office:value-type="float" office:value="6138999" calcext:value-type="float">
            <text:p>6138999</text:p>
          </table:table-cell>
          <table:table-cell table:formula="of:=IF([.L233]-[.I233]=0;0;1)" office:value-type="float" office:value="0" calcext:value-type="float">
            <text:p>0</text:p>
          </table:table-cell>
          <table:table-cell table:formula="of:=IF([.L233]-[.B2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float" office:value="14868000" calcext:value-type="float">
            <text:p>1486800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float" office:value="14957000" calcext:value-type="float">
            <text:p>14957000</text:p>
          </table:table-cell>
          <table:table-cell table:formula="of:=IF([.E234]-[.B234]=0;0;1)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float" office:value="14948999" calcext:value-type="float">
            <text:p>14948999</text:p>
          </table:table-cell>
          <table:table-cell office:value-type="float" office:value="232" calcext:value-type="float">
            <text:p>232</text:p>
          </table:table-cell>
          <table:table-cell office:value-type="float" office:value="1000" calcext:value-type="float">
            <text:p>1000</text:p>
          </table:table-cell>
          <table:table-cell office:value-type="float" office:value="18506000" calcext:value-type="float">
            <text:p>18506000</text:p>
          </table:table-cell>
          <table:table-cell table:formula="of:=IF([.L234]-[.I234]=0;0;1)" office:value-type="float" office:value="0" calcext:value-type="float">
            <text:p>0</text:p>
          </table:table-cell>
          <table:table-cell table:formula="of:=IF([.L234]-[.B2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4775000" calcext:value-type="float">
            <text:p>4775000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4790000" calcext:value-type="float">
            <text:p>4790000</text:p>
          </table:table-cell>
          <table:table-cell table:formula="of:=IF([.E235]-[.B235]=0;0;1)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4419000" calcext:value-type="float">
            <text:p>4419000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699000" calcext:value-type="float">
            <text:p>5699000</text:p>
          </table:table-cell>
          <table:table-cell table:formula="of:=IF([.L235]-[.I235]=0;0;1)" office:value-type="float" office:value="0" calcext:value-type="float">
            <text:p>0</text:p>
          </table:table-cell>
          <table:table-cell table:formula="of:=IF([.L235]-[.B2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" calcext:value-type="float">
            <text:p>1000</text:p>
          </table:table-cell>
          <table:table-cell office:value-type="float" office:value="22293999" calcext:value-type="float">
            <text:p>22293999</text:p>
          </table:table-cell>
          <table:table-cell office:value-type="float" office:value="234" calcext:value-type="float">
            <text:p>234</text:p>
          </table:table-cell>
          <table:table-cell office:value-type="float" office:value="1000" calcext:value-type="float">
            <text:p>1000</text:p>
          </table:table-cell>
          <table:table-cell office:value-type="float" office:value="23073999" calcext:value-type="float">
            <text:p>23073999</text:p>
          </table:table-cell>
          <table:table-cell table:formula="of:=IF([.E236]-[.B236]=0;0;1)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00" calcext:value-type="float">
            <text:p>1000</text:p>
          </table:table-cell>
          <table:table-cell office:value-type="float" office:value="22809000" calcext:value-type="float">
            <text:p>22809000</text:p>
          </table:table-cell>
          <table:table-cell office:value-type="float" office:value="234" calcext:value-type="float">
            <text:p>234</text:p>
          </table:table-cell>
          <table:table-cell office:value-type="float" office:value="1000" calcext:value-type="float">
            <text:p>1000</text:p>
          </table:table-cell>
          <table:table-cell office:value-type="float" office:value="27902000" calcext:value-type="float">
            <text:p>27902000</text:p>
          </table:table-cell>
          <table:table-cell table:formula="of:=IF([.L236]-[.I236]=0;0;1)" office:value-type="float" office:value="0" calcext:value-type="float">
            <text:p>0</text:p>
          </table:table-cell>
          <table:table-cell table:formula="of:=IF([.L236]-[.B2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13628999" calcext:value-type="float">
            <text:p>13628999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12249999" calcext:value-type="float">
            <text:p>12249999</text:p>
          </table:table-cell>
          <table:table-cell table:formula="of:=IF([.E237]-[.B237]=0;0;1)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13944999" calcext:value-type="float">
            <text:p>13944999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17273000" calcext:value-type="float">
            <text:p>17273000</text:p>
          </table:table-cell>
          <table:table-cell table:formula="of:=IF([.L237]-[.I237]=0;0;1)" office:value-type="float" office:value="0" calcext:value-type="float">
            <text:p>0</text:p>
          </table:table-cell>
          <table:table-cell table:formula="of:=IF([.L237]-[.B2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19333000" calcext:value-type="float">
            <text:p>1933300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19670000" calcext:value-type="float">
            <text:p>19670000</text:p>
          </table:table-cell>
          <table:table-cell table:formula="of:=IF([.E238]-[.B238]=0;0;1)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20137000" calcext:value-type="float">
            <text:p>20137000</text:p>
          </table:table-cell>
          <table:table-cell office:value-type="float" office:value="236" calcext:value-type="float">
            <text:p>236</text:p>
          </table:table-cell>
          <table:table-cell office:value-type="float" office:value="1000" calcext:value-type="float">
            <text:p>1000</text:p>
          </table:table-cell>
          <table:table-cell office:value-type="float" office:value="22591000" calcext:value-type="float">
            <text:p>22591000</text:p>
          </table:table-cell>
          <table:table-cell table:formula="of:=IF([.L238]-[.I238]=0;0;1)" office:value-type="float" office:value="0" calcext:value-type="float">
            <text:p>0</text:p>
          </table:table-cell>
          <table:table-cell table:formula="of:=IF([.L238]-[.B2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379953999" calcext:value-type="float">
            <text:p>379953999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382995000" calcext:value-type="float">
            <text:p>382995000</text:p>
          </table:table-cell>
          <table:table-cell table:formula="of:=IF([.E239]-[.B239]=0;0;1)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399728000" calcext:value-type="float">
            <text:p>399728000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390256000" calcext:value-type="float">
            <text:p>390256000</text:p>
          </table:table-cell>
          <table:table-cell table:formula="of:=IF([.L239]-[.I239]=0;0;1)" office:value-type="float" office:value="0" calcext:value-type="float">
            <text:p>0</text:p>
          </table:table-cell>
          <table:table-cell table:formula="of:=IF([.L239]-[.B2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2522000" calcext:value-type="float">
            <text:p>2522000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2627000" calcext:value-type="float">
            <text:p>2627000</text:p>
          </table:table-cell>
          <table:table-cell table:formula="of:=IF([.E240]-[.B240]=0;0;1)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3110000" calcext:value-type="float">
            <text:p>3110000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3183999" calcext:value-type="float">
            <text:p>3183999</text:p>
          </table:table-cell>
          <table:table-cell table:formula="of:=IF([.L240]-[.I240]=0;0;1)" office:value-type="float" office:value="0" calcext:value-type="float">
            <text:p>0</text:p>
          </table:table-cell>
          <table:table-cell table:formula="of:=IF([.L240]-[.B2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" calcext:value-type="float">
            <text:p>1000</text:p>
          </table:table-cell>
          <table:table-cell office:value-type="float" office:value="29505000" calcext:value-type="float">
            <text:p>29505000</text:p>
          </table:table-cell>
          <table:table-cell office:value-type="float" office:value="239" calcext:value-type="float">
            <text:p>239</text:p>
          </table:table-cell>
          <table:table-cell office:value-type="float" office:value="1000" calcext:value-type="float">
            <text:p>1000</text:p>
          </table:table-cell>
          <table:table-cell office:value-type="float" office:value="29386000" calcext:value-type="float">
            <text:p>29386000</text:p>
          </table:table-cell>
          <table:table-cell table:formula="of:=IF([.E241]-[.B241]=0;0;1)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00" calcext:value-type="float">
            <text:p>1000</text:p>
          </table:table-cell>
          <table:table-cell office:value-type="float" office:value="30137999" calcext:value-type="float">
            <text:p>30137999</text:p>
          </table:table-cell>
          <table:table-cell office:value-type="float" office:value="239" calcext:value-type="float">
            <text:p>239</text:p>
          </table:table-cell>
          <table:table-cell office:value-type="float" office:value="1000" calcext:value-type="float">
            <text:p>1000</text:p>
          </table:table-cell>
          <table:table-cell office:value-type="float" office:value="33777999" calcext:value-type="float">
            <text:p>33777999</text:p>
          </table:table-cell>
          <table:table-cell table:formula="of:=IF([.L241]-[.I241]=0;0;1)" office:value-type="float" office:value="0" calcext:value-type="float">
            <text:p>0</text:p>
          </table:table-cell>
          <table:table-cell table:formula="of:=IF([.L241]-[.B2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295000" calcext:value-type="float">
            <text:p>1295000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305999" calcext:value-type="float">
            <text:p>1305999</text:p>
          </table:table-cell>
          <table:table-cell table:formula="of:=IF([.E242]-[.B242]=0;0;1)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473000" calcext:value-type="float">
            <text:p>1473000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691000" calcext:value-type="float">
            <text:p>1691000</text:p>
          </table:table-cell>
          <table:table-cell table:formula="of:=IF([.L242]-[.I242]=0;0;1)" office:value-type="float" office:value="0" calcext:value-type="float">
            <text:p>0</text:p>
          </table:table-cell>
          <table:table-cell table:formula="of:=IF([.L242]-[.B2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" calcext:value-type="float">
            <text:p>1000</text:p>
          </table:table-cell>
          <table:table-cell office:value-type="float" office:value="4667999" calcext:value-type="float">
            <text:p>4667999</text:p>
          </table:table-cell>
          <table:table-cell office:value-type="float" office:value="241" calcext:value-type="float">
            <text:p>241</text:p>
          </table:table-cell>
          <table:table-cell office:value-type="float" office:value="1000" calcext:value-type="float">
            <text:p>1000</text:p>
          </table:table-cell>
          <table:table-cell office:value-type="float" office:value="4657000" calcext:value-type="float">
            <text:p>4657000</text:p>
          </table:table-cell>
          <table:table-cell table:formula="of:=IF([.E243]-[.B243]=0;0;1)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000" calcext:value-type="float">
            <text:p>1000</text:p>
          </table:table-cell>
          <table:table-cell office:value-type="float" office:value="4961000" calcext:value-type="float">
            <text:p>4961000</text:p>
          </table:table-cell>
          <table:table-cell office:value-type="float" office:value="241" calcext:value-type="float">
            <text:p>241</text:p>
          </table:table-cell>
          <table:table-cell office:value-type="float" office:value="1000" calcext:value-type="float">
            <text:p>1000</text:p>
          </table:table-cell>
          <table:table-cell office:value-type="float" office:value="5866000" calcext:value-type="float">
            <text:p>5866000</text:p>
          </table:table-cell>
          <table:table-cell table:formula="of:=IF([.L243]-[.I243]=0;0;1)" office:value-type="float" office:value="0" calcext:value-type="float">
            <text:p>0</text:p>
          </table:table-cell>
          <table:table-cell table:formula="of:=IF([.L243]-[.B2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" calcext:value-type="float">
            <text:p>1000</text:p>
          </table:table-cell>
          <table:table-cell office:value-type="float" office:value="10551999" calcext:value-type="float">
            <text:p>10551999</text:p>
          </table:table-cell>
          <table:table-cell office:value-type="float" office:value="242" calcext:value-type="float">
            <text:p>242</text:p>
          </table:table-cell>
          <table:table-cell office:value-type="float" office:value="1000" calcext:value-type="float">
            <text:p>1000</text:p>
          </table:table-cell>
          <table:table-cell office:value-type="float" office:value="10750000" calcext:value-type="float">
            <text:p>10750000</text:p>
          </table:table-cell>
          <table:table-cell table:formula="of:=IF([.E244]-[.B244]=0;0;1)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00" calcext:value-type="float">
            <text:p>1000</text:p>
          </table:table-cell>
          <table:table-cell office:value-type="float" office:value="11250999" calcext:value-type="float">
            <text:p>11250999</text:p>
          </table:table-cell>
          <table:table-cell office:value-type="float" office:value="242" calcext:value-type="float">
            <text:p>242</text:p>
          </table:table-cell>
          <table:table-cell office:value-type="float" office:value="1000" calcext:value-type="float">
            <text:p>1000</text:p>
          </table:table-cell>
          <table:table-cell office:value-type="float" office:value="9981000" calcext:value-type="float">
            <text:p>9981000</text:p>
          </table:table-cell>
          <table:table-cell table:formula="of:=IF([.L244]-[.I244]=0;0;1)" office:value-type="float" office:value="0" calcext:value-type="float">
            <text:p>0</text:p>
          </table:table-cell>
          <table:table-cell table:formula="of:=IF([.L244]-[.B2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5481000" calcext:value-type="float">
            <text:p>5481000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5429000" calcext:value-type="float">
            <text:p>5429000</text:p>
          </table:table-cell>
          <table:table-cell table:formula="of:=IF([.E245]-[.B245]=0;0;1)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5745999" calcext:value-type="float">
            <text:p>5745999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5808000" calcext:value-type="float">
            <text:p>5808000</text:p>
          </table:table-cell>
          <table:table-cell table:formula="of:=IF([.L245]-[.I245]=0;0;1)" office:value-type="float" office:value="0" calcext:value-type="float">
            <text:p>0</text:p>
          </table:table-cell>
          <table:table-cell table:formula="of:=IF([.L245]-[.B2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22510000" calcext:value-type="float">
            <text:p>22510000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22931000" calcext:value-type="float">
            <text:p>22931000</text:p>
          </table:table-cell>
          <table:table-cell table:formula="of:=IF([.E246]-[.B246]=0;0;1)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22720000" calcext:value-type="float">
            <text:p>22720000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27361000" calcext:value-type="float">
            <text:p>27361000</text:p>
          </table:table-cell>
          <table:table-cell table:formula="of:=IF([.L246]-[.I246]=0;0;1)" office:value-type="float" office:value="0" calcext:value-type="float">
            <text:p>0</text:p>
          </table:table-cell>
          <table:table-cell table:formula="of:=IF([.L246]-[.B2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" calcext:value-type="float">
            <text:p>1000</text:p>
          </table:table-cell>
          <table:table-cell office:value-type="float" office:value="23801000" calcext:value-type="float">
            <text:p>23801000</text:p>
          </table:table-cell>
          <table:table-cell office:value-type="float" office:value="245" calcext:value-type="float">
            <text:p>245</text:p>
          </table:table-cell>
          <table:table-cell office:value-type="float" office:value="1000" calcext:value-type="float">
            <text:p>1000</text:p>
          </table:table-cell>
          <table:table-cell office:value-type="float" office:value="24322000" calcext:value-type="float">
            <text:p>24322000</text:p>
          </table:table-cell>
          <table:table-cell table:formula="of:=IF([.E247]-[.B247]=0;0;1)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00" calcext:value-type="float">
            <text:p>1000</text:p>
          </table:table-cell>
          <table:table-cell office:value-type="float" office:value="24693000" calcext:value-type="float">
            <text:p>24693000</text:p>
          </table:table-cell>
          <table:table-cell office:value-type="float" office:value="245" calcext:value-type="float">
            <text:p>245</text:p>
          </table:table-cell>
          <table:table-cell office:value-type="float" office:value="1000" calcext:value-type="float">
            <text:p>1000</text:p>
          </table:table-cell>
          <table:table-cell office:value-type="float" office:value="27582000" calcext:value-type="float">
            <text:p>27582000</text:p>
          </table:table-cell>
          <table:table-cell table:formula="of:=IF([.L247]-[.I247]=0;0;1)" office:value-type="float" office:value="0" calcext:value-type="float">
            <text:p>0</text:p>
          </table:table-cell>
          <table:table-cell table:formula="of:=IF([.L247]-[.B2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101644000" calcext:value-type="float">
            <text:p>10164400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94580000" calcext:value-type="float">
            <text:p>94580000</text:p>
          </table:table-cell>
          <table:table-cell table:formula="of:=IF([.E248]-[.B248]=0;0;1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96841000" calcext:value-type="float">
            <text:p>9684100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98809000" calcext:value-type="float">
            <text:p>98809000</text:p>
          </table:table-cell>
          <table:table-cell table:formula="of:=IF([.L248]-[.I248]=0;0;1)" office:value-type="float" office:value="0" calcext:value-type="float">
            <text:p>0</text:p>
          </table:table-cell>
          <table:table-cell table:formula="of:=IF([.L248]-[.B2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" calcext:value-type="float">
            <text:p>1000</text:p>
          </table:table-cell>
          <table:table-cell office:value-type="float" office:value="10969000" calcext:value-type="float">
            <text:p>10969000</text:p>
          </table:table-cell>
          <table:table-cell office:value-type="float" office:value="247" calcext:value-type="float">
            <text:p>247</text:p>
          </table:table-cell>
          <table:table-cell office:value-type="float" office:value="1000" calcext:value-type="float">
            <text:p>1000</text:p>
          </table:table-cell>
          <table:table-cell office:value-type="float" office:value="11047000" calcext:value-type="float">
            <text:p>11047000</text:p>
          </table:table-cell>
          <table:table-cell table:formula="of:=IF([.E249]-[.B249]=0;0;1)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00" calcext:value-type="float">
            <text:p>1000</text:p>
          </table:table-cell>
          <table:table-cell office:value-type="float" office:value="11660000" calcext:value-type="float">
            <text:p>11660000</text:p>
          </table:table-cell>
          <table:table-cell office:value-type="float" office:value="247" calcext:value-type="float">
            <text:p>247</text:p>
          </table:table-cell>
          <table:table-cell office:value-type="float" office:value="1000" calcext:value-type="float">
            <text:p>1000</text:p>
          </table:table-cell>
          <table:table-cell office:value-type="float" office:value="8735999" calcext:value-type="float">
            <text:p>8735999</text:p>
          </table:table-cell>
          <table:table-cell table:formula="of:=IF([.L249]-[.I249]=0;0;1)" office:value-type="float" office:value="0" calcext:value-type="float">
            <text:p>0</text:p>
          </table:table-cell>
          <table:table-cell table:formula="of:=IF([.L249]-[.B2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" calcext:value-type="float">
            <text:p>1000</text:p>
          </table:table-cell>
          <table:table-cell office:value-type="float" office:value="30858000" calcext:value-type="float">
            <text:p>30858000</text:p>
          </table:table-cell>
          <table:table-cell office:value-type="float" office:value="248" calcext:value-type="float">
            <text:p>248</text:p>
          </table:table-cell>
          <table:table-cell office:value-type="float" office:value="1000" calcext:value-type="float">
            <text:p>1000</text:p>
          </table:table-cell>
          <table:table-cell office:value-type="float" office:value="30657000" calcext:value-type="float">
            <text:p>30657000</text:p>
          </table:table-cell>
          <table:table-cell table:formula="of:=IF([.E250]-[.B250]=0;0;1)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000" calcext:value-type="float">
            <text:p>1000</text:p>
          </table:table-cell>
          <table:table-cell office:value-type="float" office:value="31439000" calcext:value-type="float">
            <text:p>31439000</text:p>
          </table:table-cell>
          <table:table-cell office:value-type="float" office:value="248" calcext:value-type="float">
            <text:p>248</text:p>
          </table:table-cell>
          <table:table-cell office:value-type="float" office:value="1000" calcext:value-type="float">
            <text:p>1000</text:p>
          </table:table-cell>
          <table:table-cell office:value-type="float" office:value="39666000" calcext:value-type="float">
            <text:p>39666000</text:p>
          </table:table-cell>
          <table:table-cell table:formula="of:=IF([.L250]-[.I250]=0;0;1)" office:value-type="float" office:value="0" calcext:value-type="float">
            <text:p>0</text:p>
          </table:table-cell>
          <table:table-cell table:formula="of:=IF([.L250]-[.B2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" calcext:value-type="float">
            <text:p>1000</text:p>
          </table:table-cell>
          <table:table-cell office:value-type="float" office:value="19416000" calcext:value-type="float">
            <text:p>19416000</text:p>
          </table:table-cell>
          <table:table-cell office:value-type="float" office:value="249" calcext:value-type="float">
            <text:p>249</text:p>
          </table:table-cell>
          <table:table-cell office:value-type="float" office:value="1000" calcext:value-type="float">
            <text:p>1000</text:p>
          </table:table-cell>
          <table:table-cell office:value-type="float" office:value="19032000" calcext:value-type="float">
            <text:p>19032000</text:p>
          </table:table-cell>
          <table:table-cell table:formula="of:=IF([.E251]-[.B251]=0;0;1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000" calcext:value-type="float">
            <text:p>1000</text:p>
          </table:table-cell>
          <table:table-cell office:value-type="float" office:value="19726000" calcext:value-type="float">
            <text:p>19726000</text:p>
          </table:table-cell>
          <table:table-cell office:value-type="float" office:value="249" calcext:value-type="float">
            <text:p>249</text:p>
          </table:table-cell>
          <table:table-cell office:value-type="float" office:value="1000" calcext:value-type="float">
            <text:p>1000</text:p>
          </table:table-cell>
          <table:table-cell office:value-type="float" office:value="22343000" calcext:value-type="float">
            <text:p>22343000</text:p>
          </table:table-cell>
          <table:table-cell table:formula="of:=IF([.L251]-[.I251]=0;0;1)" office:value-type="float" office:value="0" calcext:value-type="float">
            <text:p>0</text:p>
          </table:table-cell>
          <table:table-cell table:formula="of:=IF([.L251]-[.B2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2491999" calcext:value-type="float">
            <text:p>22491999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959000" calcext:value-type="float">
            <text:p>20959000</text:p>
          </table:table-cell>
          <table:table-cell table:formula="of:=IF([.E252]-[.B252]=0;0;1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2910999" calcext:value-type="float">
            <text:p>22910999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6966000" calcext:value-type="float">
            <text:p>26966000</text:p>
          </table:table-cell>
          <table:table-cell table:formula="of:=IF([.L252]-[.I252]=0;0;1)" office:value-type="float" office:value="0" calcext:value-type="float">
            <text:p>0</text:p>
          </table:table-cell>
          <table:table-cell table:formula="of:=IF([.L252]-[.B2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12471000" calcext:value-type="float">
            <text:p>12471000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13697000" calcext:value-type="float">
            <text:p>13697000</text:p>
          </table:table-cell>
          <table:table-cell table:formula="of:=IF([.E253]-[.B253]=0;0;1)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13346000" calcext:value-type="float">
            <text:p>13346000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15361999" calcext:value-type="float">
            <text:p>15361999</text:p>
          </table:table-cell>
          <table:table-cell table:formula="of:=IF([.L253]-[.I253]=0;0;1)" office:value-type="float" office:value="0" calcext:value-type="float">
            <text:p>0</text:p>
          </table:table-cell>
          <table:table-cell table:formula="of:=IF([.L253]-[.B2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" calcext:value-type="float">
            <text:p>1000</text:p>
          </table:table-cell>
          <table:table-cell office:value-type="float" office:value="10910999" calcext:value-type="float">
            <text:p>10910999</text:p>
          </table:table-cell>
          <table:table-cell office:value-type="float" office:value="252" calcext:value-type="float">
            <text:p>252</text:p>
          </table:table-cell>
          <table:table-cell office:value-type="float" office:value="1000" calcext:value-type="float">
            <text:p>1000</text:p>
          </table:table-cell>
          <table:table-cell office:value-type="float" office:value="11273000" calcext:value-type="float">
            <text:p>11273000</text:p>
          </table:table-cell>
          <table:table-cell table:formula="of:=IF([.E254]-[.B254]=0;0;1)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000" calcext:value-type="float">
            <text:p>1000</text:p>
          </table:table-cell>
          <table:table-cell office:value-type="float" office:value="11569000" calcext:value-type="float">
            <text:p>11569000</text:p>
          </table:table-cell>
          <table:table-cell office:value-type="float" office:value="252" calcext:value-type="float">
            <text:p>252</text:p>
          </table:table-cell>
          <table:table-cell office:value-type="float" office:value="1000" calcext:value-type="float">
            <text:p>1000</text:p>
          </table:table-cell>
          <table:table-cell office:value-type="float" office:value="16139000" calcext:value-type="float">
            <text:p>16139000</text:p>
          </table:table-cell>
          <table:table-cell table:formula="of:=IF([.L254]-[.I254]=0;0;1)" office:value-type="float" office:value="0" calcext:value-type="float">
            <text:p>0</text:p>
          </table:table-cell>
          <table:table-cell table:formula="of:=IF([.L254]-[.B2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" calcext:value-type="float">
            <text:p>1000</text:p>
          </table:table-cell>
          <table:table-cell office:value-type="float" office:value="36330000" calcext:value-type="float">
            <text:p>36330000</text:p>
          </table:table-cell>
          <table:table-cell office:value-type="float" office:value="253" calcext:value-type="float">
            <text:p>253</text:p>
          </table:table-cell>
          <table:table-cell office:value-type="float" office:value="1000" calcext:value-type="float">
            <text:p>1000</text:p>
          </table:table-cell>
          <table:table-cell office:value-type="float" office:value="90839999" calcext:value-type="float">
            <text:p>90839999</text:p>
          </table:table-cell>
          <table:table-cell table:formula="of:=IF([.E255]-[.B255]=0;0;1)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000" calcext:value-type="float">
            <text:p>1000</text:p>
          </table:table-cell>
          <table:table-cell office:value-type="float" office:value="38088000" calcext:value-type="float">
            <text:p>38088000</text:p>
          </table:table-cell>
          <table:table-cell office:value-type="float" office:value="253" calcext:value-type="float">
            <text:p>253</text:p>
          </table:table-cell>
          <table:table-cell office:value-type="float" office:value="1000" calcext:value-type="float">
            <text:p>1000</text:p>
          </table:table-cell>
          <table:table-cell office:value-type="float" office:value="98979000" calcext:value-type="float">
            <text:p>98979000</text:p>
          </table:table-cell>
          <table:table-cell table:formula="of:=IF([.L255]-[.I255]=0;0;1)" office:value-type="float" office:value="0" calcext:value-type="float">
            <text:p>0</text:p>
          </table:table-cell>
          <table:table-cell table:formula="of:=IF([.L255]-[.B2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" calcext:value-type="float">
            <text:p>1000</text:p>
          </table:table-cell>
          <table:table-cell office:value-type="float" office:value="11033999" calcext:value-type="float">
            <text:p>11033999</text:p>
          </table:table-cell>
          <table:table-cell office:value-type="float" office:value="254" calcext:value-type="float">
            <text:p>254</text:p>
          </table:table-cell>
          <table:table-cell office:value-type="float" office:value="1000" calcext:value-type="float">
            <text:p>1000</text:p>
          </table:table-cell>
          <table:table-cell office:value-type="float" office:value="9073999" calcext:value-type="float">
            <text:p>9073999</text:p>
          </table:table-cell>
          <table:table-cell table:formula="of:=IF([.E256]-[.B256]=0;0;1)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000" calcext:value-type="float">
            <text:p>1000</text:p>
          </table:table-cell>
          <table:table-cell office:value-type="float" office:value="11538999" calcext:value-type="float">
            <text:p>11538999</text:p>
          </table:table-cell>
          <table:table-cell office:value-type="float" office:value="254" calcext:value-type="float">
            <text:p>254</text:p>
          </table:table-cell>
          <table:table-cell office:value-type="float" office:value="1000" calcext:value-type="float">
            <text:p>1000</text:p>
          </table:table-cell>
          <table:table-cell office:value-type="float" office:value="9663999" calcext:value-type="float">
            <text:p>9663999</text:p>
          </table:table-cell>
          <table:table-cell table:formula="of:=IF([.L256]-[.I256]=0;0;1)" office:value-type="float" office:value="0" calcext:value-type="float">
            <text:p>0</text:p>
          </table:table-cell>
          <table:table-cell table:formula="of:=IF([.L256]-[.B2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24083000" calcext:value-type="float">
            <text:p>24083000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24842000" calcext:value-type="float">
            <text:p>24842000</text:p>
          </table:table-cell>
          <table:table-cell table:formula="of:=IF([.E257]-[.B257]=0;0;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24540000" calcext:value-type="float">
            <text:p>24540000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28815000" calcext:value-type="float">
            <text:p>28815000</text:p>
          </table:table-cell>
          <table:table-cell table:formula="of:=IF([.L257]-[.I257]=0;0;1)" office:value-type="float" office:value="0" calcext:value-type="float">
            <text:p>0</text:p>
          </table:table-cell>
          <table:table-cell table:formula="of:=IF([.L257]-[.B2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22401000" calcext:value-type="float">
            <text:p>1224010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24046999" calcext:value-type="float">
            <text:p>124046999</text:p>
          </table:table-cell>
          <table:table-cell table:formula="of:=IF([.E258]-[.B258]=0;0;1)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23250000" calcext:value-type="float">
            <text:p>12325000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26216000" calcext:value-type="float">
            <text:p>126216000</text:p>
          </table:table-cell>
          <table:table-cell table:formula="of:=IF([.L258]-[.I258]=0;0;1)" office:value-type="float" office:value="0" calcext:value-type="float">
            <text:p>0</text:p>
          </table:table-cell>
          <table:table-cell table:formula="of:=IF([.L258]-[.B2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4598000" calcext:value-type="float">
            <text:p>4598000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4657000" calcext:value-type="float">
            <text:p>4657000</text:p>
          </table:table-cell>
          <table:table-cell table:formula="of:=IF([.E259]-[.B259]=0;0;1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4824999" calcext:value-type="float">
            <text:p>4824999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5673999" calcext:value-type="float">
            <text:p>5673999</text:p>
          </table:table-cell>
          <table:table-cell table:formula="of:=IF([.L259]-[.I259]=0;0;1)" office:value-type="float" office:value="0" calcext:value-type="float">
            <text:p>0</text:p>
          </table:table-cell>
          <table:table-cell table:formula="of:=IF([.L259]-[.B2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24822000" calcext:value-type="float">
            <text:p>24822000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25637000" calcext:value-type="float">
            <text:p>25637000</text:p>
          </table:table-cell>
          <table:table-cell table:formula="of:=IF([.E260]-[.B260]=0;0;1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25183999" calcext:value-type="float">
            <text:p>25183999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30098000" calcext:value-type="float">
            <text:p>30098000</text:p>
          </table:table-cell>
          <table:table-cell table:formula="of:=IF([.L260]-[.I260]=0;0;1)" office:value-type="float" office:value="0" calcext:value-type="float">
            <text:p>0</text:p>
          </table:table-cell>
          <table:table-cell table:formula="of:=IF([.L260]-[.B2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5689000" calcext:value-type="float">
            <text:p>5689000</text:p>
          </table:table-cell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5670000" calcext:value-type="float">
            <text:p>5670000</text:p>
          </table:table-cell>
          <table:table-cell table:formula="of:=IF([.E261]-[.B261]=0;0;1)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5984000" calcext:value-type="float">
            <text:p>5984000</text:p>
          </table:table-cell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6495000" calcext:value-type="float">
            <text:p>6495000</text:p>
          </table:table-cell>
          <table:table-cell table:formula="of:=IF([.L261]-[.I261]=0;0;1)" office:value-type="float" office:value="0" calcext:value-type="float">
            <text:p>0</text:p>
          </table:table-cell>
          <table:table-cell table:formula="of:=IF([.L261]-[.B2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" calcext:value-type="float">
            <text:p>1000</text:p>
          </table:table-cell>
          <table:table-cell office:value-type="float" office:value="28804999" calcext:value-type="float">
            <text:p>28804999</text:p>
          </table:table-cell>
          <table:table-cell office:value-type="float" office:value="260" calcext:value-type="float">
            <text:p>260</text:p>
          </table:table-cell>
          <table:table-cell office:value-type="float" office:value="1000" calcext:value-type="float">
            <text:p>1000</text:p>
          </table:table-cell>
          <table:table-cell office:value-type="float" office:value="27097000" calcext:value-type="float">
            <text:p>27097000</text:p>
          </table:table-cell>
          <table:table-cell table:formula="of:=IF([.E262]-[.B262]=0;0;1)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000" calcext:value-type="float">
            <text:p>1000</text:p>
          </table:table-cell>
          <table:table-cell office:value-type="float" office:value="27652000" calcext:value-type="float">
            <text:p>27652000</text:p>
          </table:table-cell>
          <table:table-cell office:value-type="float" office:value="260" calcext:value-type="float">
            <text:p>260</text:p>
          </table:table-cell>
          <table:table-cell office:value-type="float" office:value="1000" calcext:value-type="float">
            <text:p>1000</text:p>
          </table:table-cell>
          <table:table-cell office:value-type="float" office:value="27853000" calcext:value-type="float">
            <text:p>27853000</text:p>
          </table:table-cell>
          <table:table-cell table:formula="of:=IF([.L262]-[.I262]=0;0;1)" office:value-type="float" office:value="0" calcext:value-type="float">
            <text:p>0</text:p>
          </table:table-cell>
          <table:table-cell table:formula="of:=IF([.L262]-[.B2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" calcext:value-type="float">
            <text:p>1000</text:p>
          </table:table-cell>
          <table:table-cell office:value-type="float" office:value="15941000" calcext:value-type="float">
            <text:p>15941000</text:p>
          </table:table-cell>
          <table:table-cell office:value-type="float" office:value="261" calcext:value-type="float">
            <text:p>261</text:p>
          </table:table-cell>
          <table:table-cell office:value-type="float" office:value="1000" calcext:value-type="float">
            <text:p>1000</text:p>
          </table:table-cell>
          <table:table-cell office:value-type="float" office:value="16082000" calcext:value-type="float">
            <text:p>16082000</text:p>
          </table:table-cell>
          <table:table-cell table:formula="of:=IF([.E263]-[.B263]=0;0;1)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0" calcext:value-type="float">
            <text:p>1000</text:p>
          </table:table-cell>
          <table:table-cell office:value-type="float" office:value="16223999" calcext:value-type="float">
            <text:p>16223999</text:p>
          </table:table-cell>
          <table:table-cell office:value-type="float" office:value="261" calcext:value-type="float">
            <text:p>261</text:p>
          </table:table-cell>
          <table:table-cell office:value-type="float" office:value="1000" calcext:value-type="float">
            <text:p>1000</text:p>
          </table:table-cell>
          <table:table-cell office:value-type="float" office:value="18342000" calcext:value-type="float">
            <text:p>18342000</text:p>
          </table:table-cell>
          <table:table-cell table:formula="of:=IF([.L263]-[.I263]=0;0;1)" office:value-type="float" office:value="0" calcext:value-type="float">
            <text:p>0</text:p>
          </table:table-cell>
          <table:table-cell table:formula="of:=IF([.L263]-[.B2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8808000" calcext:value-type="float">
            <text:p>8808000</text:p>
          </table:table-cell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8901000" calcext:value-type="float">
            <text:p>8901000</text:p>
          </table:table-cell>
          <table:table-cell table:formula="of:=IF([.E264]-[.B264]=0;0;1)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9087000" calcext:value-type="float">
            <text:p>9087000</text:p>
          </table:table-cell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10138999" calcext:value-type="float">
            <text:p>10138999</text:p>
          </table:table-cell>
          <table:table-cell table:formula="of:=IF([.L264]-[.I264]=0;0;1)" office:value-type="float" office:value="0" calcext:value-type="float">
            <text:p>0</text:p>
          </table:table-cell>
          <table:table-cell table:formula="of:=IF([.L264]-[.B2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15038999" calcext:value-type="float">
            <text:p>15038999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15326999" calcext:value-type="float">
            <text:p>15326999</text:p>
          </table:table-cell>
          <table:table-cell table:formula="of:=IF([.E265]-[.B265]=0;0;1)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16416000" calcext:value-type="float">
            <text:p>16416000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18250000" calcext:value-type="float">
            <text:p>18250000</text:p>
          </table:table-cell>
          <table:table-cell table:formula="of:=IF([.L265]-[.I265]=0;0;1)" office:value-type="float" office:value="0" calcext:value-type="float">
            <text:p>0</text:p>
          </table:table-cell>
          <table:table-cell table:formula="of:=IF([.L265]-[.B2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20527999" calcext:value-type="float">
            <text:p>20527999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20687000" calcext:value-type="float">
            <text:p>20687000</text:p>
          </table:table-cell>
          <table:table-cell table:formula="of:=IF([.E266]-[.B266]=0;0;1)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20929000" calcext:value-type="float">
            <text:p>20929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22983000" calcext:value-type="float">
            <text:p>22983000</text:p>
          </table:table-cell>
          <table:table-cell table:formula="of:=IF([.L266]-[.I266]=0;0;1)" office:value-type="float" office:value="0" calcext:value-type="float">
            <text:p>0</text:p>
          </table:table-cell>
          <table:table-cell table:formula="of:=IF([.L266]-[.B2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" calcext:value-type="float">
            <text:p>1000</text:p>
          </table:table-cell>
          <table:table-cell office:value-type="float" office:value="26428999" calcext:value-type="float">
            <text:p>26428999</text:p>
          </table:table-cell>
          <table:table-cell office:value-type="float" office:value="265" calcext:value-type="float">
            <text:p>265</text:p>
          </table:table-cell>
          <table:table-cell office:value-type="float" office:value="1000" calcext:value-type="float">
            <text:p>1000</text:p>
          </table:table-cell>
          <table:table-cell office:value-type="float" office:value="26962000" calcext:value-type="float">
            <text:p>26962000</text:p>
          </table:table-cell>
          <table:table-cell table:formula="of:=IF([.E267]-[.B267]=0;0;1)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00" calcext:value-type="float">
            <text:p>1000</text:p>
          </table:table-cell>
          <table:table-cell office:value-type="float" office:value="23972999" calcext:value-type="float">
            <text:p>23972999</text:p>
          </table:table-cell>
          <table:table-cell office:value-type="float" office:value="265" calcext:value-type="float">
            <text:p>265</text:p>
          </table:table-cell>
          <table:table-cell office:value-type="float" office:value="1000" calcext:value-type="float">
            <text:p>1000</text:p>
          </table:table-cell>
          <table:table-cell office:value-type="float" office:value="22331000" calcext:value-type="float">
            <text:p>22331000</text:p>
          </table:table-cell>
          <table:table-cell table:formula="of:=IF([.L267]-[.I267]=0;0;1)" office:value-type="float" office:value="0" calcext:value-type="float">
            <text:p>0</text:p>
          </table:table-cell>
          <table:table-cell table:formula="of:=IF([.L267]-[.B2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" calcext:value-type="float">
            <text:p>1000</text:p>
          </table:table-cell>
          <table:table-cell office:value-type="float" office:value="1226821000" calcext:value-type="float">
            <text:p>1226821000</text:p>
          </table:table-cell>
          <table:table-cell office:value-type="float" office:value="266" calcext:value-type="float">
            <text:p>266</text:p>
          </table:table-cell>
          <table:table-cell office:value-type="float" office:value="1000" calcext:value-type="float">
            <text:p>1000</text:p>
          </table:table-cell>
          <table:table-cell office:value-type="float" office:value="1158137000" calcext:value-type="float">
            <text:p>1158137000</text:p>
          </table:table-cell>
          <table:table-cell table:formula="of:=IF([.E268]-[.B268]=0;0;1)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000" calcext:value-type="float">
            <text:p>1000</text:p>
          </table:table-cell>
          <table:table-cell office:value-type="float" office:value="1151308000" calcext:value-type="float">
            <text:p>1151308000</text:p>
          </table:table-cell>
          <table:table-cell office:value-type="float" office:value="266" calcext:value-type="float">
            <text:p>266</text:p>
          </table:table-cell>
          <table:table-cell office:value-type="float" office:value="1000" calcext:value-type="float">
            <text:p>1000</text:p>
          </table:table-cell>
          <table:table-cell office:value-type="float" office:value="1182795000" calcext:value-type="float">
            <text:p>1182795000</text:p>
          </table:table-cell>
          <table:table-cell table:formula="of:=IF([.L268]-[.I268]=0;0;1)" office:value-type="float" office:value="0" calcext:value-type="float">
            <text:p>0</text:p>
          </table:table-cell>
          <table:table-cell table:formula="of:=IF([.L268]-[.B2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" calcext:value-type="float">
            <text:p>1000</text:p>
          </table:table-cell>
          <table:table-cell office:value-type="float" office:value="16722999" calcext:value-type="float">
            <text:p>16722999</text:p>
          </table:table-cell>
          <table:table-cell office:value-type="float" office:value="267" calcext:value-type="float">
            <text:p>267</text:p>
          </table:table-cell>
          <table:table-cell office:value-type="float" office:value="1000" calcext:value-type="float">
            <text:p>1000</text:p>
          </table:table-cell>
          <table:table-cell office:value-type="float" office:value="16909000" calcext:value-type="float">
            <text:p>16909000</text:p>
          </table:table-cell>
          <table:table-cell table:formula="of:=IF([.E269]-[.B269]=0;0;1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000" calcext:value-type="float">
            <text:p>1000</text:p>
          </table:table-cell>
          <table:table-cell office:value-type="float" office:value="17057000" calcext:value-type="float">
            <text:p>17057000</text:p>
          </table:table-cell>
          <table:table-cell office:value-type="float" office:value="267" calcext:value-type="float">
            <text:p>267</text:p>
          </table:table-cell>
          <table:table-cell office:value-type="float" office:value="1000" calcext:value-type="float">
            <text:p>1000</text:p>
          </table:table-cell>
          <table:table-cell office:value-type="float" office:value="23249000" calcext:value-type="float">
            <text:p>23249000</text:p>
          </table:table-cell>
          <table:table-cell table:formula="of:=IF([.L269]-[.I269]=0;0;1)" office:value-type="float" office:value="0" calcext:value-type="float">
            <text:p>0</text:p>
          </table:table-cell>
          <table:table-cell table:formula="of:=IF([.L269]-[.B2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office:value-type="float" office:value="8766999" calcext:value-type="float">
            <text:p>8766999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office:value-type="float" office:value="8871000" calcext:value-type="float">
            <text:p>8871000</text:p>
          </table:table-cell>
          <table:table-cell table:formula="of:=IF([.E270]-[.B270]=0;0;1)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office:value-type="float" office:value="9028999" calcext:value-type="float">
            <text:p>9028999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office:value-type="float" office:value="9110000" calcext:value-type="float">
            <text:p>9110000</text:p>
          </table:table-cell>
          <table:table-cell table:formula="of:=IF([.L270]-[.I270]=0;0;1)" office:value-type="float" office:value="0" calcext:value-type="float">
            <text:p>0</text:p>
          </table:table-cell>
          <table:table-cell table:formula="of:=IF([.L270]-[.B2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7303000" calcext:value-type="float">
            <text:p>7303000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7470000" calcext:value-type="float">
            <text:p>7470000</text:p>
          </table:table-cell>
          <table:table-cell table:formula="of:=IF([.E271]-[.B271]=0;0;1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7713999" calcext:value-type="float">
            <text:p>7713999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7719999" calcext:value-type="float">
            <text:p>7719999</text:p>
          </table:table-cell>
          <table:table-cell table:formula="of:=IF([.L271]-[.I271]=0;0;1)" office:value-type="float" office:value="0" calcext:value-type="float">
            <text:p>0</text:p>
          </table:table-cell>
          <table:table-cell table:formula="of:=IF([.L271]-[.B2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" calcext:value-type="float">
            <text:p>1000</text:p>
          </table:table-cell>
          <table:table-cell office:value-type="float" office:value="16295000" calcext:value-type="float">
            <text:p>16295000</text:p>
          </table:table-cell>
          <table:table-cell office:value-type="float" office:value="270" calcext:value-type="float">
            <text:p>270</text:p>
          </table:table-cell>
          <table:table-cell office:value-type="float" office:value="1000" calcext:value-type="float">
            <text:p>1000</text:p>
          </table:table-cell>
          <table:table-cell office:value-type="float" office:value="16298000" calcext:value-type="float">
            <text:p>16298000</text:p>
          </table:table-cell>
          <table:table-cell table:formula="of:=IF([.E272]-[.B272]=0;0;1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000" calcext:value-type="float">
            <text:p>1000</text:p>
          </table:table-cell>
          <table:table-cell office:value-type="float" office:value="16524000" calcext:value-type="float">
            <text:p>16524000</text:p>
          </table:table-cell>
          <table:table-cell office:value-type="float" office:value="270" calcext:value-type="float">
            <text:p>270</text:p>
          </table:table-cell>
          <table:table-cell office:value-type="float" office:value="1000" calcext:value-type="float">
            <text:p>1000</text:p>
          </table:table-cell>
          <table:table-cell office:value-type="float" office:value="17813000" calcext:value-type="float">
            <text:p>17813000</text:p>
          </table:table-cell>
          <table:table-cell table:formula="of:=IF([.L272]-[.I272]=0;0;1)" office:value-type="float" office:value="0" calcext:value-type="float">
            <text:p>0</text:p>
          </table:table-cell>
          <table:table-cell table:formula="of:=IF([.L272]-[.B2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office:value-type="float" office:value="5948999" calcext:value-type="float">
            <text:p>5948999</text:p>
          </table:table-cell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office:value-type="float" office:value="6114000" calcext:value-type="float">
            <text:p>6114000</text:p>
          </table:table-cell>
          <table:table-cell table:formula="of:=IF([.E273]-[.B273]=0;0;1)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office:value-type="float" office:value="6337000" calcext:value-type="float">
            <text:p>6337000</text:p>
          </table:table-cell>
          <table:table-cell office:value-type="float" office:value="271" calcext:value-type="float">
            <text:p>271</text:p>
          </table:table-cell>
          <table:table-cell office:value-type="float" office:value="1000" calcext:value-type="float">
            <text:p>1000</text:p>
          </table:table-cell>
          <table:table-cell office:value-type="float" office:value="6458999" calcext:value-type="float">
            <text:p>6458999</text:p>
          </table:table-cell>
          <table:table-cell table:formula="of:=IF([.L273]-[.I273]=0;0;1)" office:value-type="float" office:value="0" calcext:value-type="float">
            <text:p>0</text:p>
          </table:table-cell>
          <table:table-cell table:formula="of:=IF([.L273]-[.B2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E274]-[.B274]=0;0;1)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L274]-[.I274]=0;0;1)" office:value-type="float" office:value="0" calcext:value-type="float">
            <text:p>0</text:p>
          </table:table-cell>
          <table:table-cell table:formula="of:=IF([.L274]-[.B2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" calcext:value-type="float">
            <text:p>1000</text:p>
          </table:table-cell>
          <table:table-cell office:value-type="float" office:value="28839999" calcext:value-type="float">
            <text:p>28839999</text:p>
          </table:table-cell>
          <table:table-cell office:value-type="float" office:value="273" calcext:value-type="float">
            <text:p>273</text:p>
          </table:table-cell>
          <table:table-cell office:value-type="float" office:value="1000" calcext:value-type="float">
            <text:p>1000</text:p>
          </table:table-cell>
          <table:table-cell office:value-type="float" office:value="29595999" calcext:value-type="float">
            <text:p>29595999</text:p>
          </table:table-cell>
          <table:table-cell table:formula="of:=IF([.E275]-[.B275]=0;0;1)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000" calcext:value-type="float">
            <text:p>1000</text:p>
          </table:table-cell>
          <table:table-cell office:value-type="float" office:value="30111000" calcext:value-type="float">
            <text:p>30111000</text:p>
          </table:table-cell>
          <table:table-cell office:value-type="float" office:value="273" calcext:value-type="float">
            <text:p>273</text:p>
          </table:table-cell>
          <table:table-cell office:value-type="float" office:value="1000" calcext:value-type="float">
            <text:p>1000</text:p>
          </table:table-cell>
          <table:table-cell office:value-type="float" office:value="29605000" calcext:value-type="float">
            <text:p>29605000</text:p>
          </table:table-cell>
          <table:table-cell table:formula="of:=IF([.L275]-[.I275]=0;0;1)" office:value-type="float" office:value="0" calcext:value-type="float">
            <text:p>0</text:p>
          </table:table-cell>
          <table:table-cell table:formula="of:=IF([.L275]-[.B2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6494000" calcext:value-type="float">
            <text:p>36494000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7574000" calcext:value-type="float">
            <text:p>37574000</text:p>
          </table:table-cell>
          <table:table-cell table:formula="of:=IF([.E276]-[.B276]=0;0;1)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8120000" calcext:value-type="float">
            <text:p>38120000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40870000" calcext:value-type="float">
            <text:p>40870000</text:p>
          </table:table-cell>
          <table:table-cell table:formula="of:=IF([.L276]-[.I276]=0;0;1)" office:value-type="float" office:value="0" calcext:value-type="float">
            <text:p>0</text:p>
          </table:table-cell>
          <table:table-cell table:formula="of:=IF([.L276]-[.B2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" calcext:value-type="float">
            <text:p>1000</text:p>
          </table:table-cell>
          <table:table-cell office:value-type="float" office:value="23644000" calcext:value-type="float">
            <text:p>23644000</text:p>
          </table:table-cell>
          <table:table-cell office:value-type="float" office:value="275" calcext:value-type="float">
            <text:p>275</text:p>
          </table:table-cell>
          <table:table-cell office:value-type="float" office:value="1000" calcext:value-type="float">
            <text:p>1000</text:p>
          </table:table-cell>
          <table:table-cell office:value-type="float" office:value="21528000" calcext:value-type="float">
            <text:p>21528000</text:p>
          </table:table-cell>
          <table:table-cell table:formula="of:=IF([.E277]-[.B277]=0;0;1)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000" calcext:value-type="float">
            <text:p>1000</text:p>
          </table:table-cell>
          <table:table-cell office:value-type="float" office:value="24711999" calcext:value-type="float">
            <text:p>24711999</text:p>
          </table:table-cell>
          <table:table-cell office:value-type="float" office:value="275" calcext:value-type="float">
            <text:p>275</text:p>
          </table:table-cell>
          <table:table-cell office:value-type="float" office:value="1000" calcext:value-type="float">
            <text:p>1000</text:p>
          </table:table-cell>
          <table:table-cell office:value-type="float" office:value="25013999" calcext:value-type="float">
            <text:p>25013999</text:p>
          </table:table-cell>
          <table:table-cell table:formula="of:=IF([.L277]-[.I277]=0;0;1)" office:value-type="float" office:value="0" calcext:value-type="float">
            <text:p>0</text:p>
          </table:table-cell>
          <table:table-cell table:formula="of:=IF([.L277]-[.B2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" calcext:value-type="float">
            <text:p>1000</text:p>
          </table:table-cell>
          <table:table-cell office:value-type="float" office:value="5367999" calcext:value-type="float">
            <text:p>5367999</text:p>
          </table:table-cell>
          <table:table-cell office:value-type="float" office:value="276" calcext:value-type="float">
            <text:p>276</text:p>
          </table:table-cell>
          <table:table-cell office:value-type="float" office:value="1000" calcext:value-type="float">
            <text:p>1000</text:p>
          </table:table-cell>
          <table:table-cell office:value-type="float" office:value="5474000" calcext:value-type="float">
            <text:p>5474000</text:p>
          </table:table-cell>
          <table:table-cell table:formula="of:=IF([.E278]-[.B278]=0;0;1)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000" calcext:value-type="float">
            <text:p>1000</text:p>
          </table:table-cell>
          <table:table-cell office:value-type="float" office:value="5605000" calcext:value-type="float">
            <text:p>5605000</text:p>
          </table:table-cell>
          <table:table-cell office:value-type="float" office:value="276" calcext:value-type="float">
            <text:p>276</text:p>
          </table:table-cell>
          <table:table-cell office:value-type="float" office:value="1000" calcext:value-type="float">
            <text:p>1000</text:p>
          </table:table-cell>
          <table:table-cell office:value-type="float" office:value="5952000" calcext:value-type="float">
            <text:p>5952000</text:p>
          </table:table-cell>
          <table:table-cell table:formula="of:=IF([.L278]-[.I278]=0;0;1)" office:value-type="float" office:value="0" calcext:value-type="float">
            <text:p>0</text:p>
          </table:table-cell>
          <table:table-cell table:formula="of:=IF([.L278]-[.B2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5685729999" calcext:value-type="float">
            <text:p>5685729999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5837336000" calcext:value-type="float">
            <text:p>5837336000</text:p>
          </table:table-cell>
          <table:table-cell table:formula="of:=IF([.E279]-[.B279]=0;0;1)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5910749000" calcext:value-type="float">
            <text:p>5910749000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5902056000" calcext:value-type="float">
            <text:p>5902056000</text:p>
          </table:table-cell>
          <table:table-cell table:formula="of:=IF([.L279]-[.I279]=0;0;1)" office:value-type="float" office:value="0" calcext:value-type="float">
            <text:p>0</text:p>
          </table:table-cell>
          <table:table-cell table:formula="of:=IF([.L279]-[.B2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" calcext:value-type="float">
            <text:p>1000</text:p>
          </table:table-cell>
          <table:table-cell office:value-type="float" office:value="22347000" calcext:value-type="float">
            <text:p>22347000</text:p>
          </table:table-cell>
          <table:table-cell office:value-type="float" office:value="278" calcext:value-type="float">
            <text:p>278</text:p>
          </table:table-cell>
          <table:table-cell office:value-type="float" office:value="1000" calcext:value-type="float">
            <text:p>1000</text:p>
          </table:table-cell>
          <table:table-cell office:value-type="float" office:value="22403000" calcext:value-type="float">
            <text:p>22403000</text:p>
          </table:table-cell>
          <table:table-cell table:formula="of:=IF([.E280]-[.B280]=0;0;1)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000" calcext:value-type="float">
            <text:p>1000</text:p>
          </table:table-cell>
          <table:table-cell office:value-type="float" office:value="22604000" calcext:value-type="float">
            <text:p>22604000</text:p>
          </table:table-cell>
          <table:table-cell office:value-type="float" office:value="278" calcext:value-type="float">
            <text:p>278</text:p>
          </table:table-cell>
          <table:table-cell office:value-type="float" office:value="1000" calcext:value-type="float">
            <text:p>1000</text:p>
          </table:table-cell>
          <table:table-cell office:value-type="float" office:value="24808999" calcext:value-type="float">
            <text:p>24808999</text:p>
          </table:table-cell>
          <table:table-cell table:formula="of:=IF([.L280]-[.I280]=0;0;1)" office:value-type="float" office:value="0" calcext:value-type="float">
            <text:p>0</text:p>
          </table:table-cell>
          <table:table-cell table:formula="of:=IF([.L280]-[.B2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7036000" calcext:value-type="float">
            <text:p>7036000</text:p>
          </table:table-cell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7215999" calcext:value-type="float">
            <text:p>7215999</text:p>
          </table:table-cell>
          <table:table-cell table:formula="of:=IF([.E281]-[.B281]=0;0;1)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7331000" calcext:value-type="float">
            <text:p>7331000</text:p>
          </table:table-cell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9439999" calcext:value-type="float">
            <text:p>9439999</text:p>
          </table:table-cell>
          <table:table-cell table:formula="of:=IF([.L281]-[.I281]=0;0;1)" office:value-type="float" office:value="0" calcext:value-type="float">
            <text:p>0</text:p>
          </table:table-cell>
          <table:table-cell table:formula="of:=IF([.L281]-[.B2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6236999" calcext:value-type="float">
            <text:p>6236999</text:p>
          </table:table-cell>
          <table:table-cell table:formula="of:=IF([.E282]-[.B282]=0;0;1)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6317000" calcext:value-type="float">
            <text:p>6317000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float" office:value="7755000" calcext:value-type="float">
            <text:p>7755000</text:p>
          </table:table-cell>
          <table:table-cell table:formula="of:=IF([.L282]-[.I282]=0;0;1)" office:value-type="float" office:value="0" calcext:value-type="float">
            <text:p>0</text:p>
          </table:table-cell>
          <table:table-cell table:formula="of:=IF([.L282]-[.B2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12008000" calcext:value-type="float">
            <text:p>12008000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12052000" calcext:value-type="float">
            <text:p>12052000</text:p>
          </table:table-cell>
          <table:table-cell table:formula="of:=IF([.E283]-[.B283]=0;0;1)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12541000" calcext:value-type="float">
            <text:p>12541000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13939000" calcext:value-type="float">
            <text:p>13939000</text:p>
          </table:table-cell>
          <table:table-cell table:formula="of:=IF([.L283]-[.I283]=0;0;1)" office:value-type="float" office:value="0" calcext:value-type="float">
            <text:p>0</text:p>
          </table:table-cell>
          <table:table-cell table:formula="of:=IF([.L283]-[.B2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office:value-type="float" office:value="125257999" calcext:value-type="float">
            <text:p>125257999</text:p>
          </table:table-cell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office:value-type="float" office:value="128293999" calcext:value-type="float">
            <text:p>128293999</text:p>
          </table:table-cell>
          <table:table-cell table:formula="of:=IF([.E284]-[.B284]=0;0;1)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office:value-type="float" office:value="131141000" calcext:value-type="float">
            <text:p>131141000</text:p>
          </table:table-cell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office:value-type="float" office:value="128812999" calcext:value-type="float">
            <text:p>128812999</text:p>
          </table:table-cell>
          <table:table-cell table:formula="of:=IF([.L284]-[.I284]=0;0;1)" office:value-type="float" office:value="0" calcext:value-type="float">
            <text:p>0</text:p>
          </table:table-cell>
          <table:table-cell table:formula="of:=IF([.L284]-[.B2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932000" calcext:value-type="float">
            <text:p>193200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003999" calcext:value-type="float">
            <text:p>2003999</text:p>
          </table:table-cell>
          <table:table-cell table:formula="of:=IF([.E285]-[.B285]=0;0;1)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001999" calcext:value-type="float">
            <text:p>2001999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069000" calcext:value-type="float">
            <text:p>2069000</text:p>
          </table:table-cell>
          <table:table-cell table:formula="of:=IF([.L285]-[.I285]=0;0;1)" office:value-type="float" office:value="0" calcext:value-type="float">
            <text:p>0</text:p>
          </table:table-cell>
          <table:table-cell table:formula="of:=IF([.L285]-[.B2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5755000" calcext:value-type="float">
            <text:p>5755000</text:p>
          </table:table-cell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6051000" calcext:value-type="float">
            <text:p>6051000</text:p>
          </table:table-cell>
          <table:table-cell table:formula="of:=IF([.E286]-[.B286]=0;0;1)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6157999" calcext:value-type="float">
            <text:p>6157999</text:p>
          </table:table-cell>
          <table:table-cell office:value-type="float" office:value="284" calcext:value-type="float">
            <text:p>284</text:p>
          </table:table-cell>
          <table:table-cell office:value-type="float" office:value="1000" calcext:value-type="float">
            <text:p>1000</text:p>
          </table:table-cell>
          <table:table-cell office:value-type="float" office:value="7716000" calcext:value-type="float">
            <text:p>7716000</text:p>
          </table:table-cell>
          <table:table-cell table:formula="of:=IF([.L286]-[.I286]=0;0;1)" office:value-type="float" office:value="0" calcext:value-type="float">
            <text:p>0</text:p>
          </table:table-cell>
          <table:table-cell table:formula="of:=IF([.L286]-[.B2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" calcext:value-type="float">
            <text:p>1000</text:p>
          </table:table-cell>
          <table:table-cell office:value-type="float" office:value="11474000" calcext:value-type="float">
            <text:p>11474000</text:p>
          </table:table-cell>
          <table:table-cell office:value-type="float" office:value="285" calcext:value-type="float">
            <text:p>285</text:p>
          </table:table-cell>
          <table:table-cell office:value-type="float" office:value="1000" calcext:value-type="float">
            <text:p>1000</text:p>
          </table:table-cell>
          <table:table-cell office:value-type="float" office:value="9470000" calcext:value-type="float">
            <text:p>9470000</text:p>
          </table:table-cell>
          <table:table-cell table:formula="of:=IF([.E287]-[.B287]=0;0;1)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00" calcext:value-type="float">
            <text:p>1000</text:p>
          </table:table-cell>
          <table:table-cell office:value-type="float" office:value="12057000" calcext:value-type="float">
            <text:p>12057000</text:p>
          </table:table-cell>
          <table:table-cell office:value-type="float" office:value="285" calcext:value-type="float">
            <text:p>285</text:p>
          </table:table-cell>
          <table:table-cell office:value-type="float" office:value="1000" calcext:value-type="float">
            <text:p>1000</text:p>
          </table:table-cell>
          <table:table-cell office:value-type="float" office:value="10136000" calcext:value-type="float">
            <text:p>10136000</text:p>
          </table:table-cell>
          <table:table-cell table:formula="of:=IF([.L287]-[.I287]=0;0;1)" office:value-type="float" office:value="0" calcext:value-type="float">
            <text:p>0</text:p>
          </table:table-cell>
          <table:table-cell table:formula="of:=IF([.L287]-[.B2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16056999" calcext:value-type="float">
            <text:p>16056999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16434999" calcext:value-type="float">
            <text:p>16434999</text:p>
          </table:table-cell>
          <table:table-cell table:formula="of:=IF([.E288]-[.B288]=0;0;1)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16476999" calcext:value-type="float">
            <text:p>16476999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19666000" calcext:value-type="float">
            <text:p>19666000</text:p>
          </table:table-cell>
          <table:table-cell table:formula="of:=IF([.L288]-[.I288]=0;0;1)" office:value-type="float" office:value="0" calcext:value-type="float">
            <text:p>0</text:p>
          </table:table-cell>
          <table:table-cell table:formula="of:=IF([.L288]-[.B2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39196000" calcext:value-type="float">
            <text:p>39196000</text:p>
          </table:table-cell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40665000" calcext:value-type="float">
            <text:p>40665000</text:p>
          </table:table-cell>
          <table:table-cell table:formula="of:=IF([.E289]-[.B289]=0;0;1)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41141000" calcext:value-type="float">
            <text:p>41141000</text:p>
          </table:table-cell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41298000" calcext:value-type="float">
            <text:p>41298000</text:p>
          </table:table-cell>
          <table:table-cell table:formula="of:=IF([.L289]-[.I289]=0;0;1)" office:value-type="float" office:value="0" calcext:value-type="float">
            <text:p>0</text:p>
          </table:table-cell>
          <table:table-cell table:formula="of:=IF([.L289]-[.B2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0777999" calcext:value-type="float">
            <text:p>20777999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1557000" calcext:value-type="float">
            <text:p>21557000</text:p>
          </table:table-cell>
          <table:table-cell table:formula="of:=IF([.E290]-[.B290]=0;0;1)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1665000" calcext:value-type="float">
            <text:p>21665000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2597000" calcext:value-type="float">
            <text:p>22597000</text:p>
          </table:table-cell>
          <table:table-cell table:formula="of:=IF([.L290]-[.I290]=0;0;1)" office:value-type="float" office:value="0" calcext:value-type="float">
            <text:p>0</text:p>
          </table:table-cell>
          <table:table-cell table:formula="of:=IF([.L290]-[.B2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" calcext:value-type="float">
            <text:p>1000</text:p>
          </table:table-cell>
          <table:table-cell office:value-type="float" office:value="7704000" calcext:value-type="float">
            <text:p>7704000</text:p>
          </table:table-cell>
          <table:table-cell office:value-type="float" office:value="289" calcext:value-type="float">
            <text:p>289</text:p>
          </table:table-cell>
          <table:table-cell office:value-type="float" office:value="1000" calcext:value-type="float">
            <text:p>1000</text:p>
          </table:table-cell>
          <table:table-cell office:value-type="float" office:value="5388000" calcext:value-type="float">
            <text:p>5388000</text:p>
          </table:table-cell>
          <table:table-cell table:formula="of:=IF([.E291]-[.B291]=0;0;1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00" calcext:value-type="float">
            <text:p>1000</text:p>
          </table:table-cell>
          <table:table-cell office:value-type="float" office:value="5532000" calcext:value-type="float">
            <text:p>5532000</text:p>
          </table:table-cell>
          <table:table-cell office:value-type="float" office:value="289" calcext:value-type="float">
            <text:p>289</text:p>
          </table:table-cell>
          <table:table-cell office:value-type="float" office:value="1000" calcext:value-type="float">
            <text:p>1000</text:p>
          </table:table-cell>
          <table:table-cell office:value-type="float" office:value="5787000" calcext:value-type="float">
            <text:p>5787000</text:p>
          </table:table-cell>
          <table:table-cell table:formula="of:=IF([.L291]-[.I291]=0;0;1)" office:value-type="float" office:value="0" calcext:value-type="float">
            <text:p>0</text:p>
          </table:table-cell>
          <table:table-cell table:formula="of:=IF([.L291]-[.B2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" calcext:value-type="float">
            <text:p>1000</text:p>
          </table:table-cell>
          <table:table-cell office:value-type="float" office:value="14200000" calcext:value-type="float">
            <text:p>14200000</text:p>
          </table:table-cell>
          <table:table-cell office:value-type="float" office:value="290" calcext:value-type="float">
            <text:p>290</text:p>
          </table:table-cell>
          <table:table-cell office:value-type="float" office:value="1000" calcext:value-type="float">
            <text:p>1000</text:p>
          </table:table-cell>
          <table:table-cell office:value-type="float" office:value="14580999" calcext:value-type="float">
            <text:p>14580999</text:p>
          </table:table-cell>
          <table:table-cell table:formula="of:=IF([.E292]-[.B292]=0;0;1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000" calcext:value-type="float">
            <text:p>1000</text:p>
          </table:table-cell>
          <table:table-cell office:value-type="float" office:value="14752000" calcext:value-type="float">
            <text:p>14752000</text:p>
          </table:table-cell>
          <table:table-cell office:value-type="float" office:value="290" calcext:value-type="float">
            <text:p>290</text:p>
          </table:table-cell>
          <table:table-cell office:value-type="float" office:value="1000" calcext:value-type="float">
            <text:p>1000</text:p>
          </table:table-cell>
          <table:table-cell office:value-type="float" office:value="16618999" calcext:value-type="float">
            <text:p>16618999</text:p>
          </table:table-cell>
          <table:table-cell table:formula="of:=IF([.L292]-[.I292]=0;0;1)" office:value-type="float" office:value="0" calcext:value-type="float">
            <text:p>0</text:p>
          </table:table-cell>
          <table:table-cell table:formula="of:=IF([.L292]-[.B2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107007999" calcext:value-type="float">
            <text:p>107007999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110399000" calcext:value-type="float">
            <text:p>110399000</text:p>
          </table:table-cell>
          <table:table-cell table:formula="of:=IF([.E293]-[.B293]=0;0;1)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112511000" calcext:value-type="float">
            <text:p>112511000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114407000" calcext:value-type="float">
            <text:p>114407000</text:p>
          </table:table-cell>
          <table:table-cell table:formula="of:=IF([.L293]-[.I293]=0;0;1)" office:value-type="float" office:value="0" calcext:value-type="float">
            <text:p>0</text:p>
          </table:table-cell>
          <table:table-cell table:formula="of:=IF([.L293]-[.B2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11989999" calcext:value-type="float">
            <text:p>11989999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9701999" calcext:value-type="float">
            <text:p>9701999</text:p>
          </table:table-cell>
          <table:table-cell table:formula="of:=IF([.E294]-[.B294]=0;0;1)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12643999" calcext:value-type="float">
            <text:p>12643999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10299000" calcext:value-type="float">
            <text:p>10299000</text:p>
          </table:table-cell>
          <table:table-cell table:formula="of:=IF([.L294]-[.I294]=0;0;1)" office:value-type="float" office:value="0" calcext:value-type="float">
            <text:p>0</text:p>
          </table:table-cell>
          <table:table-cell table:formula="of:=IF([.L294]-[.B2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" calcext:value-type="float">
            <text:p>1000</text:p>
          </table:table-cell>
          <table:table-cell office:value-type="float" office:value="57914000" calcext:value-type="float">
            <text:p>57914000</text:p>
          </table:table-cell>
          <table:table-cell office:value-type="float" office:value="293" calcext:value-type="float">
            <text:p>293</text:p>
          </table:table-cell>
          <table:table-cell office:value-type="float" office:value="1000" calcext:value-type="float">
            <text:p>1000</text:p>
          </table:table-cell>
          <table:table-cell office:value-type="float" office:value="56354999" calcext:value-type="float">
            <text:p>56354999</text:p>
          </table:table-cell>
          <table:table-cell table:formula="of:=IF([.E295]-[.B295]=0;0;1)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00" calcext:value-type="float">
            <text:p>1000</text:p>
          </table:table-cell>
          <table:table-cell office:value-type="float" office:value="60505000" calcext:value-type="float">
            <text:p>60505000</text:p>
          </table:table-cell>
          <table:table-cell office:value-type="float" office:value="293" calcext:value-type="float">
            <text:p>293</text:p>
          </table:table-cell>
          <table:table-cell office:value-type="float" office:value="1000" calcext:value-type="float">
            <text:p>1000</text:p>
          </table:table-cell>
          <table:table-cell office:value-type="float" office:value="56644000" calcext:value-type="float">
            <text:p>56644000</text:p>
          </table:table-cell>
          <table:table-cell table:formula="of:=IF([.L295]-[.I295]=0;0;1)" office:value-type="float" office:value="0" calcext:value-type="float">
            <text:p>0</text:p>
          </table:table-cell>
          <table:table-cell table:formula="of:=IF([.L295]-[.B2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office:value-type="float" office:value="10513999" calcext:value-type="float">
            <text:p>10513999</text:p>
          </table:table-cell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office:value-type="float" office:value="10794000" calcext:value-type="float">
            <text:p>10794000</text:p>
          </table:table-cell>
          <table:table-cell table:formula="of:=IF([.E296]-[.B296]=0;0;1)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office:value-type="float" office:value="14403000" calcext:value-type="float">
            <text:p>14403000</text:p>
          </table:table-cell>
          <table:table-cell office:value-type="float" office:value="294" calcext:value-type="float">
            <text:p>294</text:p>
          </table:table-cell>
          <table:table-cell office:value-type="float" office:value="1000" calcext:value-type="float">
            <text:p>1000</text:p>
          </table:table-cell>
          <table:table-cell office:value-type="float" office:value="14979999" calcext:value-type="float">
            <text:p>14979999</text:p>
          </table:table-cell>
          <table:table-cell table:formula="of:=IF([.L296]-[.I296]=0;0;1)" office:value-type="float" office:value="0" calcext:value-type="float">
            <text:p>0</text:p>
          </table:table-cell>
          <table:table-cell table:formula="of:=IF([.L296]-[.B2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" calcext:value-type="float">
            <text:p>1000</text:p>
          </table:table-cell>
          <table:table-cell office:value-type="float" office:value="14558000" calcext:value-type="float">
            <text:p>14558000</text:p>
          </table:table-cell>
          <table:table-cell office:value-type="float" office:value="295" calcext:value-type="float">
            <text:p>295</text:p>
          </table:table-cell>
          <table:table-cell office:value-type="float" office:value="1000" calcext:value-type="float">
            <text:p>1000</text:p>
          </table:table-cell>
          <table:table-cell office:value-type="float" office:value="12381000" calcext:value-type="float">
            <text:p>12381000</text:p>
          </table:table-cell>
          <table:table-cell table:formula="of:=IF([.E297]-[.B297]=0;0;1)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000" calcext:value-type="float">
            <text:p>1000</text:p>
          </table:table-cell>
          <table:table-cell office:value-type="float" office:value="15436000" calcext:value-type="float">
            <text:p>15436000</text:p>
          </table:table-cell>
          <table:table-cell office:value-type="float" office:value="295" calcext:value-type="float">
            <text:p>295</text:p>
          </table:table-cell>
          <table:table-cell office:value-type="float" office:value="1000" calcext:value-type="float">
            <text:p>1000</text:p>
          </table:table-cell>
          <table:table-cell office:value-type="float" office:value="16961999" calcext:value-type="float">
            <text:p>16961999</text:p>
          </table:table-cell>
          <table:table-cell table:formula="of:=IF([.L297]-[.I297]=0;0;1)" office:value-type="float" office:value="0" calcext:value-type="float">
            <text:p>0</text:p>
          </table:table-cell>
          <table:table-cell table:formula="of:=IF([.L297]-[.B2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office:value-type="float" office:value="22806000" calcext:value-type="float">
            <text:p>22806000</text:p>
          </table:table-cell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office:value-type="float" office:value="23287000" calcext:value-type="float">
            <text:p>23287000</text:p>
          </table:table-cell>
          <table:table-cell table:formula="of:=IF([.E298]-[.B298]=0;0;1)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office:value-type="float" office:value="23382999" calcext:value-type="float">
            <text:p>23382999</text:p>
          </table:table-cell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office:value-type="float" office:value="26056000" calcext:value-type="float">
            <text:p>26056000</text:p>
          </table:table-cell>
          <table:table-cell table:formula="of:=IF([.L298]-[.I298]=0;0;1)" office:value-type="float" office:value="0" calcext:value-type="float">
            <text:p>0</text:p>
          </table:table-cell>
          <table:table-cell table:formula="of:=IF([.L298]-[.B2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29841000" calcext:value-type="float">
            <text:p>2984100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29893000" calcext:value-type="float">
            <text:p>29893000</text:p>
          </table:table-cell>
          <table:table-cell table:formula="of:=IF([.E299]-[.B299]=0;0;1)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30289000" calcext:value-type="float">
            <text:p>30289000</text:p>
          </table:table-cell>
          <table:table-cell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office:value-type="float" office:value="33150000" calcext:value-type="float">
            <text:p>33150000</text:p>
          </table:table-cell>
          <table:table-cell table:formula="of:=IF([.L299]-[.I299]=0;0;1)" office:value-type="float" office:value="0" calcext:value-type="float">
            <text:p>0</text:p>
          </table:table-cell>
          <table:table-cell table:formula="of:=IF([.L299]-[.B2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" calcext:value-type="float">
            <text:p>1000</text:p>
          </table:table-cell>
          <table:table-cell office:value-type="float" office:value="21765000" calcext:value-type="float">
            <text:p>21765000</text:p>
          </table:table-cell>
          <table:table-cell office:value-type="float" office:value="298" calcext:value-type="float">
            <text:p>298</text:p>
          </table:table-cell>
          <table:table-cell office:value-type="float" office:value="1000" calcext:value-type="float">
            <text:p>1000</text:p>
          </table:table-cell>
          <table:table-cell office:value-type="float" office:value="18957000" calcext:value-type="float">
            <text:p>18957000</text:p>
          </table:table-cell>
          <table:table-cell table:formula="of:=IF([.E300]-[.B300]=0;0;1)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000" calcext:value-type="float">
            <text:p>1000</text:p>
          </table:table-cell>
          <table:table-cell office:value-type="float" office:value="21908999" calcext:value-type="float">
            <text:p>21908999</text:p>
          </table:table-cell>
          <table:table-cell office:value-type="float" office:value="298" calcext:value-type="float">
            <text:p>298</text:p>
          </table:table-cell>
          <table:table-cell office:value-type="float" office:value="1000" calcext:value-type="float">
            <text:p>1000</text:p>
          </table:table-cell>
          <table:table-cell office:value-type="float" office:value="23946000" calcext:value-type="float">
            <text:p>23946000</text:p>
          </table:table-cell>
          <table:table-cell table:formula="of:=IF([.L300]-[.I300]=0;0;1)" office:value-type="float" office:value="0" calcext:value-type="float">
            <text:p>0</text:p>
          </table:table-cell>
          <table:table-cell table:formula="of:=IF([.L300]-[.B3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" calcext:value-type="float">
            <text:p>1000</text:p>
          </table:table-cell>
          <table:table-cell office:value-type="float" office:value="20575000" calcext:value-type="float">
            <text:p>20575000</text:p>
          </table:table-cell>
          <table:table-cell office:value-type="float" office:value="299" calcext:value-type="float">
            <text:p>299</text:p>
          </table:table-cell>
          <table:table-cell office:value-type="float" office:value="1000" calcext:value-type="float">
            <text:p>1000</text:p>
          </table:table-cell>
          <table:table-cell office:value-type="float" office:value="20714000" calcext:value-type="float">
            <text:p>20714000</text:p>
          </table:table-cell>
          <table:table-cell table:formula="of:=IF([.E301]-[.B301]=0;0;1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000" calcext:value-type="float">
            <text:p>1000</text:p>
          </table:table-cell>
          <table:table-cell office:value-type="float" office:value="20687000" calcext:value-type="float">
            <text:p>20687000</text:p>
          </table:table-cell>
          <table:table-cell office:value-type="float" office:value="299" calcext:value-type="float">
            <text:p>299</text:p>
          </table:table-cell>
          <table:table-cell office:value-type="float" office:value="1000" calcext:value-type="float">
            <text:p>1000</text:p>
          </table:table-cell>
          <table:table-cell office:value-type="float" office:value="28027000" calcext:value-type="float">
            <text:p>28027000</text:p>
          </table:table-cell>
          <table:table-cell table:formula="of:=IF([.L301]-[.I301]=0;0;1)" office:value-type="float" office:value="0" calcext:value-type="float">
            <text:p>0</text:p>
          </table:table-cell>
          <table:table-cell table:formula="of:=IF([.L301]-[.B3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8468000" calcext:value-type="float">
            <text:p>484680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7701000" calcext:value-type="float">
            <text:p>47701000</text:p>
          </table:table-cell>
          <table:table-cell table:formula="of:=IF([.E302]-[.B302]=0;0;1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9233000" calcext:value-type="float">
            <text:p>492330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7763999" calcext:value-type="float">
            <text:p>57763999</text:p>
          </table:table-cell>
          <table:table-cell table:formula="of:=IF([.L302]-[.I302]=0;0;1)" office:value-type="float" office:value="0" calcext:value-type="float">
            <text:p>0</text:p>
          </table:table-cell>
          <table:table-cell table:formula="of:=IF([.L302]-[.B3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formula="of:=IF([.E303]-[.B303]=0;0;1)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formula="of:=IF([.L303]-[.I303]=0;0;1)" office:value-type="float" office:value="0" calcext:value-type="float">
            <text:p>0</text:p>
          </table:table-cell>
          <table:table-cell table:formula="of:=IF([.L303]-[.B3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11637000" calcext:value-type="float">
            <text:p>11637000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11833000" calcext:value-type="float">
            <text:p>11833000</text:p>
          </table:table-cell>
          <table:table-cell table:formula="of:=IF([.E304]-[.B304]=0;0;1)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11975000" calcext:value-type="float">
            <text:p>11975000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12856999" calcext:value-type="float">
            <text:p>12856999</text:p>
          </table:table-cell>
          <table:table-cell table:formula="of:=IF([.L304]-[.I304]=0;0;1)" office:value-type="float" office:value="0" calcext:value-type="float">
            <text:p>0</text:p>
          </table:table-cell>
          <table:table-cell table:formula="of:=IF([.L304]-[.B3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21574000" calcext:value-type="float">
            <text:p>21574000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21065000" calcext:value-type="float">
            <text:p>21065000</text:p>
          </table:table-cell>
          <table:table-cell table:formula="of:=IF([.E305]-[.B305]=0;0;1)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21654000" calcext:value-type="float">
            <text:p>21654000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22593000" calcext:value-type="float">
            <text:p>22593000</text:p>
          </table:table-cell>
          <table:table-cell table:formula="of:=IF([.L305]-[.I305]=0;0;1)" office:value-type="float" office:value="0" calcext:value-type="float">
            <text:p>0</text:p>
          </table:table-cell>
          <table:table-cell table:formula="of:=IF([.L305]-[.B3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9325000" calcext:value-type="float">
            <text:p>9325000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9467999" calcext:value-type="float">
            <text:p>9467999</text:p>
          </table:table-cell>
          <table:table-cell table:formula="of:=IF([.E306]-[.B306]=0;0;1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9341000" calcext:value-type="float">
            <text:p>9341000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9682000" calcext:value-type="float">
            <text:p>9682000</text:p>
          </table:table-cell>
          <table:table-cell table:formula="of:=IF([.L306]-[.I306]=0;0;1)" office:value-type="float" office:value="0" calcext:value-type="float">
            <text:p>0</text:p>
          </table:table-cell>
          <table:table-cell table:formula="of:=IF([.L306]-[.B3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 office:value-type="float" office:value="8620000" calcext:value-type="float">
            <text:p>8620000</text:p>
          </table:table-cell>
          <table:table-cell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 office:value-type="float" office:value="8712000" calcext:value-type="float">
            <text:p>8712000</text:p>
          </table:table-cell>
          <table:table-cell table:formula="of:=IF([.E307]-[.B307]=0;0;1)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 office:value-type="float" office:value="8988999" calcext:value-type="float">
            <text:p>8988999</text:p>
          </table:table-cell>
          <table:table-cell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 office:value-type="float" office:value="9094999" calcext:value-type="float">
            <text:p>9094999</text:p>
          </table:table-cell>
          <table:table-cell table:formula="of:=IF([.L307]-[.I307]=0;0;1)" office:value-type="float" office:value="0" calcext:value-type="float">
            <text:p>0</text:p>
          </table:table-cell>
          <table:table-cell table:formula="of:=IF([.L307]-[.B3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" calcext:value-type="float">
            <text:p>1000</text:p>
          </table:table-cell>
          <table:table-cell office:value-type="float" office:value="10620000" calcext:value-type="float">
            <text:p>10620000</text:p>
          </table:table-cell>
          <table:table-cell office:value-type="float" office:value="306" calcext:value-type="float">
            <text:p>306</text:p>
          </table:table-cell>
          <table:table-cell office:value-type="float" office:value="1000" calcext:value-type="float">
            <text:p>1000</text:p>
          </table:table-cell>
          <table:table-cell office:value-type="float" office:value="10709999" calcext:value-type="float">
            <text:p>10709999</text:p>
          </table:table-cell>
          <table:table-cell table:formula="of:=IF([.E308]-[.B308]=0;0;1)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000" calcext:value-type="float">
            <text:p>1000</text:p>
          </table:table-cell>
          <table:table-cell office:value-type="float" office:value="10758000" calcext:value-type="float">
            <text:p>10758000</text:p>
          </table:table-cell>
          <table:table-cell office:value-type="float" office:value="306" calcext:value-type="float">
            <text:p>306</text:p>
          </table:table-cell>
          <table:table-cell office:value-type="float" office:value="1000" calcext:value-type="float">
            <text:p>1000</text:p>
          </table:table-cell>
          <table:table-cell office:value-type="float" office:value="14012000" calcext:value-type="float">
            <text:p>14012000</text:p>
          </table:table-cell>
          <table:table-cell table:formula="of:=IF([.L308]-[.I308]=0;0;1)" office:value-type="float" office:value="0" calcext:value-type="float">
            <text:p>0</text:p>
          </table:table-cell>
          <table:table-cell table:formula="of:=IF([.L308]-[.B3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70328000" calcext:value-type="float">
            <text:p>8703280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88201999" calcext:value-type="float">
            <text:p>888201999</text:p>
          </table:table-cell>
          <table:table-cell table:formula="of:=IF([.E309]-[.B309]=0;0;1)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904990000" calcext:value-type="float">
            <text:p>9049900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90014000" calcext:value-type="float">
            <text:p>890014000</text:p>
          </table:table-cell>
          <table:table-cell table:formula="of:=IF([.L309]-[.I309]=0;0;1)" office:value-type="float" office:value="0" calcext:value-type="float">
            <text:p>0</text:p>
          </table:table-cell>
          <table:table-cell table:formula="of:=IF([.L309]-[.B3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23794000" calcext:value-type="float">
            <text:p>23794000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24402999" calcext:value-type="float">
            <text:p>24402999</text:p>
          </table:table-cell>
          <table:table-cell table:formula="of:=IF([.E310]-[.B310]=0;0;1)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24571000" calcext:value-type="float">
            <text:p>24571000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31728000" calcext:value-type="float">
            <text:p>31728000</text:p>
          </table:table-cell>
          <table:table-cell table:formula="of:=IF([.L310]-[.I310]=0;0;1)" office:value-type="float" office:value="0" calcext:value-type="float">
            <text:p>0</text:p>
          </table:table-cell>
          <table:table-cell table:formula="of:=IF([.L310]-[.B3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26552000" calcext:value-type="float">
            <text:p>26552000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26806000" calcext:value-type="float">
            <text:p>26806000</text:p>
          </table:table-cell>
          <table:table-cell table:formula="of:=IF([.E311]-[.B311]=0;0;1)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23053000" calcext:value-type="float">
            <text:p>23053000</text:p>
          </table:table-cell>
          <table:table-cell office:value-type="float" office:value="309" calcext:value-type="float">
            <text:p>309</text:p>
          </table:table-cell>
          <table:table-cell office:value-type="float" office:value="1000" calcext:value-type="float">
            <text:p>1000</text:p>
          </table:table-cell>
          <table:table-cell office:value-type="float" office:value="22084000" calcext:value-type="float">
            <text:p>22084000</text:p>
          </table:table-cell>
          <table:table-cell table:formula="of:=IF([.L311]-[.I311]=0;0;1)" office:value-type="float" office:value="0" calcext:value-type="float">
            <text:p>0</text:p>
          </table:table-cell>
          <table:table-cell table:formula="of:=IF([.L311]-[.B3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" calcext:value-type="float">
            <text:p>1000</text:p>
          </table:table-cell>
          <table:table-cell office:value-type="float" office:value="11743000" calcext:value-type="float">
            <text:p>11743000</text:p>
          </table:table-cell>
          <table:table-cell office:value-type="float" office:value="310" calcext:value-type="float">
            <text:p>310</text:p>
          </table:table-cell>
          <table:table-cell office:value-type="float" office:value="1000" calcext:value-type="float">
            <text:p>1000</text:p>
          </table:table-cell>
          <table:table-cell office:value-type="float" office:value="10544999" calcext:value-type="float">
            <text:p>10544999</text:p>
          </table:table-cell>
          <table:table-cell table:formula="of:=IF([.E312]-[.B312]=0;0;1)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000" calcext:value-type="float">
            <text:p>1000</text:p>
          </table:table-cell>
          <table:table-cell office:value-type="float" office:value="12196000" calcext:value-type="float">
            <text:p>12196000</text:p>
          </table:table-cell>
          <table:table-cell office:value-type="float" office:value="310" calcext:value-type="float">
            <text:p>310</text:p>
          </table:table-cell>
          <table:table-cell office:value-type="float" office:value="1000" calcext:value-type="float">
            <text:p>1000</text:p>
          </table:table-cell>
          <table:table-cell office:value-type="float" office:value="12626000" calcext:value-type="float">
            <text:p>12626000</text:p>
          </table:table-cell>
          <table:table-cell table:formula="of:=IF([.L312]-[.I312]=0;0;1)" office:value-type="float" office:value="0" calcext:value-type="float">
            <text:p>0</text:p>
          </table:table-cell>
          <table:table-cell table:formula="of:=IF([.L312]-[.B3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0790000" calcext:value-type="float">
            <text:p>10790000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0720000" calcext:value-type="float">
            <text:p>10720000</text:p>
          </table:table-cell>
          <table:table-cell table:formula="of:=IF([.E313]-[.B313]=0;0;1)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0999000" calcext:value-type="float">
            <text:p>10999000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2799999" calcext:value-type="float">
            <text:p>12799999</text:p>
          </table:table-cell>
          <table:table-cell table:formula="of:=IF([.L313]-[.I313]=0;0;1)" office:value-type="float" office:value="0" calcext:value-type="float">
            <text:p>0</text:p>
          </table:table-cell>
          <table:table-cell table:formula="of:=IF([.L313]-[.B3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" calcext:value-type="float">
            <text:p>1000</text:p>
          </table:table-cell>
          <table:table-cell office:value-type="float" office:value="17705000" calcext:value-type="float">
            <text:p>17705000</text:p>
          </table:table-cell>
          <table:table-cell office:value-type="float" office:value="312" calcext:value-type="float">
            <text:p>312</text:p>
          </table:table-cell>
          <table:table-cell office:value-type="float" office:value="1000" calcext:value-type="float">
            <text:p>1000</text:p>
          </table:table-cell>
          <table:table-cell office:value-type="float" office:value="18029000" calcext:value-type="float">
            <text:p>18029000</text:p>
          </table:table-cell>
          <table:table-cell table:formula="of:=IF([.E314]-[.B314]=0;0;1)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000" calcext:value-type="float">
            <text:p>1000</text:p>
          </table:table-cell>
          <table:table-cell office:value-type="float" office:value="18129000" calcext:value-type="float">
            <text:p>18129000</text:p>
          </table:table-cell>
          <table:table-cell office:value-type="float" office:value="312" calcext:value-type="float">
            <text:p>312</text:p>
          </table:table-cell>
          <table:table-cell office:value-type="float" office:value="1000" calcext:value-type="float">
            <text:p>1000</text:p>
          </table:table-cell>
          <table:table-cell office:value-type="float" office:value="21388000" calcext:value-type="float">
            <text:p>21388000</text:p>
          </table:table-cell>
          <table:table-cell table:formula="of:=IF([.L314]-[.I314]=0;0;1)" office:value-type="float" office:value="0" calcext:value-type="float">
            <text:p>0</text:p>
          </table:table-cell>
          <table:table-cell table:formula="of:=IF([.L314]-[.B3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" calcext:value-type="float">
            <text:p>1000</text:p>
          </table:table-cell>
          <table:table-cell office:value-type="float" office:value="8394000" calcext:value-type="float">
            <text:p>8394000</text:p>
          </table:table-cell>
          <table:table-cell office:value-type="float" office:value="313" calcext:value-type="float">
            <text:p>313</text:p>
          </table:table-cell>
          <table:table-cell office:value-type="float" office:value="1000" calcext:value-type="float">
            <text:p>1000</text:p>
          </table:table-cell>
          <table:table-cell office:value-type="float" office:value="8641000" calcext:value-type="float">
            <text:p>8641000</text:p>
          </table:table-cell>
          <table:table-cell table:formula="of:=IF([.E315]-[.B315]=0;0;1)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000" calcext:value-type="float">
            <text:p>1000</text:p>
          </table:table-cell>
          <table:table-cell office:value-type="float" office:value="34280000" calcext:value-type="float">
            <text:p>34280000</text:p>
          </table:table-cell>
          <table:table-cell office:value-type="float" office:value="313" calcext:value-type="float">
            <text:p>313</text:p>
          </table:table-cell>
          <table:table-cell office:value-type="float" office:value="1000" calcext:value-type="float">
            <text:p>1000</text:p>
          </table:table-cell>
          <table:table-cell office:value-type="float" office:value="315820000" calcext:value-type="float">
            <text:p>315820000</text:p>
          </table:table-cell>
          <table:table-cell table:formula="of:=IF([.L315]-[.I315]=0;0;1)" office:value-type="float" office:value="0" calcext:value-type="float">
            <text:p>0</text:p>
          </table:table-cell>
          <table:table-cell table:formula="of:=IF([.L315]-[.B3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14736000" calcext:value-type="float">
            <text:p>14736000</text:p>
          </table:table-cell>
          <table:table-cell table:formula="of:=IF([.E316]-[.B316]=0;0;1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15557000" calcext:value-type="float">
            <text:p>15557000</text:p>
          </table:table-cell>
          <table:table-cell table:formula="of:=IF([.L316]-[.I316]=0;0;1)" office:value-type="float" office:value="0" calcext:value-type="float">
            <text:p>0</text:p>
          </table:table-cell>
          <table:table-cell table:formula="of:=IF([.L316]-[.B3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2864000" calcext:value-type="float">
            <text:p>2864000</text:p>
          </table:table-cell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2866999" calcext:value-type="float">
            <text:p>2866999</text:p>
          </table:table-cell>
          <table:table-cell table:formula="of:=IF([.E317]-[.B317]=0;0;1)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3041000" calcext:value-type="float">
            <text:p>3041000</text:p>
          </table:table-cell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3878000" calcext:value-type="float">
            <text:p>3878000</text:p>
          </table:table-cell>
          <table:table-cell table:formula="of:=IF([.L317]-[.I317]=0;0;1)" office:value-type="float" office:value="0" calcext:value-type="float">
            <text:p>0</text:p>
          </table:table-cell>
          <table:table-cell table:formula="of:=IF([.L317]-[.B3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616000" calcext:value-type="float">
            <text:p>1616000</text:p>
          </table:table-cell>
          <table:table-cell table:formula="of:=IF([.E318]-[.B318]=0;0;1)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656000" calcext:value-type="float">
            <text:p>1656000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784000" calcext:value-type="float">
            <text:p>1784000</text:p>
          </table:table-cell>
          <table:table-cell table:formula="of:=IF([.L318]-[.I318]=0;0;1)" office:value-type="float" office:value="0" calcext:value-type="float">
            <text:p>0</text:p>
          </table:table-cell>
          <table:table-cell table:formula="of:=IF([.L318]-[.B3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17790999" calcext:value-type="float">
            <text:p>17790999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18535000" calcext:value-type="float">
            <text:p>18535000</text:p>
          </table:table-cell>
          <table:table-cell table:formula="of:=IF([.E319]-[.B319]=0;0;1)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17855000" calcext:value-type="float">
            <text:p>17855000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19018000" calcext:value-type="float">
            <text:p>19018000</text:p>
          </table:table-cell>
          <table:table-cell table:formula="of:=IF([.L319]-[.I319]=0;0;1)" office:value-type="float" office:value="0" calcext:value-type="float">
            <text:p>0</text:p>
          </table:table-cell>
          <table:table-cell table:formula="of:=IF([.L319]-[.B3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" calcext:value-type="float">
            <text:p>1000</text:p>
          </table:table-cell>
          <table:table-cell office:value-type="float" office:value="10105000" calcext:value-type="float">
            <text:p>10105000</text:p>
          </table:table-cell>
          <table:table-cell office:value-type="float" office:value="318" calcext:value-type="float">
            <text:p>318</text:p>
          </table:table-cell>
          <table:table-cell office:value-type="float" office:value="1000" calcext:value-type="float">
            <text:p>1000</text:p>
          </table:table-cell>
          <table:table-cell office:value-type="float" office:value="10150000" calcext:value-type="float">
            <text:p>10150000</text:p>
          </table:table-cell>
          <table:table-cell table:formula="of:=IF([.E320]-[.B320]=0;0;1)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000" calcext:value-type="float">
            <text:p>1000</text:p>
          </table:table-cell>
          <table:table-cell office:value-type="float" office:value="10251999" calcext:value-type="float">
            <text:p>10251999</text:p>
          </table:table-cell>
          <table:table-cell office:value-type="float" office:value="318" calcext:value-type="float">
            <text:p>318</text:p>
          </table:table-cell>
          <table:table-cell office:value-type="float" office:value="1000" calcext:value-type="float">
            <text:p>1000</text:p>
          </table:table-cell>
          <table:table-cell office:value-type="float" office:value="12719999" calcext:value-type="float">
            <text:p>12719999</text:p>
          </table:table-cell>
          <table:table-cell table:formula="of:=IF([.L320]-[.I320]=0;0;1)" office:value-type="float" office:value="0" calcext:value-type="float">
            <text:p>0</text:p>
          </table:table-cell>
          <table:table-cell table:formula="of:=IF([.L320]-[.B3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" calcext:value-type="float">
            <text:p>1000</text:p>
          </table:table-cell>
          <table:table-cell office:value-type="float" office:value="7600999" calcext:value-type="float">
            <text:p>7600999</text:p>
          </table:table-cell>
          <table:table-cell office:value-type="float" office:value="319" calcext:value-type="float">
            <text:p>319</text:p>
          </table:table-cell>
          <table:table-cell office:value-type="float" office:value="1000" calcext:value-type="float">
            <text:p>1000</text:p>
          </table:table-cell>
          <table:table-cell office:value-type="float" office:value="7705999" calcext:value-type="float">
            <text:p>7705999</text:p>
          </table:table-cell>
          <table:table-cell table:formula="of:=IF([.E321]-[.B321]=0;0;1)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000" calcext:value-type="float">
            <text:p>1000</text:p>
          </table:table-cell>
          <table:table-cell office:value-type="float" office:value="7793000" calcext:value-type="float">
            <text:p>7793000</text:p>
          </table:table-cell>
          <table:table-cell office:value-type="float" office:value="319" calcext:value-type="float">
            <text:p>319</text:p>
          </table:table-cell>
          <table:table-cell office:value-type="float" office:value="1000" calcext:value-type="float">
            <text:p>1000</text:p>
          </table:table-cell>
          <table:table-cell office:value-type="float" office:value="9554000" calcext:value-type="float">
            <text:p>9554000</text:p>
          </table:table-cell>
          <table:table-cell table:formula="of:=IF([.L321]-[.I321]=0;0;1)" office:value-type="float" office:value="0" calcext:value-type="float">
            <text:p>0</text:p>
          </table:table-cell>
          <table:table-cell table:formula="of:=IF([.L321]-[.B3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6355000" calcext:value-type="float">
            <text:p>6355000</text:p>
          </table:table-cell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6425999" calcext:value-type="float">
            <text:p>6425999</text:p>
          </table:table-cell>
          <table:table-cell table:formula="of:=IF([.E322]-[.B322]=0;0;1)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6588999" calcext:value-type="float">
            <text:p>6588999</text:p>
          </table:table-cell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7967000" calcext:value-type="float">
            <text:p>7967000</text:p>
          </table:table-cell>
          <table:table-cell table:formula="of:=IF([.L322]-[.I322]=0;0;1)" office:value-type="float" office:value="0" calcext:value-type="float">
            <text:p>0</text:p>
          </table:table-cell>
          <table:table-cell table:formula="of:=IF([.L322]-[.B3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" calcext:value-type="float">
            <text:p>1000</text:p>
          </table:table-cell>
          <table:table-cell office:value-type="float" office:value="24541999" calcext:value-type="float">
            <text:p>24541999</text:p>
          </table:table-cell>
          <table:table-cell office:value-type="float" office:value="321" calcext:value-type="float">
            <text:p>321</text:p>
          </table:table-cell>
          <table:table-cell office:value-type="float" office:value="1000" calcext:value-type="float">
            <text:p>1000</text:p>
          </table:table-cell>
          <table:table-cell office:value-type="float" office:value="21584000" calcext:value-type="float">
            <text:p>21584000</text:p>
          </table:table-cell>
          <table:table-cell table:formula="of:=IF([.E323]-[.B323]=0;0;1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1000" calcext:value-type="float">
            <text:p>1000</text:p>
          </table:table-cell>
          <table:table-cell office:value-type="float" office:value="24680000" calcext:value-type="float">
            <text:p>24680000</text:p>
          </table:table-cell>
          <table:table-cell office:value-type="float" office:value="321" calcext:value-type="float">
            <text:p>321</text:p>
          </table:table-cell>
          <table:table-cell office:value-type="float" office:value="1000" calcext:value-type="float">
            <text:p>1000</text:p>
          </table:table-cell>
          <table:table-cell office:value-type="float" office:value="25775000" calcext:value-type="float">
            <text:p>25775000</text:p>
          </table:table-cell>
          <table:table-cell table:formula="of:=IF([.L323]-[.I323]=0;0;1)" office:value-type="float" office:value="0" calcext:value-type="float">
            <text:p>0</text:p>
          </table:table-cell>
          <table:table-cell table:formula="of:=IF([.L323]-[.B3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11390000" calcext:value-type="float">
            <text:p>11390000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8640000" calcext:value-type="float">
            <text:p>8640000</text:p>
          </table:table-cell>
          <table:table-cell table:formula="of:=IF([.E324]-[.B324]=0;0;1)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11696999" calcext:value-type="float">
            <text:p>11696999</text:p>
          </table:table-cell>
          <table:table-cell office:value-type="float" office:value="322" calcext:value-type="float">
            <text:p>322</text:p>
          </table:table-cell>
          <table:table-cell office:value-type="float" office:value="1000" calcext:value-type="float">
            <text:p>1000</text:p>
          </table:table-cell>
          <table:table-cell office:value-type="float" office:value="9269999" calcext:value-type="float">
            <text:p>9269999</text:p>
          </table:table-cell>
          <table:table-cell table:formula="of:=IF([.L324]-[.I324]=0;0;1)" office:value-type="float" office:value="0" calcext:value-type="float">
            <text:p>0</text:p>
          </table:table-cell>
          <table:table-cell table:formula="of:=IF([.L324]-[.B3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20593000" calcext:value-type="float">
            <text:p>20593000</text:p>
          </table:table-cell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20787999" calcext:value-type="float">
            <text:p>20787999</text:p>
          </table:table-cell>
          <table:table-cell table:formula="of:=IF([.E325]-[.B325]=0;0;1)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21205000" calcext:value-type="float">
            <text:p>21205000</text:p>
          </table:table-cell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23385000" calcext:value-type="float">
            <text:p>23385000</text:p>
          </table:table-cell>
          <table:table-cell table:formula="of:=IF([.L325]-[.I325]=0;0;1)" office:value-type="float" office:value="0" calcext:value-type="float">
            <text:p>0</text:p>
          </table:table-cell>
          <table:table-cell table:formula="of:=IF([.L325]-[.B3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office:value-type="float" office:value="25967999" calcext:value-type="float">
            <text:p>25967999</text:p>
          </table:table-cell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office:value-type="float" office:value="26156000" calcext:value-type="float">
            <text:p>26156000</text:p>
          </table:table-cell>
          <table:table-cell table:formula="of:=IF([.E326]-[.B326]=0;0;1)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office:value-type="float" office:value="195453000" calcext:value-type="float">
            <text:p>195453000</text:p>
          </table:table-cell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office:value-type="float" office:value="190862000" calcext:value-type="float">
            <text:p>190862000</text:p>
          </table:table-cell>
          <table:table-cell table:formula="of:=IF([.L326]-[.I326]=0;0;1)" office:value-type="float" office:value="0" calcext:value-type="float">
            <text:p>0</text:p>
          </table:table-cell>
          <table:table-cell table:formula="of:=IF([.L326]-[.B3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1772011000" calcext:value-type="float">
            <text:p>1772011000</text:p>
          </table:table-cell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1710111999" calcext:value-type="float">
            <text:p>1710111999</text:p>
          </table:table-cell>
          <table:table-cell table:formula="of:=IF([.E327]-[.B327]=0;0;1)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1645197000" calcext:value-type="float">
            <text:p>1645197000</text:p>
          </table:table-cell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2355941000" calcext:value-type="float">
            <text:p>2355941000</text:p>
          </table:table-cell>
          <table:table-cell table:formula="of:=IF([.L327]-[.I327]=0;0;1)" office:value-type="float" office:value="0" calcext:value-type="float">
            <text:p>0</text:p>
          </table:table-cell>
          <table:table-cell table:formula="of:=IF([.L327]-[.B3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31485000" calcext:value-type="float">
            <text:p>531485000</text:p>
          </table:table-cell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43038999" calcext:value-type="float">
            <text:p>543038999</text:p>
          </table:table-cell>
          <table:table-cell table:formula="of:=IF([.E328]-[.B328]=0;0;1)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48899000" calcext:value-type="float">
            <text:p>548899000</text:p>
          </table:table-cell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51905000" calcext:value-type="float">
            <text:p>551905000</text:p>
          </table:table-cell>
          <table:table-cell table:formula="of:=IF([.L328]-[.I328]=0;0;1)" office:value-type="float" office:value="0" calcext:value-type="float">
            <text:p>0</text:p>
          </table:table-cell>
          <table:table-cell table:formula="of:=IF([.L328]-[.B3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" calcext:value-type="float">
            <text:p>1000</text:p>
          </table:table-cell>
          <table:table-cell office:value-type="float" office:value="96412000" calcext:value-type="float">
            <text:p>96412000</text:p>
          </table:table-cell>
          <table:table-cell office:value-type="float" office:value="327" calcext:value-type="float">
            <text:p>327</text:p>
          </table:table-cell>
          <table:table-cell office:value-type="float" office:value="1000" calcext:value-type="float">
            <text:p>1000</text:p>
          </table:table-cell>
          <table:table-cell office:value-type="float" office:value="99131000" calcext:value-type="float">
            <text:p>99131000</text:p>
          </table:table-cell>
          <table:table-cell table:formula="of:=IF([.E329]-[.B329]=0;0;1)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000" calcext:value-type="float">
            <text:p>1000</text:p>
          </table:table-cell>
          <table:table-cell office:value-type="float" office:value="99493000" calcext:value-type="float">
            <text:p>99493000</text:p>
          </table:table-cell>
          <table:table-cell office:value-type="float" office:value="327" calcext:value-type="float">
            <text:p>327</text:p>
          </table:table-cell>
          <table:table-cell office:value-type="float" office:value="1000" calcext:value-type="float">
            <text:p>1000</text:p>
          </table:table-cell>
          <table:table-cell office:value-type="float" office:value="105397999" calcext:value-type="float">
            <text:p>105397999</text:p>
          </table:table-cell>
          <table:table-cell table:formula="of:=IF([.L329]-[.I329]=0;0;1)" office:value-type="float" office:value="0" calcext:value-type="float">
            <text:p>0</text:p>
          </table:table-cell>
          <table:table-cell table:formula="of:=IF([.L329]-[.B3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" calcext:value-type="float">
            <text:p>1000</text:p>
          </table:table-cell>
          <table:table-cell office:value-type="float" office:value="18046000" calcext:value-type="float">
            <text:p>18046000</text:p>
          </table:table-cell>
          <table:table-cell office:value-type="float" office:value="328" calcext:value-type="float">
            <text:p>328</text:p>
          </table:table-cell>
          <table:table-cell office:value-type="float" office:value="1000" calcext:value-type="float">
            <text:p>1000</text:p>
          </table:table-cell>
          <table:table-cell office:value-type="float" office:value="18514000" calcext:value-type="float">
            <text:p>18514000</text:p>
          </table:table-cell>
          <table:table-cell table:formula="of:=IF([.E330]-[.B330]=0;0;1)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000" calcext:value-type="float">
            <text:p>1000</text:p>
          </table:table-cell>
          <table:table-cell office:value-type="float" office:value="18493000" calcext:value-type="float">
            <text:p>18493000</text:p>
          </table:table-cell>
          <table:table-cell office:value-type="float" office:value="328" calcext:value-type="float">
            <text:p>328</text:p>
          </table:table-cell>
          <table:table-cell office:value-type="float" office:value="1000" calcext:value-type="float">
            <text:p>1000</text:p>
          </table:table-cell>
          <table:table-cell office:value-type="float" office:value="22202000" calcext:value-type="float">
            <text:p>22202000</text:p>
          </table:table-cell>
          <table:table-cell table:formula="of:=IF([.L330]-[.I330]=0;0;1)" office:value-type="float" office:value="0" calcext:value-type="float">
            <text:p>0</text:p>
          </table:table-cell>
          <table:table-cell table:formula="of:=IF([.L330]-[.B3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15609000" calcext:value-type="float">
            <text:p>1560900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15684000" calcext:value-type="float">
            <text:p>15684000</text:p>
          </table:table-cell>
          <table:table-cell table:formula="of:=IF([.E331]-[.B331]=0;0;1)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15886000" calcext:value-type="float">
            <text:p>1588600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23060000" calcext:value-type="float">
            <text:p>23060000</text:p>
          </table:table-cell>
          <table:table-cell table:formula="of:=IF([.L331]-[.I331]=0;0;1)" office:value-type="float" office:value="0" calcext:value-type="float">
            <text:p>0</text:p>
          </table:table-cell>
          <table:table-cell table:formula="of:=IF([.L331]-[.B3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1145999" calcext:value-type="float">
            <text:p>21145999</text:p>
          </table:table-cell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1501000" calcext:value-type="float">
            <text:p>21501000</text:p>
          </table:table-cell>
          <table:table-cell table:formula="of:=IF([.E332]-[.B332]=0;0;1)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1692000" calcext:value-type="float">
            <text:p>21692000</text:p>
          </table:table-cell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4995999" calcext:value-type="float">
            <text:p>24995999</text:p>
          </table:table-cell>
          <table:table-cell table:formula="of:=IF([.L332]-[.I332]=0;0;1)" office:value-type="float" office:value="0" calcext:value-type="float">
            <text:p>0</text:p>
          </table:table-cell>
          <table:table-cell table:formula="of:=IF([.L332]-[.B3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" calcext:value-type="float">
            <text:p>1000</text:p>
          </table:table-cell>
          <table:table-cell office:value-type="float" office:value="29268000" calcext:value-type="float">
            <text:p>29268000</text:p>
          </table:table-cell>
          <table:table-cell office:value-type="float" office:value="331" calcext:value-type="float">
            <text:p>331</text:p>
          </table:table-cell>
          <table:table-cell office:value-type="float" office:value="1000" calcext:value-type="float">
            <text:p>1000</text:p>
          </table:table-cell>
          <table:table-cell office:value-type="float" office:value="30125000" calcext:value-type="float">
            <text:p>30125000</text:p>
          </table:table-cell>
          <table:table-cell table:formula="of:=IF([.E333]-[.B333]=0;0;1)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000" calcext:value-type="float">
            <text:p>1000</text:p>
          </table:table-cell>
          <table:table-cell office:value-type="float" office:value="29838999" calcext:value-type="float">
            <text:p>29838999</text:p>
          </table:table-cell>
          <table:table-cell office:value-type="float" office:value="331" calcext:value-type="float">
            <text:p>331</text:p>
          </table:table-cell>
          <table:table-cell office:value-type="float" office:value="1000" calcext:value-type="float">
            <text:p>1000</text:p>
          </table:table-cell>
          <table:table-cell office:value-type="float" office:value="34628000" calcext:value-type="float">
            <text:p>34628000</text:p>
          </table:table-cell>
          <table:table-cell table:formula="of:=IF([.L333]-[.I333]=0;0;1)" office:value-type="float" office:value="0" calcext:value-type="float">
            <text:p>0</text:p>
          </table:table-cell>
          <table:table-cell table:formula="of:=IF([.L333]-[.B3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013000" calcext:value-type="float">
            <text:p>501300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177000" calcext:value-type="float">
            <text:p>5177000</text:p>
          </table:table-cell>
          <table:table-cell table:formula="of:=IF([.E334]-[.B334]=0;0;1)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281000" calcext:value-type="float">
            <text:p>528100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277000" calcext:value-type="float">
            <text:p>5277000</text:p>
          </table:table-cell>
          <table:table-cell table:formula="of:=IF([.L334]-[.I334]=0;0;1)" office:value-type="float" office:value="0" calcext:value-type="float">
            <text:p>0</text:p>
          </table:table-cell>
          <table:table-cell table:formula="of:=IF([.L334]-[.B3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31867000" calcext:value-type="float">
            <text:p>3186700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32029000" calcext:value-type="float">
            <text:p>32029000</text:p>
          </table:table-cell>
          <table:table-cell table:formula="of:=IF([.E335]-[.B335]=0;0;1)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32468999" calcext:value-type="float">
            <text:p>32468999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35567000" calcext:value-type="float">
            <text:p>35567000</text:p>
          </table:table-cell>
          <table:table-cell table:formula="of:=IF([.L335]-[.I335]=0;0;1)" office:value-type="float" office:value="0" calcext:value-type="float">
            <text:p>0</text:p>
          </table:table-cell>
          <table:table-cell table:formula="of:=IF([.L335]-[.B3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" calcext:value-type="float">
            <text:p>1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334" calcext:value-type="float">
            <text:p>334</text:p>
          </table:table-cell>
          <table:table-cell office:value-type="float" office:value="1000" calcext:value-type="float">
            <text:p>1000</text:p>
          </table:table-cell>
          <table:table-cell office:value-type="float" office:value="13384000" calcext:value-type="float">
            <text:p>13384000</text:p>
          </table:table-cell>
          <table:table-cell table:formula="of:=IF([.E336]-[.B336]=0;0;1)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00" calcext:value-type="float">
            <text:p>1000</text:p>
          </table:table-cell>
          <table:table-cell office:value-type="float" office:value="13557999" calcext:value-type="float">
            <text:p>13557999</text:p>
          </table:table-cell>
          <table:table-cell office:value-type="float" office:value="334" calcext:value-type="float">
            <text:p>334</text:p>
          </table:table-cell>
          <table:table-cell office:value-type="float" office:value="1000" calcext:value-type="float">
            <text:p>1000</text:p>
          </table:table-cell>
          <table:table-cell office:value-type="float" office:value="14112000" calcext:value-type="float">
            <text:p>14112000</text:p>
          </table:table-cell>
          <table:table-cell table:formula="of:=IF([.L336]-[.I336]=0;0;1)" office:value-type="float" office:value="0" calcext:value-type="float">
            <text:p>0</text:p>
          </table:table-cell>
          <table:table-cell table:formula="of:=IF([.L336]-[.B3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" calcext:value-type="float">
            <text:p>1000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335" calcext:value-type="float">
            <text:p>335</text:p>
          </table:table-cell>
          <table:table-cell office:value-type="float" office:value="1000" calcext:value-type="float">
            <text:p>1000</text:p>
          </table:table-cell>
          <table:table-cell office:value-type="float" office:value="4791000" calcext:value-type="float">
            <text:p>4791000</text:p>
          </table:table-cell>
          <table:table-cell table:formula="of:=IF([.E337]-[.B337]=0;0;1)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000" calcext:value-type="float">
            <text:p>1000</text:p>
          </table:table-cell>
          <table:table-cell office:value-type="float" office:value="4994999" calcext:value-type="float">
            <text:p>4994999</text:p>
          </table:table-cell>
          <table:table-cell office:value-type="float" office:value="335" calcext:value-type="float">
            <text:p>335</text:p>
          </table:table-cell>
          <table:table-cell office:value-type="float" office:value="1000" calcext:value-type="float">
            <text:p>1000</text:p>
          </table:table-cell>
          <table:table-cell office:value-type="float" office:value="5085999" calcext:value-type="float">
            <text:p>5085999</text:p>
          </table:table-cell>
          <table:table-cell table:formula="of:=IF([.L337]-[.I337]=0;0;1)" office:value-type="float" office:value="0" calcext:value-type="float">
            <text:p>0</text:p>
          </table:table-cell>
          <table:table-cell table:formula="of:=IF([.L337]-[.B3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1469016000" calcext:value-type="float">
            <text:p>11469016000</text:p>
          </table:table-cell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3970073999" calcext:value-type="float">
            <text:p>13970073999</text:p>
          </table:table-cell>
          <table:table-cell table:formula="of:=IF([.E338]-[.B338]=0;0;1)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2013140000" calcext:value-type="float">
            <text:p>12013140000</text:p>
          </table:table-cell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3840698999" calcext:value-type="float">
            <text:p>13840698999</text:p>
          </table:table-cell>
          <table:table-cell table:formula="of:=IF([.L338]-[.I338]=0;0;1)" office:value-type="float" office:value="0" calcext:value-type="float">
            <text:p>0</text:p>
          </table:table-cell>
          <table:table-cell table:formula="of:=IF([.L338]-[.B3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0" calcext:value-type="float">
            <text:p>1000</text:p>
          </table:table-cell>
          <table:table-cell office:value-type="float" office:value="12488000" calcext:value-type="float">
            <text:p>12488000</text:p>
          </table:table-cell>
          <table:table-cell office:value-type="float" office:value="337" calcext:value-type="float">
            <text:p>337</text:p>
          </table:table-cell>
          <table:table-cell office:value-type="float" office:value="1000" calcext:value-type="float">
            <text:p>1000</text:p>
          </table:table-cell>
          <table:table-cell office:value-type="float" office:value="12811999" calcext:value-type="float">
            <text:p>12811999</text:p>
          </table:table-cell>
          <table:table-cell table:formula="of:=IF([.E339]-[.B339]=0;0;1)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000" calcext:value-type="float">
            <text:p>1000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337" calcext:value-type="float">
            <text:p>337</text:p>
          </table:table-cell>
          <table:table-cell office:value-type="float" office:value="1000" calcext:value-type="float">
            <text:p>1000</text:p>
          </table:table-cell>
          <table:table-cell office:value-type="float" office:value="16876000" calcext:value-type="float">
            <text:p>16876000</text:p>
          </table:table-cell>
          <table:table-cell table:formula="of:=IF([.L339]-[.I339]=0;0;1)" office:value-type="float" office:value="0" calcext:value-type="float">
            <text:p>0</text:p>
          </table:table-cell>
          <table:table-cell table:formula="of:=IF([.L339]-[.B3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27499000" calcext:value-type="float">
            <text:p>27499000</text:p>
          </table:table-cell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27995000" calcext:value-type="float">
            <text:p>27995000</text:p>
          </table:table-cell>
          <table:table-cell table:formula="of:=IF([.E340]-[.B340]=0;0;1)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28350000" calcext:value-type="float">
            <text:p>28350000</text:p>
          </table:table-cell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30837000" calcext:value-type="float">
            <text:p>30837000</text:p>
          </table:table-cell>
          <table:table-cell table:formula="of:=IF([.L340]-[.I340]=0;0;1)" office:value-type="float" office:value="0" calcext:value-type="float">
            <text:p>0</text:p>
          </table:table-cell>
          <table:table-cell table:formula="of:=IF([.L340]-[.B3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15148000" calcext:value-type="float">
            <text:p>15148000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15470999" calcext:value-type="float">
            <text:p>15470999</text:p>
          </table:table-cell>
          <table:table-cell table:formula="of:=IF([.E341]-[.B341]=0;0;1)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15809000" calcext:value-type="float">
            <text:p>15809000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17513000" calcext:value-type="float">
            <text:p>17513000</text:p>
          </table:table-cell>
          <table:table-cell table:formula="of:=IF([.L341]-[.I341]=0;0;1)" office:value-type="float" office:value="0" calcext:value-type="float">
            <text:p>0</text:p>
          </table:table-cell>
          <table:table-cell table:formula="of:=IF([.L341]-[.B3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13522999" calcext:value-type="float">
            <text:p>13522999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14048000" calcext:value-type="float">
            <text:p>14048000</text:p>
          </table:table-cell>
          <table:table-cell table:formula="of:=IF([.E342]-[.B342]=0;0;1)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14050000" calcext:value-type="float">
            <text:p>14050000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14874000" calcext:value-type="float">
            <text:p>14874000</text:p>
          </table:table-cell>
          <table:table-cell table:formula="of:=IF([.L342]-[.I342]=0;0;1)" office:value-type="float" office:value="0" calcext:value-type="float">
            <text:p>0</text:p>
          </table:table-cell>
          <table:table-cell table:formula="of:=IF([.L342]-[.B3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00" calcext:value-type="float">
            <text:p>1000</text:p>
          </table:table-cell>
          <table:table-cell office:value-type="float" office:value="7851000" calcext:value-type="float">
            <text:p>7851000</text:p>
          </table:table-cell>
          <table:table-cell office:value-type="float" office:value="341" calcext:value-type="float">
            <text:p>341</text:p>
          </table:table-cell>
          <table:table-cell office:value-type="float" office:value="1000" calcext:value-type="float">
            <text:p>1000</text:p>
          </table:table-cell>
          <table:table-cell office:value-type="float" office:value="8007999" calcext:value-type="float">
            <text:p>8007999</text:p>
          </table:table-cell>
          <table:table-cell table:formula="of:=IF([.E343]-[.B343]=0;0;1)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000" calcext:value-type="float">
            <text:p>1000</text:p>
          </table:table-cell>
          <table:table-cell office:value-type="float" office:value="8012000" calcext:value-type="float">
            <text:p>8012000</text:p>
          </table:table-cell>
          <table:table-cell office:value-type="float" office:value="341" calcext:value-type="float">
            <text:p>341</text:p>
          </table:table-cell>
          <table:table-cell office:value-type="float" office:value="1000" calcext:value-type="float">
            <text:p>1000</text:p>
          </table:table-cell>
          <table:table-cell office:value-type="float" office:value="10714999" calcext:value-type="float">
            <text:p>10714999</text:p>
          </table:table-cell>
          <table:table-cell table:formula="of:=IF([.L343]-[.I343]=0;0;1)" office:value-type="float" office:value="0" calcext:value-type="float">
            <text:p>0</text:p>
          </table:table-cell>
          <table:table-cell table:formula="of:=IF([.L343]-[.B3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8041999" calcext:value-type="float">
            <text:p>8041999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8400000" calcext:value-type="float">
            <text:p>8400000</text:p>
          </table:table-cell>
          <table:table-cell table:formula="of:=IF([.E344]-[.B344]=0;0;1)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8538000" calcext:value-type="float">
            <text:p>8538000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8834000" calcext:value-type="float">
            <text:p>8834000</text:p>
          </table:table-cell>
          <table:table-cell table:formula="of:=IF([.L344]-[.I344]=0;0;1)" office:value-type="float" office:value="0" calcext:value-type="float">
            <text:p>0</text:p>
          </table:table-cell>
          <table:table-cell table:formula="of:=IF([.L344]-[.B3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431560000" calcext:value-type="float">
            <text:p>431560000</text:p>
          </table:table-cell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441501000" calcext:value-type="float">
            <text:p>441501000</text:p>
          </table:table-cell>
          <table:table-cell table:formula="of:=IF([.E345]-[.B345]=0;0;1)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216277000" calcext:value-type="float">
            <text:p>216277000</text:p>
          </table:table-cell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225298000" calcext:value-type="float">
            <text:p>225298000</text:p>
          </table:table-cell>
          <table:table-cell table:formula="of:=IF([.L345]-[.I345]=0;0;1)" office:value-type="float" office:value="0" calcext:value-type="float">
            <text:p>0</text:p>
          </table:table-cell>
          <table:table-cell table:formula="of:=IF([.L345]-[.B3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0" calcext:value-type="float">
            <text:p>1000</text:p>
          </table:table-cell>
          <table:table-cell office:value-type="float" office:value="6942999" calcext:value-type="float">
            <text:p>6942999</text:p>
          </table:table-cell>
          <table:table-cell office:value-type="float" office:value="344" calcext:value-type="float">
            <text:p>344</text:p>
          </table:table-cell>
          <table:table-cell office:value-type="float" office:value="1000" calcext:value-type="float">
            <text:p>1000</text:p>
          </table:table-cell>
          <table:table-cell office:value-type="float" office:value="7140000" calcext:value-type="float">
            <text:p>7140000</text:p>
          </table:table-cell>
          <table:table-cell table:formula="of:=IF([.E346]-[.B346]=0;0;1)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000" calcext:value-type="float">
            <text:p>1000</text:p>
          </table:table-cell>
          <table:table-cell office:value-type="float" office:value="7672999" calcext:value-type="float">
            <text:p>7672999</text:p>
          </table:table-cell>
          <table:table-cell office:value-type="float" office:value="344" calcext:value-type="float">
            <text:p>344</text:p>
          </table:table-cell>
          <table:table-cell office:value-type="float" office:value="1000" calcext:value-type="float">
            <text:p>1000</text:p>
          </table:table-cell>
          <table:table-cell office:value-type="float" office:value="5882000" calcext:value-type="float">
            <text:p>5882000</text:p>
          </table:table-cell>
          <table:table-cell table:formula="of:=IF([.L346]-[.I346]=0;0;1)" office:value-type="float" office:value="0" calcext:value-type="float">
            <text:p>0</text:p>
          </table:table-cell>
          <table:table-cell table:formula="of:=IF([.L346]-[.B3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0" calcext:value-type="float">
            <text:p>1000</text:p>
          </table:table-cell>
          <table:table-cell office:value-type="float" office:value="9463000" calcext:value-type="float">
            <text:p>9463000</text:p>
          </table:table-cell>
          <table:table-cell office:value-type="float" office:value="345" calcext:value-type="float">
            <text:p>345</text:p>
          </table:table-cell>
          <table:table-cell office:value-type="float" office:value="1000" calcext:value-type="float">
            <text:p>1000</text:p>
          </table:table-cell>
          <table:table-cell office:value-type="float" office:value="9644999" calcext:value-type="float">
            <text:p>9644999</text:p>
          </table:table-cell>
          <table:table-cell table:formula="of:=IF([.E347]-[.B347]=0;0;1)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000" calcext:value-type="float">
            <text:p>1000</text:p>
          </table:table-cell>
          <table:table-cell office:value-type="float" office:value="9734000" calcext:value-type="float">
            <text:p>9734000</text:p>
          </table:table-cell>
          <table:table-cell office:value-type="float" office:value="345" calcext:value-type="float">
            <text:p>345</text:p>
          </table:table-cell>
          <table:table-cell office:value-type="float" office:value="1000" calcext:value-type="float">
            <text:p>1000</text:p>
          </table:table-cell>
          <table:table-cell office:value-type="float" office:value="13375000" calcext:value-type="float">
            <text:p>13375000</text:p>
          </table:table-cell>
          <table:table-cell table:formula="of:=IF([.L347]-[.I347]=0;0;1)" office:value-type="float" office:value="0" calcext:value-type="float">
            <text:p>0</text:p>
          </table:table-cell>
          <table:table-cell table:formula="of:=IF([.L347]-[.B3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12976999" calcext:value-type="float">
            <text:p>12976999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13118999" calcext:value-type="float">
            <text:p>13118999</text:p>
          </table:table-cell>
          <table:table-cell table:formula="of:=IF([.E348]-[.B348]=0;0;1)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14070000" calcext:value-type="float">
            <text:p>14070000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15643000" calcext:value-type="float">
            <text:p>15643000</text:p>
          </table:table-cell>
          <table:table-cell table:formula="of:=IF([.L348]-[.I348]=0;0;1)" office:value-type="float" office:value="0" calcext:value-type="float">
            <text:p>0</text:p>
          </table:table-cell>
          <table:table-cell table:formula="of:=IF([.L348]-[.B3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8602000" calcext:value-type="float">
            <text:p>8602000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8445000" calcext:value-type="float">
            <text:p>8445000</text:p>
          </table:table-cell>
          <table:table-cell table:formula="of:=IF([.E349]-[.B349]=0;0;1)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9352000" calcext:value-type="float">
            <text:p>9352000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10733999" calcext:value-type="float">
            <text:p>10733999</text:p>
          </table:table-cell>
          <table:table-cell table:formula="of:=IF([.L349]-[.I349]=0;0;1)" office:value-type="float" office:value="0" calcext:value-type="float">
            <text:p>0</text:p>
          </table:table-cell>
          <table:table-cell table:formula="of:=IF([.L349]-[.B3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6593000" calcext:value-type="float">
            <text:p>6593000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6582999" calcext:value-type="float">
            <text:p>6582999</text:p>
          </table:table-cell>
          <table:table-cell table:formula="of:=IF([.E350]-[.B350]=0;0;1)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8343999" calcext:value-type="float">
            <text:p>8343999</text:p>
          </table:table-cell>
          <table:table-cell table:formula="of:=IF([.L350]-[.I350]=0;0;1)" office:value-type="float" office:value="0" calcext:value-type="float">
            <text:p>0</text:p>
          </table:table-cell>
          <table:table-cell table:formula="of:=IF([.L350]-[.B3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00" calcext:value-type="float">
            <text:p>1000</text:p>
          </table:table-cell>
          <table:table-cell office:value-type="float" office:value="7813000" calcext:value-type="float">
            <text:p>7813000</text:p>
          </table:table-cell>
          <table:table-cell office:value-type="float" office:value="349" calcext:value-type="float">
            <text:p>349</text:p>
          </table:table-cell>
          <table:table-cell office:value-type="float" office:value="1000" calcext:value-type="float">
            <text:p>1000</text:p>
          </table:table-cell>
          <table:table-cell office:value-type="float" office:value="8019999" calcext:value-type="float">
            <text:p>8019999</text:p>
          </table:table-cell>
          <table:table-cell table:formula="of:=IF([.E351]-[.B351]=0;0;1)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000" calcext:value-type="float">
            <text:p>1000</text:p>
          </table:table-cell>
          <table:table-cell office:value-type="float" office:value="8071000" calcext:value-type="float">
            <text:p>8071000</text:p>
          </table:table-cell>
          <table:table-cell office:value-type="float" office:value="349" calcext:value-type="float">
            <text:p>349</text:p>
          </table:table-cell>
          <table:table-cell office:value-type="float" office:value="1000" calcext:value-type="float">
            <text:p>1000</text:p>
          </table:table-cell>
          <table:table-cell office:value-type="float" office:value="10626000" calcext:value-type="float">
            <text:p>10626000</text:p>
          </table:table-cell>
          <table:table-cell table:formula="of:=IF([.L351]-[.I351]=0;0;1)" office:value-type="float" office:value="0" calcext:value-type="float">
            <text:p>0</text:p>
          </table:table-cell>
          <table:table-cell table:formula="of:=IF([.L351]-[.B3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369000" calcext:value-type="float">
            <text:p>103690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9000" calcext:value-type="float">
            <text:p>10509000</text:p>
          </table:table-cell>
          <table:table-cell table:formula="of:=IF([.E352]-[.B352]=0;0;1)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775000" calcext:value-type="float">
            <text:p>107750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2655999" calcext:value-type="float">
            <text:p>12655999</text:p>
          </table:table-cell>
          <table:table-cell table:formula="of:=IF([.L352]-[.I352]=0;0;1)" office:value-type="float" office:value="0" calcext:value-type="float">
            <text:p>0</text:p>
          </table:table-cell>
          <table:table-cell table:formula="of:=IF([.L352]-[.B3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00" calcext:value-type="float">
            <text:p>1000</text:p>
          </table:table-cell>
          <table:table-cell office:value-type="float" office:value="17046000" calcext:value-type="float">
            <text:p>17046000</text:p>
          </table:table-cell>
          <table:table-cell office:value-type="float" office:value="351" calcext:value-type="float">
            <text:p>351</text:p>
          </table:table-cell>
          <table:table-cell office:value-type="float" office:value="1000" calcext:value-type="float">
            <text:p>1000</text:p>
          </table:table-cell>
          <table:table-cell office:value-type="float" office:value="17412000" calcext:value-type="float">
            <text:p>17412000</text:p>
          </table:table-cell>
          <table:table-cell table:formula="of:=IF([.E353]-[.B353]=0;0;1)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000" calcext:value-type="float">
            <text:p>1000</text:p>
          </table:table-cell>
          <table:table-cell office:value-type="float" office:value="17757000" calcext:value-type="float">
            <text:p>17757000</text:p>
          </table:table-cell>
          <table:table-cell office:value-type="float" office:value="351" calcext:value-type="float">
            <text:p>351</text:p>
          </table:table-cell>
          <table:table-cell office:value-type="float" office:value="1000" calcext:value-type="float">
            <text:p>1000</text:p>
          </table:table-cell>
          <table:table-cell office:value-type="float" office:value="19791000" calcext:value-type="float">
            <text:p>19791000</text:p>
          </table:table-cell>
          <table:table-cell table:formula="of:=IF([.L353]-[.I353]=0;0;1)" office:value-type="float" office:value="0" calcext:value-type="float">
            <text:p>0</text:p>
          </table:table-cell>
          <table:table-cell table:formula="of:=IF([.L353]-[.B3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24665000" calcext:value-type="float">
            <text:p>24665000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25169000" calcext:value-type="float">
            <text:p>25169000</text:p>
          </table:table-cell>
          <table:table-cell table:formula="of:=IF([.E354]-[.B354]=0;0;1)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24831000" calcext:value-type="float">
            <text:p>24831000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31516999" calcext:value-type="float">
            <text:p>31516999</text:p>
          </table:table-cell>
          <table:table-cell table:formula="of:=IF([.L354]-[.I354]=0;0;1)" office:value-type="float" office:value="0" calcext:value-type="float">
            <text:p>0</text:p>
          </table:table-cell>
          <table:table-cell table:formula="of:=IF([.L354]-[.B3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321718000" calcext:value-type="float">
            <text:p>321718000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335040000" calcext:value-type="float">
            <text:p>335040000</text:p>
          </table:table-cell>
          <table:table-cell table:formula="of:=IF([.E355]-[.B355]=0;0;1)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331698999" calcext:value-type="float">
            <text:p>331698999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329075000" calcext:value-type="float">
            <text:p>329075000</text:p>
          </table:table-cell>
          <table:table-cell table:formula="of:=IF([.L355]-[.I355]=0;0;1)" office:value-type="float" office:value="0" calcext:value-type="float">
            <text:p>0</text:p>
          </table:table-cell>
          <table:table-cell table:formula="of:=IF([.L355]-[.B3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office:value-type="float" office:value="13248999" calcext:value-type="float">
            <text:p>13248999</text:p>
          </table:table-cell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office:value-type="float" office:value="13576999" calcext:value-type="float">
            <text:p>13576999</text:p>
          </table:table-cell>
          <table:table-cell table:formula="of:=IF([.E356]-[.B356]=0;0;1)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office:value-type="float" office:value="13864999" calcext:value-type="float">
            <text:p>13864999</text:p>
          </table:table-cell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office:value-type="float" office:value="15652000" calcext:value-type="float">
            <text:p>15652000</text:p>
          </table:table-cell>
          <table:table-cell table:formula="of:=IF([.L356]-[.I356]=0;0;1)" office:value-type="float" office:value="0" calcext:value-type="float">
            <text:p>0</text:p>
          </table:table-cell>
          <table:table-cell table:formula="of:=IF([.L356]-[.B3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21863999" calcext:value-type="float">
            <text:p>21863999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22314000" calcext:value-type="float">
            <text:p>22314000</text:p>
          </table:table-cell>
          <table:table-cell table:formula="of:=IF([.E357]-[.B357]=0;0;1)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22095000" calcext:value-type="float">
            <text:p>220950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25432000" calcext:value-type="float">
            <text:p>25432000</text:p>
          </table:table-cell>
          <table:table-cell table:formula="of:=IF([.L357]-[.I357]=0;0;1)" office:value-type="float" office:value="0" calcext:value-type="float">
            <text:p>0</text:p>
          </table:table-cell>
          <table:table-cell table:formula="of:=IF([.L357]-[.B3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00" calcext:value-type="float">
            <text:p>1000</text:p>
          </table:table-cell>
          <table:table-cell office:value-type="float" office:value="4705000" calcext:value-type="float">
            <text:p>4705000</text:p>
          </table:table-cell>
          <table:table-cell office:value-type="float" office:value="356" calcext:value-type="float">
            <text:p>356</text:p>
          </table:table-cell>
          <table:table-cell office:value-type="float" office:value="1000" calcext:value-type="float">
            <text:p>1000</text:p>
          </table:table-cell>
          <table:table-cell office:value-type="float" office:value="4817000" calcext:value-type="float">
            <text:p>4817000</text:p>
          </table:table-cell>
          <table:table-cell table:formula="of:=IF([.E358]-[.B358]=0;0;1)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00" calcext:value-type="float">
            <text:p>1000</text:p>
          </table:table-cell>
          <table:table-cell office:value-type="float" office:value="4978000" calcext:value-type="float">
            <text:p>4978000</text:p>
          </table:table-cell>
          <table:table-cell office:value-type="float" office:value="356" calcext:value-type="float">
            <text:p>356</text:p>
          </table:table-cell>
          <table:table-cell office:value-type="float" office:value="1000" calcext:value-type="float">
            <text:p>1000</text:p>
          </table:table-cell>
          <table:table-cell office:value-type="float" office:value="6011000" calcext:value-type="float">
            <text:p>6011000</text:p>
          </table:table-cell>
          <table:table-cell table:formula="of:=IF([.L358]-[.I358]=0;0;1)" office:value-type="float" office:value="0" calcext:value-type="float">
            <text:p>0</text:p>
          </table:table-cell>
          <table:table-cell table:formula="of:=IF([.L358]-[.B3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00" calcext:value-type="float">
            <text:p>1000</text:p>
          </table:table-cell>
          <table:table-cell office:value-type="float" office:value="8343999" calcext:value-type="float">
            <text:p>8343999</text:p>
          </table:table-cell>
          <table:table-cell office:value-type="float" office:value="357" calcext:value-type="float">
            <text:p>357</text:p>
          </table:table-cell>
          <table:table-cell office:value-type="float" office:value="1000" calcext:value-type="float">
            <text:p>1000</text:p>
          </table:table-cell>
          <table:table-cell office:value-type="float" office:value="8329999" calcext:value-type="float">
            <text:p>8329999</text:p>
          </table:table-cell>
          <table:table-cell table:formula="of:=IF([.E359]-[.B359]=0;0;1)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000" calcext:value-type="float">
            <text:p>1000</text:p>
          </table:table-cell>
          <table:table-cell office:value-type="float" office:value="8490000" calcext:value-type="float">
            <text:p>8490000</text:p>
          </table:table-cell>
          <table:table-cell office:value-type="float" office:value="357" calcext:value-type="float">
            <text:p>357</text:p>
          </table:table-cell>
          <table:table-cell office:value-type="float" office:value="1000" calcext:value-type="float">
            <text:p>1000</text:p>
          </table:table-cell>
          <table:table-cell office:value-type="float" office:value="9930999" calcext:value-type="float">
            <text:p>9930999</text:p>
          </table:table-cell>
          <table:table-cell table:formula="of:=IF([.L359]-[.I359]=0;0;1)" office:value-type="float" office:value="0" calcext:value-type="float">
            <text:p>0</text:p>
          </table:table-cell>
          <table:table-cell table:formula="of:=IF([.L359]-[.B3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13538000" calcext:value-type="float">
            <text:p>135380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13720999" calcext:value-type="float">
            <text:p>13720999</text:p>
          </table:table-cell>
          <table:table-cell table:formula="of:=IF([.E360]-[.B360]=0;0;1)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13895000" calcext:value-type="float">
            <text:p>13895000</text:p>
          </table:table-cell>
          <table:table-cell office:value-type="float" office:value="358" calcext:value-type="float">
            <text:p>358</text:p>
          </table:table-cell>
          <table:table-cell office:value-type="float" office:value="1000" calcext:value-type="float">
            <text:p>1000</text:p>
          </table:table-cell>
          <table:table-cell office:value-type="float" office:value="15229000" calcext:value-type="float">
            <text:p>15229000</text:p>
          </table:table-cell>
          <table:table-cell table:formula="of:=IF([.L360]-[.I360]=0;0;1)" office:value-type="float" office:value="0" calcext:value-type="float">
            <text:p>0</text:p>
          </table:table-cell>
          <table:table-cell table:formula="of:=IF([.L360]-[.B3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12867000" calcext:value-type="float">
            <text:p>128670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13057000" calcext:value-type="float">
            <text:p>13057000</text:p>
          </table:table-cell>
          <table:table-cell table:formula="of:=IF([.E361]-[.B361]=0;0;1)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13226000" calcext:value-type="float">
            <text:p>13226000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14537000" calcext:value-type="float">
            <text:p>14537000</text:p>
          </table:table-cell>
          <table:table-cell table:formula="of:=IF([.L361]-[.I361]=0;0;1)" office:value-type="float" office:value="0" calcext:value-type="float">
            <text:p>0</text:p>
          </table:table-cell>
          <table:table-cell table:formula="of:=IF([.L361]-[.B3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16069000" calcext:value-type="float">
            <text:p>16069000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16288999" calcext:value-type="float">
            <text:p>16288999</text:p>
          </table:table-cell>
          <table:table-cell table:formula="of:=IF([.E362]-[.B362]=0;0;1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16438999" calcext:value-type="float">
            <text:p>16438999</text:p>
          </table:table-cell>
          <table:table-cell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office:value-type="float" office:value="18342000" calcext:value-type="float">
            <text:p>18342000</text:p>
          </table:table-cell>
          <table:table-cell table:formula="of:=IF([.L362]-[.I362]=0;0;1)" office:value-type="float" office:value="0" calcext:value-type="float">
            <text:p>0</text:p>
          </table:table-cell>
          <table:table-cell table:formula="of:=IF([.L362]-[.B3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9684514000" calcext:value-type="float">
            <text:p>9684514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002134000" calcext:value-type="float">
            <text:p>10002134000</text:p>
          </table:table-cell>
          <table:table-cell table:formula="of:=IF([.E363]-[.B363]=0;0;1)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057278000" calcext:value-type="float">
            <text:p>10057278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9899426000" calcext:value-type="float">
            <text:p>9899426000</text:p>
          </table:table-cell>
          <table:table-cell table:formula="of:=IF([.L363]-[.I363]=0;0;1)" office:value-type="float" office:value="0" calcext:value-type="float">
            <text:p>0</text:p>
          </table:table-cell>
          <table:table-cell table:formula="of:=IF([.L363]-[.B3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0" calcext:value-type="float">
            <text:p>1000</text:p>
          </table:table-cell>
          <table:table-cell office:value-type="float" office:value="5332000" calcext:value-type="float">
            <text:p>5332000</text:p>
          </table:table-cell>
          <table:table-cell office:value-type="float" office:value="362" calcext:value-type="float">
            <text:p>362</text:p>
          </table:table-cell>
          <table:table-cell office:value-type="float" office:value="1000" calcext:value-type="float">
            <text:p>1000</text:p>
          </table:table-cell>
          <table:table-cell office:value-type="float" office:value="5487000" calcext:value-type="float">
            <text:p>5487000</text:p>
          </table:table-cell>
          <table:table-cell table:formula="of:=IF([.E364]-[.B364]=0;0;1)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000" calcext:value-type="float">
            <text:p>1000</text:p>
          </table:table-cell>
          <table:table-cell office:value-type="float" office:value="6013999" calcext:value-type="float">
            <text:p>6013999</text:p>
          </table:table-cell>
          <table:table-cell office:value-type="float" office:value="362" calcext:value-type="float">
            <text:p>362</text:p>
          </table:table-cell>
          <table:table-cell office:value-type="float" office:value="1000" calcext:value-type="float">
            <text:p>1000</text:p>
          </table:table-cell>
          <table:table-cell office:value-type="float" office:value="6247000" calcext:value-type="float">
            <text:p>6247000</text:p>
          </table:table-cell>
          <table:table-cell table:formula="of:=IF([.L364]-[.I364]=0;0;1)" office:value-type="float" office:value="0" calcext:value-type="float">
            <text:p>0</text:p>
          </table:table-cell>
          <table:table-cell table:formula="of:=IF([.L364]-[.B3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11635999" calcext:value-type="float">
            <text:p>11635999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11920000" calcext:value-type="float">
            <text:p>11920000</text:p>
          </table:table-cell>
          <table:table-cell table:formula="of:=IF([.E365]-[.B365]=0;0;1)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12277999" calcext:value-type="float">
            <text:p>12277999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16457000" calcext:value-type="float">
            <text:p>16457000</text:p>
          </table:table-cell>
          <table:table-cell table:formula="of:=IF([.L365]-[.I365]=0;0;1)" office:value-type="float" office:value="0" calcext:value-type="float">
            <text:p>0</text:p>
          </table:table-cell>
          <table:table-cell table:formula="of:=IF([.L365]-[.B3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2584999" calcext:value-type="float">
            <text:p>12584999</text:p>
          </table:table-cell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2632000" calcext:value-type="float">
            <text:p>12632000</text:p>
          </table:table-cell>
          <table:table-cell table:formula="of:=IF([.E366]-[.B366]=0;0;1)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2776000" calcext:value-type="float">
            <text:p>12776000</text:p>
          </table:table-cell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4485000" calcext:value-type="float">
            <text:p>14485000</text:p>
          </table:table-cell>
          <table:table-cell table:formula="of:=IF([.L366]-[.I366]=0;0;1)" office:value-type="float" office:value="0" calcext:value-type="float">
            <text:p>0</text:p>
          </table:table-cell>
          <table:table-cell table:formula="of:=IF([.L366]-[.B3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0" calcext:value-type="float">
            <text:p>1000</text:p>
          </table:table-cell>
          <table:table-cell office:value-type="float" office:value="11356000" calcext:value-type="float">
            <text:p>11356000</text:p>
          </table:table-cell>
          <table:table-cell office:value-type="float" office:value="365" calcext:value-type="float">
            <text:p>365</text:p>
          </table:table-cell>
          <table:table-cell office:value-type="float" office:value="1000" calcext:value-type="float">
            <text:p>1000</text:p>
          </table:table-cell>
          <table:table-cell office:value-type="float" office:value="11516000" calcext:value-type="float">
            <text:p>11516000</text:p>
          </table:table-cell>
          <table:table-cell table:formula="of:=IF([.E367]-[.B367]=0;0;1)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000" calcext:value-type="float">
            <text:p>1000</text:p>
          </table:table-cell>
          <table:table-cell office:value-type="float" office:value="11501000" calcext:value-type="float">
            <text:p>11501000</text:p>
          </table:table-cell>
          <table:table-cell office:value-type="float" office:value="365" calcext:value-type="float">
            <text:p>365</text:p>
          </table:table-cell>
          <table:table-cell office:value-type="float" office:value="1000" calcext:value-type="float">
            <text:p>1000</text:p>
          </table:table-cell>
          <table:table-cell office:value-type="float" office:value="13120000" calcext:value-type="float">
            <text:p>13120000</text:p>
          </table:table-cell>
          <table:table-cell table:formula="of:=IF([.L367]-[.I367]=0;0;1)" office:value-type="float" office:value="0" calcext:value-type="float">
            <text:p>0</text:p>
          </table:table-cell>
          <table:table-cell table:formula="of:=IF([.L367]-[.B3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16604000" calcext:value-type="float">
            <text:p>16604000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16764999" calcext:value-type="float">
            <text:p>16764999</text:p>
          </table:table-cell>
          <table:table-cell table:formula="of:=IF([.E368]-[.B368]=0;0;1)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16645000" calcext:value-type="float">
            <text:p>16645000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18786000" calcext:value-type="float">
            <text:p>18786000</text:p>
          </table:table-cell>
          <table:table-cell table:formula="of:=IF([.L368]-[.I368]=0;0;1)" office:value-type="float" office:value="0" calcext:value-type="float">
            <text:p>0</text:p>
          </table:table-cell>
          <table:table-cell table:formula="of:=IF([.L368]-[.B3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43000" calcext:value-type="float">
            <text:p>343000</text:p>
          </table:table-cell>
          <table:table-cell table:formula="of:=IF([.E369]-[.B369]=0;0;1)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74000" calcext:value-type="float">
            <text:p>374000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446999" calcext:value-type="float">
            <text:p>446999</text:p>
          </table:table-cell>
          <table:table-cell table:formula="of:=IF([.L369]-[.I369]=0;0;1)" office:value-type="float" office:value="0" calcext:value-type="float">
            <text:p>0</text:p>
          </table:table-cell>
          <table:table-cell table:formula="of:=IF([.L369]-[.B3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6278000" calcext:value-type="float">
            <text:p>6278000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6330000" calcext:value-type="float">
            <text:p>6330000</text:p>
          </table:table-cell>
          <table:table-cell table:formula="of:=IF([.E370]-[.B370]=0;0;1)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6398000" calcext:value-type="float">
            <text:p>6398000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7539000" calcext:value-type="float">
            <text:p>7539000</text:p>
          </table:table-cell>
          <table:table-cell table:formula="of:=IF([.L370]-[.I370]=0;0;1)" office:value-type="float" office:value="0" calcext:value-type="float">
            <text:p>0</text:p>
          </table:table-cell>
          <table:table-cell table:formula="of:=IF([.L370]-[.B3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189000" calcext:value-type="float">
            <text:p>1189000</text:p>
          </table:table-cell>
          <table:table-cell table:formula="of:=IF([.E371]-[.B371]=0;0;1)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299000" calcext:value-type="float">
            <text:p>1299000</text:p>
          </table:table-cell>
          <table:table-cell table:formula="of:=IF([.L371]-[.I371]=0;0;1)" office:value-type="float" office:value="0" calcext:value-type="float">
            <text:p>0</text:p>
          </table:table-cell>
          <table:table-cell table:formula="of:=IF([.L371]-[.B3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5358000" calcext:value-type="float">
            <text:p>5358000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5680000" calcext:value-type="float">
            <text:p>5680000</text:p>
          </table:table-cell>
          <table:table-cell table:formula="of:=IF([.E372]-[.B372]=0;0;1)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5605000" calcext:value-type="float">
            <text:p>5605000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6633000" calcext:value-type="float">
            <text:p>6633000</text:p>
          </table:table-cell>
          <table:table-cell table:formula="of:=IF([.L372]-[.I372]=0;0;1)" office:value-type="float" office:value="0" calcext:value-type="float">
            <text:p>0</text:p>
          </table:table-cell>
          <table:table-cell table:formula="of:=IF([.L372]-[.B3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00" calcext:value-type="float">
            <text:p>1000</text:p>
          </table:table-cell>
          <table:table-cell office:value-type="float" office:value="7861000" calcext:value-type="float">
            <text:p>7861000</text:p>
          </table:table-cell>
          <table:table-cell office:value-type="float" office:value="371" calcext:value-type="float">
            <text:p>371</text:p>
          </table:table-cell>
          <table:table-cell office:value-type="float" office:value="1000" calcext:value-type="float">
            <text:p>1000</text:p>
          </table:table-cell>
          <table:table-cell office:value-type="float" office:value="8099000" calcext:value-type="float">
            <text:p>8099000</text:p>
          </table:table-cell>
          <table:table-cell table:formula="of:=IF([.E373]-[.B373]=0;0;1)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000" calcext:value-type="float">
            <text:p>1000</text:p>
          </table:table-cell>
          <table:table-cell office:value-type="float" office:value="8048000" calcext:value-type="float">
            <text:p>8048000</text:p>
          </table:table-cell>
          <table:table-cell office:value-type="float" office:value="371" calcext:value-type="float">
            <text:p>371</text:p>
          </table:table-cell>
          <table:table-cell office:value-type="float" office:value="1000" calcext:value-type="float">
            <text:p>1000</text:p>
          </table:table-cell>
          <table:table-cell office:value-type="float" office:value="10934000" calcext:value-type="float">
            <text:p>10934000</text:p>
          </table:table-cell>
          <table:table-cell table:formula="of:=IF([.L373]-[.I373]=0;0;1)" office:value-type="float" office:value="0" calcext:value-type="float">
            <text:p>0</text:p>
          </table:table-cell>
          <table:table-cell table:formula="of:=IF([.L373]-[.B3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00" calcext:value-type="float">
            <text:p>1000</text:p>
          </table:table-cell>
          <table:table-cell office:value-type="float" office:value="14684000" calcext:value-type="float">
            <text:p>14684000</text:p>
          </table:table-cell>
          <table:table-cell office:value-type="float" office:value="372" calcext:value-type="float">
            <text:p>372</text:p>
          </table:table-cell>
          <table:table-cell office:value-type="float" office:value="1000" calcext:value-type="float">
            <text:p>1000</text:p>
          </table:table-cell>
          <table:table-cell office:value-type="float" office:value="14816999" calcext:value-type="float">
            <text:p>14816999</text:p>
          </table:table-cell>
          <table:table-cell table:formula="of:=IF([.E374]-[.B374]=0;0;1)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000" calcext:value-type="float">
            <text:p>1000</text:p>
          </table:table-cell>
          <table:table-cell office:value-type="float" office:value="14653999" calcext:value-type="float">
            <text:p>14653999</text:p>
          </table:table-cell>
          <table:table-cell office:value-type="float" office:value="372" calcext:value-type="float">
            <text:p>372</text:p>
          </table:table-cell>
          <table:table-cell office:value-type="float" office:value="1000" calcext:value-type="float">
            <text:p>1000</text:p>
          </table:table-cell>
          <table:table-cell office:value-type="float" office:value="20517999" calcext:value-type="float">
            <text:p>20517999</text:p>
          </table:table-cell>
          <table:table-cell table:formula="of:=IF([.L374]-[.I374]=0;0;1)" office:value-type="float" office:value="0" calcext:value-type="float">
            <text:p>0</text:p>
          </table:table-cell>
          <table:table-cell table:formula="of:=IF([.L374]-[.B3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18921999" calcext:value-type="float">
            <text:p>18921999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19436000" calcext:value-type="float">
            <text:p>19436000</text:p>
          </table:table-cell>
          <table:table-cell table:formula="of:=IF([.E375]-[.B375]=0;0;1)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18902000" calcext:value-type="float">
            <text:p>18902000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23386999" calcext:value-type="float">
            <text:p>23386999</text:p>
          </table:table-cell>
          <table:table-cell table:formula="of:=IF([.L375]-[.I375]=0;0;1)" office:value-type="float" office:value="0" calcext:value-type="float">
            <text:p>0</text:p>
          </table:table-cell>
          <table:table-cell table:formula="of:=IF([.L375]-[.B3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11116000" calcext:value-type="float">
            <text:p>11116000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11334000" calcext:value-type="float">
            <text:p>11334000</text:p>
          </table:table-cell>
          <table:table-cell table:formula="of:=IF([.E376]-[.B376]=0;0;1)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11223000" calcext:value-type="float">
            <text:p>11223000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14561999" calcext:value-type="float">
            <text:p>14561999</text:p>
          </table:table-cell>
          <table:table-cell table:formula="of:=IF([.L376]-[.I376]=0;0;1)" office:value-type="float" office:value="0" calcext:value-type="float">
            <text:p>0</text:p>
          </table:table-cell>
          <table:table-cell table:formula="of:=IF([.L376]-[.B3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13472000" calcext:value-type="float">
            <text:p>13472000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13843000" calcext:value-type="float">
            <text:p>13843000</text:p>
          </table:table-cell>
          <table:table-cell table:formula="of:=IF([.E377]-[.B377]=0;0;1)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13800999" calcext:value-type="float">
            <text:p>13800999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22220000" calcext:value-type="float">
            <text:p>22220000</text:p>
          </table:table-cell>
          <table:table-cell table:formula="of:=IF([.L377]-[.I377]=0;0;1)" office:value-type="float" office:value="0" calcext:value-type="float">
            <text:p>0</text:p>
          </table:table-cell>
          <table:table-cell table:formula="of:=IF([.L377]-[.B3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9698000" calcext:value-type="float">
            <text:p>9698000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9772999" calcext:value-type="float">
            <text:p>9772999</text:p>
          </table:table-cell>
          <table:table-cell table:formula="of:=IF([.E378]-[.B378]=0;0;1)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10100000" calcext:value-type="float">
            <text:p>10100000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14549000" calcext:value-type="float">
            <text:p>14549000</text:p>
          </table:table-cell>
          <table:table-cell table:formula="of:=IF([.L378]-[.I378]=0;0;1)" office:value-type="float" office:value="0" calcext:value-type="float">
            <text:p>0</text:p>
          </table:table-cell>
          <table:table-cell table:formula="of:=IF([.L378]-[.B3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7097999" calcext:value-type="float">
            <text:p>7097999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7174000" calcext:value-type="float">
            <text:p>7174000</text:p>
          </table:table-cell>
          <table:table-cell table:formula="of:=IF([.E379]-[.B379]=0;0;1)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7432999" calcext:value-type="float">
            <text:p>7432999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11227000" calcext:value-type="float">
            <text:p>11227000</text:p>
          </table:table-cell>
          <table:table-cell table:formula="of:=IF([.L379]-[.I379]=0;0;1)" office:value-type="float" office:value="0" calcext:value-type="float">
            <text:p>0</text:p>
          </table:table-cell>
          <table:table-cell table:formula="of:=IF([.L379]-[.B3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00" calcext:value-type="float">
            <text:p>1000</text:p>
          </table:table-cell>
          <table:table-cell office:value-type="float" office:value="4233000" calcext:value-type="float">
            <text:p>4233000</text:p>
          </table:table-cell>
          <table:table-cell office:value-type="float" office:value="378" calcext:value-type="float">
            <text:p>378</text:p>
          </table:table-cell>
          <table:table-cell office:value-type="float" office:value="1000" calcext:value-type="float">
            <text:p>1000</text:p>
          </table:table-cell>
          <table:table-cell office:value-type="float" office:value="4295000" calcext:value-type="float">
            <text:p>4295000</text:p>
          </table:table-cell>
          <table:table-cell table:formula="of:=IF([.E380]-[.B380]=0;0;1)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000" calcext:value-type="float">
            <text:p>1000</text:p>
          </table:table-cell>
          <table:table-cell office:value-type="float" office:value="4608000" calcext:value-type="float">
            <text:p>4608000</text:p>
          </table:table-cell>
          <table:table-cell office:value-type="float" office:value="378" calcext:value-type="float">
            <text:p>378</text:p>
          </table:table-cell>
          <table:table-cell office:value-type="float" office:value="1000" calcext:value-type="float">
            <text:p>1000</text:p>
          </table:table-cell>
          <table:table-cell office:value-type="float" office:value="7930999" calcext:value-type="float">
            <text:p>7930999</text:p>
          </table:table-cell>
          <table:table-cell table:formula="of:=IF([.L380]-[.I380]=0;0;1)" office:value-type="float" office:value="0" calcext:value-type="float">
            <text:p>0</text:p>
          </table:table-cell>
          <table:table-cell table:formula="of:=IF([.L380]-[.B3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10367000" calcext:value-type="float">
            <text:p>103670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10466000" calcext:value-type="float">
            <text:p>10466000</text:p>
          </table:table-cell>
          <table:table-cell table:formula="of:=IF([.E381]-[.B381]=0;0;1)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10875000" calcext:value-type="float">
            <text:p>108750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15195000" calcext:value-type="float">
            <text:p>15195000</text:p>
          </table:table-cell>
          <table:table-cell table:formula="of:=IF([.L381]-[.I381]=0;0;1)" office:value-type="float" office:value="0" calcext:value-type="float">
            <text:p>0</text:p>
          </table:table-cell>
          <table:table-cell table:formula="of:=IF([.L381]-[.B3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2433000" calcext:value-type="float">
            <text:p>24330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2472000" calcext:value-type="float">
            <text:p>2472000</text:p>
          </table:table-cell>
          <table:table-cell table:formula="of:=IF([.E382]-[.B382]=0;0;1)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2776000" calcext:value-type="float">
            <text:p>27760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2583000" calcext:value-type="float">
            <text:p>2583000</text:p>
          </table:table-cell>
          <table:table-cell table:formula="of:=IF([.L382]-[.I382]=0;0;1)" office:value-type="float" office:value="0" calcext:value-type="float">
            <text:p>0</text:p>
          </table:table-cell>
          <table:table-cell table:formula="of:=IF([.L382]-[.B3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4422000" calcext:value-type="float">
            <text:p>442200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4536999" calcext:value-type="float">
            <text:p>4536999</text:p>
          </table:table-cell>
          <table:table-cell table:formula="of:=IF([.E383]-[.B383]=0;0;1)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4807000" calcext:value-type="float">
            <text:p>4807000</text:p>
          </table:table-cell>
          <table:table-cell office:value-type="float" office:value="381" calcext:value-type="float">
            <text:p>381</text:p>
          </table:table-cell>
          <table:table-cell office:value-type="float" office:value="1000" calcext:value-type="float">
            <text:p>1000</text:p>
          </table:table-cell>
          <table:table-cell office:value-type="float" office:value="3065000" calcext:value-type="float">
            <text:p>3065000</text:p>
          </table:table-cell>
          <table:table-cell table:formula="of:=IF([.L383]-[.I383]=0;0;1)" office:value-type="float" office:value="0" calcext:value-type="float">
            <text:p>0</text:p>
          </table:table-cell>
          <table:table-cell table:formula="of:=IF([.L383]-[.B3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5429000" calcext:value-type="float">
            <text:p>542900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5598000" calcext:value-type="float">
            <text:p>5598000</text:p>
          </table:table-cell>
          <table:table-cell table:formula="of:=IF([.E384]-[.B384]=0;0;1)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5869999" calcext:value-type="float">
            <text:p>5869999</text:p>
          </table:table-cell>
          <table:table-cell office:value-type="float" office:value="382" calcext:value-type="float">
            <text:p>382</text:p>
          </table:table-cell>
          <table:table-cell office:value-type="float" office:value="1000" calcext:value-type="float">
            <text:p>1000</text:p>
          </table:table-cell>
          <table:table-cell office:value-type="float" office:value="5929999" calcext:value-type="float">
            <text:p>5929999</text:p>
          </table:table-cell>
          <table:table-cell table:formula="of:=IF([.L384]-[.I384]=0;0;1)" office:value-type="float" office:value="0" calcext:value-type="float">
            <text:p>0</text:p>
          </table:table-cell>
          <table:table-cell table:formula="of:=IF([.L384]-[.B3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float" office:value="5184999" calcext:value-type="float">
            <text:p>5184999</text:p>
          </table:table-cell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float" office:value="5354999" calcext:value-type="float">
            <text:p>5354999</text:p>
          </table:table-cell>
          <table:table-cell table:formula="of:=IF([.E385]-[.B385]=0;0;1)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float" office:value="5658000" calcext:value-type="float">
            <text:p>5658000</text:p>
          </table:table-cell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float" office:value="5671000" calcext:value-type="float">
            <text:p>5671000</text:p>
          </table:table-cell>
          <table:table-cell table:formula="of:=IF([.L385]-[.I385]=0;0;1)" office:value-type="float" office:value="0" calcext:value-type="float">
            <text:p>0</text:p>
          </table:table-cell>
          <table:table-cell table:formula="of:=IF([.L385]-[.B3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2304999" calcext:value-type="float">
            <text:p>2304999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2346000" calcext:value-type="float">
            <text:p>2346000</text:p>
          </table:table-cell>
          <table:table-cell table:formula="of:=IF([.E386]-[.B386]=0;0;1)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2529999" calcext:value-type="float">
            <text:p>2529999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2166000" calcext:value-type="float">
            <text:p>2166000</text:p>
          </table:table-cell>
          <table:table-cell table:formula="of:=IF([.L386]-[.I386]=0;0;1)" office:value-type="float" office:value="0" calcext:value-type="float">
            <text:p>0</text:p>
          </table:table-cell>
          <table:table-cell table:formula="of:=IF([.L386]-[.B3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2111000" calcext:value-type="float">
            <text:p>211100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2144000" calcext:value-type="float">
            <text:p>2144000</text:p>
          </table:table-cell>
          <table:table-cell table:formula="of:=IF([.E387]-[.B387]=0;0;1)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2395999" calcext:value-type="float">
            <text:p>2395999</text:p>
          </table:table-cell>
          <table:table-cell office:value-type="float" office:value="385" calcext:value-type="float">
            <text:p>385</text:p>
          </table:table-cell>
          <table:table-cell office:value-type="float" office:value="1000" calcext:value-type="float">
            <text:p>1000</text:p>
          </table:table-cell>
          <table:table-cell office:value-type="float" office:value="1958000" calcext:value-type="float">
            <text:p>1958000</text:p>
          </table:table-cell>
          <table:table-cell table:formula="of:=IF([.L387]-[.I387]=0;0;1)" office:value-type="float" office:value="0" calcext:value-type="float">
            <text:p>0</text:p>
          </table:table-cell>
          <table:table-cell table:formula="of:=IF([.L387]-[.B3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2163000" calcext:value-type="float">
            <text:p>21630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2176000" calcext:value-type="float">
            <text:p>2176000</text:p>
          </table:table-cell>
          <table:table-cell table:formula="of:=IF([.E388]-[.B388]=0;0;1)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2385000" calcext:value-type="float">
            <text:p>2385000</text:p>
          </table:table-cell>
          <table:table-cell office:value-type="float" office:value="386" calcext:value-type="float">
            <text:p>386</text:p>
          </table:table-cell>
          <table:table-cell office:value-type="float" office:value="1000" calcext:value-type="float">
            <text:p>1000</text:p>
          </table:table-cell>
          <table:table-cell office:value-type="float" office:value="1366000" calcext:value-type="float">
            <text:p>1366000</text:p>
          </table:table-cell>
          <table:table-cell table:formula="of:=IF([.L388]-[.I388]=0;0;1)" office:value-type="float" office:value="0" calcext:value-type="float">
            <text:p>0</text:p>
          </table:table-cell>
          <table:table-cell table:formula="of:=IF([.L388]-[.B3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4676000" calcext:value-type="float">
            <text:p>46760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4771000" calcext:value-type="float">
            <text:p>4771000</text:p>
          </table:table-cell>
          <table:table-cell table:formula="of:=IF([.E389]-[.B389]=0;0;1)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4948000" calcext:value-type="float">
            <text:p>4948000</text:p>
          </table:table-cell>
          <table:table-cell office:value-type="float" office:value="387" calcext:value-type="float">
            <text:p>387</text:p>
          </table:table-cell>
          <table:table-cell office:value-type="float" office:value="1000" calcext:value-type="float">
            <text:p>1000</text:p>
          </table:table-cell>
          <table:table-cell office:value-type="float" office:value="4009999" calcext:value-type="float">
            <text:p>4009999</text:p>
          </table:table-cell>
          <table:table-cell table:formula="of:=IF([.L389]-[.I389]=0;0;1)" office:value-type="float" office:value="0" calcext:value-type="float">
            <text:p>0</text:p>
          </table:table-cell>
          <table:table-cell table:formula="of:=IF([.L389]-[.B3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5234000" calcext:value-type="float">
            <text:p>523400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5370000" calcext:value-type="float">
            <text:p>5370000</text:p>
          </table:table-cell>
          <table:table-cell table:formula="of:=IF([.E390]-[.B390]=0;0;1)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5563999" calcext:value-type="float">
            <text:p>5563999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7672000" calcext:value-type="float">
            <text:p>7672000</text:p>
          </table:table-cell>
          <table:table-cell table:formula="of:=IF([.L390]-[.I390]=0;0;1)" office:value-type="float" office:value="0" calcext:value-type="float">
            <text:p>0</text:p>
          </table:table-cell>
          <table:table-cell table:formula="of:=IF([.L390]-[.B3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6735000" calcext:value-type="float">
            <text:p>67350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6782000" calcext:value-type="float">
            <text:p>6782000</text:p>
          </table:table-cell>
          <table:table-cell table:formula="of:=IF([.E391]-[.B391]=0;0;1)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6946000" calcext:value-type="float">
            <text:p>69460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10728000" calcext:value-type="float">
            <text:p>10728000</text:p>
          </table:table-cell>
          <table:table-cell table:formula="of:=IF([.L391]-[.I391]=0;0;1)" office:value-type="float" office:value="0" calcext:value-type="float">
            <text:p>0</text:p>
          </table:table-cell>
          <table:table-cell table:formula="of:=IF([.L391]-[.B3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3679000" calcext:value-type="float">
            <text:p>36790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3722999" calcext:value-type="float">
            <text:p>3722999</text:p>
          </table:table-cell>
          <table:table-cell table:formula="of:=IF([.E392]-[.B392]=0;0;1)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3965000" calcext:value-type="float">
            <text:p>3965000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7223999" calcext:value-type="float">
            <text:p>7223999</text:p>
          </table:table-cell>
          <table:table-cell table:formula="of:=IF([.L392]-[.I392]=0;0;1)" office:value-type="float" office:value="0" calcext:value-type="float">
            <text:p>0</text:p>
          </table:table-cell>
          <table:table-cell table:formula="of:=IF([.L392]-[.B3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3635000" calcext:value-type="float">
            <text:p>363500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3698000" calcext:value-type="float">
            <text:p>3698000</text:p>
          </table:table-cell>
          <table:table-cell table:formula="of:=IF([.E393]-[.B393]=0;0;1)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3862999" calcext:value-type="float">
            <text:p>3862999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1767999" calcext:value-type="float">
            <text:p>1767999</text:p>
          </table:table-cell>
          <table:table-cell table:formula="of:=IF([.L393]-[.I393]=0;0;1)" office:value-type="float" office:value="0" calcext:value-type="float">
            <text:p>0</text:p>
          </table:table-cell>
          <table:table-cell table:formula="of:=IF([.L393]-[.B3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2202000" calcext:value-type="float">
            <text:p>22020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2261000" calcext:value-type="float">
            <text:p>2261000</text:p>
          </table:table-cell>
          <table:table-cell table:formula="of:=IF([.E394]-[.B394]=0;0;1)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2460000" calcext:value-type="float">
            <text:p>24600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2239000" calcext:value-type="float">
            <text:p>2239000</text:p>
          </table:table-cell>
          <table:table-cell table:formula="of:=IF([.L394]-[.I394]=0;0;1)" office:value-type="float" office:value="0" calcext:value-type="float">
            <text:p>0</text:p>
          </table:table-cell>
          <table:table-cell table:formula="of:=IF([.L394]-[.B3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6643000" calcext:value-type="float">
            <text:p>664300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6680999" calcext:value-type="float">
            <text:p>6680999</text:p>
          </table:table-cell>
          <table:table-cell table:formula="of:=IF([.E395]-[.B395]=0;0;1)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6863999" calcext:value-type="float">
            <text:p>6863999</text:p>
          </table:table-cell>
          <table:table-cell office:value-type="float" office:value="393" calcext:value-type="float">
            <text:p>393</text:p>
          </table:table-cell>
          <table:table-cell office:value-type="float" office:value="1000" calcext:value-type="float">
            <text:p>1000</text:p>
          </table:table-cell>
          <table:table-cell office:value-type="float" office:value="10459999" calcext:value-type="float">
            <text:p>10459999</text:p>
          </table:table-cell>
          <table:table-cell table:formula="of:=IF([.L395]-[.I395]=0;0;1)" office:value-type="float" office:value="0" calcext:value-type="float">
            <text:p>0</text:p>
          </table:table-cell>
          <table:table-cell table:formula="of:=IF([.L395]-[.B3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058000" calcext:value-type="float">
            <text:p>90580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356000" calcext:value-type="float">
            <text:p>9356000</text:p>
          </table:table-cell>
          <table:table-cell table:formula="of:=IF([.E396]-[.B396]=0;0;1)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71000" calcext:value-type="float">
            <text:p>94710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518000" calcext:value-type="float">
            <text:p>9518000</text:p>
          </table:table-cell>
          <table:table-cell table:formula="of:=IF([.L396]-[.I396]=0;0;1)" office:value-type="float" office:value="0" calcext:value-type="float">
            <text:p>0</text:p>
          </table:table-cell>
          <table:table-cell table:formula="of:=IF([.L396]-[.B3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5548000" calcext:value-type="float">
            <text:p>55480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5489000" calcext:value-type="float">
            <text:p>5489000</text:p>
          </table:table-cell>
          <table:table-cell table:formula="of:=IF([.E397]-[.B397]=0;0;1)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5852000" calcext:value-type="float">
            <text:p>58520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6013999" calcext:value-type="float">
            <text:p>6013999</text:p>
          </table:table-cell>
          <table:table-cell table:formula="of:=IF([.L397]-[.I397]=0;0;1)" office:value-type="float" office:value="0" calcext:value-type="float">
            <text:p>0</text:p>
          </table:table-cell>
          <table:table-cell table:formula="of:=IF([.L397]-[.B3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11856000" calcext:value-type="float">
            <text:p>118560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12090000" calcext:value-type="float">
            <text:p>12090000</text:p>
          </table:table-cell>
          <table:table-cell table:formula="of:=IF([.E398]-[.B398]=0;0;1)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12251000" calcext:value-type="float">
            <text:p>122510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14124000" calcext:value-type="float">
            <text:p>14124000</text:p>
          </table:table-cell>
          <table:table-cell table:formula="of:=IF([.L398]-[.I398]=0;0;1)" office:value-type="float" office:value="0" calcext:value-type="float">
            <text:p>0</text:p>
          </table:table-cell>
          <table:table-cell table:formula="of:=IF([.L398]-[.B3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14364000" calcext:value-type="float">
            <text:p>143640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14549999" calcext:value-type="float">
            <text:p>14549999</text:p>
          </table:table-cell>
          <table:table-cell table:formula="of:=IF([.E399]-[.B399]=0;0;1)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14672999" calcext:value-type="float">
            <text:p>14672999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17956000" calcext:value-type="float">
            <text:p>17956000</text:p>
          </table:table-cell>
          <table:table-cell table:formula="of:=IF([.L399]-[.I399]=0;0;1)" office:value-type="float" office:value="0" calcext:value-type="float">
            <text:p>0</text:p>
          </table:table-cell>
          <table:table-cell table:formula="of:=IF([.L399]-[.B3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12020999" calcext:value-type="float">
            <text:p>12020999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12357000" calcext:value-type="float">
            <text:p>12357000</text:p>
          </table:table-cell>
          <table:table-cell table:formula="of:=IF([.E400]-[.B400]=0;0;1)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12492999" calcext:value-type="float">
            <text:p>12492999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13909000" calcext:value-type="float">
            <text:p>13909000</text:p>
          </table:table-cell>
          <table:table-cell table:formula="of:=IF([.L400]-[.I400]=0;0;1)" office:value-type="float" office:value="0" calcext:value-type="float">
            <text:p>0</text:p>
          </table:table-cell>
          <table:table-cell table:formula="of:=IF([.L400]-[.B4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14088000" calcext:value-type="float">
            <text:p>140880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14528999" calcext:value-type="float">
            <text:p>14528999</text:p>
          </table:table-cell>
          <table:table-cell table:formula="of:=IF([.E401]-[.B401]=0;0;1)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14702999" calcext:value-type="float">
            <text:p>14702999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18741000" calcext:value-type="float">
            <text:p>18741000</text:p>
          </table:table-cell>
          <table:table-cell table:formula="of:=IF([.L401]-[.I401]=0;0;1)" office:value-type="float" office:value="0" calcext:value-type="float">
            <text:p>0</text:p>
          </table:table-cell>
          <table:table-cell table:formula="of:=IF([.L401]-[.B4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525999" calcext:value-type="float">
            <text:p>10525999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699000" calcext:value-type="float">
            <text:p>10699000</text:p>
          </table:table-cell>
          <table:table-cell table:formula="of:=IF([.E402]-[.B402]=0;0;1)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764000" calcext:value-type="float">
            <text:p>10764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437000" calcext:value-type="float">
            <text:p>12437000</text:p>
          </table:table-cell>
          <table:table-cell table:formula="of:=IF([.L402]-[.I402]=0;0;1)" office:value-type="float" office:value="0" calcext:value-type="float">
            <text:p>0</text:p>
          </table:table-cell>
          <table:table-cell table:formula="of:=IF([.L402]-[.B4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1449000" calcext:value-type="float">
            <text:p>1449000</text:p>
          </table:table-cell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1475000" calcext:value-type="float">
            <text:p>1475000</text:p>
          </table:table-cell>
          <table:table-cell table:formula="of:=IF([.E403]-[.B403]=0;0;1)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1532000" calcext:value-type="float">
            <text:p>1532000</text:p>
          </table:table-cell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2065000" calcext:value-type="float">
            <text:p>2065000</text:p>
          </table:table-cell>
          <table:table-cell table:formula="of:=IF([.L403]-[.I403]=0;0;1)" office:value-type="float" office:value="0" calcext:value-type="float">
            <text:p>0</text:p>
          </table:table-cell>
          <table:table-cell table:formula="of:=IF([.L403]-[.B4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15049000" calcext:value-type="float">
            <text:p>150490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15434999" calcext:value-type="float">
            <text:p>15434999</text:p>
          </table:table-cell>
          <table:table-cell table:formula="of:=IF([.E404]-[.B404]=0;0;1)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15087999" calcext:value-type="float">
            <text:p>15087999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18317999" calcext:value-type="float">
            <text:p>18317999</text:p>
          </table:table-cell>
          <table:table-cell table:formula="of:=IF([.L404]-[.I404]=0;0;1)" office:value-type="float" office:value="0" calcext:value-type="float">
            <text:p>0</text:p>
          </table:table-cell>
          <table:table-cell table:formula="of:=IF([.L404]-[.B4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8424000" calcext:value-type="float">
            <text:p>84240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8646000" calcext:value-type="float">
            <text:p>8646000</text:p>
          </table:table-cell>
          <table:table-cell table:formula="of:=IF([.E405]-[.B405]=0;0;1)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8584000" calcext:value-type="float">
            <text:p>8584000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11496000" calcext:value-type="float">
            <text:p>11496000</text:p>
          </table:table-cell>
          <table:table-cell table:formula="of:=IF([.L405]-[.I405]=0;0;1)" office:value-type="float" office:value="0" calcext:value-type="float">
            <text:p>0</text:p>
          </table:table-cell>
          <table:table-cell table:formula="of:=IF([.L405]-[.B4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16391000" calcext:value-type="float">
            <text:p>163910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15567000" calcext:value-type="float">
            <text:p>15567000</text:p>
          </table:table-cell>
          <table:table-cell table:formula="of:=IF([.E406]-[.B406]=0;0;1)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14884999" calcext:value-type="float">
            <text:p>14884999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7515999" calcext:value-type="float">
            <text:p>7515999</text:p>
          </table:table-cell>
          <table:table-cell table:formula="of:=IF([.L406]-[.I406]=0;0;1)" office:value-type="float" office:value="0" calcext:value-type="float">
            <text:p>0</text:p>
          </table:table-cell>
          <table:table-cell table:formula="of:=IF([.L406]-[.B4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18892000" calcext:value-type="float">
            <text:p>188920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19134000" calcext:value-type="float">
            <text:p>19134000</text:p>
          </table:table-cell>
          <table:table-cell table:formula="of:=IF([.E407]-[.B407]=0;0;1)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18985000" calcext:value-type="float">
            <text:p>189850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21786999" calcext:value-type="float">
            <text:p>21786999</text:p>
          </table:table-cell>
          <table:table-cell table:formula="of:=IF([.L407]-[.I407]=0;0;1)" office:value-type="float" office:value="0" calcext:value-type="float">
            <text:p>0</text:p>
          </table:table-cell>
          <table:table-cell table:formula="of:=IF([.L407]-[.B4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21539000" calcext:value-type="float">
            <text:p>2153900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22024000" calcext:value-type="float">
            <text:p>22024000</text:p>
          </table:table-cell>
          <table:table-cell table:formula="of:=IF([.E408]-[.B408]=0;0;1)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21887999" calcext:value-type="float">
            <text:p>21887999</text:p>
          </table:table-cell>
          <table:table-cell office:value-type="float" office:value="406" calcext:value-type="float">
            <text:p>406</text:p>
          </table:table-cell>
          <table:table-cell office:value-type="float" office:value="1000" calcext:value-type="float">
            <text:p>1000</text:p>
          </table:table-cell>
          <table:table-cell office:value-type="float" office:value="24204000" calcext:value-type="float">
            <text:p>24204000</text:p>
          </table:table-cell>
          <table:table-cell table:formula="of:=IF([.L408]-[.I408]=0;0;1)" office:value-type="float" office:value="0" calcext:value-type="float">
            <text:p>0</text:p>
          </table:table-cell>
          <table:table-cell table:formula="of:=IF([.L408]-[.B4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8457000" calcext:value-type="float">
            <text:p>84570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8246000" calcext:value-type="float">
            <text:p>8246000</text:p>
          </table:table-cell>
          <table:table-cell table:formula="of:=IF([.E409]-[.B409]=0;0;1)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8881000" calcext:value-type="float">
            <text:p>8881000</text:p>
          </table:table-cell>
          <table:table-cell office:value-type="float" office:value="407" calcext:value-type="float">
            <text:p>407</text:p>
          </table:table-cell>
          <table:table-cell office:value-type="float" office:value="1000" calcext:value-type="float">
            <text:p>1000</text:p>
          </table:table-cell>
          <table:table-cell office:value-type="float" office:value="10194000" calcext:value-type="float">
            <text:p>10194000</text:p>
          </table:table-cell>
          <table:table-cell table:formula="of:=IF([.L409]-[.I409]=0;0;1)" office:value-type="float" office:value="0" calcext:value-type="float">
            <text:p>0</text:p>
          </table:table-cell>
          <table:table-cell table:formula="of:=IF([.L409]-[.B4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5709677999" calcext:value-type="float">
            <text:p>5709677999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5999969000" calcext:value-type="float">
            <text:p>5999969000</text:p>
          </table:table-cell>
          <table:table-cell table:formula="of:=IF([.E410]-[.B410]=0;0;1)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6128209000" calcext:value-type="float">
            <text:p>61282090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5882366999" calcext:value-type="float">
            <text:p>5882366999</text:p>
          </table:table-cell>
          <table:table-cell table:formula="of:=IF([.L410]-[.I410]=0;0;1)" office:value-type="float" office:value="0" calcext:value-type="float">
            <text:p>0</text:p>
          </table:table-cell>
          <table:table-cell table:formula="of:=IF([.L410]-[.B4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14225999" calcext:value-type="float">
            <text:p>14225999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14398999" calcext:value-type="float">
            <text:p>14398999</text:p>
          </table:table-cell>
          <table:table-cell table:formula="of:=IF([.E411]-[.B411]=0;0;1)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14678000" calcext:value-type="float">
            <text:p>146780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17903000" calcext:value-type="float">
            <text:p>17903000</text:p>
          </table:table-cell>
          <table:table-cell table:formula="of:=IF([.L411]-[.I411]=0;0;1)" office:value-type="float" office:value="0" calcext:value-type="float">
            <text:p>0</text:p>
          </table:table-cell>
          <table:table-cell table:formula="of:=IF([.L411]-[.B4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17773000" calcext:value-type="float">
            <text:p>177730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18517000" calcext:value-type="float">
            <text:p>18517000</text:p>
          </table:table-cell>
          <table:table-cell table:formula="of:=IF([.E412]-[.B412]=0;0;1)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18090000" calcext:value-type="float">
            <text:p>18090000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19365000" calcext:value-type="float">
            <text:p>19365000</text:p>
          </table:table-cell>
          <table:table-cell table:formula="of:=IF([.L412]-[.I412]=0;0;1)" office:value-type="float" office:value="0" calcext:value-type="float">
            <text:p>0</text:p>
          </table:table-cell>
          <table:table-cell table:formula="of:=IF([.L412]-[.B4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18491000" calcext:value-type="float">
            <text:p>184910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18782000" calcext:value-type="float">
            <text:p>18782000</text:p>
          </table:table-cell>
          <table:table-cell table:formula="of:=IF([.E413]-[.B413]=0;0;1)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18660000" calcext:value-type="float">
            <text:p>186600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21238999" calcext:value-type="float">
            <text:p>21238999</text:p>
          </table:table-cell>
          <table:table-cell table:formula="of:=IF([.L413]-[.I413]=0;0;1)" office:value-type="float" office:value="0" calcext:value-type="float">
            <text:p>0</text:p>
          </table:table-cell>
          <table:table-cell table:formula="of:=IF([.L413]-[.B4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13186000" calcext:value-type="float">
            <text:p>1318600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13188000" calcext:value-type="float">
            <text:p>13188000</text:p>
          </table:table-cell>
          <table:table-cell table:formula="of:=IF([.E414]-[.B414]=0;0;1)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13404000" calcext:value-type="float">
            <text:p>13404000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14199000" calcext:value-type="float">
            <text:p>14199000</text:p>
          </table:table-cell>
          <table:table-cell table:formula="of:=IF([.L414]-[.I414]=0;0;1)" office:value-type="float" office:value="0" calcext:value-type="float">
            <text:p>0</text:p>
          </table:table-cell>
          <table:table-cell table:formula="of:=IF([.L414]-[.B4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12384000" calcext:value-type="float">
            <text:p>123840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12636999" calcext:value-type="float">
            <text:p>12636999</text:p>
          </table:table-cell>
          <table:table-cell table:formula="of:=IF([.E415]-[.B415]=0;0;1)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12775000" calcext:value-type="float">
            <text:p>12775000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14022000" calcext:value-type="float">
            <text:p>14022000</text:p>
          </table:table-cell>
          <table:table-cell table:formula="of:=IF([.L415]-[.I415]=0;0;1)" office:value-type="float" office:value="0" calcext:value-type="float">
            <text:p>0</text:p>
          </table:table-cell>
          <table:table-cell table:formula="of:=IF([.L415]-[.B4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24612000" calcext:value-type="float">
            <text:p>246120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24997000" calcext:value-type="float">
            <text:p>24997000</text:p>
          </table:table-cell>
          <table:table-cell table:formula="of:=IF([.E416]-[.B416]=0;0;1)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25044999" calcext:value-type="float">
            <text:p>25044999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28246999" calcext:value-type="float">
            <text:p>28246999</text:p>
          </table:table-cell>
          <table:table-cell table:formula="of:=IF([.L416]-[.I416]=0;0;1)" office:value-type="float" office:value="0" calcext:value-type="float">
            <text:p>0</text:p>
          </table:table-cell>
          <table:table-cell table:formula="of:=IF([.L416]-[.B4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18501999" calcext:value-type="float">
            <text:p>18501999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18588000" calcext:value-type="float">
            <text:p>18588000</text:p>
          </table:table-cell>
          <table:table-cell table:formula="of:=IF([.E417]-[.B417]=0;0;1)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18778000" calcext:value-type="float">
            <text:p>1877800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22029000" calcext:value-type="float">
            <text:p>22029000</text:p>
          </table:table-cell>
          <table:table-cell table:formula="of:=IF([.L417]-[.I417]=0;0;1)" office:value-type="float" office:value="0" calcext:value-type="float">
            <text:p>0</text:p>
          </table:table-cell>
          <table:table-cell table:formula="of:=IF([.L417]-[.B4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6414000" calcext:value-type="float">
            <text:p>64140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4066999" calcext:value-type="float">
            <text:p>4066999</text:p>
          </table:table-cell>
          <table:table-cell table:formula="of:=IF([.E418]-[.B418]=0;0;1)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4291000" calcext:value-type="float">
            <text:p>42910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4719000" calcext:value-type="float">
            <text:p>4719000</text:p>
          </table:table-cell>
          <table:table-cell table:formula="of:=IF([.L418]-[.I418]=0;0;1)" office:value-type="float" office:value="0" calcext:value-type="float">
            <text:p>0</text:p>
          </table:table-cell>
          <table:table-cell table:formula="of:=IF([.L418]-[.B4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14204999" calcext:value-type="float">
            <text:p>14204999</text:p>
          </table:table-cell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14414999" calcext:value-type="float">
            <text:p>14414999</text:p>
          </table:table-cell>
          <table:table-cell table:formula="of:=IF([.E419]-[.B419]=0;0;1)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14567000" calcext:value-type="float">
            <text:p>14567000</text:p>
          </table:table-cell>
          <table:table-cell office:value-type="float" office:value="417" calcext:value-type="float">
            <text:p>417</text:p>
          </table:table-cell>
          <table:table-cell office:value-type="float" office:value="1000" calcext:value-type="float">
            <text:p>1000</text:p>
          </table:table-cell>
          <table:table-cell office:value-type="float" office:value="18462000" calcext:value-type="float">
            <text:p>18462000</text:p>
          </table:table-cell>
          <table:table-cell table:formula="of:=IF([.L419]-[.I419]=0;0;1)" office:value-type="float" office:value="0" calcext:value-type="float">
            <text:p>0</text:p>
          </table:table-cell>
          <table:table-cell table:formula="of:=IF([.L419]-[.B4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6784999" calcext:value-type="float">
            <text:p>6784999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6811999" calcext:value-type="float">
            <text:p>6811999</text:p>
          </table:table-cell>
          <table:table-cell table:formula="of:=IF([.E420]-[.B420]=0;0;1)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6441000" calcext:value-type="float">
            <text:p>6441000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7334999" calcext:value-type="float">
            <text:p>7334999</text:p>
          </table:table-cell>
          <table:table-cell table:formula="of:=IF([.L420]-[.I420]=0;0;1)" office:value-type="float" office:value="0" calcext:value-type="float">
            <text:p>0</text:p>
          </table:table-cell>
          <table:table-cell table:formula="of:=IF([.L420]-[.B4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14804000" calcext:value-type="float">
            <text:p>14804000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15007000" calcext:value-type="float">
            <text:p>15007000</text:p>
          </table:table-cell>
          <table:table-cell table:formula="of:=IF([.E421]-[.B421]=0;0;1)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15094999" calcext:value-type="float">
            <text:p>15094999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18314999" calcext:value-type="float">
            <text:p>18314999</text:p>
          </table:table-cell>
          <table:table-cell table:formula="of:=IF([.L421]-[.I421]=0;0;1)" office:value-type="float" office:value="0" calcext:value-type="float">
            <text:p>0</text:p>
          </table:table-cell>
          <table:table-cell table:formula="of:=IF([.L421]-[.B4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5755000" calcext:value-type="float">
            <text:p>575500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5946000" calcext:value-type="float">
            <text:p>5946000</text:p>
          </table:table-cell>
          <table:table-cell table:formula="of:=IF([.E422]-[.B422]=0;0;1)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6153000" calcext:value-type="float">
            <text:p>615300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45897777999" calcext:value-type="float">
            <text:p>45897777999</text:p>
          </table:table-cell>
          <table:table-cell table:formula="of:=IF([.L422]-[.I422]=0;0;1)" office:value-type="float" office:value="0" calcext:value-type="float">
            <text:p>0</text:p>
          </table:table-cell>
          <table:table-cell table:formula="of:=IF([.L422]-[.B4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float" office:value="10716000" calcext:value-type="float">
            <text:p>10716000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float" office:value="10998000" calcext:value-type="float">
            <text:p>10998000</text:p>
          </table:table-cell>
          <table:table-cell table:formula="of:=IF([.E423]-[.B423]=0;0;1)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float" office:value="11238000" calcext:value-type="float">
            <text:p>11238000</text:p>
          </table:table-cell>
          <table:table-cell office:value-type="float" office:value="421" calcext:value-type="float">
            <text:p>421</text:p>
          </table:table-cell>
          <table:table-cell office:value-type="float" office:value="1000" calcext:value-type="float">
            <text:p>1000</text:p>
          </table:table-cell>
          <table:table-cell office:value-type="float" office:value="15444000" calcext:value-type="float">
            <text:p>15444000</text:p>
          </table:table-cell>
          <table:table-cell table:formula="of:=IF([.L423]-[.I423]=0;0;1)" office:value-type="float" office:value="0" calcext:value-type="float">
            <text:p>0</text:p>
          </table:table-cell>
          <table:table-cell table:formula="of:=IF([.L423]-[.B4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0983357000" calcext:value-type="float">
            <text:p>1098335700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1279257999" calcext:value-type="float">
            <text:p>11279257999</text:p>
          </table:table-cell>
          <table:table-cell table:formula="of:=IF([.E424]-[.B424]=0;0;1)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1474656999" calcext:value-type="float">
            <text:p>1147465699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1217844000" calcext:value-type="float">
            <text:p>11217844000</text:p>
          </table:table-cell>
          <table:table-cell table:formula="of:=IF([.L424]-[.I424]=0;0;1)" office:value-type="float" office:value="0" calcext:value-type="float">
            <text:p>0</text:p>
          </table:table-cell>
          <table:table-cell table:formula="of:=IF([.L424]-[.B4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00" calcext:value-type="float">
            <text:p>1000</text:p>
          </table:table-cell>
          <table:table-cell office:value-type="float" office:value="23063999" calcext:value-type="float">
            <text:p>23063999</text:p>
          </table:table-cell>
          <table:table-cell office:value-type="float" office:value="423" calcext:value-type="float">
            <text:p>423</text:p>
          </table:table-cell>
          <table:table-cell office:value-type="float" office:value="1000" calcext:value-type="float">
            <text:p>1000</text:p>
          </table:table-cell>
          <table:table-cell office:value-type="float" office:value="23440000" calcext:value-type="float">
            <text:p>23440000</text:p>
          </table:table-cell>
          <table:table-cell table:formula="of:=IF([.E425]-[.B425]=0;0;1)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000" calcext:value-type="float">
            <text:p>1000</text:p>
          </table:table-cell>
          <table:table-cell office:value-type="float" office:value="22126999" calcext:value-type="float">
            <text:p>22126999</text:p>
          </table:table-cell>
          <table:table-cell office:value-type="float" office:value="423" calcext:value-type="float">
            <text:p>423</text:p>
          </table:table-cell>
          <table:table-cell office:value-type="float" office:value="1000" calcext:value-type="float">
            <text:p>1000</text:p>
          </table:table-cell>
          <table:table-cell office:value-type="float" office:value="22883000" calcext:value-type="float">
            <text:p>22883000</text:p>
          </table:table-cell>
          <table:table-cell table:formula="of:=IF([.L425]-[.I425]=0;0;1)" office:value-type="float" office:value="0" calcext:value-type="float">
            <text:p>0</text:p>
          </table:table-cell>
          <table:table-cell table:formula="of:=IF([.L425]-[.B4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float" office:value="6316000" calcext:value-type="float">
            <text:p>6316000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float" office:value="6486000" calcext:value-type="float">
            <text:p>6486000</text:p>
          </table:table-cell>
          <table:table-cell table:formula="of:=IF([.E426]-[.B426]=0;0;1)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float" office:value="6659000" calcext:value-type="float">
            <text:p>6659000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office:value-type="float" office:value="8357000" calcext:value-type="float">
            <text:p>8357000</text:p>
          </table:table-cell>
          <table:table-cell table:formula="of:=IF([.L426]-[.I426]=0;0;1)" office:value-type="float" office:value="0" calcext:value-type="float">
            <text:p>0</text:p>
          </table:table-cell>
          <table:table-cell table:formula="of:=IF([.L426]-[.B4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00" calcext:value-type="float">
            <text:p>1000</text:p>
          </table:table-cell>
          <table:table-cell office:value-type="float" office:value="3779000" calcext:value-type="float">
            <text:p>3779000</text:p>
          </table:table-cell>
          <table:table-cell office:value-type="float" office:value="425" calcext:value-type="float">
            <text:p>425</text:p>
          </table:table-cell>
          <table:table-cell office:value-type="float" office:value="1000" calcext:value-type="float">
            <text:p>1000</text:p>
          </table:table-cell>
          <table:table-cell office:value-type="float" office:value="3841000" calcext:value-type="float">
            <text:p>3841000</text:p>
          </table:table-cell>
          <table:table-cell table:formula="of:=IF([.E427]-[.B427]=0;0;1)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000" calcext:value-type="float">
            <text:p>1000</text:p>
          </table:table-cell>
          <table:table-cell office:value-type="float" office:value="4052000" calcext:value-type="float">
            <text:p>4052000</text:p>
          </table:table-cell>
          <table:table-cell office:value-type="float" office:value="425" calcext:value-type="float">
            <text:p>425</text:p>
          </table:table-cell>
          <table:table-cell office:value-type="float" office:value="1000" calcext:value-type="float">
            <text:p>1000</text:p>
          </table:table-cell>
          <table:table-cell office:value-type="float" office:value="4975999" calcext:value-type="float">
            <text:p>4975999</text:p>
          </table:table-cell>
          <table:table-cell table:formula="of:=IF([.L427]-[.I427]=0;0;1)" office:value-type="float" office:value="0" calcext:value-type="float">
            <text:p>0</text:p>
          </table:table-cell>
          <table:table-cell table:formula="of:=IF([.L427]-[.B4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00" calcext:value-type="float">
            <text:p>1000</text:p>
          </table:table-cell>
          <table:table-cell office:value-type="float" office:value="8369999" calcext:value-type="float">
            <text:p>8369999</text:p>
          </table:table-cell>
          <table:table-cell office:value-type="float" office:value="426" calcext:value-type="float">
            <text:p>426</text:p>
          </table:table-cell>
          <table:table-cell office:value-type="float" office:value="1000" calcext:value-type="float">
            <text:p>1000</text:p>
          </table:table-cell>
          <table:table-cell office:value-type="float" office:value="5928000" calcext:value-type="float">
            <text:p>5928000</text:p>
          </table:table-cell>
          <table:table-cell table:formula="of:=IF([.E428]-[.B428]=0;0;1)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000" calcext:value-type="float">
            <text:p>1000</text:p>
          </table:table-cell>
          <table:table-cell office:value-type="float" office:value="8673000" calcext:value-type="float">
            <text:p>8673000</text:p>
          </table:table-cell>
          <table:table-cell office:value-type="float" office:value="426" calcext:value-type="float">
            <text:p>426</text:p>
          </table:table-cell>
          <table:table-cell office:value-type="float" office:value="1000" calcext:value-type="float">
            <text:p>1000</text:p>
          </table:table-cell>
          <table:table-cell office:value-type="float" office:value="6399999" calcext:value-type="float">
            <text:p>6399999</text:p>
          </table:table-cell>
          <table:table-cell table:formula="of:=IF([.L428]-[.I428]=0;0;1)" office:value-type="float" office:value="0" calcext:value-type="float">
            <text:p>0</text:p>
          </table:table-cell>
          <table:table-cell table:formula="of:=IF([.L428]-[.B4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0" calcext:value-type="float">
            <text:p>1000</text:p>
          </table:table-cell>
          <table:table-cell office:value-type="float" office:value="20513000" calcext:value-type="float">
            <text:p>20513000</text:p>
          </table:table-cell>
          <table:table-cell office:value-type="float" office:value="427" calcext:value-type="float">
            <text:p>427</text:p>
          </table:table-cell>
          <table:table-cell office:value-type="float" office:value="1000" calcext:value-type="float">
            <text:p>1000</text:p>
          </table:table-cell>
          <table:table-cell office:value-type="float" office:value="20647000" calcext:value-type="float">
            <text:p>20647000</text:p>
          </table:table-cell>
          <table:table-cell table:formula="of:=IF([.E429]-[.B429]=0;0;1)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1000" calcext:value-type="float">
            <text:p>1000</text:p>
          </table:table-cell>
          <table:table-cell office:value-type="float" office:value="21077000" calcext:value-type="float">
            <text:p>21077000</text:p>
          </table:table-cell>
          <table:table-cell office:value-type="float" office:value="427" calcext:value-type="float">
            <text:p>427</text:p>
          </table:table-cell>
          <table:table-cell office:value-type="float" office:value="1000" calcext:value-type="float">
            <text:p>1000</text:p>
          </table:table-cell>
          <table:table-cell office:value-type="float" office:value="27986999" calcext:value-type="float">
            <text:p>27986999</text:p>
          </table:table-cell>
          <table:table-cell table:formula="of:=IF([.L429]-[.I429]=0;0;1)" office:value-type="float" office:value="0" calcext:value-type="float">
            <text:p>0</text:p>
          </table:table-cell>
          <table:table-cell table:formula="of:=IF([.L429]-[.B4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float" office:value="2783000" calcext:value-type="float">
            <text:p>2783000</text:p>
          </table:table-cell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float" office:value="2849000" calcext:value-type="float">
            <text:p>2849000</text:p>
          </table:table-cell>
          <table:table-cell table:formula="of:=IF([.E430]-[.B430]=0;0;1)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float" office:value="3094000" calcext:value-type="float">
            <text:p>3094000</text:p>
          </table:table-cell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float" office:value="3119000" calcext:value-type="float">
            <text:p>3119000</text:p>
          </table:table-cell>
          <table:table-cell table:formula="of:=IF([.L430]-[.I430]=0;0;1)" office:value-type="float" office:value="0" calcext:value-type="float">
            <text:p>0</text:p>
          </table:table-cell>
          <table:table-cell table:formula="of:=IF([.L430]-[.B4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float" office:value="10157000" calcext:value-type="float">
            <text:p>10157000</text:p>
          </table:table-cell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float" office:value="10452000" calcext:value-type="float">
            <text:p>10452000</text:p>
          </table:table-cell>
          <table:table-cell table:formula="of:=IF([.E431]-[.B431]=0;0;1)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float" office:value="10934000" calcext:value-type="float">
            <text:p>10934000</text:p>
          </table:table-cell>
          <table:table-cell office:value-type="float" office:value="429" calcext:value-type="float">
            <text:p>429</text:p>
          </table:table-cell>
          <table:table-cell office:value-type="float" office:value="1000" calcext:value-type="float">
            <text:p>1000</text:p>
          </table:table-cell>
          <table:table-cell office:value-type="float" office:value="12506000" calcext:value-type="float">
            <text:p>12506000</text:p>
          </table:table-cell>
          <table:table-cell table:formula="of:=IF([.L431]-[.I431]=0;0;1)" office:value-type="float" office:value="0" calcext:value-type="float">
            <text:p>0</text:p>
          </table:table-cell>
          <table:table-cell table:formula="of:=IF([.L431]-[.B4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office:value-type="float" office:value="6771000" calcext:value-type="float">
            <text:p>6771000</text:p>
          </table:table-cell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office:value-type="float" office:value="5020999" calcext:value-type="float">
            <text:p>5020999</text:p>
          </table:table-cell>
          <table:table-cell table:formula="of:=IF([.E432]-[.B432]=0;0;1)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office:value-type="float" office:value="5145999" calcext:value-type="float">
            <text:p>5145999</text:p>
          </table:table-cell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office:value-type="float" office:value="5981999" calcext:value-type="float">
            <text:p>5981999</text:p>
          </table:table-cell>
          <table:table-cell table:formula="of:=IF([.L432]-[.I432]=0;0;1)" office:value-type="float" office:value="0" calcext:value-type="float">
            <text:p>0</text:p>
          </table:table-cell>
          <table:table-cell table:formula="of:=IF([.L432]-[.B4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00" calcext:value-type="float">
            <text:p>1000</text:p>
          </table:table-cell>
          <table:table-cell office:value-type="float" office:value="17290000" calcext:value-type="float">
            <text:p>17290000</text:p>
          </table:table-cell>
          <table:table-cell office:value-type="float" office:value="431" calcext:value-type="float">
            <text:p>431</text:p>
          </table:table-cell>
          <table:table-cell office:value-type="float" office:value="1000" calcext:value-type="float">
            <text:p>1000</text:p>
          </table:table-cell>
          <table:table-cell office:value-type="float" office:value="17686000" calcext:value-type="float">
            <text:p>17686000</text:p>
          </table:table-cell>
          <table:table-cell table:formula="of:=IF([.E433]-[.B433]=0;0;1)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000" calcext:value-type="float">
            <text:p>1000</text:p>
          </table:table-cell>
          <table:table-cell office:value-type="float" office:value="17693999" calcext:value-type="float">
            <text:p>17693999</text:p>
          </table:table-cell>
          <table:table-cell office:value-type="float" office:value="431" calcext:value-type="float">
            <text:p>431</text:p>
          </table:table-cell>
          <table:table-cell office:value-type="float" office:value="1000" calcext:value-type="float">
            <text:p>1000</text:p>
          </table:table-cell>
          <table:table-cell office:value-type="float" office:value="20347999" calcext:value-type="float">
            <text:p>20347999</text:p>
          </table:table-cell>
          <table:table-cell table:formula="of:=IF([.L433]-[.I433]=0;0;1)" office:value-type="float" office:value="0" calcext:value-type="float">
            <text:p>0</text:p>
          </table:table-cell>
          <table:table-cell table:formula="of:=IF([.L433]-[.B4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float" office:value="9621000" calcext:value-type="float">
            <text:p>9621000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float" office:value="9722000" calcext:value-type="float">
            <text:p>9722000</text:p>
          </table:table-cell>
          <table:table-cell table:formula="of:=IF([.E434]-[.B434]=0;0;1)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float" office:value="9869000" calcext:value-type="float">
            <text:p>9869000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float" office:value="13663000" calcext:value-type="float">
            <text:p>13663000</text:p>
          </table:table-cell>
          <table:table-cell table:formula="of:=IF([.L434]-[.I434]=0;0;1)" office:value-type="float" office:value="0" calcext:value-type="float">
            <text:p>0</text:p>
          </table:table-cell>
          <table:table-cell table:formula="of:=IF([.L434]-[.B4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6684000" calcext:value-type="float">
            <text:p>6684000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6683000" calcext:value-type="float">
            <text:p>6683000</text:p>
          </table:table-cell>
          <table:table-cell table:formula="of:=IF([.E435]-[.B435]=0;0;1)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6994999" calcext:value-type="float">
            <text:p>6994999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7002000" calcext:value-type="float">
            <text:p>7002000</text:p>
          </table:table-cell>
          <table:table-cell table:formula="of:=IF([.L435]-[.I435]=0;0;1)" office:value-type="float" office:value="0" calcext:value-type="float">
            <text:p>0</text:p>
          </table:table-cell>
          <table:table-cell table:formula="of:=IF([.L435]-[.B4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00" calcext:value-type="float">
            <text:p>1000</text:p>
          </table:table-cell>
          <table:table-cell office:value-type="float" office:value="17020999" calcext:value-type="float">
            <text:p>17020999</text:p>
          </table:table-cell>
          <table:table-cell office:value-type="float" office:value="434" calcext:value-type="float">
            <text:p>434</text:p>
          </table:table-cell>
          <table:table-cell office:value-type="float" office:value="1000" calcext:value-type="float">
            <text:p>1000</text:p>
          </table:table-cell>
          <table:table-cell office:value-type="float" office:value="17820000" calcext:value-type="float">
            <text:p>17820000</text:p>
          </table:table-cell>
          <table:table-cell table:formula="of:=IF([.E436]-[.B436]=0;0;1)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00" calcext:value-type="float">
            <text:p>1000</text:p>
          </table:table-cell>
          <table:table-cell office:value-type="float" office:value="17685000" calcext:value-type="float">
            <text:p>17685000</text:p>
          </table:table-cell>
          <table:table-cell office:value-type="float" office:value="434" calcext:value-type="float">
            <text:p>434</text:p>
          </table:table-cell>
          <table:table-cell office:value-type="float" office:value="1000" calcext:value-type="float">
            <text:p>1000</text:p>
          </table:table-cell>
          <table:table-cell office:value-type="float" office:value="19472000" calcext:value-type="float">
            <text:p>19472000</text:p>
          </table:table-cell>
          <table:table-cell table:formula="of:=IF([.L436]-[.I436]=0;0;1)" office:value-type="float" office:value="0" calcext:value-type="float">
            <text:p>0</text:p>
          </table:table-cell>
          <table:table-cell table:formula="of:=IF([.L436]-[.B4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0" calcext:value-type="float">
            <text:p>1000</text:p>
          </table:table-cell>
          <table:table-cell office:value-type="float" office:value="5229999" calcext:value-type="float">
            <text:p>5229999</text:p>
          </table:table-cell>
          <table:table-cell office:value-type="float" office:value="435" calcext:value-type="float">
            <text:p>435</text:p>
          </table:table-cell>
          <table:table-cell office:value-type="float" office:value="1000" calcext:value-type="float">
            <text:p>1000</text:p>
          </table:table-cell>
          <table:table-cell office:value-type="float" office:value="5214000" calcext:value-type="float">
            <text:p>5214000</text:p>
          </table:table-cell>
          <table:table-cell table:formula="of:=IF([.E437]-[.B437]=0;0;1)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000" calcext:value-type="float">
            <text:p>1000</text:p>
          </table:table-cell>
          <table:table-cell office:value-type="float" office:value="5745999" calcext:value-type="float">
            <text:p>5745999</text:p>
          </table:table-cell>
          <table:table-cell office:value-type="float" office:value="435" calcext:value-type="float">
            <text:p>435</text:p>
          </table:table-cell>
          <table:table-cell office:value-type="float" office:value="1000" calcext:value-type="float">
            <text:p>1000</text:p>
          </table:table-cell>
          <table:table-cell office:value-type="float" office:value="5830999" calcext:value-type="float">
            <text:p>5830999</text:p>
          </table:table-cell>
          <table:table-cell table:formula="of:=IF([.L437]-[.I437]=0;0;1)" office:value-type="float" office:value="0" calcext:value-type="float">
            <text:p>0</text:p>
          </table:table-cell>
          <table:table-cell table:formula="of:=IF([.L437]-[.B4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10657000" calcext:value-type="float">
            <text:p>10657000</text:p>
          </table:table-cell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10823000" calcext:value-type="float">
            <text:p>10823000</text:p>
          </table:table-cell>
          <table:table-cell table:formula="of:=IF([.E438]-[.B438]=0;0;1)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11224999" calcext:value-type="float">
            <text:p>11224999</text:p>
          </table:table-cell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12759000" calcext:value-type="float">
            <text:p>12759000</text:p>
          </table:table-cell>
          <table:table-cell table:formula="of:=IF([.L438]-[.I438]=0;0;1)" office:value-type="float" office:value="0" calcext:value-type="float">
            <text:p>0</text:p>
          </table:table-cell>
          <table:table-cell table:formula="of:=IF([.L438]-[.B4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office:value-type="float" office:value="9561000" calcext:value-type="float">
            <text:p>9561000</text:p>
          </table:table-cell>
          <table:table-cell office:value-type="float" office:value="437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office:value-type="float" office:value="9798000" calcext:value-type="float">
            <text:p>9798000</text:p>
          </table:table-cell>
          <table:table-cell table:formula="of:=IF([.E439]-[.B439]=0;0;1)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office:value-type="float" office:value="10180000" calcext:value-type="float">
            <text:p>10180000</text:p>
          </table:table-cell>
          <table:table-cell office:value-type="float" office:value="437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office:value-type="float" office:value="8776000" calcext:value-type="float">
            <text:p>8776000</text:p>
          </table:table-cell>
          <table:table-cell table:formula="of:=IF([.L439]-[.I439]=0;0;1)" office:value-type="float" office:value="0" calcext:value-type="float">
            <text:p>0</text:p>
          </table:table-cell>
          <table:table-cell table:formula="of:=IF([.L439]-[.B4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float" office:value="5480000" calcext:value-type="float">
            <text:p>5480000</text:p>
          </table:table-cell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float" office:value="5621999" calcext:value-type="float">
            <text:p>5621999</text:p>
          </table:table-cell>
          <table:table-cell table:formula="of:=IF([.E440]-[.B440]=0;0;1)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float" office:value="5951000" calcext:value-type="float">
            <text:p>5951000</text:p>
          </table:table-cell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float" office:value="6086999" calcext:value-type="float">
            <text:p>6086999</text:p>
          </table:table-cell>
          <table:table-cell table:formula="of:=IF([.L440]-[.I440]=0;0;1)" office:value-type="float" office:value="0" calcext:value-type="float">
            <text:p>0</text:p>
          </table:table-cell>
          <table:table-cell table:formula="of:=IF([.L440]-[.B4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10778999" calcext:value-type="float">
            <text:p>10778999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11253000" calcext:value-type="float">
            <text:p>11253000</text:p>
          </table:table-cell>
          <table:table-cell table:formula="of:=IF([.E441]-[.B441]=0;0;1)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11021999" calcext:value-type="float">
            <text:p>11021999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14681000" calcext:value-type="float">
            <text:p>14681000</text:p>
          </table:table-cell>
          <table:table-cell table:formula="of:=IF([.L441]-[.I441]=0;0;1)" office:value-type="float" office:value="0" calcext:value-type="float">
            <text:p>0</text:p>
          </table:table-cell>
          <table:table-cell table:formula="of:=IF([.L441]-[.B4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18529000" calcext:value-type="float">
            <text:p>18529000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19010000" calcext:value-type="float">
            <text:p>19010000</text:p>
          </table:table-cell>
          <table:table-cell table:formula="of:=IF([.E442]-[.B442]=0;0;1)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19108000" calcext:value-type="float">
            <text:p>19108000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21393000" calcext:value-type="float">
            <text:p>21393000</text:p>
          </table:table-cell>
          <table:table-cell table:formula="of:=IF([.L442]-[.I442]=0;0;1)" office:value-type="float" office:value="0" calcext:value-type="float">
            <text:p>0</text:p>
          </table:table-cell>
          <table:table-cell table:formula="of:=IF([.L442]-[.B4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10242000" calcext:value-type="float">
            <text:p>10242000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10005000" calcext:value-type="float">
            <text:p>10005000</text:p>
          </table:table-cell>
          <table:table-cell table:formula="of:=IF([.E443]-[.B443]=0;0;1)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9910000" calcext:value-type="float">
            <text:p>9910000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12744000" calcext:value-type="float">
            <text:p>12744000</text:p>
          </table:table-cell>
          <table:table-cell table:formula="of:=IF([.L443]-[.I443]=0;0;1)" office:value-type="float" office:value="0" calcext:value-type="float">
            <text:p>0</text:p>
          </table:table-cell>
          <table:table-cell table:formula="of:=IF([.L443]-[.B4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0" calcext:value-type="float">
            <text:p>1000</text:p>
          </table:table-cell>
          <table:table-cell office:value-type="float" office:value="8990000" calcext:value-type="float">
            <text:p>8990000</text:p>
          </table:table-cell>
          <table:table-cell office:value-type="float" office:value="442" calcext:value-type="float">
            <text:p>442</text:p>
          </table:table-cell>
          <table:table-cell office:value-type="float" office:value="1000" calcext:value-type="float">
            <text:p>1000</text:p>
          </table:table-cell>
          <table:table-cell office:value-type="float" office:value="9224999" calcext:value-type="float">
            <text:p>9224999</text:p>
          </table:table-cell>
          <table:table-cell table:formula="of:=IF([.E444]-[.B444]=0;0;1)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000" calcext:value-type="float">
            <text:p>1000</text:p>
          </table:table-cell>
          <table:table-cell office:value-type="float" office:value="9514000" calcext:value-type="float">
            <text:p>9514000</text:p>
          </table:table-cell>
          <table:table-cell office:value-type="float" office:value="442" calcext:value-type="float">
            <text:p>442</text:p>
          </table:table-cell>
          <table:table-cell office:value-type="float" office:value="1000" calcext:value-type="float">
            <text:p>1000</text:p>
          </table:table-cell>
          <table:table-cell office:value-type="float" office:value="10243000" calcext:value-type="float">
            <text:p>10243000</text:p>
          </table:table-cell>
          <table:table-cell table:formula="of:=IF([.L444]-[.I444]=0;0;1)" office:value-type="float" office:value="0" calcext:value-type="float">
            <text:p>0</text:p>
          </table:table-cell>
          <table:table-cell table:formula="of:=IF([.L444]-[.B4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float" office:value="7503999" calcext:value-type="float">
            <text:p>7503999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float" office:value="7594999" calcext:value-type="float">
            <text:p>7594999</text:p>
          </table:table-cell>
          <table:table-cell table:formula="of:=IF([.E445]-[.B445]=0;0;1)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float" office:value="7741000" calcext:value-type="float">
            <text:p>7741000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float" office:value="9441000" calcext:value-type="float">
            <text:p>9441000</text:p>
          </table:table-cell>
          <table:table-cell table:formula="of:=IF([.L445]-[.I445]=0;0;1)" office:value-type="float" office:value="0" calcext:value-type="float">
            <text:p>0</text:p>
          </table:table-cell>
          <table:table-cell table:formula="of:=IF([.L445]-[.B4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float" office:value="5709493999" calcext:value-type="float">
            <text:p>5709493999</text:p>
          </table:table-cell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float" office:value="5939007999" calcext:value-type="float">
            <text:p>5939007999</text:p>
          </table:table-cell>
          <table:table-cell table:formula="of:=IF([.E446]-[.B446]=0;0;1)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float" office:value="6142499000" calcext:value-type="float">
            <text:p>6142499000</text:p>
          </table:table-cell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float" office:value="5884118000" calcext:value-type="float">
            <text:p>5884118000</text:p>
          </table:table-cell>
          <table:table-cell table:formula="of:=IF([.L446]-[.I446]=0;0;1)" office:value-type="float" office:value="0" calcext:value-type="float">
            <text:p>0</text:p>
          </table:table-cell>
          <table:table-cell table:formula="of:=IF([.L446]-[.B4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5688192000" calcext:value-type="float">
            <text:p>5688192000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5928910000" calcext:value-type="float">
            <text:p>5928910000</text:p>
          </table:table-cell>
          <table:table-cell table:formula="of:=IF([.E447]-[.B447]=0;0;1)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6143885999" calcext:value-type="float">
            <text:p>6143885999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5871646000" calcext:value-type="float">
            <text:p>5871646000</text:p>
          </table:table-cell>
          <table:table-cell table:formula="of:=IF([.L447]-[.I447]=0;0;1)" office:value-type="float" office:value="0" calcext:value-type="float">
            <text:p>0</text:p>
          </table:table-cell>
          <table:table-cell table:formula="of:=IF([.L447]-[.B4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00" calcext:value-type="float">
            <text:p>1000</text:p>
          </table:table-cell>
          <table:table-cell office:value-type="float" office:value="17029000" calcext:value-type="float">
            <text:p>17029000</text:p>
          </table:table-cell>
          <table:table-cell office:value-type="float" office:value="446" calcext:value-type="float">
            <text:p>446</text:p>
          </table:table-cell>
          <table:table-cell office:value-type="float" office:value="1000" calcext:value-type="float">
            <text:p>1000</text:p>
          </table:table-cell>
          <table:table-cell office:value-type="float" office:value="17079999" calcext:value-type="float">
            <text:p>17079999</text:p>
          </table:table-cell>
          <table:table-cell table:formula="of:=IF([.E448]-[.B448]=0;0;1)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1000" calcext:value-type="float">
            <text:p>1000</text:p>
          </table:table-cell>
          <table:table-cell office:value-type="float" office:value="17563000" calcext:value-type="float">
            <text:p>17563000</text:p>
          </table:table-cell>
          <table:table-cell office:value-type="float" office:value="446" calcext:value-type="float">
            <text:p>446</text:p>
          </table:table-cell>
          <table:table-cell office:value-type="float" office:value="1000" calcext:value-type="float">
            <text:p>1000</text:p>
          </table:table-cell>
          <table:table-cell office:value-type="float" office:value="20614999" calcext:value-type="float">
            <text:p>20614999</text:p>
          </table:table-cell>
          <table:table-cell table:formula="of:=IF([.L448]-[.I448]=0;0;1)" office:value-type="float" office:value="0" calcext:value-type="float">
            <text:p>0</text:p>
          </table:table-cell>
          <table:table-cell table:formula="of:=IF([.L448]-[.B4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0" calcext:value-type="float">
            <text:p>1000</text:p>
          </table:table-cell>
          <table:table-cell office:value-type="float" office:value="11471000" calcext:value-type="float">
            <text:p>11471000</text:p>
          </table:table-cell>
          <table:table-cell office:value-type="float" office:value="447" calcext:value-type="float">
            <text:p>447</text:p>
          </table:table-cell>
          <table:table-cell office:value-type="float" office:value="1000" calcext:value-type="float">
            <text:p>1000</text:p>
          </table:table-cell>
          <table:table-cell office:value-type="float" office:value="11497000" calcext:value-type="float">
            <text:p>11497000</text:p>
          </table:table-cell>
          <table:table-cell table:formula="of:=IF([.E449]-[.B449]=0;0;1)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000" calcext:value-type="float">
            <text:p>1000</text:p>
          </table:table-cell>
          <table:table-cell office:value-type="float" office:value="12194000" calcext:value-type="float">
            <text:p>12194000</text:p>
          </table:table-cell>
          <table:table-cell office:value-type="float" office:value="447" calcext:value-type="float">
            <text:p>447</text:p>
          </table:table-cell>
          <table:table-cell office:value-type="float" office:value="1000" calcext:value-type="float">
            <text:p>1000</text:p>
          </table:table-cell>
          <table:table-cell office:value-type="float" office:value="13633999" calcext:value-type="float">
            <text:p>13633999</text:p>
          </table:table-cell>
          <table:table-cell table:formula="of:=IF([.L449]-[.I449]=0;0;1)" office:value-type="float" office:value="0" calcext:value-type="float">
            <text:p>0</text:p>
          </table:table-cell>
          <table:table-cell table:formula="of:=IF([.L449]-[.B4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3571999" calcext:value-type="float">
            <text:p>3571999</text:p>
          </table:table-cell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3522000" calcext:value-type="float">
            <text:p>3522000</text:p>
          </table:table-cell>
          <table:table-cell table:formula="of:=IF([.E450]-[.B450]=0;0;1)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3836999" calcext:value-type="float">
            <text:p>3836999</text:p>
          </table:table-cell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4194000" calcext:value-type="float">
            <text:p>4194000</text:p>
          </table:table-cell>
          <table:table-cell table:formula="of:=IF([.L450]-[.I450]=0;0;1)" office:value-type="float" office:value="0" calcext:value-type="float">
            <text:p>0</text:p>
          </table:table-cell>
          <table:table-cell table:formula="of:=IF([.L450]-[.B4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30888142999" calcext:value-type="float">
            <text:p>33088814299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41547584000" calcext:value-type="float">
            <text:p>341547584000</text:p>
          </table:table-cell>
          <table:table-cell table:formula="of:=IF([.E451]-[.B451]=0;0;1)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08490000" calcext:value-type="float">
            <text:p>30849000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25476999" calcext:value-type="float">
            <text:p>325476999</text:p>
          </table:table-cell>
          <table:table-cell table:formula="of:=IF([.L451]-[.I451]=0;0;1)" office:value-type="float" office:value="0" calcext:value-type="float">
            <text:p>0</text:p>
          </table:table-cell>
          <table:table-cell table:formula="of:=IF([.L451]-[.B4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8376999" calcext:value-type="float">
            <text:p>8376999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8517000" calcext:value-type="float">
            <text:p>8517000</text:p>
          </table:table-cell>
          <table:table-cell table:formula="of:=IF([.E452]-[.B452]=0;0;1)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8876000" calcext:value-type="float">
            <text:p>887600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10606000" calcext:value-type="float">
            <text:p>10606000</text:p>
          </table:table-cell>
          <table:table-cell table:formula="of:=IF([.L452]-[.I452]=0;0;1)" office:value-type="float" office:value="0" calcext:value-type="float">
            <text:p>0</text:p>
          </table:table-cell>
          <table:table-cell table:formula="of:=IF([.L452]-[.B4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float" office:value="14924999" calcext:value-type="float">
            <text:p>14924999</text:p>
          </table:table-cell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float" office:value="15021000" calcext:value-type="float">
            <text:p>15021000</text:p>
          </table:table-cell>
          <table:table-cell table:formula="of:=IF([.E453]-[.B453]=0;0;1)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float" office:value="14856999" calcext:value-type="float">
            <text:p>14856999</text:p>
          </table:table-cell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float" office:value="17651000" calcext:value-type="float">
            <text:p>17651000</text:p>
          </table:table-cell>
          <table:table-cell table:formula="of:=IF([.L453]-[.I453]=0;0;1)" office:value-type="float" office:value="0" calcext:value-type="float">
            <text:p>0</text:p>
          </table:table-cell>
          <table:table-cell table:formula="of:=IF([.L453]-[.B4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00" calcext:value-type="float">
            <text:p>1000</text:p>
          </table:table-cell>
          <table:table-cell office:value-type="float" office:value="9785000" calcext:value-type="float">
            <text:p>9785000</text:p>
          </table:table-cell>
          <table:table-cell office:value-type="float" office:value="452" calcext:value-type="float">
            <text:p>452</text:p>
          </table:table-cell>
          <table:table-cell office:value-type="float" office:value="1000" calcext:value-type="float">
            <text:p>1000</text:p>
          </table:table-cell>
          <table:table-cell office:value-type="float" office:value="9842000" calcext:value-type="float">
            <text:p>9842000</text:p>
          </table:table-cell>
          <table:table-cell table:formula="of:=IF([.E454]-[.B454]=0;0;1)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1000" calcext:value-type="float">
            <text:p>1000</text:p>
          </table:table-cell>
          <table:table-cell office:value-type="float" office:value="9874000" calcext:value-type="float">
            <text:p>9874000</text:p>
          </table:table-cell>
          <table:table-cell office:value-type="float" office:value="452" calcext:value-type="float">
            <text:p>452</text:p>
          </table:table-cell>
          <table:table-cell office:value-type="float" office:value="1000" calcext:value-type="float">
            <text:p>1000</text:p>
          </table:table-cell>
          <table:table-cell office:value-type="float" office:value="10782000" calcext:value-type="float">
            <text:p>10782000</text:p>
          </table:table-cell>
          <table:table-cell table:formula="of:=IF([.L454]-[.I454]=0;0;1)" office:value-type="float" office:value="0" calcext:value-type="float">
            <text:p>0</text:p>
          </table:table-cell>
          <table:table-cell table:formula="of:=IF([.L454]-[.B4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12391000" calcext:value-type="float">
            <text:p>12391000</text:p>
          </table:table-cell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11495000" calcext:value-type="float">
            <text:p>11495000</text:p>
          </table:table-cell>
          <table:table-cell table:formula="of:=IF([.E455]-[.B455]=0;0;1)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11568000" calcext:value-type="float">
            <text:p>11568000</text:p>
          </table:table-cell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13744000" calcext:value-type="float">
            <text:p>13744000</text:p>
          </table:table-cell>
          <table:table-cell table:formula="of:=IF([.L455]-[.I455]=0;0;1)" office:value-type="float" office:value="0" calcext:value-type="float">
            <text:p>0</text:p>
          </table:table-cell>
          <table:table-cell table:formula="of:=IF([.L455]-[.B4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5882999" calcext:value-type="float">
            <text:p>5882999</text:p>
          </table:table-cell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6069000" calcext:value-type="float">
            <text:p>6069000</text:p>
          </table:table-cell>
          <table:table-cell table:formula="of:=IF([.E456]-[.B456]=0;0;1)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5934999" calcext:value-type="float">
            <text:p>5934999</text:p>
          </table:table-cell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6512000" calcext:value-type="float">
            <text:p>6512000</text:p>
          </table:table-cell>
          <table:table-cell table:formula="of:=IF([.L456]-[.I456]=0;0;1)" office:value-type="float" office:value="0" calcext:value-type="float">
            <text:p>0</text:p>
          </table:table-cell>
          <table:table-cell table:formula="of:=IF([.L456]-[.B4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0" calcext:value-type="float">
            <text:p>1000</text:p>
          </table:table-cell>
          <table:table-cell office:value-type="float" office:value="13850000" calcext:value-type="float">
            <text:p>13850000</text:p>
          </table:table-cell>
          <table:table-cell office:value-type="float" office:value="455" calcext:value-type="float">
            <text:p>455</text:p>
          </table:table-cell>
          <table:table-cell office:value-type="float" office:value="1000" calcext:value-type="float">
            <text:p>1000</text:p>
          </table:table-cell>
          <table:table-cell office:value-type="float" office:value="14098000" calcext:value-type="float">
            <text:p>14098000</text:p>
          </table:table-cell>
          <table:table-cell table:formula="of:=IF([.E457]-[.B457]=0;0;1)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1000" calcext:value-type="float">
            <text:p>1000</text:p>
          </table:table-cell>
          <table:table-cell office:value-type="float" office:value="13731000" calcext:value-type="float">
            <text:p>13731000</text:p>
          </table:table-cell>
          <table:table-cell office:value-type="float" office:value="455" calcext:value-type="float">
            <text:p>455</text:p>
          </table:table-cell>
          <table:table-cell office:value-type="float" office:value="1000" calcext:value-type="float">
            <text:p>1000</text:p>
          </table:table-cell>
          <table:table-cell office:value-type="float" office:value="17167000" calcext:value-type="float">
            <text:p>17167000</text:p>
          </table:table-cell>
          <table:table-cell table:formula="of:=IF([.L457]-[.I457]=0;0;1)" office:value-type="float" office:value="0" calcext:value-type="float">
            <text:p>0</text:p>
          </table:table-cell>
          <table:table-cell table:formula="of:=IF([.L457]-[.B4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00" calcext:value-type="float">
            <text:p>1000</text:p>
          </table:table-cell>
          <table:table-cell office:value-type="float" office:value="5553000" calcext:value-type="float">
            <text:p>5553000</text:p>
          </table:table-cell>
          <table:table-cell office:value-type="float" office:value="456" calcext:value-type="float">
            <text:p>456</text:p>
          </table:table-cell>
          <table:table-cell office:value-type="float" office:value="1000" calcext:value-type="float">
            <text:p>1000</text:p>
          </table:table-cell>
          <table:table-cell office:value-type="float" office:value="4905000" calcext:value-type="float">
            <text:p>4905000</text:p>
          </table:table-cell>
          <table:table-cell table:formula="of:=IF([.E458]-[.B458]=0;0;1)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000" calcext:value-type="float">
            <text:p>1000</text:p>
          </table:table-cell>
          <table:table-cell office:value-type="float" office:value="5102000" calcext:value-type="float">
            <text:p>5102000</text:p>
          </table:table-cell>
          <table:table-cell office:value-type="float" office:value="456" calcext:value-type="float">
            <text:p>456</text:p>
          </table:table-cell>
          <table:table-cell office:value-type="float" office:value="1000" calcext:value-type="float">
            <text:p>1000</text:p>
          </table:table-cell>
          <table:table-cell office:value-type="float" office:value="5608000" calcext:value-type="float">
            <text:p>5608000</text:p>
          </table:table-cell>
          <table:table-cell table:formula="of:=IF([.L458]-[.I458]=0;0;1)" office:value-type="float" office:value="0" calcext:value-type="float">
            <text:p>0</text:p>
          </table:table-cell>
          <table:table-cell table:formula="of:=IF([.L458]-[.B4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4548000" calcext:value-type="float">
            <text:p>24548000</text:p>
          </table:table-cell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5264000" calcext:value-type="float">
            <text:p>25264000</text:p>
          </table:table-cell>
          <table:table-cell table:formula="of:=IF([.E459]-[.B459]=0;0;1)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5036000" calcext:value-type="float">
            <text:p>25036000</text:p>
          </table:table-cell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8936999" calcext:value-type="float">
            <text:p>28936999</text:p>
          </table:table-cell>
          <table:table-cell table:formula="of:=IF([.L459]-[.I459]=0;0;1)" office:value-type="float" office:value="0" calcext:value-type="float">
            <text:p>0</text:p>
          </table:table-cell>
          <table:table-cell table:formula="of:=IF([.L459]-[.B4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00" calcext:value-type="float">
            <text:p>1000</text:p>
          </table:table-cell>
          <table:table-cell office:value-type="float" office:value="10119999" calcext:value-type="float">
            <text:p>10119999</text:p>
          </table:table-cell>
          <table:table-cell office:value-type="float" office:value="458" calcext:value-type="float">
            <text:p>458</text:p>
          </table:table-cell>
          <table:table-cell office:value-type="float" office:value="1000" calcext:value-type="float">
            <text:p>1000</text:p>
          </table:table-cell>
          <table:table-cell office:value-type="float" office:value="9930999" calcext:value-type="float">
            <text:p>9930999</text:p>
          </table:table-cell>
          <table:table-cell table:formula="of:=IF([.E460]-[.B460]=0;0;1)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000" calcext:value-type="float">
            <text:p>1000</text:p>
          </table:table-cell>
          <table:table-cell office:value-type="float" office:value="9726000" calcext:value-type="float">
            <text:p>9726000</text:p>
          </table:table-cell>
          <table:table-cell office:value-type="float" office:value="458" calcext:value-type="float">
            <text:p>458</text:p>
          </table:table-cell>
          <table:table-cell office:value-type="float" office:value="1000" calcext:value-type="float">
            <text:p>1000</text:p>
          </table:table-cell>
          <table:table-cell office:value-type="float" office:value="12610999" calcext:value-type="float">
            <text:p>12610999</text:p>
          </table:table-cell>
          <table:table-cell table:formula="of:=IF([.L460]-[.I460]=0;0;1)" office:value-type="float" office:value="0" calcext:value-type="float">
            <text:p>0</text:p>
          </table:table-cell>
          <table:table-cell table:formula="of:=IF([.L460]-[.B4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00" calcext:value-type="float">
            <text:p>1000</text:p>
          </table:table-cell>
          <table:table-cell office:value-type="float" office:value="9573000" calcext:value-type="float">
            <text:p>9573000</text:p>
          </table:table-cell>
          <table:table-cell office:value-type="float" office:value="459" calcext:value-type="float">
            <text:p>459</text:p>
          </table:table-cell>
          <table:table-cell office:value-type="float" office:value="1000" calcext:value-type="float">
            <text:p>1000</text:p>
          </table:table-cell>
          <table:table-cell office:value-type="float" office:value="9928000" calcext:value-type="float">
            <text:p>9928000</text:p>
          </table:table-cell>
          <table:table-cell table:formula="of:=IF([.E461]-[.B461]=0;0;1)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000" calcext:value-type="float">
            <text:p>1000</text:p>
          </table:table-cell>
          <table:table-cell office:value-type="float" office:value="9916000" calcext:value-type="float">
            <text:p>9916000</text:p>
          </table:table-cell>
          <table:table-cell office:value-type="float" office:value="459" calcext:value-type="float">
            <text:p>459</text:p>
          </table:table-cell>
          <table:table-cell office:value-type="float" office:value="1000" calcext:value-type="float">
            <text:p>1000</text:p>
          </table:table-cell>
          <table:table-cell office:value-type="float" office:value="12232000" calcext:value-type="float">
            <text:p>12232000</text:p>
          </table:table-cell>
          <table:table-cell table:formula="of:=IF([.L461]-[.I461]=0;0;1)" office:value-type="float" office:value="0" calcext:value-type="float">
            <text:p>0</text:p>
          </table:table-cell>
          <table:table-cell table:formula="of:=IF([.L461]-[.B4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14671000" calcext:value-type="float">
            <text:p>14671000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15035000" calcext:value-type="float">
            <text:p>15035000</text:p>
          </table:table-cell>
          <table:table-cell table:formula="of:=IF([.E462]-[.B462]=0;0;1)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15517000" calcext:value-type="float">
            <text:p>15517000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17096000" calcext:value-type="float">
            <text:p>17096000</text:p>
          </table:table-cell>
          <table:table-cell table:formula="of:=IF([.L462]-[.I462]=0;0;1)" office:value-type="float" office:value="0" calcext:value-type="float">
            <text:p>0</text:p>
          </table:table-cell>
          <table:table-cell table:formula="of:=IF([.L462]-[.B4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00" calcext:value-type="float">
            <text:p>1000</text:p>
          </table:table-cell>
          <table:table-cell office:value-type="float" office:value="1385999" calcext:value-type="float">
            <text:p>1385999</text:p>
          </table:table-cell>
          <table:table-cell office:value-type="float" office:value="461" calcext:value-type="float">
            <text:p>461</text:p>
          </table:table-cell>
          <table:table-cell office:value-type="float" office:value="1000" calcext:value-type="float">
            <text:p>1000</text:p>
          </table:table-cell>
          <table:table-cell office:value-type="float" office:value="1432000" calcext:value-type="float">
            <text:p>1432000</text:p>
          </table:table-cell>
          <table:table-cell table:formula="of:=IF([.E463]-[.B463]=0;0;1)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000" calcext:value-type="float">
            <text:p>1000</text:p>
          </table:table-cell>
          <table:table-cell office:value-type="float" office:value="1499000" calcext:value-type="float">
            <text:p>1499000</text:p>
          </table:table-cell>
          <table:table-cell office:value-type="float" office:value="461" calcext:value-type="float">
            <text:p>461</text:p>
          </table:table-cell>
          <table:table-cell office:value-type="float" office:value="1000" calcext:value-type="float">
            <text:p>1000</text:p>
          </table:table-cell>
          <table:table-cell office:value-type="float" office:value="1611000" calcext:value-type="float">
            <text:p>1611000</text:p>
          </table:table-cell>
          <table:table-cell table:formula="of:=IF([.L463]-[.I463]=0;0;1)" office:value-type="float" office:value="0" calcext:value-type="float">
            <text:p>0</text:p>
          </table:table-cell>
          <table:table-cell table:formula="of:=IF([.L463]-[.B4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2241000" calcext:value-type="float">
            <text:p>2241000</text:p>
          </table:table-cell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2232000" calcext:value-type="float">
            <text:p>2232000</text:p>
          </table:table-cell>
          <table:table-cell table:formula="of:=IF([.E464]-[.B464]=0;0;1)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2340999" calcext:value-type="float">
            <text:p>2340999</text:p>
          </table:table-cell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2865000" calcext:value-type="float">
            <text:p>2865000</text:p>
          </table:table-cell>
          <table:table-cell table:formula="of:=IF([.L464]-[.I464]=0;0;1)" office:value-type="float" office:value="0" calcext:value-type="float">
            <text:p>0</text:p>
          </table:table-cell>
          <table:table-cell table:formula="of:=IF([.L464]-[.B4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0471999" calcext:value-type="float">
            <text:p>10471999</text:p>
          </table:table-cell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0957000" calcext:value-type="float">
            <text:p>10957000</text:p>
          </table:table-cell>
          <table:table-cell table:formula="of:=IF([.E465]-[.B465]=0;0;1)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0615000" calcext:value-type="float">
            <text:p>10615000</text:p>
          </table:table-cell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1356000" calcext:value-type="float">
            <text:p>11356000</text:p>
          </table:table-cell>
          <table:table-cell table:formula="of:=IF([.L465]-[.I465]=0;0;1)" office:value-type="float" office:value="0" calcext:value-type="float">
            <text:p>0</text:p>
          </table:table-cell>
          <table:table-cell table:formula="of:=IF([.L465]-[.B4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190960999" calcext:value-type="float">
            <text:p>2190960999</text:p>
          </table:table-cell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263629000" calcext:value-type="float">
            <text:p>2263629000</text:p>
          </table:table-cell>
          <table:table-cell table:formula="of:=IF([.E466]-[.B466]=0;0;1)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292651000" calcext:value-type="float">
            <text:p>2292651000</text:p>
          </table:table-cell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245961000" calcext:value-type="float">
            <text:p>2245961000</text:p>
          </table:table-cell>
          <table:table-cell table:formula="of:=IF([.L466]-[.I466]=0;0;1)" office:value-type="float" office:value="0" calcext:value-type="float">
            <text:p>0</text:p>
          </table:table-cell>
          <table:table-cell table:formula="of:=IF([.L466]-[.B4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0" calcext:value-type="float">
            <text:p>1000</text:p>
          </table:table-cell>
          <table:table-cell office:value-type="float" office:value="19493000" calcext:value-type="float">
            <text:p>19493000</text:p>
          </table:table-cell>
          <table:table-cell office:value-type="float" office:value="465" calcext:value-type="float">
            <text:p>465</text:p>
          </table:table-cell>
          <table:table-cell office:value-type="float" office:value="1000" calcext:value-type="float">
            <text:p>1000</text:p>
          </table:table-cell>
          <table:table-cell office:value-type="float" office:value="19854999" calcext:value-type="float">
            <text:p>19854999</text:p>
          </table:table-cell>
          <table:table-cell table:formula="of:=IF([.E467]-[.B467]=0;0;1)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1000" calcext:value-type="float">
            <text:p>1000</text:p>
          </table:table-cell>
          <table:table-cell office:value-type="float" office:value="20080000" calcext:value-type="float">
            <text:p>20080000</text:p>
          </table:table-cell>
          <table:table-cell office:value-type="float" office:value="465" calcext:value-type="float">
            <text:p>465</text:p>
          </table:table-cell>
          <table:table-cell office:value-type="float" office:value="1000" calcext:value-type="float">
            <text:p>1000</text:p>
          </table:table-cell>
          <table:table-cell office:value-type="float" office:value="23726000" calcext:value-type="float">
            <text:p>23726000</text:p>
          </table:table-cell>
          <table:table-cell table:formula="of:=IF([.L467]-[.I467]=0;0;1)" office:value-type="float" office:value="0" calcext:value-type="float">
            <text:p>0</text:p>
          </table:table-cell>
          <table:table-cell table:formula="of:=IF([.L467]-[.B4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00" calcext:value-type="float">
            <text:p>1000</text:p>
          </table:table-cell>
          <table:table-cell office:value-type="float" office:value="8083999" calcext:value-type="float">
            <text:p>8083999</text:p>
          </table:table-cell>
          <table:table-cell office:value-type="float" office:value="466" calcext:value-type="float">
            <text:p>466</text:p>
          </table:table-cell>
          <table:table-cell office:value-type="float" office:value="1000" calcext:value-type="float">
            <text:p>1000</text:p>
          </table:table-cell>
          <table:table-cell office:value-type="float" office:value="8383000" calcext:value-type="float">
            <text:p>8383000</text:p>
          </table:table-cell>
          <table:table-cell table:formula="of:=IF([.E468]-[.B468]=0;0;1)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000" calcext:value-type="float">
            <text:p>1000</text:p>
          </table:table-cell>
          <table:table-cell office:value-type="float" office:value="9139999" calcext:value-type="float">
            <text:p>9139999</text:p>
          </table:table-cell>
          <table:table-cell office:value-type="float" office:value="466" calcext:value-type="float">
            <text:p>466</text:p>
          </table:table-cell>
          <table:table-cell office:value-type="float" office:value="1000" calcext:value-type="float">
            <text:p>1000</text:p>
          </table:table-cell>
          <table:table-cell office:value-type="float" office:value="8731000" calcext:value-type="float">
            <text:p>8731000</text:p>
          </table:table-cell>
          <table:table-cell table:formula="of:=IF([.L468]-[.I468]=0;0;1)" office:value-type="float" office:value="0" calcext:value-type="float">
            <text:p>0</text:p>
          </table:table-cell>
          <table:table-cell table:formula="of:=IF([.L468]-[.B4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11004000" calcext:value-type="float">
            <text:p>11004000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11155000" calcext:value-type="float">
            <text:p>11155000</text:p>
          </table:table-cell>
          <table:table-cell table:formula="of:=IF([.E469]-[.B469]=0;0;1)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11307000" calcext:value-type="float">
            <text:p>11307000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12251000" calcext:value-type="float">
            <text:p>12251000</text:p>
          </table:table-cell>
          <table:table-cell table:formula="of:=IF([.L469]-[.I469]=0;0;1)" office:value-type="float" office:value="0" calcext:value-type="float">
            <text:p>0</text:p>
          </table:table-cell>
          <table:table-cell table:formula="of:=IF([.L469]-[.B4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00" calcext:value-type="float">
            <text:p>1000</text:p>
          </table:table-cell>
          <table:table-cell office:value-type="float" office:value="11309999" calcext:value-type="float">
            <text:p>11309999</text:p>
          </table:table-cell>
          <table:table-cell office:value-type="float" office:value="468" calcext:value-type="float">
            <text:p>468</text:p>
          </table:table-cell>
          <table:table-cell office:value-type="float" office:value="1000" calcext:value-type="float">
            <text:p>1000</text:p>
          </table:table-cell>
          <table:table-cell office:value-type="float" office:value="9946000" calcext:value-type="float">
            <text:p>9946000</text:p>
          </table:table-cell>
          <table:table-cell table:formula="of:=IF([.E470]-[.B470]=0;0;1)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1000" calcext:value-type="float">
            <text:p>1000</text:p>
          </table:table-cell>
          <table:table-cell office:value-type="float" office:value="11744000" calcext:value-type="float">
            <text:p>11744000</text:p>
          </table:table-cell>
          <table:table-cell office:value-type="float" office:value="468" calcext:value-type="float">
            <text:p>468</text:p>
          </table:table-cell>
          <table:table-cell office:value-type="float" office:value="1000" calcext:value-type="float">
            <text:p>1000</text:p>
          </table:table-cell>
          <table:table-cell office:value-type="float" office:value="11372000" calcext:value-type="float">
            <text:p>11372000</text:p>
          </table:table-cell>
          <table:table-cell table:formula="of:=IF([.L470]-[.I470]=0;0;1)" office:value-type="float" office:value="0" calcext:value-type="float">
            <text:p>0</text:p>
          </table:table-cell>
          <table:table-cell table:formula="of:=IF([.L470]-[.B4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12284999" calcext:value-type="float">
            <text:p>12284999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12551000" calcext:value-type="float">
            <text:p>12551000</text:p>
          </table:table-cell>
          <table:table-cell table:formula="of:=IF([.E471]-[.B471]=0;0;1)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12615000" calcext:value-type="float">
            <text:p>12615000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14608999" calcext:value-type="float">
            <text:p>14608999</text:p>
          </table:table-cell>
          <table:table-cell table:formula="of:=IF([.L471]-[.I471]=0;0;1)" office:value-type="float" office:value="0" calcext:value-type="float">
            <text:p>0</text:p>
          </table:table-cell>
          <table:table-cell table:formula="of:=IF([.L471]-[.B4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 office:value-type="float" office:value="15910000" calcext:value-type="float">
            <text:p>15910000</text:p>
          </table:table-cell>
          <table:table-cell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 office:value-type="float" office:value="16006000" calcext:value-type="float">
            <text:p>16006000</text:p>
          </table:table-cell>
          <table:table-cell table:formula="of:=IF([.E472]-[.B472]=0;0;1)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 office:value-type="float" office:value="16017000" calcext:value-type="float">
            <text:p>16017000</text:p>
          </table:table-cell>
          <table:table-cell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 office:value-type="float" office:value="18167000" calcext:value-type="float">
            <text:p>18167000</text:p>
          </table:table-cell>
          <table:table-cell table:formula="of:=IF([.L472]-[.I472]=0;0;1)" office:value-type="float" office:value="0" calcext:value-type="float">
            <text:p>0</text:p>
          </table:table-cell>
          <table:table-cell table:formula="of:=IF([.L472]-[.B4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8509000" calcext:value-type="float">
            <text:p>8509000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8548000" calcext:value-type="float">
            <text:p>8548000</text:p>
          </table:table-cell>
          <table:table-cell table:formula="of:=IF([.E473]-[.B473]=0;0;1)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8650999" calcext:value-type="float">
            <text:p>8650999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9601000" calcext:value-type="float">
            <text:p>9601000</text:p>
          </table:table-cell>
          <table:table-cell table:formula="of:=IF([.L473]-[.I473]=0;0;1)" office:value-type="float" office:value="0" calcext:value-type="float">
            <text:p>0</text:p>
          </table:table-cell>
          <table:table-cell table:formula="of:=IF([.L473]-[.B4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0" calcext:value-type="float">
            <text:p>1000</text:p>
          </table:table-cell>
          <table:table-cell office:value-type="float" office:value="22224000" calcext:value-type="float">
            <text:p>22224000</text:p>
          </table:table-cell>
          <table:table-cell office:value-type="float" office:value="472" calcext:value-type="float">
            <text:p>472</text:p>
          </table:table-cell>
          <table:table-cell office:value-type="float" office:value="1000" calcext:value-type="float">
            <text:p>1000</text:p>
          </table:table-cell>
          <table:table-cell office:value-type="float" office:value="22299000" calcext:value-type="float">
            <text:p>22299000</text:p>
          </table:table-cell>
          <table:table-cell table:formula="of:=IF([.E474]-[.B474]=0;0;1)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000" calcext:value-type="float">
            <text:p>1000</text:p>
          </table:table-cell>
          <table:table-cell office:value-type="float" office:value="22483000" calcext:value-type="float">
            <text:p>22483000</text:p>
          </table:table-cell>
          <table:table-cell office:value-type="float" office:value="472" calcext:value-type="float">
            <text:p>472</text:p>
          </table:table-cell>
          <table:table-cell office:value-type="float" office:value="1000" calcext:value-type="float">
            <text:p>1000</text:p>
          </table:table-cell>
          <table:table-cell office:value-type="float" office:value="24332000" calcext:value-type="float">
            <text:p>24332000</text:p>
          </table:table-cell>
          <table:table-cell table:formula="of:=IF([.L474]-[.I474]=0;0;1)" office:value-type="float" office:value="0" calcext:value-type="float">
            <text:p>0</text:p>
          </table:table-cell>
          <table:table-cell table:formula="of:=IF([.L474]-[.B4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04000" calcext:value-type="float">
            <text:p>204000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15000" calcext:value-type="float">
            <text:p>215000</text:p>
          </table:table-cell>
          <table:table-cell table:formula="of:=IF([.E475]-[.B475]=0;0;1)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50999" calcext:value-type="float">
            <text:p>250999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310999" calcext:value-type="float">
            <text:p>310999</text:p>
          </table:table-cell>
          <table:table-cell table:formula="of:=IF([.L475]-[.I475]=0;0;1)" office:value-type="float" office:value="0" calcext:value-type="float">
            <text:p>0</text:p>
          </table:table-cell>
          <table:table-cell table:formula="of:=IF([.L475]-[.B4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39259000" calcext:value-type="float">
            <text:p>139259000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44427000" calcext:value-type="float">
            <text:p>144427000</text:p>
          </table:table-cell>
          <table:table-cell table:formula="of:=IF([.E476]-[.B476]=0;0;1)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45984000" calcext:value-type="float">
            <text:p>145984000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44548999" calcext:value-type="float">
            <text:p>144548999</text:p>
          </table:table-cell>
          <table:table-cell table:formula="of:=IF([.L476]-[.I476]=0;0;1)" office:value-type="float" office:value="0" calcext:value-type="float">
            <text:p>0</text:p>
          </table:table-cell>
          <table:table-cell table:formula="of:=IF([.L476]-[.B4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0" calcext:value-type="float">
            <text:p>1000</text:p>
          </table:table-cell>
          <table:table-cell office:value-type="float" office:value="14593000" calcext:value-type="float">
            <text:p>14593000</text:p>
          </table:table-cell>
          <table:table-cell office:value-type="float" office:value="475" calcext:value-type="float">
            <text:p>475</text:p>
          </table:table-cell>
          <table:table-cell office:value-type="float" office:value="1000" calcext:value-type="float">
            <text:p>1000</text:p>
          </table:table-cell>
          <table:table-cell office:value-type="float" office:value="13909000" calcext:value-type="float">
            <text:p>13909000</text:p>
          </table:table-cell>
          <table:table-cell table:formula="of:=IF([.E477]-[.B477]=0;0;1)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1000" calcext:value-type="float">
            <text:p>1000</text:p>
          </table:table-cell>
          <table:table-cell office:value-type="float" office:value="15149000" calcext:value-type="float">
            <text:p>15149000</text:p>
          </table:table-cell>
          <table:table-cell office:value-type="float" office:value="475" calcext:value-type="float">
            <text:p>475</text:p>
          </table:table-cell>
          <table:table-cell office:value-type="float" office:value="1000" calcext:value-type="float">
            <text:p>1000</text:p>
          </table:table-cell>
          <table:table-cell office:value-type="float" office:value="15868999" calcext:value-type="float">
            <text:p>15868999</text:p>
          </table:table-cell>
          <table:table-cell table:formula="of:=IF([.L477]-[.I477]=0;0;1)" office:value-type="float" office:value="0" calcext:value-type="float">
            <text:p>0</text:p>
          </table:table-cell>
          <table:table-cell table:formula="of:=IF([.L477]-[.B4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34268000" calcext:value-type="float">
            <text:p>134268000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38996999" calcext:value-type="float">
            <text:p>138996999</text:p>
          </table:table-cell>
          <table:table-cell table:formula="of:=IF([.E478]-[.B478]=0;0;1)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40803999" calcext:value-type="float">
            <text:p>140803999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38668000" calcext:value-type="float">
            <text:p>138668000</text:p>
          </table:table-cell>
          <table:table-cell table:formula="of:=IF([.L478]-[.I478]=0;0;1)" office:value-type="float" office:value="0" calcext:value-type="float">
            <text:p>0</text:p>
          </table:table-cell>
          <table:table-cell table:formula="of:=IF([.L478]-[.B4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3968000" calcext:value-type="float">
            <text:p>1396800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4612000" calcext:value-type="float">
            <text:p>14612000</text:p>
          </table:table-cell>
          <table:table-cell table:formula="of:=IF([.E479]-[.B479]=0;0;1)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4587999" calcext:value-type="float">
            <text:p>14587999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4454000" calcext:value-type="float">
            <text:p>14454000</text:p>
          </table:table-cell>
          <table:table-cell table:formula="of:=IF([.L479]-[.I479]=0;0;1)" office:value-type="float" office:value="0" calcext:value-type="float">
            <text:p>0</text:p>
          </table:table-cell>
          <table:table-cell table:formula="of:=IF([.L479]-[.B4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455000" calcext:value-type="float">
            <text:p>2245500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049999" calcext:value-type="float">
            <text:p>23049999</text:p>
          </table:table-cell>
          <table:table-cell table:formula="of:=IF([.E480]-[.B480]=0;0;1)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205000" calcext:value-type="float">
            <text:p>2320500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965000" calcext:value-type="float">
            <text:p>22965000</text:p>
          </table:table-cell>
          <table:table-cell table:formula="of:=IF([.L480]-[.I480]=0;0;1)" office:value-type="float" office:value="0" calcext:value-type="float">
            <text:p>0</text:p>
          </table:table-cell>
          <table:table-cell table:formula="of:=IF([.L480]-[.B4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6543999" calcext:value-type="float">
            <text:p>6543999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6870999" calcext:value-type="float">
            <text:p>6870999</text:p>
          </table:table-cell>
          <table:table-cell table:formula="of:=IF([.E481]-[.B481]=0;0;1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6894000" calcext:value-type="float">
            <text:p>6894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6879000" calcext:value-type="float">
            <text:p>6879000</text:p>
          </table:table-cell>
          <table:table-cell table:formula="of:=IF([.L481]-[.I481]=0;0;1)" office:value-type="float" office:value="0" calcext:value-type="float">
            <text:p>0</text:p>
          </table:table-cell>
          <table:table-cell table:formula="of:=IF([.L481]-[.B4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6559000" calcext:value-type="float">
            <text:p>65590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6968999" calcext:value-type="float">
            <text:p>6968999</text:p>
          </table:table-cell>
          <table:table-cell table:formula="of:=IF([.E482]-[.B482]=0;0;1)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6981999" calcext:value-type="float">
            <text:p>6981999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6965000" calcext:value-type="float">
            <text:p>6965000</text:p>
          </table:table-cell>
          <table:table-cell table:formula="of:=IF([.L482]-[.I482]=0;0;1)" office:value-type="float" office:value="0" calcext:value-type="float">
            <text:p>0</text:p>
          </table:table-cell>
          <table:table-cell table:formula="of:=IF([.L482]-[.B4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454000" calcext:value-type="float">
            <text:p>545400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762000" calcext:value-type="float">
            <text:p>5762000</text:p>
          </table:table-cell>
          <table:table-cell table:formula="of:=IF([.E483]-[.B483]=0;0;1)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836000" calcext:value-type="float">
            <text:p>583600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758000" calcext:value-type="float">
            <text:p>5758000</text:p>
          </table:table-cell>
          <table:table-cell table:formula="of:=IF([.L483]-[.I483]=0;0;1)" office:value-type="float" office:value="0" calcext:value-type="float">
            <text:p>0</text:p>
          </table:table-cell>
          <table:table-cell table:formula="of:=IF([.L483]-[.B4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0" calcext:value-type="float">
            <text:p>1000</text:p>
          </table:table-cell>
          <table:table-cell office:value-type="float" office:value="14341000" calcext:value-type="float">
            <text:p>14341000</text:p>
          </table:table-cell>
          <table:table-cell office:value-type="float" office:value="482" calcext:value-type="float">
            <text:p>482</text:p>
          </table:table-cell>
          <table:table-cell office:value-type="float" office:value="1000" calcext:value-type="float">
            <text:p>1000</text:p>
          </table:table-cell>
          <table:table-cell office:value-type="float" office:value="14622999" calcext:value-type="float">
            <text:p>14622999</text:p>
          </table:table-cell>
          <table:table-cell table:formula="of:=IF([.E484]-[.B484]=0;0;1)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1000" calcext:value-type="float">
            <text:p>1000</text:p>
          </table:table-cell>
          <table:table-cell office:value-type="float" office:value="14813000" calcext:value-type="float">
            <text:p>14813000</text:p>
          </table:table-cell>
          <table:table-cell office:value-type="float" office:value="482" calcext:value-type="float">
            <text:p>482</text:p>
          </table:table-cell>
          <table:table-cell office:value-type="float" office:value="1000" calcext:value-type="float">
            <text:p>1000</text:p>
          </table:table-cell>
          <table:table-cell office:value-type="float" office:value="16142999" calcext:value-type="float">
            <text:p>16142999</text:p>
          </table:table-cell>
          <table:table-cell table:formula="of:=IF([.L484]-[.I484]=0;0;1)" office:value-type="float" office:value="0" calcext:value-type="float">
            <text:p>0</text:p>
          </table:table-cell>
          <table:table-cell table:formula="of:=IF([.L484]-[.B4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7378000" calcext:value-type="float">
            <text:p>7378000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7574999" calcext:value-type="float">
            <text:p>7574999</text:p>
          </table:table-cell>
          <table:table-cell table:formula="of:=IF([.E485]-[.B485]=0;0;1)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9455000" calcext:value-type="float">
            <text:p>9455000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9334000" calcext:value-type="float">
            <text:p>9334000</text:p>
          </table:table-cell>
          <table:table-cell table:formula="of:=IF([.L485]-[.I485]=0;0;1)" office:value-type="float" office:value="0" calcext:value-type="float">
            <text:p>0</text:p>
          </table:table-cell>
          <table:table-cell table:formula="of:=IF([.L485]-[.B4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00" calcext:value-type="float">
            <text:p>1000</text:p>
          </table:table-cell>
          <table:table-cell office:value-type="float" office:value="8154000" calcext:value-type="float">
            <text:p>8154000</text:p>
          </table:table-cell>
          <table:table-cell office:value-type="float" office:value="484" calcext:value-type="float">
            <text:p>484</text:p>
          </table:table-cell>
          <table:table-cell office:value-type="float" office:value="1000" calcext:value-type="float">
            <text:p>1000</text:p>
          </table:table-cell>
          <table:table-cell office:value-type="float" office:value="8395000" calcext:value-type="float">
            <text:p>8395000</text:p>
          </table:table-cell>
          <table:table-cell table:formula="of:=IF([.E486]-[.B486]=0;0;1)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1000" calcext:value-type="float">
            <text:p>1000</text:p>
          </table:table-cell>
          <table:table-cell office:value-type="float" office:value="8532000" calcext:value-type="float">
            <text:p>8532000</text:p>
          </table:table-cell>
          <table:table-cell office:value-type="float" office:value="484" calcext:value-type="float">
            <text:p>484</text:p>
          </table:table-cell>
          <table:table-cell office:value-type="float" office:value="1000" calcext:value-type="float">
            <text:p>1000</text:p>
          </table:table-cell>
          <table:table-cell office:value-type="float" office:value="11399999" calcext:value-type="float">
            <text:p>11399999</text:p>
          </table:table-cell>
          <table:table-cell table:formula="of:=IF([.L486]-[.I486]=0;0;1)" office:value-type="float" office:value="0" calcext:value-type="float">
            <text:p>0</text:p>
          </table:table-cell>
          <table:table-cell table:formula="of:=IF([.L486]-[.B4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16684000" calcext:value-type="float">
            <text:p>16684000</text:p>
          </table:table-cell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16891000" calcext:value-type="float">
            <text:p>16891000</text:p>
          </table:table-cell>
          <table:table-cell table:formula="of:=IF([.E487]-[.B487]=0;0;1)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17079000" calcext:value-type="float">
            <text:p>17079000</text:p>
          </table:table-cell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19320000" calcext:value-type="float">
            <text:p>19320000</text:p>
          </table:table-cell>
          <table:table-cell table:formula="of:=IF([.L487]-[.I487]=0;0;1)" office:value-type="float" office:value="0" calcext:value-type="float">
            <text:p>0</text:p>
          </table:table-cell>
          <table:table-cell table:formula="of:=IF([.L487]-[.B4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00" calcext:value-type="float">
            <text:p>1000</text:p>
          </table:table-cell>
          <table:table-cell office:value-type="float" office:value="10692000" calcext:value-type="float">
            <text:p>10692000</text:p>
          </table:table-cell>
          <table:table-cell office:value-type="float" office:value="486" calcext:value-type="float">
            <text:p>486</text:p>
          </table:table-cell>
          <table:table-cell office:value-type="float" office:value="1000" calcext:value-type="float">
            <text:p>1000</text:p>
          </table:table-cell>
          <table:table-cell office:value-type="float" office:value="10799999" calcext:value-type="float">
            <text:p>10799999</text:p>
          </table:table-cell>
          <table:table-cell table:formula="of:=IF([.E488]-[.B488]=0;0;1)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000" calcext:value-type="float">
            <text:p>1000</text:p>
          </table:table-cell>
          <table:table-cell office:value-type="float" office:value="11110000" calcext:value-type="float">
            <text:p>11110000</text:p>
          </table:table-cell>
          <table:table-cell office:value-type="float" office:value="486" calcext:value-type="float">
            <text:p>486</text:p>
          </table:table-cell>
          <table:table-cell office:value-type="float" office:value="1000" calcext:value-type="float">
            <text:p>1000</text:p>
          </table:table-cell>
          <table:table-cell office:value-type="float" office:value="12449000" calcext:value-type="float">
            <text:p>12449000</text:p>
          </table:table-cell>
          <table:table-cell table:formula="of:=IF([.L488]-[.I488]=0;0;1)" office:value-type="float" office:value="0" calcext:value-type="float">
            <text:p>0</text:p>
          </table:table-cell>
          <table:table-cell table:formula="of:=IF([.L488]-[.B4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00" calcext:value-type="float">
            <text:p>1000</text:p>
          </table:table-cell>
          <table:table-cell office:value-type="float" office:value="29191000" calcext:value-type="float">
            <text:p>29191000</text:p>
          </table:table-cell>
          <table:table-cell office:value-type="float" office:value="487" calcext:value-type="float">
            <text:p>487</text:p>
          </table:table-cell>
          <table:table-cell office:value-type="float" office:value="1000" calcext:value-type="float">
            <text:p>1000</text:p>
          </table:table-cell>
          <table:table-cell office:value-type="float" office:value="29556000" calcext:value-type="float">
            <text:p>29556000</text:p>
          </table:table-cell>
          <table:table-cell table:formula="of:=IF([.E489]-[.B489]=0;0;1)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1000" calcext:value-type="float">
            <text:p>1000</text:p>
          </table:table-cell>
          <table:table-cell office:value-type="float" office:value="30261999" calcext:value-type="float">
            <text:p>30261999</text:p>
          </table:table-cell>
          <table:table-cell office:value-type="float" office:value="487" calcext:value-type="float">
            <text:p>487</text:p>
          </table:table-cell>
          <table:table-cell office:value-type="float" office:value="1000" calcext:value-type="float">
            <text:p>1000</text:p>
          </table:table-cell>
          <table:table-cell office:value-type="float" office:value="32751999" calcext:value-type="float">
            <text:p>32751999</text:p>
          </table:table-cell>
          <table:table-cell table:formula="of:=IF([.L489]-[.I489]=0;0;1)" office:value-type="float" office:value="0" calcext:value-type="float">
            <text:p>0</text:p>
          </table:table-cell>
          <table:table-cell table:formula="of:=IF([.L489]-[.B4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00" calcext:value-type="float">
            <text:p>1000</text:p>
          </table:table-cell>
          <table:table-cell office:value-type="float" office:value="16207000" calcext:value-type="float">
            <text:p>16207000</text:p>
          </table:table-cell>
          <table:table-cell office:value-type="float" office:value="488" calcext:value-type="float">
            <text:p>488</text:p>
          </table:table-cell>
          <table:table-cell office:value-type="float" office:value="1000" calcext:value-type="float">
            <text:p>1000</text:p>
          </table:table-cell>
          <table:table-cell office:value-type="float" office:value="16655000" calcext:value-type="float">
            <text:p>16655000</text:p>
          </table:table-cell>
          <table:table-cell table:formula="of:=IF([.E490]-[.B490]=0;0;1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1000" calcext:value-type="float">
            <text:p>1000</text:p>
          </table:table-cell>
          <table:table-cell office:value-type="float" office:value="16440000" calcext:value-type="float">
            <text:p>16440000</text:p>
          </table:table-cell>
          <table:table-cell office:value-type="float" office:value="488" calcext:value-type="float">
            <text:p>488</text:p>
          </table:table-cell>
          <table:table-cell office:value-type="float" office:value="1000" calcext:value-type="float">
            <text:p>1000</text:p>
          </table:table-cell>
          <table:table-cell office:value-type="float" office:value="19121000" calcext:value-type="float">
            <text:p>19121000</text:p>
          </table:table-cell>
          <table:table-cell table:formula="of:=IF([.L490]-[.I490]=0;0;1)" office:value-type="float" office:value="0" calcext:value-type="float">
            <text:p>0</text:p>
          </table:table-cell>
          <table:table-cell table:formula="of:=IF([.L490]-[.B4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0" calcext:value-type="float">
            <text:p>1000</text:p>
          </table:table-cell>
          <table:table-cell office:value-type="float" office:value="8544000" calcext:value-type="float">
            <text:p>8544000</text:p>
          </table:table-cell>
          <table:table-cell office:value-type="float" office:value="489" calcext:value-type="float">
            <text:p>489</text:p>
          </table:table-cell>
          <table:table-cell office:value-type="float" office:value="1000" calcext:value-type="float">
            <text:p>1000</text:p>
          </table:table-cell>
          <table:table-cell office:value-type="float" office:value="8789000" calcext:value-type="float">
            <text:p>8789000</text:p>
          </table:table-cell>
          <table:table-cell table:formula="of:=IF([.E491]-[.B491]=0;0;1)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000" calcext:value-type="float">
            <text:p>1000</text:p>
          </table:table-cell>
          <table:table-cell office:value-type="float" office:value="10313000" calcext:value-type="float">
            <text:p>10313000</text:p>
          </table:table-cell>
          <table:table-cell office:value-type="float" office:value="489" calcext:value-type="float">
            <text:p>489</text:p>
          </table:table-cell>
          <table:table-cell office:value-type="float" office:value="1000" calcext:value-type="float">
            <text:p>1000</text:p>
          </table:table-cell>
          <table:table-cell office:value-type="float" office:value="10319000" calcext:value-type="float">
            <text:p>10319000</text:p>
          </table:table-cell>
          <table:table-cell table:formula="of:=IF([.L491]-[.I491]=0;0;1)" office:value-type="float" office:value="0" calcext:value-type="float">
            <text:p>0</text:p>
          </table:table-cell>
          <table:table-cell table:formula="of:=IF([.L491]-[.B4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0" calcext:value-type="float">
            <text:p>1000</text:p>
          </table:table-cell>
          <table:table-cell office:value-type="float" office:value="7892000" calcext:value-type="float">
            <text:p>7892000</text:p>
          </table:table-cell>
          <table:table-cell office:value-type="float" office:value="490" calcext:value-type="float">
            <text:p>490</text:p>
          </table:table-cell>
          <table:table-cell office:value-type="float" office:value="1000" calcext:value-type="float">
            <text:p>1000</text:p>
          </table:table-cell>
          <table:table-cell office:value-type="float" office:value="8113000" calcext:value-type="float">
            <text:p>8113000</text:p>
          </table:table-cell>
          <table:table-cell table:formula="of:=IF([.E492]-[.B492]=0;0;1)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000" calcext:value-type="float">
            <text:p>1000</text:p>
          </table:table-cell>
          <table:table-cell office:value-type="float" office:value="9602000" calcext:value-type="float">
            <text:p>9602000</text:p>
          </table:table-cell>
          <table:table-cell office:value-type="float" office:value="490" calcext:value-type="float">
            <text:p>490</text:p>
          </table:table-cell>
          <table:table-cell office:value-type="float" office:value="1000" calcext:value-type="float">
            <text:p>1000</text:p>
          </table:table-cell>
          <table:table-cell office:value-type="float" office:value="9407000" calcext:value-type="float">
            <text:p>9407000</text:p>
          </table:table-cell>
          <table:table-cell table:formula="of:=IF([.L492]-[.I492]=0;0;1)" office:value-type="float" office:value="0" calcext:value-type="float">
            <text:p>0</text:p>
          </table:table-cell>
          <table:table-cell table:formula="of:=IF([.L492]-[.B4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0" calcext:value-type="float">
            <text:p>1000</text:p>
          </table:table-cell>
          <table:table-cell office:value-type="float" office:value="10609000" calcext:value-type="float">
            <text:p>10609000</text:p>
          </table:table-cell>
          <table:table-cell office:value-type="float" office:value="491" calcext:value-type="float">
            <text:p>491</text:p>
          </table:table-cell>
          <table:table-cell office:value-type="float" office:value="1000" calcext:value-type="float">
            <text:p>1000</text:p>
          </table:table-cell>
          <table:table-cell office:value-type="float" office:value="10922000" calcext:value-type="float">
            <text:p>10922000</text:p>
          </table:table-cell>
          <table:table-cell table:formula="of:=IF([.E493]-[.B493]=0;0;1)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1000" calcext:value-type="float">
            <text:p>1000</text:p>
          </table:table-cell>
          <table:table-cell office:value-type="float" office:value="10834000" calcext:value-type="float">
            <text:p>10834000</text:p>
          </table:table-cell>
          <table:table-cell office:value-type="float" office:value="491" calcext:value-type="float">
            <text:p>491</text:p>
          </table:table-cell>
          <table:table-cell office:value-type="float" office:value="1000" calcext:value-type="float">
            <text:p>1000</text:p>
          </table:table-cell>
          <table:table-cell office:value-type="float" office:value="13536999" calcext:value-type="float">
            <text:p>13536999</text:p>
          </table:table-cell>
          <table:table-cell table:formula="of:=IF([.L493]-[.I493]=0;0;1)" office:value-type="float" office:value="0" calcext:value-type="float">
            <text:p>0</text:p>
          </table:table-cell>
          <table:table-cell table:formula="of:=IF([.L493]-[.B4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0" calcext:value-type="float">
            <text:p>1000</text:p>
          </table:table-cell>
          <table:table-cell office:value-type="float" office:value="7474000" calcext:value-type="float">
            <text:p>7474000</text:p>
          </table:table-cell>
          <table:table-cell office:value-type="float" office:value="492" calcext:value-type="float">
            <text:p>492</text:p>
          </table:table-cell>
          <table:table-cell office:value-type="float" office:value="1000" calcext:value-type="float">
            <text:p>1000</text:p>
          </table:table-cell>
          <table:table-cell office:value-type="float" office:value="7662000" calcext:value-type="float">
            <text:p>7662000</text:p>
          </table:table-cell>
          <table:table-cell table:formula="of:=IF([.E494]-[.B494]=0;0;1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1000" calcext:value-type="float">
            <text:p>1000</text:p>
          </table:table-cell>
          <table:table-cell office:value-type="float" office:value="7685000" calcext:value-type="float">
            <text:p>7685000</text:p>
          </table:table-cell>
          <table:table-cell office:value-type="float" office:value="492" calcext:value-type="float">
            <text:p>492</text:p>
          </table:table-cell>
          <table:table-cell office:value-type="float" office:value="1000" calcext:value-type="float">
            <text:p>1000</text:p>
          </table:table-cell>
          <table:table-cell office:value-type="float" office:value="9226000" calcext:value-type="float">
            <text:p>9226000</text:p>
          </table:table-cell>
          <table:table-cell table:formula="of:=IF([.L494]-[.I494]=0;0;1)" office:value-type="float" office:value="0" calcext:value-type="float">
            <text:p>0</text:p>
          </table:table-cell>
          <table:table-cell table:formula="of:=IF([.L494]-[.B4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office:value-type="float" office:value="13968999" calcext:value-type="float">
            <text:p>13968999</text:p>
          </table:table-cell>
          <table:table-cell office:value-type="float" office:value="493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office:value-type="float" office:value="14168000" calcext:value-type="float">
            <text:p>14168000</text:p>
          </table:table-cell>
          <table:table-cell table:formula="of:=IF([.E495]-[.B495]=0;0;1)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office:value-type="float" office:value="14412000" calcext:value-type="float">
            <text:p>14412000</text:p>
          </table:table-cell>
          <table:table-cell office:value-type="float" office:value="493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office:value-type="float" office:value="15923000" calcext:value-type="float">
            <text:p>15923000</text:p>
          </table:table-cell>
          <table:table-cell table:formula="of:=IF([.L495]-[.I495]=0;0;1)" office:value-type="float" office:value="0" calcext:value-type="float">
            <text:p>0</text:p>
          </table:table-cell>
          <table:table-cell table:formula="of:=IF([.L495]-[.B4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0" calcext:value-type="float">
            <text:p>1000</text:p>
          </table:table-cell>
          <table:table-cell office:value-type="float" office:value="11536000" calcext:value-type="float">
            <text:p>11536000</text:p>
          </table:table-cell>
          <table:table-cell office:value-type="float" office:value="494" calcext:value-type="float">
            <text:p>494</text:p>
          </table:table-cell>
          <table:table-cell office:value-type="float" office:value="1000" calcext:value-type="float">
            <text:p>1000</text:p>
          </table:table-cell>
          <table:table-cell office:value-type="float" office:value="11753999" calcext:value-type="float">
            <text:p>11753999</text:p>
          </table:table-cell>
          <table:table-cell table:formula="of:=IF([.E496]-[.B496]=0;0;1)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1000" calcext:value-type="float">
            <text:p>1000</text:p>
          </table:table-cell>
          <table:table-cell office:value-type="float" office:value="11798999" calcext:value-type="float">
            <text:p>11798999</text:p>
          </table:table-cell>
          <table:table-cell office:value-type="float" office:value="494" calcext:value-type="float">
            <text:p>494</text:p>
          </table:table-cell>
          <table:table-cell office:value-type="float" office:value="1000" calcext:value-type="float">
            <text:p>1000</text:p>
          </table:table-cell>
          <table:table-cell office:value-type="float" office:value="15548000" calcext:value-type="float">
            <text:p>15548000</text:p>
          </table:table-cell>
          <table:table-cell table:formula="of:=IF([.L496]-[.I496]=0;0;1)" office:value-type="float" office:value="0" calcext:value-type="float">
            <text:p>0</text:p>
          </table:table-cell>
          <table:table-cell table:formula="of:=IF([.L496]-[.B4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378000" calcext:value-type="float">
            <text:p>1378000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348000" calcext:value-type="float">
            <text:p>1348000</text:p>
          </table:table-cell>
          <table:table-cell table:formula="of:=IF([.E497]-[.B497]=0;0;1)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629000" calcext:value-type="float">
            <text:p>629000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637000" calcext:value-type="float">
            <text:p>637000</text:p>
          </table:table-cell>
          <table:table-cell table:formula="of:=IF([.L497]-[.I497]=0;0;1)" office:value-type="float" office:value="0" calcext:value-type="float">
            <text:p>0</text:p>
          </table:table-cell>
          <table:table-cell table:formula="of:=IF([.L497]-[.B4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00" calcext:value-type="float">
            <text:p>1000</text:p>
          </table:table-cell>
          <table:table-cell office:value-type="float" office:value="38477000" calcext:value-type="float">
            <text:p>38477000</text:p>
          </table:table-cell>
          <table:table-cell office:value-type="float" office:value="496" calcext:value-type="float">
            <text:p>496</text:p>
          </table:table-cell>
          <table:table-cell office:value-type="float" office:value="1000" calcext:value-type="float">
            <text:p>1000</text:p>
          </table:table-cell>
          <table:table-cell office:value-type="float" office:value="39177000" calcext:value-type="float">
            <text:p>39177000</text:p>
          </table:table-cell>
          <table:table-cell table:formula="of:=IF([.E498]-[.B498]=0;0;1)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1000" calcext:value-type="float">
            <text:p>1000</text:p>
          </table:table-cell>
          <table:table-cell office:value-type="float" office:value="39331000" calcext:value-type="float">
            <text:p>39331000</text:p>
          </table:table-cell>
          <table:table-cell office:value-type="float" office:value="496" calcext:value-type="float">
            <text:p>496</text:p>
          </table:table-cell>
          <table:table-cell office:value-type="float" office:value="1000" calcext:value-type="float">
            <text:p>1000</text:p>
          </table:table-cell>
          <table:table-cell office:value-type="float" office:value="45376000" calcext:value-type="float">
            <text:p>45376000</text:p>
          </table:table-cell>
          <table:table-cell table:formula="of:=IF([.L498]-[.I498]=0;0;1)" office:value-type="float" office:value="0" calcext:value-type="float">
            <text:p>0</text:p>
          </table:table-cell>
          <table:table-cell table:formula="of:=IF([.L498]-[.B4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00" calcext:value-type="float">
            <text:p>1000</text:p>
          </table:table-cell>
          <table:table-cell office:value-type="float" office:value="5092000" calcext:value-type="float">
            <text:p>5092000</text:p>
          </table:table-cell>
          <table:table-cell office:value-type="float" office:value="497" calcext:value-type="float">
            <text:p>497</text:p>
          </table:table-cell>
          <table:table-cell office:value-type="float" office:value="1000" calcext:value-type="float">
            <text:p>1000</text:p>
          </table:table-cell>
          <table:table-cell office:value-type="float" office:value="5072999" calcext:value-type="float">
            <text:p>5072999</text:p>
          </table:table-cell>
          <table:table-cell table:formula="of:=IF([.E499]-[.B499]=0;0;1)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000" calcext:value-type="float">
            <text:p>1000</text:p>
          </table:table-cell>
          <table:table-cell office:value-type="float" office:value="5313000" calcext:value-type="float">
            <text:p>5313000</text:p>
          </table:table-cell>
          <table:table-cell office:value-type="float" office:value="497" calcext:value-type="float">
            <text:p>497</text:p>
          </table:table-cell>
          <table:table-cell office:value-type="float" office:value="1000" calcext:value-type="float">
            <text:p>1000</text:p>
          </table:table-cell>
          <table:table-cell office:value-type="float" office:value="5595999" calcext:value-type="float">
            <text:p>5595999</text:p>
          </table:table-cell>
          <table:table-cell table:formula="of:=IF([.L499]-[.I499]=0;0;1)" office:value-type="float" office:value="0" calcext:value-type="float">
            <text:p>0</text:p>
          </table:table-cell>
          <table:table-cell table:formula="of:=IF([.L499]-[.B4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00" calcext:value-type="float">
            <text:p>1000</text:p>
          </table:table-cell>
          <table:table-cell office:value-type="float" office:value="16719999" calcext:value-type="float">
            <text:p>16719999</text:p>
          </table:table-cell>
          <table:table-cell office:value-type="float" office:value="498" calcext:value-type="float">
            <text:p>498</text:p>
          </table:table-cell>
          <table:table-cell office:value-type="float" office:value="1000" calcext:value-type="float">
            <text:p>1000</text:p>
          </table:table-cell>
          <table:table-cell office:value-type="float" office:value="17158000" calcext:value-type="float">
            <text:p>17158000</text:p>
          </table:table-cell>
          <table:table-cell table:formula="of:=IF([.E500]-[.B500]=0;0;1)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1000" calcext:value-type="float">
            <text:p>1000</text:p>
          </table:table-cell>
          <table:table-cell office:value-type="float" office:value="17194000" calcext:value-type="float">
            <text:p>17194000</text:p>
          </table:table-cell>
          <table:table-cell office:value-type="float" office:value="498" calcext:value-type="float">
            <text:p>498</text:p>
          </table:table-cell>
          <table:table-cell office:value-type="float" office:value="1000" calcext:value-type="float">
            <text:p>1000</text:p>
          </table:table-cell>
          <table:table-cell office:value-type="float" office:value="19205000" calcext:value-type="float">
            <text:p>19205000</text:p>
          </table:table-cell>
          <table:table-cell table:formula="of:=IF([.L500]-[.I500]=0;0;1)" office:value-type="float" office:value="0" calcext:value-type="float">
            <text:p>0</text:p>
          </table:table-cell>
          <table:table-cell table:formula="of:=IF([.L500]-[.B5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37312000" calcext:value-type="float">
            <text:p>37312000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38185000" calcext:value-type="float">
            <text:p>38185000</text:p>
          </table:table-cell>
          <table:table-cell table:formula="of:=IF([.E501]-[.B501]=0;0;1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38918000" calcext:value-type="float">
            <text:p>38918000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43982000" calcext:value-type="float">
            <text:p>43982000</text:p>
          </table:table-cell>
          <table:table-cell table:formula="of:=IF([.L501]-[.I501]=0;0;1)" office:value-type="float" office:value="0" calcext:value-type="float">
            <text:p>0</text:p>
          </table:table-cell>
          <table:table-cell table:formula="of:=IF([.L501]-[.B5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462000" calcext:value-type="float">
            <text:p>946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212000" calcext:value-type="float">
            <text:p>9212000</text:p>
          </table:table-cell>
          <table:table-cell table:formula="of:=IF([.E502]-[.B502]=0;0;1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075000" calcext:value-type="float">
            <text:p>9075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1711000" calcext:value-type="float">
            <text:p>11711000</text:p>
          </table:table-cell>
          <table:table-cell table:formula="of:=IF([.L502]-[.I502]=0;0;1)" office:value-type="float" office:value="0" calcext:value-type="float">
            <text:p>0</text:p>
          </table:table-cell>
          <table:table-cell table:formula="of:=IF([.L502]-[.B5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00" calcext:value-type="float">
            <text:p>1000</text:p>
          </table:table-cell>
          <table:table-cell office:value-type="float" office:value="14060000" calcext:value-type="float">
            <text:p>14060000</text:p>
          </table:table-cell>
          <table:table-cell office:value-type="float" office:value="501" calcext:value-type="float">
            <text:p>501</text:p>
          </table:table-cell>
          <table:table-cell office:value-type="float" office:value="1000" calcext:value-type="float">
            <text:p>1000</text:p>
          </table:table-cell>
          <table:table-cell office:value-type="float" office:value="11701000" calcext:value-type="float">
            <text:p>11701000</text:p>
          </table:table-cell>
          <table:table-cell table:formula="of:=IF([.E503]-[.B503]=0;0;1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000" calcext:value-type="float">
            <text:p>1000</text:p>
          </table:table-cell>
          <table:table-cell office:value-type="float" office:value="14549999" calcext:value-type="float">
            <text:p>14549999</text:p>
          </table:table-cell>
          <table:table-cell office:value-type="float" office:value="501" calcext:value-type="float">
            <text:p>501</text:p>
          </table:table-cell>
          <table:table-cell office:value-type="float" office:value="1000" calcext:value-type="float">
            <text:p>1000</text:p>
          </table:table-cell>
          <table:table-cell office:value-type="float" office:value="12090000" calcext:value-type="float">
            <text:p>12090000</text:p>
          </table:table-cell>
          <table:table-cell table:formula="of:=IF([.L503]-[.I503]=0;0;1)" office:value-type="float" office:value="0" calcext:value-type="float">
            <text:p>0</text:p>
          </table:table-cell>
          <table:table-cell table:formula="of:=IF([.L503]-[.B5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13307000" calcext:value-type="float">
            <text:p>13307000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13427999" calcext:value-type="float">
            <text:p>13427999</text:p>
          </table:table-cell>
          <table:table-cell table:formula="of:=IF([.E504]-[.B504]=0;0;1)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17251000" calcext:value-type="float">
            <text:p>17251000</text:p>
          </table:table-cell>
          <table:table-cell table:formula="of:=IF([.L504]-[.I504]=0;0;1)" office:value-type="float" office:value="0" calcext:value-type="float">
            <text:p>0</text:p>
          </table:table-cell>
          <table:table-cell table:formula="of:=IF([.L504]-[.B5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8870000" calcext:value-type="float">
            <text:p>8870000</text:p>
          </table:table-cell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9047000" calcext:value-type="float">
            <text:p>9047000</text:p>
          </table:table-cell>
          <table:table-cell table:formula="of:=IF([.E505]-[.B505]=0;0;1)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9005000" calcext:value-type="float">
            <text:p>9005000</text:p>
          </table:table-cell>
          <table:table-cell office:value-type="float" office:value="503" calcext:value-type="float">
            <text:p>503</text:p>
          </table:table-cell>
          <table:table-cell office:value-type="float" office:value="1000" calcext:value-type="float">
            <text:p>1000</text:p>
          </table:table-cell>
          <table:table-cell office:value-type="float" office:value="13484000" calcext:value-type="float">
            <text:p>13484000</text:p>
          </table:table-cell>
          <table:table-cell table:formula="of:=IF([.L505]-[.I505]=0;0;1)" office:value-type="float" office:value="0" calcext:value-type="float">
            <text:p>0</text:p>
          </table:table-cell>
          <table:table-cell table:formula="of:=IF([.L505]-[.B5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99835000" calcext:value-type="float">
            <text:p>39983500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9730000" calcext:value-type="float">
            <text:p>419730000</text:p>
          </table:table-cell>
          <table:table-cell table:formula="of:=IF([.E506]-[.B506]=0;0;1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0941000" calcext:value-type="float">
            <text:p>41094100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20788000" calcext:value-type="float">
            <text:p>420788000</text:p>
          </table:table-cell>
          <table:table-cell table:formula="of:=IF([.L506]-[.I506]=0;0;1)" office:value-type="float" office:value="0" calcext:value-type="float">
            <text:p>0</text:p>
          </table:table-cell>
          <table:table-cell table:formula="of:=IF([.L506]-[.B5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3431999" calcext:value-type="float">
            <text:p>3431999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3578000" calcext:value-type="float">
            <text:p>3578000</text:p>
          </table:table-cell>
          <table:table-cell table:formula="of:=IF([.E507]-[.B507]=0;0;1)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4173999" calcext:value-type="float">
            <text:p>4173999</text:p>
          </table:table-cell>
          <table:table-cell table:formula="of:=IF([.L507]-[.I507]=0;0;1)" office:value-type="float" office:value="0" calcext:value-type="float">
            <text:p>0</text:p>
          </table:table-cell>
          <table:table-cell table:formula="of:=IF([.L507]-[.B5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00" calcext:value-type="float">
            <text:p>1000</text:p>
          </table:table-cell>
          <table:table-cell office:value-type="float" office:value="17377000" calcext:value-type="float">
            <text:p>17377000</text:p>
          </table:table-cell>
          <table:table-cell office:value-type="float" office:value="506" calcext:value-type="float">
            <text:p>506</text:p>
          </table:table-cell>
          <table:table-cell office:value-type="float" office:value="1000" calcext:value-type="float">
            <text:p>1000</text:p>
          </table:table-cell>
          <table:table-cell office:value-type="float" office:value="17880000" calcext:value-type="float">
            <text:p>17880000</text:p>
          </table:table-cell>
          <table:table-cell table:formula="of:=IF([.E508]-[.B508]=0;0;1)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000" calcext:value-type="float">
            <text:p>1000</text:p>
          </table:table-cell>
          <table:table-cell office:value-type="float" office:value="18120000" calcext:value-type="float">
            <text:p>18120000</text:p>
          </table:table-cell>
          <table:table-cell office:value-type="float" office:value="506" calcext:value-type="float">
            <text:p>506</text:p>
          </table:table-cell>
          <table:table-cell office:value-type="float" office:value="1000" calcext:value-type="float">
            <text:p>1000</text:p>
          </table:table-cell>
          <table:table-cell office:value-type="float" office:value="20375000" calcext:value-type="float">
            <text:p>20375000</text:p>
          </table:table-cell>
          <table:table-cell table:formula="of:=IF([.L508]-[.I508]=0;0;1)" office:value-type="float" office:value="0" calcext:value-type="float">
            <text:p>0</text:p>
          </table:table-cell>
          <table:table-cell table:formula="of:=IF([.L508]-[.B5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00" calcext:value-type="float">
            <text:p>1000</text:p>
          </table:table-cell>
          <table:table-cell office:value-type="float" office:value="115757000" calcext:value-type="float">
            <text:p>115757000</text:p>
          </table:table-cell>
          <table:table-cell office:value-type="float" office:value="507" calcext:value-type="float">
            <text:p>507</text:p>
          </table:table-cell>
          <table:table-cell office:value-type="float" office:value="1000" calcext:value-type="float">
            <text:p>1000</text:p>
          </table:table-cell>
          <table:table-cell office:value-type="float" office:value="123777000" calcext:value-type="float">
            <text:p>123777000</text:p>
          </table:table-cell>
          <table:table-cell table:formula="of:=IF([.E509]-[.B509]=0;0;1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000" calcext:value-type="float">
            <text:p>1000</text:p>
          </table:table-cell>
          <table:table-cell office:value-type="float" office:value="127103000" calcext:value-type="float">
            <text:p>127103000</text:p>
          </table:table-cell>
          <table:table-cell office:value-type="float" office:value="507" calcext:value-type="float">
            <text:p>507</text:p>
          </table:table-cell>
          <table:table-cell office:value-type="float" office:value="1000" calcext:value-type="float">
            <text:p>1000</text:p>
          </table:table-cell>
          <table:table-cell office:value-type="float" office:value="119745999" calcext:value-type="float">
            <text:p>119745999</text:p>
          </table:table-cell>
          <table:table-cell table:formula="of:=IF([.L509]-[.I509]=0;0;1)" office:value-type="float" office:value="0" calcext:value-type="float">
            <text:p>0</text:p>
          </table:table-cell>
          <table:table-cell table:formula="of:=IF([.L509]-[.B5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792000" calcext:value-type="float">
            <text:p>79200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884999" calcext:value-type="float">
            <text:p>884999</text:p>
          </table:table-cell>
          <table:table-cell table:formula="of:=IF([.E510]-[.B510]=0;0;1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823000" calcext:value-type="float">
            <text:p>82300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992000" calcext:value-type="float">
            <text:p>992000</text:p>
          </table:table-cell>
          <table:table-cell table:formula="of:=IF([.L510]-[.I510]=0;0;1)" office:value-type="float" office:value="0" calcext:value-type="float">
            <text:p>0</text:p>
          </table:table-cell>
          <table:table-cell table:formula="of:=IF([.L510]-[.B5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00" calcext:value-type="float">
            <text:p>1000</text:p>
          </table:table-cell>
          <table:table-cell office:value-type="float" office:value="9993000" calcext:value-type="float">
            <text:p>9993000</text:p>
          </table:table-cell>
          <table:table-cell office:value-type="float" office:value="509" calcext:value-type="float">
            <text:p>509</text:p>
          </table:table-cell>
          <table:table-cell office:value-type="float" office:value="1000" calcext:value-type="float">
            <text:p>1000</text:p>
          </table:table-cell>
          <table:table-cell office:value-type="float" office:value="10007000" calcext:value-type="float">
            <text:p>10007000</text:p>
          </table:table-cell>
          <table:table-cell table:formula="of:=IF([.E511]-[.B511]=0;0;1)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000" calcext:value-type="float">
            <text:p>1000</text:p>
          </table:table-cell>
          <table:table-cell office:value-type="float" office:value="9833999" calcext:value-type="float">
            <text:p>9833999</text:p>
          </table:table-cell>
          <table:table-cell office:value-type="float" office:value="509" calcext:value-type="float">
            <text:p>509</text:p>
          </table:table-cell>
          <table:table-cell office:value-type="float" office:value="1000" calcext:value-type="float">
            <text:p>1000</text:p>
          </table:table-cell>
          <table:table-cell office:value-type="float" office:value="117779000" calcext:value-type="float">
            <text:p>117779000</text:p>
          </table:table-cell>
          <table:table-cell table:formula="of:=IF([.L511]-[.I511]=0;0;1)" office:value-type="float" office:value="0" calcext:value-type="float">
            <text:p>0</text:p>
          </table:table-cell>
          <table:table-cell table:formula="of:=IF([.L511]-[.B5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15560000" calcext:value-type="float">
            <text:p>15560000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16316000" calcext:value-type="float">
            <text:p>16316000</text:p>
          </table:table-cell>
          <table:table-cell table:formula="of:=IF([.E512]-[.B512]=0;0;1)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16742000" calcext:value-type="float">
            <text:p>16742000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19082000" calcext:value-type="float">
            <text:p>19082000</text:p>
          </table:table-cell>
          <table:table-cell table:formula="of:=IF([.L512]-[.I512]=0;0;1)" office:value-type="float" office:value="0" calcext:value-type="float">
            <text:p>0</text:p>
          </table:table-cell>
          <table:table-cell table:formula="of:=IF([.L512]-[.B5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2101000" calcext:value-type="float">
            <text:p>22101000</text:p>
          </table:table-cell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3073000" calcext:value-type="float">
            <text:p>23073000</text:p>
          </table:table-cell>
          <table:table-cell table:formula="of:=IF([.E513]-[.B513]=0;0;1)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2916000" calcext:value-type="float">
            <text:p>22916000</text:p>
          </table:table-cell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3309999" calcext:value-type="float">
            <text:p>23309999</text:p>
          </table:table-cell>
          <table:table-cell table:formula="of:=IF([.L513]-[.I513]=0;0;1)" office:value-type="float" office:value="0" calcext:value-type="float">
            <text:p>0</text:p>
          </table:table-cell>
          <table:table-cell table:formula="of:=IF([.L513]-[.B5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114352000" calcext:value-type="float">
            <text:p>1143520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122936999" calcext:value-type="float">
            <text:p>122936999</text:p>
          </table:table-cell>
          <table:table-cell table:formula="of:=IF([.E514]-[.B514]=0;0;1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125683999" calcext:value-type="float">
            <text:p>125683999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117565999" calcext:value-type="float">
            <text:p>117565999</text:p>
          </table:table-cell>
          <table:table-cell table:formula="of:=IF([.L514]-[.I514]=0;0;1)" office:value-type="float" office:value="0" calcext:value-type="float">
            <text:p>0</text:p>
          </table:table-cell>
          <table:table-cell table:formula="of:=IF([.L514]-[.B5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float" office:value="11516000" calcext:value-type="float">
            <text:p>11516000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float" office:value="11845999" calcext:value-type="float">
            <text:p>11845999</text:p>
          </table:table-cell>
          <table:table-cell table:formula="of:=IF([.E515]-[.B515]=0;0;1)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float" office:value="11953000" calcext:value-type="float">
            <text:p>11953000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000</text:p>
          </table:table-cell>
          <table:table-cell office:value-type="float" office:value="15934999" calcext:value-type="float">
            <text:p>15934999</text:p>
          </table:table-cell>
          <table:table-cell table:formula="of:=IF([.L515]-[.I515]=0;0;1)" office:value-type="float" office:value="0" calcext:value-type="float">
            <text:p>0</text:p>
          </table:table-cell>
          <table:table-cell table:formula="of:=IF([.L515]-[.B5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16971999" calcext:value-type="float">
            <text:p>16971999</text:p>
          </table:table-cell>
          <table:table-cell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17471000" calcext:value-type="float">
            <text:p>17471000</text:p>
          </table:table-cell>
          <table:table-cell table:formula="of:=IF([.E516]-[.B516]=0;0;1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17523999" calcext:value-type="float">
            <text:p>17523999</text:p>
          </table:table-cell>
          <table:table-cell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23454000" calcext:value-type="float">
            <text:p>23454000</text:p>
          </table:table-cell>
          <table:table-cell table:formula="of:=IF([.L516]-[.I516]=0;0;1)" office:value-type="float" office:value="0" calcext:value-type="float">
            <text:p>0</text:p>
          </table:table-cell>
          <table:table-cell table:formula="of:=IF([.L516]-[.B5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0" calcext:value-type="float">
            <text:p>1000</text:p>
          </table:table-cell>
          <table:table-cell office:value-type="float" office:value="10390000" calcext:value-type="float">
            <text:p>10390000</text:p>
          </table:table-cell>
          <table:table-cell office:value-type="float" office:value="515" calcext:value-type="float">
            <text:p>515</text:p>
          </table:table-cell>
          <table:table-cell office:value-type="float" office:value="1000" calcext:value-type="float">
            <text:p>1000</text:p>
          </table:table-cell>
          <table:table-cell office:value-type="float" office:value="10733999" calcext:value-type="float">
            <text:p>10733999</text:p>
          </table:table-cell>
          <table:table-cell table:formula="of:=IF([.E517]-[.B517]=0;0;1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000" calcext:value-type="float">
            <text:p>1000</text:p>
          </table:table-cell>
          <table:table-cell office:value-type="float" office:value="10856000" calcext:value-type="float">
            <text:p>10856000</text:p>
          </table:table-cell>
          <table:table-cell office:value-type="float" office:value="515" calcext:value-type="float">
            <text:p>515</text:p>
          </table:table-cell>
          <table:table-cell office:value-type="float" office:value="1000" calcext:value-type="float">
            <text:p>1000</text:p>
          </table:table-cell>
          <table:table-cell office:value-type="float" office:value="13701999" calcext:value-type="float">
            <text:p>13701999</text:p>
          </table:table-cell>
          <table:table-cell table:formula="of:=IF([.L517]-[.I517]=0;0;1)" office:value-type="float" office:value="0" calcext:value-type="float">
            <text:p>0</text:p>
          </table:table-cell>
          <table:table-cell table:formula="of:=IF([.L517]-[.B5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00" calcext:value-type="float">
            <text:p>1000</text:p>
          </table:table-cell>
          <table:table-cell office:value-type="float" office:value="7937000" calcext:value-type="float">
            <text:p>7937000</text:p>
          </table:table-cell>
          <table:table-cell office:value-type="float" office:value="516" calcext:value-type="float">
            <text:p>516</text:p>
          </table:table-cell>
          <table:table-cell office:value-type="float" office:value="1000" calcext:value-type="float">
            <text:p>1000</text:p>
          </table:table-cell>
          <table:table-cell office:value-type="float" office:value="8378000" calcext:value-type="float">
            <text:p>8378000</text:p>
          </table:table-cell>
          <table:table-cell table:formula="of:=IF([.E518]-[.B518]=0;0;1)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1000" calcext:value-type="float">
            <text:p>1000</text:p>
          </table:table-cell>
          <table:table-cell office:value-type="float" office:value="8687000" calcext:value-type="float">
            <text:p>8687000</text:p>
          </table:table-cell>
          <table:table-cell office:value-type="float" office:value="516" calcext:value-type="float">
            <text:p>516</text:p>
          </table:table-cell>
          <table:table-cell office:value-type="float" office:value="1000" calcext:value-type="float">
            <text:p>1000</text:p>
          </table:table-cell>
          <table:table-cell office:value-type="float" office:value="8400000" calcext:value-type="float">
            <text:p>8400000</text:p>
          </table:table-cell>
          <table:table-cell table:formula="of:=IF([.L518]-[.I518]=0;0;1)" office:value-type="float" office:value="0" calcext:value-type="float">
            <text:p>0</text:p>
          </table:table-cell>
          <table:table-cell table:formula="of:=IF([.L518]-[.B5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00" calcext:value-type="float">
            <text:p>1000</text:p>
          </table:table-cell>
          <table:table-cell office:value-type="float" office:value="13522999" calcext:value-type="float">
            <text:p>13522999</text:p>
          </table:table-cell>
          <table:table-cell office:value-type="float" office:value="517" calcext:value-type="float">
            <text:p>517</text:p>
          </table:table-cell>
          <table:table-cell office:value-type="float" office:value="1000" calcext:value-type="float">
            <text:p>1000</text:p>
          </table:table-cell>
          <table:table-cell office:value-type="float" office:value="13864000" calcext:value-type="float">
            <text:p>13864000</text:p>
          </table:table-cell>
          <table:table-cell table:formula="of:=IF([.E519]-[.B519]=0;0;1)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000" calcext:value-type="float">
            <text:p>1000</text:p>
          </table:table-cell>
          <table:table-cell office:value-type="float" office:value="13852999" calcext:value-type="float">
            <text:p>13852999</text:p>
          </table:table-cell>
          <table:table-cell office:value-type="float" office:value="517" calcext:value-type="float">
            <text:p>517</text:p>
          </table:table-cell>
          <table:table-cell office:value-type="float" office:value="1000" calcext:value-type="float">
            <text:p>1000</text:p>
          </table:table-cell>
          <table:table-cell office:value-type="float" office:value="14919000" calcext:value-type="float">
            <text:p>14919000</text:p>
          </table:table-cell>
          <table:table-cell table:formula="of:=IF([.L519]-[.I519]=0;0;1)" office:value-type="float" office:value="0" calcext:value-type="float">
            <text:p>0</text:p>
          </table:table-cell>
          <table:table-cell table:formula="of:=IF([.L519]-[.B5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00" calcext:value-type="float">
            <text:p>1000</text:p>
          </table:table-cell>
          <table:table-cell office:value-type="float" office:value="10263000" calcext:value-type="float">
            <text:p>10263000</text:p>
          </table:table-cell>
          <table:table-cell office:value-type="float" office:value="518" calcext:value-type="float">
            <text:p>518</text:p>
          </table:table-cell>
          <table:table-cell office:value-type="float" office:value="1000" calcext:value-type="float">
            <text:p>1000</text:p>
          </table:table-cell>
          <table:table-cell office:value-type="float" office:value="10582000" calcext:value-type="float">
            <text:p>10582000</text:p>
          </table:table-cell>
          <table:table-cell table:formula="of:=IF([.E520]-[.B520]=0;0;1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000" calcext:value-type="float">
            <text:p>1000</text:p>
          </table:table-cell>
          <table:table-cell office:value-type="float" office:value="10686000" calcext:value-type="float">
            <text:p>10686000</text:p>
          </table:table-cell>
          <table:table-cell office:value-type="float" office:value="518" calcext:value-type="float">
            <text:p>518</text:p>
          </table:table-cell>
          <table:table-cell office:value-type="float" office:value="1000" calcext:value-type="float">
            <text:p>1000</text:p>
          </table:table-cell>
          <table:table-cell office:value-type="float" office:value="13463000" calcext:value-type="float">
            <text:p>13463000</text:p>
          </table:table-cell>
          <table:table-cell table:formula="of:=IF([.L520]-[.I520]=0;0;1)" office:value-type="float" office:value="0" calcext:value-type="float">
            <text:p>0</text:p>
          </table:table-cell>
          <table:table-cell table:formula="of:=IF([.L520]-[.B5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00" calcext:value-type="float">
            <text:p>1000</text:p>
          </table:table-cell>
          <table:table-cell office:value-type="float" office:value="9139000" calcext:value-type="float">
            <text:p>9139000</text:p>
          </table:table-cell>
          <table:table-cell office:value-type="float" office:value="519" calcext:value-type="float">
            <text:p>519</text:p>
          </table:table-cell>
          <table:table-cell office:value-type="float" office:value="1000" calcext:value-type="float">
            <text:p>1000</text:p>
          </table:table-cell>
          <table:table-cell office:value-type="float" office:value="9393000" calcext:value-type="float">
            <text:p>9393000</text:p>
          </table:table-cell>
          <table:table-cell table:formula="of:=IF([.E521]-[.B521]=0;0;1)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000" calcext:value-type="float">
            <text:p>1000</text:p>
          </table:table-cell>
          <table:table-cell office:value-type="float" office:value="9382000" calcext:value-type="float">
            <text:p>9382000</text:p>
          </table:table-cell>
          <table:table-cell office:value-type="float" office:value="519" calcext:value-type="float">
            <text:p>519</text:p>
          </table:table-cell>
          <table:table-cell office:value-type="float" office:value="1000" calcext:value-type="float">
            <text:p>1000</text:p>
          </table:table-cell>
          <table:table-cell office:value-type="float" office:value="12834000" calcext:value-type="float">
            <text:p>12834000</text:p>
          </table:table-cell>
          <table:table-cell table:formula="of:=IF([.L521]-[.I521]=0;0;1)" office:value-type="float" office:value="0" calcext:value-type="float">
            <text:p>0</text:p>
          </table:table-cell>
          <table:table-cell table:formula="of:=IF([.L521]-[.B5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0" calcext:value-type="float">
            <text:p>1000</text:p>
          </table:table-cell>
          <table:table-cell office:value-type="float" office:value="9394999" calcext:value-type="float">
            <text:p>9394999</text:p>
          </table:table-cell>
          <table:table-cell office:value-type="float" office:value="520" calcext:value-type="float">
            <text:p>520</text:p>
          </table:table-cell>
          <table:table-cell office:value-type="float" office:value="1000" calcext:value-type="float">
            <text:p>1000</text:p>
          </table:table-cell>
          <table:table-cell office:value-type="float" office:value="9649999" calcext:value-type="float">
            <text:p>9649999</text:p>
          </table:table-cell>
          <table:table-cell table:formula="of:=IF([.E522]-[.B522]=0;0;1)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000" calcext:value-type="float">
            <text:p>1000</text:p>
          </table:table-cell>
          <table:table-cell office:value-type="float" office:value="9916000" calcext:value-type="float">
            <text:p>9916000</text:p>
          </table:table-cell>
          <table:table-cell office:value-type="float" office:value="520" calcext:value-type="float">
            <text:p>520</text:p>
          </table:table-cell>
          <table:table-cell office:value-type="float" office:value="1000" calcext:value-type="float">
            <text:p>1000</text:p>
          </table:table-cell>
          <table:table-cell office:value-type="float" office:value="10799000" calcext:value-type="float">
            <text:p>10799000</text:p>
          </table:table-cell>
          <table:table-cell table:formula="of:=IF([.L522]-[.I522]=0;0;1)" office:value-type="float" office:value="0" calcext:value-type="float">
            <text:p>0</text:p>
          </table:table-cell>
          <table:table-cell table:formula="of:=IF([.L522]-[.B5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00" calcext:value-type="float">
            <text:p>1000</text:p>
          </table:table-cell>
          <table:table-cell office:value-type="float" office:value="9869000" calcext:value-type="float">
            <text:p>9869000</text:p>
          </table:table-cell>
          <table:table-cell office:value-type="float" office:value="521" calcext:value-type="float">
            <text:p>521</text:p>
          </table:table-cell>
          <table:table-cell office:value-type="float" office:value="1000" calcext:value-type="float">
            <text:p>1000</text:p>
          </table:table-cell>
          <table:table-cell office:value-type="float" office:value="10266000" calcext:value-type="float">
            <text:p>10266000</text:p>
          </table:table-cell>
          <table:table-cell table:formula="of:=IF([.E523]-[.B523]=0;0;1)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000" calcext:value-type="float">
            <text:p>1000</text:p>
          </table:table-cell>
          <table:table-cell office:value-type="float" office:value="10229000" calcext:value-type="float">
            <text:p>10229000</text:p>
          </table:table-cell>
          <table:table-cell office:value-type="float" office:value="521" calcext:value-type="float">
            <text:p>521</text:p>
          </table:table-cell>
          <table:table-cell office:value-type="float" office:value="1000" calcext:value-type="float">
            <text:p>1000</text:p>
          </table:table-cell>
          <table:table-cell office:value-type="float" office:value="12057000" calcext:value-type="float">
            <text:p>12057000</text:p>
          </table:table-cell>
          <table:table-cell table:formula="of:=IF([.L523]-[.I523]=0;0;1)" office:value-type="float" office:value="0" calcext:value-type="float">
            <text:p>0</text:p>
          </table:table-cell>
          <table:table-cell table:formula="of:=IF([.L523]-[.B5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0" calcext:value-type="float">
            <text:p>1000</text:p>
          </table:table-cell>
          <table:table-cell office:value-type="float" office:value="9691000" calcext:value-type="float">
            <text:p>9691000</text:p>
          </table:table-cell>
          <table:table-cell office:value-type="float" office:value="522" calcext:value-type="float">
            <text:p>522</text:p>
          </table:table-cell>
          <table:table-cell office:value-type="float" office:value="1000" calcext:value-type="float">
            <text:p>1000</text:p>
          </table:table-cell>
          <table:table-cell office:value-type="float" office:value="9597999" calcext:value-type="float">
            <text:p>9597999</text:p>
          </table:table-cell>
          <table:table-cell table:formula="of:=IF([.E524]-[.B524]=0;0;1)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000" calcext:value-type="float">
            <text:p>1000</text:p>
          </table:table-cell>
          <table:table-cell office:value-type="float" office:value="9570000" calcext:value-type="float">
            <text:p>9570000</text:p>
          </table:table-cell>
          <table:table-cell office:value-type="float" office:value="522" calcext:value-type="float">
            <text:p>522</text:p>
          </table:table-cell>
          <table:table-cell office:value-type="float" office:value="1000" calcext:value-type="float">
            <text:p>1000</text:p>
          </table:table-cell>
          <table:table-cell office:value-type="float" office:value="12327000" calcext:value-type="float">
            <text:p>12327000</text:p>
          </table:table-cell>
          <table:table-cell table:formula="of:=IF([.L524]-[.I524]=0;0;1)" office:value-type="float" office:value="0" calcext:value-type="float">
            <text:p>0</text:p>
          </table:table-cell>
          <table:table-cell table:formula="of:=IF([.L524]-[.B5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9795000" calcext:value-type="float">
            <text:p>9795000</text:p>
          </table:table-cell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9932000" calcext:value-type="float">
            <text:p>9932000</text:p>
          </table:table-cell>
          <table:table-cell table:formula="of:=IF([.E525]-[.B525]=0;0;1)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10414999" calcext:value-type="float">
            <text:p>10414999</text:p>
          </table:table-cell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11320000" calcext:value-type="float">
            <text:p>11320000</text:p>
          </table:table-cell>
          <table:table-cell table:formula="of:=IF([.L525]-[.I525]=0;0;1)" office:value-type="float" office:value="0" calcext:value-type="float">
            <text:p>0</text:p>
          </table:table-cell>
          <table:table-cell table:formula="of:=IF([.L525]-[.B5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00" calcext:value-type="float">
            <text:p>1000</text:p>
          </table:table-cell>
          <table:table-cell office:value-type="float" office:value="21788000" calcext:value-type="float">
            <text:p>21788000</text:p>
          </table:table-cell>
          <table:table-cell office:value-type="float" office:value="524" calcext:value-type="float">
            <text:p>524</text:p>
          </table:table-cell>
          <table:table-cell office:value-type="float" office:value="1000" calcext:value-type="float">
            <text:p>1000</text:p>
          </table:table-cell>
          <table:table-cell office:value-type="float" office:value="22116000" calcext:value-type="float">
            <text:p>22116000</text:p>
          </table:table-cell>
          <table:table-cell table:formula="of:=IF([.E526]-[.B526]=0;0;1)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1000" calcext:value-type="float">
            <text:p>1000</text:p>
          </table:table-cell>
          <table:table-cell office:value-type="float" office:value="22869000" calcext:value-type="float">
            <text:p>22869000</text:p>
          </table:table-cell>
          <table:table-cell office:value-type="float" office:value="524" calcext:value-type="float">
            <text:p>524</text:p>
          </table:table-cell>
          <table:table-cell office:value-type="float" office:value="1000" calcext:value-type="float">
            <text:p>1000</text:p>
          </table:table-cell>
          <table:table-cell office:value-type="float" office:value="24369000" calcext:value-type="float">
            <text:p>24369000</text:p>
          </table:table-cell>
          <table:table-cell table:formula="of:=IF([.L526]-[.I526]=0;0;1)" office:value-type="float" office:value="0" calcext:value-type="float">
            <text:p>0</text:p>
          </table:table-cell>
          <table:table-cell table:formula="of:=IF([.L526]-[.B5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00" calcext:value-type="float">
            <text:p>1000</text:p>
          </table:table-cell>
          <table:table-cell office:value-type="float" office:value="14426000" calcext:value-type="float">
            <text:p>14426000</text:p>
          </table:table-cell>
          <table:table-cell office:value-type="float" office:value="525" calcext:value-type="float">
            <text:p>525</text:p>
          </table:table-cell>
          <table:table-cell office:value-type="float" office:value="1000" calcext:value-type="float">
            <text:p>1000</text:p>
          </table:table-cell>
          <table:table-cell office:value-type="float" office:value="14515000" calcext:value-type="float">
            <text:p>14515000</text:p>
          </table:table-cell>
          <table:table-cell table:formula="of:=IF([.E527]-[.B527]=0;0;1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000" calcext:value-type="float">
            <text:p>1000</text:p>
          </table:table-cell>
          <table:table-cell office:value-type="float" office:value="14797000" calcext:value-type="float">
            <text:p>14797000</text:p>
          </table:table-cell>
          <table:table-cell office:value-type="float" office:value="525" calcext:value-type="float">
            <text:p>525</text:p>
          </table:table-cell>
          <table:table-cell office:value-type="float" office:value="1000" calcext:value-type="float">
            <text:p>1000</text:p>
          </table:table-cell>
          <table:table-cell office:value-type="float" office:value="17526000" calcext:value-type="float">
            <text:p>17526000</text:p>
          </table:table-cell>
          <table:table-cell table:formula="of:=IF([.L527]-[.I527]=0;0;1)" office:value-type="float" office:value="0" calcext:value-type="float">
            <text:p>0</text:p>
          </table:table-cell>
          <table:table-cell table:formula="of:=IF([.L527]-[.B5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formula="of:=IF([.E528]-[.B528]=0;0;1)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formula="of:=IF([.L528]-[.I528]=0;0;1)" office:value-type="float" office:value="0" calcext:value-type="float">
            <text:p>0</text:p>
          </table:table-cell>
          <table:table-cell table:formula="of:=IF([.L528]-[.B5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00" calcext:value-type="float">
            <text:p>1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527" calcext:value-type="float">
            <text:p>527</text:p>
          </table:table-cell>
          <table:table-cell office:value-type="float" office:value="1000" calcext:value-type="float">
            <text:p>1000</text:p>
          </table:table-cell>
          <table:table-cell office:value-type="float" office:value="26267000" calcext:value-type="float">
            <text:p>26267000</text:p>
          </table:table-cell>
          <table:table-cell table:formula="of:=IF([.E529]-[.B529]=0;0;1)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000" calcext:value-type="float">
            <text:p>1000</text:p>
          </table:table-cell>
          <table:table-cell office:value-type="float" office:value="26482000" calcext:value-type="float">
            <text:p>26482000</text:p>
          </table:table-cell>
          <table:table-cell office:value-type="float" office:value="527" calcext:value-type="float">
            <text:p>527</text:p>
          </table:table-cell>
          <table:table-cell office:value-type="float" office:value="1000" calcext:value-type="float">
            <text:p>1000</text:p>
          </table:table-cell>
          <table:table-cell office:value-type="float" office:value="31228000" calcext:value-type="float">
            <text:p>31228000</text:p>
          </table:table-cell>
          <table:table-cell table:formula="of:=IF([.L529]-[.I529]=0;0;1)" office:value-type="float" office:value="0" calcext:value-type="float">
            <text:p>0</text:p>
          </table:table-cell>
          <table:table-cell table:formula="of:=IF([.L529]-[.B5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office:value-type="float" office:value="3189000" calcext:value-type="float">
            <text:p>3189000</text:p>
          </table:table-cell>
          <table:table-cell table:formula="of:=IF([.E530]-[.B530]=0;0;1)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office:value-type="float" office:value="3466000" calcext:value-type="float">
            <text:p>3466000</text:p>
          </table:table-cell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office:value-type="float" office:value="3410000" calcext:value-type="float">
            <text:p>3410000</text:p>
          </table:table-cell>
          <table:table-cell table:formula="of:=IF([.L530]-[.I530]=0;0;1)" office:value-type="float" office:value="0" calcext:value-type="float">
            <text:p>0</text:p>
          </table:table-cell>
          <table:table-cell table:formula="of:=IF([.L530]-[.B5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531]-[.B531]=0;0;1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L531]-[.I531]=0;0;1)" office:value-type="float" office:value="0" calcext:value-type="float">
            <text:p>0</text:p>
          </table:table-cell>
          <table:table-cell table:formula="of:=IF([.L531]-[.B5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00" calcext:value-type="float">
            <text:p>1000</text:p>
          </table:table-cell>
          <table:table-cell office:value-type="float" office:value="14008999" calcext:value-type="float">
            <text:p>14008999</text:p>
          </table:table-cell>
          <table:table-cell office:value-type="float" office:value="530" calcext:value-type="float">
            <text:p>530</text:p>
          </table:table-cell>
          <table:table-cell office:value-type="float" office:value="1000" calcext:value-type="float">
            <text:p>1000</text:p>
          </table:table-cell>
          <table:table-cell office:value-type="float" office:value="14294000" calcext:value-type="float">
            <text:p>14294000</text:p>
          </table:table-cell>
          <table:table-cell table:formula="of:=IF([.E532]-[.B532]=0;0;1)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000" calcext:value-type="float">
            <text:p>1000</text:p>
          </table:table-cell>
          <table:table-cell office:value-type="float" office:value="14301999" calcext:value-type="float">
            <text:p>14301999</text:p>
          </table:table-cell>
          <table:table-cell office:value-type="float" office:value="530" calcext:value-type="float">
            <text:p>530</text:p>
          </table:table-cell>
          <table:table-cell office:value-type="float" office:value="1000" calcext:value-type="float">
            <text:p>1000</text:p>
          </table:table-cell>
          <table:table-cell office:value-type="float" office:value="17630000" calcext:value-type="float">
            <text:p>17630000</text:p>
          </table:table-cell>
          <table:table-cell table:formula="of:=IF([.L532]-[.I532]=0;0;1)" office:value-type="float" office:value="0" calcext:value-type="float">
            <text:p>0</text:p>
          </table:table-cell>
          <table:table-cell table:formula="of:=IF([.L532]-[.B5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00" calcext:value-type="float">
            <text:p>1000</text:p>
          </table:table-cell>
          <table:table-cell office:value-type="float" office:value="13427000" calcext:value-type="float">
            <text:p>13427000</text:p>
          </table:table-cell>
          <table:table-cell office:value-type="float" office:value="531" calcext:value-type="float">
            <text:p>531</text:p>
          </table:table-cell>
          <table:table-cell office:value-type="float" office:value="1000" calcext:value-type="float">
            <text:p>1000</text:p>
          </table:table-cell>
          <table:table-cell office:value-type="float" office:value="13573000" calcext:value-type="float">
            <text:p>13573000</text:p>
          </table:table-cell>
          <table:table-cell table:formula="of:=IF([.E533]-[.B533]=0;0;1)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000" calcext:value-type="float">
            <text:p>1000</text:p>
          </table:table-cell>
          <table:table-cell office:value-type="float" office:value="13928999" calcext:value-type="float">
            <text:p>13928999</text:p>
          </table:table-cell>
          <table:table-cell office:value-type="float" office:value="531" calcext:value-type="float">
            <text:p>531</text:p>
          </table:table-cell>
          <table:table-cell office:value-type="float" office:value="1000" calcext:value-type="float">
            <text:p>1000</text:p>
          </table:table-cell>
          <table:table-cell office:value-type="float" office:value="15802999" calcext:value-type="float">
            <text:p>15802999</text:p>
          </table:table-cell>
          <table:table-cell table:formula="of:=IF([.L533]-[.I533]=0;0;1)" office:value-type="float" office:value="0" calcext:value-type="float">
            <text:p>0</text:p>
          </table:table-cell>
          <table:table-cell table:formula="of:=IF([.L533]-[.B5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office:value-type="float" office:value="7254999" calcext:value-type="float">
            <text:p>7254999</text:p>
          </table:table-cell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office:value-type="float" office:value="4711000" calcext:value-type="float">
            <text:p>4711000</text:p>
          </table:table-cell>
          <table:table-cell table:formula="of:=IF([.E534]-[.B534]=0;0;1)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office:value-type="float" office:value="7568999" calcext:value-type="float">
            <text:p>7568999</text:p>
          </table:table-cell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office:value-type="float" office:value="5320999" calcext:value-type="float">
            <text:p>5320999</text:p>
          </table:table-cell>
          <table:table-cell table:formula="of:=IF([.L534]-[.I534]=0;0;1)" office:value-type="float" office:value="0" calcext:value-type="float">
            <text:p>0</text:p>
          </table:table-cell>
          <table:table-cell table:formula="of:=IF([.L534]-[.B5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370999" calcext:value-type="float">
            <text:p>370999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390000" calcext:value-type="float">
            <text:p>390000</text:p>
          </table:table-cell>
          <table:table-cell table:formula="of:=IF([.E535]-[.B535]=0;0;1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407000" calcext:value-type="float">
            <text:p>407000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437999" calcext:value-type="float">
            <text:p>437999</text:p>
          </table:table-cell>
          <table:table-cell table:formula="of:=IF([.L535]-[.I535]=0;0;1)" office:value-type="float" office:value="0" calcext:value-type="float">
            <text:p>0</text:p>
          </table:table-cell>
          <table:table-cell table:formula="of:=IF([.L535]-[.B5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00" calcext:value-type="float">
            <text:p>1000</text:p>
          </table:table-cell>
          <table:table-cell office:value-type="float" office:value="19861000" calcext:value-type="float">
            <text:p>19861000</text:p>
          </table:table-cell>
          <table:table-cell office:value-type="float" office:value="534" calcext:value-type="float">
            <text:p>534</text:p>
          </table:table-cell>
          <table:table-cell office:value-type="float" office:value="1000" calcext:value-type="float">
            <text:p>1000</text:p>
          </table:table-cell>
          <table:table-cell office:value-type="float" office:value="20412000" calcext:value-type="float">
            <text:p>20412000</text:p>
          </table:table-cell>
          <table:table-cell table:formula="of:=IF([.E536]-[.B536]=0;0;1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1000" calcext:value-type="float">
            <text:p>1000</text:p>
          </table:table-cell>
          <table:table-cell office:value-type="float" office:value="20604000" calcext:value-type="float">
            <text:p>20604000</text:p>
          </table:table-cell>
          <table:table-cell office:value-type="float" office:value="534" calcext:value-type="float">
            <text:p>534</text:p>
          </table:table-cell>
          <table:table-cell office:value-type="float" office:value="1000" calcext:value-type="float">
            <text:p>1000</text:p>
          </table:table-cell>
          <table:table-cell office:value-type="float" office:value="26208000" calcext:value-type="float">
            <text:p>26208000</text:p>
          </table:table-cell>
          <table:table-cell table:formula="of:=IF([.L536]-[.I536]=0;0;1)" office:value-type="float" office:value="0" calcext:value-type="float">
            <text:p>0</text:p>
          </table:table-cell>
          <table:table-cell table:formula="of:=IF([.L536]-[.B5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6386999" calcext:value-type="float">
            <text:p>6386999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6491999" calcext:value-type="float">
            <text:p>6491999</text:p>
          </table:table-cell>
          <table:table-cell table:formula="of:=IF([.E537]-[.B537]=0;0;1)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6699999" calcext:value-type="float">
            <text:p>6699999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6751999" calcext:value-type="float">
            <text:p>6751999</text:p>
          </table:table-cell>
          <table:table-cell table:formula="of:=IF([.L537]-[.I537]=0;0;1)" office:value-type="float" office:value="0" calcext:value-type="float">
            <text:p>0</text:p>
          </table:table-cell>
          <table:table-cell table:formula="of:=IF([.L537]-[.B5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00" calcext:value-type="float">
            <text:p>1000</text:p>
          </table:table-cell>
          <table:table-cell office:value-type="float" office:value="11144000" calcext:value-type="float">
            <text:p>11144000</text:p>
          </table:table-cell>
          <table:table-cell office:value-type="float" office:value="536" calcext:value-type="float">
            <text:p>536</text:p>
          </table:table-cell>
          <table:table-cell office:value-type="float" office:value="1000" calcext:value-type="float">
            <text:p>1000</text:p>
          </table:table-cell>
          <table:table-cell office:value-type="float" office:value="11311000" calcext:value-type="float">
            <text:p>11311000</text:p>
          </table:table-cell>
          <table:table-cell table:formula="of:=IF([.E538]-[.B538]=0;0;1)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000" calcext:value-type="float">
            <text:p>1000</text:p>
          </table:table-cell>
          <table:table-cell office:value-type="float" office:value="11751000" calcext:value-type="float">
            <text:p>11751000</text:p>
          </table:table-cell>
          <table:table-cell office:value-type="float" office:value="536" calcext:value-type="float">
            <text:p>536</text:p>
          </table:table-cell>
          <table:table-cell office:value-type="float" office:value="1000" calcext:value-type="float">
            <text:p>1000</text:p>
          </table:table-cell>
          <table:table-cell office:value-type="float" office:value="11677000" calcext:value-type="float">
            <text:p>11677000</text:p>
          </table:table-cell>
          <table:table-cell table:formula="of:=IF([.L538]-[.I538]=0;0;1)" office:value-type="float" office:value="0" calcext:value-type="float">
            <text:p>0</text:p>
          </table:table-cell>
          <table:table-cell table:formula="of:=IF([.L538]-[.B5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26882999" calcext:value-type="float">
            <text:p>26882999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27233999" calcext:value-type="float">
            <text:p>27233999</text:p>
          </table:table-cell>
          <table:table-cell table:formula="of:=IF([.E539]-[.B539]=0;0;1)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28298999" calcext:value-type="float">
            <text:p>28298999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27430000" calcext:value-type="float">
            <text:p>27430000</text:p>
          </table:table-cell>
          <table:table-cell table:formula="of:=IF([.L539]-[.I539]=0;0;1)" office:value-type="float" office:value="0" calcext:value-type="float">
            <text:p>0</text:p>
          </table:table-cell>
          <table:table-cell table:formula="of:=IF([.L539]-[.B5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00" calcext:value-type="float">
            <text:p>1000</text:p>
          </table:table-cell>
          <table:table-cell office:value-type="float" office:value="13457000" calcext:value-type="float">
            <text:p>13457000</text:p>
          </table:table-cell>
          <table:table-cell office:value-type="float" office:value="538" calcext:value-type="float">
            <text:p>538</text:p>
          </table:table-cell>
          <table:table-cell office:value-type="float" office:value="1000" calcext:value-type="float">
            <text:p>1000</text:p>
          </table:table-cell>
          <table:table-cell office:value-type="float" office:value="13364000" calcext:value-type="float">
            <text:p>13364000</text:p>
          </table:table-cell>
          <table:table-cell table:formula="of:=IF([.E540]-[.B540]=0;0;1)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000" calcext:value-type="float">
            <text:p>1000</text:p>
          </table:table-cell>
          <table:table-cell office:value-type="float" office:value="13786999" calcext:value-type="float">
            <text:p>13786999</text:p>
          </table:table-cell>
          <table:table-cell office:value-type="float" office:value="538" calcext:value-type="float">
            <text:p>538</text:p>
          </table:table-cell>
          <table:table-cell office:value-type="float" office:value="1000" calcext:value-type="float">
            <text:p>1000</text:p>
          </table:table-cell>
          <table:table-cell office:value-type="float" office:value="16048000" calcext:value-type="float">
            <text:p>16048000</text:p>
          </table:table-cell>
          <table:table-cell table:formula="of:=IF([.L540]-[.I540]=0;0;1)" office:value-type="float" office:value="0" calcext:value-type="float">
            <text:p>0</text:p>
          </table:table-cell>
          <table:table-cell table:formula="of:=IF([.L540]-[.B5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00" calcext:value-type="float">
            <text:p>1000</text:p>
          </table:table-cell>
          <table:table-cell office:value-type="float" office:value="10931000" calcext:value-type="float">
            <text:p>10931000</text:p>
          </table:table-cell>
          <table:table-cell office:value-type="float" office:value="539" calcext:value-type="float">
            <text:p>539</text:p>
          </table:table-cell>
          <table:table-cell office:value-type="float" office:value="1000" calcext:value-type="float">
            <text:p>1000</text:p>
          </table:table-cell>
          <table:table-cell office:value-type="float" office:value="10962000" calcext:value-type="float">
            <text:p>10962000</text:p>
          </table:table-cell>
          <table:table-cell table:formula="of:=IF([.E541]-[.B541]=0;0;1)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000" calcext:value-type="float">
            <text:p>1000</text:p>
          </table:table-cell>
          <table:table-cell office:value-type="float" office:value="11186000" calcext:value-type="float">
            <text:p>11186000</text:p>
          </table:table-cell>
          <table:table-cell office:value-type="float" office:value="539" calcext:value-type="float">
            <text:p>539</text:p>
          </table:table-cell>
          <table:table-cell office:value-type="float" office:value="1000" calcext:value-type="float">
            <text:p>1000</text:p>
          </table:table-cell>
          <table:table-cell office:value-type="float" office:value="12924000" calcext:value-type="float">
            <text:p>12924000</text:p>
          </table:table-cell>
          <table:table-cell table:formula="of:=IF([.L541]-[.I541]=0;0;1)" office:value-type="float" office:value="0" calcext:value-type="float">
            <text:p>0</text:p>
          </table:table-cell>
          <table:table-cell table:formula="of:=IF([.L541]-[.B5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00" calcext:value-type="float">
            <text:p>1000</text:p>
          </table:table-cell>
          <table:table-cell office:value-type="float" office:value="121637000" calcext:value-type="float">
            <text:p>121637000</text:p>
          </table:table-cell>
          <table:table-cell office:value-type="float" office:value="540" calcext:value-type="float">
            <text:p>540</text:p>
          </table:table-cell>
          <table:table-cell office:value-type="float" office:value="1000" calcext:value-type="float">
            <text:p>1000</text:p>
          </table:table-cell>
          <table:table-cell office:value-type="float" office:value="123252000" calcext:value-type="float">
            <text:p>123252000</text:p>
          </table:table-cell>
          <table:table-cell table:formula="of:=IF([.E542]-[.B542]=0;0;1)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000" calcext:value-type="float">
            <text:p>1000</text:p>
          </table:table-cell>
          <table:table-cell office:value-type="float" office:value="129346999" calcext:value-type="float">
            <text:p>129346999</text:p>
          </table:table-cell>
          <table:table-cell office:value-type="float" office:value="540" calcext:value-type="float">
            <text:p>540</text:p>
          </table:table-cell>
          <table:table-cell office:value-type="float" office:value="1000" calcext:value-type="float">
            <text:p>1000</text:p>
          </table:table-cell>
          <table:table-cell office:value-type="float" office:value="125859000" calcext:value-type="float">
            <text:p>125859000</text:p>
          </table:table-cell>
          <table:table-cell table:formula="of:=IF([.L542]-[.I542]=0;0;1)" office:value-type="float" office:value="0" calcext:value-type="float">
            <text:p>0</text:p>
          </table:table-cell>
          <table:table-cell table:formula="of:=IF([.L542]-[.B5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15619000" calcext:value-type="float">
            <text:p>15619000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15472999" calcext:value-type="float">
            <text:p>15472999</text:p>
          </table:table-cell>
          <table:table-cell table:formula="of:=IF([.E543]-[.B543]=0;0;1)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15910999" calcext:value-type="float">
            <text:p>15910999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17779000" calcext:value-type="float">
            <text:p>17779000</text:p>
          </table:table-cell>
          <table:table-cell table:formula="of:=IF([.L543]-[.I543]=0;0;1)" office:value-type="float" office:value="0" calcext:value-type="float">
            <text:p>0</text:p>
          </table:table-cell>
          <table:table-cell table:formula="of:=IF([.L543]-[.B5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0" calcext:value-type="float">
            <text:p>1000</text:p>
          </table:table-cell>
          <table:table-cell office:value-type="float" office:value="14077000" calcext:value-type="float">
            <text:p>14077000</text:p>
          </table:table-cell>
          <table:table-cell office:value-type="float" office:value="542" calcext:value-type="float">
            <text:p>542</text:p>
          </table:table-cell>
          <table:table-cell office:value-type="float" office:value="1000" calcext:value-type="float">
            <text:p>1000</text:p>
          </table:table-cell>
          <table:table-cell office:value-type="float" office:value="14027999" calcext:value-type="float">
            <text:p>14027999</text:p>
          </table:table-cell>
          <table:table-cell table:formula="of:=IF([.E544]-[.B544]=0;0;1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000" calcext:value-type="float">
            <text:p>1000</text:p>
          </table:table-cell>
          <table:table-cell office:value-type="float" office:value="14412000" calcext:value-type="float">
            <text:p>14412000</text:p>
          </table:table-cell>
          <table:table-cell office:value-type="float" office:value="542" calcext:value-type="float">
            <text:p>542</text:p>
          </table:table-cell>
          <table:table-cell office:value-type="float" office:value="1000" calcext:value-type="float">
            <text:p>1000</text:p>
          </table:table-cell>
          <table:table-cell office:value-type="float" office:value="16046999" calcext:value-type="float">
            <text:p>16046999</text:p>
          </table:table-cell>
          <table:table-cell table:formula="of:=IF([.L544]-[.I544]=0;0;1)" office:value-type="float" office:value="0" calcext:value-type="float">
            <text:p>0</text:p>
          </table:table-cell>
          <table:table-cell table:formula="of:=IF([.L544]-[.B5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570979999" calcext:value-type="float">
            <text:p>570979999</text:p>
          </table:table-cell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581799000" calcext:value-type="float">
            <text:p>581799000</text:p>
          </table:table-cell>
          <table:table-cell table:formula="of:=IF([.E545]-[.B545]=0;0;1)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582299000" calcext:value-type="float">
            <text:p>582299000</text:p>
          </table:table-cell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597267000" calcext:value-type="float">
            <text:p>597267000</text:p>
          </table:table-cell>
          <table:table-cell table:formula="of:=IF([.L545]-[.I545]=0;0;1)" office:value-type="float" office:value="0" calcext:value-type="float">
            <text:p>0</text:p>
          </table:table-cell>
          <table:table-cell table:formula="of:=IF([.L545]-[.B5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22303999" calcext:value-type="float">
            <text:p>22303999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22666000" calcext:value-type="float">
            <text:p>22666000</text:p>
          </table:table-cell>
          <table:table-cell table:formula="of:=IF([.E546]-[.B546]=0;0;1)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22736000" calcext:value-type="float">
            <text:p>22736000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26959999" calcext:value-type="float">
            <text:p>26959999</text:p>
          </table:table-cell>
          <table:table-cell table:formula="of:=IF([.L546]-[.I546]=0;0;1)" office:value-type="float" office:value="0" calcext:value-type="float">
            <text:p>0</text:p>
          </table:table-cell>
          <table:table-cell table:formula="of:=IF([.L546]-[.B5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00" calcext:value-type="float">
            <text:p>1000</text:p>
          </table:table-cell>
          <table:table-cell office:value-type="float" office:value="10195000" calcext:value-type="float">
            <text:p>10195000</text:p>
          </table:table-cell>
          <table:table-cell office:value-type="float" office:value="545" calcext:value-type="float">
            <text:p>545</text:p>
          </table:table-cell>
          <table:table-cell office:value-type="float" office:value="1000" calcext:value-type="float">
            <text:p>1000</text:p>
          </table:table-cell>
          <table:table-cell office:value-type="float" office:value="10027999" calcext:value-type="float">
            <text:p>10027999</text:p>
          </table:table-cell>
          <table:table-cell table:formula="of:=IF([.E547]-[.B547]=0;0;1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000" calcext:value-type="float">
            <text:p>1000</text:p>
          </table:table-cell>
          <table:table-cell office:value-type="float" office:value="9949000" calcext:value-type="float">
            <text:p>9949000</text:p>
          </table:table-cell>
          <table:table-cell office:value-type="float" office:value="545" calcext:value-type="float">
            <text:p>545</text:p>
          </table:table-cell>
          <table:table-cell office:value-type="float" office:value="1000" calcext:value-type="float">
            <text:p>1000</text:p>
          </table:table-cell>
          <table:table-cell office:value-type="float" office:value="12863000" calcext:value-type="float">
            <text:p>12863000</text:p>
          </table:table-cell>
          <table:table-cell table:formula="of:=IF([.L547]-[.I547]=0;0;1)" office:value-type="float" office:value="0" calcext:value-type="float">
            <text:p>0</text:p>
          </table:table-cell>
          <table:table-cell table:formula="of:=IF([.L547]-[.B5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1228999" calcext:value-type="float">
            <text:p>1228999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1264000" calcext:value-type="float">
            <text:p>1264000</text:p>
          </table:table-cell>
          <table:table-cell table:formula="of:=IF([.E548]-[.B548]=0;0;1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1393999" calcext:value-type="float">
            <text:p>1393999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1870000" calcext:value-type="float">
            <text:p>1870000</text:p>
          </table:table-cell>
          <table:table-cell table:formula="of:=IF([.L548]-[.I548]=0;0;1)" office:value-type="float" office:value="0" calcext:value-type="float">
            <text:p>0</text:p>
          </table:table-cell>
          <table:table-cell table:formula="of:=IF([.L548]-[.B5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18789999" calcext:value-type="float">
            <text:p>18789999</text:p>
          </table:table-cell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18959000" calcext:value-type="float">
            <text:p>18959000</text:p>
          </table:table-cell>
          <table:table-cell table:formula="of:=IF([.E549]-[.B549]=0;0;1)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19079000" calcext:value-type="float">
            <text:p>19079000</text:p>
          </table:table-cell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22813999" calcext:value-type="float">
            <text:p>22813999</text:p>
          </table:table-cell>
          <table:table-cell table:formula="of:=IF([.L549]-[.I549]=0;0;1)" office:value-type="float" office:value="0" calcext:value-type="float">
            <text:p>0</text:p>
          </table:table-cell>
          <table:table-cell table:formula="of:=IF([.L549]-[.B5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16405000" calcext:value-type="float">
            <text:p>16405000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16849000" calcext:value-type="float">
            <text:p>16849000</text:p>
          </table:table-cell>
          <table:table-cell table:formula="of:=IF([.E550]-[.B550]=0;0;1)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16475999" calcext:value-type="float">
            <text:p>16475999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19148000" calcext:value-type="float">
            <text:p>19148000</text:p>
          </table:table-cell>
          <table:table-cell table:formula="of:=IF([.L550]-[.I550]=0;0;1)" office:value-type="float" office:value="0" calcext:value-type="float">
            <text:p>0</text:p>
          </table:table-cell>
          <table:table-cell table:formula="of:=IF([.L550]-[.B5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2489000" calcext:value-type="float">
            <text:p>2489000</text:p>
          </table:table-cell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2513999" calcext:value-type="float">
            <text:p>2513999</text:p>
          </table:table-cell>
          <table:table-cell table:formula="of:=IF([.E551]-[.B551]=0;0;1)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2613000" calcext:value-type="float">
            <text:p>2613000</text:p>
          </table:table-cell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3300999" calcext:value-type="float">
            <text:p>3300999</text:p>
          </table:table-cell>
          <table:table-cell table:formula="of:=IF([.L551]-[.I551]=0;0;1)" office:value-type="float" office:value="0" calcext:value-type="float">
            <text:p>0</text:p>
          </table:table-cell>
          <table:table-cell table:formula="of:=IF([.L551]-[.B5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15564000" calcext:value-type="float">
            <text:p>1556400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15893000" calcext:value-type="float">
            <text:p>15893000</text:p>
          </table:table-cell>
          <table:table-cell table:formula="of:=IF([.E552]-[.B552]=0;0;1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15767000" calcext:value-type="float">
            <text:p>1576700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17844000" calcext:value-type="float">
            <text:p>17844000</text:p>
          </table:table-cell>
          <table:table-cell table:formula="of:=IF([.L552]-[.I552]=0;0;1)" office:value-type="float" office:value="0" calcext:value-type="float">
            <text:p>0</text:p>
          </table:table-cell>
          <table:table-cell table:formula="of:=IF([.L552]-[.B5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12430000" calcext:value-type="float">
            <text:p>12430000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12846000" calcext:value-type="float">
            <text:p>12846000</text:p>
          </table:table-cell>
          <table:table-cell table:formula="of:=IF([.E553]-[.B553]=0;0;1)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12759999" calcext:value-type="float">
            <text:p>12759999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15475999" calcext:value-type="float">
            <text:p>15475999</text:p>
          </table:table-cell>
          <table:table-cell table:formula="of:=IF([.L553]-[.I553]=0;0;1)" office:value-type="float" office:value="0" calcext:value-type="float">
            <text:p>0</text:p>
          </table:table-cell>
          <table:table-cell table:formula="of:=IF([.L553]-[.B5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00" calcext:value-type="float">
            <text:p>1000</text:p>
          </table:table-cell>
          <table:table-cell office:value-type="float" office:value="8959000" calcext:value-type="float">
            <text:p>8959000</text:p>
          </table:table-cell>
          <table:table-cell office:value-type="float" office:value="552" calcext:value-type="float">
            <text:p>552</text:p>
          </table:table-cell>
          <table:table-cell office:value-type="float" office:value="1000" calcext:value-type="float">
            <text:p>1000</text:p>
          </table:table-cell>
          <table:table-cell office:value-type="float" office:value="9023999" calcext:value-type="float">
            <text:p>9023999</text:p>
          </table:table-cell>
          <table:table-cell table:formula="of:=IF([.E554]-[.B554]=0;0;1)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000" calcext:value-type="float">
            <text:p>1000</text:p>
          </table:table-cell>
          <table:table-cell office:value-type="float" office:value="9799000" calcext:value-type="float">
            <text:p>9799000</text:p>
          </table:table-cell>
          <table:table-cell office:value-type="float" office:value="552" calcext:value-type="float">
            <text:p>552</text:p>
          </table:table-cell>
          <table:table-cell office:value-type="float" office:value="1000" calcext:value-type="float">
            <text:p>1000</text:p>
          </table:table-cell>
          <table:table-cell office:value-type="float" office:value="10529000" calcext:value-type="float">
            <text:p>10529000</text:p>
          </table:table-cell>
          <table:table-cell table:formula="of:=IF([.L554]-[.I554]=0;0;1)" office:value-type="float" office:value="0" calcext:value-type="float">
            <text:p>0</text:p>
          </table:table-cell>
          <table:table-cell table:formula="of:=IF([.L554]-[.B5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9686000" calcext:value-type="float">
            <text:p>9686000</text:p>
          </table:table-cell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9882000" calcext:value-type="float">
            <text:p>9882000</text:p>
          </table:table-cell>
          <table:table-cell table:formula="of:=IF([.E555]-[.B555]=0;0;1)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9585999" calcext:value-type="float">
            <text:p>9585999</text:p>
          </table:table-cell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11198999" calcext:value-type="float">
            <text:p>11198999</text:p>
          </table:table-cell>
          <table:table-cell table:formula="of:=IF([.L555]-[.I555]=0;0;1)" office:value-type="float" office:value="0" calcext:value-type="float">
            <text:p>0</text:p>
          </table:table-cell>
          <table:table-cell table:formula="of:=IF([.L555]-[.B5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7456000" calcext:value-type="float">
            <text:p>7456000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7676000" calcext:value-type="float">
            <text:p>7676000</text:p>
          </table:table-cell>
          <table:table-cell table:formula="of:=IF([.E556]-[.B556]=0;0;1)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7549999" calcext:value-type="float">
            <text:p>7549999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10159000" calcext:value-type="float">
            <text:p>10159000</text:p>
          </table:table-cell>
          <table:table-cell table:formula="of:=IF([.L556]-[.I556]=0;0;1)" office:value-type="float" office:value="0" calcext:value-type="float">
            <text:p>0</text:p>
          </table:table-cell>
          <table:table-cell table:formula="of:=IF([.L556]-[.B5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00" calcext:value-type="float">
            <text:p>1000</text:p>
          </table:table-cell>
          <table:table-cell office:value-type="float" office:value="12686999" calcext:value-type="float">
            <text:p>12686999</text:p>
          </table:table-cell>
          <table:table-cell office:value-type="float" office:value="555" calcext:value-type="float">
            <text:p>555</text:p>
          </table:table-cell>
          <table:table-cell office:value-type="float" office:value="1000" calcext:value-type="float">
            <text:p>1000</text:p>
          </table:table-cell>
          <table:table-cell office:value-type="float" office:value="13255000" calcext:value-type="float">
            <text:p>13255000</text:p>
          </table:table-cell>
          <table:table-cell table:formula="of:=IF([.E557]-[.B557]=0;0;1)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1000" calcext:value-type="float">
            <text:p>1000</text:p>
          </table:table-cell>
          <table:table-cell office:value-type="float" office:value="13406999" calcext:value-type="float">
            <text:p>13406999</text:p>
          </table:table-cell>
          <table:table-cell office:value-type="float" office:value="555" calcext:value-type="float">
            <text:p>555</text:p>
          </table:table-cell>
          <table:table-cell office:value-type="float" office:value="1000" calcext:value-type="float">
            <text:p>1000</text:p>
          </table:table-cell>
          <table:table-cell office:value-type="float" office:value="15543000" calcext:value-type="float">
            <text:p>15543000</text:p>
          </table:table-cell>
          <table:table-cell table:formula="of:=IF([.L557]-[.I557]=0;0;1)" office:value-type="float" office:value="0" calcext:value-type="float">
            <text:p>0</text:p>
          </table:table-cell>
          <table:table-cell table:formula="of:=IF([.L557]-[.B5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54999" calcext:value-type="float">
            <text:p>54999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56000" calcext:value-type="float">
            <text:p>56000</text:p>
          </table:table-cell>
          <table:table-cell table:formula="of:=IF([.E558]-[.B558]=0;0;1)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109000" calcext:value-type="float">
            <text:p>109000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99999" calcext:value-type="float">
            <text:p>99999</text:p>
          </table:table-cell>
          <table:table-cell table:formula="of:=IF([.L558]-[.I558]=0;0;1)" office:value-type="float" office:value="0" calcext:value-type="float">
            <text:p>0</text:p>
          </table:table-cell>
          <table:table-cell table:formula="of:=IF([.L558]-[.B5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685922000" calcext:value-type="float">
            <text:p>1685922000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750885000" calcext:value-type="float">
            <text:p>1750885000</text:p>
          </table:table-cell>
          <table:table-cell table:formula="of:=IF([.E559]-[.B559]=0;0;1)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765974000" calcext:value-type="float">
            <text:p>1765974000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724719000" calcext:value-type="float">
            <text:p>1724719000</text:p>
          </table:table-cell>
          <table:table-cell table:formula="of:=IF([.L559]-[.I559]=0;0;1)" office:value-type="float" office:value="0" calcext:value-type="float">
            <text:p>0</text:p>
          </table:table-cell>
          <table:table-cell table:formula="of:=IF([.L559]-[.B5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00" calcext:value-type="float">
            <text:p>1000</text:p>
          </table:table-cell>
          <table:table-cell office:value-type="float" office:value="28321000" calcext:value-type="float">
            <text:p>28321000</text:p>
          </table:table-cell>
          <table:table-cell office:value-type="float" office:value="558" calcext:value-type="float">
            <text:p>558</text:p>
          </table:table-cell>
          <table:table-cell office:value-type="float" office:value="1000" calcext:value-type="float">
            <text:p>1000</text:p>
          </table:table-cell>
          <table:table-cell office:value-type="float" office:value="29422000" calcext:value-type="float">
            <text:p>29422000</text:p>
          </table:table-cell>
          <table:table-cell table:formula="of:=IF([.E560]-[.B560]=0;0;1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000" calcext:value-type="float">
            <text:p>1000</text:p>
          </table:table-cell>
          <table:table-cell office:value-type="float" office:value="29193000" calcext:value-type="float">
            <text:p>29193000</text:p>
          </table:table-cell>
          <table:table-cell office:value-type="float" office:value="558" calcext:value-type="float">
            <text:p>558</text:p>
          </table:table-cell>
          <table:table-cell office:value-type="float" office:value="1000" calcext:value-type="float">
            <text:p>1000</text:p>
          </table:table-cell>
          <table:table-cell office:value-type="float" office:value="32470000" calcext:value-type="float">
            <text:p>32470000</text:p>
          </table:table-cell>
          <table:table-cell table:formula="of:=IF([.L560]-[.I560]=0;0;1)" office:value-type="float" office:value="0" calcext:value-type="float">
            <text:p>0</text:p>
          </table:table-cell>
          <table:table-cell table:formula="of:=IF([.L560]-[.B5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office:value-type="float" office:value="15959000" calcext:value-type="float">
            <text:p>15959000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office:value-type="float" office:value="15657999" calcext:value-type="float">
            <text:p>15657999</text:p>
          </table:table-cell>
          <table:table-cell table:formula="of:=IF([.E561]-[.B561]=0;0;1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office:value-type="float" office:value="16302999" calcext:value-type="float">
            <text:p>16302999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office:value-type="float" office:value="20329999" calcext:value-type="float">
            <text:p>20329999</text:p>
          </table:table-cell>
          <table:table-cell table:formula="of:=IF([.L561]-[.I561]=0;0;1)" office:value-type="float" office:value="0" calcext:value-type="float">
            <text:p>0</text:p>
          </table:table-cell>
          <table:table-cell table:formula="of:=IF([.L561]-[.B5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float" office:value="11146999" calcext:value-type="float">
            <text:p>11146999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float" office:value="11387999" calcext:value-type="float">
            <text:p>11387999</text:p>
          </table:table-cell>
          <table:table-cell table:formula="of:=IF([.E562]-[.B562]=0;0;1)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float" office:value="11540000" calcext:value-type="float">
            <text:p>1154000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float" office:value="14003000" calcext:value-type="float">
            <text:p>14003000</text:p>
          </table:table-cell>
          <table:table-cell table:formula="of:=IF([.L562]-[.I562]=0;0;1)" office:value-type="float" office:value="0" calcext:value-type="float">
            <text:p>0</text:p>
          </table:table-cell>
          <table:table-cell table:formula="of:=IF([.L562]-[.B5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00" calcext:value-type="float">
            <text:p>1000</text:p>
          </table:table-cell>
          <table:table-cell office:value-type="float" office:value="15940000" calcext:value-type="float">
            <text:p>15940000</text:p>
          </table:table-cell>
          <table:table-cell office:value-type="float" office:value="561" calcext:value-type="float">
            <text:p>561</text:p>
          </table:table-cell>
          <table:table-cell office:value-type="float" office:value="1000" calcext:value-type="float">
            <text:p>1000</text:p>
          </table:table-cell>
          <table:table-cell office:value-type="float" office:value="16122000" calcext:value-type="float">
            <text:p>16122000</text:p>
          </table:table-cell>
          <table:table-cell table:formula="of:=IF([.E563]-[.B563]=0;0;1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1000" calcext:value-type="float">
            <text:p>1000</text:p>
          </table:table-cell>
          <table:table-cell office:value-type="float" office:value="16284000" calcext:value-type="float">
            <text:p>16284000</text:p>
          </table:table-cell>
          <table:table-cell office:value-type="float" office:value="561" calcext:value-type="float">
            <text:p>561</text:p>
          </table:table-cell>
          <table:table-cell office:value-type="float" office:value="1000" calcext:value-type="float">
            <text:p>1000</text:p>
          </table:table-cell>
          <table:table-cell office:value-type="float" office:value="18470999" calcext:value-type="float">
            <text:p>18470999</text:p>
          </table:table-cell>
          <table:table-cell table:formula="of:=IF([.L563]-[.I563]=0;0;1)" office:value-type="float" office:value="0" calcext:value-type="float">
            <text:p>0</text:p>
          </table:table-cell>
          <table:table-cell table:formula="of:=IF([.L563]-[.B5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0" calcext:value-type="float">
            <text:p>1000</text:p>
          </table:table-cell>
          <table:table-cell office:value-type="float" office:value="11890000" calcext:value-type="float">
            <text:p>11890000</text:p>
          </table:table-cell>
          <table:table-cell office:value-type="float" office:value="562" calcext:value-type="float">
            <text:p>562</text:p>
          </table:table-cell>
          <table:table-cell office:value-type="float" office:value="1000" calcext:value-type="float">
            <text:p>1000</text:p>
          </table:table-cell>
          <table:table-cell office:value-type="float" office:value="12131000" calcext:value-type="float">
            <text:p>12131000</text:p>
          </table:table-cell>
          <table:table-cell table:formula="of:=IF([.E564]-[.B564]=0;0;1)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000" calcext:value-type="float">
            <text:p>1000</text:p>
          </table:table-cell>
          <table:table-cell office:value-type="float" office:value="12215000" calcext:value-type="float">
            <text:p>12215000</text:p>
          </table:table-cell>
          <table:table-cell office:value-type="float" office:value="562" calcext:value-type="float">
            <text:p>562</text:p>
          </table:table-cell>
          <table:table-cell office:value-type="float" office:value="1000" calcext:value-type="float">
            <text:p>1000</text:p>
          </table:table-cell>
          <table:table-cell office:value-type="float" office:value="13590999" calcext:value-type="float">
            <text:p>13590999</text:p>
          </table:table-cell>
          <table:table-cell table:formula="of:=IF([.L564]-[.I564]=0;0;1)" office:value-type="float" office:value="0" calcext:value-type="float">
            <text:p>0</text:p>
          </table:table-cell>
          <table:table-cell table:formula="of:=IF([.L564]-[.B5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00" calcext:value-type="float">
            <text:p>1000</text:p>
          </table:table-cell>
          <table:table-cell office:value-type="float" office:value="17293000" calcext:value-type="float">
            <text:p>17293000</text:p>
          </table:table-cell>
          <table:table-cell office:value-type="float" office:value="563" calcext:value-type="float">
            <text:p>563</text:p>
          </table:table-cell>
          <table:table-cell office:value-type="float" office:value="1000" calcext:value-type="float">
            <text:p>1000</text:p>
          </table:table-cell>
          <table:table-cell office:value-type="float" office:value="17474000" calcext:value-type="float">
            <text:p>17474000</text:p>
          </table:table-cell>
          <table:table-cell table:formula="of:=IF([.E565]-[.B565]=0;0;1)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1000" calcext:value-type="float">
            <text:p>1000</text:p>
          </table:table-cell>
          <table:table-cell office:value-type="float" office:value="17577000" calcext:value-type="float">
            <text:p>17577000</text:p>
          </table:table-cell>
          <table:table-cell office:value-type="float" office:value="563" calcext:value-type="float">
            <text:p>563</text:p>
          </table:table-cell>
          <table:table-cell office:value-type="float" office:value="1000" calcext:value-type="float">
            <text:p>1000</text:p>
          </table:table-cell>
          <table:table-cell office:value-type="float" office:value="19329000" calcext:value-type="float">
            <text:p>19329000</text:p>
          </table:table-cell>
          <table:table-cell table:formula="of:=IF([.L565]-[.I565]=0;0;1)" office:value-type="float" office:value="0" calcext:value-type="float">
            <text:p>0</text:p>
          </table:table-cell>
          <table:table-cell table:formula="of:=IF([.L565]-[.B5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00" calcext:value-type="float">
            <text:p>1000</text:p>
          </table:table-cell>
          <table:table-cell office:value-type="float" office:value="4321000" calcext:value-type="float">
            <text:p>4321000</text:p>
          </table:table-cell>
          <table:table-cell office:value-type="float" office:value="564" calcext:value-type="float">
            <text:p>564</text:p>
          </table:table-cell>
          <table:table-cell office:value-type="float" office:value="1000" calcext:value-type="float">
            <text:p>1000</text:p>
          </table:table-cell>
          <table:table-cell office:value-type="float" office:value="4391000" calcext:value-type="float">
            <text:p>4391000</text:p>
          </table:table-cell>
          <table:table-cell table:formula="of:=IF([.E566]-[.B566]=0;0;1)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000" calcext:value-type="float">
            <text:p>1000</text:p>
          </table:table-cell>
          <table:table-cell office:value-type="float" office:value="4576000" calcext:value-type="float">
            <text:p>4576000</text:p>
          </table:table-cell>
          <table:table-cell office:value-type="float" office:value="564" calcext:value-type="float">
            <text:p>564</text:p>
          </table:table-cell>
          <table:table-cell office:value-type="float" office:value="1000" calcext:value-type="float">
            <text:p>1000</text:p>
          </table:table-cell>
          <table:table-cell office:value-type="float" office:value="5118000" calcext:value-type="float">
            <text:p>5118000</text:p>
          </table:table-cell>
          <table:table-cell table:formula="of:=IF([.L566]-[.I566]=0;0;1)" office:value-type="float" office:value="0" calcext:value-type="float">
            <text:p>0</text:p>
          </table:table-cell>
          <table:table-cell table:formula="of:=IF([.L566]-[.B5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121041000" calcext:value-type="float">
            <text:p>121041000</text:p>
          </table:table-cell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126859000" calcext:value-type="float">
            <text:p>126859000</text:p>
          </table:table-cell>
          <table:table-cell table:formula="of:=IF([.E567]-[.B567]=0;0;1)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128095999" calcext:value-type="float">
            <text:p>128095999</text:p>
          </table:table-cell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125518999" calcext:value-type="float">
            <text:p>125518999</text:p>
          </table:table-cell>
          <table:table-cell table:formula="of:=IF([.L567]-[.I567]=0;0;1)" office:value-type="float" office:value="0" calcext:value-type="float">
            <text:p>0</text:p>
          </table:table-cell>
          <table:table-cell table:formula="of:=IF([.L567]-[.B5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9615000" calcext:value-type="float">
            <text:p>9615000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9888000" calcext:value-type="float">
            <text:p>9888000</text:p>
          </table:table-cell>
          <table:table-cell table:formula="of:=IF([.E568]-[.B568]=0;0;1)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10107999" calcext:value-type="float">
            <text:p>10107999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11753999" calcext:value-type="float">
            <text:p>11753999</text:p>
          </table:table-cell>
          <table:table-cell table:formula="of:=IF([.L568]-[.I568]=0;0;1)" office:value-type="float" office:value="0" calcext:value-type="float">
            <text:p>0</text:p>
          </table:table-cell>
          <table:table-cell table:formula="of:=IF([.L568]-[.B5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611000" calcext:value-type="float">
            <text:p>611000</text:p>
          </table:table-cell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625000" calcext:value-type="float">
            <text:p>625000</text:p>
          </table:table-cell>
          <table:table-cell table:formula="of:=IF([.E569]-[.B569]=0;0;1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701999" calcext:value-type="float">
            <text:p>701999</text:p>
          </table:table-cell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937999" calcext:value-type="float">
            <text:p>937999</text:p>
          </table:table-cell>
          <table:table-cell table:formula="of:=IF([.L569]-[.I569]=0;0;1)" office:value-type="float" office:value="0" calcext:value-type="float">
            <text:p>0</text:p>
          </table:table-cell>
          <table:table-cell table:formula="of:=IF([.L569]-[.B5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35751000" calcext:value-type="float">
            <text:p>35751000</text:p>
          </table:table-cell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37125000" calcext:value-type="float">
            <text:p>37125000</text:p>
          </table:table-cell>
          <table:table-cell table:formula="of:=IF([.E570]-[.B570]=0;0;1)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37246000" calcext:value-type="float">
            <text:p>37246000</text:p>
          </table:table-cell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38765999" calcext:value-type="float">
            <text:p>38765999</text:p>
          </table:table-cell>
          <table:table-cell table:formula="of:=IF([.L570]-[.I570]=0;0;1)" office:value-type="float" office:value="0" calcext:value-type="float">
            <text:p>0</text:p>
          </table:table-cell>
          <table:table-cell table:formula="of:=IF([.L570]-[.B5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00" calcext:value-type="float">
            <text:p>1000</text:p>
          </table:table-cell>
          <table:table-cell office:value-type="float" office:value="15241000" calcext:value-type="float">
            <text:p>15241000</text:p>
          </table:table-cell>
          <table:table-cell office:value-type="float" office:value="569" calcext:value-type="float">
            <text:p>569</text:p>
          </table:table-cell>
          <table:table-cell office:value-type="float" office:value="1000" calcext:value-type="float">
            <text:p>1000</text:p>
          </table:table-cell>
          <table:table-cell office:value-type="float" office:value="15384000" calcext:value-type="float">
            <text:p>15384000</text:p>
          </table:table-cell>
          <table:table-cell table:formula="of:=IF([.E571]-[.B571]=0;0;1)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1000" calcext:value-type="float">
            <text:p>1000</text:p>
          </table:table-cell>
          <table:table-cell office:value-type="float" office:value="15515999" calcext:value-type="float">
            <text:p>15515999</text:p>
          </table:table-cell>
          <table:table-cell office:value-type="float" office:value="569" calcext:value-type="float">
            <text:p>569</text:p>
          </table:table-cell>
          <table:table-cell office:value-type="float" office:value="1000" calcext:value-type="float">
            <text:p>1000</text:p>
          </table:table-cell>
          <table:table-cell office:value-type="float" office:value="16922000" calcext:value-type="float">
            <text:p>16922000</text:p>
          </table:table-cell>
          <table:table-cell table:formula="of:=IF([.L571]-[.I571]=0;0;1)" office:value-type="float" office:value="0" calcext:value-type="float">
            <text:p>0</text:p>
          </table:table-cell>
          <table:table-cell table:formula="of:=IF([.L571]-[.B5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4083000" calcext:value-type="float">
            <text:p>24083000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4492999" calcext:value-type="float">
            <text:p>24492999</text:p>
          </table:table-cell>
          <table:table-cell table:formula="of:=IF([.E572]-[.B572]=0;0;1)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5360999" calcext:value-type="float">
            <text:p>25360999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5883000" calcext:value-type="float">
            <text:p>25883000</text:p>
          </table:table-cell>
          <table:table-cell table:formula="of:=IF([.L572]-[.I572]=0;0;1)" office:value-type="float" office:value="0" calcext:value-type="float">
            <text:p>0</text:p>
          </table:table-cell>
          <table:table-cell table:formula="of:=IF([.L572]-[.B5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00" calcext:value-type="float">
            <text:p>1000</text:p>
          </table:table-cell>
          <table:table-cell office:value-type="float" office:value="17862000" calcext:value-type="float">
            <text:p>17862000</text:p>
          </table:table-cell>
          <table:table-cell office:value-type="float" office:value="571" calcext:value-type="float">
            <text:p>571</text:p>
          </table:table-cell>
          <table:table-cell office:value-type="float" office:value="1000" calcext:value-type="float">
            <text:p>1000</text:p>
          </table:table-cell>
          <table:table-cell office:value-type="float" office:value="18015000" calcext:value-type="float">
            <text:p>18015000</text:p>
          </table:table-cell>
          <table:table-cell table:formula="of:=IF([.E573]-[.B573]=0;0;1)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000" calcext:value-type="float">
            <text:p>1000</text:p>
          </table:table-cell>
          <table:table-cell office:value-type="float" office:value="18135000" calcext:value-type="float">
            <text:p>18135000</text:p>
          </table:table-cell>
          <table:table-cell office:value-type="float" office:value="571" calcext:value-type="float">
            <text:p>571</text:p>
          </table:table-cell>
          <table:table-cell office:value-type="float" office:value="1000" calcext:value-type="float">
            <text:p>1000</text:p>
          </table:table-cell>
          <table:table-cell office:value-type="float" office:value="19410999" calcext:value-type="float">
            <text:p>19410999</text:p>
          </table:table-cell>
          <table:table-cell table:formula="of:=IF([.L573]-[.I573]=0;0;1)" office:value-type="float" office:value="0" calcext:value-type="float">
            <text:p>0</text:p>
          </table:table-cell>
          <table:table-cell table:formula="of:=IF([.L573]-[.B5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00" calcext:value-type="float">
            <text:p>1000</text:p>
          </table:table-cell>
          <table:table-cell office:value-type="float" office:value="12157999" calcext:value-type="float">
            <text:p>12157999</text:p>
          </table:table-cell>
          <table:table-cell office:value-type="float" office:value="572" calcext:value-type="float">
            <text:p>572</text:p>
          </table:table-cell>
          <table:table-cell office:value-type="float" office:value="1000" calcext:value-type="float">
            <text:p>1000</text:p>
          </table:table-cell>
          <table:table-cell office:value-type="float" office:value="12228000" calcext:value-type="float">
            <text:p>12228000</text:p>
          </table:table-cell>
          <table:table-cell table:formula="of:=IF([.E574]-[.B574]=0;0;1)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1000" calcext:value-type="float">
            <text:p>1000</text:p>
          </table:table-cell>
          <table:table-cell office:value-type="float" office:value="12494000" calcext:value-type="float">
            <text:p>12494000</text:p>
          </table:table-cell>
          <table:table-cell office:value-type="float" office:value="572" calcext:value-type="float">
            <text:p>572</text:p>
          </table:table-cell>
          <table:table-cell office:value-type="float" office:value="1000" calcext:value-type="float">
            <text:p>1000</text:p>
          </table:table-cell>
          <table:table-cell office:value-type="float" office:value="18115000" calcext:value-type="float">
            <text:p>18115000</text:p>
          </table:table-cell>
          <table:table-cell table:formula="of:=IF([.L574]-[.I574]=0;0;1)" office:value-type="float" office:value="0" calcext:value-type="float">
            <text:p>0</text:p>
          </table:table-cell>
          <table:table-cell table:formula="of:=IF([.L574]-[.B5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00" calcext:value-type="float">
            <text:p>1000</text:p>
          </table:table-cell>
          <table:table-cell office:value-type="float" office:value="25758999" calcext:value-type="float">
            <text:p>25758999</text:p>
          </table:table-cell>
          <table:table-cell office:value-type="float" office:value="573" calcext:value-type="float">
            <text:p>573</text:p>
          </table:table-cell>
          <table:table-cell office:value-type="float" office:value="1000" calcext:value-type="float">
            <text:p>1000</text:p>
          </table:table-cell>
          <table:table-cell office:value-type="float" office:value="25762000" calcext:value-type="float">
            <text:p>25762000</text:p>
          </table:table-cell>
          <table:table-cell table:formula="of:=IF([.E575]-[.B575]=0;0;1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000" calcext:value-type="float">
            <text:p>1000</text:p>
          </table:table-cell>
          <table:table-cell office:value-type="float" office:value="25901000" calcext:value-type="float">
            <text:p>25901000</text:p>
          </table:table-cell>
          <table:table-cell office:value-type="float" office:value="573" calcext:value-type="float">
            <text:p>573</text:p>
          </table:table-cell>
          <table:table-cell office:value-type="float" office:value="1000" calcext:value-type="float">
            <text:p>1000</text:p>
          </table:table-cell>
          <table:table-cell office:value-type="float" office:value="31502999" calcext:value-type="float">
            <text:p>31502999</text:p>
          </table:table-cell>
          <table:table-cell table:formula="of:=IF([.L575]-[.I575]=0;0;1)" office:value-type="float" office:value="0" calcext:value-type="float">
            <text:p>0</text:p>
          </table:table-cell>
          <table:table-cell table:formula="of:=IF([.L575]-[.B5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00" calcext:value-type="float">
            <text:p>1000</text:p>
          </table:table-cell>
          <table:table-cell office:value-type="float" office:value="733300000" calcext:value-type="float">
            <text:p>733300000</text:p>
          </table:table-cell>
          <table:table-cell office:value-type="float" office:value="574" calcext:value-type="float">
            <text:p>574</text:p>
          </table:table-cell>
          <table:table-cell office:value-type="float" office:value="1000" calcext:value-type="float">
            <text:p>1000</text:p>
          </table:table-cell>
          <table:table-cell office:value-type="float" office:value="777196999" calcext:value-type="float">
            <text:p>777196999</text:p>
          </table:table-cell>
          <table:table-cell table:formula="of:=IF([.E576]-[.B576]=0;0;1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000" calcext:value-type="float">
            <text:p>1000</text:p>
          </table:table-cell>
          <table:table-cell office:value-type="float" office:value="798918999" calcext:value-type="float">
            <text:p>798918999</text:p>
          </table:table-cell>
          <table:table-cell office:value-type="float" office:value="574" calcext:value-type="float">
            <text:p>574</text:p>
          </table:table-cell>
          <table:table-cell office:value-type="float" office:value="1000" calcext:value-type="float">
            <text:p>1000</text:p>
          </table:table-cell>
          <table:table-cell office:value-type="float" office:value="744560999" calcext:value-type="float">
            <text:p>744560999</text:p>
          </table:table-cell>
          <table:table-cell table:formula="of:=IF([.L576]-[.I576]=0;0;1)" office:value-type="float" office:value="0" calcext:value-type="float">
            <text:p>0</text:p>
          </table:table-cell>
          <table:table-cell table:formula="of:=IF([.L576]-[.B5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00" calcext:value-type="float">
            <text:p>1000</text:p>
          </table:table-cell>
          <table:table-cell office:value-type="float" office:value="6085999" calcext:value-type="float">
            <text:p>6085999</text:p>
          </table:table-cell>
          <table:table-cell office:value-type="float" office:value="575" calcext:value-type="float">
            <text:p>575</text:p>
          </table:table-cell>
          <table:table-cell office:value-type="float" office:value="1000" calcext:value-type="float">
            <text:p>1000</text:p>
          </table:table-cell>
          <table:table-cell office:value-type="float" office:value="6265000" calcext:value-type="float">
            <text:p>6265000</text:p>
          </table:table-cell>
          <table:table-cell table:formula="of:=IF([.E577]-[.B577]=0;0;1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1000" calcext:value-type="float">
            <text:p>1000</text:p>
          </table:table-cell>
          <table:table-cell office:value-type="float" office:value="6344000" calcext:value-type="float">
            <text:p>6344000</text:p>
          </table:table-cell>
          <table:table-cell office:value-type="float" office:value="575" calcext:value-type="float">
            <text:p>575</text:p>
          </table:table-cell>
          <table:table-cell office:value-type="float" office:value="1000" calcext:value-type="float">
            <text:p>1000</text:p>
          </table:table-cell>
          <table:table-cell office:value-type="float" office:value="7865000" calcext:value-type="float">
            <text:p>7865000</text:p>
          </table:table-cell>
          <table:table-cell table:formula="of:=IF([.L577]-[.I577]=0;0;1)" office:value-type="float" office:value="0" calcext:value-type="float">
            <text:p>0</text:p>
          </table:table-cell>
          <table:table-cell table:formula="of:=IF([.L577]-[.B5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00" calcext:value-type="float">
            <text:p>1000</text:p>
          </table:table-cell>
          <table:table-cell office:value-type="float" office:value="10544999" calcext:value-type="float">
            <text:p>10544999</text:p>
          </table:table-cell>
          <table:table-cell office:value-type="float" office:value="576" calcext:value-type="float">
            <text:p>576</text:p>
          </table:table-cell>
          <table:table-cell office:value-type="float" office:value="1000" calcext:value-type="float">
            <text:p>1000</text:p>
          </table:table-cell>
          <table:table-cell office:value-type="float" office:value="10595000" calcext:value-type="float">
            <text:p>10595000</text:p>
          </table:table-cell>
          <table:table-cell table:formula="of:=IF([.E578]-[.B578]=0;0;1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000" calcext:value-type="float">
            <text:p>1000</text:p>
          </table:table-cell>
          <table:table-cell office:value-type="float" office:value="11516000" calcext:value-type="float">
            <text:p>11516000</text:p>
          </table:table-cell>
          <table:table-cell office:value-type="float" office:value="576" calcext:value-type="float">
            <text:p>576</text:p>
          </table:table-cell>
          <table:table-cell office:value-type="float" office:value="1000" calcext:value-type="float">
            <text:p>1000</text:p>
          </table:table-cell>
          <table:table-cell office:value-type="float" office:value="12215000" calcext:value-type="float">
            <text:p>12215000</text:p>
          </table:table-cell>
          <table:table-cell table:formula="of:=IF([.L578]-[.I578]=0;0;1)" office:value-type="float" office:value="0" calcext:value-type="float">
            <text:p>0</text:p>
          </table:table-cell>
          <table:table-cell table:formula="of:=IF([.L578]-[.B5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float" office:value="12378000" calcext:value-type="float">
            <text:p>12378000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float" office:value="12477000" calcext:value-type="float">
            <text:p>12477000</text:p>
          </table:table-cell>
          <table:table-cell table:formula="of:=IF([.E579]-[.B579]=0;0;1)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float" office:value="12886000" calcext:value-type="float">
            <text:p>12886000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float" office:value="13897999" calcext:value-type="float">
            <text:p>13897999</text:p>
          </table:table-cell>
          <table:table-cell table:formula="of:=IF([.L579]-[.I579]=0;0;1)" office:value-type="float" office:value="0" calcext:value-type="float">
            <text:p>0</text:p>
          </table:table-cell>
          <table:table-cell table:formula="of:=IF([.L579]-[.B5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00" calcext:value-type="float">
            <text:p>1000</text:p>
          </table:table-cell>
          <table:table-cell office:value-type="float" office:value="6325000" calcext:value-type="float">
            <text:p>6325000</text:p>
          </table:table-cell>
          <table:table-cell office:value-type="float" office:value="578" calcext:value-type="float">
            <text:p>578</text:p>
          </table:table-cell>
          <table:table-cell office:value-type="float" office:value="1000" calcext:value-type="float">
            <text:p>1000</text:p>
          </table:table-cell>
          <table:table-cell office:value-type="float" office:value="6281999" calcext:value-type="float">
            <text:p>6281999</text:p>
          </table:table-cell>
          <table:table-cell table:formula="of:=IF([.E580]-[.B580]=0;0;1)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1000" calcext:value-type="float">
            <text:p>1000</text:p>
          </table:table-cell>
          <table:table-cell office:value-type="float" office:value="6645000" calcext:value-type="float">
            <text:p>6645000</text:p>
          </table:table-cell>
          <table:table-cell office:value-type="float" office:value="578" calcext:value-type="float">
            <text:p>578</text:p>
          </table:table-cell>
          <table:table-cell office:value-type="float" office:value="1000" calcext:value-type="float">
            <text:p>1000</text:p>
          </table:table-cell>
          <table:table-cell office:value-type="float" office:value="6676000" calcext:value-type="float">
            <text:p>6676000</text:p>
          </table:table-cell>
          <table:table-cell table:formula="of:=IF([.L580]-[.I580]=0;0;1)" office:value-type="float" office:value="0" calcext:value-type="float">
            <text:p>0</text:p>
          </table:table-cell>
          <table:table-cell table:formula="of:=IF([.L580]-[.B5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19711000" calcext:value-type="float">
            <text:p>19711000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20231000" calcext:value-type="float">
            <text:p>20231000</text:p>
          </table:table-cell>
          <table:table-cell table:formula="of:=IF([.E581]-[.B581]=0;0;1)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20319000" calcext:value-type="float">
            <text:p>20319000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21809000" calcext:value-type="float">
            <text:p>21809000</text:p>
          </table:table-cell>
          <table:table-cell table:formula="of:=IF([.L581]-[.I581]=0;0;1)" office:value-type="float" office:value="0" calcext:value-type="float">
            <text:p>0</text:p>
          </table:table-cell>
          <table:table-cell table:formula="of:=IF([.L581]-[.B5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00" calcext:value-type="float">
            <text:p>1000</text:p>
          </table:table-cell>
          <table:table-cell office:value-type="float" office:value="16805999" calcext:value-type="float">
            <text:p>16805999</text:p>
          </table:table-cell>
          <table:table-cell office:value-type="float" office:value="580" calcext:value-type="float">
            <text:p>580</text:p>
          </table:table-cell>
          <table:table-cell office:value-type="float" office:value="1000" calcext:value-type="float">
            <text:p>1000</text:p>
          </table:table-cell>
          <table:table-cell office:value-type="float" office:value="17404000" calcext:value-type="float">
            <text:p>17404000</text:p>
          </table:table-cell>
          <table:table-cell table:formula="of:=IF([.E582]-[.B582]=0;0;1)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000" calcext:value-type="float">
            <text:p>1000</text:p>
          </table:table-cell>
          <table:table-cell office:value-type="float" office:value="17781000" calcext:value-type="float">
            <text:p>17781000</text:p>
          </table:table-cell>
          <table:table-cell office:value-type="float" office:value="580" calcext:value-type="float">
            <text:p>580</text:p>
          </table:table-cell>
          <table:table-cell office:value-type="float" office:value="1000" calcext:value-type="float">
            <text:p>1000</text:p>
          </table:table-cell>
          <table:table-cell office:value-type="float" office:value="17915999" calcext:value-type="float">
            <text:p>17915999</text:p>
          </table:table-cell>
          <table:table-cell table:formula="of:=IF([.L582]-[.I582]=0;0;1)" office:value-type="float" office:value="0" calcext:value-type="float">
            <text:p>0</text:p>
          </table:table-cell>
          <table:table-cell table:formula="of:=IF([.L582]-[.B5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00" calcext:value-type="float">
            <text:p>1000</text:p>
          </table:table-cell>
          <table:table-cell office:value-type="float" office:value="15115000" calcext:value-type="float">
            <text:p>15115000</text:p>
          </table:table-cell>
          <table:table-cell office:value-type="float" office:value="581" calcext:value-type="float">
            <text:p>581</text:p>
          </table:table-cell>
          <table:table-cell office:value-type="float" office:value="1000" calcext:value-type="float">
            <text:p>1000</text:p>
          </table:table-cell>
          <table:table-cell office:value-type="float" office:value="15600000" calcext:value-type="float">
            <text:p>15600000</text:p>
          </table:table-cell>
          <table:table-cell table:formula="of:=IF([.E583]-[.B583]=0;0;1)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1000" calcext:value-type="float">
            <text:p>1000</text:p>
          </table:table-cell>
          <table:table-cell office:value-type="float" office:value="15941000" calcext:value-type="float">
            <text:p>15941000</text:p>
          </table:table-cell>
          <table:table-cell office:value-type="float" office:value="581" calcext:value-type="float">
            <text:p>581</text:p>
          </table:table-cell>
          <table:table-cell office:value-type="float" office:value="1000" calcext:value-type="float">
            <text:p>1000</text:p>
          </table:table-cell>
          <table:table-cell office:value-type="float" office:value="18723999" calcext:value-type="float">
            <text:p>18723999</text:p>
          </table:table-cell>
          <table:table-cell table:formula="of:=IF([.L583]-[.I583]=0;0;1)" office:value-type="float" office:value="0" calcext:value-type="float">
            <text:p>0</text:p>
          </table:table-cell>
          <table:table-cell table:formula="of:=IF([.L583]-[.B5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00" calcext:value-type="float">
            <text:p>1000</text:p>
          </table:table-cell>
          <table:table-cell office:value-type="float" office:value="859020999" calcext:value-type="float">
            <text:p>859020999</text:p>
          </table:table-cell>
          <table:table-cell office:value-type="float" office:value="582" calcext:value-type="float">
            <text:p>582</text:p>
          </table:table-cell>
          <table:table-cell office:value-type="float" office:value="1000" calcext:value-type="float">
            <text:p>1000</text:p>
          </table:table-cell>
          <table:table-cell office:value-type="float" office:value="891000000" calcext:value-type="float">
            <text:p>891000000</text:p>
          </table:table-cell>
          <table:table-cell table:formula="of:=IF([.E584]-[.B584]=0;0;1)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000" calcext:value-type="float">
            <text:p>1000</text:p>
          </table:table-cell>
          <table:table-cell office:value-type="float" office:value="916450000" calcext:value-type="float">
            <text:p>916450000</text:p>
          </table:table-cell>
          <table:table-cell office:value-type="float" office:value="582" calcext:value-type="float">
            <text:p>582</text:p>
          </table:table-cell>
          <table:table-cell office:value-type="float" office:value="1000" calcext:value-type="float">
            <text:p>1000</text:p>
          </table:table-cell>
          <table:table-cell office:value-type="float" office:value="885660000" calcext:value-type="float">
            <text:p>885660000</text:p>
          </table:table-cell>
          <table:table-cell table:formula="of:=IF([.L584]-[.I584]=0;0;1)" office:value-type="float" office:value="0" calcext:value-type="float">
            <text:p>0</text:p>
          </table:table-cell>
          <table:table-cell table:formula="of:=IF([.L584]-[.B5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00" calcext:value-type="float">
            <text:p>1000</text:p>
          </table:table-cell>
          <table:table-cell office:value-type="float" office:value="8581000" calcext:value-type="float">
            <text:p>8581000</text:p>
          </table:table-cell>
          <table:table-cell office:value-type="float" office:value="583" calcext:value-type="float">
            <text:p>583</text:p>
          </table:table-cell>
          <table:table-cell office:value-type="float" office:value="1000" calcext:value-type="float">
            <text:p>1000</text:p>
          </table:table-cell>
          <table:table-cell office:value-type="float" office:value="8841000" calcext:value-type="float">
            <text:p>8841000</text:p>
          </table:table-cell>
          <table:table-cell table:formula="of:=IF([.E585]-[.B585]=0;0;1)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1000" calcext:value-type="float">
            <text:p>1000</text:p>
          </table:table-cell>
          <table:table-cell office:value-type="float" office:value="10646000" calcext:value-type="float">
            <text:p>10646000</text:p>
          </table:table-cell>
          <table:table-cell office:value-type="float" office:value="583" calcext:value-type="float">
            <text:p>583</text:p>
          </table:table-cell>
          <table:table-cell office:value-type="float" office:value="1000" calcext:value-type="float">
            <text:p>1000</text:p>
          </table:table-cell>
          <table:table-cell office:value-type="float" office:value="10466000" calcext:value-type="float">
            <text:p>10466000</text:p>
          </table:table-cell>
          <table:table-cell table:formula="of:=IF([.L585]-[.I585]=0;0;1)" office:value-type="float" office:value="0" calcext:value-type="float">
            <text:p>0</text:p>
          </table:table-cell>
          <table:table-cell table:formula="of:=IF([.L585]-[.B5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00" calcext:value-type="float">
            <text:p>1000</text:p>
          </table:table-cell>
          <table:table-cell office:value-type="float" office:value="8473999" calcext:value-type="float">
            <text:p>8473999</text:p>
          </table:table-cell>
          <table:table-cell office:value-type="float" office:value="584" calcext:value-type="float">
            <text:p>584</text:p>
          </table:table-cell>
          <table:table-cell office:value-type="float" office:value="1000" calcext:value-type="float">
            <text:p>1000</text:p>
          </table:table-cell>
          <table:table-cell office:value-type="float" office:value="8603000" calcext:value-type="float">
            <text:p>8603000</text:p>
          </table:table-cell>
          <table:table-cell table:formula="of:=IF([.E586]-[.B586]=0;0;1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000" calcext:value-type="float">
            <text:p>1000</text:p>
          </table:table-cell>
          <table:table-cell office:value-type="float" office:value="9097000" calcext:value-type="float">
            <text:p>9097000</text:p>
          </table:table-cell>
          <table:table-cell office:value-type="float" office:value="584" calcext:value-type="float">
            <text:p>584</text:p>
          </table:table-cell>
          <table:table-cell office:value-type="float" office:value="1000" calcext:value-type="float">
            <text:p>1000</text:p>
          </table:table-cell>
          <table:table-cell office:value-type="float" office:value="12894000" calcext:value-type="float">
            <text:p>12894000</text:p>
          </table:table-cell>
          <table:table-cell table:formula="of:=IF([.L586]-[.I586]=0;0;1)" office:value-type="float" office:value="0" calcext:value-type="float">
            <text:p>0</text:p>
          </table:table-cell>
          <table:table-cell table:formula="of:=IF([.L586]-[.B5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00" calcext:value-type="float">
            <text:p>1000</text:p>
          </table:table-cell>
          <table:table-cell office:value-type="float" office:value="7679999" calcext:value-type="float">
            <text:p>7679999</text:p>
          </table:table-cell>
          <table:table-cell office:value-type="float" office:value="585" calcext:value-type="float">
            <text:p>585</text:p>
          </table:table-cell>
          <table:table-cell office:value-type="float" office:value="1000" calcext:value-type="float">
            <text:p>1000</text:p>
          </table:table-cell>
          <table:table-cell office:value-type="float" office:value="7670000" calcext:value-type="float">
            <text:p>7670000</text:p>
          </table:table-cell>
          <table:table-cell table:formula="of:=IF([.E587]-[.B587]=0;0;1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1000" calcext:value-type="float">
            <text:p>1000</text:p>
          </table:table-cell>
          <table:table-cell office:value-type="float" office:value="8017999" calcext:value-type="float">
            <text:p>8017999</text:p>
          </table:table-cell>
          <table:table-cell office:value-type="float" office:value="585" calcext:value-type="float">
            <text:p>585</text:p>
          </table:table-cell>
          <table:table-cell office:value-type="float" office:value="1000" calcext:value-type="float">
            <text:p>1000</text:p>
          </table:table-cell>
          <table:table-cell office:value-type="float" office:value="8224000" calcext:value-type="float">
            <text:p>8224000</text:p>
          </table:table-cell>
          <table:table-cell table:formula="of:=IF([.L587]-[.I587]=0;0;1)" office:value-type="float" office:value="0" calcext:value-type="float">
            <text:p>0</text:p>
          </table:table-cell>
          <table:table-cell table:formula="of:=IF([.L587]-[.B5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00" calcext:value-type="float">
            <text:p>1000</text:p>
          </table:table-cell>
          <table:table-cell office:value-type="float" office:value="15629000" calcext:value-type="float">
            <text:p>15629000</text:p>
          </table:table-cell>
          <table:table-cell office:value-type="float" office:value="586" calcext:value-type="float">
            <text:p>586</text:p>
          </table:table-cell>
          <table:table-cell office:value-type="float" office:value="1000" calcext:value-type="float">
            <text:p>1000</text:p>
          </table:table-cell>
          <table:table-cell office:value-type="float" office:value="16593999" calcext:value-type="float">
            <text:p>16593999</text:p>
          </table:table-cell>
          <table:table-cell table:formula="of:=IF([.E588]-[.B588]=0;0;1)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1000" calcext:value-type="float">
            <text:p>1000</text:p>
          </table:table-cell>
          <table:table-cell office:value-type="float" office:value="16153999" calcext:value-type="float">
            <text:p>16153999</text:p>
          </table:table-cell>
          <table:table-cell office:value-type="float" office:value="586" calcext:value-type="float">
            <text:p>586</text:p>
          </table:table-cell>
          <table:table-cell office:value-type="float" office:value="1000" calcext:value-type="float">
            <text:p>1000</text:p>
          </table:table-cell>
          <table:table-cell office:value-type="float" office:value="16916999" calcext:value-type="float">
            <text:p>16916999</text:p>
          </table:table-cell>
          <table:table-cell table:formula="of:=IF([.L588]-[.I588]=0;0;1)" office:value-type="float" office:value="0" calcext:value-type="float">
            <text:p>0</text:p>
          </table:table-cell>
          <table:table-cell table:formula="of:=IF([.L588]-[.B5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00" calcext:value-type="float">
            <text:p>1000</text:p>
          </table:table-cell>
          <table:table-cell office:value-type="float" office:value="63838999" calcext:value-type="float">
            <text:p>63838999</text:p>
          </table:table-cell>
          <table:table-cell office:value-type="float" office:value="587" calcext:value-type="float">
            <text:p>587</text:p>
          </table:table-cell>
          <table:table-cell office:value-type="float" office:value="1000" calcext:value-type="float">
            <text:p>1000</text:p>
          </table:table-cell>
          <table:table-cell office:value-type="float" office:value="65995000" calcext:value-type="float">
            <text:p>65995000</text:p>
          </table:table-cell>
          <table:table-cell table:formula="of:=IF([.E589]-[.B589]=0;0;1)"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1000" calcext:value-type="float">
            <text:p>1000</text:p>
          </table:table-cell>
          <table:table-cell office:value-type="float" office:value="66452000" calcext:value-type="float">
            <text:p>66452000</text:p>
          </table:table-cell>
          <table:table-cell office:value-type="float" office:value="587" calcext:value-type="float">
            <text:p>587</text:p>
          </table:table-cell>
          <table:table-cell office:value-type="float" office:value="1000" calcext:value-type="float">
            <text:p>1000</text:p>
          </table:table-cell>
          <table:table-cell office:value-type="float" office:value="67541999" calcext:value-type="float">
            <text:p>67541999</text:p>
          </table:table-cell>
          <table:table-cell table:formula="of:=IF([.L589]-[.I589]=0;0;1)" office:value-type="float" office:value="0" calcext:value-type="float">
            <text:p>0</text:p>
          </table:table-cell>
          <table:table-cell table:formula="of:=IF([.L589]-[.B5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00" calcext:value-type="float">
            <text:p>1000</text:p>
          </table:table-cell>
          <table:table-cell office:value-type="float" office:value="12057000" calcext:value-type="float">
            <text:p>12057000</text:p>
          </table:table-cell>
          <table:table-cell office:value-type="float" office:value="588" calcext:value-type="float">
            <text:p>588</text:p>
          </table:table-cell>
          <table:table-cell office:value-type="float" office:value="1000" calcext:value-type="float">
            <text:p>1000</text:p>
          </table:table-cell>
          <table:table-cell office:value-type="float" office:value="12339000" calcext:value-type="float">
            <text:p>12339000</text:p>
          </table:table-cell>
          <table:table-cell table:formula="of:=IF([.E590]-[.B590]=0;0;1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000" calcext:value-type="float">
            <text:p>1000</text:p>
          </table:table-cell>
          <table:table-cell office:value-type="float" office:value="13021000" calcext:value-type="float">
            <text:p>13021000</text:p>
          </table:table-cell>
          <table:table-cell office:value-type="float" office:value="588" calcext:value-type="float">
            <text:p>588</text:p>
          </table:table-cell>
          <table:table-cell office:value-type="float" office:value="1000" calcext:value-type="float">
            <text:p>1000</text:p>
          </table:table-cell>
          <table:table-cell office:value-type="float" office:value="14705000" calcext:value-type="float">
            <text:p>14705000</text:p>
          </table:table-cell>
          <table:table-cell table:formula="of:=IF([.L590]-[.I590]=0;0;1)" office:value-type="float" office:value="0" calcext:value-type="float">
            <text:p>0</text:p>
          </table:table-cell>
          <table:table-cell table:formula="of:=IF([.L590]-[.B5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00" calcext:value-type="float">
            <text:p>1000</text:p>
          </table:table-cell>
          <table:table-cell office:value-type="float" office:value="12606000" calcext:value-type="float">
            <text:p>12606000</text:p>
          </table:table-cell>
          <table:table-cell office:value-type="float" office:value="589" calcext:value-type="float">
            <text:p>589</text:p>
          </table:table-cell>
          <table:table-cell office:value-type="float" office:value="1000" calcext:value-type="float">
            <text:p>1000</text:p>
          </table:table-cell>
          <table:table-cell office:value-type="float" office:value="12820000" calcext:value-type="float">
            <text:p>12820000</text:p>
          </table:table-cell>
          <table:table-cell table:formula="of:=IF([.E591]-[.B591]=0;0;1)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1000" calcext:value-type="float">
            <text:p>1000</text:p>
          </table:table-cell>
          <table:table-cell office:value-type="float" office:value="12955999" calcext:value-type="float">
            <text:p>12955999</text:p>
          </table:table-cell>
          <table:table-cell office:value-type="float" office:value="589" calcext:value-type="float">
            <text:p>589</text:p>
          </table:table-cell>
          <table:table-cell office:value-type="float" office:value="1000" calcext:value-type="float">
            <text:p>1000</text:p>
          </table:table-cell>
          <table:table-cell office:value-type="float" office:value="18111000" calcext:value-type="float">
            <text:p>18111000</text:p>
          </table:table-cell>
          <table:table-cell table:formula="of:=IF([.L591]-[.I591]=0;0;1)" office:value-type="float" office:value="0" calcext:value-type="float">
            <text:p>0</text:p>
          </table:table-cell>
          <table:table-cell table:formula="of:=IF([.L591]-[.B5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12625000" calcext:value-type="float">
            <text:p>12625000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12728999" calcext:value-type="float">
            <text:p>12728999</text:p>
          </table:table-cell>
          <table:table-cell table:formula="of:=IF([.E592]-[.B592]=0;0;1)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12818999" calcext:value-type="float">
            <text:p>12818999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13725000" calcext:value-type="float">
            <text:p>13725000</text:p>
          </table:table-cell>
          <table:table-cell table:formula="of:=IF([.L592]-[.I592]=0;0;1)" office:value-type="float" office:value="0" calcext:value-type="float">
            <text:p>0</text:p>
          </table:table-cell>
          <table:table-cell table:formula="of:=IF([.L592]-[.B5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00" calcext:value-type="float">
            <text:p>1000</text:p>
          </table:table-cell>
          <table:table-cell office:value-type="float" office:value="15819000" calcext:value-type="float">
            <text:p>15819000</text:p>
          </table:table-cell>
          <table:table-cell office:value-type="float" office:value="591" calcext:value-type="float">
            <text:p>591</text:p>
          </table:table-cell>
          <table:table-cell office:value-type="float" office:value="1000" calcext:value-type="float">
            <text:p>1000</text:p>
          </table:table-cell>
          <table:table-cell office:value-type="float" office:value="16659000" calcext:value-type="float">
            <text:p>16659000</text:p>
          </table:table-cell>
          <table:table-cell table:formula="of:=IF([.E593]-[.B593]=0;0;1)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000" calcext:value-type="float">
            <text:p>1000</text:p>
          </table:table-cell>
          <table:table-cell office:value-type="float" office:value="16169000" calcext:value-type="float">
            <text:p>16169000</text:p>
          </table:table-cell>
          <table:table-cell office:value-type="float" office:value="591" calcext:value-type="float">
            <text:p>591</text:p>
          </table:table-cell>
          <table:table-cell office:value-type="float" office:value="1000" calcext:value-type="float">
            <text:p>1000</text:p>
          </table:table-cell>
          <table:table-cell office:value-type="float" office:value="16961000" calcext:value-type="float">
            <text:p>16961000</text:p>
          </table:table-cell>
          <table:table-cell table:formula="of:=IF([.L593]-[.I593]=0;0;1)" office:value-type="float" office:value="0" calcext:value-type="float">
            <text:p>0</text:p>
          </table:table-cell>
          <table:table-cell table:formula="of:=IF([.L593]-[.B5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0" calcext:value-type="float">
            <text:p>1000</text:p>
          </table:table-cell>
          <table:table-cell office:value-type="float" office:value="22687000" calcext:value-type="float">
            <text:p>22687000</text:p>
          </table:table-cell>
          <table:table-cell office:value-type="float" office:value="592" calcext:value-type="float">
            <text:p>592</text:p>
          </table:table-cell>
          <table:table-cell office:value-type="float" office:value="1000" calcext:value-type="float">
            <text:p>1000</text:p>
          </table:table-cell>
          <table:table-cell office:value-type="float" office:value="23120000" calcext:value-type="float">
            <text:p>23120000</text:p>
          </table:table-cell>
          <table:table-cell table:formula="of:=IF([.E594]-[.B594]=0;0;1)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1000" calcext:value-type="float">
            <text:p>1000</text:p>
          </table:table-cell>
          <table:table-cell office:value-type="float" office:value="22869000" calcext:value-type="float">
            <text:p>22869000</text:p>
          </table:table-cell>
          <table:table-cell office:value-type="float" office:value="592" calcext:value-type="float">
            <text:p>592</text:p>
          </table:table-cell>
          <table:table-cell office:value-type="float" office:value="1000" calcext:value-type="float">
            <text:p>1000</text:p>
          </table:table-cell>
          <table:table-cell office:value-type="float" office:value="26503000" calcext:value-type="float">
            <text:p>26503000</text:p>
          </table:table-cell>
          <table:table-cell table:formula="of:=IF([.L594]-[.I594]=0;0;1)" office:value-type="float" office:value="0" calcext:value-type="float">
            <text:p>0</text:p>
          </table:table-cell>
          <table:table-cell table:formula="of:=IF([.L594]-[.B5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6082000" calcext:value-type="float">
            <text:p>6082000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9061000" calcext:value-type="float">
            <text:p>9061000</text:p>
          </table:table-cell>
          <table:table-cell table:formula="of:=IF([.E595]-[.B595]=0;0;1)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9304000" calcext:value-type="float">
            <text:p>9304000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9410000" calcext:value-type="float">
            <text:p>9410000</text:p>
          </table:table-cell>
          <table:table-cell table:formula="of:=IF([.L595]-[.I595]=0;0;1)" office:value-type="float" office:value="0" calcext:value-type="float">
            <text:p>0</text:p>
          </table:table-cell>
          <table:table-cell table:formula="of:=IF([.L595]-[.B5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039660000" calcext:value-type="float">
            <text:p>1039660000</text:p>
          </table:table-cell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069574000" calcext:value-type="float">
            <text:p>1069574000</text:p>
          </table:table-cell>
          <table:table-cell table:formula="of:=IF([.E596]-[.B596]=0;0;1)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058276000" calcext:value-type="float">
            <text:p>1058276000</text:p>
          </table:table-cell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259602000" calcext:value-type="float">
            <text:p>1259602000</text:p>
          </table:table-cell>
          <table:table-cell table:formula="of:=IF([.L596]-[.I596]=0;0;1)" office:value-type="float" office:value="0" calcext:value-type="float">
            <text:p>0</text:p>
          </table:table-cell>
          <table:table-cell table:formula="of:=IF([.L596]-[.B5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00" calcext:value-type="float">
            <text:p>1000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595" calcext:value-type="float">
            <text:p>595</text:p>
          </table:table-cell>
          <table:table-cell office:value-type="float" office:value="1000" calcext:value-type="float">
            <text:p>1000</text:p>
          </table:table-cell>
          <table:table-cell office:value-type="float" office:value="12209999" calcext:value-type="float">
            <text:p>12209999</text:p>
          </table:table-cell>
          <table:table-cell table:formula="of:=IF([.E597]-[.B597]=0;0;1)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000" calcext:value-type="float">
            <text:p>1000</text:p>
          </table:table-cell>
          <table:table-cell office:value-type="float" office:value="12240000" calcext:value-type="float">
            <text:p>12240000</text:p>
          </table:table-cell>
          <table:table-cell office:value-type="float" office:value="595" calcext:value-type="float">
            <text:p>595</text:p>
          </table:table-cell>
          <table:table-cell office:value-type="float" office:value="1000" calcext:value-type="float">
            <text:p>1000</text:p>
          </table:table-cell>
          <table:table-cell office:value-type="float" office:value="15123000" calcext:value-type="float">
            <text:p>15123000</text:p>
          </table:table-cell>
          <table:table-cell table:formula="of:=IF([.L597]-[.I597]=0;0;1)" office:value-type="float" office:value="0" calcext:value-type="float">
            <text:p>0</text:p>
          </table:table-cell>
          <table:table-cell table:formula="of:=IF([.L597]-[.B5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799227000" calcext:value-type="float">
            <text:p>479922700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948046000" calcext:value-type="float">
            <text:p>4948046000</text:p>
          </table:table-cell>
          <table:table-cell table:formula="of:=IF([.E598]-[.B598]=0;0;1)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908250000" calcext:value-type="float">
            <text:p>490825000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907486000" calcext:value-type="float">
            <text:p>4907486000</text:p>
          </table:table-cell>
          <table:table-cell table:formula="of:=IF([.L598]-[.I598]=0;0;1)" office:value-type="float" office:value="0" calcext:value-type="float">
            <text:p>0</text:p>
          </table:table-cell>
          <table:table-cell table:formula="of:=IF([.L598]-[.B5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5638292000" calcext:value-type="float">
            <text:p>5638292000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5968786000" calcext:value-type="float">
            <text:p>5968786000</text:p>
          </table:table-cell>
          <table:table-cell table:formula="of:=IF([.E599]-[.B599]=0;0;1)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6100969000" calcext:value-type="float">
            <text:p>6100969000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5706970000" calcext:value-type="float">
            <text:p>5706970000</text:p>
          </table:table-cell>
          <table:table-cell table:formula="of:=IF([.L599]-[.I599]=0;0;1)" office:value-type="float" office:value="0" calcext:value-type="float">
            <text:p>0</text:p>
          </table:table-cell>
          <table:table-cell table:formula="of:=IF([.L599]-[.B5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15872000" calcext:value-type="float">
            <text:p>15872000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16454000" calcext:value-type="float">
            <text:p>16454000</text:p>
          </table:table-cell>
          <table:table-cell table:formula="of:=IF([.E600]-[.B600]=0;0;1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16459999" calcext:value-type="float">
            <text:p>16459999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21424000" calcext:value-type="float">
            <text:p>21424000</text:p>
          </table:table-cell>
          <table:table-cell table:formula="of:=IF([.L600]-[.I600]=0;0;1)" office:value-type="float" office:value="0" calcext:value-type="float">
            <text:p>0</text:p>
          </table:table-cell>
          <table:table-cell table:formula="of:=IF([.L600]-[.B6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00" calcext:value-type="float">
            <text:p>1000</text:p>
          </table:table-cell>
          <table:table-cell office:value-type="float" office:value="8472000" calcext:value-type="float">
            <text:p>8472000</text:p>
          </table:table-cell>
          <table:table-cell office:value-type="float" office:value="599" calcext:value-type="float">
            <text:p>599</text:p>
          </table:table-cell>
          <table:table-cell office:value-type="float" office:value="1000" calcext:value-type="float">
            <text:p>1000</text:p>
          </table:table-cell>
          <table:table-cell office:value-type="float" office:value="8858999" calcext:value-type="float">
            <text:p>8858999</text:p>
          </table:table-cell>
          <table:table-cell table:formula="of:=IF([.E601]-[.B601]=0;0;1)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000" calcext:value-type="float">
            <text:p>1000</text:p>
          </table:table-cell>
          <table:table-cell office:value-type="float" office:value="8772000" calcext:value-type="float">
            <text:p>8772000</text:p>
          </table:table-cell>
          <table:table-cell office:value-type="float" office:value="599" calcext:value-type="float">
            <text:p>599</text:p>
          </table:table-cell>
          <table:table-cell office:value-type="float" office:value="1000" calcext:value-type="float">
            <text:p>1000</text:p>
          </table:table-cell>
          <table:table-cell office:value-type="float" office:value="10025000" calcext:value-type="float">
            <text:p>10025000</text:p>
          </table:table-cell>
          <table:table-cell table:formula="of:=IF([.L601]-[.I601]=0;0;1)" office:value-type="float" office:value="0" calcext:value-type="float">
            <text:p>0</text:p>
          </table:table-cell>
          <table:table-cell table:formula="of:=IF([.L601]-[.B6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352999" calcext:value-type="float">
            <text:p>18352999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68000" calcext:value-type="float">
            <text:p>18968000</text:p>
          </table:table-cell>
          <table:table-cell table:formula="of:=IF([.E602]-[.B602]=0;0;1)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808000" calcext:value-type="float">
            <text:p>1880800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21915999" calcext:value-type="float">
            <text:p>21915999</text:p>
          </table:table-cell>
          <table:table-cell table:formula="of:=IF([.L602]-[.I602]=0;0;1)" office:value-type="float" office:value="0" calcext:value-type="float">
            <text:p>0</text:p>
          </table:table-cell>
          <table:table-cell table:formula="of:=IF([.L602]-[.B6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00" calcext:value-type="float">
            <text:p>1000</text:p>
          </table:table-cell>
          <table:table-cell office:value-type="float" office:value="8702999" calcext:value-type="float">
            <text:p>8702999</text:p>
          </table:table-cell>
          <table:table-cell office:value-type="float" office:value="601" calcext:value-type="float">
            <text:p>601</text:p>
          </table:table-cell>
          <table:table-cell office:value-type="float" office:value="1000" calcext:value-type="float">
            <text:p>1000</text:p>
          </table:table-cell>
          <table:table-cell office:value-type="float" office:value="9040000" calcext:value-type="float">
            <text:p>9040000</text:p>
          </table:table-cell>
          <table:table-cell table:formula="of:=IF([.E603]-[.B603]=0;0;1)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000" calcext:value-type="float">
            <text:p>1000</text:p>
          </table:table-cell>
          <table:table-cell office:value-type="float" office:value="10558000" calcext:value-type="float">
            <text:p>10558000</text:p>
          </table:table-cell>
          <table:table-cell office:value-type="float" office:value="601" calcext:value-type="float">
            <text:p>601</text:p>
          </table:table-cell>
          <table:table-cell office:value-type="float" office:value="1000" calcext:value-type="float">
            <text:p>1000</text:p>
          </table:table-cell>
          <table:table-cell office:value-type="float" office:value="10502000" calcext:value-type="float">
            <text:p>10502000</text:p>
          </table:table-cell>
          <table:table-cell table:formula="of:=IF([.L603]-[.I603]=0;0;1)" office:value-type="float" office:value="0" calcext:value-type="float">
            <text:p>0</text:p>
          </table:table-cell>
          <table:table-cell table:formula="of:=IF([.L603]-[.B6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16919999" calcext:value-type="float">
            <text:p>16919999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17474999" calcext:value-type="float">
            <text:p>17474999</text:p>
          </table:table-cell>
          <table:table-cell table:formula="of:=IF([.E604]-[.B604]=0;0;1)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17651999" calcext:value-type="float">
            <text:p>17651999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19358999" calcext:value-type="float">
            <text:p>19358999</text:p>
          </table:table-cell>
          <table:table-cell table:formula="of:=IF([.L604]-[.I604]=0;0;1)" office:value-type="float" office:value="0" calcext:value-type="float">
            <text:p>0</text:p>
          </table:table-cell>
          <table:table-cell table:formula="of:=IF([.L604]-[.B6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20333000" calcext:value-type="float">
            <text:p>20333000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20543000" calcext:value-type="float">
            <text:p>20543000</text:p>
          </table:table-cell>
          <table:table-cell table:formula="of:=IF([.E605]-[.B605]=0;0;1)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19305000" calcext:value-type="float">
            <text:p>19305000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10558000" calcext:value-type="float">
            <text:p>10558000</text:p>
          </table:table-cell>
          <table:table-cell table:formula="of:=IF([.L605]-[.I605]=0;0;1)" office:value-type="float" office:value="0" calcext:value-type="float">
            <text:p>0</text:p>
          </table:table-cell>
          <table:table-cell table:formula="of:=IF([.L605]-[.B6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00" calcext:value-type="float">
            <text:p>1000</text:p>
          </table:table-cell>
          <table:table-cell office:value-type="float" office:value="20430000" calcext:value-type="float">
            <text:p>20430000</text:p>
          </table:table-cell>
          <table:table-cell office:value-type="float" office:value="604" calcext:value-type="float">
            <text:p>604</text:p>
          </table:table-cell>
          <table:table-cell office:value-type="float" office:value="1000" calcext:value-type="float">
            <text:p>1000</text:p>
          </table:table-cell>
          <table:table-cell office:value-type="float" office:value="21206000" calcext:value-type="float">
            <text:p>21206000</text:p>
          </table:table-cell>
          <table:table-cell table:formula="of:=IF([.E606]-[.B606]=0;0;1)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1000" calcext:value-type="float">
            <text:p>1000</text:p>
          </table:table-cell>
          <table:table-cell office:value-type="float" office:value="20936000" calcext:value-type="float">
            <text:p>20936000</text:p>
          </table:table-cell>
          <table:table-cell office:value-type="float" office:value="604" calcext:value-type="float">
            <text:p>604</text:p>
          </table:table-cell>
          <table:table-cell office:value-type="float" office:value="1000" calcext:value-type="float">
            <text:p>1000</text:p>
          </table:table-cell>
          <table:table-cell office:value-type="float" office:value="24453000" calcext:value-type="float">
            <text:p>24453000</text:p>
          </table:table-cell>
          <table:table-cell table:formula="of:=IF([.L606]-[.I606]=0;0;1)" office:value-type="float" office:value="0" calcext:value-type="float">
            <text:p>0</text:p>
          </table:table-cell>
          <table:table-cell table:formula="of:=IF([.L606]-[.B6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office:value-type="float" office:value="11007000" calcext:value-type="float">
            <text:p>11007000</text:p>
          </table:table-cell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office:value-type="float" office:value="11297999" calcext:value-type="float">
            <text:p>11297999</text:p>
          </table:table-cell>
          <table:table-cell table:formula="of:=IF([.E607]-[.B607]=0;0;1)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office:value-type="float" office:value="11528000" calcext:value-type="float">
            <text:p>11528000</text:p>
          </table:table-cell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office:value-type="float" office:value="12539000" calcext:value-type="float">
            <text:p>12539000</text:p>
          </table:table-cell>
          <table:table-cell table:formula="of:=IF([.L607]-[.I607]=0;0;1)" office:value-type="float" office:value="0" calcext:value-type="float">
            <text:p>0</text:p>
          </table:table-cell>
          <table:table-cell table:formula="of:=IF([.L607]-[.B6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8316000" calcext:value-type="float">
            <text:p>8316000</text:p>
          </table:table-cell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8653000" calcext:value-type="float">
            <text:p>8653000</text:p>
          </table:table-cell>
          <table:table-cell table:formula="of:=IF([.E608]-[.B608]=0;0;1)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10121000" calcext:value-type="float">
            <text:p>10121000</text:p>
          </table:table-cell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10227000" calcext:value-type="float">
            <text:p>10227000</text:p>
          </table:table-cell>
          <table:table-cell table:formula="of:=IF([.L608]-[.I608]=0;0;1)" office:value-type="float" office:value="0" calcext:value-type="float">
            <text:p>0</text:p>
          </table:table-cell>
          <table:table-cell table:formula="of:=IF([.L608]-[.B6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1687000" calcext:value-type="float">
            <text:p>1687000</text:p>
          </table:table-cell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1702000" calcext:value-type="float">
            <text:p>1702000</text:p>
          </table:table-cell>
          <table:table-cell table:formula="of:=IF([.E609]-[.B609]=0;0;1)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1802000" calcext:value-type="float">
            <text:p>1802000</text:p>
          </table:table-cell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2100000" calcext:value-type="float">
            <text:p>2100000</text:p>
          </table:table-cell>
          <table:table-cell table:formula="of:=IF([.L609]-[.I609]=0;0;1)" office:value-type="float" office:value="0" calcext:value-type="float">
            <text:p>0</text:p>
          </table:table-cell>
          <table:table-cell table:formula="of:=IF([.L609]-[.B6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17381000" calcext:value-type="float">
            <text:p>17381000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18143000" calcext:value-type="float">
            <text:p>18143000</text:p>
          </table:table-cell>
          <table:table-cell table:formula="of:=IF([.E610]-[.B610]=0;0;1)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18085000" calcext:value-type="float">
            <text:p>18085000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22629999" calcext:value-type="float">
            <text:p>22629999</text:p>
          </table:table-cell>
          <table:table-cell table:formula="of:=IF([.L610]-[.I610]=0;0;1)" office:value-type="float" office:value="0" calcext:value-type="float">
            <text:p>0</text:p>
          </table:table-cell>
          <table:table-cell table:formula="of:=IF([.L610]-[.B6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office:value-type="float" office:value="5652000" calcext:value-type="float">
            <text:p>5652000</text:p>
          </table:table-cell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office:value-type="float" office:value="5912000" calcext:value-type="float">
            <text:p>5912000</text:p>
          </table:table-cell>
          <table:table-cell table:formula="of:=IF([.E611]-[.B611]=0;0;1)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office:value-type="float" office:value="6096000" calcext:value-type="float">
            <text:p>6096000</text:p>
          </table:table-cell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office:value-type="float" office:value="8378000" calcext:value-type="float">
            <text:p>8378000</text:p>
          </table:table-cell>
          <table:table-cell table:formula="of:=IF([.L611]-[.I611]=0;0;1)" office:value-type="float" office:value="0" calcext:value-type="float">
            <text:p>0</text:p>
          </table:table-cell>
          <table:table-cell table:formula="of:=IF([.L611]-[.B6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00" calcext:value-type="float">
            <text:p>1000</text:p>
          </table:table-cell>
          <table:table-cell office:value-type="float" office:value="13030000" calcext:value-type="float">
            <text:p>13030000</text:p>
          </table:table-cell>
          <table:table-cell office:value-type="float" office:value="610" calcext:value-type="float">
            <text:p>610</text:p>
          </table:table-cell>
          <table:table-cell office:value-type="float" office:value="1000" calcext:value-type="float">
            <text:p>1000</text:p>
          </table:table-cell>
          <table:table-cell office:value-type="float" office:value="13540000" calcext:value-type="float">
            <text:p>13540000</text:p>
          </table:table-cell>
          <table:table-cell table:formula="of:=IF([.E612]-[.B612]=0;0;1)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1000" calcext:value-type="float">
            <text:p>1000</text:p>
          </table:table-cell>
          <table:table-cell office:value-type="float" office:value="13781000" calcext:value-type="float">
            <text:p>13781000</text:p>
          </table:table-cell>
          <table:table-cell office:value-type="float" office:value="610" calcext:value-type="float">
            <text:p>610</text:p>
          </table:table-cell>
          <table:table-cell office:value-type="float" office:value="1000" calcext:value-type="float">
            <text:p>1000</text:p>
          </table:table-cell>
          <table:table-cell office:value-type="float" office:value="16197000" calcext:value-type="float">
            <text:p>16197000</text:p>
          </table:table-cell>
          <table:table-cell table:formula="of:=IF([.L612]-[.I612]=0;0;1)" office:value-type="float" office:value="0" calcext:value-type="float">
            <text:p>0</text:p>
          </table:table-cell>
          <table:table-cell table:formula="of:=IF([.L612]-[.B6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00" calcext:value-type="float">
            <text:p>1000</text:p>
          </table:table-cell>
          <table:table-cell office:value-type="float" office:value="5339000" calcext:value-type="float">
            <text:p>5339000</text:p>
          </table:table-cell>
          <table:table-cell office:value-type="float" office:value="611" calcext:value-type="float">
            <text:p>611</text:p>
          </table:table-cell>
          <table:table-cell office:value-type="float" office:value="1000" calcext:value-type="float">
            <text:p>1000</text:p>
          </table:table-cell>
          <table:table-cell office:value-type="float" office:value="5593000" calcext:value-type="float">
            <text:p>5593000</text:p>
          </table:table-cell>
          <table:table-cell table:formula="of:=IF([.E613]-[.B613]=0;0;1)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1000" calcext:value-type="float">
            <text:p>1000</text:p>
          </table:table-cell>
          <table:table-cell office:value-type="float" office:value="5911000" calcext:value-type="float">
            <text:p>5911000</text:p>
          </table:table-cell>
          <table:table-cell office:value-type="float" office:value="611" calcext:value-type="float">
            <text:p>611</text:p>
          </table:table-cell>
          <table:table-cell office:value-type="float" office:value="1000" calcext:value-type="float">
            <text:p>1000</text:p>
          </table:table-cell>
          <table:table-cell office:value-type="float" office:value="5738000" calcext:value-type="float">
            <text:p>5738000</text:p>
          </table:table-cell>
          <table:table-cell table:formula="of:=IF([.L613]-[.I613]=0;0;1)" office:value-type="float" office:value="0" calcext:value-type="float">
            <text:p>0</text:p>
          </table:table-cell>
          <table:table-cell table:formula="of:=IF([.L613]-[.B6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E614]-[.B614]=0;0;1)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L614]-[.I614]=0;0;1)" office:value-type="float" office:value="0" calcext:value-type="float">
            <text:p>0</text:p>
          </table:table-cell>
          <table:table-cell table:formula="of:=IF([.L614]-[.B6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565000" calcext:value-type="float">
            <text:p>565000</text:p>
          </table:table-cell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580000" calcext:value-type="float">
            <text:p>580000</text:p>
          </table:table-cell>
          <table:table-cell table:formula="of:=IF([.E615]-[.B615]=0;0;1)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654000" calcext:value-type="float">
            <text:p>654000</text:p>
          </table:table-cell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740000" calcext:value-type="float">
            <text:p>740000</text:p>
          </table:table-cell>
          <table:table-cell table:formula="of:=IF([.L615]-[.I615]=0;0;1)" office:value-type="float" office:value="0" calcext:value-type="float">
            <text:p>0</text:p>
          </table:table-cell>
          <table:table-cell table:formula="of:=IF([.L615]-[.B6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00" calcext:value-type="float">
            <text:p>1000</text:p>
          </table:table-cell>
          <table:table-cell office:value-type="float" office:value="17387000" calcext:value-type="float">
            <text:p>17387000</text:p>
          </table:table-cell>
          <table:table-cell office:value-type="float" office:value="614" calcext:value-type="float">
            <text:p>614</text:p>
          </table:table-cell>
          <table:table-cell office:value-type="float" office:value="1000" calcext:value-type="float">
            <text:p>1000</text:p>
          </table:table-cell>
          <table:table-cell office:value-type="float" office:value="18097000" calcext:value-type="float">
            <text:p>18097000</text:p>
          </table:table-cell>
          <table:table-cell table:formula="of:=IF([.E616]-[.B616]=0;0;1)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000" calcext:value-type="float">
            <text:p>1000</text:p>
          </table:table-cell>
          <table:table-cell office:value-type="float" office:value="18212000" calcext:value-type="float">
            <text:p>18212000</text:p>
          </table:table-cell>
          <table:table-cell office:value-type="float" office:value="614" calcext:value-type="float">
            <text:p>614</text:p>
          </table:table-cell>
          <table:table-cell office:value-type="float" office:value="1000" calcext:value-type="float">
            <text:p>1000</text:p>
          </table:table-cell>
          <table:table-cell office:value-type="float" office:value="21112000" calcext:value-type="float">
            <text:p>21112000</text:p>
          </table:table-cell>
          <table:table-cell table:formula="of:=IF([.L616]-[.I616]=0;0;1)" office:value-type="float" office:value="0" calcext:value-type="float">
            <text:p>0</text:p>
          </table:table-cell>
          <table:table-cell table:formula="of:=IF([.L616]-[.B6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00" calcext:value-type="float">
            <text:p>1000</text:p>
          </table:table-cell>
          <table:table-cell office:value-type="float" office:value="7295999" calcext:value-type="float">
            <text:p>7295999</text:p>
          </table:table-cell>
          <table:table-cell office:value-type="float" office:value="615" calcext:value-type="float">
            <text:p>615</text:p>
          </table:table-cell>
          <table:table-cell office:value-type="float" office:value="1000" calcext:value-type="float">
            <text:p>1000</text:p>
          </table:table-cell>
          <table:table-cell office:value-type="float" office:value="7475000" calcext:value-type="float">
            <text:p>7475000</text:p>
          </table:table-cell>
          <table:table-cell table:formula="of:=IF([.E617]-[.B617]=0;0;1)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1000" calcext:value-type="float">
            <text:p>1000</text:p>
          </table:table-cell>
          <table:table-cell office:value-type="float" office:value="7633000" calcext:value-type="float">
            <text:p>7633000</text:p>
          </table:table-cell>
          <table:table-cell office:value-type="float" office:value="615" calcext:value-type="float">
            <text:p>615</text:p>
          </table:table-cell>
          <table:table-cell office:value-type="float" office:value="1000" calcext:value-type="float">
            <text:p>1000</text:p>
          </table:table-cell>
          <table:table-cell office:value-type="float" office:value="8856000" calcext:value-type="float">
            <text:p>8856000</text:p>
          </table:table-cell>
          <table:table-cell table:formula="of:=IF([.L617]-[.I617]=0;0;1)" office:value-type="float" office:value="0" calcext:value-type="float">
            <text:p>0</text:p>
          </table:table-cell>
          <table:table-cell table:formula="of:=IF([.L617]-[.B6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00" calcext:value-type="float">
            <text:p>1000</text:p>
          </table:table-cell>
          <table:table-cell office:value-type="float" office:value="12716000" calcext:value-type="float">
            <text:p>12716000</text:p>
          </table:table-cell>
          <table:table-cell office:value-type="float" office:value="616" calcext:value-type="float">
            <text:p>616</text:p>
          </table:table-cell>
          <table:table-cell office:value-type="float" office:value="1000" calcext:value-type="float">
            <text:p>1000</text:p>
          </table:table-cell>
          <table:table-cell office:value-type="float" office:value="13326999" calcext:value-type="float">
            <text:p>13326999</text:p>
          </table:table-cell>
          <table:table-cell table:formula="of:=IF([.E618]-[.B618]=0;0;1)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000" calcext:value-type="float">
            <text:p>1000</text:p>
          </table:table-cell>
          <table:table-cell office:value-type="float" office:value="13184999" calcext:value-type="float">
            <text:p>13184999</text:p>
          </table:table-cell>
          <table:table-cell office:value-type="float" office:value="616" calcext:value-type="float">
            <text:p>616</text:p>
          </table:table-cell>
          <table:table-cell office:value-type="float" office:value="1000" calcext:value-type="float">
            <text:p>1000</text:p>
          </table:table-cell>
          <table:table-cell office:value-type="float" office:value="15234000" calcext:value-type="float">
            <text:p>15234000</text:p>
          </table:table-cell>
          <table:table-cell table:formula="of:=IF([.L618]-[.I618]=0;0;1)" office:value-type="float" office:value="0" calcext:value-type="float">
            <text:p>0</text:p>
          </table:table-cell>
          <table:table-cell table:formula="of:=IF([.L618]-[.B6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00" calcext:value-type="float">
            <text:p>1000</text:p>
          </table:table-cell>
          <table:table-cell office:value-type="float" office:value="7108000" calcext:value-type="float">
            <text:p>7108000</text:p>
          </table:table-cell>
          <table:table-cell office:value-type="float" office:value="617" calcext:value-type="float">
            <text:p>617</text:p>
          </table:table-cell>
          <table:table-cell office:value-type="float" office:value="1000" calcext:value-type="float">
            <text:p>1000</text:p>
          </table:table-cell>
          <table:table-cell office:value-type="float" office:value="7286000" calcext:value-type="float">
            <text:p>7286000</text:p>
          </table:table-cell>
          <table:table-cell table:formula="of:=IF([.E619]-[.B619]=0;0;1)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000" calcext:value-type="float">
            <text:p>1000</text:p>
          </table:table-cell>
          <table:table-cell office:value-type="float" office:value="7137999" calcext:value-type="float">
            <text:p>7137999</text:p>
          </table:table-cell>
          <table:table-cell office:value-type="float" office:value="617" calcext:value-type="float">
            <text:p>617</text:p>
          </table:table-cell>
          <table:table-cell office:value-type="float" office:value="1000" calcext:value-type="float">
            <text:p>1000</text:p>
          </table:table-cell>
          <table:table-cell office:value-type="float" office:value="14281289999" calcext:value-type="float">
            <text:p>14281289999</text:p>
          </table:table-cell>
          <table:table-cell table:formula="of:=IF([.L619]-[.I619]=0;0;1)" office:value-type="float" office:value="0" calcext:value-type="float">
            <text:p>0</text:p>
          </table:table-cell>
          <table:table-cell table:formula="of:=IF([.L619]-[.B6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00" calcext:value-type="float">
            <text:p>1000</text:p>
          </table:table-cell>
          <table:table-cell office:value-type="float" office:value="36365999" calcext:value-type="float">
            <text:p>36365999</text:p>
          </table:table-cell>
          <table:table-cell office:value-type="float" office:value="618" calcext:value-type="float">
            <text:p>618</text:p>
          </table:table-cell>
          <table:table-cell office:value-type="float" office:value="1000" calcext:value-type="float">
            <text:p>1000</text:p>
          </table:table-cell>
          <table:table-cell office:value-type="float" office:value="37658000" calcext:value-type="float">
            <text:p>37658000</text:p>
          </table:table-cell>
          <table:table-cell table:formula="of:=IF([.E620]-[.B620]=0;0;1)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1000" calcext:value-type="float">
            <text:p>1000</text:p>
          </table:table-cell>
          <table:table-cell office:value-type="float" office:value="38106000" calcext:value-type="float">
            <text:p>38106000</text:p>
          </table:table-cell>
          <table:table-cell office:value-type="float" office:value="618" calcext:value-type="float">
            <text:p>618</text:p>
          </table:table-cell>
          <table:table-cell office:value-type="float" office:value="1000" calcext:value-type="float">
            <text:p>1000</text:p>
          </table:table-cell>
          <table:table-cell office:value-type="float" office:value="44284000" calcext:value-type="float">
            <text:p>44284000</text:p>
          </table:table-cell>
          <table:table-cell table:formula="of:=IF([.L620]-[.I620]=0;0;1)" office:value-type="float" office:value="0" calcext:value-type="float">
            <text:p>0</text:p>
          </table:table-cell>
          <table:table-cell table:formula="of:=IF([.L620]-[.B6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  <table:table-cell office:value-type="float" office:value="5853000" calcext:value-type="float">
            <text:p>5853000</text:p>
          </table:table-cell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  <table:table-cell office:value-type="float" office:value="6036000" calcext:value-type="float">
            <text:p>6036000</text:p>
          </table:table-cell>
          <table:table-cell table:formula="of:=IF([.E621]-[.B621]=0;0;1)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  <table:table-cell office:value-type="float" office:value="6203999" calcext:value-type="float">
            <text:p>6203999</text:p>
          </table:table-cell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  <table:table-cell office:value-type="float" office:value="6673000" calcext:value-type="float">
            <text:p>6673000</text:p>
          </table:table-cell>
          <table:table-cell table:formula="of:=IF([.L621]-[.I621]=0;0;1)" office:value-type="float" office:value="0" calcext:value-type="float">
            <text:p>0</text:p>
          </table:table-cell>
          <table:table-cell table:formula="of:=IF([.L621]-[.B6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601856000" calcext:value-type="float">
            <text:p>4601856000</text:p>
          </table:table-cell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559171000" calcext:value-type="float">
            <text:p>4559171000</text:p>
          </table:table-cell>
          <table:table-cell table:formula="of:=IF([.E622]-[.B622]=0;0;1)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545231999" calcext:value-type="float">
            <text:p>4545231999</text:p>
          </table:table-cell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574570000" calcext:value-type="float">
            <text:p>4574570000</text:p>
          </table:table-cell>
          <table:table-cell table:formula="of:=IF([.L622]-[.I622]=0;0;1)" office:value-type="float" office:value="0" calcext:value-type="float">
            <text:p>0</text:p>
          </table:table-cell>
          <table:table-cell table:formula="of:=IF([.L622]-[.B6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office:value-type="float" office:value="11391000" calcext:value-type="float">
            <text:p>11391000</text:p>
          </table:table-cell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office:value-type="float" office:value="11533000" calcext:value-type="float">
            <text:p>11533000</text:p>
          </table:table-cell>
          <table:table-cell table:formula="of:=IF([.E623]-[.B623]=0;0;1)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office:value-type="float" office:value="11564999" calcext:value-type="float">
            <text:p>11564999</text:p>
          </table:table-cell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office:value-type="float" office:value="15101000" calcext:value-type="float">
            <text:p>15101000</text:p>
          </table:table-cell>
          <table:table-cell table:formula="of:=IF([.L623]-[.I623]=0;0;1)" office:value-type="float" office:value="0" calcext:value-type="float">
            <text:p>0</text:p>
          </table:table-cell>
          <table:table-cell table:formula="of:=IF([.L623]-[.B6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00" calcext:value-type="float">
            <text:p>1000</text:p>
          </table:table-cell>
          <table:table-cell office:value-type="float" office:value="11450000" calcext:value-type="float">
            <text:p>11450000</text:p>
          </table:table-cell>
          <table:table-cell office:value-type="float" office:value="622" calcext:value-type="float">
            <text:p>622</text:p>
          </table:table-cell>
          <table:table-cell office:value-type="float" office:value="1000" calcext:value-type="float">
            <text:p>1000</text:p>
          </table:table-cell>
          <table:table-cell office:value-type="float" office:value="11779000" calcext:value-type="float">
            <text:p>11779000</text:p>
          </table:table-cell>
          <table:table-cell table:formula="of:=IF([.E624]-[.B624]=0;0;1)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1000" calcext:value-type="float">
            <text:p>1000</text:p>
          </table:table-cell>
          <table:table-cell office:value-type="float" office:value="12060000" calcext:value-type="float">
            <text:p>12060000</text:p>
          </table:table-cell>
          <table:table-cell office:value-type="float" office:value="622" calcext:value-type="float">
            <text:p>622</text:p>
          </table:table-cell>
          <table:table-cell office:value-type="float" office:value="1000" calcext:value-type="float">
            <text:p>1000</text:p>
          </table:table-cell>
          <table:table-cell office:value-type="float" office:value="13493000" calcext:value-type="float">
            <text:p>13493000</text:p>
          </table:table-cell>
          <table:table-cell table:formula="of:=IF([.L624]-[.I624]=0;0;1)" office:value-type="float" office:value="0" calcext:value-type="float">
            <text:p>0</text:p>
          </table:table-cell>
          <table:table-cell table:formula="of:=IF([.L624]-[.B6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00" calcext:value-type="float">
            <text:p>1000</text:p>
          </table:table-cell>
          <table:table-cell office:value-type="float" office:value="20392999" calcext:value-type="float">
            <text:p>20392999</text:p>
          </table:table-cell>
          <table:table-cell office:value-type="float" office:value="623" calcext:value-type="float">
            <text:p>623</text:p>
          </table:table-cell>
          <table:table-cell office:value-type="float" office:value="1000" calcext:value-type="float">
            <text:p>1000</text:p>
          </table:table-cell>
          <table:table-cell office:value-type="float" office:value="20915000" calcext:value-type="float">
            <text:p>20915000</text:p>
          </table:table-cell>
          <table:table-cell table:formula="of:=IF([.E625]-[.B625]=0;0;1)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000" calcext:value-type="float">
            <text:p>1000</text:p>
          </table:table-cell>
          <table:table-cell office:value-type="float" office:value="21012000" calcext:value-type="float">
            <text:p>21012000</text:p>
          </table:table-cell>
          <table:table-cell office:value-type="float" office:value="623" calcext:value-type="float">
            <text:p>623</text:p>
          </table:table-cell>
          <table:table-cell office:value-type="float" office:value="1000" calcext:value-type="float">
            <text:p>1000</text:p>
          </table:table-cell>
          <table:table-cell office:value-type="float" office:value="25872000" calcext:value-type="float">
            <text:p>25872000</text:p>
          </table:table-cell>
          <table:table-cell table:formula="of:=IF([.L625]-[.I625]=0;0;1)" office:value-type="float" office:value="0" calcext:value-type="float">
            <text:p>0</text:p>
          </table:table-cell>
          <table:table-cell table:formula="of:=IF([.L625]-[.B6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9247000" calcext:value-type="float">
            <text:p>9247000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9474000" calcext:value-type="float">
            <text:p>9474000</text:p>
          </table:table-cell>
          <table:table-cell table:formula="of:=IF([.E626]-[.B626]=0;0;1)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9600000" calcext:value-type="float">
            <text:p>9600000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11625000" calcext:value-type="float">
            <text:p>11625000</text:p>
          </table:table-cell>
          <table:table-cell table:formula="of:=IF([.L626]-[.I626]=0;0;1)" office:value-type="float" office:value="0" calcext:value-type="float">
            <text:p>0</text:p>
          </table:table-cell>
          <table:table-cell table:formula="of:=IF([.L626]-[.B6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00" calcext:value-type="float">
            <text:p>1000</text:p>
          </table:table-cell>
          <table:table-cell office:value-type="float" office:value="10465000" calcext:value-type="float">
            <text:p>10465000</text:p>
          </table:table-cell>
          <table:table-cell office:value-type="float" office:value="625" calcext:value-type="float">
            <text:p>625</text:p>
          </table:table-cell>
          <table:table-cell office:value-type="float" office:value="1000" calcext:value-type="float">
            <text:p>1000</text:p>
          </table:table-cell>
          <table:table-cell office:value-type="float" office:value="8263999" calcext:value-type="float">
            <text:p>8263999</text:p>
          </table:table-cell>
          <table:table-cell table:formula="of:=IF([.E627]-[.B627]=0;0;1)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1000" calcext:value-type="float">
            <text:p>1000</text:p>
          </table:table-cell>
          <table:table-cell office:value-type="float" office:value="8598999" calcext:value-type="float">
            <text:p>8598999</text:p>
          </table:table-cell>
          <table:table-cell office:value-type="float" office:value="625" calcext:value-type="float">
            <text:p>625</text:p>
          </table:table-cell>
          <table:table-cell office:value-type="float" office:value="1000" calcext:value-type="float">
            <text:p>1000</text:p>
          </table:table-cell>
          <table:table-cell office:value-type="float" office:value="8471000" calcext:value-type="float">
            <text:p>8471000</text:p>
          </table:table-cell>
          <table:table-cell table:formula="of:=IF([.L627]-[.I627]=0;0;1)" office:value-type="float" office:value="0" calcext:value-type="float">
            <text:p>0</text:p>
          </table:table-cell>
          <table:table-cell table:formula="of:=IF([.L627]-[.B6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14594000" calcext:value-type="float">
            <text:p>14594000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15468000" calcext:value-type="float">
            <text:p>15468000</text:p>
          </table:table-cell>
          <table:table-cell table:formula="of:=IF([.E628]-[.B628]=0;0;1)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15187000" calcext:value-type="float">
            <text:p>15187000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16129000" calcext:value-type="float">
            <text:p>16129000</text:p>
          </table:table-cell>
          <table:table-cell table:formula="of:=IF([.L628]-[.I628]=0;0;1)" office:value-type="float" office:value="0" calcext:value-type="float">
            <text:p>0</text:p>
          </table:table-cell>
          <table:table-cell table:formula="of:=IF([.L628]-[.B6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00" calcext:value-type="float">
            <text:p>1000</text:p>
          </table:table-cell>
          <table:table-cell office:value-type="float" office:value="16222000" calcext:value-type="float">
            <text:p>16222000</text:p>
          </table:table-cell>
          <table:table-cell office:value-type="float" office:value="627" calcext:value-type="float">
            <text:p>627</text:p>
          </table:table-cell>
          <table:table-cell office:value-type="float" office:value="1000" calcext:value-type="float">
            <text:p>1000</text:p>
          </table:table-cell>
          <table:table-cell office:value-type="float" office:value="16746000" calcext:value-type="float">
            <text:p>16746000</text:p>
          </table:table-cell>
          <table:table-cell table:formula="of:=IF([.E629]-[.B629]=0;0;1)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1000" calcext:value-type="float">
            <text:p>1000</text:p>
          </table:table-cell>
          <table:table-cell office:value-type="float" office:value="16746999" calcext:value-type="float">
            <text:p>16746999</text:p>
          </table:table-cell>
          <table:table-cell office:value-type="float" office:value="627" calcext:value-type="float">
            <text:p>627</text:p>
          </table:table-cell>
          <table:table-cell office:value-type="float" office:value="1000" calcext:value-type="float">
            <text:p>1000</text:p>
          </table:table-cell>
          <table:table-cell office:value-type="float" office:value="19728000" calcext:value-type="float">
            <text:p>19728000</text:p>
          </table:table-cell>
          <table:table-cell table:formula="of:=IF([.L629]-[.I629]=0;0;1)" office:value-type="float" office:value="0" calcext:value-type="float">
            <text:p>0</text:p>
          </table:table-cell>
          <table:table-cell table:formula="of:=IF([.L629]-[.B6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00" calcext:value-type="float">
            <text:p>1000</text:p>
          </table:table-cell>
          <table:table-cell office:value-type="float" office:value="15161000" calcext:value-type="float">
            <text:p>15161000</text:p>
          </table:table-cell>
          <table:table-cell office:value-type="float" office:value="628" calcext:value-type="float">
            <text:p>628</text:p>
          </table:table-cell>
          <table:table-cell office:value-type="float" office:value="1000" calcext:value-type="float">
            <text:p>1000</text:p>
          </table:table-cell>
          <table:table-cell office:value-type="float" office:value="15373999" calcext:value-type="float">
            <text:p>15373999</text:p>
          </table:table-cell>
          <table:table-cell table:formula="of:=IF([.E630]-[.B630]=0;0;1)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1000" calcext:value-type="float">
            <text:p>1000</text:p>
          </table:table-cell>
          <table:table-cell office:value-type="float" office:value="15488000" calcext:value-type="float">
            <text:p>15488000</text:p>
          </table:table-cell>
          <table:table-cell office:value-type="float" office:value="628" calcext:value-type="float">
            <text:p>628</text:p>
          </table:table-cell>
          <table:table-cell office:value-type="float" office:value="1000" calcext:value-type="float">
            <text:p>1000</text:p>
          </table:table-cell>
          <table:table-cell office:value-type="float" office:value="20159000" calcext:value-type="float">
            <text:p>20159000</text:p>
          </table:table-cell>
          <table:table-cell table:formula="of:=IF([.L630]-[.I630]=0;0;1)" office:value-type="float" office:value="0" calcext:value-type="float">
            <text:p>0</text:p>
          </table:table-cell>
          <table:table-cell table:formula="of:=IF([.L630]-[.B6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794000" calcext:value-type="float">
            <text:p>279400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918999" calcext:value-type="float">
            <text:p>2918999</text:p>
          </table:table-cell>
          <table:table-cell table:formula="of:=IF([.E631]-[.B631]=0;0;1)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936000" calcext:value-type="float">
            <text:p>293600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959000" calcext:value-type="float">
            <text:p>2959000</text:p>
          </table:table-cell>
          <table:table-cell table:formula="of:=IF([.L631]-[.I631]=0;0;1)" office:value-type="float" office:value="0" calcext:value-type="float">
            <text:p>0</text:p>
          </table:table-cell>
          <table:table-cell table:formula="of:=IF([.L631]-[.B6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0" calcext:value-type="float">
            <text:p>1000</text:p>
          </table:table-cell>
          <table:table-cell office:value-type="float" office:value="153803000" calcext:value-type="float">
            <text:p>153803000</text:p>
          </table:table-cell>
          <table:table-cell office:value-type="float" office:value="630" calcext:value-type="float">
            <text:p>630</text:p>
          </table:table-cell>
          <table:table-cell office:value-type="float" office:value="1000" calcext:value-type="float">
            <text:p>1000</text:p>
          </table:table-cell>
          <table:table-cell office:value-type="float" office:value="161024000" calcext:value-type="float">
            <text:p>161024000</text:p>
          </table:table-cell>
          <table:table-cell table:formula="of:=IF([.E632]-[.B632]=0;0;1)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1000" calcext:value-type="float">
            <text:p>1000</text:p>
          </table:table-cell>
          <table:table-cell office:value-type="float" office:value="160105000" calcext:value-type="float">
            <text:p>160105000</text:p>
          </table:table-cell>
          <table:table-cell office:value-type="float" office:value="630" calcext:value-type="float">
            <text:p>630</text:p>
          </table:table-cell>
          <table:table-cell office:value-type="float" office:value="1000" calcext:value-type="float">
            <text:p>1000</text:p>
          </table:table-cell>
          <table:table-cell office:value-type="float" office:value="162237000" calcext:value-type="float">
            <text:p>162237000</text:p>
          </table:table-cell>
          <table:table-cell table:formula="of:=IF([.L632]-[.I632]=0;0;1)" office:value-type="float" office:value="0" calcext:value-type="float">
            <text:p>0</text:p>
          </table:table-cell>
          <table:table-cell table:formula="of:=IF([.L632]-[.B6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960999" calcext:value-type="float">
            <text:p>960999</text:p>
          </table:table-cell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1008000" calcext:value-type="float">
            <text:p>1008000</text:p>
          </table:table-cell>
          <table:table-cell table:formula="of:=IF([.E633]-[.B633]=0;0;1)"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1169000" calcext:value-type="float">
            <text:p>1169000</text:p>
          </table:table-cell>
          <table:table-cell table:formula="of:=IF([.L633]-[.I633]=0;0;1)" office:value-type="float" office:value="0" calcext:value-type="float">
            <text:p>0</text:p>
          </table:table-cell>
          <table:table-cell table:formula="of:=IF([.L633]-[.B6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10679000" calcext:value-type="float">
            <text:p>10679000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8756000" calcext:value-type="float">
            <text:p>8756000</text:p>
          </table:table-cell>
          <table:table-cell table:formula="of:=IF([.E634]-[.B634]=0;0;1)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10613000" calcext:value-type="float">
            <text:p>10613000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10117000" calcext:value-type="float">
            <text:p>10117000</text:p>
          </table:table-cell>
          <table:table-cell table:formula="of:=IF([.L634]-[.I634]=0;0;1)" office:value-type="float" office:value="0" calcext:value-type="float">
            <text:p>0</text:p>
          </table:table-cell>
          <table:table-cell table:formula="of:=IF([.L634]-[.B6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00" calcext:value-type="float">
            <text:p>1000</text:p>
          </table:table-cell>
          <table:table-cell office:value-type="float" office:value="21463000" calcext:value-type="float">
            <text:p>21463000</text:p>
          </table:table-cell>
          <table:table-cell office:value-type="float" office:value="633" calcext:value-type="float">
            <text:p>633</text:p>
          </table:table-cell>
          <table:table-cell office:value-type="float" office:value="1000" calcext:value-type="float">
            <text:p>1000</text:p>
          </table:table-cell>
          <table:table-cell office:value-type="float" office:value="21731999" calcext:value-type="float">
            <text:p>21731999</text:p>
          </table:table-cell>
          <table:table-cell table:formula="of:=IF([.E635]-[.B635]=0;0;1)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1000" calcext:value-type="float">
            <text:p>1000</text:p>
          </table:table-cell>
          <table:table-cell office:value-type="float" office:value="21693000" calcext:value-type="float">
            <text:p>21693000</text:p>
          </table:table-cell>
          <table:table-cell office:value-type="float" office:value="633" calcext:value-type="float">
            <text:p>633</text:p>
          </table:table-cell>
          <table:table-cell office:value-type="float" office:value="1000" calcext:value-type="float">
            <text:p>1000</text:p>
          </table:table-cell>
          <table:table-cell office:value-type="float" office:value="24315000" calcext:value-type="float">
            <text:p>24315000</text:p>
          </table:table-cell>
          <table:table-cell table:formula="of:=IF([.L635]-[.I635]=0;0;1)" office:value-type="float" office:value="0" calcext:value-type="float">
            <text:p>0</text:p>
          </table:table-cell>
          <table:table-cell table:formula="of:=IF([.L635]-[.B6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00" calcext:value-type="float">
            <text:p>1000</text:p>
          </table:table-cell>
          <table:table-cell office:value-type="float" office:value="12757000" calcext:value-type="float">
            <text:p>12757000</text:p>
          </table:table-cell>
          <table:table-cell office:value-type="float" office:value="634" calcext:value-type="float">
            <text:p>634</text:p>
          </table:table-cell>
          <table:table-cell office:value-type="float" office:value="1000" calcext:value-type="float">
            <text:p>1000</text:p>
          </table:table-cell>
          <table:table-cell office:value-type="float" office:value="13051000" calcext:value-type="float">
            <text:p>13051000</text:p>
          </table:table-cell>
          <table:table-cell table:formula="of:=IF([.E636]-[.B636]=0;0;1)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000" calcext:value-type="float">
            <text:p>1000</text:p>
          </table:table-cell>
          <table:table-cell office:value-type="float" office:value="13358000" calcext:value-type="float">
            <text:p>13358000</text:p>
          </table:table-cell>
          <table:table-cell office:value-type="float" office:value="634" calcext:value-type="float">
            <text:p>634</text:p>
          </table:table-cell>
          <table:table-cell office:value-type="float" office:value="1000" calcext:value-type="float">
            <text:p>1000</text:p>
          </table:table-cell>
          <table:table-cell office:value-type="float" office:value="17967999" calcext:value-type="float">
            <text:p>17967999</text:p>
          </table:table-cell>
          <table:table-cell table:formula="of:=IF([.L636]-[.I636]=0;0;1)" office:value-type="float" office:value="0" calcext:value-type="float">
            <text:p>0</text:p>
          </table:table-cell>
          <table:table-cell table:formula="of:=IF([.L636]-[.B6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10834000" calcext:value-type="float">
            <text:p>10834000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11045000" calcext:value-type="float">
            <text:p>11045000</text:p>
          </table:table-cell>
          <table:table-cell table:formula="of:=IF([.E637]-[.B637]=0;0;1)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11391000" calcext:value-type="float">
            <text:p>11391000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13378000" calcext:value-type="float">
            <text:p>13378000</text:p>
          </table:table-cell>
          <table:table-cell table:formula="of:=IF([.L637]-[.I637]=0;0;1)" office:value-type="float" office:value="0" calcext:value-type="float">
            <text:p>0</text:p>
          </table:table-cell>
          <table:table-cell table:formula="of:=IF([.L637]-[.B6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896786000" calcext:value-type="float">
            <text:p>89678600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929006000" calcext:value-type="float">
            <text:p>929006000</text:p>
          </table:table-cell>
          <table:table-cell table:formula="of:=IF([.E638]-[.B638]=0;0;1)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928501999" calcext:value-type="float">
            <text:p>928501999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925408000" calcext:value-type="float">
            <text:p>925408000</text:p>
          </table:table-cell>
          <table:table-cell table:formula="of:=IF([.L638]-[.I638]=0;0;1)" office:value-type="float" office:value="0" calcext:value-type="float">
            <text:p>0</text:p>
          </table:table-cell>
          <table:table-cell table:formula="of:=IF([.L638]-[.B6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00" calcext:value-type="float">
            <text:p>1000</text:p>
          </table:table-cell>
          <table:table-cell office:value-type="float" office:value="9569000" calcext:value-type="float">
            <text:p>9569000</text:p>
          </table:table-cell>
          <table:table-cell office:value-type="float" office:value="637" calcext:value-type="float">
            <text:p>637</text:p>
          </table:table-cell>
          <table:table-cell office:value-type="float" office:value="1000" calcext:value-type="float">
            <text:p>1000</text:p>
          </table:table-cell>
          <table:table-cell office:value-type="float" office:value="9755000" calcext:value-type="float">
            <text:p>9755000</text:p>
          </table:table-cell>
          <table:table-cell table:formula="of:=IF([.E639]-[.B639]=0;0;1)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1000" calcext:value-type="float">
            <text:p>1000</text:p>
          </table:table-cell>
          <table:table-cell office:value-type="float" office:value="10018000" calcext:value-type="float">
            <text:p>10018000</text:p>
          </table:table-cell>
          <table:table-cell office:value-type="float" office:value="637" calcext:value-type="float">
            <text:p>637</text:p>
          </table:table-cell>
          <table:table-cell office:value-type="float" office:value="1000" calcext:value-type="float">
            <text:p>1000</text:p>
          </table:table-cell>
          <table:table-cell office:value-type="float" office:value="13458999" calcext:value-type="float">
            <text:p>13458999</text:p>
          </table:table-cell>
          <table:table-cell table:formula="of:=IF([.L639]-[.I639]=0;0;1)" office:value-type="float" office:value="0" calcext:value-type="float">
            <text:p>0</text:p>
          </table:table-cell>
          <table:table-cell table:formula="of:=IF([.L639]-[.B6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72503000" calcext:value-type="float">
            <text:p>2725030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79623000" calcext:value-type="float">
            <text:p>279623000</text:p>
          </table:table-cell>
          <table:table-cell table:formula="of:=IF([.E640]-[.B640]=0;0;1)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77570000" calcext:value-type="float">
            <text:p>2775700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82906000" calcext:value-type="float">
            <text:p>282906000</text:p>
          </table:table-cell>
          <table:table-cell table:formula="of:=IF([.L640]-[.I640]=0;0;1)" office:value-type="float" office:value="0" calcext:value-type="float">
            <text:p>0</text:p>
          </table:table-cell>
          <table:table-cell table:formula="of:=IF([.L640]-[.B6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2430000" calcext:value-type="float">
            <text:p>5243000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4265999" calcext:value-type="float">
            <text:p>54265999</text:p>
          </table:table-cell>
          <table:table-cell table:formula="of:=IF([.E641]-[.B641]=0;0;1)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1620000" calcext:value-type="float">
            <text:p>5162000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4645000" calcext:value-type="float">
            <text:p>54645000</text:p>
          </table:table-cell>
          <table:table-cell table:formula="of:=IF([.L641]-[.I641]=0;0;1)" office:value-type="float" office:value="0" calcext:value-type="float">
            <text:p>0</text:p>
          </table:table-cell>
          <table:table-cell table:formula="of:=IF([.L641]-[.B6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E642]-[.B642]=0;0;1)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table:formula="of:=IF([.L642]-[.I642]=0;0;1)" office:value-type="float" office:value="0" calcext:value-type="float">
            <text:p>0</text:p>
          </table:table-cell>
          <table:table-cell table:formula="of:=IF([.L642]-[.B6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office:value-type="float" office:value="8248999" calcext:value-type="float">
            <text:p>8248999</text:p>
          </table:table-cell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office:value-type="float" office:value="8414999" calcext:value-type="float">
            <text:p>8414999</text:p>
          </table:table-cell>
          <table:table-cell table:formula="of:=IF([.E643]-[.B643]=0;0;1)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office:value-type="float" office:value="10332000" calcext:value-type="float">
            <text:p>10332000</text:p>
          </table:table-cell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office:value-type="float" office:value="10222000" calcext:value-type="float">
            <text:p>10222000</text:p>
          </table:table-cell>
          <table:table-cell table:formula="of:=IF([.L643]-[.I643]=0;0;1)" office:value-type="float" office:value="0" calcext:value-type="float">
            <text:p>0</text:p>
          </table:table-cell>
          <table:table-cell table:formula="of:=IF([.L643]-[.B6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10277999" calcext:value-type="float">
            <text:p>10277999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10532000" calcext:value-type="float">
            <text:p>10532000</text:p>
          </table:table-cell>
          <table:table-cell table:formula="of:=IF([.E644]-[.B644]=0;0;1)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10567000" calcext:value-type="float">
            <text:p>10567000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11909999" calcext:value-type="float">
            <text:p>11909999</text:p>
          </table:table-cell>
          <table:table-cell table:formula="of:=IF([.L644]-[.I644]=0;0;1)" office:value-type="float" office:value="0" calcext:value-type="float">
            <text:p>0</text:p>
          </table:table-cell>
          <table:table-cell table:formula="of:=IF([.L644]-[.B6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00" calcext:value-type="float">
            <text:p>1000</text:p>
          </table:table-cell>
          <table:table-cell office:value-type="float" office:value="39048000" calcext:value-type="float">
            <text:p>39048000</text:p>
          </table:table-cell>
          <table:table-cell office:value-type="float" office:value="643" calcext:value-type="float">
            <text:p>643</text:p>
          </table:table-cell>
          <table:table-cell office:value-type="float" office:value="1000" calcext:value-type="float">
            <text:p>1000</text:p>
          </table:table-cell>
          <table:table-cell office:value-type="float" office:value="40024000" calcext:value-type="float">
            <text:p>40024000</text:p>
          </table:table-cell>
          <table:table-cell table:formula="of:=IF([.E645]-[.B645]=0;0;1)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1000" calcext:value-type="float">
            <text:p>1000</text:p>
          </table:table-cell>
          <table:table-cell office:value-type="float" office:value="39660999" calcext:value-type="float">
            <text:p>39660999</text:p>
          </table:table-cell>
          <table:table-cell office:value-type="float" office:value="643" calcext:value-type="float">
            <text:p>643</text:p>
          </table:table-cell>
          <table:table-cell office:value-type="float" office:value="1000" calcext:value-type="float">
            <text:p>1000</text:p>
          </table:table-cell>
          <table:table-cell office:value-type="float" office:value="42325000" calcext:value-type="float">
            <text:p>42325000</text:p>
          </table:table-cell>
          <table:table-cell table:formula="of:=IF([.L645]-[.I645]=0;0;1)" office:value-type="float" office:value="0" calcext:value-type="float">
            <text:p>0</text:p>
          </table:table-cell>
          <table:table-cell table:formula="of:=IF([.L645]-[.B6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00" calcext:value-type="float">
            <text:p>1000</text:p>
          </table:table-cell>
          <table:table-cell office:value-type="float" office:value="5588999" calcext:value-type="float">
            <text:p>5588999</text:p>
          </table:table-cell>
          <table:table-cell office:value-type="float" office:value="644" calcext:value-type="float">
            <text:p>644</text:p>
          </table:table-cell>
          <table:table-cell office:value-type="float" office:value="1000" calcext:value-type="float">
            <text:p>1000</text:p>
          </table:table-cell>
          <table:table-cell office:value-type="float" office:value="5895000" calcext:value-type="float">
            <text:p>5895000</text:p>
          </table:table-cell>
          <table:table-cell table:formula="of:=IF([.E646]-[.B646]=0;0;1)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1000" calcext:value-type="float">
            <text:p>1000</text:p>
          </table:table-cell>
          <table:table-cell office:value-type="float" office:value="5814000" calcext:value-type="float">
            <text:p>5814000</text:p>
          </table:table-cell>
          <table:table-cell office:value-type="float" office:value="644" calcext:value-type="float">
            <text:p>644</text:p>
          </table:table-cell>
          <table:table-cell office:value-type="float" office:value="1000" calcext:value-type="float">
            <text:p>1000</text:p>
          </table:table-cell>
          <table:table-cell office:value-type="float" office:value="7344000" calcext:value-type="float">
            <text:p>7344000</text:p>
          </table:table-cell>
          <table:table-cell table:formula="of:=IF([.L646]-[.I646]=0;0;1)" office:value-type="float" office:value="0" calcext:value-type="float">
            <text:p>0</text:p>
          </table:table-cell>
          <table:table-cell table:formula="of:=IF([.L646]-[.B6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17596999" calcext:value-type="float">
            <text:p>17596999</text:p>
          </table:table-cell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18442000" calcext:value-type="float">
            <text:p>18442000</text:p>
          </table:table-cell>
          <table:table-cell table:formula="of:=IF([.E647]-[.B647]=0;0;1)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17540000" calcext:value-type="float">
            <text:p>17540000</text:p>
          </table:table-cell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19051000" calcext:value-type="float">
            <text:p>19051000</text:p>
          </table:table-cell>
          <table:table-cell table:formula="of:=IF([.L647]-[.I647]=0;0;1)" office:value-type="float" office:value="0" calcext:value-type="float">
            <text:p>0</text:p>
          </table:table-cell>
          <table:table-cell table:formula="of:=IF([.L647]-[.B6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17834000" calcext:value-type="float">
            <text:p>17834000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18120000" calcext:value-type="float">
            <text:p>18120000</text:p>
          </table:table-cell>
          <table:table-cell table:formula="of:=IF([.E648]-[.B648]=0;0;1)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17714999" calcext:value-type="float">
            <text:p>17714999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21557999" calcext:value-type="float">
            <text:p>21557999</text:p>
          </table:table-cell>
          <table:table-cell table:formula="of:=IF([.L648]-[.I648]=0;0;1)" office:value-type="float" office:value="0" calcext:value-type="float">
            <text:p>0</text:p>
          </table:table-cell>
          <table:table-cell table:formula="of:=IF([.L648]-[.B6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35945000" calcext:value-type="float">
            <text:p>35945000</text:p>
          </table:table-cell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37180000" calcext:value-type="float">
            <text:p>37180000</text:p>
          </table:table-cell>
          <table:table-cell table:formula="of:=IF([.E649]-[.B649]=0;0;1)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36511000" calcext:value-type="float">
            <text:p>36511000</text:p>
          </table:table-cell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38083000" calcext:value-type="float">
            <text:p>38083000</text:p>
          </table:table-cell>
          <table:table-cell table:formula="of:=IF([.L649]-[.I649]=0;0;1)" office:value-type="float" office:value="0" calcext:value-type="float">
            <text:p>0</text:p>
          </table:table-cell>
          <table:table-cell table:formula="of:=IF([.L649]-[.B6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00" calcext:value-type="float">
            <text:p>1000</text:p>
          </table:table-cell>
          <table:table-cell office:value-type="float" office:value="8251000" calcext:value-type="float">
            <text:p>8251000</text:p>
          </table:table-cell>
          <table:table-cell office:value-type="float" office:value="648" calcext:value-type="float">
            <text:p>648</text:p>
          </table:table-cell>
          <table:table-cell office:value-type="float" office:value="1000" calcext:value-type="float">
            <text:p>1000</text:p>
          </table:table-cell>
          <table:table-cell office:value-type="float" office:value="8773000" calcext:value-type="float">
            <text:p>8773000</text:p>
          </table:table-cell>
          <table:table-cell table:formula="of:=IF([.E650]-[.B650]=0;0;1)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1000" calcext:value-type="float">
            <text:p>1000</text:p>
          </table:table-cell>
          <table:table-cell office:value-type="float" office:value="8510000" calcext:value-type="float">
            <text:p>8510000</text:p>
          </table:table-cell>
          <table:table-cell office:value-type="float" office:value="648" calcext:value-type="float">
            <text:p>648</text:p>
          </table:table-cell>
          <table:table-cell office:value-type="float" office:value="1000" calcext:value-type="float">
            <text:p>1000</text:p>
          </table:table-cell>
          <table:table-cell office:value-type="float" office:value="11550000" calcext:value-type="float">
            <text:p>11550000</text:p>
          </table:table-cell>
          <table:table-cell table:formula="of:=IF([.L650]-[.I650]=0;0;1)" office:value-type="float" office:value="0" calcext:value-type="float">
            <text:p>0</text:p>
          </table:table-cell>
          <table:table-cell table:formula="of:=IF([.L650]-[.B6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00" calcext:value-type="float">
            <text:p>1000</text:p>
          </table:table-cell>
          <table:table-cell office:value-type="float" office:value="14388000" calcext:value-type="float">
            <text:p>14388000</text:p>
          </table:table-cell>
          <table:table-cell office:value-type="float" office:value="649" calcext:value-type="float">
            <text:p>649</text:p>
          </table:table-cell>
          <table:table-cell office:value-type="float" office:value="1000" calcext:value-type="float">
            <text:p>1000</text:p>
          </table:table-cell>
          <table:table-cell office:value-type="float" office:value="14688000" calcext:value-type="float">
            <text:p>14688000</text:p>
          </table:table-cell>
          <table:table-cell table:formula="of:=IF([.E651]-[.B651]=0;0;1)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1000" calcext:value-type="float">
            <text:p>1000</text:p>
          </table:table-cell>
          <table:table-cell office:value-type="float" office:value="14480000" calcext:value-type="float">
            <text:p>14480000</text:p>
          </table:table-cell>
          <table:table-cell office:value-type="float" office:value="649" calcext:value-type="float">
            <text:p>649</text:p>
          </table:table-cell>
          <table:table-cell office:value-type="float" office:value="1000" calcext:value-type="float">
            <text:p>1000</text:p>
          </table:table-cell>
          <table:table-cell office:value-type="float" office:value="19899000" calcext:value-type="float">
            <text:p>19899000</text:p>
          </table:table-cell>
          <table:table-cell table:formula="of:=IF([.L651]-[.I651]=0;0;1)" office:value-type="float" office:value="0" calcext:value-type="float">
            <text:p>0</text:p>
          </table:table-cell>
          <table:table-cell table:formula="of:=IF([.L651]-[.B6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13623000" calcext:value-type="float">
            <text:p>13623000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13802000" calcext:value-type="float">
            <text:p>13802000</text:p>
          </table:table-cell>
          <table:table-cell table:formula="of:=IF([.E652]-[.B652]=0;0;1)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13635999" calcext:value-type="float">
            <text:p>13635999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18295000" calcext:value-type="float">
            <text:p>18295000</text:p>
          </table:table-cell>
          <table:table-cell table:formula="of:=IF([.L652]-[.I652]=0;0;1)" office:value-type="float" office:value="0" calcext:value-type="float">
            <text:p>0</text:p>
          </table:table-cell>
          <table:table-cell table:formula="of:=IF([.L652]-[.B6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00" calcext:value-type="float">
            <text:p>1000</text:p>
          </table:table-cell>
          <table:table-cell office:value-type="float" office:value="14908000" calcext:value-type="float">
            <text:p>14908000</text:p>
          </table:table-cell>
          <table:table-cell office:value-type="float" office:value="651" calcext:value-type="float">
            <text:p>651</text:p>
          </table:table-cell>
          <table:table-cell office:value-type="float" office:value="1000" calcext:value-type="float">
            <text:p>1000</text:p>
          </table:table-cell>
          <table:table-cell office:value-type="float" office:value="14936000" calcext:value-type="float">
            <text:p>14936000</text:p>
          </table:table-cell>
          <table:table-cell table:formula="of:=IF([.E653]-[.B653]=0;0;1)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1000" calcext:value-type="float">
            <text:p>1000</text:p>
          </table:table-cell>
          <table:table-cell office:value-type="float" office:value="14816999" calcext:value-type="float">
            <text:p>14816999</text:p>
          </table:table-cell>
          <table:table-cell office:value-type="float" office:value="651" calcext:value-type="float">
            <text:p>651</text:p>
          </table:table-cell>
          <table:table-cell office:value-type="float" office:value="1000" calcext:value-type="float">
            <text:p>1000</text:p>
          </table:table-cell>
          <table:table-cell office:value-type="float" office:value="22619000" calcext:value-type="float">
            <text:p>22619000</text:p>
          </table:table-cell>
          <table:table-cell table:formula="of:=IF([.L653]-[.I653]=0;0;1)" office:value-type="float" office:value="0" calcext:value-type="float">
            <text:p>0</text:p>
          </table:table-cell>
          <table:table-cell table:formula="of:=IF([.L653]-[.B6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00" calcext:value-type="float">
            <text:p>1000</text:p>
          </table:table-cell>
          <table:table-cell office:value-type="float" office:value="16236999" calcext:value-type="float">
            <text:p>16236999</text:p>
          </table:table-cell>
          <table:table-cell office:value-type="float" office:value="652" calcext:value-type="float">
            <text:p>652</text:p>
          </table:table-cell>
          <table:table-cell office:value-type="float" office:value="1000" calcext:value-type="float">
            <text:p>1000</text:p>
          </table:table-cell>
          <table:table-cell office:value-type="float" office:value="16337999" calcext:value-type="float">
            <text:p>16337999</text:p>
          </table:table-cell>
          <table:table-cell table:formula="of:=IF([.E654]-[.B654]=0;0;1)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1000" calcext:value-type="float">
            <text:p>1000</text:p>
          </table:table-cell>
          <table:table-cell office:value-type="float" office:value="16191000" calcext:value-type="float">
            <text:p>16191000</text:p>
          </table:table-cell>
          <table:table-cell office:value-type="float" office:value="652" calcext:value-type="float">
            <text:p>652</text:p>
          </table:table-cell>
          <table:table-cell office:value-type="float" office:value="1000" calcext:value-type="float">
            <text:p>1000</text:p>
          </table:table-cell>
          <table:table-cell office:value-type="float" office:value="19837000" calcext:value-type="float">
            <text:p>19837000</text:p>
          </table:table-cell>
          <table:table-cell table:formula="of:=IF([.L654]-[.I654]=0;0;1)" office:value-type="float" office:value="0" calcext:value-type="float">
            <text:p>0</text:p>
          </table:table-cell>
          <table:table-cell table:formula="of:=IF([.L654]-[.B6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00" calcext:value-type="float">
            <text:p>1000</text:p>
          </table:table-cell>
          <table:table-cell office:value-type="float" office:value="40384000" calcext:value-type="float">
            <text:p>40384000</text:p>
          </table:table-cell>
          <table:table-cell office:value-type="float" office:value="653" calcext:value-type="float">
            <text:p>653</text:p>
          </table:table-cell>
          <table:table-cell office:value-type="float" office:value="1000" calcext:value-type="float">
            <text:p>1000</text:p>
          </table:table-cell>
          <table:table-cell office:value-type="float" office:value="41226000" calcext:value-type="float">
            <text:p>41226000</text:p>
          </table:table-cell>
          <table:table-cell table:formula="of:=IF([.E655]-[.B655]=0;0;1)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000" calcext:value-type="float">
            <text:p>1000</text:p>
          </table:table-cell>
          <table:table-cell office:value-type="float" office:value="41040000" calcext:value-type="float">
            <text:p>41040000</text:p>
          </table:table-cell>
          <table:table-cell office:value-type="float" office:value="653" calcext:value-type="float">
            <text:p>653</text:p>
          </table:table-cell>
          <table:table-cell office:value-type="float" office:value="1000" calcext:value-type="float">
            <text:p>1000</text:p>
          </table:table-cell>
          <table:table-cell office:value-type="float" office:value="47105000" calcext:value-type="float">
            <text:p>47105000</text:p>
          </table:table-cell>
          <table:table-cell table:formula="of:=IF([.L655]-[.I655]=0;0;1)" office:value-type="float" office:value="0" calcext:value-type="float">
            <text:p>0</text:p>
          </table:table-cell>
          <table:table-cell table:formula="of:=IF([.L655]-[.B6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 office:value-type="float" office:value="15375999" calcext:value-type="float">
            <text:p>15375999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 office:value-type="float" office:value="15850000" calcext:value-type="float">
            <text:p>15850000</text:p>
          </table:table-cell>
          <table:table-cell table:formula="of:=IF([.E656]-[.B656]=0;0;1)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 office:value-type="float" office:value="15684000" calcext:value-type="float">
            <text:p>15684000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 office:value-type="float" office:value="18264000" calcext:value-type="float">
            <text:p>18264000</text:p>
          </table:table-cell>
          <table:table-cell table:formula="of:=IF([.L656]-[.I656]=0;0;1)" office:value-type="float" office:value="0" calcext:value-type="float">
            <text:p>0</text:p>
          </table:table-cell>
          <table:table-cell table:formula="of:=IF([.L656]-[.B6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00" calcext:value-type="float">
            <text:p>1000</text:p>
          </table:table-cell>
          <table:table-cell office:value-type="float" office:value="61376000" calcext:value-type="float">
            <text:p>61376000</text:p>
          </table:table-cell>
          <table:table-cell office:value-type="float" office:value="655" calcext:value-type="float">
            <text:p>655</text:p>
          </table:table-cell>
          <table:table-cell office:value-type="float" office:value="1000" calcext:value-type="float">
            <text:p>1000</text:p>
          </table:table-cell>
          <table:table-cell office:value-type="float" office:value="64014000" calcext:value-type="float">
            <text:p>64014000</text:p>
          </table:table-cell>
          <table:table-cell table:formula="of:=IF([.E657]-[.B657]=0;0;1)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1000" calcext:value-type="float">
            <text:p>1000</text:p>
          </table:table-cell>
          <table:table-cell office:value-type="float" office:value="64096000" calcext:value-type="float">
            <text:p>64096000</text:p>
          </table:table-cell>
          <table:table-cell office:value-type="float" office:value="655" calcext:value-type="float">
            <text:p>655</text:p>
          </table:table-cell>
          <table:table-cell office:value-type="float" office:value="1000" calcext:value-type="float">
            <text:p>1000</text:p>
          </table:table-cell>
          <table:table-cell office:value-type="float" office:value="64358000" calcext:value-type="float">
            <text:p>64358000</text:p>
          </table:table-cell>
          <table:table-cell table:formula="of:=IF([.L657]-[.I657]=0;0;1)" office:value-type="float" office:value="0" calcext:value-type="float">
            <text:p>0</text:p>
          </table:table-cell>
          <table:table-cell table:formula="of:=IF([.L657]-[.B6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2522000" calcext:value-type="float">
            <text:p>2522000</text:p>
          </table:table-cell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2558000" calcext:value-type="float">
            <text:p>2558000</text:p>
          </table:table-cell>
          <table:table-cell table:formula="of:=IF([.E658]-[.B658]=0;0;1)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2819000" calcext:value-type="float">
            <text:p>2819000</text:p>
          </table:table-cell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2891000" calcext:value-type="float">
            <text:p>2891000</text:p>
          </table:table-cell>
          <table:table-cell table:formula="of:=IF([.L658]-[.I658]=0;0;1)" office:value-type="float" office:value="0" calcext:value-type="float">
            <text:p>0</text:p>
          </table:table-cell>
          <table:table-cell table:formula="of:=IF([.L658]-[.B6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00" calcext:value-type="float">
            <text:p>1000</text:p>
          </table:table-cell>
          <table:table-cell office:value-type="float" office:value="10027000" calcext:value-type="float">
            <text:p>10027000</text:p>
          </table:table-cell>
          <table:table-cell office:value-type="float" office:value="657" calcext:value-type="float">
            <text:p>657</text:p>
          </table:table-cell>
          <table:table-cell office:value-type="float" office:value="1000" calcext:value-type="float">
            <text:p>1000</text:p>
          </table:table-cell>
          <table:table-cell office:value-type="float" office:value="9425000" calcext:value-type="float">
            <text:p>9425000</text:p>
          </table:table-cell>
          <table:table-cell table:formula="of:=IF([.E659]-[.B659]=0;0;1)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000" calcext:value-type="float">
            <text:p>1000</text:p>
          </table:table-cell>
          <table:table-cell office:value-type="float" office:value="10284000" calcext:value-type="float">
            <text:p>10284000</text:p>
          </table:table-cell>
          <table:table-cell office:value-type="float" office:value="657" calcext:value-type="float">
            <text:p>657</text:p>
          </table:table-cell>
          <table:table-cell office:value-type="float" office:value="1000" calcext:value-type="float">
            <text:p>1000</text:p>
          </table:table-cell>
          <table:table-cell office:value-type="float" office:value="11800999" calcext:value-type="float">
            <text:p>11800999</text:p>
          </table:table-cell>
          <table:table-cell table:formula="of:=IF([.L659]-[.I659]=0;0;1)" office:value-type="float" office:value="0" calcext:value-type="float">
            <text:p>0</text:p>
          </table:table-cell>
          <table:table-cell table:formula="of:=IF([.L659]-[.B6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6978000" calcext:value-type="float">
            <text:p>6978000</text:p>
          </table:table-cell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7074000" calcext:value-type="float">
            <text:p>7074000</text:p>
          </table:table-cell>
          <table:table-cell table:formula="of:=IF([.E660]-[.B660]=0;0;1)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7228000" calcext:value-type="float">
            <text:p>7228000</text:p>
          </table:table-cell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8870000" calcext:value-type="float">
            <text:p>8870000</text:p>
          </table:table-cell>
          <table:table-cell table:formula="of:=IF([.L660]-[.I660]=0;0;1)" office:value-type="float" office:value="0" calcext:value-type="float">
            <text:p>0</text:p>
          </table:table-cell>
          <table:table-cell table:formula="of:=IF([.L660]-[.B6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00" calcext:value-type="float">
            <text:p>1000</text:p>
          </table:table-cell>
          <table:table-cell office:value-type="float" office:value="4877999" calcext:value-type="float">
            <text:p>4877999</text:p>
          </table:table-cell>
          <table:table-cell office:value-type="float" office:value="659" calcext:value-type="float">
            <text:p>659</text:p>
          </table:table-cell>
          <table:table-cell office:value-type="float" office:value="1000" calcext:value-type="float">
            <text:p>1000</text:p>
          </table:table-cell>
          <table:table-cell office:value-type="float" office:value="4952000" calcext:value-type="float">
            <text:p>4952000</text:p>
          </table:table-cell>
          <table:table-cell table:formula="of:=IF([.E661]-[.B661]=0;0;1)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1000" calcext:value-type="float">
            <text:p>1000</text:p>
          </table:table-cell>
          <table:table-cell office:value-type="float" office:value="5063000" calcext:value-type="float">
            <text:p>5063000</text:p>
          </table:table-cell>
          <table:table-cell office:value-type="float" office:value="659" calcext:value-type="float">
            <text:p>659</text:p>
          </table:table-cell>
          <table:table-cell office:value-type="float" office:value="1000" calcext:value-type="float">
            <text:p>1000</text:p>
          </table:table-cell>
          <table:table-cell office:value-type="float" office:value="6098000" calcext:value-type="float">
            <text:p>6098000</text:p>
          </table:table-cell>
          <table:table-cell table:formula="of:=IF([.L661]-[.I661]=0;0;1)" office:value-type="float" office:value="0" calcext:value-type="float">
            <text:p>0</text:p>
          </table:table-cell>
          <table:table-cell table:formula="of:=IF([.L661]-[.B6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2190000" calcext:value-type="float">
            <text:p>12190000</text:p>
          </table:table-cell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2423000" calcext:value-type="float">
            <text:p>12423000</text:p>
          </table:table-cell>
          <table:table-cell table:formula="of:=IF([.E662]-[.B662]=0;0;1)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2299000" calcext:value-type="float">
            <text:p>12299000</text:p>
          </table:table-cell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4313000" calcext:value-type="float">
            <text:p>14313000</text:p>
          </table:table-cell>
          <table:table-cell table:formula="of:=IF([.L662]-[.I662]=0;0;1)" office:value-type="float" office:value="0" calcext:value-type="float">
            <text:p>0</text:p>
          </table:table-cell>
          <table:table-cell table:formula="of:=IF([.L662]-[.B6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00" calcext:value-type="float">
            <text:p>1000</text:p>
          </table:table-cell>
          <table:table-cell office:value-type="float" office:value="15614999" calcext:value-type="float">
            <text:p>15614999</text:p>
          </table:table-cell>
          <table:table-cell office:value-type="float" office:value="661" calcext:value-type="float">
            <text:p>661</text:p>
          </table:table-cell>
          <table:table-cell office:value-type="float" office:value="1000" calcext:value-type="float">
            <text:p>1000</text:p>
          </table:table-cell>
          <table:table-cell office:value-type="float" office:value="15920999" calcext:value-type="float">
            <text:p>15920999</text:p>
          </table:table-cell>
          <table:table-cell table:formula="of:=IF([.E663]-[.B663]=0;0;1)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1000" calcext:value-type="float">
            <text:p>1000</text:p>
          </table:table-cell>
          <table:table-cell office:value-type="float" office:value="15765999" calcext:value-type="float">
            <text:p>15765999</text:p>
          </table:table-cell>
          <table:table-cell office:value-type="float" office:value="661" calcext:value-type="float">
            <text:p>661</text:p>
          </table:table-cell>
          <table:table-cell office:value-type="float" office:value="1000" calcext:value-type="float">
            <text:p>1000</text:p>
          </table:table-cell>
          <table:table-cell office:value-type="float" office:value="17086000" calcext:value-type="float">
            <text:p>17086000</text:p>
          </table:table-cell>
          <table:table-cell table:formula="of:=IF([.L663]-[.I663]=0;0;1)" office:value-type="float" office:value="0" calcext:value-type="float">
            <text:p>0</text:p>
          </table:table-cell>
          <table:table-cell table:formula="of:=IF([.L663]-[.B6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119068000" calcext:value-type="float">
            <text:p>119068000</text:p>
          </table:table-cell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124343000" calcext:value-type="float">
            <text:p>124343000</text:p>
          </table:table-cell>
          <table:table-cell table:formula="of:=IF([.E664]-[.B664]=0;0;1)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123267999" calcext:value-type="float">
            <text:p>123267999</text:p>
          </table:table-cell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124033999" calcext:value-type="float">
            <text:p>124033999</text:p>
          </table:table-cell>
          <table:table-cell table:formula="of:=IF([.L664]-[.I664]=0;0;1)" office:value-type="float" office:value="0" calcext:value-type="float">
            <text:p>0</text:p>
          </table:table-cell>
          <table:table-cell table:formula="of:=IF([.L664]-[.B6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00" calcext:value-type="float">
            <text:p>1000</text:p>
          </table:table-cell>
          <table:table-cell office:value-type="float" office:value="33832000" calcext:value-type="float">
            <text:p>33832000</text:p>
          </table:table-cell>
          <table:table-cell office:value-type="float" office:value="663" calcext:value-type="float">
            <text:p>663</text:p>
          </table:table-cell>
          <table:table-cell office:value-type="float" office:value="1000" calcext:value-type="float">
            <text:p>1000</text:p>
          </table:table-cell>
          <table:table-cell office:value-type="float" office:value="35287000" calcext:value-type="float">
            <text:p>35287000</text:p>
          </table:table-cell>
          <table:table-cell table:formula="of:=IF([.E665]-[.B665]=0;0;1)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1000" calcext:value-type="float">
            <text:p>1000</text:p>
          </table:table-cell>
          <table:table-cell office:value-type="float" office:value="35043000" calcext:value-type="float">
            <text:p>35043000</text:p>
          </table:table-cell>
          <table:table-cell office:value-type="float" office:value="663" calcext:value-type="float">
            <text:p>663</text:p>
          </table:table-cell>
          <table:table-cell office:value-type="float" office:value="1000" calcext:value-type="float">
            <text:p>1000</text:p>
          </table:table-cell>
          <table:table-cell office:value-type="float" office:value="35313000" calcext:value-type="float">
            <text:p>35313000</text:p>
          </table:table-cell>
          <table:table-cell table:formula="of:=IF([.L665]-[.I665]=0;0;1)" office:value-type="float" office:value="0" calcext:value-type="float">
            <text:p>0</text:p>
          </table:table-cell>
          <table:table-cell table:formula="of:=IF([.L665]-[.B6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00" calcext:value-type="float">
            <text:p>1000</text:p>
          </table:table-cell>
          <table:table-cell office:value-type="float" office:value="26701000" calcext:value-type="float">
            <text:p>26701000</text:p>
          </table:table-cell>
          <table:table-cell office:value-type="float" office:value="664" calcext:value-type="float">
            <text:p>664</text:p>
          </table:table-cell>
          <table:table-cell office:value-type="float" office:value="1000" calcext:value-type="float">
            <text:p>1000</text:p>
          </table:table-cell>
          <table:table-cell office:value-type="float" office:value="27128000" calcext:value-type="float">
            <text:p>27128000</text:p>
          </table:table-cell>
          <table:table-cell table:formula="of:=IF([.E666]-[.B666]=0;0;1)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1000" calcext:value-type="float">
            <text:p>1000</text:p>
          </table:table-cell>
          <table:table-cell office:value-type="float" office:value="27000999" calcext:value-type="float">
            <text:p>27000999</text:p>
          </table:table-cell>
          <table:table-cell office:value-type="float" office:value="664" calcext:value-type="float">
            <text:p>664</text:p>
          </table:table-cell>
          <table:table-cell office:value-type="float" office:value="1000" calcext:value-type="float">
            <text:p>1000</text:p>
          </table:table-cell>
          <table:table-cell office:value-type="float" office:value="30844999" calcext:value-type="float">
            <text:p>30844999</text:p>
          </table:table-cell>
          <table:table-cell table:formula="of:=IF([.L666]-[.I666]=0;0;1)" office:value-type="float" office:value="0" calcext:value-type="float">
            <text:p>0</text:p>
          </table:table-cell>
          <table:table-cell table:formula="of:=IF([.L666]-[.B6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00" calcext:value-type="float">
            <text:p>1000</text:p>
          </table:table-cell>
          <table:table-cell office:value-type="float" office:value="19733000" calcext:value-type="float">
            <text:p>19733000</text:p>
          </table:table-cell>
          <table:table-cell office:value-type="float" office:value="665" calcext:value-type="float">
            <text:p>665</text:p>
          </table:table-cell>
          <table:table-cell office:value-type="float" office:value="1000" calcext:value-type="float">
            <text:p>1000</text:p>
          </table:table-cell>
          <table:table-cell office:value-type="float" office:value="20169000" calcext:value-type="float">
            <text:p>20169000</text:p>
          </table:table-cell>
          <table:table-cell table:formula="of:=IF([.E667]-[.B667]=0;0;1)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000" calcext:value-type="float">
            <text:p>1000</text:p>
          </table:table-cell>
          <table:table-cell office:value-type="float" office:value="20194000" calcext:value-type="float">
            <text:p>20194000</text:p>
          </table:table-cell>
          <table:table-cell office:value-type="float" office:value="665" calcext:value-type="float">
            <text:p>665</text:p>
          </table:table-cell>
          <table:table-cell office:value-type="float" office:value="1000" calcext:value-type="float">
            <text:p>1000</text:p>
          </table:table-cell>
          <table:table-cell office:value-type="float" office:value="23061000" calcext:value-type="float">
            <text:p>23061000</text:p>
          </table:table-cell>
          <table:table-cell table:formula="of:=IF([.L667]-[.I667]=0;0;1)" office:value-type="float" office:value="0" calcext:value-type="float">
            <text:p>0</text:p>
          </table:table-cell>
          <table:table-cell table:formula="of:=IF([.L667]-[.B6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10917999" calcext:value-type="float">
            <text:p>10917999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8673000" calcext:value-type="float">
            <text:p>8673000</text:p>
          </table:table-cell>
          <table:table-cell table:formula="of:=IF([.E668]-[.B668]=0;0;1)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11590000" calcext:value-type="float">
            <text:p>11590000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9059000" calcext:value-type="float">
            <text:p>9059000</text:p>
          </table:table-cell>
          <table:table-cell table:formula="of:=IF([.L668]-[.I668]=0;0;1)" office:value-type="float" office:value="0" calcext:value-type="float">
            <text:p>0</text:p>
          </table:table-cell>
          <table:table-cell table:formula="of:=IF([.L668]-[.B6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float" office:value="5741000" calcext:value-type="float">
            <text:p>5741000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float" office:value="5985000" calcext:value-type="float">
            <text:p>5985000</text:p>
          </table:table-cell>
          <table:table-cell table:formula="of:=IF([.E669]-[.B669]=0;0;1)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float" office:value="6072999" calcext:value-type="float">
            <text:p>6072999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float" office:value="8553000" calcext:value-type="float">
            <text:p>8553000</text:p>
          </table:table-cell>
          <table:table-cell table:formula="of:=IF([.L669]-[.I669]=0;0;1)" office:value-type="float" office:value="0" calcext:value-type="float">
            <text:p>0</text:p>
          </table:table-cell>
          <table:table-cell table:formula="of:=IF([.L669]-[.B6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375000" calcext:value-type="float">
            <text:p>375000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356000" calcext:value-type="float">
            <text:p>356000</text:p>
          </table:table-cell>
          <table:table-cell table:formula="of:=IF([.E670]-[.B670]=0;0;1)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397000" calcext:value-type="float">
            <text:p>397000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424000" calcext:value-type="float">
            <text:p>424000</text:p>
          </table:table-cell>
          <table:table-cell table:formula="of:=IF([.L670]-[.I670]=0;0;1)" office:value-type="float" office:value="0" calcext:value-type="float">
            <text:p>0</text:p>
          </table:table-cell>
          <table:table-cell table:formula="of:=IF([.L670]-[.B6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46336999" calcext:value-type="float">
            <text:p>46336999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47709999" calcext:value-type="float">
            <text:p>47709999</text:p>
          </table:table-cell>
          <table:table-cell table:formula="of:=IF([.E671]-[.B671]=0;0;1)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48662000" calcext:value-type="float">
            <text:p>48662000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48583000" calcext:value-type="float">
            <text:p>48583000</text:p>
          </table:table-cell>
          <table:table-cell table:formula="of:=IF([.L671]-[.I671]=0;0;1)" office:value-type="float" office:value="0" calcext:value-type="float">
            <text:p>0</text:p>
          </table:table-cell>
          <table:table-cell table:formula="of:=IF([.L671]-[.B6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5512000" calcext:value-type="float">
            <text:p>5512000</text:p>
          </table:table-cell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5574000" calcext:value-type="float">
            <text:p>5574000</text:p>
          </table:table-cell>
          <table:table-cell table:formula="of:=IF([.E672]-[.B672]=0;0;1)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5647999" calcext:value-type="float">
            <text:p>5647999</text:p>
          </table:table-cell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5815000" calcext:value-type="float">
            <text:p>5815000</text:p>
          </table:table-cell>
          <table:table-cell table:formula="of:=IF([.L672]-[.I672]=0;0;1)" office:value-type="float" office:value="0" calcext:value-type="float">
            <text:p>0</text:p>
          </table:table-cell>
          <table:table-cell table:formula="of:=IF([.L672]-[.B6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00" calcext:value-type="float">
            <text:p>1000</text:p>
          </table:table-cell>
          <table:table-cell office:value-type="float" office:value="22167000" calcext:value-type="float">
            <text:p>22167000</text:p>
          </table:table-cell>
          <table:table-cell office:value-type="float" office:value="671" calcext:value-type="float">
            <text:p>671</text:p>
          </table:table-cell>
          <table:table-cell office:value-type="float" office:value="1000" calcext:value-type="float">
            <text:p>1000</text:p>
          </table:table-cell>
          <table:table-cell office:value-type="float" office:value="22392000" calcext:value-type="float">
            <text:p>22392000</text:p>
          </table:table-cell>
          <table:table-cell table:formula="of:=IF([.E673]-[.B673]=0;0;1)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000" calcext:value-type="float">
            <text:p>1000</text:p>
          </table:table-cell>
          <table:table-cell office:value-type="float" office:value="22552000" calcext:value-type="float">
            <text:p>22552000</text:p>
          </table:table-cell>
          <table:table-cell office:value-type="float" office:value="671" calcext:value-type="float">
            <text:p>671</text:p>
          </table:table-cell>
          <table:table-cell office:value-type="float" office:value="1000" calcext:value-type="float">
            <text:p>1000</text:p>
          </table:table-cell>
          <table:table-cell office:value-type="float" office:value="24135999" calcext:value-type="float">
            <text:p>24135999</text:p>
          </table:table-cell>
          <table:table-cell table:formula="of:=IF([.L673]-[.I673]=0;0;1)" office:value-type="float" office:value="0" calcext:value-type="float">
            <text:p>0</text:p>
          </table:table-cell>
          <table:table-cell table:formula="of:=IF([.L673]-[.B6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float" office:value="16103000" calcext:value-type="float">
            <text:p>16103000</text:p>
          </table:table-cell>
          <table:table-cell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float" office:value="16423999" calcext:value-type="float">
            <text:p>16423999</text:p>
          </table:table-cell>
          <table:table-cell table:formula="of:=IF([.E674]-[.B674]=0;0;1)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float" office:value="16533000" calcext:value-type="float">
            <text:p>16533000</text:p>
          </table:table-cell>
          <table:table-cell office:value-type="float" office:value="672" calcext:value-type="float">
            <text:p>672</text:p>
          </table:table-cell>
          <table:table-cell office:value-type="float" office:value="1000" calcext:value-type="float">
            <text:p>1000</text:p>
          </table:table-cell>
          <table:table-cell office:value-type="float" office:value="19752000" calcext:value-type="float">
            <text:p>19752000</text:p>
          </table:table-cell>
          <table:table-cell table:formula="of:=IF([.L674]-[.I674]=0;0;1)" office:value-type="float" office:value="0" calcext:value-type="float">
            <text:p>0</text:p>
          </table:table-cell>
          <table:table-cell table:formula="of:=IF([.L674]-[.B6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00" calcext:value-type="float">
            <text:p>1000</text:p>
          </table:table-cell>
          <table:table-cell office:value-type="float" office:value="6406999" calcext:value-type="float">
            <text:p>6406999</text:p>
          </table:table-cell>
          <table:table-cell office:value-type="float" office:value="673" calcext:value-type="float">
            <text:p>673</text:p>
          </table:table-cell>
          <table:table-cell office:value-type="float" office:value="1000" calcext:value-type="float">
            <text:p>1000</text:p>
          </table:table-cell>
          <table:table-cell office:value-type="float" office:value="6380999" calcext:value-type="float">
            <text:p>6380999</text:p>
          </table:table-cell>
          <table:table-cell table:formula="of:=IF([.E675]-[.B675]=0;0;1)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1000" calcext:value-type="float">
            <text:p>1000</text:p>
          </table:table-cell>
          <table:table-cell office:value-type="float" office:value="6550999" calcext:value-type="float">
            <text:p>6550999</text:p>
          </table:table-cell>
          <table:table-cell office:value-type="float" office:value="673" calcext:value-type="float">
            <text:p>673</text:p>
          </table:table-cell>
          <table:table-cell office:value-type="float" office:value="1000" calcext:value-type="float">
            <text:p>1000</text:p>
          </table:table-cell>
          <table:table-cell office:value-type="float" office:value="6737000" calcext:value-type="float">
            <text:p>6737000</text:p>
          </table:table-cell>
          <table:table-cell table:formula="of:=IF([.L675]-[.I675]=0;0;1)" office:value-type="float" office:value="0" calcext:value-type="float">
            <text:p>0</text:p>
          </table:table-cell>
          <table:table-cell table:formula="of:=IF([.L675]-[.B6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00" calcext:value-type="float">
            <text:p>1000</text:p>
          </table:table-cell>
          <table:table-cell office:value-type="float" office:value="6059999" calcext:value-type="float">
            <text:p>6059999</text:p>
          </table:table-cell>
          <table:table-cell office:value-type="float" office:value="674" calcext:value-type="float">
            <text:p>674</text:p>
          </table:table-cell>
          <table:table-cell office:value-type="float" office:value="1000" calcext:value-type="float">
            <text:p>1000</text:p>
          </table:table-cell>
          <table:table-cell office:value-type="float" office:value="6306000" calcext:value-type="float">
            <text:p>6306000</text:p>
          </table:table-cell>
          <table:table-cell table:formula="of:=IF([.E676]-[.B676]=0;0;1)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1000" calcext:value-type="float">
            <text:p>1000</text:p>
          </table:table-cell>
          <table:table-cell office:value-type="float" office:value="6503999" calcext:value-type="float">
            <text:p>6503999</text:p>
          </table:table-cell>
          <table:table-cell office:value-type="float" office:value="674" calcext:value-type="float">
            <text:p>674</text:p>
          </table:table-cell>
          <table:table-cell office:value-type="float" office:value="1000" calcext:value-type="float">
            <text:p>1000</text:p>
          </table:table-cell>
          <table:table-cell office:value-type="float" office:value="6588000" calcext:value-type="float">
            <text:p>6588000</text:p>
          </table:table-cell>
          <table:table-cell table:formula="of:=IF([.L676]-[.I676]=0;0;1)" office:value-type="float" office:value="0" calcext:value-type="float">
            <text:p>0</text:p>
          </table:table-cell>
          <table:table-cell table:formula="of:=IF([.L676]-[.B6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23229000" calcext:value-type="float">
            <text:p>23229000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24196000" calcext:value-type="float">
            <text:p>24196000</text:p>
          </table:table-cell>
          <table:table-cell table:formula="of:=IF([.E677]-[.B677]=0;0;1)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23955000" calcext:value-type="float">
            <text:p>23955000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26477999" calcext:value-type="float">
            <text:p>26477999</text:p>
          </table:table-cell>
          <table:table-cell table:formula="of:=IF([.L677]-[.I677]=0;0;1)" office:value-type="float" office:value="0" calcext:value-type="float">
            <text:p>0</text:p>
          </table:table-cell>
          <table:table-cell table:formula="of:=IF([.L677]-[.B6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00" calcext:value-type="float">
            <text:p>1000</text:p>
          </table:table-cell>
          <table:table-cell office:value-type="float" office:value="9020000" calcext:value-type="float">
            <text:p>9020000</text:p>
          </table:table-cell>
          <table:table-cell office:value-type="float" office:value="676" calcext:value-type="float">
            <text:p>676</text:p>
          </table:table-cell>
          <table:table-cell office:value-type="float" office:value="1000" calcext:value-type="float">
            <text:p>1000</text:p>
          </table:table-cell>
          <table:table-cell office:value-type="float" office:value="9197000" calcext:value-type="float">
            <text:p>9197000</text:p>
          </table:table-cell>
          <table:table-cell table:formula="of:=IF([.E678]-[.B678]=0;0;1)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1000" calcext:value-type="float">
            <text:p>1000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676" calcext:value-type="float">
            <text:p>676</text:p>
          </table:table-cell>
          <table:table-cell office:value-type="float" office:value="1000" calcext:value-type="float">
            <text:p>1000</text:p>
          </table:table-cell>
          <table:table-cell office:value-type="float" office:value="9559000" calcext:value-type="float">
            <text:p>9559000</text:p>
          </table:table-cell>
          <table:table-cell table:formula="of:=IF([.L678]-[.I678]=0;0;1)" office:value-type="float" office:value="0" calcext:value-type="float">
            <text:p>0</text:p>
          </table:table-cell>
          <table:table-cell table:formula="of:=IF([.L678]-[.B6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00" calcext:value-type="float">
            <text:p>1000</text:p>
          </table:table-cell>
          <table:table-cell office:value-type="float" office:value="15730000" calcext:value-type="float">
            <text:p>15730000</text:p>
          </table:table-cell>
          <table:table-cell office:value-type="float" office:value="677" calcext:value-type="float">
            <text:p>677</text:p>
          </table:table-cell>
          <table:table-cell office:value-type="float" office:value="1000" calcext:value-type="float">
            <text:p>1000</text:p>
          </table:table-cell>
          <table:table-cell office:value-type="float" office:value="15969000" calcext:value-type="float">
            <text:p>15969000</text:p>
          </table:table-cell>
          <table:table-cell table:formula="of:=IF([.E679]-[.B679]=0;0;1)"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1000" calcext:value-type="float">
            <text:p>1000</text:p>
          </table:table-cell>
          <table:table-cell office:value-type="float" office:value="16145000" calcext:value-type="float">
            <text:p>16145000</text:p>
          </table:table-cell>
          <table:table-cell office:value-type="float" office:value="677" calcext:value-type="float">
            <text:p>677</text:p>
          </table:table-cell>
          <table:table-cell office:value-type="float" office:value="1000" calcext:value-type="float">
            <text:p>1000</text:p>
          </table:table-cell>
          <table:table-cell office:value-type="float" office:value="17589000" calcext:value-type="float">
            <text:p>17589000</text:p>
          </table:table-cell>
          <table:table-cell table:formula="of:=IF([.L679]-[.I679]=0;0;1)" office:value-type="float" office:value="0" calcext:value-type="float">
            <text:p>0</text:p>
          </table:table-cell>
          <table:table-cell table:formula="of:=IF([.L679]-[.B6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00" calcext:value-type="float">
            <text:p>1000</text:p>
          </table:table-cell>
          <table:table-cell office:value-type="float" office:value="7071999" calcext:value-type="float">
            <text:p>7071999</text:p>
          </table:table-cell>
          <table:table-cell office:value-type="float" office:value="678" calcext:value-type="float">
            <text:p>678</text:p>
          </table:table-cell>
          <table:table-cell office:value-type="float" office:value="1000" calcext:value-type="float">
            <text:p>1000</text:p>
          </table:table-cell>
          <table:table-cell office:value-type="float" office:value="7059999" calcext:value-type="float">
            <text:p>7059999</text:p>
          </table:table-cell>
          <table:table-cell table:formula="of:=IF([.E680]-[.B680]=0;0;1)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000" calcext:value-type="float">
            <text:p>1000</text:p>
          </table:table-cell>
          <table:table-cell office:value-type="float" office:value="7496999" calcext:value-type="float">
            <text:p>7496999</text:p>
          </table:table-cell>
          <table:table-cell office:value-type="float" office:value="678" calcext:value-type="float">
            <text:p>678</text:p>
          </table:table-cell>
          <table:table-cell office:value-type="float" office:value="1000" calcext:value-type="float">
            <text:p>1000</text:p>
          </table:table-cell>
          <table:table-cell office:value-type="float" office:value="7567000" calcext:value-type="float">
            <text:p>7567000</text:p>
          </table:table-cell>
          <table:table-cell table:formula="of:=IF([.L680]-[.I680]=0;0;1)" office:value-type="float" office:value="0" calcext:value-type="float">
            <text:p>0</text:p>
          </table:table-cell>
          <table:table-cell table:formula="of:=IF([.L680]-[.B6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1202000" calcext:value-type="float">
            <text:p>11202000</text:p>
          </table:table-cell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1521000" calcext:value-type="float">
            <text:p>11521000</text:p>
          </table:table-cell>
          <table:table-cell table:formula="of:=IF([.E681]-[.B681]=0;0;1)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1642999" calcext:value-type="float">
            <text:p>11642999</text:p>
          </table:table-cell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4081999" calcext:value-type="float">
            <text:p>14081999</text:p>
          </table:table-cell>
          <table:table-cell table:formula="of:=IF([.L681]-[.I681]=0;0;1)" office:value-type="float" office:value="0" calcext:value-type="float">
            <text:p>0</text:p>
          </table:table-cell>
          <table:table-cell table:formula="of:=IF([.L681]-[.B6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17384000" calcext:value-type="float">
            <text:p>17384000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000" calcext:value-type="float">
            <text:p>17699000</text:p>
          </table:table-cell>
          <table:table-cell table:formula="of:=IF([.E682]-[.B682]=0;0;1)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17799000" calcext:value-type="float">
            <text:p>17799000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22794000" calcext:value-type="float">
            <text:p>22794000</text:p>
          </table:table-cell>
          <table:table-cell table:formula="of:=IF([.L682]-[.I682]=0;0;1)" office:value-type="float" office:value="0" calcext:value-type="float">
            <text:p>0</text:p>
          </table:table-cell>
          <table:table-cell table:formula="of:=IF([.L682]-[.B6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7676000" calcext:value-type="float">
            <text:p>7676000</text:p>
          </table:table-cell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7783999" calcext:value-type="float">
            <text:p>7783999</text:p>
          </table:table-cell>
          <table:table-cell table:formula="of:=IF([.E683]-[.B683]=0;0;1)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7858000" calcext:value-type="float">
            <text:p>7858000</text:p>
          </table:table-cell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8210000" calcext:value-type="float">
            <text:p>8210000</text:p>
          </table:table-cell>
          <table:table-cell table:formula="of:=IF([.L683]-[.I683]=0;0;1)" office:value-type="float" office:value="0" calcext:value-type="float">
            <text:p>0</text:p>
          </table:table-cell>
          <table:table-cell table:formula="of:=IF([.L683]-[.B6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office:value-type="float" office:value="18361000" calcext:value-type="float">
            <text:p>1836100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office:value-type="float" office:value="18626999" calcext:value-type="float">
            <text:p>18626999</text:p>
          </table:table-cell>
          <table:table-cell table:formula="of:=IF([.E684]-[.B684]=0;0;1)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office:value-type="float" office:value="18727999" calcext:value-type="float">
            <text:p>18727999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office:value-type="float" office:value="22146000" calcext:value-type="float">
            <text:p>22146000</text:p>
          </table:table-cell>
          <table:table-cell table:formula="of:=IF([.L684]-[.I684]=0;0;1)" office:value-type="float" office:value="0" calcext:value-type="float">
            <text:p>0</text:p>
          </table:table-cell>
          <table:table-cell table:formula="of:=IF([.L684]-[.B6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00" calcext:value-type="float">
            <text:p>1000</text:p>
          </table:table-cell>
          <table:table-cell office:value-type="float" office:value="10471999" calcext:value-type="float">
            <text:p>10471999</text:p>
          </table:table-cell>
          <table:table-cell office:value-type="float" office:value="683" calcext:value-type="float">
            <text:p>683</text:p>
          </table:table-cell>
          <table:table-cell office:value-type="float" office:value="1000" calcext:value-type="float">
            <text:p>1000</text:p>
          </table:table-cell>
          <table:table-cell office:value-type="float" office:value="10810000" calcext:value-type="float">
            <text:p>10810000</text:p>
          </table:table-cell>
          <table:table-cell table:formula="of:=IF([.E685]-[.B685]=0;0;1)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1000" calcext:value-type="float">
            <text:p>1000</text:p>
          </table:table-cell>
          <table:table-cell office:value-type="float" office:value="10749000" calcext:value-type="float">
            <text:p>10749000</text:p>
          </table:table-cell>
          <table:table-cell office:value-type="float" office:value="683" calcext:value-type="float">
            <text:p>683</text:p>
          </table:table-cell>
          <table:table-cell office:value-type="float" office:value="1000" calcext:value-type="float">
            <text:p>1000</text:p>
          </table:table-cell>
          <table:table-cell office:value-type="float" office:value="12145000" calcext:value-type="float">
            <text:p>12145000</text:p>
          </table:table-cell>
          <table:table-cell table:formula="of:=IF([.L685]-[.I685]=0;0;1)" office:value-type="float" office:value="0" calcext:value-type="float">
            <text:p>0</text:p>
          </table:table-cell>
          <table:table-cell table:formula="of:=IF([.L685]-[.B6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00" calcext:value-type="float">
            <text:p>1000</text:p>
          </table:table-cell>
          <table:table-cell office:value-type="float" office:value="20968000" calcext:value-type="float">
            <text:p>20968000</text:p>
          </table:table-cell>
          <table:table-cell office:value-type="float" office:value="684" calcext:value-type="float">
            <text:p>684</text:p>
          </table:table-cell>
          <table:table-cell office:value-type="float" office:value="1000" calcext:value-type="float">
            <text:p>1000</text:p>
          </table:table-cell>
          <table:table-cell office:value-type="float" office:value="21466000" calcext:value-type="float">
            <text:p>21466000</text:p>
          </table:table-cell>
          <table:table-cell table:formula="of:=IF([.E686]-[.B686]=0;0;1)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1000" calcext:value-type="float">
            <text:p>1000</text:p>
          </table:table-cell>
          <table:table-cell office:value-type="float" office:value="21301000" calcext:value-type="float">
            <text:p>21301000</text:p>
          </table:table-cell>
          <table:table-cell office:value-type="float" office:value="684" calcext:value-type="float">
            <text:p>684</text:p>
          </table:table-cell>
          <table:table-cell office:value-type="float" office:value="1000" calcext:value-type="float">
            <text:p>1000</text:p>
          </table:table-cell>
          <table:table-cell office:value-type="float" office:value="23672000" calcext:value-type="float">
            <text:p>23672000</text:p>
          </table:table-cell>
          <table:table-cell table:formula="of:=IF([.L686]-[.I686]=0;0;1)" office:value-type="float" office:value="0" calcext:value-type="float">
            <text:p>0</text:p>
          </table:table-cell>
          <table:table-cell table:formula="of:=IF([.L686]-[.B6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00" calcext:value-type="float">
            <text:p>1000</text:p>
          </table:table-cell>
          <table:table-cell office:value-type="float" office:value="5129000" calcext:value-type="float">
            <text:p>5129000</text:p>
          </table:table-cell>
          <table:table-cell office:value-type="float" office:value="685" calcext:value-type="float">
            <text:p>685</text:p>
          </table:table-cell>
          <table:table-cell office:value-type="float" office:value="1000" calcext:value-type="float">
            <text:p>1000</text:p>
          </table:table-cell>
          <table:table-cell office:value-type="float" office:value="5189000" calcext:value-type="float">
            <text:p>5189000</text:p>
          </table:table-cell>
          <table:table-cell table:formula="of:=IF([.E687]-[.B687]=0;0;1)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1000" calcext:value-type="float">
            <text:p>1000</text:p>
          </table:table-cell>
          <table:table-cell office:value-type="float" office:value="5371000" calcext:value-type="float">
            <text:p>5371000</text:p>
          </table:table-cell>
          <table:table-cell office:value-type="float" office:value="685" calcext:value-type="float">
            <text:p>685</text:p>
          </table:table-cell>
          <table:table-cell office:value-type="float" office:value="1000" calcext:value-type="float">
            <text:p>1000</text:p>
          </table:table-cell>
          <table:table-cell office:value-type="float" office:value="5960000" calcext:value-type="float">
            <text:p>5960000</text:p>
          </table:table-cell>
          <table:table-cell table:formula="of:=IF([.L687]-[.I687]=0;0;1)" office:value-type="float" office:value="0" calcext:value-type="float">
            <text:p>0</text:p>
          </table:table-cell>
          <table:table-cell table:formula="of:=IF([.L687]-[.B6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2564000" calcext:value-type="float">
            <text:p>2564000</text:p>
          </table:table-cell>
          <table:table-cell table:formula="of:=IF([.E688]-[.B688]=0;0;1)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2603000" calcext:value-type="float">
            <text:p>2603000</text:p>
          </table:table-cell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3277000" calcext:value-type="float">
            <text:p>3277000</text:p>
          </table:table-cell>
          <table:table-cell table:formula="of:=IF([.L688]-[.I688]=0;0;1)" office:value-type="float" office:value="0" calcext:value-type="float">
            <text:p>0</text:p>
          </table:table-cell>
          <table:table-cell table:formula="of:=IF([.L688]-[.B6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1952000" calcext:value-type="float">
            <text:p>1952000</text:p>
          </table:table-cell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1986000" calcext:value-type="float">
            <text:p>1986000</text:p>
          </table:table-cell>
          <table:table-cell table:formula="of:=IF([.E689]-[.B689]=0;0;1)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2014999" calcext:value-type="float">
            <text:p>2014999</text:p>
          </table:table-cell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2088000" calcext:value-type="float">
            <text:p>2088000</text:p>
          </table:table-cell>
          <table:table-cell table:formula="of:=IF([.L689]-[.I689]=0;0;1)" office:value-type="float" office:value="0" calcext:value-type="float">
            <text:p>0</text:p>
          </table:table-cell>
          <table:table-cell table:formula="of:=IF([.L689]-[.B6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00" calcext:value-type="float">
            <text:p>1000</text:p>
          </table:table-cell>
          <table:table-cell office:value-type="float" office:value="7480000" calcext:value-type="float">
            <text:p>7480000</text:p>
          </table:table-cell>
          <table:table-cell office:value-type="float" office:value="688" calcext:value-type="float">
            <text:p>688</text:p>
          </table:table-cell>
          <table:table-cell office:value-type="float" office:value="1000" calcext:value-type="float">
            <text:p>1000</text:p>
          </table:table-cell>
          <table:table-cell office:value-type="float" office:value="7627999" calcext:value-type="float">
            <text:p>7627999</text:p>
          </table:table-cell>
          <table:table-cell table:formula="of:=IF([.E690]-[.B690]=0;0;1)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00" calcext:value-type="float">
            <text:p>1000</text:p>
          </table:table-cell>
          <table:table-cell office:value-type="float" office:value="7689000" calcext:value-type="float">
            <text:p>7689000</text:p>
          </table:table-cell>
          <table:table-cell office:value-type="float" office:value="688" calcext:value-type="float">
            <text:p>688</text:p>
          </table:table-cell>
          <table:table-cell office:value-type="float" office:value="1000" calcext:value-type="float">
            <text:p>1000</text:p>
          </table:table-cell>
          <table:table-cell office:value-type="float" office:value="9641000" calcext:value-type="float">
            <text:p>9641000</text:p>
          </table:table-cell>
          <table:table-cell table:formula="of:=IF([.L690]-[.I690]=0;0;1)" office:value-type="float" office:value="0" calcext:value-type="float">
            <text:p>0</text:p>
          </table:table-cell>
          <table:table-cell table:formula="of:=IF([.L690]-[.B6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00" calcext:value-type="float">
            <text:p>1000</text:p>
          </table:table-cell>
          <table:table-cell office:value-type="float" office:value="15632999" calcext:value-type="float">
            <text:p>15632999</text:p>
          </table:table-cell>
          <table:table-cell office:value-type="float" office:value="689" calcext:value-type="float">
            <text:p>689</text:p>
          </table:table-cell>
          <table:table-cell office:value-type="float" office:value="1000" calcext:value-type="float">
            <text:p>1000</text:p>
          </table:table-cell>
          <table:table-cell office:value-type="float" office:value="16125000" calcext:value-type="float">
            <text:p>16125000</text:p>
          </table:table-cell>
          <table:table-cell table:formula="of:=IF([.E691]-[.B691]=0;0;1)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1000" calcext:value-type="float">
            <text:p>1000</text:p>
          </table:table-cell>
          <table:table-cell office:value-type="float" office:value="16015999" calcext:value-type="float">
            <text:p>16015999</text:p>
          </table:table-cell>
          <table:table-cell office:value-type="float" office:value="689" calcext:value-type="float">
            <text:p>689</text:p>
          </table:table-cell>
          <table:table-cell office:value-type="float" office:value="1000" calcext:value-type="float">
            <text:p>1000</text:p>
          </table:table-cell>
          <table:table-cell office:value-type="float" office:value="22385000" calcext:value-type="float">
            <text:p>22385000</text:p>
          </table:table-cell>
          <table:table-cell table:formula="of:=IF([.L691]-[.I691]=0;0;1)" office:value-type="float" office:value="0" calcext:value-type="float">
            <text:p>0</text:p>
          </table:table-cell>
          <table:table-cell table:formula="of:=IF([.L691]-[.B6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float" office:value="16604000" calcext:value-type="float">
            <text:p>16604000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float" office:value="16937000" calcext:value-type="float">
            <text:p>16937000</text:p>
          </table:table-cell>
          <table:table-cell table:formula="of:=IF([.E692]-[.B692]=0;0;1)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float" office:value="16971000" calcext:value-type="float">
            <text:p>16971000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float" office:value="18749000" calcext:value-type="float">
            <text:p>18749000</text:p>
          </table:table-cell>
          <table:table-cell table:formula="of:=IF([.L692]-[.I692]=0;0;1)" office:value-type="float" office:value="0" calcext:value-type="float">
            <text:p>0</text:p>
          </table:table-cell>
          <table:table-cell table:formula="of:=IF([.L692]-[.B6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3790999" calcext:value-type="float">
            <text:p>3790999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3916999" calcext:value-type="float">
            <text:p>3916999</text:p>
          </table:table-cell>
          <table:table-cell table:formula="of:=IF([.E693]-[.B693]=0;0;1)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3952000" calcext:value-type="float">
            <text:p>395200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3963999" calcext:value-type="float">
            <text:p>3963999</text:p>
          </table:table-cell>
          <table:table-cell table:formula="of:=IF([.L693]-[.I693]=0;0;1)" office:value-type="float" office:value="0" calcext:value-type="float">
            <text:p>0</text:p>
          </table:table-cell>
          <table:table-cell table:formula="of:=IF([.L693]-[.B6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0" calcext:value-type="float">
            <text:p>1000</text:p>
          </table:table-cell>
          <table:table-cell office:value-type="float" office:value="15262999" calcext:value-type="float">
            <text:p>15262999</text:p>
          </table:table-cell>
          <table:table-cell office:value-type="float" office:value="692" calcext:value-type="float">
            <text:p>692</text:p>
          </table:table-cell>
          <table:table-cell office:value-type="float" office:value="1000" calcext:value-type="float">
            <text:p>1000</text:p>
          </table:table-cell>
          <table:table-cell office:value-type="float" office:value="16021000" calcext:value-type="float">
            <text:p>16021000</text:p>
          </table:table-cell>
          <table:table-cell table:formula="of:=IF([.E694]-[.B694]=0;0;1)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1000" calcext:value-type="float">
            <text:p>1000</text:p>
          </table:table-cell>
          <table:table-cell office:value-type="float" office:value="26601999" calcext:value-type="float">
            <text:p>26601999</text:p>
          </table:table-cell>
          <table:table-cell office:value-type="float" office:value="692" calcext:value-type="float">
            <text:p>692</text:p>
          </table:table-cell>
          <table:table-cell office:value-type="float" office:value="1000" calcext:value-type="float">
            <text:p>1000</text:p>
          </table:table-cell>
          <table:table-cell office:value-type="float" office:value="32174999" calcext:value-type="float">
            <text:p>32174999</text:p>
          </table:table-cell>
          <table:table-cell table:formula="of:=IF([.L694]-[.I694]=0;0;1)" office:value-type="float" office:value="0" calcext:value-type="float">
            <text:p>0</text:p>
          </table:table-cell>
          <table:table-cell table:formula="of:=IF([.L694]-[.B6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00" calcext:value-type="float">
            <text:p>1000</text:p>
          </table:table-cell>
          <table:table-cell office:value-type="float" office:value="12999000" calcext:value-type="float">
            <text:p>12999000</text:p>
          </table:table-cell>
          <table:table-cell office:value-type="float" office:value="693" calcext:value-type="float">
            <text:p>693</text:p>
          </table:table-cell>
          <table:table-cell office:value-type="float" office:value="1000" calcext:value-type="float">
            <text:p>1000</text:p>
          </table:table-cell>
          <table:table-cell office:value-type="float" office:value="13209000" calcext:value-type="float">
            <text:p>13209000</text:p>
          </table:table-cell>
          <table:table-cell table:formula="of:=IF([.E695]-[.B695]=0;0;1)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1000" calcext:value-type="float">
            <text:p>1000</text:p>
          </table:table-cell>
          <table:table-cell office:value-type="float" office:value="13767999" calcext:value-type="float">
            <text:p>13767999</text:p>
          </table:table-cell>
          <table:table-cell office:value-type="float" office:value="693" calcext:value-type="float">
            <text:p>693</text:p>
          </table:table-cell>
          <table:table-cell office:value-type="float" office:value="1000" calcext:value-type="float">
            <text:p>1000</text:p>
          </table:table-cell>
          <table:table-cell office:value-type="float" office:value="15691999" calcext:value-type="float">
            <text:p>15691999</text:p>
          </table:table-cell>
          <table:table-cell table:formula="of:=IF([.L695]-[.I695]=0;0;1)" office:value-type="float" office:value="0" calcext:value-type="float">
            <text:p>0</text:p>
          </table:table-cell>
          <table:table-cell table:formula="of:=IF([.L695]-[.B6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12771999" calcext:value-type="float">
            <text:p>12771999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13047999" calcext:value-type="float">
            <text:p>13047999</text:p>
          </table:table-cell>
          <table:table-cell table:formula="of:=IF([.E696]-[.B696]=0;0;1)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13522999" calcext:value-type="float">
            <text:p>13522999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16690000" calcext:value-type="float">
            <text:p>16690000</text:p>
          </table:table-cell>
          <table:table-cell table:formula="of:=IF([.L696]-[.I696]=0;0;1)" office:value-type="float" office:value="0" calcext:value-type="float">
            <text:p>0</text:p>
          </table:table-cell>
          <table:table-cell table:formula="of:=IF([.L696]-[.B6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20703000" calcext:value-type="float">
            <text:p>20703000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21304999" calcext:value-type="float">
            <text:p>21304999</text:p>
          </table:table-cell>
          <table:table-cell table:formula="of:=IF([.E697]-[.B697]=0;0;1)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21217000" calcext:value-type="float">
            <text:p>21217000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25856999" calcext:value-type="float">
            <text:p>25856999</text:p>
          </table:table-cell>
          <table:table-cell table:formula="of:=IF([.L697]-[.I697]=0;0;1)" office:value-type="float" office:value="0" calcext:value-type="float">
            <text:p>0</text:p>
          </table:table-cell>
          <table:table-cell table:formula="of:=IF([.L697]-[.B6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00" calcext:value-type="float">
            <text:p>1000</text:p>
          </table:table-cell>
          <table:table-cell office:value-type="float" office:value="13038000" calcext:value-type="float">
            <text:p>13038000</text:p>
          </table:table-cell>
          <table:table-cell office:value-type="float" office:value="696" calcext:value-type="float">
            <text:p>696</text:p>
          </table:table-cell>
          <table:table-cell office:value-type="float" office:value="1000" calcext:value-type="float">
            <text:p>1000</text:p>
          </table:table-cell>
          <table:table-cell office:value-type="float" office:value="13514000" calcext:value-type="float">
            <text:p>13514000</text:p>
          </table:table-cell>
          <table:table-cell table:formula="of:=IF([.E698]-[.B698]=0;0;1)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000" calcext:value-type="float">
            <text:p>1000</text:p>
          </table:table-cell>
          <table:table-cell office:value-type="float" office:value="13573000" calcext:value-type="float">
            <text:p>13573000</text:p>
          </table:table-cell>
          <table:table-cell office:value-type="float" office:value="696" calcext:value-type="float">
            <text:p>696</text:p>
          </table:table-cell>
          <table:table-cell office:value-type="float" office:value="1000" calcext:value-type="float">
            <text:p>1000</text:p>
          </table:table-cell>
          <table:table-cell office:value-type="float" office:value="16111000" calcext:value-type="float">
            <text:p>16111000</text:p>
          </table:table-cell>
          <table:table-cell table:formula="of:=IF([.L698]-[.I698]=0;0;1)" office:value-type="float" office:value="0" calcext:value-type="float">
            <text:p>0</text:p>
          </table:table-cell>
          <table:table-cell table:formula="of:=IF([.L698]-[.B6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00" calcext:value-type="float">
            <text:p>1000</text:p>
          </table:table-cell>
          <table:table-cell office:value-type="float" office:value="15914999" calcext:value-type="float">
            <text:p>15914999</text:p>
          </table:table-cell>
          <table:table-cell office:value-type="float" office:value="697" calcext:value-type="float">
            <text:p>697</text:p>
          </table:table-cell>
          <table:table-cell office:value-type="float" office:value="1000" calcext:value-type="float">
            <text:p>1000</text:p>
          </table:table-cell>
          <table:table-cell office:value-type="float" office:value="16594999" calcext:value-type="float">
            <text:p>16594999</text:p>
          </table:table-cell>
          <table:table-cell table:formula="of:=IF([.E699]-[.B699]=0;0;1)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000" calcext:value-type="float">
            <text:p>1000</text:p>
          </table:table-cell>
          <table:table-cell office:value-type="float" office:value="16371000" calcext:value-type="float">
            <text:p>16371000</text:p>
          </table:table-cell>
          <table:table-cell office:value-type="float" office:value="697" calcext:value-type="float">
            <text:p>697</text:p>
          </table:table-cell>
          <table:table-cell office:value-type="float" office:value="1000" calcext:value-type="float">
            <text:p>1000</text:p>
          </table:table-cell>
          <table:table-cell office:value-type="float" office:value="19379999" calcext:value-type="float">
            <text:p>19379999</text:p>
          </table:table-cell>
          <table:table-cell table:formula="of:=IF([.L699]-[.I699]=0;0;1)" office:value-type="float" office:value="0" calcext:value-type="float">
            <text:p>0</text:p>
          </table:table-cell>
          <table:table-cell table:formula="of:=IF([.L699]-[.B6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00" calcext:value-type="float">
            <text:p>1000</text:p>
          </table:table-cell>
          <table:table-cell office:value-type="float" office:value="10168000" calcext:value-type="float">
            <text:p>10168000</text:p>
          </table:table-cell>
          <table:table-cell office:value-type="float" office:value="698" calcext:value-type="float">
            <text:p>698</text:p>
          </table:table-cell>
          <table:table-cell office:value-type="float" office:value="1000" calcext:value-type="float">
            <text:p>1000</text:p>
          </table:table-cell>
          <table:table-cell office:value-type="float" office:value="10511000" calcext:value-type="float">
            <text:p>10511000</text:p>
          </table:table-cell>
          <table:table-cell table:formula="of:=IF([.E700]-[.B700]=0;0;1)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1000" calcext:value-type="float">
            <text:p>1000</text:p>
          </table:table-cell>
          <table:table-cell office:value-type="float" office:value="10653000" calcext:value-type="float">
            <text:p>10653000</text:p>
          </table:table-cell>
          <table:table-cell office:value-type="float" office:value="698" calcext:value-type="float">
            <text:p>698</text:p>
          </table:table-cell>
          <table:table-cell office:value-type="float" office:value="1000" calcext:value-type="float">
            <text:p>1000</text:p>
          </table:table-cell>
          <table:table-cell office:value-type="float" office:value="11819000" calcext:value-type="float">
            <text:p>11819000</text:p>
          </table:table-cell>
          <table:table-cell table:formula="of:=IF([.L700]-[.I700]=0;0;1)" office:value-type="float" office:value="0" calcext:value-type="float">
            <text:p>0</text:p>
          </table:table-cell>
          <table:table-cell table:formula="of:=IF([.L700]-[.B7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00" calcext:value-type="float">
            <text:p>1000</text:p>
          </table:table-cell>
          <table:table-cell office:value-type="float" office:value="12815000" calcext:value-type="float">
            <text:p>12815000</text:p>
          </table:table-cell>
          <table:table-cell office:value-type="float" office:value="699" calcext:value-type="float">
            <text:p>699</text:p>
          </table:table-cell>
          <table:table-cell office:value-type="float" office:value="1000" calcext:value-type="float">
            <text:p>1000</text:p>
          </table:table-cell>
          <table:table-cell office:value-type="float" office:value="13165999" calcext:value-type="float">
            <text:p>13165999</text:p>
          </table:table-cell>
          <table:table-cell table:formula="of:=IF([.E701]-[.B701]=0;0;1)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000" calcext:value-type="float">
            <text:p>1000</text:p>
          </table:table-cell>
          <table:table-cell office:value-type="float" office:value="13333000" calcext:value-type="float">
            <text:p>13333000</text:p>
          </table:table-cell>
          <table:table-cell office:value-type="float" office:value="699" calcext:value-type="float">
            <text:p>699</text:p>
          </table:table-cell>
          <table:table-cell office:value-type="float" office:value="1000" calcext:value-type="float">
            <text:p>1000</text:p>
          </table:table-cell>
          <table:table-cell office:value-type="float" office:value="16524999" calcext:value-type="float">
            <text:p>16524999</text:p>
          </table:table-cell>
          <table:table-cell table:formula="of:=IF([.L701]-[.I701]=0;0;1)" office:value-type="float" office:value="0" calcext:value-type="float">
            <text:p>0</text:p>
          </table:table-cell>
          <table:table-cell table:formula="of:=IF([.L701]-[.B7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4093000" calcext:value-type="float">
            <text:p>140930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4369000" calcext:value-type="float">
            <text:p>14369000</text:p>
          </table:table-cell>
          <table:table-cell table:formula="of:=IF([.E702]-[.B702]=0;0;1)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4402000" calcext:value-type="float">
            <text:p>144020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6971000" calcext:value-type="float">
            <text:p>16971000</text:p>
          </table:table-cell>
          <table:table-cell table:formula="of:=IF([.L702]-[.I702]=0;0;1)" office:value-type="float" office:value="0" calcext:value-type="float">
            <text:p>0</text:p>
          </table:table-cell>
          <table:table-cell table:formula="of:=IF([.L702]-[.B7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00" calcext:value-type="float">
            <text:p>1000</text:p>
          </table:table-cell>
          <table:table-cell office:value-type="float" office:value="11944999" calcext:value-type="float">
            <text:p>11944999</text:p>
          </table:table-cell>
          <table:table-cell office:value-type="float" office:value="701" calcext:value-type="float">
            <text:p>701</text:p>
          </table:table-cell>
          <table:table-cell office:value-type="float" office:value="1000" calcext:value-type="float">
            <text:p>1000</text:p>
          </table:table-cell>
          <table:table-cell office:value-type="float" office:value="12346000" calcext:value-type="float">
            <text:p>12346000</text:p>
          </table:table-cell>
          <table:table-cell table:formula="of:=IF([.E703]-[.B703]=0;0;1)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1000" calcext:value-type="float">
            <text:p>1000</text:p>
          </table:table-cell>
          <table:table-cell office:value-type="float" office:value="12691000" calcext:value-type="float">
            <text:p>12691000</text:p>
          </table:table-cell>
          <table:table-cell office:value-type="float" office:value="701" calcext:value-type="float">
            <text:p>701</text:p>
          </table:table-cell>
          <table:table-cell office:value-type="float" office:value="1000" calcext:value-type="float">
            <text:p>1000</text:p>
          </table:table-cell>
          <table:table-cell office:value-type="float" office:value="17426000" calcext:value-type="float">
            <text:p>17426000</text:p>
          </table:table-cell>
          <table:table-cell table:formula="of:=IF([.L703]-[.I703]=0;0;1)" office:value-type="float" office:value="0" calcext:value-type="float">
            <text:p>0</text:p>
          </table:table-cell>
          <table:table-cell table:formula="of:=IF([.L703]-[.B7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00" calcext:value-type="float">
            <text:p>1000</text:p>
          </table:table-cell>
          <table:table-cell office:value-type="float" office:value="5801000" calcext:value-type="float">
            <text:p>5801000</text:p>
          </table:table-cell>
          <table:table-cell office:value-type="float" office:value="702" calcext:value-type="float">
            <text:p>702</text:p>
          </table:table-cell>
          <table:table-cell office:value-type="float" office:value="1000" calcext:value-type="float">
            <text:p>1000</text:p>
          </table:table-cell>
          <table:table-cell office:value-type="float" office:value="5993000" calcext:value-type="float">
            <text:p>5993000</text:p>
          </table:table-cell>
          <table:table-cell table:formula="of:=IF([.E704]-[.B704]=0;0;1)"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1000" calcext:value-type="float">
            <text:p>1000</text:p>
          </table:table-cell>
          <table:table-cell office:value-type="float" office:value="47956136000" calcext:value-type="float">
            <text:p>47956136000</text:p>
          </table:table-cell>
          <table:table-cell office:value-type="float" office:value="702" calcext:value-type="float">
            <text:p>702</text:p>
          </table:table-cell>
          <table:table-cell office:value-type="float" office:value="1000" calcext:value-type="float">
            <text:p>1000</text:p>
          </table:table-cell>
          <table:table-cell office:value-type="float" office:value="45836424000" calcext:value-type="float">
            <text:p>45836424000</text:p>
          </table:table-cell>
          <table:table-cell table:formula="of:=IF([.L704]-[.I704]=0;0;1)" office:value-type="float" office:value="0" calcext:value-type="float">
            <text:p>0</text:p>
          </table:table-cell>
          <table:table-cell table:formula="of:=IF([.L704]-[.B7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00" calcext:value-type="float">
            <text:p>1000</text:p>
          </table:table-cell>
          <table:table-cell office:value-type="float" office:value="9490000" calcext:value-type="float">
            <text:p>9490000</text:p>
          </table:table-cell>
          <table:table-cell office:value-type="float" office:value="703" calcext:value-type="float">
            <text:p>703</text:p>
          </table:table-cell>
          <table:table-cell office:value-type="float" office:value="1000" calcext:value-type="float">
            <text:p>1000</text:p>
          </table:table-cell>
          <table:table-cell office:value-type="float" office:value="9934000" calcext:value-type="float">
            <text:p>9934000</text:p>
          </table:table-cell>
          <table:table-cell table:formula="of:=IF([.E705]-[.B705]=0;0;1)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1000" calcext:value-type="float">
            <text:p>1000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703" calcext:value-type="float">
            <text:p>703</text:p>
          </table:table-cell>
          <table:table-cell office:value-type="float" office:value="1000" calcext:value-type="float">
            <text:p>1000</text:p>
          </table:table-cell>
          <table:table-cell office:value-type="float" office:value="12839999" calcext:value-type="float">
            <text:p>12839999</text:p>
          </table:table-cell>
          <table:table-cell table:formula="of:=IF([.L705]-[.I705]=0;0;1)" office:value-type="float" office:value="0" calcext:value-type="float">
            <text:p>0</text:p>
          </table:table-cell>
          <table:table-cell table:formula="of:=IF([.L705]-[.B7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00" calcext:value-type="float">
            <text:p>1000</text:p>
          </table:table-cell>
          <table:table-cell office:value-type="float" office:value="5620000" calcext:value-type="float">
            <text:p>5620000</text:p>
          </table:table-cell>
          <table:table-cell office:value-type="float" office:value="704" calcext:value-type="float">
            <text:p>704</text:p>
          </table:table-cell>
          <table:table-cell office:value-type="float" office:value="1000" calcext:value-type="float">
            <text:p>1000</text:p>
          </table:table-cell>
          <table:table-cell office:value-type="float" office:value="5726999" calcext:value-type="float">
            <text:p>5726999</text:p>
          </table:table-cell>
          <table:table-cell table:formula="of:=IF([.E706]-[.B706]=0;0;1)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1000" calcext:value-type="float">
            <text:p>1000</text:p>
          </table:table-cell>
          <table:table-cell office:value-type="float" office:value="6064595000" calcext:value-type="float">
            <text:p>6064595000</text:p>
          </table:table-cell>
          <table:table-cell office:value-type="float" office:value="704" calcext:value-type="float">
            <text:p>704</text:p>
          </table:table-cell>
          <table:table-cell office:value-type="float" office:value="1000" calcext:value-type="float">
            <text:p>1000</text:p>
          </table:table-cell>
          <table:table-cell office:value-type="float" office:value="5881085000" calcext:value-type="float">
            <text:p>5881085000</text:p>
          </table:table-cell>
          <table:table-cell table:formula="of:=IF([.L706]-[.I706]=0;0;1)" office:value-type="float" office:value="0" calcext:value-type="float">
            <text:p>0</text:p>
          </table:table-cell>
          <table:table-cell table:formula="of:=IF([.L706]-[.B7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00" calcext:value-type="float">
            <text:p>1000</text:p>
          </table:table-cell>
          <table:table-cell office:value-type="float" office:value="7724000" calcext:value-type="float">
            <text:p>7724000</text:p>
          </table:table-cell>
          <table:table-cell office:value-type="float" office:value="705" calcext:value-type="float">
            <text:p>705</text:p>
          </table:table-cell>
          <table:table-cell office:value-type="float" office:value="1000" calcext:value-type="float">
            <text:p>1000</text:p>
          </table:table-cell>
          <table:table-cell office:value-type="float" office:value="7783000" calcext:value-type="float">
            <text:p>7783000</text:p>
          </table:table-cell>
          <table:table-cell table:formula="of:=IF([.E707]-[.B707]=0;0;1)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1000" calcext:value-type="float">
            <text:p>1000</text:p>
          </table:table-cell>
          <table:table-cell office:value-type="float" office:value="7790999" calcext:value-type="float">
            <text:p>7790999</text:p>
          </table:table-cell>
          <table:table-cell office:value-type="float" office:value="705" calcext:value-type="float">
            <text:p>705</text:p>
          </table:table-cell>
          <table:table-cell office:value-type="float" office:value="1000" calcext:value-type="float">
            <text:p>1000</text:p>
          </table:table-cell>
          <table:table-cell office:value-type="float" office:value="8048999" calcext:value-type="float">
            <text:p>8048999</text:p>
          </table:table-cell>
          <table:table-cell table:formula="of:=IF([.L707]-[.I707]=0;0;1)" office:value-type="float" office:value="0" calcext:value-type="float">
            <text:p>0</text:p>
          </table:table-cell>
          <table:table-cell table:formula="of:=IF([.L707]-[.B7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 office:value-type="float" office:value="10570000" calcext:value-type="float">
            <text:p>10570000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 office:value-type="float" office:value="10758000" calcext:value-type="float">
            <text:p>10758000</text:p>
          </table:table-cell>
          <table:table-cell table:formula="of:=IF([.E708]-[.B708]=0;0;1)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 office:value-type="float" office:value="9762000" calcext:value-type="float">
            <text:p>9762000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 office:value-type="float" office:value="9963999" calcext:value-type="float">
            <text:p>9963999</text:p>
          </table:table-cell>
          <table:table-cell table:formula="of:=IF([.L708]-[.I708]=0;0;1)" office:value-type="float" office:value="0" calcext:value-type="float">
            <text:p>0</text:p>
          </table:table-cell>
          <table:table-cell table:formula="of:=IF([.L708]-[.B7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00" calcext:value-type="float">
            <text:p>1000</text:p>
          </table:table-cell>
          <table:table-cell office:value-type="float" office:value="4081999" calcext:value-type="float">
            <text:p>4081999</text:p>
          </table:table-cell>
          <table:table-cell office:value-type="float" office:value="707" calcext:value-type="float">
            <text:p>707</text:p>
          </table:table-cell>
          <table:table-cell office:value-type="float" office:value="1000" calcext:value-type="float">
            <text:p>1000</text:p>
          </table:table-cell>
          <table:table-cell office:value-type="float" office:value="4087999" calcext:value-type="float">
            <text:p>4087999</text:p>
          </table:table-cell>
          <table:table-cell table:formula="of:=IF([.E709]-[.B709]=0;0;1)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1000" calcext:value-type="float">
            <text:p>1000</text:p>
          </table:table-cell>
          <table:table-cell office:value-type="float" office:value="5201000" calcext:value-type="float">
            <text:p>5201000</text:p>
          </table:table-cell>
          <table:table-cell office:value-type="float" office:value="707" calcext:value-type="float">
            <text:p>707</text:p>
          </table:table-cell>
          <table:table-cell office:value-type="float" office:value="1000" calcext:value-type="float">
            <text:p>1000</text:p>
          </table:table-cell>
          <table:table-cell office:value-type="float" office:value="5448000" calcext:value-type="float">
            <text:p>5448000</text:p>
          </table:table-cell>
          <table:table-cell table:formula="of:=IF([.L709]-[.I709]=0;0;1)" office:value-type="float" office:value="0" calcext:value-type="float">
            <text:p>0</text:p>
          </table:table-cell>
          <table:table-cell table:formula="of:=IF([.L709]-[.B7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472000" calcext:value-type="float">
            <text:p>472000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488000" calcext:value-type="float">
            <text:p>488000</text:p>
          </table:table-cell>
          <table:table-cell table:formula="of:=IF([.E710]-[.B710]=0;0;1)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314000" calcext:value-type="float">
            <text:p>314000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466000" calcext:value-type="float">
            <text:p>466000</text:p>
          </table:table-cell>
          <table:table-cell table:formula="of:=IF([.L710]-[.I710]=0;0;1)" office:value-type="float" office:value="0" calcext:value-type="float">
            <text:p>0</text:p>
          </table:table-cell>
          <table:table-cell table:formula="of:=IF([.L710]-[.B7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00" calcext:value-type="float">
            <text:p>1000</text:p>
          </table:table-cell>
          <table:table-cell office:value-type="float" office:value="13127000" calcext:value-type="float">
            <text:p>13127000</text:p>
          </table:table-cell>
          <table:table-cell office:value-type="float" office:value="709" calcext:value-type="float">
            <text:p>709</text:p>
          </table:table-cell>
          <table:table-cell office:value-type="float" office:value="1000" calcext:value-type="float">
            <text:p>1000</text:p>
          </table:table-cell>
          <table:table-cell office:value-type="float" office:value="13382000" calcext:value-type="float">
            <text:p>13382000</text:p>
          </table:table-cell>
          <table:table-cell table:formula="of:=IF([.E711]-[.B711]=0;0;1)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1000" calcext:value-type="float">
            <text:p>1000</text:p>
          </table:table-cell>
          <table:table-cell office:value-type="float" office:value="8550000" calcext:value-type="float">
            <text:p>8550000</text:p>
          </table:table-cell>
          <table:table-cell office:value-type="float" office:value="709" calcext:value-type="float">
            <text:p>709</text:p>
          </table:table-cell>
          <table:table-cell office:value-type="float" office:value="1000" calcext:value-type="float">
            <text:p>1000</text:p>
          </table:table-cell>
          <table:table-cell office:value-type="float" office:value="9538000" calcext:value-type="float">
            <text:p>9538000</text:p>
          </table:table-cell>
          <table:table-cell table:formula="of:=IF([.L711]-[.I711]=0;0;1)" office:value-type="float" office:value="0" calcext:value-type="float">
            <text:p>0</text:p>
          </table:table-cell>
          <table:table-cell table:formula="of:=IF([.L711]-[.B7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9909000" calcext:value-type="float">
            <text:p>990900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10208000" calcext:value-type="float">
            <text:p>10208000</text:p>
          </table:table-cell>
          <table:table-cell table:formula="of:=IF([.E712]-[.B712]=0;0;1)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7110000" calcext:value-type="float">
            <text:p>7110000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7275999" calcext:value-type="float">
            <text:p>7275999</text:p>
          </table:table-cell>
          <table:table-cell table:formula="of:=IF([.L712]-[.I712]=0;0;1)" office:value-type="float" office:value="0" calcext:value-type="float">
            <text:p>0</text:p>
          </table:table-cell>
          <table:table-cell table:formula="of:=IF([.L712]-[.B7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741999" calcext:value-type="float">
            <text:p>741999</text:p>
          </table:table-cell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789000" calcext:value-type="float">
            <text:p>789000</text:p>
          </table:table-cell>
          <table:table-cell table:formula="of:=IF([.E713]-[.B713]=0;0;1)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985000" calcext:value-type="float">
            <text:p>985000</text:p>
          </table:table-cell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1094000" calcext:value-type="float">
            <text:p>1094000</text:p>
          </table:table-cell>
          <table:table-cell table:formula="of:=IF([.L713]-[.I713]=0;0;1)" office:value-type="float" office:value="0" calcext:value-type="float">
            <text:p>0</text:p>
          </table:table-cell>
          <table:table-cell table:formula="of:=IF([.L713]-[.B7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00" calcext:value-type="float">
            <text:p>1000</text:p>
          </table:table-cell>
          <table:table-cell office:value-type="float" office:value="9564999" calcext:value-type="float">
            <text:p>9564999</text:p>
          </table:table-cell>
          <table:table-cell office:value-type="float" office:value="712" calcext:value-type="float">
            <text:p>712</text:p>
          </table:table-cell>
          <table:table-cell office:value-type="float" office:value="1000" calcext:value-type="float">
            <text:p>1000</text:p>
          </table:table-cell>
          <table:table-cell office:value-type="float" office:value="9856000" calcext:value-type="float">
            <text:p>9856000</text:p>
          </table:table-cell>
          <table:table-cell table:formula="of:=IF([.E714]-[.B714]=0;0;1)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000" calcext:value-type="float">
            <text:p>1000</text:p>
          </table:table-cell>
          <table:table-cell office:value-type="float" office:value="6684000" calcext:value-type="float">
            <text:p>6684000</text:p>
          </table:table-cell>
          <table:table-cell office:value-type="float" office:value="712" calcext:value-type="float">
            <text:p>712</text:p>
          </table:table-cell>
          <table:table-cell office:value-type="float" office:value="1000" calcext:value-type="float">
            <text:p>1000</text:p>
          </table:table-cell>
          <table:table-cell office:value-type="float" office:value="6967000" calcext:value-type="float">
            <text:p>6967000</text:p>
          </table:table-cell>
          <table:table-cell table:formula="of:=IF([.L714]-[.I714]=0;0;1)" office:value-type="float" office:value="0" calcext:value-type="float">
            <text:p>0</text:p>
          </table:table-cell>
          <table:table-cell table:formula="of:=IF([.L714]-[.B7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00" calcext:value-type="float">
            <text:p>1000</text:p>
          </table:table-cell>
          <table:table-cell office:value-type="float" office:value="5689000" calcext:value-type="float">
            <text:p>5689000</text:p>
          </table:table-cell>
          <table:table-cell office:value-type="float" office:value="713" calcext:value-type="float">
            <text:p>713</text:p>
          </table:table-cell>
          <table:table-cell office:value-type="float" office:value="1000" calcext:value-type="float">
            <text:p>1000</text:p>
          </table:table-cell>
          <table:table-cell office:value-type="float" office:value="5764000" calcext:value-type="float">
            <text:p>5764000</text:p>
          </table:table-cell>
          <table:table-cell table:formula="of:=IF([.E715]-[.B715]=0;0;1)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000" calcext:value-type="float">
            <text:p>1000</text:p>
          </table:table-cell>
          <table:table-cell office:value-type="float" office:value="6497999" calcext:value-type="float">
            <text:p>6497999</text:p>
          </table:table-cell>
          <table:table-cell office:value-type="float" office:value="713" calcext:value-type="float">
            <text:p>713</text:p>
          </table:table-cell>
          <table:table-cell office:value-type="float" office:value="1000" calcext:value-type="float">
            <text:p>1000</text:p>
          </table:table-cell>
          <table:table-cell office:value-type="float" office:value="6682000" calcext:value-type="float">
            <text:p>6682000</text:p>
          </table:table-cell>
          <table:table-cell table:formula="of:=IF([.L715]-[.I715]=0;0;1)" office:value-type="float" office:value="0" calcext:value-type="float">
            <text:p>0</text:p>
          </table:table-cell>
          <table:table-cell table:formula="of:=IF([.L715]-[.B7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00" calcext:value-type="float">
            <text:p>1000</text:p>
          </table:table-cell>
          <table:table-cell office:value-type="float" office:value="9346000" calcext:value-type="float">
            <text:p>9346000</text:p>
          </table:table-cell>
          <table:table-cell office:value-type="float" office:value="714" calcext:value-type="float">
            <text:p>714</text:p>
          </table:table-cell>
          <table:table-cell office:value-type="float" office:value="1000" calcext:value-type="float">
            <text:p>1000</text:p>
          </table:table-cell>
          <table:table-cell office:value-type="float" office:value="9531999" calcext:value-type="float">
            <text:p>9531999</text:p>
          </table:table-cell>
          <table:table-cell table:formula="of:=IF([.E716]-[.B716]=0;0;1)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1000" calcext:value-type="float">
            <text:p>1000</text:p>
          </table:table-cell>
          <table:table-cell office:value-type="float" office:value="9659000" calcext:value-type="float">
            <text:p>9659000</text:p>
          </table:table-cell>
          <table:table-cell office:value-type="float" office:value="714" calcext:value-type="float">
            <text:p>714</text:p>
          </table:table-cell>
          <table:table-cell office:value-type="float" office:value="1000" calcext:value-type="float">
            <text:p>1000</text:p>
          </table:table-cell>
          <table:table-cell office:value-type="float" office:value="11516000" calcext:value-type="float">
            <text:p>11516000</text:p>
          </table:table-cell>
          <table:table-cell table:formula="of:=IF([.L716]-[.I716]=0;0;1)" office:value-type="float" office:value="0" calcext:value-type="float">
            <text:p>0</text:p>
          </table:table-cell>
          <table:table-cell table:formula="of:=IF([.L716]-[.B7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00" calcext:value-type="float">
            <text:p>1000</text:p>
          </table:table-cell>
          <table:table-cell office:value-type="float" office:value="4078000" calcext:value-type="float">
            <text:p>4078000</text:p>
          </table:table-cell>
          <table:table-cell office:value-type="float" office:value="715" calcext:value-type="float">
            <text:p>715</text:p>
          </table:table-cell>
          <table:table-cell office:value-type="float" office:value="1000" calcext:value-type="float">
            <text:p>1000</text:p>
          </table:table-cell>
          <table:table-cell office:value-type="float" office:value="4135000" calcext:value-type="float">
            <text:p>4135000</text:p>
          </table:table-cell>
          <table:table-cell table:formula="of:=IF([.E717]-[.B717]=0;0;1)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1000" calcext:value-type="float">
            <text:p>1000</text:p>
          </table:table-cell>
          <table:table-cell office:value-type="float" office:value="899987000" calcext:value-type="float">
            <text:p>899987000</text:p>
          </table:table-cell>
          <table:table-cell office:value-type="float" office:value="715" calcext:value-type="float">
            <text:p>715</text:p>
          </table:table-cell>
          <table:table-cell office:value-type="float" office:value="1000" calcext:value-type="float">
            <text:p>1000</text:p>
          </table:table-cell>
          <table:table-cell office:value-type="float" office:value="881921000" calcext:value-type="float">
            <text:p>881921000</text:p>
          </table:table-cell>
          <table:table-cell table:formula="of:=IF([.L717]-[.I717]=0;0;1)" office:value-type="float" office:value="0" calcext:value-type="float">
            <text:p>0</text:p>
          </table:table-cell>
          <table:table-cell table:formula="of:=IF([.L717]-[.B7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00" calcext:value-type="float">
            <text:p>1000</text:p>
          </table:table-cell>
          <table:table-cell office:value-type="float" office:value="5501000" calcext:value-type="float">
            <text:p>5501000</text:p>
          </table:table-cell>
          <table:table-cell office:value-type="float" office:value="716" calcext:value-type="float">
            <text:p>716</text:p>
          </table:table-cell>
          <table:table-cell office:value-type="float" office:value="1000" calcext:value-type="float">
            <text:p>1000</text:p>
          </table:table-cell>
          <table:table-cell office:value-type="float" office:value="5669000" calcext:value-type="float">
            <text:p>5669000</text:p>
          </table:table-cell>
          <table:table-cell table:formula="of:=IF([.E718]-[.B718]=0;0;1)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1000" calcext:value-type="float">
            <text:p>1000</text:p>
          </table:table-cell>
          <table:table-cell office:value-type="float" office:value="123220000" calcext:value-type="float">
            <text:p>123220000</text:p>
          </table:table-cell>
          <table:table-cell office:value-type="float" office:value="716" calcext:value-type="float">
            <text:p>716</text:p>
          </table:table-cell>
          <table:table-cell office:value-type="float" office:value="1000" calcext:value-type="float">
            <text:p>1000</text:p>
          </table:table-cell>
          <table:table-cell office:value-type="float" office:value="120061999" calcext:value-type="float">
            <text:p>120061999</text:p>
          </table:table-cell>
          <table:table-cell table:formula="of:=IF([.L718]-[.I718]=0;0;1)" office:value-type="float" office:value="0" calcext:value-type="float">
            <text:p>0</text:p>
          </table:table-cell>
          <table:table-cell table:formula="of:=IF([.L718]-[.B7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00" calcext:value-type="float">
            <text:p>1000</text:p>
          </table:table-cell>
          <table:table-cell office:value-type="float" office:value="7788000" calcext:value-type="float">
            <text:p>7788000</text:p>
          </table:table-cell>
          <table:table-cell office:value-type="float" office:value="717" calcext:value-type="float">
            <text:p>717</text:p>
          </table:table-cell>
          <table:table-cell office:value-type="float" office:value="1000" calcext:value-type="float">
            <text:p>1000</text:p>
          </table:table-cell>
          <table:table-cell office:value-type="float" office:value="7951999" calcext:value-type="float">
            <text:p>7951999</text:p>
          </table:table-cell>
          <table:table-cell table:formula="of:=IF([.E719]-[.B719]=0;0;1)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1000" calcext:value-type="float">
            <text:p>1000</text:p>
          </table:table-cell>
          <table:table-cell office:value-type="float" office:value="254388999" calcext:value-type="float">
            <text:p>254388999</text:p>
          </table:table-cell>
          <table:table-cell office:value-type="float" office:value="717" calcext:value-type="float">
            <text:p>717</text:p>
          </table:table-cell>
          <table:table-cell office:value-type="float" office:value="1000" calcext:value-type="float">
            <text:p>1000</text:p>
          </table:table-cell>
          <table:table-cell office:value-type="float" office:value="248817999" calcext:value-type="float">
            <text:p>248817999</text:p>
          </table:table-cell>
          <table:table-cell table:formula="of:=IF([.L719]-[.I719]=0;0;1)" office:value-type="float" office:value="0" calcext:value-type="float">
            <text:p>0</text:p>
          </table:table-cell>
          <table:table-cell table:formula="of:=IF([.L719]-[.B7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7000" calcext:value-type="float">
            <text:p>8700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90999" calcext:value-type="float">
            <text:p>90999</text:p>
          </table:table-cell>
          <table:table-cell table:formula="of:=IF([.E720]-[.B720]=0;0;1)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96000" calcext:value-type="float">
            <text:p>9600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03000" calcext:value-type="float">
            <text:p>103000</text:p>
          </table:table-cell>
          <table:table-cell table:formula="of:=IF([.L720]-[.I720]=0;0;1)" office:value-type="float" office:value="0" calcext:value-type="float">
            <text:p>0</text:p>
          </table:table-cell>
          <table:table-cell table:formula="of:=IF([.L720]-[.B7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00" calcext:value-type="float">
            <text:p>1000</text:p>
          </table:table-cell>
          <table:table-cell office:value-type="float" office:value="10565000" calcext:value-type="float">
            <text:p>10565000</text:p>
          </table:table-cell>
          <table:table-cell office:value-type="float" office:value="719" calcext:value-type="float">
            <text:p>719</text:p>
          </table:table-cell>
          <table:table-cell office:value-type="float" office:value="1000" calcext:value-type="float">
            <text:p>1000</text:p>
          </table:table-cell>
          <table:table-cell office:value-type="float" office:value="10908000" calcext:value-type="float">
            <text:p>10908000</text:p>
          </table:table-cell>
          <table:table-cell table:formula="of:=IF([.E721]-[.B721]=0;0;1)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000" calcext:value-type="float">
            <text:p>1000</text:p>
          </table:table-cell>
          <table:table-cell office:value-type="float" office:value="12745999" calcext:value-type="float">
            <text:p>12745999</text:p>
          </table:table-cell>
          <table:table-cell office:value-type="float" office:value="719" calcext:value-type="float">
            <text:p>719</text:p>
          </table:table-cell>
          <table:table-cell office:value-type="float" office:value="1000" calcext:value-type="float">
            <text:p>1000</text:p>
          </table:table-cell>
          <table:table-cell office:value-type="float" office:value="13516000" calcext:value-type="float">
            <text:p>13516000</text:p>
          </table:table-cell>
          <table:table-cell table:formula="of:=IF([.L721]-[.I721]=0;0;1)" office:value-type="float" office:value="0" calcext:value-type="float">
            <text:p>0</text:p>
          </table:table-cell>
          <table:table-cell table:formula="of:=IF([.L721]-[.B7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10499000" calcext:value-type="float">
            <text:p>10499000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10733000" calcext:value-type="float">
            <text:p>10733000</text:p>
          </table:table-cell>
          <table:table-cell table:formula="of:=IF([.E722]-[.B722]=0;0;1)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11547000" calcext:value-type="float">
            <text:p>11547000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12894000" calcext:value-type="float">
            <text:p>12894000</text:p>
          </table:table-cell>
          <table:table-cell table:formula="of:=IF([.L722]-[.I722]=0;0;1)" office:value-type="float" office:value="0" calcext:value-type="float">
            <text:p>0</text:p>
          </table:table-cell>
          <table:table-cell table:formula="of:=IF([.L722]-[.B7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00" calcext:value-type="float">
            <text:p>1000</text:p>
          </table:table-cell>
          <table:table-cell office:value-type="float" office:value="9028999" calcext:value-type="float">
            <text:p>9028999</text:p>
          </table:table-cell>
          <table:table-cell office:value-type="float" office:value="721" calcext:value-type="float">
            <text:p>721</text:p>
          </table:table-cell>
          <table:table-cell office:value-type="float" office:value="1000" calcext:value-type="float">
            <text:p>1000</text:p>
          </table:table-cell>
          <table:table-cell office:value-type="float" office:value="9245000" calcext:value-type="float">
            <text:p>9245000</text:p>
          </table:table-cell>
          <table:table-cell table:formula="of:=IF([.E723]-[.B723]=0;0;1)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1000" calcext:value-type="float">
            <text:p>1000</text:p>
          </table:table-cell>
          <table:table-cell office:value-type="float" office:value="9923999" calcext:value-type="float">
            <text:p>9923999</text:p>
          </table:table-cell>
          <table:table-cell office:value-type="float" office:value="721" calcext:value-type="float">
            <text:p>721</text:p>
          </table:table-cell>
          <table:table-cell office:value-type="float" office:value="1000" calcext:value-type="float">
            <text:p>1000</text:p>
          </table:table-cell>
          <table:table-cell office:value-type="float" office:value="11948000" calcext:value-type="float">
            <text:p>11948000</text:p>
          </table:table-cell>
          <table:table-cell table:formula="of:=IF([.L723]-[.I723]=0;0;1)" office:value-type="float" office:value="0" calcext:value-type="float">
            <text:p>0</text:p>
          </table:table-cell>
          <table:table-cell table:formula="of:=IF([.L723]-[.B7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00" calcext:value-type="float">
            <text:p>1000</text:p>
          </table:table-cell>
          <table:table-cell office:value-type="float" office:value="5458999" calcext:value-type="float">
            <text:p>5458999</text:p>
          </table:table-cell>
          <table:table-cell office:value-type="float" office:value="722" calcext:value-type="float">
            <text:p>722</text:p>
          </table:table-cell>
          <table:table-cell office:value-type="float" office:value="1000" calcext:value-type="float">
            <text:p>1000</text:p>
          </table:table-cell>
          <table:table-cell office:value-type="float" office:value="5523000" calcext:value-type="float">
            <text:p>5523000</text:p>
          </table:table-cell>
          <table:table-cell table:formula="of:=IF([.E724]-[.B724]=0;0;1)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1000" calcext:value-type="float">
            <text:p>1000</text:p>
          </table:table-cell>
          <table:table-cell office:value-type="float" office:value="5991000" calcext:value-type="float">
            <text:p>5991000</text:p>
          </table:table-cell>
          <table:table-cell office:value-type="float" office:value="722" calcext:value-type="float">
            <text:p>722</text:p>
          </table:table-cell>
          <table:table-cell office:value-type="float" office:value="1000" calcext:value-type="float">
            <text:p>1000</text:p>
          </table:table-cell>
          <table:table-cell office:value-type="float" office:value="6674999" calcext:value-type="float">
            <text:p>6674999</text:p>
          </table:table-cell>
          <table:table-cell table:formula="of:=IF([.L724]-[.I724]=0;0;1)" office:value-type="float" office:value="0" calcext:value-type="float">
            <text:p>0</text:p>
          </table:table-cell>
          <table:table-cell table:formula="of:=IF([.L724]-[.B7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00" calcext:value-type="float">
            <text:p>1000</text:p>
          </table:table-cell>
          <table:table-cell office:value-type="float" office:value="6745999" calcext:value-type="float">
            <text:p>6745999</text:p>
          </table:table-cell>
          <table:table-cell office:value-type="float" office:value="723" calcext:value-type="float">
            <text:p>723</text:p>
          </table:table-cell>
          <table:table-cell office:value-type="float" office:value="1000" calcext:value-type="float">
            <text:p>1000</text:p>
          </table:table-cell>
          <table:table-cell office:value-type="float" office:value="6915999" calcext:value-type="float">
            <text:p>6915999</text:p>
          </table:table-cell>
          <table:table-cell table:formula="of:=IF([.E725]-[.B725]=0;0;1)"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1000" calcext:value-type="float">
            <text:p>1000</text:p>
          </table:table-cell>
          <table:table-cell office:value-type="float" office:value="6892000" calcext:value-type="float">
            <text:p>6892000</text:p>
          </table:table-cell>
          <table:table-cell office:value-type="float" office:value="723" calcext:value-type="float">
            <text:p>723</text:p>
          </table:table-cell>
          <table:table-cell office:value-type="float" office:value="1000" calcext:value-type="float">
            <text:p>1000</text:p>
          </table:table-cell>
          <table:table-cell office:value-type="float" office:value="7026999" calcext:value-type="float">
            <text:p>7026999</text:p>
          </table:table-cell>
          <table:table-cell table:formula="of:=IF([.L725]-[.I725]=0;0;1)" office:value-type="float" office:value="0" calcext:value-type="float">
            <text:p>0</text:p>
          </table:table-cell>
          <table:table-cell table:formula="of:=IF([.L725]-[.B7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14986000" calcext:value-type="float">
            <text:p>14986000</text:p>
          </table:table-cell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15179000" calcext:value-type="float">
            <text:p>15179000</text:p>
          </table:table-cell>
          <table:table-cell table:formula="of:=IF([.E726]-[.B726]=0;0;1)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11342000" calcext:value-type="float">
            <text:p>11342000</text:p>
          </table:table-cell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12144000" calcext:value-type="float">
            <text:p>12144000</text:p>
          </table:table-cell>
          <table:table-cell table:formula="of:=IF([.L726]-[.I726]=0;0;1)" office:value-type="float" office:value="0" calcext:value-type="float">
            <text:p>0</text:p>
          </table:table-cell>
          <table:table-cell table:formula="of:=IF([.L726]-[.B7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office:value-type="float" office:value="8846000" calcext:value-type="float">
            <text:p>8846000</text:p>
          </table:table-cell>
          <table:table-cell office:value-type="float" office:value="725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office:value-type="float" office:value="9059000" calcext:value-type="float">
            <text:p>9059000</text:p>
          </table:table-cell>
          <table:table-cell table:formula="of:=IF([.E727]-[.B727]=0;0;1)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office:value-type="float" office:value="51087999" calcext:value-type="float">
            <text:p>51087999</text:p>
          </table:table-cell>
          <table:table-cell office:value-type="float" office:value="725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office:value-type="float" office:value="47701000" calcext:value-type="float">
            <text:p>47701000</text:p>
          </table:table-cell>
          <table:table-cell table:formula="of:=IF([.L727]-[.I727]=0;0;1)" office:value-type="float" office:value="0" calcext:value-type="float">
            <text:p>0</text:p>
          </table:table-cell>
          <table:table-cell table:formula="of:=IF([.L727]-[.B7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00" calcext:value-type="float">
            <text:p>1000</text:p>
          </table:table-cell>
          <table:table-cell office:value-type="float" office:value="9207000" calcext:value-type="float">
            <text:p>9207000</text:p>
          </table:table-cell>
          <table:table-cell office:value-type="float" office:value="726" calcext:value-type="float">
            <text:p>726</text:p>
          </table:table-cell>
          <table:table-cell office:value-type="float" office:value="1000" calcext:value-type="float">
            <text:p>1000</text:p>
          </table:table-cell>
          <table:table-cell office:value-type="float" office:value="9541000" calcext:value-type="float">
            <text:p>9541000</text:p>
          </table:table-cell>
          <table:table-cell table:formula="of:=IF([.E728]-[.B728]=0;0;1)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1000" calcext:value-type="float">
            <text:p>1000</text:p>
          </table:table-cell>
          <table:table-cell office:value-type="float" office:value="11167000" calcext:value-type="float">
            <text:p>11167000</text:p>
          </table:table-cell>
          <table:table-cell office:value-type="float" office:value="726" calcext:value-type="float">
            <text:p>726</text:p>
          </table:table-cell>
          <table:table-cell office:value-type="float" office:value="1000" calcext:value-type="float">
            <text:p>1000</text:p>
          </table:table-cell>
          <table:table-cell office:value-type="float" office:value="12229000" calcext:value-type="float">
            <text:p>12229000</text:p>
          </table:table-cell>
          <table:table-cell table:formula="of:=IF([.L728]-[.I728]=0;0;1)" office:value-type="float" office:value="0" calcext:value-type="float">
            <text:p>0</text:p>
          </table:table-cell>
          <table:table-cell table:formula="of:=IF([.L728]-[.B7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float" office:value="6496999" calcext:value-type="float">
            <text:p>6496999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float" office:value="6745999" calcext:value-type="float">
            <text:p>6745999</text:p>
          </table:table-cell>
          <table:table-cell table:formula="of:=IF([.E729]-[.B729]=0;0;1)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float" office:value="4485011000" calcext:value-type="float">
            <text:p>4485011000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float" office:value="4217143000" calcext:value-type="float">
            <text:p>4217143000</text:p>
          </table:table-cell>
          <table:table-cell table:formula="of:=IF([.L729]-[.I729]=0;0;1)" office:value-type="float" office:value="0" calcext:value-type="float">
            <text:p>0</text:p>
          </table:table-cell>
          <table:table-cell table:formula="of:=IF([.L729]-[.B7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00" calcext:value-type="float">
            <text:p>1000</text:p>
          </table:table-cell>
          <table:table-cell office:value-type="float" office:value="8484000" calcext:value-type="float">
            <text:p>8484000</text:p>
          </table:table-cell>
          <table:table-cell office:value-type="float" office:value="728" calcext:value-type="float">
            <text:p>728</text:p>
          </table:table-cell>
          <table:table-cell office:value-type="float" office:value="1000" calcext:value-type="float">
            <text:p>1000</text:p>
          </table:table-cell>
          <table:table-cell office:value-type="float" office:value="8783000" calcext:value-type="float">
            <text:p>8783000</text:p>
          </table:table-cell>
          <table:table-cell table:formula="of:=IF([.E730]-[.B730]=0;0;1)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000" calcext:value-type="float">
            <text:p>1000</text:p>
          </table:table-cell>
          <table:table-cell office:value-type="float" office:value="9005000" calcext:value-type="float">
            <text:p>9005000</text:p>
          </table:table-cell>
          <table:table-cell office:value-type="float" office:value="728" calcext:value-type="float">
            <text:p>728</text:p>
          </table:table-cell>
          <table:table-cell office:value-type="float" office:value="1000" calcext:value-type="float">
            <text:p>1000</text:p>
          </table:table-cell>
          <table:table-cell office:value-type="float" office:value="9417000" calcext:value-type="float">
            <text:p>9417000</text:p>
          </table:table-cell>
          <table:table-cell table:formula="of:=IF([.L730]-[.I730]=0;0;1)" office:value-type="float" office:value="0" calcext:value-type="float">
            <text:p>0</text:p>
          </table:table-cell>
          <table:table-cell table:formula="of:=IF([.L730]-[.B7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261999" calcext:value-type="float">
            <text:p>261999</text:p>
          </table:table-cell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270000" calcext:value-type="float">
            <text:p>270000</text:p>
          </table:table-cell>
          <table:table-cell table:formula="of:=IF([.E731]-[.B731]=0;0;1)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216000" calcext:value-type="float">
            <text:p>216000</text:p>
          </table:table-cell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294000" calcext:value-type="float">
            <text:p>294000</text:p>
          </table:table-cell>
          <table:table-cell table:formula="of:=IF([.L731]-[.I731]=0;0;1)" office:value-type="float" office:value="0" calcext:value-type="float">
            <text:p>0</text:p>
          </table:table-cell>
          <table:table-cell table:formula="of:=IF([.L731]-[.B7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13416000" calcext:value-type="float">
            <text:p>1341600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13640999" calcext:value-type="float">
            <text:p>13640999</text:p>
          </table:table-cell>
          <table:table-cell table:formula="of:=IF([.E732]-[.B732]=0;0;1)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15854999" calcext:value-type="float">
            <text:p>15854999</text:p>
          </table:table-cell>
          <table:table-cell table:formula="of:=IF([.L732]-[.I732]=0;0;1)" office:value-type="float" office:value="0" calcext:value-type="float">
            <text:p>0</text:p>
          </table:table-cell>
          <table:table-cell table:formula="of:=IF([.L732]-[.B7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00" calcext:value-type="float">
            <text:p>1000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731" calcext:value-type="float">
            <text:p>731</text:p>
          </table:table-cell>
          <table:table-cell office:value-type="float" office:value="1000" calcext:value-type="float">
            <text:p>1000</text:p>
          </table:table-cell>
          <table:table-cell office:value-type="float" office:value="9158999" calcext:value-type="float">
            <text:p>9158999</text:p>
          </table:table-cell>
          <table:table-cell table:formula="of:=IF([.E733]-[.B733]=0;0;1)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1000" calcext:value-type="float">
            <text:p>1000</text:p>
          </table:table-cell>
          <table:table-cell office:value-type="float" office:value="10720000" calcext:value-type="float">
            <text:p>10720000</text:p>
          </table:table-cell>
          <table:table-cell office:value-type="float" office:value="731" calcext:value-type="float">
            <text:p>731</text:p>
          </table:table-cell>
          <table:table-cell office:value-type="float" office:value="1000" calcext:value-type="float">
            <text:p>1000</text:p>
          </table:table-cell>
          <table:table-cell office:value-type="float" office:value="12123000" calcext:value-type="float">
            <text:p>12123000</text:p>
          </table:table-cell>
          <table:table-cell table:formula="of:=IF([.L733]-[.I733]=0;0;1)" office:value-type="float" office:value="0" calcext:value-type="float">
            <text:p>0</text:p>
          </table:table-cell>
          <table:table-cell table:formula="of:=IF([.L733]-[.B7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00" calcext:value-type="float">
            <text:p>1000</text:p>
          </table:table-cell>
          <table:table-cell office:value-type="float" office:value="5791999" calcext:value-type="float">
            <text:p>5791999</text:p>
          </table:table-cell>
          <table:table-cell office:value-type="float" office:value="732" calcext:value-type="float">
            <text:p>732</text:p>
          </table:table-cell>
          <table:table-cell office:value-type="float" office:value="1000" calcext:value-type="float">
            <text:p>1000</text:p>
          </table:table-cell>
          <table:table-cell office:value-type="float" office:value="5984000" calcext:value-type="float">
            <text:p>5984000</text:p>
          </table:table-cell>
          <table:table-cell table:formula="of:=IF([.E734]-[.B734]=0;0;1)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000" calcext:value-type="float">
            <text:p>1000</text:p>
          </table:table-cell>
          <table:table-cell office:value-type="float" office:value="8310000" calcext:value-type="float">
            <text:p>8310000</text:p>
          </table:table-cell>
          <table:table-cell office:value-type="float" office:value="732" calcext:value-type="float">
            <text:p>732</text:p>
          </table:table-cell>
          <table:table-cell office:value-type="float" office:value="1000" calcext:value-type="float">
            <text:p>1000</text:p>
          </table:table-cell>
          <table:table-cell office:value-type="float" office:value="8010000" calcext:value-type="float">
            <text:p>8010000</text:p>
          </table:table-cell>
          <table:table-cell table:formula="of:=IF([.L734]-[.I734]=0;0;1)" office:value-type="float" office:value="0" calcext:value-type="float">
            <text:p>0</text:p>
          </table:table-cell>
          <table:table-cell table:formula="of:=IF([.L734]-[.B7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300000" calcext:value-type="float">
            <text:p>300000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305000" calcext:value-type="float">
            <text:p>305000</text:p>
          </table:table-cell>
          <table:table-cell table:formula="of:=IF([.E735]-[.B735]=0;0;1)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419000" calcext:value-type="float">
            <text:p>419000</text:p>
          </table:table-cell>
          <table:table-cell table:formula="of:=IF([.L735]-[.I735]=0;0;1)" office:value-type="float" office:value="0" calcext:value-type="float">
            <text:p>0</text:p>
          </table:table-cell>
          <table:table-cell table:formula="of:=IF([.L735]-[.B7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00" calcext:value-type="float">
            <text:p>1000</text:p>
          </table:table-cell>
          <table:table-cell office:value-type="float" office:value="9634000" calcext:value-type="float">
            <text:p>9634000</text:p>
          </table:table-cell>
          <table:table-cell office:value-type="float" office:value="734" calcext:value-type="float">
            <text:p>734</text:p>
          </table:table-cell>
          <table:table-cell office:value-type="float" office:value="1000" calcext:value-type="float">
            <text:p>1000</text:p>
          </table:table-cell>
          <table:table-cell office:value-type="float" office:value="9882000" calcext:value-type="float">
            <text:p>9882000</text:p>
          </table:table-cell>
          <table:table-cell table:formula="of:=IF([.E736]-[.B736]=0;0;1)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1000" calcext:value-type="float">
            <text:p>1000</text:p>
          </table:table-cell>
          <table:table-cell office:value-type="float" office:value="10969000" calcext:value-type="float">
            <text:p>10969000</text:p>
          </table:table-cell>
          <table:table-cell office:value-type="float" office:value="734" calcext:value-type="float">
            <text:p>734</text:p>
          </table:table-cell>
          <table:table-cell office:value-type="float" office:value="1000" calcext:value-type="float">
            <text:p>1000</text:p>
          </table:table-cell>
          <table:table-cell office:value-type="float" office:value="10674999" calcext:value-type="float">
            <text:p>10674999</text:p>
          </table:table-cell>
          <table:table-cell table:formula="of:=IF([.L736]-[.I736]=0;0;1)" office:value-type="float" office:value="0" calcext:value-type="float">
            <text:p>0</text:p>
          </table:table-cell>
          <table:table-cell table:formula="of:=IF([.L736]-[.B7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00" calcext:value-type="float">
            <text:p>1000</text:p>
          </table:table-cell>
          <table:table-cell office:value-type="float" office:value="10862000" calcext:value-type="float">
            <text:p>10862000</text:p>
          </table:table-cell>
          <table:table-cell office:value-type="float" office:value="735" calcext:value-type="float">
            <text:p>735</text:p>
          </table:table-cell>
          <table:table-cell office:value-type="float" office:value="1000" calcext:value-type="float">
            <text:p>1000</text:p>
          </table:table-cell>
          <table:table-cell office:value-type="float" office:value="11210999" calcext:value-type="float">
            <text:p>11210999</text:p>
          </table:table-cell>
          <table:table-cell table:formula="of:=IF([.E737]-[.B737]=0;0;1)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1000" calcext:value-type="float">
            <text:p>1000</text:p>
          </table:table-cell>
          <table:table-cell office:value-type="float" office:value="12280000" calcext:value-type="float">
            <text:p>12280000</text:p>
          </table:table-cell>
          <table:table-cell office:value-type="float" office:value="735" calcext:value-type="float">
            <text:p>735</text:p>
          </table:table-cell>
          <table:table-cell office:value-type="float" office:value="1000" calcext:value-type="float">
            <text:p>1000</text:p>
          </table:table-cell>
          <table:table-cell office:value-type="float" office:value="13182999" calcext:value-type="float">
            <text:p>13182999</text:p>
          </table:table-cell>
          <table:table-cell table:formula="of:=IF([.L737]-[.I737]=0;0;1)" office:value-type="float" office:value="0" calcext:value-type="float">
            <text:p>0</text:p>
          </table:table-cell>
          <table:table-cell table:formula="of:=IF([.L737]-[.B7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00" calcext:value-type="float">
            <text:p>1000</text:p>
          </table:table-cell>
          <table:table-cell office:value-type="float" office:value="11663999" calcext:value-type="float">
            <text:p>11663999</text:p>
          </table:table-cell>
          <table:table-cell office:value-type="float" office:value="736" calcext:value-type="float">
            <text:p>736</text:p>
          </table:table-cell>
          <table:table-cell office:value-type="float" office:value="1000" calcext:value-type="float">
            <text:p>1000</text:p>
          </table:table-cell>
          <table:table-cell office:value-type="float" office:value="11915000" calcext:value-type="float">
            <text:p>11915000</text:p>
          </table:table-cell>
          <table:table-cell table:formula="of:=IF([.E738]-[.B738]=0;0;1)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1000" calcext:value-type="float">
            <text:p>1000</text:p>
          </table:table-cell>
          <table:table-cell office:value-type="float" office:value="6533000" calcext:value-type="float">
            <text:p>6533000</text:p>
          </table:table-cell>
          <table:table-cell office:value-type="float" office:value="736" calcext:value-type="float">
            <text:p>736</text:p>
          </table:table-cell>
          <table:table-cell office:value-type="float" office:value="1000" calcext:value-type="float">
            <text:p>1000</text:p>
          </table:table-cell>
          <table:table-cell office:value-type="float" office:value="6408000" calcext:value-type="float">
            <text:p>6408000</text:p>
          </table:table-cell>
          <table:table-cell table:formula="of:=IF([.L738]-[.I738]=0;0;1)" office:value-type="float" office:value="0" calcext:value-type="float">
            <text:p>0</text:p>
          </table:table-cell>
          <table:table-cell table:formula="of:=IF([.L738]-[.B7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 office:value-type="float" office:value="8026999" calcext:value-type="float">
            <text:p>8026999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 office:value-type="float" office:value="8251999" calcext:value-type="float">
            <text:p>8251999</text:p>
          </table:table-cell>
          <table:table-cell table:formula="of:=IF([.E739]-[.B739]=0;0;1)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 office:value-type="float" office:value="24659000" calcext:value-type="float">
            <text:p>24659000</text:p>
          </table:table-cell>
          <table:table-cell office:value-type="float" office:value="737" calcext:value-type="float">
            <text:p>737</text:p>
          </table:table-cell>
          <table:table-cell office:value-type="float" office:value="1000" calcext:value-type="float">
            <text:p>1000</text:p>
          </table:table-cell>
          <table:table-cell office:value-type="float" office:value="23722000" calcext:value-type="float">
            <text:p>23722000</text:p>
          </table:table-cell>
          <table:table-cell table:formula="of:=IF([.L739]-[.I739]=0;0;1)" office:value-type="float" office:value="0" calcext:value-type="float">
            <text:p>0</text:p>
          </table:table-cell>
          <table:table-cell table:formula="of:=IF([.L739]-[.B7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10232000" calcext:value-type="float">
            <text:p>10232000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10547000" calcext:value-type="float">
            <text:p>10547000</text:p>
          </table:table-cell>
          <table:table-cell table:formula="of:=IF([.E740]-[.B740]=0;0;1)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12700999" calcext:value-type="float">
            <text:p>12700999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13540000" calcext:value-type="float">
            <text:p>13540000</text:p>
          </table:table-cell>
          <table:table-cell table:formula="of:=IF([.L740]-[.I740]=0;0;1)" office:value-type="float" office:value="0" calcext:value-type="float">
            <text:p>0</text:p>
          </table:table-cell>
          <table:table-cell table:formula="of:=IF([.L740]-[.B7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00" calcext:value-type="float">
            <text:p>1000</text:p>
          </table:table-cell>
          <table:table-cell office:value-type="float" office:value="10103000" calcext:value-type="float">
            <text:p>10103000</text:p>
          </table:table-cell>
          <table:table-cell office:value-type="float" office:value="739" calcext:value-type="float">
            <text:p>739</text:p>
          </table:table-cell>
          <table:table-cell office:value-type="float" office:value="1000" calcext:value-type="float">
            <text:p>1000</text:p>
          </table:table-cell>
          <table:table-cell office:value-type="float" office:value="10305000" calcext:value-type="float">
            <text:p>10305000</text:p>
          </table:table-cell>
          <table:table-cell table:formula="of:=IF([.E741]-[.B741]=0;0;1)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1000" calcext:value-type="float">
            <text:p>1000</text:p>
          </table:table-cell>
          <table:table-cell office:value-type="float" office:value="35044000" calcext:value-type="float">
            <text:p>35044000</text:p>
          </table:table-cell>
          <table:table-cell office:value-type="float" office:value="739" calcext:value-type="float">
            <text:p>739</text:p>
          </table:table-cell>
          <table:table-cell office:value-type="float" office:value="1000" calcext:value-type="float">
            <text:p>1000</text:p>
          </table:table-cell>
          <table:table-cell office:value-type="float" office:value="33602000" calcext:value-type="float">
            <text:p>33602000</text:p>
          </table:table-cell>
          <table:table-cell table:formula="of:=IF([.L741]-[.I741]=0;0;1)" office:value-type="float" office:value="0" calcext:value-type="float">
            <text:p>0</text:p>
          </table:table-cell>
          <table:table-cell table:formula="of:=IF([.L741]-[.B7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00" calcext:value-type="float">
            <text:p>1000</text:p>
          </table:table-cell>
          <table:table-cell office:value-type="float" office:value="9256000" calcext:value-type="float">
            <text:p>9256000</text:p>
          </table:table-cell>
          <table:table-cell office:value-type="float" office:value="740" calcext:value-type="float">
            <text:p>740</text:p>
          </table:table-cell>
          <table:table-cell office:value-type="float" office:value="1000" calcext:value-type="float">
            <text:p>1000</text:p>
          </table:table-cell>
          <table:table-cell office:value-type="float" office:value="9542000" calcext:value-type="float">
            <text:p>9542000</text:p>
          </table:table-cell>
          <table:table-cell table:formula="of:=IF([.E742]-[.B742]=0;0;1)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1000" calcext:value-type="float">
            <text:p>1000</text:p>
          </table:table-cell>
          <table:table-cell office:value-type="float" office:value="70298000" calcext:value-type="float">
            <text:p>70298000</text:p>
          </table:table-cell>
          <table:table-cell office:value-type="float" office:value="740" calcext:value-type="float">
            <text:p>740</text:p>
          </table:table-cell>
          <table:table-cell office:value-type="float" office:value="1000" calcext:value-type="float">
            <text:p>1000</text:p>
          </table:table-cell>
          <table:table-cell office:value-type="float" office:value="67258000" calcext:value-type="float">
            <text:p>67258000</text:p>
          </table:table-cell>
          <table:table-cell table:formula="of:=IF([.L742]-[.I742]=0;0;1)" office:value-type="float" office:value="0" calcext:value-type="float">
            <text:p>0</text:p>
          </table:table-cell>
          <table:table-cell table:formula="of:=IF([.L742]-[.B7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8426000" calcext:value-type="float">
            <text:p>8426000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8608000" calcext:value-type="float">
            <text:p>8608000</text:p>
          </table:table-cell>
          <table:table-cell table:formula="of:=IF([.E743]-[.B743]=0;0;1)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8577000" calcext:value-type="float">
            <text:p>8577000</text:p>
          </table:table-cell>
          <table:table-cell table:formula="of:=IF([.L743]-[.I743]=0;0;1)" office:value-type="float" office:value="0" calcext:value-type="float">
            <text:p>0</text:p>
          </table:table-cell>
          <table:table-cell table:formula="of:=IF([.L743]-[.B7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  <table:table-cell office:value-type="float" office:value="7833999" calcext:value-type="float">
            <text:p>7833999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  <table:table-cell office:value-type="float" office:value="7991999" calcext:value-type="float">
            <text:p>7991999</text:p>
          </table:table-cell>
          <table:table-cell table:formula="of:=IF([.E744]-[.B744]=0;0;1)"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  <table:table-cell office:value-type="float" office:value="13911000" calcext:value-type="float">
            <text:p>1391100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  <table:table-cell office:value-type="float" office:value="13547000" calcext:value-type="float">
            <text:p>13547000</text:p>
          </table:table-cell>
          <table:table-cell table:formula="of:=IF([.L744]-[.I744]=0;0;1)" office:value-type="float" office:value="0" calcext:value-type="float">
            <text:p>0</text:p>
          </table:table-cell>
          <table:table-cell table:formula="of:=IF([.L744]-[.B7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00" calcext:value-type="float">
            <text:p>1000</text:p>
          </table:table-cell>
          <table:table-cell office:value-type="float" office:value="9373000" calcext:value-type="float">
            <text:p>9373000</text:p>
          </table:table-cell>
          <table:table-cell office:value-type="float" office:value="743" calcext:value-type="float">
            <text:p>743</text:p>
          </table:table-cell>
          <table:table-cell office:value-type="float" office:value="1000" calcext:value-type="float">
            <text:p>1000</text:p>
          </table:table-cell>
          <table:table-cell office:value-type="float" office:value="9633000" calcext:value-type="float">
            <text:p>9633000</text:p>
          </table:table-cell>
          <table:table-cell table:formula="of:=IF([.E745]-[.B745]=0;0;1)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1000" calcext:value-type="float">
            <text:p>1000</text:p>
          </table:table-cell>
          <table:table-cell office:value-type="float" office:value="4667999" calcext:value-type="float">
            <text:p>4667999</text:p>
          </table:table-cell>
          <table:table-cell office:value-type="float" office:value="743" calcext:value-type="float">
            <text:p>743</text:p>
          </table:table-cell>
          <table:table-cell office:value-type="float" office:value="1000" calcext:value-type="float">
            <text:p>1000</text:p>
          </table:table-cell>
          <table:table-cell office:value-type="float" office:value="4707999" calcext:value-type="float">
            <text:p>4707999</text:p>
          </table:table-cell>
          <table:table-cell table:formula="of:=IF([.L745]-[.I745]=0;0;1)" office:value-type="float" office:value="0" calcext:value-type="float">
            <text:p>0</text:p>
          </table:table-cell>
          <table:table-cell table:formula="of:=IF([.L745]-[.B7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11883000" calcext:value-type="float">
            <text:p>11883000</text:p>
          </table:table-cell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12190000" calcext:value-type="float">
            <text:p>12190000</text:p>
          </table:table-cell>
          <table:table-cell table:formula="of:=IF([.E746]-[.B746]=0;0;1)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5641999" calcext:value-type="float">
            <text:p>5641999</text:p>
          </table:table-cell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5657000" calcext:value-type="float">
            <text:p>5657000</text:p>
          </table:table-cell>
          <table:table-cell table:formula="of:=IF([.L746]-[.I746]=0;0;1)" office:value-type="float" office:value="0" calcext:value-type="float">
            <text:p>0</text:p>
          </table:table-cell>
          <table:table-cell table:formula="of:=IF([.L746]-[.B7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13973000" calcext:value-type="float">
            <text:p>13973000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14254000" calcext:value-type="float">
            <text:p>14254000</text:p>
          </table:table-cell>
          <table:table-cell table:formula="of:=IF([.E747]-[.B747]=0;0;1)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7101000" calcext:value-type="float">
            <text:p>7101000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7091999" calcext:value-type="float">
            <text:p>7091999</text:p>
          </table:table-cell>
          <table:table-cell table:formula="of:=IF([.L747]-[.I747]=0;0;1)" office:value-type="float" office:value="0" calcext:value-type="float">
            <text:p>0</text:p>
          </table:table-cell>
          <table:table-cell table:formula="of:=IF([.L747]-[.B7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00" calcext:value-type="float">
            <text:p>1000</text:p>
          </table:table-cell>
          <table:table-cell office:value-type="float" office:value="12546000" calcext:value-type="float">
            <text:p>12546000</text:p>
          </table:table-cell>
          <table:table-cell office:value-type="float" office:value="746" calcext:value-type="float">
            <text:p>746</text:p>
          </table:table-cell>
          <table:table-cell office:value-type="float" office:value="1000" calcext:value-type="float">
            <text:p>1000</text:p>
          </table:table-cell>
          <table:table-cell office:value-type="float" office:value="12872000" calcext:value-type="float">
            <text:p>12872000</text:p>
          </table:table-cell>
          <table:table-cell table:formula="of:=IF([.E748]-[.B748]=0;0;1)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000" calcext:value-type="float">
            <text:p>1000</text:p>
          </table:table-cell>
          <table:table-cell office:value-type="float" office:value="11016999" calcext:value-type="float">
            <text:p>11016999</text:p>
          </table:table-cell>
          <table:table-cell office:value-type="float" office:value="746" calcext:value-type="float">
            <text:p>746</text:p>
          </table:table-cell>
          <table:table-cell office:value-type="float" office:value="1000" calcext:value-type="float">
            <text:p>1000</text:p>
          </table:table-cell>
          <table:table-cell office:value-type="float" office:value="11812999" calcext:value-type="float">
            <text:p>11812999</text:p>
          </table:table-cell>
          <table:table-cell table:formula="of:=IF([.L748]-[.I748]=0;0;1)" office:value-type="float" office:value="0" calcext:value-type="float">
            <text:p>0</text:p>
          </table:table-cell>
          <table:table-cell table:formula="of:=IF([.L748]-[.B7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10563999" calcext:value-type="float">
            <text:p>10563999</text:p>
          </table:table-cell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10739000" calcext:value-type="float">
            <text:p>10739000</text:p>
          </table:table-cell>
          <table:table-cell table:formula="of:=IF([.E749]-[.B749]=0;0;1)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15139000" calcext:value-type="float">
            <text:p>15139000</text:p>
          </table:table-cell>
          <table:table-cell office:value-type="float" office:value="747" calcext:value-type="float">
            <text:p>747</text:p>
          </table:table-cell>
          <table:table-cell office:value-type="float" office:value="1000" calcext:value-type="float">
            <text:p>1000</text:p>
          </table:table-cell>
          <table:table-cell office:value-type="float" office:value="14901000" calcext:value-type="float">
            <text:p>14901000</text:p>
          </table:table-cell>
          <table:table-cell table:formula="of:=IF([.L749]-[.I749]=0;0;1)" office:value-type="float" office:value="0" calcext:value-type="float">
            <text:p>0</text:p>
          </table:table-cell>
          <table:table-cell table:formula="of:=IF([.L749]-[.B7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8938999" calcext:value-type="float">
            <text:p>8938999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9179000" calcext:value-type="float">
            <text:p>9179000</text:p>
          </table:table-cell>
          <table:table-cell table:formula="of:=IF([.E750]-[.B750]=0;0;1)"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7009000" calcext:value-type="float">
            <text:p>7009000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6921999" calcext:value-type="float">
            <text:p>6921999</text:p>
          </table:table-cell>
          <table:table-cell table:formula="of:=IF([.L750]-[.I750]=0;0;1)" office:value-type="float" office:value="0" calcext:value-type="float">
            <text:p>0</text:p>
          </table:table-cell>
          <table:table-cell table:formula="of:=IF([.L750]-[.B7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00" calcext:value-type="float">
            <text:p>1000</text:p>
          </table:table-cell>
          <table:table-cell office:value-type="float" office:value="4203999" calcext:value-type="float">
            <text:p>4203999</text:p>
          </table:table-cell>
          <table:table-cell office:value-type="float" office:value="749" calcext:value-type="float">
            <text:p>749</text:p>
          </table:table-cell>
          <table:table-cell office:value-type="float" office:value="1000" calcext:value-type="float">
            <text:p>1000</text:p>
          </table:table-cell>
          <table:table-cell office:value-type="float" office:value="4278000" calcext:value-type="float">
            <text:p>4278000</text:p>
          </table:table-cell>
          <table:table-cell table:formula="of:=IF([.E751]-[.B751]=0;0;1)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1000" calcext:value-type="float">
            <text:p>1000</text:p>
          </table:table-cell>
          <table:table-cell office:value-type="float" office:value="7854999" calcext:value-type="float">
            <text:p>7854999</text:p>
          </table:table-cell>
          <table:table-cell office:value-type="float" office:value="749" calcext:value-type="float">
            <text:p>749</text:p>
          </table:table-cell>
          <table:table-cell office:value-type="float" office:value="1000" calcext:value-type="float">
            <text:p>1000</text:p>
          </table:table-cell>
          <table:table-cell office:value-type="float" office:value="7777000" calcext:value-type="float">
            <text:p>7777000</text:p>
          </table:table-cell>
          <table:table-cell table:formula="of:=IF([.L751]-[.I751]=0;0;1)" office:value-type="float" office:value="0" calcext:value-type="float">
            <text:p>0</text:p>
          </table:table-cell>
          <table:table-cell table:formula="of:=IF([.L751]-[.B7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9047000" calcext:value-type="float">
            <text:p>90470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9235000" calcext:value-type="float">
            <text:p>9235000</text:p>
          </table:table-cell>
          <table:table-cell table:formula="of:=IF([.E752]-[.B752]=0;0;1)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9923000" calcext:value-type="float">
            <text:p>99230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9696999" calcext:value-type="float">
            <text:p>9696999</text:p>
          </table:table-cell>
          <table:table-cell table:formula="of:=IF([.L752]-[.I752]=0;0;1)" office:value-type="float" office:value="0" calcext:value-type="float">
            <text:p>0</text:p>
          </table:table-cell>
          <table:table-cell table:formula="of:=IF([.L752]-[.B7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059999" calcext:value-type="float">
            <text:p>2059999</text:p>
          </table:table-cell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111000" calcext:value-type="float">
            <text:p>2111000</text:p>
          </table:table-cell>
          <table:table-cell table:formula="of:=IF([.E753]-[.B753]=0;0;1)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356000" calcext:value-type="float">
            <text:p>2356000</text:p>
          </table:table-cell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447000" calcext:value-type="float">
            <text:p>2447000</text:p>
          </table:table-cell>
          <table:table-cell table:formula="of:=IF([.L753]-[.I753]=0;0;1)" office:value-type="float" office:value="0" calcext:value-type="float">
            <text:p>0</text:p>
          </table:table-cell>
          <table:table-cell table:formula="of:=IF([.L753]-[.B7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6806000" calcext:value-type="float">
            <text:p>6806000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7029000" calcext:value-type="float">
            <text:p>7029000</text:p>
          </table:table-cell>
          <table:table-cell table:formula="of:=IF([.E754]-[.B754]=0;0;1)"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12194000" calcext:value-type="float">
            <text:p>12194000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11868000" calcext:value-type="float">
            <text:p>11868000</text:p>
          </table:table-cell>
          <table:table-cell table:formula="of:=IF([.L754]-[.I754]=0;0;1)" office:value-type="float" office:value="0" calcext:value-type="float">
            <text:p>0</text:p>
          </table:table-cell>
          <table:table-cell table:formula="of:=IF([.L754]-[.B7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00" calcext:value-type="float">
            <text:p>1000</text:p>
          </table:table-cell>
          <table:table-cell office:value-type="float" office:value="7818000" calcext:value-type="float">
            <text:p>7818000</text:p>
          </table:table-cell>
          <table:table-cell office:value-type="float" office:value="753" calcext:value-type="float">
            <text:p>753</text:p>
          </table:table-cell>
          <table:table-cell office:value-type="float" office:value="1000" calcext:value-type="float">
            <text:p>1000</text:p>
          </table:table-cell>
          <table:table-cell office:value-type="float" office:value="7965999" calcext:value-type="float">
            <text:p>7965999</text:p>
          </table:table-cell>
          <table:table-cell table:formula="of:=IF([.E755]-[.B755]=0;0;1)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000" calcext:value-type="float">
            <text:p>1000</text:p>
          </table:table-cell>
          <table:table-cell office:value-type="float" office:value="7809000" calcext:value-type="float">
            <text:p>7809000</text:p>
          </table:table-cell>
          <table:table-cell office:value-type="float" office:value="753" calcext:value-type="float">
            <text:p>753</text:p>
          </table:table-cell>
          <table:table-cell office:value-type="float" office:value="1000" calcext:value-type="float">
            <text:p>1000</text:p>
          </table:table-cell>
          <table:table-cell office:value-type="float" office:value="7787000" calcext:value-type="float">
            <text:p>7787000</text:p>
          </table:table-cell>
          <table:table-cell table:formula="of:=IF([.L755]-[.I755]=0;0;1)" office:value-type="float" office:value="0" calcext:value-type="float">
            <text:p>0</text:p>
          </table:table-cell>
          <table:table-cell table:formula="of:=IF([.L755]-[.B7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00" calcext:value-type="float">
            <text:p>1000</text:p>
          </table:table-cell>
          <table:table-cell office:value-type="float" office:value="6666999" calcext:value-type="float">
            <text:p>6666999</text:p>
          </table:table-cell>
          <table:table-cell office:value-type="float" office:value="754" calcext:value-type="float">
            <text:p>754</text:p>
          </table:table-cell>
          <table:table-cell office:value-type="float" office:value="1000" calcext:value-type="float">
            <text:p>1000</text:p>
          </table:table-cell>
          <table:table-cell office:value-type="float" office:value="6796000" calcext:value-type="float">
            <text:p>6796000</text:p>
          </table:table-cell>
          <table:table-cell table:formula="of:=IF([.E756]-[.B756]=0;0;1)"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1000" calcext:value-type="float">
            <text:p>1000</text:p>
          </table:table-cell>
          <table:table-cell office:value-type="float" office:value="560676000" calcext:value-type="float">
            <text:p>560676000</text:p>
          </table:table-cell>
          <table:table-cell office:value-type="float" office:value="754" calcext:value-type="float">
            <text:p>754</text:p>
          </table:table-cell>
          <table:table-cell office:value-type="float" office:value="1000" calcext:value-type="float">
            <text:p>1000</text:p>
          </table:table-cell>
          <table:table-cell office:value-type="float" office:value="528184000" calcext:value-type="float">
            <text:p>528184000</text:p>
          </table:table-cell>
          <table:table-cell table:formula="of:=IF([.L756]-[.I756]=0;0;1)" office:value-type="float" office:value="0" calcext:value-type="float">
            <text:p>0</text:p>
          </table:table-cell>
          <table:table-cell table:formula="of:=IF([.L756]-[.B7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00" calcext:value-type="float">
            <text:p>1000</text:p>
          </table:table-cell>
          <table:table-cell office:value-type="float" office:value="9818000" calcext:value-type="float">
            <text:p>9818000</text:p>
          </table:table-cell>
          <table:table-cell office:value-type="float" office:value="755" calcext:value-type="float">
            <text:p>755</text:p>
          </table:table-cell>
          <table:table-cell office:value-type="float" office:value="1000" calcext:value-type="float">
            <text:p>1000</text:p>
          </table:table-cell>
          <table:table-cell office:value-type="float" office:value="10039000" calcext:value-type="float">
            <text:p>10039000</text:p>
          </table:table-cell>
          <table:table-cell table:formula="of:=IF([.E757]-[.B757]=0;0;1)"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1000" calcext:value-type="float">
            <text:p>1000</text:p>
          </table:table-cell>
          <table:table-cell office:value-type="float" office:value="12405000" calcext:value-type="float">
            <text:p>12405000</text:p>
          </table:table-cell>
          <table:table-cell office:value-type="float" office:value="755" calcext:value-type="float">
            <text:p>755</text:p>
          </table:table-cell>
          <table:table-cell office:value-type="float" office:value="1000" calcext:value-type="float">
            <text:p>1000</text:p>
          </table:table-cell>
          <table:table-cell office:value-type="float" office:value="13174000" calcext:value-type="float">
            <text:p>13174000</text:p>
          </table:table-cell>
          <table:table-cell table:formula="of:=IF([.L757]-[.I757]=0;0;1)" office:value-type="float" office:value="0" calcext:value-type="float">
            <text:p>0</text:p>
          </table:table-cell>
          <table:table-cell table:formula="of:=IF([.L757]-[.B7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8924000" calcext:value-type="float">
            <text:p>8924000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9178000" calcext:value-type="float">
            <text:p>9178000</text:p>
          </table:table-cell>
          <table:table-cell table:formula="of:=IF([.E758]-[.B758]=0;0;1)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10858000" calcext:value-type="float">
            <text:p>10858000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10713000" calcext:value-type="float">
            <text:p>10713000</text:p>
          </table:table-cell>
          <table:table-cell table:formula="of:=IF([.L758]-[.I758]=0;0;1)" office:value-type="float" office:value="0" calcext:value-type="float">
            <text:p>0</text:p>
          </table:table-cell>
          <table:table-cell table:formula="of:=IF([.L758]-[.B7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00" calcext:value-type="float">
            <text:p>1000</text:p>
          </table:table-cell>
          <table:table-cell office:value-type="float" office:value="3462000" calcext:value-type="float">
            <text:p>3462000</text:p>
          </table:table-cell>
          <table:table-cell office:value-type="float" office:value="757" calcext:value-type="float">
            <text:p>757</text:p>
          </table:table-cell>
          <table:table-cell office:value-type="float" office:value="1000" calcext:value-type="float">
            <text:p>1000</text:p>
          </table:table-cell>
          <table:table-cell office:value-type="float" office:value="3462000" calcext:value-type="float">
            <text:p>3462000</text:p>
          </table:table-cell>
          <table:table-cell table:formula="of:=IF([.E759]-[.B759]=0;0;1)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000" calcext:value-type="float">
            <text:p>1000</text:p>
          </table:table-cell>
          <table:table-cell office:value-type="float" office:value="7075000" calcext:value-type="float">
            <text:p>7075000</text:p>
          </table:table-cell>
          <table:table-cell office:value-type="float" office:value="757" calcext:value-type="float">
            <text:p>757</text:p>
          </table:table-cell>
          <table:table-cell office:value-type="float" office:value="1000" calcext:value-type="float">
            <text:p>1000</text:p>
          </table:table-cell>
          <table:table-cell office:value-type="float" office:value="7189999" calcext:value-type="float">
            <text:p>7189999</text:p>
          </table:table-cell>
          <table:table-cell table:formula="of:=IF([.L759]-[.I759]=0;0;1)" office:value-type="float" office:value="0" calcext:value-type="float">
            <text:p>0</text:p>
          </table:table-cell>
          <table:table-cell table:formula="of:=IF([.L759]-[.B7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12187000" calcext:value-type="float">
            <text:p>12187000</text:p>
          </table:table-cell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12258000" calcext:value-type="float">
            <text:p>12258000</text:p>
          </table:table-cell>
          <table:table-cell table:formula="of:=IF([.E760]-[.B760]=0;0;1)"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10607000" calcext:value-type="float">
            <text:p>10607000</text:p>
          </table:table-cell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11210999" calcext:value-type="float">
            <text:p>11210999</text:p>
          </table:table-cell>
          <table:table-cell table:formula="of:=IF([.L760]-[.I760]=0;0;1)" office:value-type="float" office:value="0" calcext:value-type="float">
            <text:p>0</text:p>
          </table:table-cell>
          <table:table-cell table:formula="of:=IF([.L760]-[.B7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00" calcext:value-type="float">
            <text:p>1000</text:p>
          </table:table-cell>
          <table:table-cell office:value-type="float" office:value="10336000" calcext:value-type="float">
            <text:p>10336000</text:p>
          </table:table-cell>
          <table:table-cell office:value-type="float" office:value="759" calcext:value-type="float">
            <text:p>759</text:p>
          </table:table-cell>
          <table:table-cell office:value-type="float" office:value="1000" calcext:value-type="float">
            <text:p>1000</text:p>
          </table:table-cell>
          <table:table-cell office:value-type="float" office:value="10522000" calcext:value-type="float">
            <text:p>10522000</text:p>
          </table:table-cell>
          <table:table-cell table:formula="of:=IF([.E761]-[.B761]=0;0;1)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1000" calcext:value-type="float">
            <text:p>1000</text:p>
          </table:table-cell>
          <table:table-cell office:value-type="float" office:value="11112000" calcext:value-type="float">
            <text:p>11112000</text:p>
          </table:table-cell>
          <table:table-cell office:value-type="float" office:value="759" calcext:value-type="float">
            <text:p>759</text:p>
          </table:table-cell>
          <table:table-cell office:value-type="float" office:value="1000" calcext:value-type="float">
            <text:p>1000</text:p>
          </table:table-cell>
          <table:table-cell office:value-type="float" office:value="12024000" calcext:value-type="float">
            <text:p>12024000</text:p>
          </table:table-cell>
          <table:table-cell table:formula="of:=IF([.L761]-[.I761]=0;0;1)" office:value-type="float" office:value="0" calcext:value-type="float">
            <text:p>0</text:p>
          </table:table-cell>
          <table:table-cell table:formula="of:=IF([.L761]-[.B7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4808000" calcext:value-type="float">
            <text:p>4808000</text:p>
          </table:table-cell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4867000" calcext:value-type="float">
            <text:p>4867000</text:p>
          </table:table-cell>
          <table:table-cell table:formula="of:=IF([.E762]-[.B762]=0;0;1)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7065999" calcext:value-type="float">
            <text:p>7065999</text:p>
          </table:table-cell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7692999" calcext:value-type="float">
            <text:p>7692999</text:p>
          </table:table-cell>
          <table:table-cell table:formula="of:=IF([.L762]-[.I762]=0;0;1)" office:value-type="float" office:value="0" calcext:value-type="float">
            <text:p>0</text:p>
          </table:table-cell>
          <table:table-cell table:formula="of:=IF([.L762]-[.B7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00" calcext:value-type="float">
            <text:p>1000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761" calcext:value-type="float">
            <text:p>761</text:p>
          </table:table-cell>
          <table:table-cell office:value-type="float" office:value="1000" calcext:value-type="float">
            <text:p>1000</text:p>
          </table:table-cell>
          <table:table-cell office:value-type="float" office:value="6765999" calcext:value-type="float">
            <text:p>6765999</text:p>
          </table:table-cell>
          <table:table-cell table:formula="of:=IF([.E763]-[.B763]=0;0;1)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000" calcext:value-type="float">
            <text:p>1000</text:p>
          </table:table-cell>
          <table:table-cell office:value-type="float" office:value="110097000" calcext:value-type="float">
            <text:p>110097000</text:p>
          </table:table-cell>
          <table:table-cell office:value-type="float" office:value="761" calcext:value-type="float">
            <text:p>761</text:p>
          </table:table-cell>
          <table:table-cell office:value-type="float" office:value="1000" calcext:value-type="float">
            <text:p>1000</text:p>
          </table:table-cell>
          <table:table-cell office:value-type="float" office:value="103794000" calcext:value-type="float">
            <text:p>103794000</text:p>
          </table:table-cell>
          <table:table-cell table:formula="of:=IF([.L763]-[.I763]=0;0;1)" office:value-type="float" office:value="0" calcext:value-type="float">
            <text:p>0</text:p>
          </table:table-cell>
          <table:table-cell table:formula="of:=IF([.L763]-[.B7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float" office:value="7904999" calcext:value-type="float">
            <text:p>7904999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float" office:value="8076000" calcext:value-type="float">
            <text:p>8076000</text:p>
          </table:table-cell>
          <table:table-cell table:formula="of:=IF([.E764]-[.B764]=0;0;1)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float" office:value="6460000" calcext:value-type="float">
            <text:p>6460000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float" office:value="6314999" calcext:value-type="float">
            <text:p>6314999</text:p>
          </table:table-cell>
          <table:table-cell table:formula="of:=IF([.L764]-[.I764]=0;0;1)" office:value-type="float" office:value="0" calcext:value-type="float">
            <text:p>0</text:p>
          </table:table-cell>
          <table:table-cell table:formula="of:=IF([.L764]-[.B7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00" calcext:value-type="float">
            <text:p>1000</text:p>
          </table:table-cell>
          <table:table-cell office:value-type="float" office:value="5977000" calcext:value-type="float">
            <text:p>5977000</text:p>
          </table:table-cell>
          <table:table-cell office:value-type="float" office:value="763" calcext:value-type="float">
            <text:p>763</text:p>
          </table:table-cell>
          <table:table-cell office:value-type="float" office:value="1000" calcext:value-type="float">
            <text:p>1000</text:p>
          </table:table-cell>
          <table:table-cell office:value-type="float" office:value="6149000" calcext:value-type="float">
            <text:p>6149000</text:p>
          </table:table-cell>
          <table:table-cell table:formula="of:=IF([.E765]-[.B765]=0;0;1)"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1000" calcext:value-type="float">
            <text:p>1000</text:p>
          </table:table-cell>
          <table:table-cell office:value-type="float" office:value="7004000" calcext:value-type="float">
            <text:p>7004000</text:p>
          </table:table-cell>
          <table:table-cell office:value-type="float" office:value="763" calcext:value-type="float">
            <text:p>763</text:p>
          </table:table-cell>
          <table:table-cell office:value-type="float" office:value="1000" calcext:value-type="float">
            <text:p>1000</text:p>
          </table:table-cell>
          <table:table-cell office:value-type="float" office:value="8050000" calcext:value-type="float">
            <text:p>8050000</text:p>
          </table:table-cell>
          <table:table-cell table:formula="of:=IF([.L765]-[.I765]=0;0;1)" office:value-type="float" office:value="0" calcext:value-type="float">
            <text:p>0</text:p>
          </table:table-cell>
          <table:table-cell table:formula="of:=IF([.L765]-[.B7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00" calcext:value-type="float">
            <text:p>1000</text:p>
          </table:table-cell>
          <table:table-cell office:value-type="float" office:value="14031000" calcext:value-type="float">
            <text:p>14031000</text:p>
          </table:table-cell>
          <table:table-cell office:value-type="float" office:value="764" calcext:value-type="float">
            <text:p>764</text:p>
          </table:table-cell>
          <table:table-cell office:value-type="float" office:value="1000" calcext:value-type="float">
            <text:p>1000</text:p>
          </table:table-cell>
          <table:table-cell office:value-type="float" office:value="14067000" calcext:value-type="float">
            <text:p>14067000</text:p>
          </table:table-cell>
          <table:table-cell table:formula="of:=IF([.E766]-[.B766]=0;0;1)"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1000" calcext:value-type="float">
            <text:p>1000</text:p>
          </table:table-cell>
          <table:table-cell office:value-type="float" office:value="7233000" calcext:value-type="float">
            <text:p>7233000</text:p>
          </table:table-cell>
          <table:table-cell office:value-type="float" office:value="764" calcext:value-type="float">
            <text:p>764</text:p>
          </table:table-cell>
          <table:table-cell office:value-type="float" office:value="1000" calcext:value-type="float">
            <text:p>1000</text:p>
          </table:table-cell>
          <table:table-cell office:value-type="float" office:value="7123999" calcext:value-type="float">
            <text:p>7123999</text:p>
          </table:table-cell>
          <table:table-cell table:formula="of:=IF([.L766]-[.I766]=0;0;1)" office:value-type="float" office:value="0" calcext:value-type="float">
            <text:p>0</text:p>
          </table:table-cell>
          <table:table-cell table:formula="of:=IF([.L766]-[.B7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9047999" calcext:value-type="float">
            <text:p>9047999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9238999" calcext:value-type="float">
            <text:p>9238999</text:p>
          </table:table-cell>
          <table:table-cell table:formula="of:=IF([.E767]-[.B767]=0;0;1)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74914000" calcext:value-type="float">
            <text:p>74914000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71918000" calcext:value-type="float">
            <text:p>71918000</text:p>
          </table:table-cell>
          <table:table-cell table:formula="of:=IF([.L767]-[.I767]=0;0;1)" office:value-type="float" office:value="0" calcext:value-type="float">
            <text:p>0</text:p>
          </table:table-cell>
          <table:table-cell table:formula="of:=IF([.L767]-[.B7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00" calcext:value-type="float">
            <text:p>1000</text:p>
          </table:table-cell>
          <table:table-cell office:value-type="float" office:value="9045000" calcext:value-type="float">
            <text:p>9045000</text:p>
          </table:table-cell>
          <table:table-cell office:value-type="float" office:value="766" calcext:value-type="float">
            <text:p>766</text:p>
          </table:table-cell>
          <table:table-cell office:value-type="float" office:value="1000" calcext:value-type="float">
            <text:p>1000</text:p>
          </table:table-cell>
          <table:table-cell office:value-type="float" office:value="9223000" calcext:value-type="float">
            <text:p>9223000</text:p>
          </table:table-cell>
          <table:table-cell table:formula="of:=IF([.E768]-[.B768]=0;0;1)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1000" calcext:value-type="float">
            <text:p>1000</text:p>
          </table:table-cell>
          <table:table-cell office:value-type="float" office:value="6980000" calcext:value-type="float">
            <text:p>6980000</text:p>
          </table:table-cell>
          <table:table-cell office:value-type="float" office:value="766" calcext:value-type="float">
            <text:p>766</text:p>
          </table:table-cell>
          <table:table-cell office:value-type="float" office:value="1000" calcext:value-type="float">
            <text:p>1000</text:p>
          </table:table-cell>
          <table:table-cell office:value-type="float" office:value="7157999" calcext:value-type="float">
            <text:p>7157999</text:p>
          </table:table-cell>
          <table:table-cell table:formula="of:=IF([.L768]-[.I768]=0;0;1)" office:value-type="float" office:value="0" calcext:value-type="float">
            <text:p>0</text:p>
          </table:table-cell>
          <table:table-cell table:formula="of:=IF([.L768]-[.B7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00" calcext:value-type="float">
            <text:p>1000</text:p>
          </table:table-cell>
          <table:table-cell office:value-type="float" office:value="9495000" calcext:value-type="float">
            <text:p>9495000</text:p>
          </table:table-cell>
          <table:table-cell office:value-type="float" office:value="767" calcext:value-type="float">
            <text:p>767</text:p>
          </table:table-cell>
          <table:table-cell office:value-type="float" office:value="1000" calcext:value-type="float">
            <text:p>1000</text:p>
          </table:table-cell>
          <table:table-cell office:value-type="float" office:value="9646000" calcext:value-type="float">
            <text:p>9646000</text:p>
          </table:table-cell>
          <table:table-cell table:formula="of:=IF([.E769]-[.B769]=0;0;1)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1000" calcext:value-type="float">
            <text:p>1000</text:p>
          </table:table-cell>
          <table:table-cell office:value-type="float" office:value="6607999" calcext:value-type="float">
            <text:p>6607999</text:p>
          </table:table-cell>
          <table:table-cell office:value-type="float" office:value="767" calcext:value-type="float">
            <text:p>767</text:p>
          </table:table-cell>
          <table:table-cell office:value-type="float" office:value="1000" calcext:value-type="float">
            <text:p>1000</text:p>
          </table:table-cell>
          <table:table-cell office:value-type="float" office:value="6601999" calcext:value-type="float">
            <text:p>6601999</text:p>
          </table:table-cell>
          <table:table-cell table:formula="of:=IF([.L769]-[.I769]=0;0;1)" office:value-type="float" office:value="0" calcext:value-type="float">
            <text:p>0</text:p>
          </table:table-cell>
          <table:table-cell table:formula="of:=IF([.L769]-[.B7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6588000" calcext:value-type="float">
            <text:p>6588000</text:p>
          </table:table-cell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6725000" calcext:value-type="float">
            <text:p>6725000</text:p>
          </table:table-cell>
          <table:table-cell table:formula="of:=IF([.E770]-[.B770]=0;0;1)"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6078504000" calcext:value-type="float">
            <text:p>6078504000</text:p>
          </table:table-cell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5757929000" calcext:value-type="float">
            <text:p>5757929000</text:p>
          </table:table-cell>
          <table:table-cell table:formula="of:=IF([.L770]-[.I770]=0;0;1)" office:value-type="float" office:value="0" calcext:value-type="float">
            <text:p>0</text:p>
          </table:table-cell>
          <table:table-cell table:formula="of:=IF([.L770]-[.B7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9667000" calcext:value-type="float">
            <text:p>966700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9975999" calcext:value-type="float">
            <text:p>9975999</text:p>
          </table:table-cell>
          <table:table-cell table:formula="of:=IF([.E771]-[.B771]=0;0;1)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11354999" calcext:value-type="float">
            <text:p>11354999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12555000" calcext:value-type="float">
            <text:p>12555000</text:p>
          </table:table-cell>
          <table:table-cell table:formula="of:=IF([.L771]-[.I771]=0;0;1)" office:value-type="float" office:value="0" calcext:value-type="float">
            <text:p>0</text:p>
          </table:table-cell>
          <table:table-cell table:formula="of:=IF([.L771]-[.B7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563000" calcext:value-type="float">
            <text:p>563000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587000" calcext:value-type="float">
            <text:p>587000</text:p>
          </table:table-cell>
          <table:table-cell table:formula="of:=IF([.E772]-[.B772]=0;0;1)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390999" calcext:value-type="float">
            <text:p>390999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446000" calcext:value-type="float">
            <text:p>446000</text:p>
          </table:table-cell>
          <table:table-cell table:formula="of:=IF([.L772]-[.I772]=0;0;1)" office:value-type="float" office:value="0" calcext:value-type="float">
            <text:p>0</text:p>
          </table:table-cell>
          <table:table-cell table:formula="of:=IF([.L772]-[.B7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00" calcext:value-type="float">
            <text:p>1000</text:p>
          </table:table-cell>
          <table:table-cell office:value-type="float" office:value="13246000" calcext:value-type="float">
            <text:p>13246000</text:p>
          </table:table-cell>
          <table:table-cell office:value-type="float" office:value="771" calcext:value-type="float">
            <text:p>771</text:p>
          </table:table-cell>
          <table:table-cell office:value-type="float" office:value="1000" calcext:value-type="float">
            <text:p>1000</text:p>
          </table:table-cell>
          <table:table-cell office:value-type="float" office:value="13425000" calcext:value-type="float">
            <text:p>13425000</text:p>
          </table:table-cell>
          <table:table-cell table:formula="of:=IF([.E773]-[.B773]=0;0;1)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000" calcext:value-type="float">
            <text:p>1000</text:p>
          </table:table-cell>
          <table:table-cell office:value-type="float" office:value="14603000" calcext:value-type="float">
            <text:p>14603000</text:p>
          </table:table-cell>
          <table:table-cell office:value-type="float" office:value="771" calcext:value-type="float">
            <text:p>771</text:p>
          </table:table-cell>
          <table:table-cell office:value-type="float" office:value="1000" calcext:value-type="float">
            <text:p>1000</text:p>
          </table:table-cell>
          <table:table-cell office:value-type="float" office:value="16316000" calcext:value-type="float">
            <text:p>16316000</text:p>
          </table:table-cell>
          <table:table-cell table:formula="of:=IF([.L773]-[.I773]=0;0;1)" office:value-type="float" office:value="0" calcext:value-type="float">
            <text:p>0</text:p>
          </table:table-cell>
          <table:table-cell table:formula="of:=IF([.L773]-[.B7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00" calcext:value-type="float">
            <text:p>1000</text:p>
          </table:table-cell>
          <table:table-cell office:value-type="float" office:value="5934000" calcext:value-type="float">
            <text:p>5934000</text:p>
          </table:table-cell>
          <table:table-cell office:value-type="float" office:value="772" calcext:value-type="float">
            <text:p>772</text:p>
          </table:table-cell>
          <table:table-cell office:value-type="float" office:value="1000" calcext:value-type="float">
            <text:p>1000</text:p>
          </table:table-cell>
          <table:table-cell office:value-type="float" office:value="6065999" calcext:value-type="float">
            <text:p>6065999</text:p>
          </table:table-cell>
          <table:table-cell table:formula="of:=IF([.E774]-[.B774]=0;0;1)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1000" calcext:value-type="float">
            <text:p>1000</text:p>
          </table:table-cell>
          <table:table-cell office:value-type="float" office:value="16278000" calcext:value-type="float">
            <text:p>16278000</text:p>
          </table:table-cell>
          <table:table-cell office:value-type="float" office:value="772" calcext:value-type="float">
            <text:p>772</text:p>
          </table:table-cell>
          <table:table-cell office:value-type="float" office:value="1000" calcext:value-type="float">
            <text:p>1000</text:p>
          </table:table-cell>
          <table:table-cell office:value-type="float" office:value="15652000" calcext:value-type="float">
            <text:p>15652000</text:p>
          </table:table-cell>
          <table:table-cell table:formula="of:=IF([.L774]-[.I774]=0;0;1)" office:value-type="float" office:value="0" calcext:value-type="float">
            <text:p>0</text:p>
          </table:table-cell>
          <table:table-cell table:formula="of:=IF([.L774]-[.B7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00" calcext:value-type="float">
            <text:p>1000</text:p>
          </table:table-cell>
          <table:table-cell office:value-type="float" office:value="11819000" calcext:value-type="float">
            <text:p>11819000</text:p>
          </table:table-cell>
          <table:table-cell office:value-type="float" office:value="773" calcext:value-type="float">
            <text:p>773</text:p>
          </table:table-cell>
          <table:table-cell office:value-type="float" office:value="1000" calcext:value-type="float">
            <text:p>1000</text:p>
          </table:table-cell>
          <table:table-cell office:value-type="float" office:value="12008999" calcext:value-type="float">
            <text:p>12008999</text:p>
          </table:table-cell>
          <table:table-cell table:formula="of:=IF([.E775]-[.B775]=0;0;1)"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1000" calcext:value-type="float">
            <text:p>1000</text:p>
          </table:table-cell>
          <table:table-cell office:value-type="float" office:value="12235999" calcext:value-type="float">
            <text:p>12235999</text:p>
          </table:table-cell>
          <table:table-cell office:value-type="float" office:value="773" calcext:value-type="float">
            <text:p>773</text:p>
          </table:table-cell>
          <table:table-cell office:value-type="float" office:value="1000" calcext:value-type="float">
            <text:p>1000</text:p>
          </table:table-cell>
          <table:table-cell office:value-type="float" office:value="13078999" calcext:value-type="float">
            <text:p>13078999</text:p>
          </table:table-cell>
          <table:table-cell table:formula="of:=IF([.L775]-[.I775]=0;0;1)" office:value-type="float" office:value="0" calcext:value-type="float">
            <text:p>0</text:p>
          </table:table-cell>
          <table:table-cell table:formula="of:=IF([.L775]-[.B7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00" calcext:value-type="float">
            <text:p>1000</text:p>
          </table:table-cell>
          <table:table-cell office:value-type="float" office:value="8725000" calcext:value-type="float">
            <text:p>8725000</text:p>
          </table:table-cell>
          <table:table-cell office:value-type="float" office:value="774" calcext:value-type="float">
            <text:p>774</text:p>
          </table:table-cell>
          <table:table-cell office:value-type="float" office:value="1000" calcext:value-type="float">
            <text:p>1000</text:p>
          </table:table-cell>
          <table:table-cell office:value-type="float" office:value="8875000" calcext:value-type="float">
            <text:p>8875000</text:p>
          </table:table-cell>
          <table:table-cell table:formula="of:=IF([.E776]-[.B776]=0;0;1)"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1000" calcext:value-type="float">
            <text:p>1000</text:p>
          </table:table-cell>
          <table:table-cell office:value-type="float" office:value="10166999" calcext:value-type="float">
            <text:p>10166999</text:p>
          </table:table-cell>
          <table:table-cell office:value-type="float" office:value="774" calcext:value-type="float">
            <text:p>774</text:p>
          </table:table-cell>
          <table:table-cell office:value-type="float" office:value="1000" calcext:value-type="float">
            <text:p>1000</text:p>
          </table:table-cell>
          <table:table-cell office:value-type="float" office:value="11567000" calcext:value-type="float">
            <text:p>11567000</text:p>
          </table:table-cell>
          <table:table-cell table:formula="of:=IF([.L776]-[.I776]=0;0;1)" office:value-type="float" office:value="0" calcext:value-type="float">
            <text:p>0</text:p>
          </table:table-cell>
          <table:table-cell table:formula="of:=IF([.L776]-[.B7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9090000" calcext:value-type="float">
            <text:p>9090000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9308000" calcext:value-type="float">
            <text:p>9308000</text:p>
          </table:table-cell>
          <table:table-cell table:formula="of:=IF([.E777]-[.B777]=0;0;1)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12596000" calcext:value-type="float">
            <text:p>12596000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12098000" calcext:value-type="float">
            <text:p>12098000</text:p>
          </table:table-cell>
          <table:table-cell table:formula="of:=IF([.L777]-[.I777]=0;0;1)" office:value-type="float" office:value="0" calcext:value-type="float">
            <text:p>0</text:p>
          </table:table-cell>
          <table:table-cell table:formula="of:=IF([.L777]-[.B7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00" calcext:value-type="float">
            <text:p>1000</text:p>
          </table:table-cell>
          <table:table-cell office:value-type="float" office:value="9857000" calcext:value-type="float">
            <text:p>9857000</text:p>
          </table:table-cell>
          <table:table-cell office:value-type="float" office:value="776" calcext:value-type="float">
            <text:p>776</text:p>
          </table:table-cell>
          <table:table-cell office:value-type="float" office:value="1000" calcext:value-type="float">
            <text:p>1000</text:p>
          </table:table-cell>
          <table:table-cell office:value-type="float" office:value="10058000" calcext:value-type="float">
            <text:p>10058000</text:p>
          </table:table-cell>
          <table:table-cell table:formula="of:=IF([.E778]-[.B778]=0;0;1)"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000" calcext:value-type="float">
            <text:p>1000</text:p>
          </table:table-cell>
          <table:table-cell office:value-type="float" office:value="7771999" calcext:value-type="float">
            <text:p>7771999</text:p>
          </table:table-cell>
          <table:table-cell office:value-type="float" office:value="776" calcext:value-type="float">
            <text:p>776</text:p>
          </table:table-cell>
          <table:table-cell office:value-type="float" office:value="1000" calcext:value-type="float">
            <text:p>1000</text:p>
          </table:table-cell>
          <table:table-cell office:value-type="float" office:value="7703000" calcext:value-type="float">
            <text:p>7703000</text:p>
          </table:table-cell>
          <table:table-cell table:formula="of:=IF([.L778]-[.I778]=0;0;1)" office:value-type="float" office:value="0" calcext:value-type="float">
            <text:p>0</text:p>
          </table:table-cell>
          <table:table-cell table:formula="of:=IF([.L778]-[.B7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00" calcext:value-type="float">
            <text:p>1000</text:p>
          </table:table-cell>
          <table:table-cell office:value-type="float" office:value="6440000" calcext:value-type="float">
            <text:p>6440000</text:p>
          </table:table-cell>
          <table:table-cell office:value-type="float" office:value="777" calcext:value-type="float">
            <text:p>777</text:p>
          </table:table-cell>
          <table:table-cell office:value-type="float" office:value="1000" calcext:value-type="float">
            <text:p>1000</text:p>
          </table:table-cell>
          <table:table-cell office:value-type="float" office:value="6661999" calcext:value-type="float">
            <text:p>6661999</text:p>
          </table:table-cell>
          <table:table-cell table:formula="of:=IF([.E779]-[.B779]=0;0;1)"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000" calcext:value-type="float">
            <text:p>1000</text:p>
          </table:table-cell>
          <table:table-cell office:value-type="float" office:value="1835543999" calcext:value-type="float">
            <text:p>1835543999</text:p>
          </table:table-cell>
          <table:table-cell office:value-type="float" office:value="777" calcext:value-type="float">
            <text:p>777</text:p>
          </table:table-cell>
          <table:table-cell office:value-type="float" office:value="1000" calcext:value-type="float">
            <text:p>1000</text:p>
          </table:table-cell>
          <table:table-cell office:value-type="float" office:value="1767820999" calcext:value-type="float">
            <text:p>1767820999</text:p>
          </table:table-cell>
          <table:table-cell table:formula="of:=IF([.L779]-[.I779]=0;0;1)" office:value-type="float" office:value="0" calcext:value-type="float">
            <text:p>0</text:p>
          </table:table-cell>
          <table:table-cell table:formula="of:=IF([.L779]-[.B7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00" calcext:value-type="float">
            <text:p>1000</text:p>
          </table:table-cell>
          <table:table-cell office:value-type="float" office:value="8099000" calcext:value-type="float">
            <text:p>8099000</text:p>
          </table:table-cell>
          <table:table-cell office:value-type="float" office:value="778" calcext:value-type="float">
            <text:p>778</text:p>
          </table:table-cell>
          <table:table-cell office:value-type="float" office:value="1000" calcext:value-type="float">
            <text:p>1000</text:p>
          </table:table-cell>
          <table:table-cell office:value-type="float" office:value="8236999" calcext:value-type="float">
            <text:p>8236999</text:p>
          </table:table-cell>
          <table:table-cell table:formula="of:=IF([.E780]-[.B780]=0;0;1)"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1000" calcext:value-type="float">
            <text:p>1000</text:p>
          </table:table-cell>
          <table:table-cell office:value-type="float" office:value="6236999" calcext:value-type="float">
            <text:p>6236999</text:p>
          </table:table-cell>
          <table:table-cell office:value-type="float" office:value="778" calcext:value-type="float">
            <text:p>778</text:p>
          </table:table-cell>
          <table:table-cell office:value-type="float" office:value="1000" calcext:value-type="float">
            <text:p>1000</text:p>
          </table:table-cell>
          <table:table-cell office:value-type="float" office:value="6362000" calcext:value-type="float">
            <text:p>6362000</text:p>
          </table:table-cell>
          <table:table-cell table:formula="of:=IF([.L780]-[.I780]=0;0;1)" office:value-type="float" office:value="0" calcext:value-type="float">
            <text:p>0</text:p>
          </table:table-cell>
          <table:table-cell table:formula="of:=IF([.L780]-[.B7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00" calcext:value-type="float">
            <text:p>1000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779" calcext:value-type="float">
            <text:p>779</text:p>
          </table:table-cell>
          <table:table-cell office:value-type="float" office:value="1000" calcext:value-type="float">
            <text:p>1000</text:p>
          </table:table-cell>
          <table:table-cell office:value-type="float" office:value="2388000" calcext:value-type="float">
            <text:p>2388000</text:p>
          </table:table-cell>
          <table:table-cell table:formula="of:=IF([.E781]-[.B781]=0;0;1)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1000" calcext:value-type="float">
            <text:p>1000</text:p>
          </table:table-cell>
          <table:table-cell office:value-type="float" office:value="3165000" calcext:value-type="float">
            <text:p>3165000</text:p>
          </table:table-cell>
          <table:table-cell office:value-type="float" office:value="779" calcext:value-type="float">
            <text:p>779</text:p>
          </table:table-cell>
          <table:table-cell office:value-type="float" office:value="1000" calcext:value-type="float">
            <text:p>1000</text:p>
          </table:table-cell>
          <table:table-cell office:value-type="float" office:value="3329000" calcext:value-type="float">
            <text:p>3329000</text:p>
          </table:table-cell>
          <table:table-cell table:formula="of:=IF([.L781]-[.I781]=0;0;1)" office:value-type="float" office:value="0" calcext:value-type="float">
            <text:p>0</text:p>
          </table:table-cell>
          <table:table-cell table:formula="of:=IF([.L781]-[.B7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4807000" calcext:value-type="float">
            <text:p>4807000</text:p>
          </table:table-cell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4831999" calcext:value-type="float">
            <text:p>4831999</text:p>
          </table:table-cell>
          <table:table-cell table:formula="of:=IF([.E782]-[.B782]=0;0;1)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5109000" calcext:value-type="float">
            <text:p>5109000</text:p>
          </table:table-cell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5553000" calcext:value-type="float">
            <text:p>5553000</text:p>
          </table:table-cell>
          <table:table-cell table:formula="of:=IF([.L782]-[.I782]=0;0;1)" office:value-type="float" office:value="0" calcext:value-type="float">
            <text:p>0</text:p>
          </table:table-cell>
          <table:table-cell table:formula="of:=IF([.L782]-[.B7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 office:value-type="float" office:value="6819000" calcext:value-type="float">
            <text:p>6819000</text:p>
          </table:table-cell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 office:value-type="float" office:value="6859000" calcext:value-type="float">
            <text:p>6859000</text:p>
          </table:table-cell>
          <table:table-cell table:formula="of:=IF([.E783]-[.B783]=0;0;1)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 office:value-type="float" office:value="7496999" calcext:value-type="float">
            <text:p>7496999</text:p>
          </table:table-cell>
          <table:table-cell office:value-type="float" office:value="781" calcext:value-type="float">
            <text:p>781</text:p>
          </table:table-cell>
          <table:table-cell office:value-type="float" office:value="1000" calcext:value-type="float">
            <text:p>1000</text:p>
          </table:table-cell>
          <table:table-cell office:value-type="float" office:value="8744000" calcext:value-type="float">
            <text:p>8744000</text:p>
          </table:table-cell>
          <table:table-cell table:formula="of:=IF([.L783]-[.I783]=0;0;1)" office:value-type="float" office:value="0" calcext:value-type="float">
            <text:p>0</text:p>
          </table:table-cell>
          <table:table-cell table:formula="of:=IF([.L783]-[.B7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00" calcext:value-type="float">
            <text:p>1000</text:p>
          </table:table-cell>
          <table:table-cell office:value-type="float" office:value="11901000" calcext:value-type="float">
            <text:p>11901000</text:p>
          </table:table-cell>
          <table:table-cell office:value-type="float" office:value="782" calcext:value-type="float">
            <text:p>782</text:p>
          </table:table-cell>
          <table:table-cell office:value-type="float" office:value="1000" calcext:value-type="float">
            <text:p>1000</text:p>
          </table:table-cell>
          <table:table-cell office:value-type="float" office:value="12133999" calcext:value-type="float">
            <text:p>12133999</text:p>
          </table:table-cell>
          <table:table-cell table:formula="of:=IF([.E784]-[.B784]=0;0;1)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1000" calcext:value-type="float">
            <text:p>1000</text:p>
          </table:table-cell>
          <table:table-cell office:value-type="float" office:value="12884999" calcext:value-type="float">
            <text:p>12884999</text:p>
          </table:table-cell>
          <table:table-cell office:value-type="float" office:value="782" calcext:value-type="float">
            <text:p>782</text:p>
          </table:table-cell>
          <table:table-cell office:value-type="float" office:value="1000" calcext:value-type="float">
            <text:p>1000</text:p>
          </table:table-cell>
          <table:table-cell office:value-type="float" office:value="14685000" calcext:value-type="float">
            <text:p>14685000</text:p>
          </table:table-cell>
          <table:table-cell table:formula="of:=IF([.L784]-[.I784]=0;0;1)" office:value-type="float" office:value="0" calcext:value-type="float">
            <text:p>0</text:p>
          </table:table-cell>
          <table:table-cell table:formula="of:=IF([.L784]-[.B7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00" calcext:value-type="float">
            <text:p>1000</text:p>
          </table:table-cell>
          <table:table-cell office:value-type="float" office:value="9748999" calcext:value-type="float">
            <text:p>9748999</text:p>
          </table:table-cell>
          <table:table-cell office:value-type="float" office:value="783" calcext:value-type="float">
            <text:p>783</text:p>
          </table:table-cell>
          <table:table-cell office:value-type="float" office:value="1000" calcext:value-type="float">
            <text:p>1000</text:p>
          </table:table-cell>
          <table:table-cell office:value-type="float" office:value="9488000" calcext:value-type="float">
            <text:p>9488000</text:p>
          </table:table-cell>
          <table:table-cell table:formula="of:=IF([.E785]-[.B785]=0;0;1)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1000" calcext:value-type="float">
            <text:p>1000</text:p>
          </table:table-cell>
          <table:table-cell office:value-type="float" office:value="1873144000" calcext:value-type="float">
            <text:p>1873144000</text:p>
          </table:table-cell>
          <table:table-cell office:value-type="float" office:value="783" calcext:value-type="float">
            <text:p>783</text:p>
          </table:table-cell>
          <table:table-cell office:value-type="float" office:value="1000" calcext:value-type="float">
            <text:p>1000</text:p>
          </table:table-cell>
          <table:table-cell office:value-type="float" office:value="1809718999" calcext:value-type="float">
            <text:p>1809718999</text:p>
          </table:table-cell>
          <table:table-cell table:formula="of:=IF([.L785]-[.I785]=0;0;1)" office:value-type="float" office:value="0" calcext:value-type="float">
            <text:p>0</text:p>
          </table:table-cell>
          <table:table-cell table:formula="of:=IF([.L785]-[.B7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8936000" calcext:value-type="float">
            <text:p>8936000</text:p>
          </table:table-cell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9033000" calcext:value-type="float">
            <text:p>9033000</text:p>
          </table:table-cell>
          <table:table-cell table:formula="of:=IF([.E786]-[.B786]=0;0;1)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8036000" calcext:value-type="float">
            <text:p>8036000</text:p>
          </table:table-cell>
          <table:table-cell office:value-type="float" office:value="784" calcext:value-type="float">
            <text:p>784</text:p>
          </table:table-cell>
          <table:table-cell office:value-type="float" office:value="1000" calcext:value-type="float">
            <text:p>1000</text:p>
          </table:table-cell>
          <table:table-cell office:value-type="float" office:value="8178999" calcext:value-type="float">
            <text:p>8178999</text:p>
          </table:table-cell>
          <table:table-cell table:formula="of:=IF([.L786]-[.I786]=0;0;1)" office:value-type="float" office:value="0" calcext:value-type="float">
            <text:p>0</text:p>
          </table:table-cell>
          <table:table-cell table:formula="of:=IF([.L786]-[.B7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00" calcext:value-type="float">
            <text:p>1000</text:p>
          </table:table-cell>
          <table:table-cell office:value-type="float" office:value="11649999" calcext:value-type="float">
            <text:p>11649999</text:p>
          </table:table-cell>
          <table:table-cell office:value-type="float" office:value="785" calcext:value-type="float">
            <text:p>785</text:p>
          </table:table-cell>
          <table:table-cell office:value-type="float" office:value="1000" calcext:value-type="float">
            <text:p>1000</text:p>
          </table:table-cell>
          <table:table-cell office:value-type="float" office:value="11796000" calcext:value-type="float">
            <text:p>11796000</text:p>
          </table:table-cell>
          <table:table-cell table:formula="of:=IF([.E787]-[.B787]=0;0;1)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1000" calcext:value-type="float">
            <text:p>1000</text:p>
          </table:table-cell>
          <table:table-cell office:value-type="float" office:value="11313000" calcext:value-type="float">
            <text:p>11313000</text:p>
          </table:table-cell>
          <table:table-cell office:value-type="float" office:value="785" calcext:value-type="float">
            <text:p>785</text:p>
          </table:table-cell>
          <table:table-cell office:value-type="float" office:value="1000" calcext:value-type="float">
            <text:p>1000</text:p>
          </table:table-cell>
          <table:table-cell office:value-type="float" office:value="11859000" calcext:value-type="float">
            <text:p>11859000</text:p>
          </table:table-cell>
          <table:table-cell table:formula="of:=IF([.L787]-[.I787]=0;0;1)" office:value-type="float" office:value="0" calcext:value-type="float">
            <text:p>0</text:p>
          </table:table-cell>
          <table:table-cell table:formula="of:=IF([.L787]-[.B7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11493999" calcext:value-type="float">
            <text:p>11493999</text:p>
          </table:table-cell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11548000" calcext:value-type="float">
            <text:p>11548000</text:p>
          </table:table-cell>
          <table:table-cell table:formula="of:=IF([.E788]-[.B788]=0;0;1)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10886000" calcext:value-type="float">
            <text:p>10886000</text:p>
          </table:table-cell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11696999" calcext:value-type="float">
            <text:p>11696999</text:p>
          </table:table-cell>
          <table:table-cell table:formula="of:=IF([.L788]-[.I788]=0;0;1)" office:value-type="float" office:value="0" calcext:value-type="float">
            <text:p>0</text:p>
          </table:table-cell>
          <table:table-cell table:formula="of:=IF([.L788]-[.B7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8766999" calcext:value-type="float">
            <text:p>8766999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8846999" calcext:value-type="float">
            <text:p>8846999</text:p>
          </table:table-cell>
          <table:table-cell table:formula="of:=IF([.E789]-[.B789]=0;0;1)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10296000" calcext:value-type="float">
            <text:p>10296000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11404000" calcext:value-type="float">
            <text:p>11404000</text:p>
          </table:table-cell>
          <table:table-cell table:formula="of:=IF([.L789]-[.I789]=0;0;1)" office:value-type="float" office:value="0" calcext:value-type="float">
            <text:p>0</text:p>
          </table:table-cell>
          <table:table-cell table:formula="of:=IF([.L789]-[.B7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 office:value-type="float" office:value="6638000" calcext:value-type="float">
            <text:p>6638000</text:p>
          </table:table-cell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 office:value-type="float" office:value="6737000" calcext:value-type="float">
            <text:p>6737000</text:p>
          </table:table-cell>
          <table:table-cell table:formula="of:=IF([.E790]-[.B790]=0;0;1)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 office:value-type="float" office:value="7979999" calcext:value-type="float">
            <text:p>7979999</text:p>
          </table:table-cell>
          <table:table-cell office:value-type="float" office:value="788" calcext:value-type="float">
            <text:p>788</text:p>
          </table:table-cell>
          <table:table-cell office:value-type="float" office:value="1000" calcext:value-type="float">
            <text:p>1000</text:p>
          </table:table-cell>
          <table:table-cell office:value-type="float" office:value="8133000" calcext:value-type="float">
            <text:p>8133000</text:p>
          </table:table-cell>
          <table:table-cell table:formula="of:=IF([.L790]-[.I790]=0;0;1)" office:value-type="float" office:value="0" calcext:value-type="float">
            <text:p>0</text:p>
          </table:table-cell>
          <table:table-cell table:formula="of:=IF([.L790]-[.B7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office:value-type="float" office:value="14211000" calcext:value-type="float">
            <text:p>14211000</text:p>
          </table:table-cell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office:value-type="float" office:value="14282000" calcext:value-type="float">
            <text:p>14282000</text:p>
          </table:table-cell>
          <table:table-cell table:formula="of:=IF([.E791]-[.B791]=0;0;1)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office:value-type="float" office:value="15205999" calcext:value-type="float">
            <text:p>15205999</text:p>
          </table:table-cell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office:value-type="float" office:value="17906000" calcext:value-type="float">
            <text:p>17906000</text:p>
          </table:table-cell>
          <table:table-cell table:formula="of:=IF([.L791]-[.I791]=0;0;1)" office:value-type="float" office:value="0" calcext:value-type="float">
            <text:p>0</text:p>
          </table:table-cell>
          <table:table-cell table:formula="of:=IF([.L791]-[.B7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13699999" calcext:value-type="float">
            <text:p>13699999</text:p>
          </table:table-cell>
          <table:table-cell table:formula="of:=IF([.E792]-[.B792]=0;0;1)"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14001000" calcext:value-type="float">
            <text:p>14001000</text:p>
          </table:table-cell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17883000" calcext:value-type="float">
            <text:p>17883000</text:p>
          </table:table-cell>
          <table:table-cell table:formula="of:=IF([.L792]-[.I792]=0;0;1)" office:value-type="float" office:value="0" calcext:value-type="float">
            <text:p>0</text:p>
          </table:table-cell>
          <table:table-cell table:formula="of:=IF([.L792]-[.B7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9332000" calcext:value-type="float">
            <text:p>9332000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9430000" calcext:value-type="float">
            <text:p>9430000</text:p>
          </table:table-cell>
          <table:table-cell table:formula="of:=IF([.E793]-[.B793]=0;0;1)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20362000" calcext:value-type="float">
            <text:p>20362000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19993000" calcext:value-type="float">
            <text:p>19993000</text:p>
          </table:table-cell>
          <table:table-cell table:formula="of:=IF([.L793]-[.I793]=0;0;1)" office:value-type="float" office:value="0" calcext:value-type="float">
            <text:p>0</text:p>
          </table:table-cell>
          <table:table-cell table:formula="of:=IF([.L793]-[.B7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10007000" calcext:value-type="float">
            <text:p>10007000</text:p>
          </table:table-cell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10102000" calcext:value-type="float">
            <text:p>10102000</text:p>
          </table:table-cell>
          <table:table-cell table:formula="of:=IF([.E794]-[.B794]=0;0;1)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6424000" calcext:value-type="float">
            <text:p>6424000</text:p>
          </table:table-cell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6519000" calcext:value-type="float">
            <text:p>6519000</text:p>
          </table:table-cell>
          <table:table-cell table:formula="of:=IF([.L794]-[.I794]=0;0;1)" office:value-type="float" office:value="0" calcext:value-type="float">
            <text:p>0</text:p>
          </table:table-cell>
          <table:table-cell table:formula="of:=IF([.L794]-[.B7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1506999" calcext:value-type="float">
            <text:p>1506999</text:p>
          </table:table-cell>
          <table:table-cell table:formula="of:=IF([.E795]-[.B795]=0;0;1)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1751999" calcext:value-type="float">
            <text:p>1751999</text:p>
          </table:table-cell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1726000" calcext:value-type="float">
            <text:p>1726000</text:p>
          </table:table-cell>
          <table:table-cell table:formula="of:=IF([.L795]-[.I795]=0;0;1)" office:value-type="float" office:value="0" calcext:value-type="float">
            <text:p>0</text:p>
          </table:table-cell>
          <table:table-cell table:formula="of:=IF([.L795]-[.B7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00" calcext:value-type="float">
            <text:p>1000</text:p>
          </table:table-cell>
          <table:table-cell office:value-type="float" office:value="10025000" calcext:value-type="float">
            <text:p>10025000</text:p>
          </table:table-cell>
          <table:table-cell office:value-type="float" office:value="794" calcext:value-type="float">
            <text:p>794</text:p>
          </table:table-cell>
          <table:table-cell office:value-type="float" office:value="1000" calcext:value-type="float">
            <text:p>1000</text:p>
          </table:table-cell>
          <table:table-cell office:value-type="float" office:value="10114999" calcext:value-type="float">
            <text:p>10114999</text:p>
          </table:table-cell>
          <table:table-cell table:formula="of:=IF([.E796]-[.B796]=0;0;1)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1000" calcext:value-type="float">
            <text:p>1000</text:p>
          </table:table-cell>
          <table:table-cell office:value-type="float" office:value="6849999" calcext:value-type="float">
            <text:p>6849999</text:p>
          </table:table-cell>
          <table:table-cell office:value-type="float" office:value="794" calcext:value-type="float">
            <text:p>794</text:p>
          </table:table-cell>
          <table:table-cell office:value-type="float" office:value="1000" calcext:value-type="float">
            <text:p>1000</text:p>
          </table:table-cell>
          <table:table-cell office:value-type="float" office:value="6757000" calcext:value-type="float">
            <text:p>6757000</text:p>
          </table:table-cell>
          <table:table-cell table:formula="of:=IF([.L796]-[.I796]=0;0;1)" office:value-type="float" office:value="0" calcext:value-type="float">
            <text:p>0</text:p>
          </table:table-cell>
          <table:table-cell table:formula="of:=IF([.L796]-[.B7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9635000" calcext:value-type="float">
            <text:p>9635000</text:p>
          </table:table-cell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9776000" calcext:value-type="float">
            <text:p>9776000</text:p>
          </table:table-cell>
          <table:table-cell table:formula="of:=IF([.E797]-[.B797]=0;0;1)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8815000" calcext:value-type="float">
            <text:p>8815000</text:p>
          </table:table-cell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9181000" calcext:value-type="float">
            <text:p>9181000</text:p>
          </table:table-cell>
          <table:table-cell table:formula="of:=IF([.L797]-[.I797]=0;0;1)" office:value-type="float" office:value="0" calcext:value-type="float">
            <text:p>0</text:p>
          </table:table-cell>
          <table:table-cell table:formula="of:=IF([.L797]-[.B7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5602999" calcext:value-type="float">
            <text:p>5602999</text:p>
          </table:table-cell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5588999" calcext:value-type="float">
            <text:p>5588999</text:p>
          </table:table-cell>
          <table:table-cell table:formula="of:=IF([.E798]-[.B798]=0;0;1)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5961999" calcext:value-type="float">
            <text:p>5961999</text:p>
          </table:table-cell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6756000" calcext:value-type="float">
            <text:p>6756000</text:p>
          </table:table-cell>
          <table:table-cell table:formula="of:=IF([.L798]-[.I798]=0;0;1)" office:value-type="float" office:value="0" calcext:value-type="float">
            <text:p>0</text:p>
          </table:table-cell>
          <table:table-cell table:formula="of:=IF([.L798]-[.B7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7541999" calcext:value-type="float">
            <text:p>7541999</text:p>
          </table:table-cell>
          <table:table-cell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7617000" calcext:value-type="float">
            <text:p>7617000</text:p>
          </table:table-cell>
          <table:table-cell table:formula="of:=IF([.E799]-[.B799]=0;0;1)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7130999" calcext:value-type="float">
            <text:p>7130999</text:p>
          </table:table-cell>
          <table:table-cell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7358000" calcext:value-type="float">
            <text:p>7358000</text:p>
          </table:table-cell>
          <table:table-cell table:formula="of:=IF([.L799]-[.I799]=0;0;1)" office:value-type="float" office:value="0" calcext:value-type="float">
            <text:p>0</text:p>
          </table:table-cell>
          <table:table-cell table:formula="of:=IF([.L799]-[.B7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5968999" calcext:value-type="float">
            <text:p>5968999</text:p>
          </table:table-cell>
          <table:table-cell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6031000" calcext:value-type="float">
            <text:p>6031000</text:p>
          </table:table-cell>
          <table:table-cell table:formula="of:=IF([.E800]-[.B800]=0;0;1)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5881000" calcext:value-type="float">
            <text:p>5881000</text:p>
          </table:table-cell>
          <table:table-cell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6053999" calcext:value-type="float">
            <text:p>6053999</text:p>
          </table:table-cell>
          <table:table-cell table:formula="of:=IF([.L800]-[.I800]=0;0;1)" office:value-type="float" office:value="0" calcext:value-type="float">
            <text:p>0</text:p>
          </table:table-cell>
          <table:table-cell table:formula="of:=IF([.L800]-[.B8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00" calcext:value-type="float">
            <text:p>1000</text:p>
          </table:table-cell>
          <table:table-cell office:value-type="float" office:value="9143000" calcext:value-type="float">
            <text:p>9143000</text:p>
          </table:table-cell>
          <table:table-cell office:value-type="float" office:value="799" calcext:value-type="float">
            <text:p>799</text:p>
          </table:table-cell>
          <table:table-cell office:value-type="float" office:value="1000" calcext:value-type="float">
            <text:p>1000</text:p>
          </table:table-cell>
          <table:table-cell office:value-type="float" office:value="9289000" calcext:value-type="float">
            <text:p>9289000</text:p>
          </table:table-cell>
          <table:table-cell table:formula="of:=IF([.E801]-[.B801]=0;0;1)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000" calcext:value-type="float">
            <text:p>1000</text:p>
          </table:table-cell>
          <table:table-cell office:value-type="float" office:value="8730000" calcext:value-type="float">
            <text:p>8730000</text:p>
          </table:table-cell>
          <table:table-cell office:value-type="float" office:value="799" calcext:value-type="float">
            <text:p>799</text:p>
          </table:table-cell>
          <table:table-cell office:value-type="float" office:value="1000" calcext:value-type="float">
            <text:p>1000</text:p>
          </table:table-cell>
          <table:table-cell office:value-type="float" office:value="8916000" calcext:value-type="float">
            <text:p>8916000</text:p>
          </table:table-cell>
          <table:table-cell table:formula="of:=IF([.L801]-[.I801]=0;0;1)" office:value-type="float" office:value="0" calcext:value-type="float">
            <text:p>0</text:p>
          </table:table-cell>
          <table:table-cell table:formula="of:=IF([.L801]-[.B8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080000" calcext:value-type="float">
            <text:p>30800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140000" calcext:value-type="float">
            <text:p>3140000</text:p>
          </table:table-cell>
          <table:table-cell table:formula="of:=IF([.E802]-[.B802]=0;0;1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3555000" calcext:value-type="float">
            <text:p>35550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4264000" calcext:value-type="float">
            <text:p>4264000</text:p>
          </table:table-cell>
          <table:table-cell table:formula="of:=IF([.L802]-[.I802]=0;0;1)" office:value-type="float" office:value="0" calcext:value-type="float">
            <text:p>0</text:p>
          </table:table-cell>
          <table:table-cell table:formula="of:=IF([.L802]-[.B8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00" calcext:value-type="float">
            <text:p>1000</text:p>
          </table:table-cell>
          <table:table-cell office:value-type="float" office:value="11255999" calcext:value-type="float">
            <text:p>11255999</text:p>
          </table:table-cell>
          <table:table-cell office:value-type="float" office:value="801" calcext:value-type="float">
            <text:p>801</text:p>
          </table:table-cell>
          <table:table-cell office:value-type="float" office:value="1000" calcext:value-type="float">
            <text:p>1000</text:p>
          </table:table-cell>
          <table:table-cell office:value-type="float" office:value="11363000" calcext:value-type="float">
            <text:p>11363000</text:p>
          </table:table-cell>
          <table:table-cell table:formula="of:=IF([.E803]-[.B803]=0;0;1)"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1000" calcext:value-type="float">
            <text:p>1000</text:p>
          </table:table-cell>
          <table:table-cell office:value-type="float" office:value="12721999" calcext:value-type="float">
            <text:p>12721999</text:p>
          </table:table-cell>
          <table:table-cell office:value-type="float" office:value="801" calcext:value-type="float">
            <text:p>801</text:p>
          </table:table-cell>
          <table:table-cell office:value-type="float" office:value="1000" calcext:value-type="float">
            <text:p>1000</text:p>
          </table:table-cell>
          <table:table-cell office:value-type="float" office:value="13597000" calcext:value-type="float">
            <text:p>13597000</text:p>
          </table:table-cell>
          <table:table-cell table:formula="of:=IF([.L803]-[.I803]=0;0;1)" office:value-type="float" office:value="0" calcext:value-type="float">
            <text:p>0</text:p>
          </table:table-cell>
          <table:table-cell table:formula="of:=IF([.L803]-[.B8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378000" calcext:value-type="float">
            <text:p>378000</text:p>
          </table:table-cell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377000" calcext:value-type="float">
            <text:p>377000</text:p>
          </table:table-cell>
          <table:table-cell table:formula="of:=IF([.E804]-[.B804]=0;0;1)"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426000" calcext:value-type="float">
            <text:p>426000</text:p>
          </table:table-cell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446000" calcext:value-type="float">
            <text:p>446000</text:p>
          </table:table-cell>
          <table:table-cell table:formula="of:=IF([.L804]-[.I804]=0;0;1)" office:value-type="float" office:value="0" calcext:value-type="float">
            <text:p>0</text:p>
          </table:table-cell>
          <table:table-cell table:formula="of:=IF([.L804]-[.B8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558000" calcext:value-type="float">
            <text:p>558000</text:p>
          </table:table-cell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567999" calcext:value-type="float">
            <text:p>567999</text:p>
          </table:table-cell>
          <table:table-cell table:formula="of:=IF([.E805]-[.B805]=0;0;1)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605000" calcext:value-type="float">
            <text:p>605000</text:p>
          </table:table-cell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649000" calcext:value-type="float">
            <text:p>649000</text:p>
          </table:table-cell>
          <table:table-cell table:formula="of:=IF([.L805]-[.I805]=0;0;1)" office:value-type="float" office:value="0" calcext:value-type="float">
            <text:p>0</text:p>
          </table:table-cell>
          <table:table-cell table:formula="of:=IF([.L805]-[.B8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296000" calcext:value-type="float">
            <text:p>296000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306000" calcext:value-type="float">
            <text:p>306000</text:p>
          </table:table-cell>
          <table:table-cell table:formula="of:=IF([.E806]-[.B806]=0;0;1)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339999" calcext:value-type="float">
            <text:p>339999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339000" calcext:value-type="float">
            <text:p>339000</text:p>
          </table:table-cell>
          <table:table-cell table:formula="of:=IF([.L806]-[.I806]=0;0;1)" office:value-type="float" office:value="0" calcext:value-type="float">
            <text:p>0</text:p>
          </table:table-cell>
          <table:table-cell table:formula="of:=IF([.L806]-[.B8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00" calcext:value-type="float">
            <text:p>1000</text:p>
          </table:table-cell>
          <table:table-cell office:value-type="float" office:value="9975000" calcext:value-type="float">
            <text:p>9975000</text:p>
          </table:table-cell>
          <table:table-cell office:value-type="float" office:value="805" calcext:value-type="float">
            <text:p>805</text:p>
          </table:table-cell>
          <table:table-cell office:value-type="float" office:value="1000" calcext:value-type="float">
            <text:p>1000</text:p>
          </table:table-cell>
          <table:table-cell office:value-type="float" office:value="10178000" calcext:value-type="float">
            <text:p>10178000</text:p>
          </table:table-cell>
          <table:table-cell table:formula="of:=IF([.E807]-[.B807]=0;0;1)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1000" calcext:value-type="float">
            <text:p>1000</text:p>
          </table:table-cell>
          <table:table-cell office:value-type="float" office:value="9890000" calcext:value-type="float">
            <text:p>9890000</text:p>
          </table:table-cell>
          <table:table-cell office:value-type="float" office:value="805" calcext:value-type="float">
            <text:p>805</text:p>
          </table:table-cell>
          <table:table-cell office:value-type="float" office:value="1000" calcext:value-type="float">
            <text:p>1000</text:p>
          </table:table-cell>
          <table:table-cell office:value-type="float" office:value="10688000" calcext:value-type="float">
            <text:p>10688000</text:p>
          </table:table-cell>
          <table:table-cell table:formula="of:=IF([.L807]-[.I807]=0;0;1)" office:value-type="float" office:value="0" calcext:value-type="float">
            <text:p>0</text:p>
          </table:table-cell>
          <table:table-cell table:formula="of:=IF([.L807]-[.B8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1322000" calcext:value-type="float">
            <text:p>1322000</text:p>
          </table:table-cell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1333000" calcext:value-type="float">
            <text:p>1333000</text:p>
          </table:table-cell>
          <table:table-cell table:formula="of:=IF([.E808]-[.B808]=0;0;1)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1638000" calcext:value-type="float">
            <text:p>1638000</text:p>
          </table:table-cell>
          <table:table-cell table:formula="of:=IF([.L808]-[.I808]=0;0;1)" office:value-type="float" office:value="0" calcext:value-type="float">
            <text:p>0</text:p>
          </table:table-cell>
          <table:table-cell table:formula="of:=IF([.L808]-[.B8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9602000" calcext:value-type="float">
            <text:p>9602000</text:p>
          </table:table-cell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9843000" calcext:value-type="float">
            <text:p>9843000</text:p>
          </table:table-cell>
          <table:table-cell table:formula="of:=IF([.E809]-[.B809]=0;0;1)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10060000" calcext:value-type="float">
            <text:p>10060000</text:p>
          </table:table-cell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11261000" calcext:value-type="float">
            <text:p>11261000</text:p>
          </table:table-cell>
          <table:table-cell table:formula="of:=IF([.L809]-[.I809]=0;0;1)" office:value-type="float" office:value="0" calcext:value-type="float">
            <text:p>0</text:p>
          </table:table-cell>
          <table:table-cell table:formula="of:=IF([.L809]-[.B8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8811000" calcext:value-type="float">
            <text:p>8811000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9009000" calcext:value-type="float">
            <text:p>9009000</text:p>
          </table:table-cell>
          <table:table-cell table:formula="of:=IF([.E810]-[.B810]=0;0;1)"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2664316000" calcext:value-type="float">
            <text:p>2664316000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2534608999" calcext:value-type="float">
            <text:p>2534608999</text:p>
          </table:table-cell>
          <table:table-cell table:formula="of:=IF([.L810]-[.I810]=0;0;1)" office:value-type="float" office:value="0" calcext:value-type="float">
            <text:p>0</text:p>
          </table:table-cell>
          <table:table-cell table:formula="of:=IF([.L810]-[.B8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603000" calcext:value-type="float">
            <text:p>603000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606000" calcext:value-type="float">
            <text:p>606000</text:p>
          </table:table-cell>
          <table:table-cell table:formula="of:=IF([.E811]-[.B811]=0;0;1)"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815000" calcext:value-type="float">
            <text:p>815000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857999" calcext:value-type="float">
            <text:p>857999</text:p>
          </table:table-cell>
          <table:table-cell table:formula="of:=IF([.L811]-[.I811]=0;0;1)" office:value-type="float" office:value="0" calcext:value-type="float">
            <text:p>0</text:p>
          </table:table-cell>
          <table:table-cell table:formula="of:=IF([.L811]-[.B8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12962000" calcext:value-type="float">
            <text:p>1296200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13212000" calcext:value-type="float">
            <text:p>13212000</text:p>
          </table:table-cell>
          <table:table-cell table:formula="of:=IF([.E812]-[.B812]=0;0;1)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14709000" calcext:value-type="float">
            <text:p>1470900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16894000" calcext:value-type="float">
            <text:p>16894000</text:p>
          </table:table-cell>
          <table:table-cell table:formula="of:=IF([.L812]-[.I812]=0;0;1)" office:value-type="float" office:value="0" calcext:value-type="float">
            <text:p>0</text:p>
          </table:table-cell>
          <table:table-cell table:formula="of:=IF([.L812]-[.B8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00" calcext:value-type="float">
            <text:p>1000</text:p>
          </table:table-cell>
          <table:table-cell office:value-type="float" office:value="11028999" calcext:value-type="float">
            <text:p>11028999</text:p>
          </table:table-cell>
          <table:table-cell office:value-type="float" office:value="811" calcext:value-type="float">
            <text:p>811</text:p>
          </table:table-cell>
          <table:table-cell office:value-type="float" office:value="1000" calcext:value-type="float">
            <text:p>1000</text:p>
          </table:table-cell>
          <table:table-cell office:value-type="float" office:value="11304000" calcext:value-type="float">
            <text:p>11304000</text:p>
          </table:table-cell>
          <table:table-cell table:formula="of:=IF([.E813]-[.B813]=0;0;1)"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1000" calcext:value-type="float">
            <text:p>1000</text:p>
          </table:table-cell>
          <table:table-cell office:value-type="float" office:value="12267000" calcext:value-type="float">
            <text:p>12267000</text:p>
          </table:table-cell>
          <table:table-cell office:value-type="float" office:value="811" calcext:value-type="float">
            <text:p>811</text:p>
          </table:table-cell>
          <table:table-cell office:value-type="float" office:value="1000" calcext:value-type="float">
            <text:p>1000</text:p>
          </table:table-cell>
          <table:table-cell office:value-type="float" office:value="13671000" calcext:value-type="float">
            <text:p>13671000</text:p>
          </table:table-cell>
          <table:table-cell table:formula="of:=IF([.L813]-[.I813]=0;0;1)" office:value-type="float" office:value="0" calcext:value-type="float">
            <text:p>0</text:p>
          </table:table-cell>
          <table:table-cell table:formula="of:=IF([.L813]-[.B8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441999" calcext:value-type="float">
            <text:p>441999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443000" calcext:value-type="float">
            <text:p>443000</text:p>
          </table:table-cell>
          <table:table-cell table:formula="of:=IF([.E814]-[.B814]=0;0;1)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283999" calcext:value-type="float">
            <text:p>283999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472000" calcext:value-type="float">
            <text:p>472000</text:p>
          </table:table-cell>
          <table:table-cell table:formula="of:=IF([.L814]-[.I814]=0;0;1)" office:value-type="float" office:value="0" calcext:value-type="float">
            <text:p>0</text:p>
          </table:table-cell>
          <table:table-cell table:formula="of:=IF([.L814]-[.B8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424000" calcext:value-type="float">
            <text:p>424000</text:p>
          </table:table-cell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437000" calcext:value-type="float">
            <text:p>437000</text:p>
          </table:table-cell>
          <table:table-cell table:formula="of:=IF([.E815]-[.B815]=0;0;1)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509000" calcext:value-type="float">
            <text:p>509000</text:p>
          </table:table-cell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549000" calcext:value-type="float">
            <text:p>549000</text:p>
          </table:table-cell>
          <table:table-cell table:formula="of:=IF([.L815]-[.I815]=0;0;1)" office:value-type="float" office:value="0" calcext:value-type="float">
            <text:p>0</text:p>
          </table:table-cell>
          <table:table-cell table:formula="of:=IF([.L815]-[.B8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21999" calcext:value-type="float">
            <text:p>321999</text:p>
          </table:table-cell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63000" calcext:value-type="float">
            <text:p>363000</text:p>
          </table:table-cell>
          <table:table-cell table:formula="of:=IF([.E816]-[.B816]=0;0;1)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66000" calcext:value-type="float">
            <text:p>366000</text:p>
          </table:table-cell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92999" calcext:value-type="float">
            <text:p>392999</text:p>
          </table:table-cell>
          <table:table-cell table:formula="of:=IF([.L816]-[.I816]=0;0;1)" office:value-type="float" office:value="0" calcext:value-type="float">
            <text:p>0</text:p>
          </table:table-cell>
          <table:table-cell table:formula="of:=IF([.L816]-[.B8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00" calcext:value-type="float">
            <text:p>1000</text:p>
          </table:table-cell>
          <table:table-cell office:value-type="float" office:value="11739000" calcext:value-type="float">
            <text:p>11739000</text:p>
          </table:table-cell>
          <table:table-cell office:value-type="float" office:value="815" calcext:value-type="float">
            <text:p>815</text:p>
          </table:table-cell>
          <table:table-cell office:value-type="float" office:value="1000" calcext:value-type="float">
            <text:p>1000</text:p>
          </table:table-cell>
          <table:table-cell office:value-type="float" office:value="11994999" calcext:value-type="float">
            <text:p>11994999</text:p>
          </table:table-cell>
          <table:table-cell table:formula="of:=IF([.E817]-[.B817]=0;0;1)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0" calcext:value-type="float">
            <text:p>1000</text:p>
          </table:table-cell>
          <table:table-cell office:value-type="float" office:value="12457999" calcext:value-type="float">
            <text:p>12457999</text:p>
          </table:table-cell>
          <table:table-cell office:value-type="float" office:value="815" calcext:value-type="float">
            <text:p>815</text:p>
          </table:table-cell>
          <table:table-cell office:value-type="float" office:value="1000" calcext:value-type="float">
            <text:p>1000</text:p>
          </table:table-cell>
          <table:table-cell office:value-type="float" office:value="14114000" calcext:value-type="float">
            <text:p>14114000</text:p>
          </table:table-cell>
          <table:table-cell table:formula="of:=IF([.L817]-[.I817]=0;0;1)" office:value-type="float" office:value="0" calcext:value-type="float">
            <text:p>0</text:p>
          </table:table-cell>
          <table:table-cell table:formula="of:=IF([.L817]-[.B8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00" calcext:value-type="float">
            <text:p>1000</text:p>
          </table:table-cell>
          <table:table-cell office:value-type="float" office:value="9573000" calcext:value-type="float">
            <text:p>9573000</text:p>
          </table:table-cell>
          <table:table-cell office:value-type="float" office:value="816" calcext:value-type="float">
            <text:p>816</text:p>
          </table:table-cell>
          <table:table-cell office:value-type="float" office:value="1000" calcext:value-type="float">
            <text:p>1000</text:p>
          </table:table-cell>
          <table:table-cell office:value-type="float" office:value="9700000" calcext:value-type="float">
            <text:p>9700000</text:p>
          </table:table-cell>
          <table:table-cell table:formula="of:=IF([.E818]-[.B818]=0;0;1)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1000" calcext:value-type="float">
            <text:p>1000</text:p>
          </table:table-cell>
          <table:table-cell office:value-type="float" office:value="9497000" calcext:value-type="float">
            <text:p>9497000</text:p>
          </table:table-cell>
          <table:table-cell office:value-type="float" office:value="816" calcext:value-type="float">
            <text:p>816</text:p>
          </table:table-cell>
          <table:table-cell office:value-type="float" office:value="1000" calcext:value-type="float">
            <text:p>1000</text:p>
          </table:table-cell>
          <table:table-cell office:value-type="float" office:value="9467000" calcext:value-type="float">
            <text:p>9467000</text:p>
          </table:table-cell>
          <table:table-cell table:formula="of:=IF([.L818]-[.I818]=0;0;1)" office:value-type="float" office:value="0" calcext:value-type="float">
            <text:p>0</text:p>
          </table:table-cell>
          <table:table-cell table:formula="of:=IF([.L818]-[.B8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14221000" calcext:value-type="float">
            <text:p>14221000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14404000" calcext:value-type="float">
            <text:p>14404000</text:p>
          </table:table-cell>
          <table:table-cell table:formula="of:=IF([.E819]-[.B819]=0;0;1)"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7693999" calcext:value-type="float">
            <text:p>7693999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7718999" calcext:value-type="float">
            <text:p>7718999</text:p>
          </table:table-cell>
          <table:table-cell table:formula="of:=IF([.L819]-[.I819]=0;0;1)" office:value-type="float" office:value="0" calcext:value-type="float">
            <text:p>0</text:p>
          </table:table-cell>
          <table:table-cell table:formula="of:=IF([.L819]-[.B8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16583999" calcext:value-type="float">
            <text:p>16583999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16860999" calcext:value-type="float">
            <text:p>16860999</text:p>
          </table:table-cell>
          <table:table-cell table:formula="of:=IF([.E820]-[.B820]=0;0;1)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17034999" calcext:value-type="float">
            <text:p>17034999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18890999" calcext:value-type="float">
            <text:p>18890999</text:p>
          </table:table-cell>
          <table:table-cell table:formula="of:=IF([.L820]-[.I820]=0;0;1)" office:value-type="float" office:value="0" calcext:value-type="float">
            <text:p>0</text:p>
          </table:table-cell>
          <table:table-cell table:formula="of:=IF([.L820]-[.B8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7396000" calcext:value-type="float">
            <text:p>7396000</text:p>
          </table:table-cell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7602999" calcext:value-type="float">
            <text:p>7602999</text:p>
          </table:table-cell>
          <table:table-cell table:formula="of:=IF([.E821]-[.B821]=0;0;1)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36264000" calcext:value-type="float">
            <text:p>36264000</text:p>
          </table:table-cell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35865999" calcext:value-type="float">
            <text:p>35865999</text:p>
          </table:table-cell>
          <table:table-cell table:formula="of:=IF([.L821]-[.I821]=0;0;1)" office:value-type="float" office:value="0" calcext:value-type="float">
            <text:p>0</text:p>
          </table:table-cell>
          <table:table-cell table:formula="of:=IF([.L821]-[.B8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00" calcext:value-type="float">
            <text:p>1000</text:p>
          </table:table-cell>
          <table:table-cell office:value-type="float" office:value="6559000" calcext:value-type="float">
            <text:p>6559000</text:p>
          </table:table-cell>
          <table:table-cell office:value-type="float" office:value="820" calcext:value-type="float">
            <text:p>820</text:p>
          </table:table-cell>
          <table:table-cell office:value-type="float" office:value="1000" calcext:value-type="float">
            <text:p>1000</text:p>
          </table:table-cell>
          <table:table-cell office:value-type="float" office:value="6578000" calcext:value-type="float">
            <text:p>6578000</text:p>
          </table:table-cell>
          <table:table-cell table:formula="of:=IF([.E822]-[.B822]=0;0;1)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000" calcext:value-type="float">
            <text:p>1000</text:p>
          </table:table-cell>
          <table:table-cell office:value-type="float" office:value="198488000" calcext:value-type="float">
            <text:p>198488000</text:p>
          </table:table-cell>
          <table:table-cell office:value-type="float" office:value="820" calcext:value-type="float">
            <text:p>820</text:p>
          </table:table-cell>
          <table:table-cell office:value-type="float" office:value="1000" calcext:value-type="float">
            <text:p>1000</text:p>
          </table:table-cell>
          <table:table-cell office:value-type="float" office:value="194869000" calcext:value-type="float">
            <text:p>194869000</text:p>
          </table:table-cell>
          <table:table-cell table:formula="of:=IF([.L822]-[.I822]=0;0;1)" office:value-type="float" office:value="0" calcext:value-type="float">
            <text:p>0</text:p>
          </table:table-cell>
          <table:table-cell table:formula="of:=IF([.L822]-[.B8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00" calcext:value-type="float">
            <text:p>1000</text:p>
          </table:table-cell>
          <table:table-cell office:value-type="float" office:value="14353999" calcext:value-type="float">
            <text:p>14353999</text:p>
          </table:table-cell>
          <table:table-cell office:value-type="float" office:value="821" calcext:value-type="float">
            <text:p>821</text:p>
          </table:table-cell>
          <table:table-cell office:value-type="float" office:value="1000" calcext:value-type="float">
            <text:p>1000</text:p>
          </table:table-cell>
          <table:table-cell office:value-type="float" office:value="14547000" calcext:value-type="float">
            <text:p>14547000</text:p>
          </table:table-cell>
          <table:table-cell table:formula="of:=IF([.E823]-[.B823]=0;0;1)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1000" calcext:value-type="float">
            <text:p>1000</text:p>
          </table:table-cell>
          <table:table-cell office:value-type="float" office:value="8421000" calcext:value-type="float">
            <text:p>8421000</text:p>
          </table:table-cell>
          <table:table-cell office:value-type="float" office:value="821" calcext:value-type="float">
            <text:p>821</text:p>
          </table:table-cell>
          <table:table-cell office:value-type="float" office:value="1000" calcext:value-type="float">
            <text:p>1000</text:p>
          </table:table-cell>
          <table:table-cell office:value-type="float" office:value="8700000" calcext:value-type="float">
            <text:p>8700000</text:p>
          </table:table-cell>
          <table:table-cell table:formula="of:=IF([.L823]-[.I823]=0;0;1)" office:value-type="float" office:value="0" calcext:value-type="float">
            <text:p>0</text:p>
          </table:table-cell>
          <table:table-cell table:formula="of:=IF([.L823]-[.B8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00" calcext:value-type="float">
            <text:p>1000</text:p>
          </table:table-cell>
          <table:table-cell office:value-type="float" office:value="13309999" calcext:value-type="float">
            <text:p>13309999</text:p>
          </table:table-cell>
          <table:table-cell office:value-type="float" office:value="822" calcext:value-type="float">
            <text:p>822</text:p>
          </table:table-cell>
          <table:table-cell office:value-type="float" office:value="1000" calcext:value-type="float">
            <text:p>1000</text:p>
          </table:table-cell>
          <table:table-cell office:value-type="float" office:value="13491000" calcext:value-type="float">
            <text:p>13491000</text:p>
          </table:table-cell>
          <table:table-cell table:formula="of:=IF([.E824]-[.B824]=0;0;1)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000" calcext:value-type="float">
            <text:p>1000</text:p>
          </table:table-cell>
          <table:table-cell office:value-type="float" office:value="12393999" calcext:value-type="float">
            <text:p>12393999</text:p>
          </table:table-cell>
          <table:table-cell office:value-type="float" office:value="822" calcext:value-type="float">
            <text:p>822</text:p>
          </table:table-cell>
          <table:table-cell office:value-type="float" office:value="1000" calcext:value-type="float">
            <text:p>1000</text:p>
          </table:table-cell>
          <table:table-cell office:value-type="float" office:value="13697000" calcext:value-type="float">
            <text:p>13697000</text:p>
          </table:table-cell>
          <table:table-cell table:formula="of:=IF([.L824]-[.I824]=0;0;1)" office:value-type="float" office:value="0" calcext:value-type="float">
            <text:p>0</text:p>
          </table:table-cell>
          <table:table-cell table:formula="of:=IF([.L824]-[.B8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2281999" calcext:value-type="float">
            <text:p>2281999</text:p>
          </table:table-cell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2365000" calcext:value-type="float">
            <text:p>2365000</text:p>
          </table:table-cell>
          <table:table-cell table:formula="of:=IF([.E825]-[.B825]=0;0;1)"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2683999" calcext:value-type="float">
            <text:p>2683999</text:p>
          </table:table-cell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2771000" calcext:value-type="float">
            <text:p>2771000</text:p>
          </table:table-cell>
          <table:table-cell table:formula="of:=IF([.L825]-[.I825]=0;0;1)" office:value-type="float" office:value="0" calcext:value-type="float">
            <text:p>0</text:p>
          </table:table-cell>
          <table:table-cell table:formula="of:=IF([.L825]-[.B8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00" calcext:value-type="float">
            <text:p>1000</text:p>
          </table:table-cell>
          <table:table-cell office:value-type="float" office:value="15969000" calcext:value-type="float">
            <text:p>15969000</text:p>
          </table:table-cell>
          <table:table-cell office:value-type="float" office:value="824" calcext:value-type="float">
            <text:p>824</text:p>
          </table:table-cell>
          <table:table-cell office:value-type="float" office:value="1000" calcext:value-type="float">
            <text:p>1000</text:p>
          </table:table-cell>
          <table:table-cell office:value-type="float" office:value="16142999" calcext:value-type="float">
            <text:p>16142999</text:p>
          </table:table-cell>
          <table:table-cell table:formula="of:=IF([.E826]-[.B826]=0;0;1)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1000" calcext:value-type="float">
            <text:p>1000</text:p>
          </table:table-cell>
          <table:table-cell office:value-type="float" office:value="6856999" calcext:value-type="float">
            <text:p>6856999</text:p>
          </table:table-cell>
          <table:table-cell office:value-type="float" office:value="824" calcext:value-type="float">
            <text:p>824</text:p>
          </table:table-cell>
          <table:table-cell office:value-type="float" office:value="1000" calcext:value-type="float">
            <text:p>1000</text:p>
          </table:table-cell>
          <table:table-cell office:value-type="float" office:value="6999999" calcext:value-type="float">
            <text:p>6999999</text:p>
          </table:table-cell>
          <table:table-cell table:formula="of:=IF([.L826]-[.I826]=0;0;1)" office:value-type="float" office:value="0" calcext:value-type="float">
            <text:p>0</text:p>
          </table:table-cell>
          <table:table-cell table:formula="of:=IF([.L826]-[.B8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11637999" calcext:value-type="float">
            <text:p>11637999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11811000" calcext:value-type="float">
            <text:p>11811000</text:p>
          </table:table-cell>
          <table:table-cell table:formula="of:=IF([.E827]-[.B827]=0;0;1)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12477000" calcext:value-type="float">
            <text:p>12477000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13855999" calcext:value-type="float">
            <text:p>13855999</text:p>
          </table:table-cell>
          <table:table-cell table:formula="of:=IF([.L827]-[.I827]=0;0;1)" office:value-type="float" office:value="0" calcext:value-type="float">
            <text:p>0</text:p>
          </table:table-cell>
          <table:table-cell table:formula="of:=IF([.L827]-[.B8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00" calcext:value-type="float">
            <text:p>1000</text:p>
          </table:table-cell>
          <table:table-cell office:value-type="float" office:value="12870999" calcext:value-type="float">
            <text:p>12870999</text:p>
          </table:table-cell>
          <table:table-cell office:value-type="float" office:value="826" calcext:value-type="float">
            <text:p>826</text:p>
          </table:table-cell>
          <table:table-cell office:value-type="float" office:value="1000" calcext:value-type="float">
            <text:p>1000</text:p>
          </table:table-cell>
          <table:table-cell office:value-type="float" office:value="12941000" calcext:value-type="float">
            <text:p>12941000</text:p>
          </table:table-cell>
          <table:table-cell table:formula="of:=IF([.E828]-[.B828]=0;0;1)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1000" calcext:value-type="float">
            <text:p>1000</text:p>
          </table:table-cell>
          <table:table-cell office:value-type="float" office:value="21790000" calcext:value-type="float">
            <text:p>21790000</text:p>
          </table:table-cell>
          <table:table-cell office:value-type="float" office:value="826" calcext:value-type="float">
            <text:p>826</text:p>
          </table:table-cell>
          <table:table-cell office:value-type="float" office:value="1000" calcext:value-type="float">
            <text:p>1000</text:p>
          </table:table-cell>
          <table:table-cell office:value-type="float" office:value="21310000" calcext:value-type="float">
            <text:p>21310000</text:p>
          </table:table-cell>
          <table:table-cell table:formula="of:=IF([.L828]-[.I828]=0;0;1)" office:value-type="float" office:value="0" calcext:value-type="float">
            <text:p>0</text:p>
          </table:table-cell>
          <table:table-cell table:formula="of:=IF([.L828]-[.B8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00" calcext:value-type="float">
            <text:p>1000</text:p>
          </table:table-cell>
          <table:table-cell office:value-type="float" office:value="8910000" calcext:value-type="float">
            <text:p>8910000</text:p>
          </table:table-cell>
          <table:table-cell office:value-type="float" office:value="827" calcext:value-type="float">
            <text:p>827</text:p>
          </table:table-cell>
          <table:table-cell office:value-type="float" office:value="1000" calcext:value-type="float">
            <text:p>1000</text:p>
          </table:table-cell>
          <table:table-cell office:value-type="float" office:value="9049999" calcext:value-type="float">
            <text:p>9049999</text:p>
          </table:table-cell>
          <table:table-cell table:formula="of:=IF([.E829]-[.B829]=0;0;1)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1000" calcext:value-type="float">
            <text:p>1000</text:p>
          </table:table-cell>
          <table:table-cell office:value-type="float" office:value="6751000" calcext:value-type="float">
            <text:p>6751000</text:p>
          </table:table-cell>
          <table:table-cell office:value-type="float" office:value="827" calcext:value-type="float">
            <text:p>827</text:p>
          </table:table-cell>
          <table:table-cell office:value-type="float" office:value="1000" calcext:value-type="float">
            <text:p>1000</text:p>
          </table:table-cell>
          <table:table-cell office:value-type="float" office:value="6938000" calcext:value-type="float">
            <text:p>6938000</text:p>
          </table:table-cell>
          <table:table-cell table:formula="of:=IF([.L829]-[.I829]=0;0;1)" office:value-type="float" office:value="0" calcext:value-type="float">
            <text:p>0</text:p>
          </table:table-cell>
          <table:table-cell table:formula="of:=IF([.L829]-[.B8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00" calcext:value-type="float">
            <text:p>1000</text:p>
          </table:table-cell>
          <table:table-cell office:value-type="float" office:value="11788000" calcext:value-type="float">
            <text:p>11788000</text:p>
          </table:table-cell>
          <table:table-cell office:value-type="float" office:value="828" calcext:value-type="float">
            <text:p>828</text:p>
          </table:table-cell>
          <table:table-cell office:value-type="float" office:value="1000" calcext:value-type="float">
            <text:p>1000</text:p>
          </table:table-cell>
          <table:table-cell office:value-type="float" office:value="11933000" calcext:value-type="float">
            <text:p>11933000</text:p>
          </table:table-cell>
          <table:table-cell table:formula="of:=IF([.E830]-[.B830]=0;0;1)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1000" calcext:value-type="float">
            <text:p>1000</text:p>
          </table:table-cell>
          <table:table-cell office:value-type="float" office:value="10848000" calcext:value-type="float">
            <text:p>10848000</text:p>
          </table:table-cell>
          <table:table-cell office:value-type="float" office:value="828" calcext:value-type="float">
            <text:p>828</text:p>
          </table:table-cell>
          <table:table-cell office:value-type="float" office:value="1000" calcext:value-type="float">
            <text:p>1000</text:p>
          </table:table-cell>
          <table:table-cell office:value-type="float" office:value="11576000" calcext:value-type="float">
            <text:p>11576000</text:p>
          </table:table-cell>
          <table:table-cell table:formula="of:=IF([.L830]-[.I830]=0;0;1)" office:value-type="float" office:value="0" calcext:value-type="float">
            <text:p>0</text:p>
          </table:table-cell>
          <table:table-cell table:formula="of:=IF([.L830]-[.B8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00" calcext:value-type="float">
            <text:p>1000</text:p>
          </table:table-cell>
          <table:table-cell office:value-type="float" office:value="14384999" calcext:value-type="float">
            <text:p>14384999</text:p>
          </table:table-cell>
          <table:table-cell office:value-type="float" office:value="829" calcext:value-type="float">
            <text:p>829</text:p>
          </table:table-cell>
          <table:table-cell office:value-type="float" office:value="1000" calcext:value-type="float">
            <text:p>1000</text:p>
          </table:table-cell>
          <table:table-cell office:value-type="float" office:value="14450000" calcext:value-type="float">
            <text:p>14450000</text:p>
          </table:table-cell>
          <table:table-cell table:formula="of:=IF([.E831]-[.B831]=0;0;1)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1000" calcext:value-type="float">
            <text:p>1000</text:p>
          </table:table-cell>
          <table:table-cell office:value-type="float" office:value="14882000" calcext:value-type="float">
            <text:p>14882000</text:p>
          </table:table-cell>
          <table:table-cell office:value-type="float" office:value="829" calcext:value-type="float">
            <text:p>829</text:p>
          </table:table-cell>
          <table:table-cell office:value-type="float" office:value="1000" calcext:value-type="float">
            <text:p>1000</text:p>
          </table:table-cell>
          <table:table-cell office:value-type="float" office:value="16820000" calcext:value-type="float">
            <text:p>16820000</text:p>
          </table:table-cell>
          <table:table-cell table:formula="of:=IF([.L831]-[.I831]=0;0;1)" office:value-type="float" office:value="0" calcext:value-type="float">
            <text:p>0</text:p>
          </table:table-cell>
          <table:table-cell table:formula="of:=IF([.L831]-[.B8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00" calcext:value-type="float">
            <text:p>1000</text:p>
          </table:table-cell>
          <table:table-cell office:value-type="float" office:value="7066999" calcext:value-type="float">
            <text:p>7066999</text:p>
          </table:table-cell>
          <table:table-cell office:value-type="float" office:value="830" calcext:value-type="float">
            <text:p>830</text:p>
          </table:table-cell>
          <table:table-cell office:value-type="float" office:value="1000" calcext:value-type="float">
            <text:p>1000</text:p>
          </table:table-cell>
          <table:table-cell office:value-type="float" office:value="7202000" calcext:value-type="float">
            <text:p>7202000</text:p>
          </table:table-cell>
          <table:table-cell table:formula="of:=IF([.E832]-[.B832]=0;0;1)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1000" calcext:value-type="float">
            <text:p>1000</text:p>
          </table:table-cell>
          <table:table-cell office:value-type="float" office:value="14720353999" calcext:value-type="float">
            <text:p>14720353999</text:p>
          </table:table-cell>
          <table:table-cell office:value-type="float" office:value="830" calcext:value-type="float">
            <text:p>830</text:p>
          </table:table-cell>
          <table:table-cell office:value-type="float" office:value="1000" calcext:value-type="float">
            <text:p>1000</text:p>
          </table:table-cell>
          <table:table-cell office:value-type="float" office:value="14347088000" calcext:value-type="float">
            <text:p>14347088000</text:p>
          </table:table-cell>
          <table:table-cell table:formula="of:=IF([.L832]-[.I832]=0;0;1)" office:value-type="float" office:value="0" calcext:value-type="float">
            <text:p>0</text:p>
          </table:table-cell>
          <table:table-cell table:formula="of:=IF([.L832]-[.B8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office:value-type="float" office:value="10981000" calcext:value-type="float">
            <text:p>10981000</text:p>
          </table:table-cell>
          <table:table-cell office:value-type="float" office:value="831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office:value-type="float" office:value="11205000" calcext:value-type="float">
            <text:p>11205000</text:p>
          </table:table-cell>
          <table:table-cell table:formula="of:=IF([.E833]-[.B833]=0;0;1)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office:value-type="float" office:value="7665000" calcext:value-type="float">
            <text:p>7665000</text:p>
          </table:table-cell>
          <table:table-cell office:value-type="float" office:value="831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office:value-type="float" office:value="8000000" calcext:value-type="float">
            <text:p>8000000</text:p>
          </table:table-cell>
          <table:table-cell table:formula="of:=IF([.L833]-[.I833]=0;0;1)" office:value-type="float" office:value="0" calcext:value-type="float">
            <text:p>0</text:p>
          </table:table-cell>
          <table:table-cell table:formula="of:=IF([.L833]-[.B8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10142000" calcext:value-type="float">
            <text:p>10142000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10270000" calcext:value-type="float">
            <text:p>10270000</text:p>
          </table:table-cell>
          <table:table-cell table:formula="of:=IF([.E834]-[.B834]=0;0;1)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7877000" calcext:value-type="float">
            <text:p>7877000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8296999" calcext:value-type="float">
            <text:p>8296999</text:p>
          </table:table-cell>
          <table:table-cell table:formula="of:=IF([.L834]-[.I834]=0;0;1)" office:value-type="float" office:value="0" calcext:value-type="float">
            <text:p>0</text:p>
          </table:table-cell>
          <table:table-cell table:formula="of:=IF([.L834]-[.B8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00" calcext:value-type="float">
            <text:p>1000</text:p>
          </table:table-cell>
          <table:table-cell office:value-type="float" office:value="12074999" calcext:value-type="float">
            <text:p>12074999</text:p>
          </table:table-cell>
          <table:table-cell office:value-type="float" office:value="833" calcext:value-type="float">
            <text:p>833</text:p>
          </table:table-cell>
          <table:table-cell office:value-type="float" office:value="1000" calcext:value-type="float">
            <text:p>1000</text:p>
          </table:table-cell>
          <table:table-cell office:value-type="float" office:value="12005000" calcext:value-type="float">
            <text:p>12005000</text:p>
          </table:table-cell>
          <table:table-cell table:formula="of:=IF([.E835]-[.B835]=0;0;1)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1000" calcext:value-type="float">
            <text:p>1000</text:p>
          </table:table-cell>
          <table:table-cell office:value-type="float" office:value="9179999" calcext:value-type="float">
            <text:p>9179999</text:p>
          </table:table-cell>
          <table:table-cell office:value-type="float" office:value="833" calcext:value-type="float">
            <text:p>833</text:p>
          </table:table-cell>
          <table:table-cell office:value-type="float" office:value="1000" calcext:value-type="float">
            <text:p>1000</text:p>
          </table:table-cell>
          <table:table-cell office:value-type="float" office:value="9930999" calcext:value-type="float">
            <text:p>9930999</text:p>
          </table:table-cell>
          <table:table-cell table:formula="of:=IF([.L835]-[.I835]=0;0;1)" office:value-type="float" office:value="0" calcext:value-type="float">
            <text:p>0</text:p>
          </table:table-cell>
          <table:table-cell table:formula="of:=IF([.L835]-[.B8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00" calcext:value-type="float">
            <text:p>1000</text:p>
          </table:table-cell>
          <table:table-cell office:value-type="float" office:value="6445999" calcext:value-type="float">
            <text:p>6445999</text:p>
          </table:table-cell>
          <table:table-cell office:value-type="float" office:value="834" calcext:value-type="float">
            <text:p>834</text:p>
          </table:table-cell>
          <table:table-cell office:value-type="float" office:value="1000" calcext:value-type="float">
            <text:p>1000</text:p>
          </table:table-cell>
          <table:table-cell office:value-type="float" office:value="6602999" calcext:value-type="float">
            <text:p>6602999</text:p>
          </table:table-cell>
          <table:table-cell table:formula="of:=IF([.E836]-[.B836]=0;0;1)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1000" calcext:value-type="float">
            <text:p>1000</text:p>
          </table:table-cell>
          <table:table-cell office:value-type="float" office:value="31952000" calcext:value-type="float">
            <text:p>31952000</text:p>
          </table:table-cell>
          <table:table-cell office:value-type="float" office:value="834" calcext:value-type="float">
            <text:p>834</text:p>
          </table:table-cell>
          <table:table-cell office:value-type="float" office:value="1000" calcext:value-type="float">
            <text:p>1000</text:p>
          </table:table-cell>
          <table:table-cell office:value-type="float" office:value="32700000" calcext:value-type="float">
            <text:p>32700000</text:p>
          </table:table-cell>
          <table:table-cell table:formula="of:=IF([.L836]-[.I836]=0;0;1)" office:value-type="float" office:value="0" calcext:value-type="float">
            <text:p>0</text:p>
          </table:table-cell>
          <table:table-cell table:formula="of:=IF([.L836]-[.B8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00" calcext:value-type="float">
            <text:p>1000</text:p>
          </table:table-cell>
          <table:table-cell office:value-type="float" office:value="6725000" calcext:value-type="float">
            <text:p>6725000</text:p>
          </table:table-cell>
          <table:table-cell office:value-type="float" office:value="835" calcext:value-type="float">
            <text:p>835</text:p>
          </table:table-cell>
          <table:table-cell office:value-type="float" office:value="1000" calcext:value-type="float">
            <text:p>1000</text:p>
          </table:table-cell>
          <table:table-cell office:value-type="float" office:value="6831999" calcext:value-type="float">
            <text:p>6831999</text:p>
          </table:table-cell>
          <table:table-cell table:formula="of:=IF([.E837]-[.B837]=0;0;1)"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1000" calcext:value-type="float">
            <text:p>1000</text:p>
          </table:table-cell>
          <table:table-cell office:value-type="float" office:value="1483823000" calcext:value-type="float">
            <text:p>1483823000</text:p>
          </table:table-cell>
          <table:table-cell office:value-type="float" office:value="835" calcext:value-type="float">
            <text:p>835</text:p>
          </table:table-cell>
          <table:table-cell office:value-type="float" office:value="1000" calcext:value-type="float">
            <text:p>1000</text:p>
          </table:table-cell>
          <table:table-cell office:value-type="float" office:value="1476824000" calcext:value-type="float">
            <text:p>1476824000</text:p>
          </table:table-cell>
          <table:table-cell table:formula="of:=IF([.L837]-[.I837]=0;0;1)" office:value-type="float" office:value="0" calcext:value-type="float">
            <text:p>0</text:p>
          </table:table-cell>
          <table:table-cell table:formula="of:=IF([.L837]-[.B8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00" calcext:value-type="float">
            <text:p>1000</text:p>
          </table:table-cell>
          <table:table-cell office:value-type="float" office:value="11169000" calcext:value-type="float">
            <text:p>11169000</text:p>
          </table:table-cell>
          <table:table-cell office:value-type="float" office:value="836" calcext:value-type="float">
            <text:p>836</text:p>
          </table:table-cell>
          <table:table-cell office:value-type="float" office:value="1000" calcext:value-type="float">
            <text:p>1000</text:p>
          </table:table-cell>
          <table:table-cell office:value-type="float" office:value="11295999" calcext:value-type="float">
            <text:p>11295999</text:p>
          </table:table-cell>
          <table:table-cell table:formula="of:=IF([.E838]-[.B838]=0;0;1)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1000" calcext:value-type="float">
            <text:p>1000</text:p>
          </table:table-cell>
          <table:table-cell office:value-type="float" office:value="13318000" calcext:value-type="float">
            <text:p>13318000</text:p>
          </table:table-cell>
          <table:table-cell office:value-type="float" office:value="836" calcext:value-type="float">
            <text:p>836</text:p>
          </table:table-cell>
          <table:table-cell office:value-type="float" office:value="1000" calcext:value-type="float">
            <text:p>1000</text:p>
          </table:table-cell>
          <table:table-cell office:value-type="float" office:value="13333999" calcext:value-type="float">
            <text:p>13333999</text:p>
          </table:table-cell>
          <table:table-cell table:formula="of:=IF([.L838]-[.I838]=0;0;1)" office:value-type="float" office:value="0" calcext:value-type="float">
            <text:p>0</text:p>
          </table:table-cell>
          <table:table-cell table:formula="of:=IF([.L838]-[.B8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00" calcext:value-type="float">
            <text:p>1000</text:p>
          </table:table-cell>
          <table:table-cell office:value-type="float" office:value="10723000" calcext:value-type="float">
            <text:p>10723000</text:p>
          </table:table-cell>
          <table:table-cell office:value-type="float" office:value="837" calcext:value-type="float">
            <text:p>837</text:p>
          </table:table-cell>
          <table:table-cell office:value-type="float" office:value="1000" calcext:value-type="float">
            <text:p>1000</text:p>
          </table:table-cell>
          <table:table-cell office:value-type="float" office:value="10910000" calcext:value-type="float">
            <text:p>10910000</text:p>
          </table:table-cell>
          <table:table-cell table:formula="of:=IF([.E839]-[.B839]=0;0;1)"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00" calcext:value-type="float">
            <text:p>1000</text:p>
          </table:table-cell>
          <table:table-cell office:value-type="float" office:value="7117999" calcext:value-type="float">
            <text:p>7117999</text:p>
          </table:table-cell>
          <table:table-cell office:value-type="float" office:value="837" calcext:value-type="float">
            <text:p>837</text:p>
          </table:table-cell>
          <table:table-cell office:value-type="float" office:value="1000" calcext:value-type="float">
            <text:p>1000</text:p>
          </table:table-cell>
          <table:table-cell office:value-type="float" office:value="7241999" calcext:value-type="float">
            <text:p>7241999</text:p>
          </table:table-cell>
          <table:table-cell table:formula="of:=IF([.L839]-[.I839]=0;0;1)" office:value-type="float" office:value="0" calcext:value-type="float">
            <text:p>0</text:p>
          </table:table-cell>
          <table:table-cell table:formula="of:=IF([.L839]-[.B8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4281000" calcext:value-type="float">
            <text:p>4281000</text:p>
          </table:table-cell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4282999" calcext:value-type="float">
            <text:p>4282999</text:p>
          </table:table-cell>
          <table:table-cell table:formula="of:=IF([.E840]-[.B840]=0;0;1)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5360999" calcext:value-type="float">
            <text:p>5360999</text:p>
          </table:table-cell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5686000" calcext:value-type="float">
            <text:p>5686000</text:p>
          </table:table-cell>
          <table:table-cell table:formula="of:=IF([.L840]-[.I840]=0;0;1)" office:value-type="float" office:value="0" calcext:value-type="float">
            <text:p>0</text:p>
          </table:table-cell>
          <table:table-cell table:formula="of:=IF([.L840]-[.B8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00" calcext:value-type="float">
            <text:p>1000</text:p>
          </table:table-cell>
          <table:table-cell office:value-type="float" office:value="8031000" calcext:value-type="float">
            <text:p>8031000</text:p>
          </table:table-cell>
          <table:table-cell office:value-type="float" office:value="839" calcext:value-type="float">
            <text:p>839</text:p>
          </table:table-cell>
          <table:table-cell office:value-type="float" office:value="1000" calcext:value-type="float">
            <text:p>1000</text:p>
          </table:table-cell>
          <table:table-cell office:value-type="float" office:value="8163999" calcext:value-type="float">
            <text:p>8163999</text:p>
          </table:table-cell>
          <table:table-cell table:formula="of:=IF([.E841]-[.B841]=0;0;1)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1000" calcext:value-type="float">
            <text:p>1000</text:p>
          </table:table-cell>
          <table:table-cell office:value-type="float" office:value="19726999" calcext:value-type="float">
            <text:p>19726999</text:p>
          </table:table-cell>
          <table:table-cell office:value-type="float" office:value="839" calcext:value-type="float">
            <text:p>839</text:p>
          </table:table-cell>
          <table:table-cell office:value-type="float" office:value="1000" calcext:value-type="float">
            <text:p>1000</text:p>
          </table:table-cell>
          <table:table-cell office:value-type="float" office:value="19593000" calcext:value-type="float">
            <text:p>19593000</text:p>
          </table:table-cell>
          <table:table-cell table:formula="of:=IF([.L841]-[.I841]=0;0;1)" office:value-type="float" office:value="0" calcext:value-type="float">
            <text:p>0</text:p>
          </table:table-cell>
          <table:table-cell table:formula="of:=IF([.L841]-[.B8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10466999" calcext:value-type="float">
            <text:p>10466999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10635000" calcext:value-type="float">
            <text:p>10635000</text:p>
          </table:table-cell>
          <table:table-cell table:formula="of:=IF([.E842]-[.B842]=0;0;1)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11589000" calcext:value-type="float">
            <text:p>11589000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13460000" calcext:value-type="float">
            <text:p>13460000</text:p>
          </table:table-cell>
          <table:table-cell table:formula="of:=IF([.L842]-[.I842]=0;0;1)" office:value-type="float" office:value="0" calcext:value-type="float">
            <text:p>0</text:p>
          </table:table-cell>
          <table:table-cell table:formula="of:=IF([.L842]-[.B8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00" calcext:value-type="float">
            <text:p>1000</text:p>
          </table:table-cell>
          <table:table-cell office:value-type="float" office:value="10218999" calcext:value-type="float">
            <text:p>10218999</text:p>
          </table:table-cell>
          <table:table-cell office:value-type="float" office:value="841" calcext:value-type="float">
            <text:p>841</text:p>
          </table:table-cell>
          <table:table-cell office:value-type="float" office:value="1000" calcext:value-type="float">
            <text:p>1000</text:p>
          </table:table-cell>
          <table:table-cell office:value-type="float" office:value="10410000" calcext:value-type="float">
            <text:p>10410000</text:p>
          </table:table-cell>
          <table:table-cell table:formula="of:=IF([.E843]-[.B843]=0;0;1)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1000" calcext:value-type="float">
            <text:p>1000</text:p>
          </table:table-cell>
          <table:table-cell office:value-type="float" office:value="9441000" calcext:value-type="float">
            <text:p>9441000</text:p>
          </table:table-cell>
          <table:table-cell office:value-type="float" office:value="841" calcext:value-type="float">
            <text:p>841</text:p>
          </table:table-cell>
          <table:table-cell office:value-type="float" office:value="1000" calcext:value-type="float">
            <text:p>1000</text:p>
          </table:table-cell>
          <table:table-cell office:value-type="float" office:value="9504000" calcext:value-type="float">
            <text:p>9504000</text:p>
          </table:table-cell>
          <table:table-cell table:formula="of:=IF([.L843]-[.I843]=0;0;1)" office:value-type="float" office:value="0" calcext:value-type="float">
            <text:p>0</text:p>
          </table:table-cell>
          <table:table-cell table:formula="of:=IF([.L843]-[.B8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8452000" calcext:value-type="float">
            <text:p>8452000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8534000" calcext:value-type="float">
            <text:p>8534000</text:p>
          </table:table-cell>
          <table:table-cell table:formula="of:=IF([.E844]-[.B844]=0;0;1)"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7175000" calcext:value-type="float">
            <text:p>7175000</text:p>
          </table:table-cell>
          <table:table-cell table:formula="of:=IF([.L844]-[.I844]=0;0;1)" office:value-type="float" office:value="0" calcext:value-type="float">
            <text:p>0</text:p>
          </table:table-cell>
          <table:table-cell table:formula="of:=IF([.L844]-[.B8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13442000" calcext:value-type="float">
            <text:p>13442000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13590999" calcext:value-type="float">
            <text:p>13590999</text:p>
          </table:table-cell>
          <table:table-cell table:formula="of:=IF([.E845]-[.B845]=0;0;1)"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8463000" calcext:value-type="float">
            <text:p>8463000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8851999" calcext:value-type="float">
            <text:p>8851999</text:p>
          </table:table-cell>
          <table:table-cell table:formula="of:=IF([.L845]-[.I845]=0;0;1)" office:value-type="float" office:value="0" calcext:value-type="float">
            <text:p>0</text:p>
          </table:table-cell>
          <table:table-cell table:formula="of:=IF([.L845]-[.B8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00" calcext:value-type="float">
            <text:p>1000</text:p>
          </table:table-cell>
          <table:table-cell office:value-type="float" office:value="9623000" calcext:value-type="float">
            <text:p>9623000</text:p>
          </table:table-cell>
          <table:table-cell office:value-type="float" office:value="844" calcext:value-type="float">
            <text:p>844</text:p>
          </table:table-cell>
          <table:table-cell office:value-type="float" office:value="1000" calcext:value-type="float">
            <text:p>1000</text:p>
          </table:table-cell>
          <table:table-cell office:value-type="float" office:value="9757000" calcext:value-type="float">
            <text:p>9757000</text:p>
          </table:table-cell>
          <table:table-cell table:formula="of:=IF([.E846]-[.B846]=0;0;1)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000" calcext:value-type="float">
            <text:p>1000</text:p>
          </table:table-cell>
          <table:table-cell office:value-type="float" office:value="7880999" calcext:value-type="float">
            <text:p>7880999</text:p>
          </table:table-cell>
          <table:table-cell office:value-type="float" office:value="844" calcext:value-type="float">
            <text:p>844</text:p>
          </table:table-cell>
          <table:table-cell office:value-type="float" office:value="1000" calcext:value-type="float">
            <text:p>1000</text:p>
          </table:table-cell>
          <table:table-cell office:value-type="float" office:value="8088999" calcext:value-type="float">
            <text:p>8088999</text:p>
          </table:table-cell>
          <table:table-cell table:formula="of:=IF([.L846]-[.I846]=0;0;1)" office:value-type="float" office:value="0" calcext:value-type="float">
            <text:p>0</text:p>
          </table:table-cell>
          <table:table-cell table:formula="of:=IF([.L846]-[.B8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227000" calcext:value-type="float">
            <text:p>1227000</text:p>
          </table:table-cell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254000" calcext:value-type="float">
            <text:p>1254000</text:p>
          </table:table-cell>
          <table:table-cell table:formula="of:=IF([.E847]-[.B847]=0;0;1)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477000" calcext:value-type="float">
            <text:p>1477000</text:p>
          </table:table-cell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535000" calcext:value-type="float">
            <text:p>1535000</text:p>
          </table:table-cell>
          <table:table-cell table:formula="of:=IF([.L847]-[.I847]=0;0;1)" office:value-type="float" office:value="0" calcext:value-type="float">
            <text:p>0</text:p>
          </table:table-cell>
          <table:table-cell table:formula="of:=IF([.L847]-[.B8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1591999" calcext:value-type="float">
            <text:p>1591999</text:p>
          </table:table-cell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1611000" calcext:value-type="float">
            <text:p>1611000</text:p>
          </table:table-cell>
          <table:table-cell table:formula="of:=IF([.E848]-[.B848]=0;0;1)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774000" calcext:value-type="float">
            <text:p>774000</text:p>
          </table:table-cell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851000" calcext:value-type="float">
            <text:p>851000</text:p>
          </table:table-cell>
          <table:table-cell table:formula="of:=IF([.L848]-[.I848]=0;0;1)" office:value-type="float" office:value="0" calcext:value-type="float">
            <text:p>0</text:p>
          </table:table-cell>
          <table:table-cell table:formula="of:=IF([.L848]-[.B8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00" calcext:value-type="float">
            <text:p>1000</text:p>
          </table:table-cell>
          <table:table-cell office:value-type="float" office:value="6601000" calcext:value-type="float">
            <text:p>6601000</text:p>
          </table:table-cell>
          <table:table-cell office:value-type="float" office:value="847" calcext:value-type="float">
            <text:p>847</text:p>
          </table:table-cell>
          <table:table-cell office:value-type="float" office:value="1000" calcext:value-type="float">
            <text:p>1000</text:p>
          </table:table-cell>
          <table:table-cell office:value-type="float" office:value="6769000" calcext:value-type="float">
            <text:p>6769000</text:p>
          </table:table-cell>
          <table:table-cell table:formula="of:=IF([.E849]-[.B849]=0;0;1)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1000" calcext:value-type="float">
            <text:p>1000</text:p>
          </table:table-cell>
          <table:table-cell office:value-type="float" office:value="12325000" calcext:value-type="float">
            <text:p>12325000</text:p>
          </table:table-cell>
          <table:table-cell office:value-type="float" office:value="847" calcext:value-type="float">
            <text:p>847</text:p>
          </table:table-cell>
          <table:table-cell office:value-type="float" office:value="1000" calcext:value-type="float">
            <text:p>1000</text:p>
          </table:table-cell>
          <table:table-cell office:value-type="float" office:value="12305000" calcext:value-type="float">
            <text:p>12305000</text:p>
          </table:table-cell>
          <table:table-cell table:formula="of:=IF([.L849]-[.I849]=0;0;1)" office:value-type="float" office:value="0" calcext:value-type="float">
            <text:p>0</text:p>
          </table:table-cell>
          <table:table-cell table:formula="of:=IF([.L849]-[.B8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8723000" calcext:value-type="float">
            <text:p>8723000</text:p>
          </table:table-cell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8864000" calcext:value-type="float">
            <text:p>8864000</text:p>
          </table:table-cell>
          <table:table-cell table:formula="of:=IF([.E850]-[.B850]=0;0;1)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8425000" calcext:value-type="float">
            <text:p>8425000</text:p>
          </table:table-cell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9476000" calcext:value-type="float">
            <text:p>9476000</text:p>
          </table:table-cell>
          <table:table-cell table:formula="of:=IF([.L850]-[.I850]=0;0;1)" office:value-type="float" office:value="0" calcext:value-type="float">
            <text:p>0</text:p>
          </table:table-cell>
          <table:table-cell table:formula="of:=IF([.L850]-[.B8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00" calcext:value-type="float">
            <text:p>1000</text:p>
          </table:table-cell>
          <table:table-cell office:value-type="float" office:value="10728999" calcext:value-type="float">
            <text:p>10728999</text:p>
          </table:table-cell>
          <table:table-cell office:value-type="float" office:value="849" calcext:value-type="float">
            <text:p>849</text:p>
          </table:table-cell>
          <table:table-cell office:value-type="float" office:value="1000" calcext:value-type="float">
            <text:p>1000</text:p>
          </table:table-cell>
          <table:table-cell office:value-type="float" office:value="10794000" calcext:value-type="float">
            <text:p>10794000</text:p>
          </table:table-cell>
          <table:table-cell table:formula="of:=IF([.E851]-[.B851]=0;0;1)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000" calcext:value-type="float">
            <text:p>1000</text:p>
          </table:table-cell>
          <table:table-cell office:value-type="float" office:value="6637000" calcext:value-type="float">
            <text:p>6637000</text:p>
          </table:table-cell>
          <table:table-cell office:value-type="float" office:value="849" calcext:value-type="float">
            <text:p>849</text:p>
          </table:table-cell>
          <table:table-cell office:value-type="float" office:value="1000" calcext:value-type="float">
            <text:p>1000</text:p>
          </table:table-cell>
          <table:table-cell office:value-type="float" office:value="6633000" calcext:value-type="float">
            <text:p>6633000</text:p>
          </table:table-cell>
          <table:table-cell table:formula="of:=IF([.L851]-[.I851]=0;0;1)" office:value-type="float" office:value="0" calcext:value-type="float">
            <text:p>0</text:p>
          </table:table-cell>
          <table:table-cell table:formula="of:=IF([.L851]-[.B8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585000" calcext:value-type="float">
            <text:p>958500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845999" calcext:value-type="float">
            <text:p>9845999</text:p>
          </table:table-cell>
          <table:table-cell table:formula="of:=IF([.E852]-[.B852]=0;0;1)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5895000" calcext:value-type="float">
            <text:p>589500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6068000" calcext:value-type="float">
            <text:p>6068000</text:p>
          </table:table-cell>
          <table:table-cell table:formula="of:=IF([.L852]-[.I852]=0;0;1)" office:value-type="float" office:value="0" calcext:value-type="float">
            <text:p>0</text:p>
          </table:table-cell>
          <table:table-cell table:formula="of:=IF([.L852]-[.B8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00" calcext:value-type="float">
            <text:p>1000</text:p>
          </table:table-cell>
          <table:table-cell office:value-type="float" office:value="11941000" calcext:value-type="float">
            <text:p>11941000</text:p>
          </table:table-cell>
          <table:table-cell office:value-type="float" office:value="851" calcext:value-type="float">
            <text:p>851</text:p>
          </table:table-cell>
          <table:table-cell office:value-type="float" office:value="1000" calcext:value-type="float">
            <text:p>1000</text:p>
          </table:table-cell>
          <table:table-cell office:value-type="float" office:value="12140999" calcext:value-type="float">
            <text:p>12140999</text:p>
          </table:table-cell>
          <table:table-cell table:formula="of:=IF([.E853]-[.B853]=0;0;1)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1000" calcext:value-type="float">
            <text:p>1000</text:p>
          </table:table-cell>
          <table:table-cell office:value-type="float" office:value="12227000" calcext:value-type="float">
            <text:p>12227000</text:p>
          </table:table-cell>
          <table:table-cell office:value-type="float" office:value="851" calcext:value-type="float">
            <text:p>851</text:p>
          </table:table-cell>
          <table:table-cell office:value-type="float" office:value="1000" calcext:value-type="float">
            <text:p>1000</text:p>
          </table:table-cell>
          <table:table-cell office:value-type="float" office:value="13417000" calcext:value-type="float">
            <text:p>13417000</text:p>
          </table:table-cell>
          <table:table-cell table:formula="of:=IF([.L853]-[.I853]=0;0;1)" office:value-type="float" office:value="0" calcext:value-type="float">
            <text:p>0</text:p>
          </table:table-cell>
          <table:table-cell table:formula="of:=IF([.L853]-[.B8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00" calcext:value-type="float">
            <text:p>1000</text:p>
          </table:table-cell>
          <table:table-cell office:value-type="float" office:value="11469000" calcext:value-type="float">
            <text:p>11469000</text:p>
          </table:table-cell>
          <table:table-cell office:value-type="float" office:value="852" calcext:value-type="float">
            <text:p>852</text:p>
          </table:table-cell>
          <table:table-cell office:value-type="float" office:value="1000" calcext:value-type="float">
            <text:p>1000</text:p>
          </table:table-cell>
          <table:table-cell office:value-type="float" office:value="11677000" calcext:value-type="float">
            <text:p>11677000</text:p>
          </table:table-cell>
          <table:table-cell table:formula="of:=IF([.E854]-[.B854]=0;0;1)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1000" calcext:value-type="float">
            <text:p>1000</text:p>
          </table:table-cell>
          <table:table-cell office:value-type="float" office:value="6187000" calcext:value-type="float">
            <text:p>6187000</text:p>
          </table:table-cell>
          <table:table-cell office:value-type="float" office:value="852" calcext:value-type="float">
            <text:p>852</text:p>
          </table:table-cell>
          <table:table-cell office:value-type="float" office:value="1000" calcext:value-type="float">
            <text:p>1000</text:p>
          </table:table-cell>
          <table:table-cell office:value-type="float" office:value="6286000" calcext:value-type="float">
            <text:p>6286000</text:p>
          </table:table-cell>
          <table:table-cell table:formula="of:=IF([.L854]-[.I854]=0;0;1)" office:value-type="float" office:value="0" calcext:value-type="float">
            <text:p>0</text:p>
          </table:table-cell>
          <table:table-cell table:formula="of:=IF([.L854]-[.B8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14223000" calcext:value-type="float">
            <text:p>14223000</text:p>
          </table:table-cell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14282000" calcext:value-type="float">
            <text:p>14282000</text:p>
          </table:table-cell>
          <table:table-cell table:formula="of:=IF([.E855]-[.B855]=0;0;1)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12858999" calcext:value-type="float">
            <text:p>12858999</text:p>
          </table:table-cell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13635999" calcext:value-type="float">
            <text:p>13635999</text:p>
          </table:table-cell>
          <table:table-cell table:formula="of:=IF([.L855]-[.I855]=0;0;1)" office:value-type="float" office:value="0" calcext:value-type="float">
            <text:p>0</text:p>
          </table:table-cell>
          <table:table-cell table:formula="of:=IF([.L855]-[.B8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2974000" calcext:value-type="float">
            <text:p>2974000</text:p>
          </table:table-cell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3021000" calcext:value-type="float">
            <text:p>3021000</text:p>
          </table:table-cell>
          <table:table-cell table:formula="of:=IF([.E856]-[.B856]=0;0;1)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3561000" calcext:value-type="float">
            <text:p>3561000</text:p>
          </table:table-cell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4269999" calcext:value-type="float">
            <text:p>4269999</text:p>
          </table:table-cell>
          <table:table-cell table:formula="of:=IF([.L856]-[.I856]=0;0;1)" office:value-type="float" office:value="0" calcext:value-type="float">
            <text:p>0</text:p>
          </table:table-cell>
          <table:table-cell table:formula="of:=IF([.L856]-[.B8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3994999" calcext:value-type="float">
            <text:p>3994999</text:p>
          </table:table-cell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3955999" calcext:value-type="float">
            <text:p>3955999</text:p>
          </table:table-cell>
          <table:table-cell table:formula="of:=IF([.E857]-[.B857]=0;0;1)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1463000" calcext:value-type="float">
            <text:p>1463000</text:p>
          </table:table-cell>
          <table:table-cell table:formula="of:=IF([.L857]-[.I857]=0;0;1)" office:value-type="float" office:value="0" calcext:value-type="float">
            <text:p>0</text:p>
          </table:table-cell>
          <table:table-cell table:formula="of:=IF([.L857]-[.B8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12291000" calcext:value-type="float">
            <text:p>12291000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12485000" calcext:value-type="float">
            <text:p>12485000</text:p>
          </table:table-cell>
          <table:table-cell table:formula="of:=IF([.E858]-[.B858]=0;0;1)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11092999" calcext:value-type="float">
            <text:p>11092999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11748999" calcext:value-type="float">
            <text:p>11748999</text:p>
          </table:table-cell>
          <table:table-cell table:formula="of:=IF([.L858]-[.I858]=0;0;1)" office:value-type="float" office:value="0" calcext:value-type="float">
            <text:p>0</text:p>
          </table:table-cell>
          <table:table-cell table:formula="of:=IF([.L858]-[.B8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00" calcext:value-type="float">
            <text:p>1000</text:p>
          </table:table-cell>
          <table:table-cell office:value-type="float" office:value="10256000" calcext:value-type="float">
            <text:p>10256000</text:p>
          </table:table-cell>
          <table:table-cell office:value-type="float" office:value="857" calcext:value-type="float">
            <text:p>857</text:p>
          </table:table-cell>
          <table:table-cell office:value-type="float" office:value="1000" calcext:value-type="float">
            <text:p>1000</text:p>
          </table:table-cell>
          <table:table-cell office:value-type="float" office:value="10458000" calcext:value-type="float">
            <text:p>10458000</text:p>
          </table:table-cell>
          <table:table-cell table:formula="of:=IF([.E859]-[.B859]=0;0;1)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1000" calcext:value-type="float">
            <text:p>1000</text:p>
          </table:table-cell>
          <table:table-cell office:value-type="float" office:value="11482000" calcext:value-type="float">
            <text:p>11482000</text:p>
          </table:table-cell>
          <table:table-cell office:value-type="float" office:value="857" calcext:value-type="float">
            <text:p>857</text:p>
          </table:table-cell>
          <table:table-cell office:value-type="float" office:value="1000" calcext:value-type="float">
            <text:p>1000</text:p>
          </table:table-cell>
          <table:table-cell office:value-type="float" office:value="13054000" calcext:value-type="float">
            <text:p>13054000</text:p>
          </table:table-cell>
          <table:table-cell table:formula="of:=IF([.L859]-[.I859]=0;0;1)" office:value-type="float" office:value="0" calcext:value-type="float">
            <text:p>0</text:p>
          </table:table-cell>
          <table:table-cell table:formula="of:=IF([.L859]-[.B8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float" office:value="10043000" calcext:value-type="float">
            <text:p>10043000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float" office:value="10136000" calcext:value-type="float">
            <text:p>10136000</text:p>
          </table:table-cell>
          <table:table-cell table:formula="of:=IF([.E860]-[.B860]=0;0;1)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float" office:value="11260000" calcext:value-type="float">
            <text:p>11260000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float" office:value="11899000" calcext:value-type="float">
            <text:p>11899000</text:p>
          </table:table-cell>
          <table:table-cell table:formula="of:=IF([.L860]-[.I860]=0;0;1)" office:value-type="float" office:value="0" calcext:value-type="float">
            <text:p>0</text:p>
          </table:table-cell>
          <table:table-cell table:formula="of:=IF([.L860]-[.B8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float" office:value="8827999" calcext:value-type="float">
            <text:p>8827999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float" office:value="8988000" calcext:value-type="float">
            <text:p>8988000</text:p>
          </table:table-cell>
          <table:table-cell table:formula="of:=IF([.E861]-[.B861]=0;0;1)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float" office:value="122209000" calcext:value-type="float">
            <text:p>122209000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float" office:value="120668000" calcext:value-type="float">
            <text:p>120668000</text:p>
          </table:table-cell>
          <table:table-cell table:formula="of:=IF([.L861]-[.I861]=0;0;1)" office:value-type="float" office:value="0" calcext:value-type="float">
            <text:p>0</text:p>
          </table:table-cell>
          <table:table-cell table:formula="of:=IF([.L861]-[.B8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1599000" calcext:value-type="float">
            <text:p>11599000</text:p>
          </table:table-cell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1618000" calcext:value-type="float">
            <text:p>11618000</text:p>
          </table:table-cell>
          <table:table-cell table:formula="of:=IF([.E862]-[.B862]=0;0;1)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2097000" calcext:value-type="float">
            <text:p>12097000</text:p>
          </table:table-cell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3536000" calcext:value-type="float">
            <text:p>13536000</text:p>
          </table:table-cell>
          <table:table-cell table:formula="of:=IF([.L862]-[.I862]=0;0;1)" office:value-type="float" office:value="0" calcext:value-type="float">
            <text:p>0</text:p>
          </table:table-cell>
          <table:table-cell table:formula="of:=IF([.L862]-[.B8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634999" calcext:value-type="float">
            <text:p>634999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651000" calcext:value-type="float">
            <text:p>651000</text:p>
          </table:table-cell>
          <table:table-cell table:formula="of:=IF([.E863]-[.B863]=0;0;1)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710000" calcext:value-type="float">
            <text:p>710000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719999" calcext:value-type="float">
            <text:p>719999</text:p>
          </table:table-cell>
          <table:table-cell table:formula="of:=IF([.L863]-[.I863]=0;0;1)" office:value-type="float" office:value="0" calcext:value-type="float">
            <text:p>0</text:p>
          </table:table-cell>
          <table:table-cell table:formula="of:=IF([.L863]-[.B8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00" calcext:value-type="float">
            <text:p>1000</text:p>
          </table:table-cell>
          <table:table-cell office:value-type="float" office:value="6663000" calcext:value-type="float">
            <text:p>6663000</text:p>
          </table:table-cell>
          <table:table-cell office:value-type="float" office:value="862" calcext:value-type="float">
            <text:p>862</text:p>
          </table:table-cell>
          <table:table-cell office:value-type="float" office:value="1000" calcext:value-type="float">
            <text:p>1000</text:p>
          </table:table-cell>
          <table:table-cell office:value-type="float" office:value="6725999" calcext:value-type="float">
            <text:p>6725999</text:p>
          </table:table-cell>
          <table:table-cell table:formula="of:=IF([.E864]-[.B864]=0;0;1)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000" calcext:value-type="float">
            <text:p>1000</text:p>
          </table:table-cell>
          <table:table-cell office:value-type="float" office:value="831619999" calcext:value-type="float">
            <text:p>831619999</text:p>
          </table:table-cell>
          <table:table-cell office:value-type="float" office:value="862" calcext:value-type="float">
            <text:p>862</text:p>
          </table:table-cell>
          <table:table-cell office:value-type="float" office:value="1000" calcext:value-type="float">
            <text:p>1000</text:p>
          </table:table-cell>
          <table:table-cell office:value-type="float" office:value="807391000" calcext:value-type="float">
            <text:p>807391000</text:p>
          </table:table-cell>
          <table:table-cell table:formula="of:=IF([.L864]-[.I864]=0;0;1)" office:value-type="float" office:value="0" calcext:value-type="float">
            <text:p>0</text:p>
          </table:table-cell>
          <table:table-cell table:formula="of:=IF([.L864]-[.B8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00" calcext:value-type="float">
            <text:p>1000</text:p>
          </table:table-cell>
          <table:table-cell office:value-type="float" office:value="8007999" calcext:value-type="float">
            <text:p>8007999</text:p>
          </table:table-cell>
          <table:table-cell office:value-type="float" office:value="863" calcext:value-type="float">
            <text:p>863</text:p>
          </table:table-cell>
          <table:table-cell office:value-type="float" office:value="1000" calcext:value-type="float">
            <text:p>1000</text:p>
          </table:table-cell>
          <table:table-cell office:value-type="float" office:value="8147999" calcext:value-type="float">
            <text:p>8147999</text:p>
          </table:table-cell>
          <table:table-cell table:formula="of:=IF([.E865]-[.B865]=0;0;1)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1000" calcext:value-type="float">
            <text:p>1000</text:p>
          </table:table-cell>
          <table:table-cell office:value-type="float" office:value="18719000" calcext:value-type="float">
            <text:p>18719000</text:p>
          </table:table-cell>
          <table:table-cell office:value-type="float" office:value="863" calcext:value-type="float">
            <text:p>863</text:p>
          </table:table-cell>
          <table:table-cell office:value-type="float" office:value="1000" calcext:value-type="float">
            <text:p>1000</text:p>
          </table:table-cell>
          <table:table-cell office:value-type="float" office:value="18539999" calcext:value-type="float">
            <text:p>18539999</text:p>
          </table:table-cell>
          <table:table-cell table:formula="of:=IF([.L865]-[.I865]=0;0;1)" office:value-type="float" office:value="0" calcext:value-type="float">
            <text:p>0</text:p>
          </table:table-cell>
          <table:table-cell table:formula="of:=IF([.L865]-[.B8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00" calcext:value-type="float">
            <text:p>1000</text:p>
          </table:table-cell>
          <table:table-cell office:value-type="float" office:value="14216999" calcext:value-type="float">
            <text:p>14216999</text:p>
          </table:table-cell>
          <table:table-cell office:value-type="float" office:value="864" calcext:value-type="float">
            <text:p>864</text:p>
          </table:table-cell>
          <table:table-cell office:value-type="float" office:value="1000" calcext:value-type="float">
            <text:p>1000</text:p>
          </table:table-cell>
          <table:table-cell office:value-type="float" office:value="14209000" calcext:value-type="float">
            <text:p>14209000</text:p>
          </table:table-cell>
          <table:table-cell table:formula="of:=IF([.E866]-[.B866]=0;0;1)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000" calcext:value-type="float">
            <text:p>1000</text:p>
          </table:table-cell>
          <table:table-cell office:value-type="float" office:value="8135000" calcext:value-type="float">
            <text:p>8135000</text:p>
          </table:table-cell>
          <table:table-cell office:value-type="float" office:value="864" calcext:value-type="float">
            <text:p>864</text:p>
          </table:table-cell>
          <table:table-cell office:value-type="float" office:value="1000" calcext:value-type="float">
            <text:p>1000</text:p>
          </table:table-cell>
          <table:table-cell office:value-type="float" office:value="8695999" calcext:value-type="float">
            <text:p>8695999</text:p>
          </table:table-cell>
          <table:table-cell table:formula="of:=IF([.L866]-[.I866]=0;0;1)" office:value-type="float" office:value="0" calcext:value-type="float">
            <text:p>0</text:p>
          </table:table-cell>
          <table:table-cell table:formula="of:=IF([.L866]-[.B8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00" calcext:value-type="float">
            <text:p>1000</text:p>
          </table:table-cell>
          <table:table-cell office:value-type="float" office:value="10136000" calcext:value-type="float">
            <text:p>10136000</text:p>
          </table:table-cell>
          <table:table-cell office:value-type="float" office:value="865" calcext:value-type="float">
            <text:p>865</text:p>
          </table:table-cell>
          <table:table-cell office:value-type="float" office:value="1000" calcext:value-type="float">
            <text:p>1000</text:p>
          </table:table-cell>
          <table:table-cell office:value-type="float" office:value="9622000" calcext:value-type="float">
            <text:p>9622000</text:p>
          </table:table-cell>
          <table:table-cell table:formula="of:=IF([.E867]-[.B867]=0;0;1)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1000" calcext:value-type="float">
            <text:p>1000</text:p>
          </table:table-cell>
          <table:table-cell office:value-type="float" office:value="132669999" calcext:value-type="float">
            <text:p>132669999</text:p>
          </table:table-cell>
          <table:table-cell office:value-type="float" office:value="865" calcext:value-type="float">
            <text:p>865</text:p>
          </table:table-cell>
          <table:table-cell office:value-type="float" office:value="1000" calcext:value-type="float">
            <text:p>1000</text:p>
          </table:table-cell>
          <table:table-cell office:value-type="float" office:value="128330000" calcext:value-type="float">
            <text:p>128330000</text:p>
          </table:table-cell>
          <table:table-cell table:formula="of:=IF([.L867]-[.I867]=0;0;1)" office:value-type="float" office:value="0" calcext:value-type="float">
            <text:p>0</text:p>
          </table:table-cell>
          <table:table-cell table:formula="of:=IF([.L867]-[.B8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00" calcext:value-type="float">
            <text:p>1000</text:p>
          </table:table-cell>
          <table:table-cell office:value-type="float" office:value="10081000" calcext:value-type="float">
            <text:p>10081000</text:p>
          </table:table-cell>
          <table:table-cell office:value-type="float" office:value="866" calcext:value-type="float">
            <text:p>866</text:p>
          </table:table-cell>
          <table:table-cell office:value-type="float" office:value="1000" calcext:value-type="float">
            <text:p>1000</text:p>
          </table:table-cell>
          <table:table-cell office:value-type="float" office:value="10124000" calcext:value-type="float">
            <text:p>10124000</text:p>
          </table:table-cell>
          <table:table-cell table:formula="of:=IF([.E868]-[.B868]=0;0;1)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1000" calcext:value-type="float">
            <text:p>1000</text:p>
          </table:table-cell>
          <table:table-cell office:value-type="float" office:value="10680000" calcext:value-type="float">
            <text:p>10680000</text:p>
          </table:table-cell>
          <table:table-cell office:value-type="float" office:value="866" calcext:value-type="float">
            <text:p>866</text:p>
          </table:table-cell>
          <table:table-cell office:value-type="float" office:value="1000" calcext:value-type="float">
            <text:p>1000</text:p>
          </table:table-cell>
          <table:table-cell office:value-type="float" office:value="11878000" calcext:value-type="float">
            <text:p>11878000</text:p>
          </table:table-cell>
          <table:table-cell table:formula="of:=IF([.L868]-[.I868]=0;0;1)" office:value-type="float" office:value="0" calcext:value-type="float">
            <text:p>0</text:p>
          </table:table-cell>
          <table:table-cell table:formula="of:=IF([.L868]-[.B8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00" calcext:value-type="float">
            <text:p>1000</text:p>
          </table:table-cell>
          <table:table-cell office:value-type="float" office:value="5290000" calcext:value-type="float">
            <text:p>5290000</text:p>
          </table:table-cell>
          <table:table-cell office:value-type="float" office:value="867" calcext:value-type="float">
            <text:p>867</text:p>
          </table:table-cell>
          <table:table-cell office:value-type="float" office:value="1000" calcext:value-type="float">
            <text:p>1000</text:p>
          </table:table-cell>
          <table:table-cell office:value-type="float" office:value="5246000" calcext:value-type="float">
            <text:p>5246000</text:p>
          </table:table-cell>
          <table:table-cell table:formula="of:=IF([.E869]-[.B869]=0;0;1)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1000" calcext:value-type="float">
            <text:p>1000</text:p>
          </table:table-cell>
          <table:table-cell office:value-type="float" office:value="6229999" calcext:value-type="float">
            <text:p>6229999</text:p>
          </table:table-cell>
          <table:table-cell office:value-type="float" office:value="867" calcext:value-type="float">
            <text:p>867</text:p>
          </table:table-cell>
          <table:table-cell office:value-type="float" office:value="1000" calcext:value-type="float">
            <text:p>1000</text:p>
          </table:table-cell>
          <table:table-cell office:value-type="float" office:value="6264000" calcext:value-type="float">
            <text:p>6264000</text:p>
          </table:table-cell>
          <table:table-cell table:formula="of:=IF([.L869]-[.I869]=0;0;1)" office:value-type="float" office:value="0" calcext:value-type="float">
            <text:p>0</text:p>
          </table:table-cell>
          <table:table-cell table:formula="of:=IF([.L869]-[.B8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00" calcext:value-type="float">
            <text:p>1000</text:p>
          </table:table-cell>
          <table:table-cell office:value-type="float" office:value="14208000" calcext:value-type="float">
            <text:p>14208000</text:p>
          </table:table-cell>
          <table:table-cell office:value-type="float" office:value="868" calcext:value-type="float">
            <text:p>868</text:p>
          </table:table-cell>
          <table:table-cell office:value-type="float" office:value="1000" calcext:value-type="float">
            <text:p>1000</text:p>
          </table:table-cell>
          <table:table-cell office:value-type="float" office:value="14095000" calcext:value-type="float">
            <text:p>14095000</text:p>
          </table:table-cell>
          <table:table-cell table:formula="of:=IF([.E870]-[.B870]=0;0;1)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1000" calcext:value-type="float">
            <text:p>1000</text:p>
          </table:table-cell>
          <table:table-cell office:value-type="float" office:value="5765000" calcext:value-type="float">
            <text:p>5765000</text:p>
          </table:table-cell>
          <table:table-cell office:value-type="float" office:value="868" calcext:value-type="float">
            <text:p>868</text:p>
          </table:table-cell>
          <table:table-cell office:value-type="float" office:value="1000" calcext:value-type="float">
            <text:p>1000</text:p>
          </table:table-cell>
          <table:table-cell office:value-type="float" office:value="5826000" calcext:value-type="float">
            <text:p>5826000</text:p>
          </table:table-cell>
          <table:table-cell table:formula="of:=IF([.L870]-[.I870]=0;0;1)" office:value-type="float" office:value="0" calcext:value-type="float">
            <text:p>0</text:p>
          </table:table-cell>
          <table:table-cell table:formula="of:=IF([.L870]-[.B8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00" calcext:value-type="float">
            <text:p>1000</text:p>
          </table:table-cell>
          <table:table-cell office:value-type="float" office:value="15236000" calcext:value-type="float">
            <text:p>15236000</text:p>
          </table:table-cell>
          <table:table-cell office:value-type="float" office:value="869" calcext:value-type="float">
            <text:p>869</text:p>
          </table:table-cell>
          <table:table-cell office:value-type="float" office:value="1000" calcext:value-type="float">
            <text:p>1000</text:p>
          </table:table-cell>
          <table:table-cell office:value-type="float" office:value="15052000" calcext:value-type="float">
            <text:p>15052000</text:p>
          </table:table-cell>
          <table:table-cell table:formula="of:=IF([.E871]-[.B871]=0;0;1)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000" calcext:value-type="float">
            <text:p>1000</text:p>
          </table:table-cell>
          <table:table-cell office:value-type="float" office:value="15786999" calcext:value-type="float">
            <text:p>15786999</text:p>
          </table:table-cell>
          <table:table-cell office:value-type="float" office:value="869" calcext:value-type="float">
            <text:p>869</text:p>
          </table:table-cell>
          <table:table-cell office:value-type="float" office:value="1000" calcext:value-type="float">
            <text:p>1000</text:p>
          </table:table-cell>
          <table:table-cell office:value-type="float" office:value="17808000" calcext:value-type="float">
            <text:p>17808000</text:p>
          </table:table-cell>
          <table:table-cell table:formula="of:=IF([.L871]-[.I871]=0;0;1)" office:value-type="float" office:value="0" calcext:value-type="float">
            <text:p>0</text:p>
          </table:table-cell>
          <table:table-cell table:formula="of:=IF([.L871]-[.B8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402999" calcext:value-type="float">
            <text:p>2402999</text:p>
          </table:table-cell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386000" calcext:value-type="float">
            <text:p>2386000</text:p>
          </table:table-cell>
          <table:table-cell table:formula="of:=IF([.E872]-[.B872]=0;0;1)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626000" calcext:value-type="float">
            <text:p>2626000</text:p>
          </table:table-cell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711000" calcext:value-type="float">
            <text:p>2711000</text:p>
          </table:table-cell>
          <table:table-cell table:formula="of:=IF([.L872]-[.I872]=0;0;1)" office:value-type="float" office:value="0" calcext:value-type="float">
            <text:p>0</text:p>
          </table:table-cell>
          <table:table-cell table:formula="of:=IF([.L872]-[.B8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5677000" calcext:value-type="float">
            <text:p>5677000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5705000" calcext:value-type="float">
            <text:p>5705000</text:p>
          </table:table-cell>
          <table:table-cell table:formula="of:=IF([.E873]-[.B873]=0;0;1)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6133000" calcext:value-type="float">
            <text:p>6133000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7112999" calcext:value-type="float">
            <text:p>7112999</text:p>
          </table:table-cell>
          <table:table-cell table:formula="of:=IF([.L873]-[.I873]=0;0;1)" office:value-type="float" office:value="0" calcext:value-type="float">
            <text:p>0</text:p>
          </table:table-cell>
          <table:table-cell table:formula="of:=IF([.L873]-[.B8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00" calcext:value-type="float">
            <text:p>1000</text:p>
          </table:table-cell>
          <table:table-cell office:value-type="float" office:value="11821000" calcext:value-type="float">
            <text:p>11821000</text:p>
          </table:table-cell>
          <table:table-cell office:value-type="float" office:value="872" calcext:value-type="float">
            <text:p>872</text:p>
          </table:table-cell>
          <table:table-cell office:value-type="float" office:value="1000" calcext:value-type="float">
            <text:p>1000</text:p>
          </table:table-cell>
          <table:table-cell office:value-type="float" office:value="11807999" calcext:value-type="float">
            <text:p>11807999</text:p>
          </table:table-cell>
          <table:table-cell table:formula="of:=IF([.E874]-[.B874]=0;0;1)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1000" calcext:value-type="float">
            <text:p>1000</text:p>
          </table:table-cell>
          <table:table-cell office:value-type="float" office:value="9233000" calcext:value-type="float">
            <text:p>9233000</text:p>
          </table:table-cell>
          <table:table-cell office:value-type="float" office:value="872" calcext:value-type="float">
            <text:p>872</text:p>
          </table:table-cell>
          <table:table-cell office:value-type="float" office:value="1000" calcext:value-type="float">
            <text:p>1000</text:p>
          </table:table-cell>
          <table:table-cell office:value-type="float" office:value="9146999" calcext:value-type="float">
            <text:p>9146999</text:p>
          </table:table-cell>
          <table:table-cell table:formula="of:=IF([.L874]-[.I874]=0;0;1)" office:value-type="float" office:value="0" calcext:value-type="float">
            <text:p>0</text:p>
          </table:table-cell>
          <table:table-cell table:formula="of:=IF([.L874]-[.B8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9368999" calcext:value-type="float">
            <text:p>9368999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9439999" calcext:value-type="float">
            <text:p>9439999</text:p>
          </table:table-cell>
          <table:table-cell table:formula="of:=IF([.E875]-[.B875]=0;0;1)"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32736999" calcext:value-type="float">
            <text:p>32736999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32432999" calcext:value-type="float">
            <text:p>32432999</text:p>
          </table:table-cell>
          <table:table-cell table:formula="of:=IF([.L875]-[.I875]=0;0;1)" office:value-type="float" office:value="0" calcext:value-type="float">
            <text:p>0</text:p>
          </table:table-cell>
          <table:table-cell table:formula="of:=IF([.L875]-[.B8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13980000" calcext:value-type="float">
            <text:p>13980000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14176999" calcext:value-type="float">
            <text:p>14176999</text:p>
          </table:table-cell>
          <table:table-cell table:formula="of:=IF([.E876]-[.B876]=0;0;1)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13257999" calcext:value-type="float">
            <text:p>13257999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14234000" calcext:value-type="float">
            <text:p>14234000</text:p>
          </table:table-cell>
          <table:table-cell table:formula="of:=IF([.L876]-[.I876]=0;0;1)" office:value-type="float" office:value="0" calcext:value-type="float">
            <text:p>0</text:p>
          </table:table-cell>
          <table:table-cell table:formula="of:=IF([.L876]-[.B8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12072999" calcext:value-type="float">
            <text:p>12072999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12288000" calcext:value-type="float">
            <text:p>12288000</text:p>
          </table:table-cell>
          <table:table-cell table:formula="of:=IF([.E877]-[.B877]=0;0;1)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7254999" calcext:value-type="float">
            <text:p>7254999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7312000" calcext:value-type="float">
            <text:p>7312000</text:p>
          </table:table-cell>
          <table:table-cell table:formula="of:=IF([.L877]-[.I877]=0;0;1)" office:value-type="float" office:value="0" calcext:value-type="float">
            <text:p>0</text:p>
          </table:table-cell>
          <table:table-cell table:formula="of:=IF([.L877]-[.B8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00" calcext:value-type="float">
            <text:p>1000</text:p>
          </table:table-cell>
          <table:table-cell office:value-type="float" office:value="9234000" calcext:value-type="float">
            <text:p>9234000</text:p>
          </table:table-cell>
          <table:table-cell office:value-type="float" office:value="876" calcext:value-type="float">
            <text:p>876</text:p>
          </table:table-cell>
          <table:table-cell office:value-type="float" office:value="1000" calcext:value-type="float">
            <text:p>1000</text:p>
          </table:table-cell>
          <table:table-cell office:value-type="float" office:value="9415000" calcext:value-type="float">
            <text:p>9415000</text:p>
          </table:table-cell>
          <table:table-cell table:formula="of:=IF([.E878]-[.B878]=0;0;1)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1000" calcext:value-type="float">
            <text:p>1000</text:p>
          </table:table-cell>
          <table:table-cell office:value-type="float" office:value="26823000" calcext:value-type="float">
            <text:p>26823000</text:p>
          </table:table-cell>
          <table:table-cell office:value-type="float" office:value="876" calcext:value-type="float">
            <text:p>876</text:p>
          </table:table-cell>
          <table:table-cell office:value-type="float" office:value="1000" calcext:value-type="float">
            <text:p>1000</text:p>
          </table:table-cell>
          <table:table-cell office:value-type="float" office:value="26765999" calcext:value-type="float">
            <text:p>26765999</text:p>
          </table:table-cell>
          <table:table-cell table:formula="of:=IF([.L878]-[.I878]=0;0;1)" office:value-type="float" office:value="0" calcext:value-type="float">
            <text:p>0</text:p>
          </table:table-cell>
          <table:table-cell table:formula="of:=IF([.L878]-[.B8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00" calcext:value-type="float">
            <text:p>1000</text:p>
          </table:table-cell>
          <table:table-cell office:value-type="float" office:value="5589999" calcext:value-type="float">
            <text:p>5589999</text:p>
          </table:table-cell>
          <table:table-cell office:value-type="float" office:value="877" calcext:value-type="float">
            <text:p>877</text:p>
          </table:table-cell>
          <table:table-cell office:value-type="float" office:value="1000" calcext:value-type="float">
            <text:p>1000</text:p>
          </table:table-cell>
          <table:table-cell office:value-type="float" office:value="5608000" calcext:value-type="float">
            <text:p>5608000</text:p>
          </table:table-cell>
          <table:table-cell table:formula="of:=IF([.E879]-[.B879]=0;0;1)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1000" calcext:value-type="float">
            <text:p>1000</text:p>
          </table:table-cell>
          <table:table-cell office:value-type="float" office:value="6598000" calcext:value-type="float">
            <text:p>6598000</text:p>
          </table:table-cell>
          <table:table-cell office:value-type="float" office:value="877" calcext:value-type="float">
            <text:p>877</text:p>
          </table:table-cell>
          <table:table-cell office:value-type="float" office:value="1000" calcext:value-type="float">
            <text:p>1000</text:p>
          </table:table-cell>
          <table:table-cell office:value-type="float" office:value="6977000" calcext:value-type="float">
            <text:p>6977000</text:p>
          </table:table-cell>
          <table:table-cell table:formula="of:=IF([.L879]-[.I879]=0;0;1)" office:value-type="float" office:value="0" calcext:value-type="float">
            <text:p>0</text:p>
          </table:table-cell>
          <table:table-cell table:formula="of:=IF([.L879]-[.B8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12300000" calcext:value-type="float">
            <text:p>12300000</text:p>
          </table:table-cell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12503000" calcext:value-type="float">
            <text:p>12503000</text:p>
          </table:table-cell>
          <table:table-cell table:formula="of:=IF([.E880]-[.B880]=0;0;1)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11228000" calcext:value-type="float">
            <text:p>11228000</text:p>
          </table:table-cell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11946000" calcext:value-type="float">
            <text:p>11946000</text:p>
          </table:table-cell>
          <table:table-cell table:formula="of:=IF([.L880]-[.I880]=0;0;1)" office:value-type="float" office:value="0" calcext:value-type="float">
            <text:p>0</text:p>
          </table:table-cell>
          <table:table-cell table:formula="of:=IF([.L880]-[.B8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4273000" calcext:value-type="float">
            <text:p>4273000</text:p>
          </table:table-cell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4331000" calcext:value-type="float">
            <text:p>4331000</text:p>
          </table:table-cell>
          <table:table-cell table:formula="of:=IF([.E881]-[.B881]=0;0;1)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3989999" calcext:value-type="float">
            <text:p>3989999</text:p>
          </table:table-cell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4310000" calcext:value-type="float">
            <text:p>4310000</text:p>
          </table:table-cell>
          <table:table-cell table:formula="of:=IF([.L881]-[.I881]=0;0;1)" office:value-type="float" office:value="0" calcext:value-type="float">
            <text:p>0</text:p>
          </table:table-cell>
          <table:table-cell table:formula="of:=IF([.L881]-[.B8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8766000" calcext:value-type="float">
            <text:p>8766000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8584999" calcext:value-type="float">
            <text:p>8584999</text:p>
          </table:table-cell>
          <table:table-cell table:formula="of:=IF([.E882]-[.B882]=0;0;1)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26085000" calcext:value-type="float">
            <text:p>26085000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25948000" calcext:value-type="float">
            <text:p>25948000</text:p>
          </table:table-cell>
          <table:table-cell table:formula="of:=IF([.L882]-[.I882]=0;0;1)" office:value-type="float" office:value="0" calcext:value-type="float">
            <text:p>0</text:p>
          </table:table-cell>
          <table:table-cell table:formula="of:=IF([.L882]-[.B8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14334999" calcext:value-type="float">
            <text:p>14334999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14303000" calcext:value-type="float">
            <text:p>14303000</text:p>
          </table:table-cell>
          <table:table-cell table:formula="of:=IF([.E883]-[.B883]=0;0;1)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12695999" calcext:value-type="float">
            <text:p>12695999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13815000" calcext:value-type="float">
            <text:p>13815000</text:p>
          </table:table-cell>
          <table:table-cell table:formula="of:=IF([.L883]-[.I883]=0;0;1)" office:value-type="float" office:value="0" calcext:value-type="float">
            <text:p>0</text:p>
          </table:table-cell>
          <table:table-cell table:formula="of:=IF([.L883]-[.B8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00" calcext:value-type="float">
            <text:p>1000</text:p>
          </table:table-cell>
          <table:table-cell office:value-type="float" office:value="11942999" calcext:value-type="float">
            <text:p>11942999</text:p>
          </table:table-cell>
          <table:table-cell office:value-type="float" office:value="882" calcext:value-type="float">
            <text:p>882</text:p>
          </table:table-cell>
          <table:table-cell office:value-type="float" office:value="1000" calcext:value-type="float">
            <text:p>1000</text:p>
          </table:table-cell>
          <table:table-cell office:value-type="float" office:value="12088999" calcext:value-type="float">
            <text:p>12088999</text:p>
          </table:table-cell>
          <table:table-cell table:formula="of:=IF([.E884]-[.B884]=0;0;1)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000" calcext:value-type="float">
            <text:p>1000</text:p>
          </table:table-cell>
          <table:table-cell office:value-type="float" office:value="7724000" calcext:value-type="float">
            <text:p>7724000</text:p>
          </table:table-cell>
          <table:table-cell office:value-type="float" office:value="882" calcext:value-type="float">
            <text:p>882</text:p>
          </table:table-cell>
          <table:table-cell office:value-type="float" office:value="1000" calcext:value-type="float">
            <text:p>1000</text:p>
          </table:table-cell>
          <table:table-cell office:value-type="float" office:value="7793000" calcext:value-type="float">
            <text:p>7793000</text:p>
          </table:table-cell>
          <table:table-cell table:formula="of:=IF([.L884]-[.I884]=0;0;1)" office:value-type="float" office:value="0" calcext:value-type="float">
            <text:p>0</text:p>
          </table:table-cell>
          <table:table-cell table:formula="of:=IF([.L884]-[.B8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988000" calcext:value-type="float">
            <text:p>988000</text:p>
          </table:table-cell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1005000" calcext:value-type="float">
            <text:p>1005000</text:p>
          </table:table-cell>
          <table:table-cell table:formula="of:=IF([.E885]-[.B885]=0;0;1)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1215999" calcext:value-type="float">
            <text:p>1215999</text:p>
          </table:table-cell>
          <table:table-cell table:formula="of:=IF([.L885]-[.I885]=0;0;1)" office:value-type="float" office:value="0" calcext:value-type="float">
            <text:p>0</text:p>
          </table:table-cell>
          <table:table-cell table:formula="of:=IF([.L885]-[.B8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00" calcext:value-type="float">
            <text:p>1000</text:p>
          </table:table-cell>
          <table:table-cell office:value-type="float" office:value="13333999" calcext:value-type="float">
            <text:p>13333999</text:p>
          </table:table-cell>
          <table:table-cell office:value-type="float" office:value="884" calcext:value-type="float">
            <text:p>884</text:p>
          </table:table-cell>
          <table:table-cell office:value-type="float" office:value="1000" calcext:value-type="float">
            <text:p>1000</text:p>
          </table:table-cell>
          <table:table-cell office:value-type="float" office:value="13465999" calcext:value-type="float">
            <text:p>13465999</text:p>
          </table:table-cell>
          <table:table-cell table:formula="of:=IF([.E886]-[.B886]=0;0;1)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1000" calcext:value-type="float">
            <text:p>1000</text:p>
          </table:table-cell>
          <table:table-cell office:value-type="float" office:value="9897000" calcext:value-type="float">
            <text:p>9897000</text:p>
          </table:table-cell>
          <table:table-cell office:value-type="float" office:value="884" calcext:value-type="float">
            <text:p>884</text:p>
          </table:table-cell>
          <table:table-cell office:value-type="float" office:value="1000" calcext:value-type="float">
            <text:p>1000</text:p>
          </table:table-cell>
          <table:table-cell office:value-type="float" office:value="10853000" calcext:value-type="float">
            <text:p>10853000</text:p>
          </table:table-cell>
          <table:table-cell table:formula="of:=IF([.L886]-[.I886]=0;0;1)" office:value-type="float" office:value="0" calcext:value-type="float">
            <text:p>0</text:p>
          </table:table-cell>
          <table:table-cell table:formula="of:=IF([.L886]-[.B8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38999" calcext:value-type="float">
            <text:p>238999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04000" calcext:value-type="float">
            <text:p>204000</text:p>
          </table:table-cell>
          <table:table-cell table:formula="of:=IF([.E887]-[.B887]=0;0;1)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63000" calcext:value-type="float">
            <text:p>263000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61000" calcext:value-type="float">
            <text:p>261000</text:p>
          </table:table-cell>
          <table:table-cell table:formula="of:=IF([.L887]-[.I887]=0;0;1)" office:value-type="float" office:value="0" calcext:value-type="float">
            <text:p>0</text:p>
          </table:table-cell>
          <table:table-cell table:formula="of:=IF([.L887]-[.B8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office:value-type="float" office:value="12693000" calcext:value-type="float">
            <text:p>12693000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office:value-type="float" office:value="12903000" calcext:value-type="float">
            <text:p>12903000</text:p>
          </table:table-cell>
          <table:table-cell table:formula="of:=IF([.E888]-[.B888]=0;0;1)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office:value-type="float" office:value="13982000" calcext:value-type="float">
            <text:p>13982000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office:value-type="float" office:value="15983000" calcext:value-type="float">
            <text:p>15983000</text:p>
          </table:table-cell>
          <table:table-cell table:formula="of:=IF([.L888]-[.I888]=0;0;1)" office:value-type="float" office:value="0" calcext:value-type="float">
            <text:p>0</text:p>
          </table:table-cell>
          <table:table-cell table:formula="of:=IF([.L888]-[.B8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0" calcext:value-type="float">
            <text:p>1000</text:p>
          </table:table-cell>
          <table:table-cell office:value-type="float" office:value="17169000" calcext:value-type="float">
            <text:p>17169000</text:p>
          </table:table-cell>
          <table:table-cell office:value-type="float" office:value="887" calcext:value-type="float">
            <text:p>887</text:p>
          </table:table-cell>
          <table:table-cell office:value-type="float" office:value="1000" calcext:value-type="float">
            <text:p>1000</text:p>
          </table:table-cell>
          <table:table-cell office:value-type="float" office:value="17131000" calcext:value-type="float">
            <text:p>17131000</text:p>
          </table:table-cell>
          <table:table-cell table:formula="of:=IF([.E889]-[.B889]=0;0;1)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1000" calcext:value-type="float">
            <text:p>1000</text:p>
          </table:table-cell>
          <table:table-cell office:value-type="float" office:value="17565000" calcext:value-type="float">
            <text:p>17565000</text:p>
          </table:table-cell>
          <table:table-cell office:value-type="float" office:value="887" calcext:value-type="float">
            <text:p>887</text:p>
          </table:table-cell>
          <table:table-cell office:value-type="float" office:value="1000" calcext:value-type="float">
            <text:p>1000</text:p>
          </table:table-cell>
          <table:table-cell office:value-type="float" office:value="19495000" calcext:value-type="float">
            <text:p>19495000</text:p>
          </table:table-cell>
          <table:table-cell table:formula="of:=IF([.L889]-[.I889]=0;0;1)" office:value-type="float" office:value="0" calcext:value-type="float">
            <text:p>0</text:p>
          </table:table-cell>
          <table:table-cell table:formula="of:=IF([.L889]-[.B8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00" calcext:value-type="float">
            <text:p>1000</text:p>
          </table:table-cell>
          <table:table-cell office:value-type="float" office:value="8227000" calcext:value-type="float">
            <text:p>8227000</text:p>
          </table:table-cell>
          <table:table-cell office:value-type="float" office:value="888" calcext:value-type="float">
            <text:p>888</text:p>
          </table:table-cell>
          <table:table-cell office:value-type="float" office:value="1000" calcext:value-type="float">
            <text:p>1000</text:p>
          </table:table-cell>
          <table:table-cell office:value-type="float" office:value="8371999" calcext:value-type="float">
            <text:p>8371999</text:p>
          </table:table-cell>
          <table:table-cell table:formula="of:=IF([.E890]-[.B890]=0;0;1)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1000" calcext:value-type="float">
            <text:p>1000</text:p>
          </table:table-cell>
          <table:table-cell office:value-type="float" office:value="8453000" calcext:value-type="float">
            <text:p>8453000</text:p>
          </table:table-cell>
          <table:table-cell office:value-type="float" office:value="888" calcext:value-type="float">
            <text:p>888</text:p>
          </table:table-cell>
          <table:table-cell office:value-type="float" office:value="1000" calcext:value-type="float">
            <text:p>1000</text:p>
          </table:table-cell>
          <table:table-cell office:value-type="float" office:value="9120999" calcext:value-type="float">
            <text:p>9120999</text:p>
          </table:table-cell>
          <table:table-cell table:formula="of:=IF([.L890]-[.I890]=0;0;1)" office:value-type="float" office:value="0" calcext:value-type="float">
            <text:p>0</text:p>
          </table:table-cell>
          <table:table-cell table:formula="of:=IF([.L890]-[.B8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00" calcext:value-type="float">
            <text:p>1000</text:p>
          </table:table-cell>
          <table:table-cell office:value-type="float" office:value="8936999" calcext:value-type="float">
            <text:p>8936999</text:p>
          </table:table-cell>
          <table:table-cell office:value-type="float" office:value="889" calcext:value-type="float">
            <text:p>889</text:p>
          </table:table-cell>
          <table:table-cell office:value-type="float" office:value="1000" calcext:value-type="float">
            <text:p>1000</text:p>
          </table:table-cell>
          <table:table-cell office:value-type="float" office:value="9101000" calcext:value-type="float">
            <text:p>9101000</text:p>
          </table:table-cell>
          <table:table-cell table:formula="of:=IF([.E891]-[.B891]=0;0;1)"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000" calcext:value-type="float">
            <text:p>1000</text:p>
          </table:table-cell>
          <table:table-cell office:value-type="float" office:value="235444000" calcext:value-type="float">
            <text:p>235444000</text:p>
          </table:table-cell>
          <table:table-cell office:value-type="float" office:value="889" calcext:value-type="float">
            <text:p>889</text:p>
          </table:table-cell>
          <table:table-cell office:value-type="float" office:value="1000" calcext:value-type="float">
            <text:p>1000</text:p>
          </table:table-cell>
          <table:table-cell office:value-type="float" office:value="227174000" calcext:value-type="float">
            <text:p>227174000</text:p>
          </table:table-cell>
          <table:table-cell table:formula="of:=IF([.L891]-[.I891]=0;0;1)" office:value-type="float" office:value="0" calcext:value-type="float">
            <text:p>0</text:p>
          </table:table-cell>
          <table:table-cell table:formula="of:=IF([.L891]-[.B8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00" calcext:value-type="float">
            <text:p>1000</text:p>
          </table:table-cell>
          <table:table-cell office:value-type="float" office:value="8796000" calcext:value-type="float">
            <text:p>8796000</text:p>
          </table:table-cell>
          <table:table-cell office:value-type="float" office:value="890" calcext:value-type="float">
            <text:p>890</text:p>
          </table:table-cell>
          <table:table-cell office:value-type="float" office:value="1000" calcext:value-type="float">
            <text:p>1000</text:p>
          </table:table-cell>
          <table:table-cell office:value-type="float" office:value="8981000" calcext:value-type="float">
            <text:p>8981000</text:p>
          </table:table-cell>
          <table:table-cell table:formula="of:=IF([.E892]-[.B892]=0;0;1)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000" calcext:value-type="float">
            <text:p>1000</text:p>
          </table:table-cell>
          <table:table-cell office:value-type="float" office:value="8593000" calcext:value-type="float">
            <text:p>8593000</text:p>
          </table:table-cell>
          <table:table-cell office:value-type="float" office:value="890" calcext:value-type="float">
            <text:p>890</text:p>
          </table:table-cell>
          <table:table-cell office:value-type="float" office:value="1000" calcext:value-type="float">
            <text:p>1000</text:p>
          </table:table-cell>
          <table:table-cell office:value-type="float" office:value="8638000" calcext:value-type="float">
            <text:p>8638000</text:p>
          </table:table-cell>
          <table:table-cell table:formula="of:=IF([.L892]-[.I892]=0;0;1)" office:value-type="float" office:value="0" calcext:value-type="float">
            <text:p>0</text:p>
          </table:table-cell>
          <table:table-cell table:formula="of:=IF([.L892]-[.B8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00" calcext:value-type="float">
            <text:p>1000</text:p>
          </table:table-cell>
          <table:table-cell office:value-type="float" office:value="11002999" calcext:value-type="float">
            <text:p>11002999</text:p>
          </table:table-cell>
          <table:table-cell office:value-type="float" office:value="891" calcext:value-type="float">
            <text:p>891</text:p>
          </table:table-cell>
          <table:table-cell office:value-type="float" office:value="1000" calcext:value-type="float">
            <text:p>1000</text:p>
          </table:table-cell>
          <table:table-cell office:value-type="float" office:value="10673000" calcext:value-type="float">
            <text:p>10673000</text:p>
          </table:table-cell>
          <table:table-cell table:formula="of:=IF([.E893]-[.B893]=0;0;1)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000" calcext:value-type="float">
            <text:p>1000</text:p>
          </table:table-cell>
          <table:table-cell office:value-type="float" office:value="26558000" calcext:value-type="float">
            <text:p>26558000</text:p>
          </table:table-cell>
          <table:table-cell office:value-type="float" office:value="891" calcext:value-type="float">
            <text:p>891</text:p>
          </table:table-cell>
          <table:table-cell office:value-type="float" office:value="1000" calcext:value-type="float">
            <text:p>1000</text:p>
          </table:table-cell>
          <table:table-cell office:value-type="float" office:value="25906000" calcext:value-type="float">
            <text:p>25906000</text:p>
          </table:table-cell>
          <table:table-cell table:formula="of:=IF([.L893]-[.I893]=0;0;1)" office:value-type="float" office:value="0" calcext:value-type="float">
            <text:p>0</text:p>
          </table:table-cell>
          <table:table-cell table:formula="of:=IF([.L893]-[.B8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0" calcext:value-type="float">
            <text:p>1000</text:p>
          </table:table-cell>
          <table:table-cell office:value-type="float" office:value="12769000" calcext:value-type="float">
            <text:p>12769000</text:p>
          </table:table-cell>
          <table:table-cell office:value-type="float" office:value="892" calcext:value-type="float">
            <text:p>892</text:p>
          </table:table-cell>
          <table:table-cell office:value-type="float" office:value="1000" calcext:value-type="float">
            <text:p>1000</text:p>
          </table:table-cell>
          <table:table-cell office:value-type="float" office:value="12967999" calcext:value-type="float">
            <text:p>12967999</text:p>
          </table:table-cell>
          <table:table-cell table:formula="of:=IF([.E894]-[.B894]=0;0;1)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1000" calcext:value-type="float">
            <text:p>1000</text:p>
          </table:table-cell>
          <table:table-cell office:value-type="float" office:value="9995000" calcext:value-type="float">
            <text:p>9995000</text:p>
          </table:table-cell>
          <table:table-cell office:value-type="float" office:value="892" calcext:value-type="float">
            <text:p>892</text:p>
          </table:table-cell>
          <table:table-cell office:value-type="float" office:value="1000" calcext:value-type="float">
            <text:p>1000</text:p>
          </table:table-cell>
          <table:table-cell office:value-type="float" office:value="10587000" calcext:value-type="float">
            <text:p>10587000</text:p>
          </table:table-cell>
          <table:table-cell table:formula="of:=IF([.L894]-[.I894]=0;0;1)" office:value-type="float" office:value="0" calcext:value-type="float">
            <text:p>0</text:p>
          </table:table-cell>
          <table:table-cell table:formula="of:=IF([.L894]-[.B8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12797999" calcext:value-type="float">
            <text:p>12797999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13052000" calcext:value-type="float">
            <text:p>13052000</text:p>
          </table:table-cell>
          <table:table-cell table:formula="of:=IF([.E895]-[.B895]=0;0;1)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14235000" calcext:value-type="float">
            <text:p>14235000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16277000" calcext:value-type="float">
            <text:p>16277000</text:p>
          </table:table-cell>
          <table:table-cell table:formula="of:=IF([.L895]-[.I895]=0;0;1)" office:value-type="float" office:value="0" calcext:value-type="float">
            <text:p>0</text:p>
          </table:table-cell>
          <table:table-cell table:formula="of:=IF([.L895]-[.B8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294999" calcext:value-type="float">
            <text:p>294999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290000" calcext:value-type="float">
            <text:p>290000</text:p>
          </table:table-cell>
          <table:table-cell table:formula="of:=IF([.E896]-[.B896]=0;0;1)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337000" calcext:value-type="float">
            <text:p>337000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359999" calcext:value-type="float">
            <text:p>359999</text:p>
          </table:table-cell>
          <table:table-cell table:formula="of:=IF([.L896]-[.I896]=0;0;1)" office:value-type="float" office:value="0" calcext:value-type="float">
            <text:p>0</text:p>
          </table:table-cell>
          <table:table-cell table:formula="of:=IF([.L896]-[.B8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00" calcext:value-type="float">
            <text:p>1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895" calcext:value-type="float">
            <text:p>895</text:p>
          </table:table-cell>
          <table:table-cell office:value-type="float" office:value="1000" calcext:value-type="float">
            <text:p>1000</text:p>
          </table:table-cell>
          <table:table-cell office:value-type="float" office:value="13104999" calcext:value-type="float">
            <text:p>13104999</text:p>
          </table:table-cell>
          <table:table-cell table:formula="of:=IF([.E897]-[.B897]=0;0;1)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1000" calcext:value-type="float">
            <text:p>1000</text:p>
          </table:table-cell>
          <table:table-cell office:value-type="float" office:value="15545999" calcext:value-type="float">
            <text:p>15545999</text:p>
          </table:table-cell>
          <table:table-cell office:value-type="float" office:value="895" calcext:value-type="float">
            <text:p>895</text:p>
          </table:table-cell>
          <table:table-cell office:value-type="float" office:value="1000" calcext:value-type="float">
            <text:p>1000</text:p>
          </table:table-cell>
          <table:table-cell office:value-type="float" office:value="15323000" calcext:value-type="float">
            <text:p>15323000</text:p>
          </table:table-cell>
          <table:table-cell table:formula="of:=IF([.L897]-[.I897]=0;0;1)" office:value-type="float" office:value="0" calcext:value-type="float">
            <text:p>0</text:p>
          </table:table-cell>
          <table:table-cell table:formula="of:=IF([.L897]-[.B8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11675000" calcext:value-type="float">
            <text:p>11675000</text:p>
          </table:table-cell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11812999" calcext:value-type="float">
            <text:p>11812999</text:p>
          </table:table-cell>
          <table:table-cell table:formula="of:=IF([.E898]-[.B898]=0;0;1)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5333000" calcext:value-type="float">
            <text:p>5333000</text:p>
          </table:table-cell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5401000" calcext:value-type="float">
            <text:p>5401000</text:p>
          </table:table-cell>
          <table:table-cell table:formula="of:=IF([.L898]-[.I898]=0;0;1)" office:value-type="float" office:value="0" calcext:value-type="float">
            <text:p>0</text:p>
          </table:table-cell>
          <table:table-cell table:formula="of:=IF([.L898]-[.B8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11045000" calcext:value-type="float">
            <text:p>11045000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11243000" calcext:value-type="float">
            <text:p>11243000</text:p>
          </table:table-cell>
          <table:table-cell table:formula="of:=IF([.E899]-[.B899]=0;0;1)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12296999" calcext:value-type="float">
            <text:p>12296999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13416000" calcext:value-type="float">
            <text:p>13416000</text:p>
          </table:table-cell>
          <table:table-cell table:formula="of:=IF([.L899]-[.I899]=0;0;1)" office:value-type="float" office:value="0" calcext:value-type="float">
            <text:p>0</text:p>
          </table:table-cell>
          <table:table-cell table:formula="of:=IF([.L899]-[.B8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8208000" calcext:value-type="float">
            <text:p>8208000</text:p>
          </table:table-cell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8276000" calcext:value-type="float">
            <text:p>8276000</text:p>
          </table:table-cell>
          <table:table-cell table:formula="of:=IF([.E900]-[.B900]=0;0;1)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8582000" calcext:value-type="float">
            <text:p>8582000</text:p>
          </table:table-cell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8943000" calcext:value-type="float">
            <text:p>8943000</text:p>
          </table:table-cell>
          <table:table-cell table:formula="of:=IF([.L900]-[.I900]=0;0;1)" office:value-type="float" office:value="0" calcext:value-type="float">
            <text:p>0</text:p>
          </table:table-cell>
          <table:table-cell table:formula="of:=IF([.L900]-[.B9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5137999" calcext:value-type="float">
            <text:p>5137999</text:p>
          </table:table-cell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5216000" calcext:value-type="float">
            <text:p>5216000</text:p>
          </table:table-cell>
          <table:table-cell table:formula="of:=IF([.E901]-[.B901]=0;0;1)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2807000" calcext:value-type="float">
            <text:p>2807000</text:p>
          </table:table-cell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2910000" calcext:value-type="float">
            <text:p>2910000</text:p>
          </table:table-cell>
          <table:table-cell table:formula="of:=IF([.L901]-[.I901]=0;0;1)" office:value-type="float" office:value="0" calcext:value-type="float">
            <text:p>0</text:p>
          </table:table-cell>
          <table:table-cell table:formula="of:=IF([.L901]-[.B9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7236999" calcext:value-type="float">
            <text:p>7236999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7283000" calcext:value-type="float">
            <text:p>7283000</text:p>
          </table:table-cell>
          <table:table-cell table:formula="of:=IF([.E902]-[.B902]=0;0;1)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5899000" calcext:value-type="float">
            <text:p>58990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5762000" calcext:value-type="float">
            <text:p>5762000</text:p>
          </table:table-cell>
          <table:table-cell table:formula="of:=IF([.L902]-[.I902]=0;0;1)" office:value-type="float" office:value="0" calcext:value-type="float">
            <text:p>0</text:p>
          </table:table-cell>
          <table:table-cell table:formula="of:=IF([.L902]-[.B9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5170000" calcext:value-type="float">
            <text:p>15170000</text:p>
          </table:table-cell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5234999" calcext:value-type="float">
            <text:p>15234999</text:p>
          </table:table-cell>
          <table:table-cell table:formula="of:=IF([.E903]-[.B903]=0;0;1)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1758999" calcext:value-type="float">
            <text:p>11758999</text:p>
          </table:table-cell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2244000" calcext:value-type="float">
            <text:p>12244000</text:p>
          </table:table-cell>
          <table:table-cell table:formula="of:=IF([.L903]-[.I903]=0;0;1)" office:value-type="float" office:value="0" calcext:value-type="float">
            <text:p>0</text:p>
          </table:table-cell>
          <table:table-cell table:formula="of:=IF([.L903]-[.B9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8149000" calcext:value-type="float">
            <text:p>8149000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8333000" calcext:value-type="float">
            <text:p>8333000</text:p>
          </table:table-cell>
          <table:table-cell table:formula="of:=IF([.E904]-[.B904]=0;0;1)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7377000" calcext:value-type="float">
            <text:p>7377000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7404000" calcext:value-type="float">
            <text:p>7404000</text:p>
          </table:table-cell>
          <table:table-cell table:formula="of:=IF([.L904]-[.I904]=0;0;1)" office:value-type="float" office:value="0" calcext:value-type="float">
            <text:p>0</text:p>
          </table:table-cell>
          <table:table-cell table:formula="of:=IF([.L904]-[.B9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00" calcext:value-type="float">
            <text:p>1000</text:p>
          </table:table-cell>
          <table:table-cell office:value-type="float" office:value="10171999" calcext:value-type="float">
            <text:p>10171999</text:p>
          </table:table-cell>
          <table:table-cell office:value-type="float" office:value="903" calcext:value-type="float">
            <text:p>903</text:p>
          </table:table-cell>
          <table:table-cell office:value-type="float" office:value="1000" calcext:value-type="float">
            <text:p>1000</text:p>
          </table:table-cell>
          <table:table-cell office:value-type="float" office:value="10317000" calcext:value-type="float">
            <text:p>10317000</text:p>
          </table:table-cell>
          <table:table-cell table:formula="of:=IF([.E905]-[.B905]=0;0;1)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000" calcext:value-type="float">
            <text:p>1000</text:p>
          </table:table-cell>
          <table:table-cell office:value-type="float" office:value="17244000" calcext:value-type="float">
            <text:p>17244000</text:p>
          </table:table-cell>
          <table:table-cell office:value-type="float" office:value="903" calcext:value-type="float">
            <text:p>903</text:p>
          </table:table-cell>
          <table:table-cell office:value-type="float" office:value="1000" calcext:value-type="float">
            <text:p>1000</text:p>
          </table:table-cell>
          <table:table-cell office:value-type="float" office:value="16956000" calcext:value-type="float">
            <text:p>16956000</text:p>
          </table:table-cell>
          <table:table-cell table:formula="of:=IF([.L905]-[.I905]=0;0;1)" office:value-type="float" office:value="0" calcext:value-type="float">
            <text:p>0</text:p>
          </table:table-cell>
          <table:table-cell table:formula="of:=IF([.L905]-[.B9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00" calcext:value-type="float">
            <text:p>1000</text:p>
          </table:table-cell>
          <table:table-cell office:value-type="float" office:value="13900000" calcext:value-type="float">
            <text:p>13900000</text:p>
          </table:table-cell>
          <table:table-cell office:value-type="float" office:value="904" calcext:value-type="float">
            <text:p>904</text:p>
          </table:table-cell>
          <table:table-cell office:value-type="float" office:value="1000" calcext:value-type="float">
            <text:p>1000</text:p>
          </table:table-cell>
          <table:table-cell office:value-type="float" office:value="14038000" calcext:value-type="float">
            <text:p>14038000</text:p>
          </table:table-cell>
          <table:table-cell table:formula="of:=IF([.E906]-[.B906]=0;0;1)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000" calcext:value-type="float">
            <text:p>1000</text:p>
          </table:table-cell>
          <table:table-cell office:value-type="float" office:value="11234000" calcext:value-type="float">
            <text:p>11234000</text:p>
          </table:table-cell>
          <table:table-cell office:value-type="float" office:value="904" calcext:value-type="float">
            <text:p>904</text:p>
          </table:table-cell>
          <table:table-cell office:value-type="float" office:value="1000" calcext:value-type="float">
            <text:p>1000</text:p>
          </table:table-cell>
          <table:table-cell office:value-type="float" office:value="11550000" calcext:value-type="float">
            <text:p>11550000</text:p>
          </table:table-cell>
          <table:table-cell table:formula="of:=IF([.L906]-[.I906]=0;0;1)" office:value-type="float" office:value="0" calcext:value-type="float">
            <text:p>0</text:p>
          </table:table-cell>
          <table:table-cell table:formula="of:=IF([.L906]-[.B9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10648000" calcext:value-type="float">
            <text:p>10648000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10877999" calcext:value-type="float">
            <text:p>10877999</text:p>
          </table:table-cell>
          <table:table-cell table:formula="of:=IF([.E907]-[.B907]=0;0;1)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12107000" calcext:value-type="float">
            <text:p>12107000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13118000" calcext:value-type="float">
            <text:p>13118000</text:p>
          </table:table-cell>
          <table:table-cell table:formula="of:=IF([.L907]-[.I907]=0;0;1)" office:value-type="float" office:value="0" calcext:value-type="float">
            <text:p>0</text:p>
          </table:table-cell>
          <table:table-cell table:formula="of:=IF([.L907]-[.B9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00" calcext:value-type="float">
            <text:p>1000</text:p>
          </table:table-cell>
          <table:table-cell office:value-type="float" office:value="13434999" calcext:value-type="float">
            <text:p>13434999</text:p>
          </table:table-cell>
          <table:table-cell office:value-type="float" office:value="906" calcext:value-type="float">
            <text:p>906</text:p>
          </table:table-cell>
          <table:table-cell office:value-type="float" office:value="1000" calcext:value-type="float">
            <text:p>1000</text:p>
          </table:table-cell>
          <table:table-cell office:value-type="float" office:value="13607999" calcext:value-type="float">
            <text:p>13607999</text:p>
          </table:table-cell>
          <table:table-cell table:formula="of:=IF([.E908]-[.B908]=0;0;1)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1000" calcext:value-type="float">
            <text:p>1000</text:p>
          </table:table-cell>
          <table:table-cell office:value-type="float" office:value="14752000" calcext:value-type="float">
            <text:p>14752000</text:p>
          </table:table-cell>
          <table:table-cell office:value-type="float" office:value="906" calcext:value-type="float">
            <text:p>906</text:p>
          </table:table-cell>
          <table:table-cell office:value-type="float" office:value="1000" calcext:value-type="float">
            <text:p>1000</text:p>
          </table:table-cell>
          <table:table-cell office:value-type="float" office:value="16853000" calcext:value-type="float">
            <text:p>16853000</text:p>
          </table:table-cell>
          <table:table-cell table:formula="of:=IF([.L908]-[.I908]=0;0;1)" office:value-type="float" office:value="0" calcext:value-type="float">
            <text:p>0</text:p>
          </table:table-cell>
          <table:table-cell table:formula="of:=IF([.L908]-[.B9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00" calcext:value-type="float">
            <text:p>1000</text:p>
          </table:table-cell>
          <table:table-cell office:value-type="float" office:value="11065000" calcext:value-type="float">
            <text:p>11065000</text:p>
          </table:table-cell>
          <table:table-cell office:value-type="float" office:value="907" calcext:value-type="float">
            <text:p>907</text:p>
          </table:table-cell>
          <table:table-cell office:value-type="float" office:value="1000" calcext:value-type="float">
            <text:p>1000</text:p>
          </table:table-cell>
          <table:table-cell office:value-type="float" office:value="11142000" calcext:value-type="float">
            <text:p>11142000</text:p>
          </table:table-cell>
          <table:table-cell table:formula="of:=IF([.E909]-[.B909]=0;0;1)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1000" calcext:value-type="float">
            <text:p>1000</text:p>
          </table:table-cell>
          <table:table-cell office:value-type="float" office:value="14757999" calcext:value-type="float">
            <text:p>14757999</text:p>
          </table:table-cell>
          <table:table-cell office:value-type="float" office:value="907" calcext:value-type="float">
            <text:p>907</text:p>
          </table:table-cell>
          <table:table-cell office:value-type="float" office:value="1000" calcext:value-type="float">
            <text:p>1000</text:p>
          </table:table-cell>
          <table:table-cell office:value-type="float" office:value="14705000" calcext:value-type="float">
            <text:p>14705000</text:p>
          </table:table-cell>
          <table:table-cell table:formula="of:=IF([.L909]-[.I909]=0;0;1)" office:value-type="float" office:value="0" calcext:value-type="float">
            <text:p>0</text:p>
          </table:table-cell>
          <table:table-cell table:formula="of:=IF([.L909]-[.B9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00" calcext:value-type="float">
            <text:p>1000</text:p>
          </table:table-cell>
          <table:table-cell office:value-type="float" office:value="13668999" calcext:value-type="float">
            <text:p>13668999</text:p>
          </table:table-cell>
          <table:table-cell office:value-type="float" office:value="908" calcext:value-type="float">
            <text:p>908</text:p>
          </table:table-cell>
          <table:table-cell office:value-type="float" office:value="1000" calcext:value-type="float">
            <text:p>1000</text:p>
          </table:table-cell>
          <table:table-cell office:value-type="float" office:value="13777000" calcext:value-type="float">
            <text:p>13777000</text:p>
          </table:table-cell>
          <table:table-cell table:formula="of:=IF([.E910]-[.B910]=0;0;1)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1000" calcext:value-type="float">
            <text:p>1000</text:p>
          </table:table-cell>
          <table:table-cell office:value-type="float" office:value="14516999" calcext:value-type="float">
            <text:p>14516999</text:p>
          </table:table-cell>
          <table:table-cell office:value-type="float" office:value="908" calcext:value-type="float">
            <text:p>908</text:p>
          </table:table-cell>
          <table:table-cell office:value-type="float" office:value="1000" calcext:value-type="float">
            <text:p>1000</text:p>
          </table:table-cell>
          <table:table-cell office:value-type="float" office:value="16396000" calcext:value-type="float">
            <text:p>16396000</text:p>
          </table:table-cell>
          <table:table-cell table:formula="of:=IF([.L910]-[.I910]=0;0;1)" office:value-type="float" office:value="0" calcext:value-type="float">
            <text:p>0</text:p>
          </table:table-cell>
          <table:table-cell table:formula="of:=IF([.L910]-[.B9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00" calcext:value-type="float">
            <text:p>1000</text:p>
          </table:table-cell>
          <table:table-cell office:value-type="float" office:value="9515000" calcext:value-type="float">
            <text:p>9515000</text:p>
          </table:table-cell>
          <table:table-cell office:value-type="float" office:value="909" calcext:value-type="float">
            <text:p>909</text:p>
          </table:table-cell>
          <table:table-cell office:value-type="float" office:value="1000" calcext:value-type="float">
            <text:p>1000</text:p>
          </table:table-cell>
          <table:table-cell office:value-type="float" office:value="9656999" calcext:value-type="float">
            <text:p>9656999</text:p>
          </table:table-cell>
          <table:table-cell table:formula="of:=IF([.E911]-[.B911]=0;0;1)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1000" calcext:value-type="float">
            <text:p>1000</text:p>
          </table:table-cell>
          <table:table-cell office:value-type="float" office:value="10014000" calcext:value-type="float">
            <text:p>10014000</text:p>
          </table:table-cell>
          <table:table-cell office:value-type="float" office:value="909" calcext:value-type="float">
            <text:p>909</text:p>
          </table:table-cell>
          <table:table-cell office:value-type="float" office:value="1000" calcext:value-type="float">
            <text:p>1000</text:p>
          </table:table-cell>
          <table:table-cell office:value-type="float" office:value="11141000" calcext:value-type="float">
            <text:p>11141000</text:p>
          </table:table-cell>
          <table:table-cell table:formula="of:=IF([.L911]-[.I911]=0;0;1)" office:value-type="float" office:value="0" calcext:value-type="float">
            <text:p>0</text:p>
          </table:table-cell>
          <table:table-cell table:formula="of:=IF([.L911]-[.B9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9090000" calcext:value-type="float">
            <text:p>9090000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9262000" calcext:value-type="float">
            <text:p>9262000</text:p>
          </table:table-cell>
          <table:table-cell table:formula="of:=IF([.E912]-[.B912]=0;0;1)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9896000" calcext:value-type="float">
            <text:p>9896000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10895000" calcext:value-type="float">
            <text:p>10895000</text:p>
          </table:table-cell>
          <table:table-cell table:formula="of:=IF([.L912]-[.I912]=0;0;1)" office:value-type="float" office:value="0" calcext:value-type="float">
            <text:p>0</text:p>
          </table:table-cell>
          <table:table-cell table:formula="of:=IF([.L912]-[.B9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00" calcext:value-type="float">
            <text:p>1000</text:p>
          </table:table-cell>
          <table:table-cell office:value-type="float" office:value="4813000" calcext:value-type="float">
            <text:p>4813000</text:p>
          </table:table-cell>
          <table:table-cell office:value-type="float" office:value="911" calcext:value-type="float">
            <text:p>911</text:p>
          </table:table-cell>
          <table:table-cell office:value-type="float" office:value="1000" calcext:value-type="float">
            <text:p>1000</text:p>
          </table:table-cell>
          <table:table-cell office:value-type="float" office:value="4929999" calcext:value-type="float">
            <text:p>4929999</text:p>
          </table:table-cell>
          <table:table-cell table:formula="of:=IF([.E913]-[.B913]=0;0;1)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1000" calcext:value-type="float">
            <text:p>1000</text:p>
          </table:table-cell>
          <table:table-cell office:value-type="float" office:value="72516000" calcext:value-type="float">
            <text:p>72516000</text:p>
          </table:table-cell>
          <table:table-cell office:value-type="float" office:value="911" calcext:value-type="float">
            <text:p>911</text:p>
          </table:table-cell>
          <table:table-cell office:value-type="float" office:value="1000" calcext:value-type="float">
            <text:p>1000</text:p>
          </table:table-cell>
          <table:table-cell office:value-type="float" office:value="72361000" calcext:value-type="float">
            <text:p>72361000</text:p>
          </table:table-cell>
          <table:table-cell table:formula="of:=IF([.L913]-[.I913]=0;0;1)" office:value-type="float" office:value="0" calcext:value-type="float">
            <text:p>0</text:p>
          </table:table-cell>
          <table:table-cell table:formula="of:=IF([.L913]-[.B9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00" calcext:value-type="float">
            <text:p>1000</text:p>
          </table:table-cell>
          <table:table-cell office:value-type="float" office:value="8757000" calcext:value-type="float">
            <text:p>8757000</text:p>
          </table:table-cell>
          <table:table-cell office:value-type="float" office:value="912" calcext:value-type="float">
            <text:p>912</text:p>
          </table:table-cell>
          <table:table-cell office:value-type="float" office:value="1000" calcext:value-type="float">
            <text:p>1000</text:p>
          </table:table-cell>
          <table:table-cell office:value-type="float" office:value="8931000" calcext:value-type="float">
            <text:p>8931000</text:p>
          </table:table-cell>
          <table:table-cell table:formula="of:=IF([.E914]-[.B914]=0;0;1)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000" calcext:value-type="float">
            <text:p>1000</text:p>
          </table:table-cell>
          <table:table-cell office:value-type="float" office:value="28003999" calcext:value-type="float">
            <text:p>28003999</text:p>
          </table:table-cell>
          <table:table-cell office:value-type="float" office:value="912" calcext:value-type="float">
            <text:p>912</text:p>
          </table:table-cell>
          <table:table-cell office:value-type="float" office:value="1000" calcext:value-type="float">
            <text:p>1000</text:p>
          </table:table-cell>
          <table:table-cell office:value-type="float" office:value="27652000" calcext:value-type="float">
            <text:p>27652000</text:p>
          </table:table-cell>
          <table:table-cell table:formula="of:=IF([.L914]-[.I914]=0;0;1)" office:value-type="float" office:value="0" calcext:value-type="float">
            <text:p>0</text:p>
          </table:table-cell>
          <table:table-cell table:formula="of:=IF([.L914]-[.B9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00" calcext:value-type="float">
            <text:p>1000</text:p>
          </table:table-cell>
          <table:table-cell office:value-type="float" office:value="7025999" calcext:value-type="float">
            <text:p>7025999</text:p>
          </table:table-cell>
          <table:table-cell office:value-type="float" office:value="913" calcext:value-type="float">
            <text:p>913</text:p>
          </table:table-cell>
          <table:table-cell office:value-type="float" office:value="1000" calcext:value-type="float">
            <text:p>1000</text:p>
          </table:table-cell>
          <table:table-cell office:value-type="float" office:value="7272000" calcext:value-type="float">
            <text:p>7272000</text:p>
          </table:table-cell>
          <table:table-cell table:formula="of:=IF([.E915]-[.B915]=0;0;1)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1000" calcext:value-type="float">
            <text:p>1000</text:p>
          </table:table-cell>
          <table:table-cell office:value-type="float" office:value="48014000" calcext:value-type="float">
            <text:p>48014000</text:p>
          </table:table-cell>
          <table:table-cell office:value-type="float" office:value="913" calcext:value-type="float">
            <text:p>913</text:p>
          </table:table-cell>
          <table:table-cell office:value-type="float" office:value="1000" calcext:value-type="float">
            <text:p>1000</text:p>
          </table:table-cell>
          <table:table-cell office:value-type="float" office:value="46467000" calcext:value-type="float">
            <text:p>46467000</text:p>
          </table:table-cell>
          <table:table-cell table:formula="of:=IF([.L915]-[.I915]=0;0;1)" office:value-type="float" office:value="0" calcext:value-type="float">
            <text:p>0</text:p>
          </table:table-cell>
          <table:table-cell table:formula="of:=IF([.L915]-[.B9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00" calcext:value-type="float">
            <text:p>1000</text:p>
          </table:table-cell>
          <table:table-cell office:value-type="float" office:value="3477999" calcext:value-type="float">
            <text:p>3477999</text:p>
          </table:table-cell>
          <table:table-cell office:value-type="float" office:value="914" calcext:value-type="float">
            <text:p>914</text:p>
          </table:table-cell>
          <table:table-cell office:value-type="float" office:value="1000" calcext:value-type="float">
            <text:p>1000</text:p>
          </table:table-cell>
          <table:table-cell office:value-type="float" office:value="3512000" calcext:value-type="float">
            <text:p>3512000</text:p>
          </table:table-cell>
          <table:table-cell table:formula="of:=IF([.E916]-[.B916]=0;0;1)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1000" calcext:value-type="float">
            <text:p>1000</text:p>
          </table:table-cell>
          <table:table-cell office:value-type="float" office:value="3990999" calcext:value-type="float">
            <text:p>3990999</text:p>
          </table:table-cell>
          <table:table-cell office:value-type="float" office:value="914" calcext:value-type="float">
            <text:p>914</text:p>
          </table:table-cell>
          <table:table-cell office:value-type="float" office:value="1000" calcext:value-type="float">
            <text:p>1000</text:p>
          </table:table-cell>
          <table:table-cell office:value-type="float" office:value="4330000" calcext:value-type="float">
            <text:p>4330000</text:p>
          </table:table-cell>
          <table:table-cell table:formula="of:=IF([.L916]-[.I916]=0;0;1)" office:value-type="float" office:value="0" calcext:value-type="float">
            <text:p>0</text:p>
          </table:table-cell>
          <table:table-cell table:formula="of:=IF([.L916]-[.B9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office:value-type="float" office:value="10792999" calcext:value-type="float">
            <text:p>10792999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office:value-type="float" office:value="10898999" calcext:value-type="float">
            <text:p>10898999</text:p>
          </table:table-cell>
          <table:table-cell table:formula="of:=IF([.E917]-[.B917]=0;0;1)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office:value-type="float" office:value="11431000" calcext:value-type="float">
            <text:p>11431000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office:value-type="float" office:value="13075000" calcext:value-type="float">
            <text:p>13075000</text:p>
          </table:table-cell>
          <table:table-cell table:formula="of:=IF([.L917]-[.I917]=0;0;1)" office:value-type="float" office:value="0" calcext:value-type="float">
            <text:p>0</text:p>
          </table:table-cell>
          <table:table-cell table:formula="of:=IF([.L917]-[.B9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00" calcext:value-type="float">
            <text:p>1000</text:p>
          </table:table-cell>
          <table:table-cell office:value-type="float" office:value="11637000" calcext:value-type="float">
            <text:p>11637000</text:p>
          </table:table-cell>
          <table:table-cell office:value-type="float" office:value="916" calcext:value-type="float">
            <text:p>916</text:p>
          </table:table-cell>
          <table:table-cell office:value-type="float" office:value="1000" calcext:value-type="float">
            <text:p>1000</text:p>
          </table:table-cell>
          <table:table-cell office:value-type="float" office:value="11793000" calcext:value-type="float">
            <text:p>11793000</text:p>
          </table:table-cell>
          <table:table-cell table:formula="of:=IF([.E918]-[.B918]=0;0;1)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1000" calcext:value-type="float">
            <text:p>1000</text:p>
          </table:table-cell>
          <table:table-cell office:value-type="float" office:value="9798000" calcext:value-type="float">
            <text:p>9798000</text:p>
          </table:table-cell>
          <table:table-cell office:value-type="float" office:value="916" calcext:value-type="float">
            <text:p>916</text:p>
          </table:table-cell>
          <table:table-cell office:value-type="float" office:value="1000" calcext:value-type="float">
            <text:p>1000</text:p>
          </table:table-cell>
          <table:table-cell office:value-type="float" office:value="10794000" calcext:value-type="float">
            <text:p>10794000</text:p>
          </table:table-cell>
          <table:table-cell table:formula="of:=IF([.L918]-[.I918]=0;0;1)" office:value-type="float" office:value="0" calcext:value-type="float">
            <text:p>0</text:p>
          </table:table-cell>
          <table:table-cell table:formula="of:=IF([.L918]-[.B9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16077999" calcext:value-type="float">
            <text:p>16077999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16263000" calcext:value-type="float">
            <text:p>16263000</text:p>
          </table:table-cell>
          <table:table-cell table:formula="of:=IF([.E919]-[.B919]=0;0;1)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16285000" calcext:value-type="float">
            <text:p>16285000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17387000" calcext:value-type="float">
            <text:p>17387000</text:p>
          </table:table-cell>
          <table:table-cell table:formula="of:=IF([.L919]-[.I919]=0;0;1)" office:value-type="float" office:value="0" calcext:value-type="float">
            <text:p>0</text:p>
          </table:table-cell>
          <table:table-cell table:formula="of:=IF([.L919]-[.B9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00" calcext:value-type="float">
            <text:p>1000</text:p>
          </table:table-cell>
          <table:table-cell office:value-type="float" office:value="12997000" calcext:value-type="float">
            <text:p>12997000</text:p>
          </table:table-cell>
          <table:table-cell office:value-type="float" office:value="918" calcext:value-type="float">
            <text:p>918</text:p>
          </table:table-cell>
          <table:table-cell office:value-type="float" office:value="1000" calcext:value-type="float">
            <text:p>1000</text:p>
          </table:table-cell>
          <table:table-cell office:value-type="float" office:value="13238000" calcext:value-type="float">
            <text:p>13238000</text:p>
          </table:table-cell>
          <table:table-cell table:formula="of:=IF([.E920]-[.B920]=0;0;1)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1000" calcext:value-type="float">
            <text:p>1000</text:p>
          </table:table-cell>
          <table:table-cell office:value-type="float" office:value="6121000" calcext:value-type="float">
            <text:p>6121000</text:p>
          </table:table-cell>
          <table:table-cell office:value-type="float" office:value="918" calcext:value-type="float">
            <text:p>918</text:p>
          </table:table-cell>
          <table:table-cell office:value-type="float" office:value="1000" calcext:value-type="float">
            <text:p>1000</text:p>
          </table:table-cell>
          <table:table-cell office:value-type="float" office:value="6167000" calcext:value-type="float">
            <text:p>6167000</text:p>
          </table:table-cell>
          <table:table-cell table:formula="of:=IF([.L920]-[.I920]=0;0;1)" office:value-type="float" office:value="0" calcext:value-type="float">
            <text:p>0</text:p>
          </table:table-cell>
          <table:table-cell table:formula="of:=IF([.L920]-[.B9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00" calcext:value-type="float">
            <text:p>1000</text:p>
          </table:table-cell>
          <table:table-cell office:value-type="float" office:value="10537999" calcext:value-type="float">
            <text:p>10537999</text:p>
          </table:table-cell>
          <table:table-cell office:value-type="float" office:value="919" calcext:value-type="float">
            <text:p>919</text:p>
          </table:table-cell>
          <table:table-cell office:value-type="float" office:value="1000" calcext:value-type="float">
            <text:p>1000</text:p>
          </table:table-cell>
          <table:table-cell office:value-type="float" office:value="10683999" calcext:value-type="float">
            <text:p>10683999</text:p>
          </table:table-cell>
          <table:table-cell table:formula="of:=IF([.E921]-[.B921]=0;0;1)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1000" calcext:value-type="float">
            <text:p>1000</text:p>
          </table:table-cell>
          <table:table-cell office:value-type="float" office:value="14631000" calcext:value-type="float">
            <text:p>14631000</text:p>
          </table:table-cell>
          <table:table-cell office:value-type="float" office:value="919" calcext:value-type="float">
            <text:p>919</text:p>
          </table:table-cell>
          <table:table-cell office:value-type="float" office:value="1000" calcext:value-type="float">
            <text:p>1000</text:p>
          </table:table-cell>
          <table:table-cell office:value-type="float" office:value="14459000" calcext:value-type="float">
            <text:p>14459000</text:p>
          </table:table-cell>
          <table:table-cell table:formula="of:=IF([.L921]-[.I921]=0;0;1)" office:value-type="float" office:value="0" calcext:value-type="float">
            <text:p>0</text:p>
          </table:table-cell>
          <table:table-cell table:formula="of:=IF([.L921]-[.B9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11382000" calcext:value-type="float">
            <text:p>1138200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11583000" calcext:value-type="float">
            <text:p>11583000</text:p>
          </table:table-cell>
          <table:table-cell table:formula="of:=IF([.E922]-[.B922]=0;0;1)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7565000" calcext:value-type="float">
            <text:p>756500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7818000" calcext:value-type="float">
            <text:p>7818000</text:p>
          </table:table-cell>
          <table:table-cell table:formula="of:=IF([.L922]-[.I922]=0;0;1)" office:value-type="float" office:value="0" calcext:value-type="float">
            <text:p>0</text:p>
          </table:table-cell>
          <table:table-cell table:formula="of:=IF([.L922]-[.B9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00" calcext:value-type="float">
            <text:p>1000</text:p>
          </table:table-cell>
          <table:table-cell office:value-type="float" office:value="4519000" calcext:value-type="float">
            <text:p>4519000</text:p>
          </table:table-cell>
          <table:table-cell office:value-type="float" office:value="921" calcext:value-type="float">
            <text:p>921</text:p>
          </table:table-cell>
          <table:table-cell office:value-type="float" office:value="1000" calcext:value-type="float">
            <text:p>1000</text:p>
          </table:table-cell>
          <table:table-cell office:value-type="float" office:value="4520000" calcext:value-type="float">
            <text:p>4520000</text:p>
          </table:table-cell>
          <table:table-cell table:formula="of:=IF([.E923]-[.B923]=0;0;1)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1000" calcext:value-type="float">
            <text:p>1000</text:p>
          </table:table-cell>
          <table:table-cell office:value-type="float" office:value="9175000" calcext:value-type="float">
            <text:p>9175000</text:p>
          </table:table-cell>
          <table:table-cell office:value-type="float" office:value="921" calcext:value-type="float">
            <text:p>921</text:p>
          </table:table-cell>
          <table:table-cell office:value-type="float" office:value="1000" calcext:value-type="float">
            <text:p>1000</text:p>
          </table:table-cell>
          <table:table-cell office:value-type="float" office:value="9176000" calcext:value-type="float">
            <text:p>9176000</text:p>
          </table:table-cell>
          <table:table-cell table:formula="of:=IF([.L923]-[.I923]=0;0;1)" office:value-type="float" office:value="0" calcext:value-type="float">
            <text:p>0</text:p>
          </table:table-cell>
          <table:table-cell table:formula="of:=IF([.L923]-[.B9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00" calcext:value-type="float">
            <text:p>1000</text:p>
          </table:table-cell>
          <table:table-cell office:value-type="float" office:value="2180000" calcext:value-type="float">
            <text:p>2180000</text:p>
          </table:table-cell>
          <table:table-cell office:value-type="float" office:value="922" calcext:value-type="float">
            <text:p>922</text:p>
          </table:table-cell>
          <table:table-cell office:value-type="float" office:value="1000" calcext:value-type="float">
            <text:p>1000</text:p>
          </table:table-cell>
          <table:table-cell office:value-type="float" office:value="2205000" calcext:value-type="float">
            <text:p>2205000</text:p>
          </table:table-cell>
          <table:table-cell table:formula="of:=IF([.E924]-[.B924]=0;0;1)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1000" calcext:value-type="float">
            <text:p>1000</text:p>
          </table:table-cell>
          <table:table-cell office:value-type="float" office:value="2474000" calcext:value-type="float">
            <text:p>2474000</text:p>
          </table:table-cell>
          <table:table-cell office:value-type="float" office:value="922" calcext:value-type="float">
            <text:p>922</text:p>
          </table:table-cell>
          <table:table-cell office:value-type="float" office:value="1000" calcext:value-type="float">
            <text:p>1000</text:p>
          </table:table-cell>
          <table:table-cell office:value-type="float" office:value="2640000" calcext:value-type="float">
            <text:p>2640000</text:p>
          </table:table-cell>
          <table:table-cell table:formula="of:=IF([.L924]-[.I924]=0;0;1)" office:value-type="float" office:value="0" calcext:value-type="float">
            <text:p>0</text:p>
          </table:table-cell>
          <table:table-cell table:formula="of:=IF([.L924]-[.B9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00" calcext:value-type="float">
            <text:p>1000</text:p>
          </table:table-cell>
          <table:table-cell office:value-type="float" office:value="3662000" calcext:value-type="float">
            <text:p>3662000</text:p>
          </table:table-cell>
          <table:table-cell office:value-type="float" office:value="923" calcext:value-type="float">
            <text:p>923</text:p>
          </table:table-cell>
          <table:table-cell office:value-type="float" office:value="1000" calcext:value-type="float">
            <text:p>1000</text:p>
          </table:table-cell>
          <table:table-cell office:value-type="float" office:value="3688000" calcext:value-type="float">
            <text:p>3688000</text:p>
          </table:table-cell>
          <table:table-cell table:formula="of:=IF([.E925]-[.B925]=0;0;1)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1000" calcext:value-type="float">
            <text:p>1000</text:p>
          </table:table-cell>
          <table:table-cell office:value-type="float" office:value="13312000" calcext:value-type="float">
            <text:p>13312000</text:p>
          </table:table-cell>
          <table:table-cell office:value-type="float" office:value="923" calcext:value-type="float">
            <text:p>923</text:p>
          </table:table-cell>
          <table:table-cell office:value-type="float" office:value="1000" calcext:value-type="float">
            <text:p>1000</text:p>
          </table:table-cell>
          <table:table-cell office:value-type="float" office:value="13262999" calcext:value-type="float">
            <text:p>13262999</text:p>
          </table:table-cell>
          <table:table-cell table:formula="of:=IF([.L925]-[.I925]=0;0;1)" office:value-type="float" office:value="0" calcext:value-type="float">
            <text:p>0</text:p>
          </table:table-cell>
          <table:table-cell table:formula="of:=IF([.L925]-[.B9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00" calcext:value-type="float">
            <text:p>1000</text:p>
          </table:table-cell>
          <table:table-cell office:value-type="float" office:value="3011000" calcext:value-type="float">
            <text:p>3011000</text:p>
          </table:table-cell>
          <table:table-cell office:value-type="float" office:value="924" calcext:value-type="float">
            <text:p>924</text:p>
          </table:table-cell>
          <table:table-cell office:value-type="float" office:value="1000" calcext:value-type="float">
            <text:p>1000</text:p>
          </table:table-cell>
          <table:table-cell office:value-type="float" office:value="2954000" calcext:value-type="float">
            <text:p>2954000</text:p>
          </table:table-cell>
          <table:table-cell table:formula="of:=IF([.E926]-[.B926]=0;0;1)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1000" calcext:value-type="float">
            <text:p>1000</text:p>
          </table:table-cell>
          <table:table-cell office:value-type="float" office:value="66601999" calcext:value-type="float">
            <text:p>66601999</text:p>
          </table:table-cell>
          <table:table-cell office:value-type="float" office:value="924" calcext:value-type="float">
            <text:p>924</text:p>
          </table:table-cell>
          <table:table-cell office:value-type="float" office:value="1000" calcext:value-type="float">
            <text:p>1000</text:p>
          </table:table-cell>
          <table:table-cell office:value-type="float" office:value="65211999" calcext:value-type="float">
            <text:p>65211999</text:p>
          </table:table-cell>
          <table:table-cell table:formula="of:=IF([.L926]-[.I926]=0;0;1)" office:value-type="float" office:value="0" calcext:value-type="float">
            <text:p>0</text:p>
          </table:table-cell>
          <table:table-cell table:formula="of:=IF([.L926]-[.B9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00" calcext:value-type="float">
            <text:p>1000</text:p>
          </table:table-cell>
          <table:table-cell office:value-type="float" office:value="10750000" calcext:value-type="float">
            <text:p>10750000</text:p>
          </table:table-cell>
          <table:table-cell office:value-type="float" office:value="925" calcext:value-type="float">
            <text:p>925</text:p>
          </table:table-cell>
          <table:table-cell office:value-type="float" office:value="1000" calcext:value-type="float">
            <text:p>1000</text:p>
          </table:table-cell>
          <table:table-cell office:value-type="float" office:value="10913000" calcext:value-type="float">
            <text:p>10913000</text:p>
          </table:table-cell>
          <table:table-cell table:formula="of:=IF([.E927]-[.B927]=0;0;1)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1000" calcext:value-type="float">
            <text:p>1000</text:p>
          </table:table-cell>
          <table:table-cell office:value-type="float" office:value="7868999" calcext:value-type="float">
            <text:p>7868999</text:p>
          </table:table-cell>
          <table:table-cell office:value-type="float" office:value="925" calcext:value-type="float">
            <text:p>925</text:p>
          </table:table-cell>
          <table:table-cell office:value-type="float" office:value="1000" calcext:value-type="float">
            <text:p>1000</text:p>
          </table:table-cell>
          <table:table-cell office:value-type="float" office:value="8431000" calcext:value-type="float">
            <text:p>8431000</text:p>
          </table:table-cell>
          <table:table-cell table:formula="of:=IF([.L927]-[.I927]=0;0;1)" office:value-type="float" office:value="0" calcext:value-type="float">
            <text:p>0</text:p>
          </table:table-cell>
          <table:table-cell table:formula="of:=IF([.L927]-[.B9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1495000" calcext:value-type="float">
            <text:p>1495000</text:p>
          </table:table-cell>
          <table:table-cell table:formula="of:=IF([.E928]-[.B928]=0;0;1)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1754000" calcext:value-type="float">
            <text:p>1754000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1776000" calcext:value-type="float">
            <text:p>1776000</text:p>
          </table:table-cell>
          <table:table-cell table:formula="of:=IF([.L928]-[.I928]=0;0;1)" office:value-type="float" office:value="0" calcext:value-type="float">
            <text:p>0</text:p>
          </table:table-cell>
          <table:table-cell table:formula="of:=IF([.L928]-[.B9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00" calcext:value-type="float">
            <text:p>1000</text:p>
          </table:table-cell>
          <table:table-cell office:value-type="float" office:value="10834000" calcext:value-type="float">
            <text:p>10834000</text:p>
          </table:table-cell>
          <table:table-cell office:value-type="float" office:value="927" calcext:value-type="float">
            <text:p>927</text:p>
          </table:table-cell>
          <table:table-cell office:value-type="float" office:value="1000" calcext:value-type="float">
            <text:p>1000</text:p>
          </table:table-cell>
          <table:table-cell office:value-type="float" office:value="11026000" calcext:value-type="float">
            <text:p>11026000</text:p>
          </table:table-cell>
          <table:table-cell table:formula="of:=IF([.E929]-[.B929]=0;0;1)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1000" calcext:value-type="float">
            <text:p>1000</text:p>
          </table:table-cell>
          <table:table-cell office:value-type="float" office:value="11889000" calcext:value-type="float">
            <text:p>11889000</text:p>
          </table:table-cell>
          <table:table-cell office:value-type="float" office:value="927" calcext:value-type="float">
            <text:p>927</text:p>
          </table:table-cell>
          <table:table-cell office:value-type="float" office:value="1000" calcext:value-type="float">
            <text:p>1000</text:p>
          </table:table-cell>
          <table:table-cell office:value-type="float" office:value="12447000" calcext:value-type="float">
            <text:p>12447000</text:p>
          </table:table-cell>
          <table:table-cell table:formula="of:=IF([.L929]-[.I929]=0;0;1)" office:value-type="float" office:value="0" calcext:value-type="float">
            <text:p>0</text:p>
          </table:table-cell>
          <table:table-cell table:formula="of:=IF([.L929]-[.B9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 office:value-type="float" office:value="14220000" calcext:value-type="float">
            <text:p>14220000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 office:value-type="float" office:value="14431000" calcext:value-type="float">
            <text:p>14431000</text:p>
          </table:table-cell>
          <table:table-cell table:formula="of:=IF([.E930]-[.B930]=0;0;1)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 office:value-type="float" office:value="14693999" calcext:value-type="float">
            <text:p>14693999</text:p>
          </table:table-cell>
          <table:table-cell office:value-type="float" office:value="928" calcext:value-type="float">
            <text:p>928</text:p>
          </table:table-cell>
          <table:table-cell office:value-type="float" office:value="1000" calcext:value-type="float">
            <text:p>1000</text:p>
          </table:table-cell>
          <table:table-cell office:value-type="float" office:value="17157000" calcext:value-type="float">
            <text:p>17157000</text:p>
          </table:table-cell>
          <table:table-cell table:formula="of:=IF([.L930]-[.I930]=0;0;1)" office:value-type="float" office:value="0" calcext:value-type="float">
            <text:p>0</text:p>
          </table:table-cell>
          <table:table-cell table:formula="of:=IF([.L930]-[.B9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00" calcext:value-type="float">
            <text:p>1000</text:p>
          </table:table-cell>
          <table:table-cell office:value-type="float" office:value="8839000" calcext:value-type="float">
            <text:p>8839000</text:p>
          </table:table-cell>
          <table:table-cell office:value-type="float" office:value="929" calcext:value-type="float">
            <text:p>929</text:p>
          </table:table-cell>
          <table:table-cell office:value-type="float" office:value="1000" calcext:value-type="float">
            <text:p>1000</text:p>
          </table:table-cell>
          <table:table-cell office:value-type="float" office:value="9014000" calcext:value-type="float">
            <text:p>9014000</text:p>
          </table:table-cell>
          <table:table-cell table:formula="of:=IF([.E931]-[.B931]=0;0;1)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1000" calcext:value-type="float">
            <text:p>1000</text:p>
          </table:table-cell>
          <table:table-cell office:value-type="float" office:value="33034000" calcext:value-type="float">
            <text:p>33034000</text:p>
          </table:table-cell>
          <table:table-cell office:value-type="float" office:value="929" calcext:value-type="float">
            <text:p>929</text:p>
          </table:table-cell>
          <table:table-cell office:value-type="float" office:value="1000" calcext:value-type="float">
            <text:p>1000</text:p>
          </table:table-cell>
          <table:table-cell office:value-type="float" office:value="32296000" calcext:value-type="float">
            <text:p>32296000</text:p>
          </table:table-cell>
          <table:table-cell table:formula="of:=IF([.L931]-[.I931]=0;0;1)" office:value-type="float" office:value="0" calcext:value-type="float">
            <text:p>0</text:p>
          </table:table-cell>
          <table:table-cell table:formula="of:=IF([.L931]-[.B9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542999" calcext:value-type="float">
            <text:p>2542999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565999" calcext:value-type="float">
            <text:p>2565999</text:p>
          </table:table-cell>
          <table:table-cell table:formula="of:=IF([.E932]-[.B932]=0;0;1)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382000" calcext:value-type="float">
            <text:p>238200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421999" calcext:value-type="float">
            <text:p>2421999</text:p>
          </table:table-cell>
          <table:table-cell table:formula="of:=IF([.L932]-[.I932]=0;0;1)" office:value-type="float" office:value="0" calcext:value-type="float">
            <text:p>0</text:p>
          </table:table-cell>
          <table:table-cell table:formula="of:=IF([.L932]-[.B9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00" calcext:value-type="float">
            <text:p>1000</text:p>
          </table:table-cell>
          <table:table-cell office:value-type="float" office:value="179424000" calcext:value-type="float">
            <text:p>179424000</text:p>
          </table:table-cell>
          <table:table-cell office:value-type="float" office:value="931" calcext:value-type="float">
            <text:p>931</text:p>
          </table:table-cell>
          <table:table-cell office:value-type="float" office:value="1000" calcext:value-type="float">
            <text:p>1000</text:p>
          </table:table-cell>
          <table:table-cell office:value-type="float" office:value="183504000" calcext:value-type="float">
            <text:p>183504000</text:p>
          </table:table-cell>
          <table:table-cell table:formula="of:=IF([.E933]-[.B933]=0;0;1)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1000" calcext:value-type="float">
            <text:p>1000</text:p>
          </table:table-cell>
          <table:table-cell office:value-type="float" office:value="178915000" calcext:value-type="float">
            <text:p>178915000</text:p>
          </table:table-cell>
          <table:table-cell office:value-type="float" office:value="931" calcext:value-type="float">
            <text:p>931</text:p>
          </table:table-cell>
          <table:table-cell office:value-type="float" office:value="1000" calcext:value-type="float">
            <text:p>1000</text:p>
          </table:table-cell>
          <table:table-cell office:value-type="float" office:value="177850999" calcext:value-type="float">
            <text:p>177850999</text:p>
          </table:table-cell>
          <table:table-cell table:formula="of:=IF([.L933]-[.I933]=0;0;1)" office:value-type="float" office:value="0" calcext:value-type="float">
            <text:p>0</text:p>
          </table:table-cell>
          <table:table-cell table:formula="of:=IF([.L933]-[.B9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73000" calcext:value-type="float">
            <text:p>173000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75000" calcext:value-type="float">
            <text:p>175000</text:p>
          </table:table-cell>
          <table:table-cell table:formula="of:=IF([.E934]-[.B934]=0;0;1)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238999" calcext:value-type="float">
            <text:p>238999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224000" calcext:value-type="float">
            <text:p>224000</text:p>
          </table:table-cell>
          <table:table-cell table:formula="of:=IF([.L934]-[.I934]=0;0;1)" office:value-type="float" office:value="0" calcext:value-type="float">
            <text:p>0</text:p>
          </table:table-cell>
          <table:table-cell table:formula="of:=IF([.L934]-[.B9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0329000" calcext:value-type="float">
            <text:p>10329000</text:p>
          </table:table-cell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0678000" calcext:value-type="float">
            <text:p>10678000</text:p>
          </table:table-cell>
          <table:table-cell table:formula="of:=IF([.E935]-[.B935]=0;0;1)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0567000" calcext:value-type="float">
            <text:p>10567000</text:p>
          </table:table-cell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0572000" calcext:value-type="float">
            <text:p>10572000</text:p>
          </table:table-cell>
          <table:table-cell table:formula="of:=IF([.L935]-[.I935]=0;0;1)" office:value-type="float" office:value="0" calcext:value-type="float">
            <text:p>0</text:p>
          </table:table-cell>
          <table:table-cell table:formula="of:=IF([.L935]-[.B9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5303000" calcext:value-type="float">
            <text:p>25303000</text:p>
          </table:table-cell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6123000" calcext:value-type="float">
            <text:p>26123000</text:p>
          </table:table-cell>
          <table:table-cell table:formula="of:=IF([.E936]-[.B936]=0;0;1)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5561000" calcext:value-type="float">
            <text:p>25561000</text:p>
          </table:table-cell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5318999" calcext:value-type="float">
            <text:p>25318999</text:p>
          </table:table-cell>
          <table:table-cell table:formula="of:=IF([.L936]-[.I936]=0;0;1)" office:value-type="float" office:value="0" calcext:value-type="float">
            <text:p>0</text:p>
          </table:table-cell>
          <table:table-cell table:formula="of:=IF([.L936]-[.B9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3940000" calcext:value-type="float">
            <text:p>23940000</text:p>
          </table:table-cell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4494000" calcext:value-type="float">
            <text:p>24494000</text:p>
          </table:table-cell>
          <table:table-cell table:formula="of:=IF([.E937]-[.B937]=0;0;1)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4272000" calcext:value-type="float">
            <text:p>24272000</text:p>
          </table:table-cell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3902000" calcext:value-type="float">
            <text:p>23902000</text:p>
          </table:table-cell>
          <table:table-cell table:formula="of:=IF([.L937]-[.I937]=0;0;1)" office:value-type="float" office:value="0" calcext:value-type="float">
            <text:p>0</text:p>
          </table:table-cell>
          <table:table-cell table:formula="of:=IF([.L937]-[.B9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00" calcext:value-type="float">
            <text:p>1000</text:p>
          </table:table-cell>
          <table:table-cell office:value-type="float" office:value="6473000" calcext:value-type="float">
            <text:p>6473000</text:p>
          </table:table-cell>
          <table:table-cell office:value-type="float" office:value="936" calcext:value-type="float">
            <text:p>936</text:p>
          </table:table-cell>
          <table:table-cell office:value-type="float" office:value="1000" calcext:value-type="float">
            <text:p>1000</text:p>
          </table:table-cell>
          <table:table-cell office:value-type="float" office:value="6581999" calcext:value-type="float">
            <text:p>6581999</text:p>
          </table:table-cell>
          <table:table-cell table:formula="of:=IF([.E938]-[.B938]=0;0;1)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1000" calcext:value-type="float">
            <text:p>1000</text:p>
          </table:table-cell>
          <table:table-cell office:value-type="float" office:value="6784999" calcext:value-type="float">
            <text:p>6784999</text:p>
          </table:table-cell>
          <table:table-cell office:value-type="float" office:value="936" calcext:value-type="float">
            <text:p>936</text:p>
          </table:table-cell>
          <table:table-cell office:value-type="float" office:value="1000" calcext:value-type="float">
            <text:p>1000</text:p>
          </table:table-cell>
          <table:table-cell office:value-type="float" office:value="6834000" calcext:value-type="float">
            <text:p>6834000</text:p>
          </table:table-cell>
          <table:table-cell table:formula="of:=IF([.L938]-[.I938]=0;0;1)" office:value-type="float" office:value="0" calcext:value-type="float">
            <text:p>0</text:p>
          </table:table-cell>
          <table:table-cell table:formula="of:=IF([.L938]-[.B9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office:value-type="float" office:value="6528000" calcext:value-type="float">
            <text:p>6528000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office:value-type="float" office:value="6721000" calcext:value-type="float">
            <text:p>6721000</text:p>
          </table:table-cell>
          <table:table-cell table:formula="of:=IF([.E939]-[.B939]=0;0;1)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office:value-type="float" office:value="6973999" calcext:value-type="float">
            <text:p>6973999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  <table:table-cell office:value-type="float" office:value="7011000" calcext:value-type="float">
            <text:p>7011000</text:p>
          </table:table-cell>
          <table:table-cell table:formula="of:=IF([.L939]-[.I939]=0;0;1)" office:value-type="float" office:value="0" calcext:value-type="float">
            <text:p>0</text:p>
          </table:table-cell>
          <table:table-cell table:formula="of:=IF([.L939]-[.B9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00" calcext:value-type="float">
            <text:p>1000</text:p>
          </table:table-cell>
          <table:table-cell office:value-type="float" office:value="9647000" calcext:value-type="float">
            <text:p>9647000</text:p>
          </table:table-cell>
          <table:table-cell office:value-type="float" office:value="938" calcext:value-type="float">
            <text:p>938</text:p>
          </table:table-cell>
          <table:table-cell office:value-type="float" office:value="1000" calcext:value-type="float">
            <text:p>1000</text:p>
          </table:table-cell>
          <table:table-cell office:value-type="float" office:value="9875000" calcext:value-type="float">
            <text:p>9875000</text:p>
          </table:table-cell>
          <table:table-cell table:formula="of:=IF([.E940]-[.B940]=0;0;1)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000" calcext:value-type="float">
            <text:p>1000</text:p>
          </table:table-cell>
          <table:table-cell office:value-type="float" office:value="10157000" calcext:value-type="float">
            <text:p>10157000</text:p>
          </table:table-cell>
          <table:table-cell office:value-type="float" office:value="938" calcext:value-type="float">
            <text:p>938</text:p>
          </table:table-cell>
          <table:table-cell office:value-type="float" office:value="1000" calcext:value-type="float">
            <text:p>1000</text:p>
          </table:table-cell>
          <table:table-cell office:value-type="float" office:value="10084000" calcext:value-type="float">
            <text:p>10084000</text:p>
          </table:table-cell>
          <table:table-cell table:formula="of:=IF([.L940]-[.I940]=0;0;1)" office:value-type="float" office:value="0" calcext:value-type="float">
            <text:p>0</text:p>
          </table:table-cell>
          <table:table-cell table:formula="of:=IF([.L940]-[.B9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2529000" calcext:value-type="float">
            <text:p>2529000</text:p>
          </table:table-cell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2643000" calcext:value-type="float">
            <text:p>2643000</text:p>
          </table:table-cell>
          <table:table-cell table:formula="of:=IF([.E941]-[.B941]=0;0;1)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2766000" calcext:value-type="float">
            <text:p>2766000</text:p>
          </table:table-cell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2786000" calcext:value-type="float">
            <text:p>2786000</text:p>
          </table:table-cell>
          <table:table-cell table:formula="of:=IF([.L941]-[.I941]=0;0;1)" office:value-type="float" office:value="0" calcext:value-type="float">
            <text:p>0</text:p>
          </table:table-cell>
          <table:table-cell table:formula="of:=IF([.L941]-[.B9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3704000" calcext:value-type="float">
            <text:p>23704000</text:p>
          </table:table-cell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4617999" calcext:value-type="float">
            <text:p>24617999</text:p>
          </table:table-cell>
          <table:table-cell table:formula="of:=IF([.E942]-[.B942]=0;0;1)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4435000" calcext:value-type="float">
            <text:p>24435000</text:p>
          </table:table-cell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4433999" calcext:value-type="float">
            <text:p>24433999</text:p>
          </table:table-cell>
          <table:table-cell table:formula="of:=IF([.L942]-[.I942]=0;0;1)" office:value-type="float" office:value="0" calcext:value-type="float">
            <text:p>0</text:p>
          </table:table-cell>
          <table:table-cell table:formula="of:=IF([.L942]-[.B9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table:formula="of:=IF([.E943]-[.B943]=0;0;1)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formula="of:=IF([.L943]-[.I943]=0;0;1)" office:value-type="float" office:value="0" calcext:value-type="float">
            <text:p>0</text:p>
          </table:table-cell>
          <table:table-cell table:formula="of:=IF([.L943]-[.B9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0" calcext:value-type="float">
            <text:p>1000</text:p>
          </table:table-cell>
          <table:table-cell office:value-type="float" office:value="39394000" calcext:value-type="float">
            <text:p>39394000</text:p>
          </table:table-cell>
          <table:table-cell office:value-type="float" office:value="942" calcext:value-type="float">
            <text:p>942</text:p>
          </table:table-cell>
          <table:table-cell office:value-type="float" office:value="1000" calcext:value-type="float">
            <text:p>1000</text:p>
          </table:table-cell>
          <table:table-cell office:value-type="float" office:value="40685000" calcext:value-type="float">
            <text:p>40685000</text:p>
          </table:table-cell>
          <table:table-cell table:formula="of:=IF([.E944]-[.B944]=0;0;1)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000" calcext:value-type="float">
            <text:p>1000</text:p>
          </table:table-cell>
          <table:table-cell office:value-type="float" office:value="40704000" calcext:value-type="float">
            <text:p>40704000</text:p>
          </table:table-cell>
          <table:table-cell office:value-type="float" office:value="942" calcext:value-type="float">
            <text:p>942</text:p>
          </table:table-cell>
          <table:table-cell office:value-type="float" office:value="1000" calcext:value-type="float">
            <text:p>1000</text:p>
          </table:table-cell>
          <table:table-cell office:value-type="float" office:value="40149000" calcext:value-type="float">
            <text:p>40149000</text:p>
          </table:table-cell>
          <table:table-cell table:formula="of:=IF([.L944]-[.I944]=0;0;1)" office:value-type="float" office:value="0" calcext:value-type="float">
            <text:p>0</text:p>
          </table:table-cell>
          <table:table-cell table:formula="of:=IF([.L944]-[.B9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00" calcext:value-type="float">
            <text:p>1000</text:p>
          </table:table-cell>
          <table:table-cell office:value-type="float" office:value="5501000" calcext:value-type="float">
            <text:p>5501000</text:p>
          </table:table-cell>
          <table:table-cell office:value-type="float" office:value="943" calcext:value-type="float">
            <text:p>943</text:p>
          </table:table-cell>
          <table:table-cell office:value-type="float" office:value="1000" calcext:value-type="float">
            <text:p>1000</text:p>
          </table:table-cell>
          <table:table-cell office:value-type="float" office:value="5678000" calcext:value-type="float">
            <text:p>5678000</text:p>
          </table:table-cell>
          <table:table-cell table:formula="of:=IF([.E945]-[.B945]=0;0;1)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1000" calcext:value-type="float">
            <text:p>1000</text:p>
          </table:table-cell>
          <table:table-cell office:value-type="float" office:value="5836000" calcext:value-type="float">
            <text:p>5836000</text:p>
          </table:table-cell>
          <table:table-cell office:value-type="float" office:value="943" calcext:value-type="float">
            <text:p>943</text:p>
          </table:table-cell>
          <table:table-cell office:value-type="float" office:value="1000" calcext:value-type="float">
            <text:p>1000</text:p>
          </table:table-cell>
          <table:table-cell office:value-type="float" office:value="5919000" calcext:value-type="float">
            <text:p>5919000</text:p>
          </table:table-cell>
          <table:table-cell table:formula="of:=IF([.L945]-[.I945]=0;0;1)" office:value-type="float" office:value="0" calcext:value-type="float">
            <text:p>0</text:p>
          </table:table-cell>
          <table:table-cell table:formula="of:=IF([.L945]-[.B9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959000" calcext:value-type="float">
            <text:p>959000</text:p>
          </table:table-cell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980000" calcext:value-type="float">
            <text:p>980000</text:p>
          </table:table-cell>
          <table:table-cell table:formula="of:=IF([.E946]-[.B946]=0;0;1)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1049000" calcext:value-type="float">
            <text:p>1049000</text:p>
          </table:table-cell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1041000" calcext:value-type="float">
            <text:p>1041000</text:p>
          </table:table-cell>
          <table:table-cell table:formula="of:=IF([.L946]-[.I946]=0;0;1)" office:value-type="float" office:value="0" calcext:value-type="float">
            <text:p>0</text:p>
          </table:table-cell>
          <table:table-cell table:formula="of:=IF([.L946]-[.B9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00" calcext:value-type="float">
            <text:p>1000</text:p>
          </table:table-cell>
          <table:table-cell office:value-type="float" office:value="19790000" calcext:value-type="float">
            <text:p>19790000</text:p>
          </table:table-cell>
          <table:table-cell office:value-type="float" office:value="945" calcext:value-type="float">
            <text:p>945</text:p>
          </table:table-cell>
          <table:table-cell office:value-type="float" office:value="1000" calcext:value-type="float">
            <text:p>1000</text:p>
          </table:table-cell>
          <table:table-cell office:value-type="float" office:value="20557000" calcext:value-type="float">
            <text:p>20557000</text:p>
          </table:table-cell>
          <table:table-cell table:formula="of:=IF([.E947]-[.B947]=0;0;1)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1000" calcext:value-type="float">
            <text:p>1000</text:p>
          </table:table-cell>
          <table:table-cell office:value-type="float" office:value="20585000" calcext:value-type="float">
            <text:p>20585000</text:p>
          </table:table-cell>
          <table:table-cell office:value-type="float" office:value="945" calcext:value-type="float">
            <text:p>945</text:p>
          </table:table-cell>
          <table:table-cell office:value-type="float" office:value="1000" calcext:value-type="float">
            <text:p>1000</text:p>
          </table:table-cell>
          <table:table-cell office:value-type="float" office:value="20408000" calcext:value-type="float">
            <text:p>20408000</text:p>
          </table:table-cell>
          <table:table-cell table:formula="of:=IF([.L947]-[.I947]=0;0;1)" office:value-type="float" office:value="0" calcext:value-type="float">
            <text:p>0</text:p>
          </table:table-cell>
          <table:table-cell table:formula="of:=IF([.L947]-[.B9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00" calcext:value-type="float">
            <text:p>1000</text:p>
          </table:table-cell>
          <table:table-cell office:value-type="float" office:value="5502000" calcext:value-type="float">
            <text:p>5502000</text:p>
          </table:table-cell>
          <table:table-cell office:value-type="float" office:value="946" calcext:value-type="float">
            <text:p>946</text:p>
          </table:table-cell>
          <table:table-cell office:value-type="float" office:value="1000" calcext:value-type="float">
            <text:p>1000</text:p>
          </table:table-cell>
          <table:table-cell office:value-type="float" office:value="5640000" calcext:value-type="float">
            <text:p>5640000</text:p>
          </table:table-cell>
          <table:table-cell table:formula="of:=IF([.E948]-[.B948]=0;0;1)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000" calcext:value-type="float">
            <text:p>1000</text:p>
          </table:table-cell>
          <table:table-cell office:value-type="float" office:value="5843000" calcext:value-type="float">
            <text:p>5843000</text:p>
          </table:table-cell>
          <table:table-cell office:value-type="float" office:value="946" calcext:value-type="float">
            <text:p>946</text:p>
          </table:table-cell>
          <table:table-cell office:value-type="float" office:value="1000" calcext:value-type="float">
            <text:p>1000</text:p>
          </table:table-cell>
          <table:table-cell office:value-type="float" office:value="5892000" calcext:value-type="float">
            <text:p>5892000</text:p>
          </table:table-cell>
          <table:table-cell table:formula="of:=IF([.L948]-[.I948]=0;0;1)" office:value-type="float" office:value="0" calcext:value-type="float">
            <text:p>0</text:p>
          </table:table-cell>
          <table:table-cell table:formula="of:=IF([.L948]-[.B9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99000" calcext:value-type="float">
            <text:p>99000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99000" calcext:value-type="float">
            <text:p>99000</text:p>
          </table:table-cell>
          <table:table-cell table:formula="of:=IF([.E949]-[.B949]=0;0;1)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109999" calcext:value-type="float">
            <text:p>109999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111000" calcext:value-type="float">
            <text:p>111000</text:p>
          </table:table-cell>
          <table:table-cell table:formula="of:=IF([.L949]-[.I949]=0;0;1)" office:value-type="float" office:value="0" calcext:value-type="float">
            <text:p>0</text:p>
          </table:table-cell>
          <table:table-cell table:formula="of:=IF([.L949]-[.B9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259000" calcext:value-type="float">
            <text:p>1259000</text:p>
          </table:table-cell>
          <table:table-cell table:formula="of:=IF([.E950]-[.B950]=0;0;1)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302000" calcext:value-type="float">
            <text:p>1302000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274000" calcext:value-type="float">
            <text:p>1274000</text:p>
          </table:table-cell>
          <table:table-cell table:formula="of:=IF([.L950]-[.I950]=0;0;1)" office:value-type="float" office:value="0" calcext:value-type="float">
            <text:p>0</text:p>
          </table:table-cell>
          <table:table-cell table:formula="of:=IF([.L950]-[.B9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4868000" calcext:value-type="float">
            <text:p>4868000</text:p>
          </table:table-cell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5007999" calcext:value-type="float">
            <text:p>5007999</text:p>
          </table:table-cell>
          <table:table-cell table:formula="of:=IF([.E951]-[.B951]=0;0;1)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5162000" calcext:value-type="float">
            <text:p>5162000</text:p>
          </table:table-cell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5199000" calcext:value-type="float">
            <text:p>5199000</text:p>
          </table:table-cell>
          <table:table-cell table:formula="of:=IF([.L951]-[.I951]=0;0;1)" office:value-type="float" office:value="0" calcext:value-type="float">
            <text:p>0</text:p>
          </table:table-cell>
          <table:table-cell table:formula="of:=IF([.L951]-[.B9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107999" calcext:value-type="float">
            <text:p>10107999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466999" calcext:value-type="float">
            <text:p>10466999</text:p>
          </table:table-cell>
          <table:table-cell table:formula="of:=IF([.E952]-[.B952]=0;0;1)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96000" calcext:value-type="float">
            <text:p>105960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76000" calcext:value-type="float">
            <text:p>10576000</text:p>
          </table:table-cell>
          <table:table-cell table:formula="of:=IF([.L952]-[.I952]=0;0;1)" office:value-type="float" office:value="0" calcext:value-type="float">
            <text:p>0</text:p>
          </table:table-cell>
          <table:table-cell table:formula="of:=IF([.L952]-[.B9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E953]-[.B953]=0;0;1)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L953]-[.I953]=0;0;1)" office:value-type="float" office:value="0" calcext:value-type="float">
            <text:p>0</text:p>
          </table:table-cell>
          <table:table-cell table:formula="of:=IF([.L953]-[.B9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70999" calcext:value-type="float">
            <text:p>170999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79999" calcext:value-type="float">
            <text:p>179999</text:p>
          </table:table-cell>
          <table:table-cell table:formula="of:=IF([.E954]-[.B954]=0;0;1)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88000" calcext:value-type="float">
            <text:p>18800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85000" calcext:value-type="float">
            <text:p>185000</text:p>
          </table:table-cell>
          <table:table-cell table:formula="of:=IF([.L954]-[.I954]=0;0;1)" office:value-type="float" office:value="0" calcext:value-type="float">
            <text:p>0</text:p>
          </table:table-cell>
          <table:table-cell table:formula="of:=IF([.L954]-[.B9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3907000" calcext:value-type="float">
            <text:p>3907000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4018000" calcext:value-type="float">
            <text:p>4018000</text:p>
          </table:table-cell>
          <table:table-cell table:formula="of:=IF([.E955]-[.B955]=0;0;1)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4133999" calcext:value-type="float">
            <text:p>4133999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4177999" calcext:value-type="float">
            <text:p>4177999</text:p>
          </table:table-cell>
          <table:table-cell table:formula="of:=IF([.L955]-[.I955]=0;0;1)" office:value-type="float" office:value="0" calcext:value-type="float">
            <text:p>0</text:p>
          </table:table-cell>
          <table:table-cell table:formula="of:=IF([.L955]-[.B9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104999" calcext:value-type="float">
            <text:p>3104999</text:p>
          </table:table-cell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198000" calcext:value-type="float">
            <text:p>3198000</text:p>
          </table:table-cell>
          <table:table-cell table:formula="of:=IF([.E956]-[.B956]=0;0;1)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169000" calcext:value-type="float">
            <text:p>3169000</text:p>
          </table:table-cell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181000" calcext:value-type="float">
            <text:p>3181000</text:p>
          </table:table-cell>
          <table:table-cell table:formula="of:=IF([.L956]-[.I956]=0;0;1)" office:value-type="float" office:value="0" calcext:value-type="float">
            <text:p>0</text:p>
          </table:table-cell>
          <table:table-cell table:formula="of:=IF([.L956]-[.B9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1742999" calcext:value-type="float">
            <text:p>41742999</text:p>
          </table:table-cell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3468000" calcext:value-type="float">
            <text:p>43468000</text:p>
          </table:table-cell>
          <table:table-cell table:formula="of:=IF([.E957]-[.B957]=0;0;1)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3840000" calcext:value-type="float">
            <text:p>43840000</text:p>
          </table:table-cell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3039000" calcext:value-type="float">
            <text:p>43039000</text:p>
          </table:table-cell>
          <table:table-cell table:formula="of:=IF([.L957]-[.I957]=0;0;1)" office:value-type="float" office:value="0" calcext:value-type="float">
            <text:p>0</text:p>
          </table:table-cell>
          <table:table-cell table:formula="of:=IF([.L957]-[.B9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3751999" calcext:value-type="float">
            <text:p>3751999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3872000" calcext:value-type="float">
            <text:p>3872000</text:p>
          </table:table-cell>
          <table:table-cell table:formula="of:=IF([.E958]-[.B958]=0;0;1)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4007999" calcext:value-type="float">
            <text:p>4007999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3994999" calcext:value-type="float">
            <text:p>3994999</text:p>
          </table:table-cell>
          <table:table-cell table:formula="of:=IF([.L958]-[.I958]=0;0;1)" office:value-type="float" office:value="0" calcext:value-type="float">
            <text:p>0</text:p>
          </table:table-cell>
          <table:table-cell table:formula="of:=IF([.L958]-[.B9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00" calcext:value-type="float">
            <text:p>1000</text:p>
          </table:table-cell>
          <table:table-cell office:value-type="float" office:value="101511999" calcext:value-type="float">
            <text:p>101511999</text:p>
          </table:table-cell>
          <table:table-cell office:value-type="float" office:value="957" calcext:value-type="float">
            <text:p>957</text:p>
          </table:table-cell>
          <table:table-cell office:value-type="float" office:value="1000" calcext:value-type="float">
            <text:p>1000</text:p>
          </table:table-cell>
          <table:table-cell office:value-type="float" office:value="106063999" calcext:value-type="float">
            <text:p>106063999</text:p>
          </table:table-cell>
          <table:table-cell table:formula="of:=IF([.E959]-[.B959]=0;0;1)"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1000" calcext:value-type="float">
            <text:p>1000</text:p>
          </table:table-cell>
          <table:table-cell office:value-type="float" office:value="106019999" calcext:value-type="float">
            <text:p>106019999</text:p>
          </table:table-cell>
          <table:table-cell office:value-type="float" office:value="957" calcext:value-type="float">
            <text:p>957</text:p>
          </table:table-cell>
          <table:table-cell office:value-type="float" office:value="1000" calcext:value-type="float">
            <text:p>1000</text:p>
          </table:table-cell>
          <table:table-cell office:value-type="float" office:value="105156000" calcext:value-type="float">
            <text:p>105156000</text:p>
          </table:table-cell>
          <table:table-cell table:formula="of:=IF([.L959]-[.I959]=0;0;1)" office:value-type="float" office:value="0" calcext:value-type="float">
            <text:p>0</text:p>
          </table:table-cell>
          <table:table-cell table:formula="of:=IF([.L959]-[.B9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00" calcext:value-type="float">
            <text:p>1000</text:p>
          </table:table-cell>
          <table:table-cell office:value-type="float" office:value="4972000" calcext:value-type="float">
            <text:p>4972000</text:p>
          </table:table-cell>
          <table:table-cell office:value-type="float" office:value="958" calcext:value-type="float">
            <text:p>958</text:p>
          </table:table-cell>
          <table:table-cell office:value-type="float" office:value="1000" calcext:value-type="float">
            <text:p>1000</text:p>
          </table:table-cell>
          <table:table-cell office:value-type="float" office:value="5108000" calcext:value-type="float">
            <text:p>5108000</text:p>
          </table:table-cell>
          <table:table-cell table:formula="of:=IF([.E960]-[.B960]=0;0;1)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1000" calcext:value-type="float">
            <text:p>1000</text:p>
          </table:table-cell>
          <table:table-cell office:value-type="float" office:value="5347000" calcext:value-type="float">
            <text:p>5347000</text:p>
          </table:table-cell>
          <table:table-cell office:value-type="float" office:value="958" calcext:value-type="float">
            <text:p>958</text:p>
          </table:table-cell>
          <table:table-cell office:value-type="float" office:value="1000" calcext:value-type="float">
            <text:p>1000</text:p>
          </table:table-cell>
          <table:table-cell office:value-type="float" office:value="5371000" calcext:value-type="float">
            <text:p>5371000</text:p>
          </table:table-cell>
          <table:table-cell table:formula="of:=IF([.L960]-[.I960]=0;0;1)" office:value-type="float" office:value="0" calcext:value-type="float">
            <text:p>0</text:p>
          </table:table-cell>
          <table:table-cell table:formula="of:=IF([.L960]-[.B9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00" calcext:value-type="float">
            <text:p>1000</text:p>
          </table:table-cell>
          <table:table-cell office:value-type="float" office:value="4125000" calcext:value-type="float">
            <text:p>4125000</text:p>
          </table:table-cell>
          <table:table-cell office:value-type="float" office:value="959" calcext:value-type="float">
            <text:p>959</text:p>
          </table:table-cell>
          <table:table-cell office:value-type="float" office:value="1000" calcext:value-type="float">
            <text:p>1000</text:p>
          </table:table-cell>
          <table:table-cell office:value-type="float" office:value="4236000" calcext:value-type="float">
            <text:p>4236000</text:p>
          </table:table-cell>
          <table:table-cell table:formula="of:=IF([.E961]-[.B961]=0;0;1)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000" calcext:value-type="float">
            <text:p>1000</text:p>
          </table:table-cell>
          <table:table-cell office:value-type="float" office:value="4458000" calcext:value-type="float">
            <text:p>4458000</text:p>
          </table:table-cell>
          <table:table-cell office:value-type="float" office:value="959" calcext:value-type="float">
            <text:p>959</text:p>
          </table:table-cell>
          <table:table-cell office:value-type="float" office:value="1000" calcext:value-type="float">
            <text:p>1000</text:p>
          </table:table-cell>
          <table:table-cell office:value-type="float" office:value="4507000" calcext:value-type="float">
            <text:p>4507000</text:p>
          </table:table-cell>
          <table:table-cell table:formula="of:=IF([.L961]-[.I961]=0;0;1)" office:value-type="float" office:value="0" calcext:value-type="float">
            <text:p>0</text:p>
          </table:table-cell>
          <table:table-cell table:formula="of:=IF([.L961]-[.B9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63036999" calcext:value-type="float">
            <text:p>63036999</text:p>
          </table:table-cell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64942000" calcext:value-type="float">
            <text:p>64942000</text:p>
          </table:table-cell>
          <table:table-cell table:formula="of:=IF([.E962]-[.B962]=0;0;1)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65248000" calcext:value-type="float">
            <text:p>65248000</text:p>
          </table:table-cell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64937999" calcext:value-type="float">
            <text:p>64937999</text:p>
          </table:table-cell>
          <table:table-cell table:formula="of:=IF([.L962]-[.I962]=0;0;1)" office:value-type="float" office:value="0" calcext:value-type="float">
            <text:p>0</text:p>
          </table:table-cell>
          <table:table-cell table:formula="of:=IF([.L962]-[.B9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00" calcext:value-type="float">
            <text:p>1000</text:p>
          </table:table-cell>
          <table:table-cell office:value-type="float" office:value="4738000" calcext:value-type="float">
            <text:p>4738000</text:p>
          </table:table-cell>
          <table:table-cell office:value-type="float" office:value="961" calcext:value-type="float">
            <text:p>961</text:p>
          </table:table-cell>
          <table:table-cell office:value-type="float" office:value="1000" calcext:value-type="float">
            <text:p>1000</text:p>
          </table:table-cell>
          <table:table-cell office:value-type="float" office:value="4888000" calcext:value-type="float">
            <text:p>4888000</text:p>
          </table:table-cell>
          <table:table-cell table:formula="of:=IF([.E963]-[.B963]=0;0;1)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1000" calcext:value-type="float">
            <text:p>1000</text:p>
          </table:table-cell>
          <table:table-cell office:value-type="float" office:value="5118000" calcext:value-type="float">
            <text:p>5118000</text:p>
          </table:table-cell>
          <table:table-cell office:value-type="float" office:value="961" calcext:value-type="float">
            <text:p>961</text:p>
          </table:table-cell>
          <table:table-cell office:value-type="float" office:value="1000" calcext:value-type="float">
            <text:p>1000</text:p>
          </table:table-cell>
          <table:table-cell office:value-type="float" office:value="5176000" calcext:value-type="float">
            <text:p>5176000</text:p>
          </table:table-cell>
          <table:table-cell table:formula="of:=IF([.L963]-[.I963]=0;0;1)" office:value-type="float" office:value="0" calcext:value-type="float">
            <text:p>0</text:p>
          </table:table-cell>
          <table:table-cell table:formula="of:=IF([.L963]-[.B9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1849999" calcext:value-type="float">
            <text:p>1849999</text:p>
          </table:table-cell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1981999" calcext:value-type="float">
            <text:p>1981999</text:p>
          </table:table-cell>
          <table:table-cell table:formula="of:=IF([.E964]-[.B964]=0;0;1)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1981999" calcext:value-type="float">
            <text:p>1981999</text:p>
          </table:table-cell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2045000" calcext:value-type="float">
            <text:p>2045000</text:p>
          </table:table-cell>
          <table:table-cell table:formula="of:=IF([.L964]-[.I964]=0;0;1)" office:value-type="float" office:value="0" calcext:value-type="float">
            <text:p>0</text:p>
          </table:table-cell>
          <table:table-cell table:formula="of:=IF([.L964]-[.B9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116000" calcext:value-type="float">
            <text:p>3116000</text:p>
          </table:table-cell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217000" calcext:value-type="float">
            <text:p>3217000</text:p>
          </table:table-cell>
          <table:table-cell table:formula="of:=IF([.E965]-[.B965]=0;0;1)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313999" calcext:value-type="float">
            <text:p>3313999</text:p>
          </table:table-cell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381000" calcext:value-type="float">
            <text:p>3381000</text:p>
          </table:table-cell>
          <table:table-cell table:formula="of:=IF([.L965]-[.I965]=0;0;1)" office:value-type="float" office:value="0" calcext:value-type="float">
            <text:p>0</text:p>
          </table:table-cell>
          <table:table-cell table:formula="of:=IF([.L965]-[.B9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office:value-type="float" office:value="3712999" calcext:value-type="float">
            <text:p>3712999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office:value-type="float" office:value="3805000" calcext:value-type="float">
            <text:p>3805000</text:p>
          </table:table-cell>
          <table:table-cell table:formula="of:=IF([.E966]-[.B966]=0;0;1)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office:value-type="float" office:value="3993000" calcext:value-type="float">
            <text:p>3993000</text:p>
          </table:table-cell>
          <table:table-cell office:value-type="float" office:value="964" calcext:value-type="float">
            <text:p>964</text:p>
          </table:table-cell>
          <table:table-cell office:value-type="float" office:value="1000" calcext:value-type="float">
            <text:p>1000</text:p>
          </table:table-cell>
          <table:table-cell office:value-type="float" office:value="4018000" calcext:value-type="float">
            <text:p>4018000</text:p>
          </table:table-cell>
          <table:table-cell table:formula="of:=IF([.L966]-[.I966]=0;0;1)" office:value-type="float" office:value="0" calcext:value-type="float">
            <text:p>0</text:p>
          </table:table-cell>
          <table:table-cell table:formula="of:=IF([.L966]-[.B9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000</text:p>
          </table:table-cell>
          <table:table-cell office:value-type="float" office:value="3322000" calcext:value-type="float">
            <text:p>3322000</text:p>
          </table:table-cell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000</text:p>
          </table:table-cell>
          <table:table-cell office:value-type="float" office:value="3391000" calcext:value-type="float">
            <text:p>3391000</text:p>
          </table:table-cell>
          <table:table-cell table:formula="of:=IF([.E967]-[.B967]=0;0;1)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000</text:p>
          </table:table-cell>
          <table:table-cell office:value-type="float" office:value="3552999" calcext:value-type="float">
            <text:p>3552999</text:p>
          </table:table-cell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000</text:p>
          </table:table-cell>
          <table:table-cell office:value-type="float" office:value="3613000" calcext:value-type="float">
            <text:p>3613000</text:p>
          </table:table-cell>
          <table:table-cell table:formula="of:=IF([.L967]-[.I967]=0;0;1)" office:value-type="float" office:value="0" calcext:value-type="float">
            <text:p>0</text:p>
          </table:table-cell>
          <table:table-cell table:formula="of:=IF([.L967]-[.B9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1697000" calcext:value-type="float">
            <text:p>1697000</text:p>
          </table:table-cell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1738999" calcext:value-type="float">
            <text:p>1738999</text:p>
          </table:table-cell>
          <table:table-cell table:formula="of:=IF([.E968]-[.B968]=0;0;1)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1782999" calcext:value-type="float">
            <text:p>1782999</text:p>
          </table:table-cell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1797000" calcext:value-type="float">
            <text:p>1797000</text:p>
          </table:table-cell>
          <table:table-cell table:formula="of:=IF([.L968]-[.I968]=0;0;1)" office:value-type="float" office:value="0" calcext:value-type="float">
            <text:p>0</text:p>
          </table:table-cell>
          <table:table-cell table:formula="of:=IF([.L968]-[.B9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00" calcext:value-type="float">
            <text:p>1000</text:p>
          </table:table-cell>
          <table:table-cell office:value-type="float" office:value="3731999" calcext:value-type="float">
            <text:p>3731999</text:p>
          </table:table-cell>
          <table:table-cell office:value-type="float" office:value="967" calcext:value-type="float">
            <text:p>967</text:p>
          </table:table-cell>
          <table:table-cell office:value-type="float" office:value="1000" calcext:value-type="float">
            <text:p>1000</text:p>
          </table:table-cell>
          <table:table-cell office:value-type="float" office:value="3784000" calcext:value-type="float">
            <text:p>3784000</text:p>
          </table:table-cell>
          <table:table-cell table:formula="of:=IF([.E969]-[.B969]=0;0;1)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1000" calcext:value-type="float">
            <text:p>1000</text:p>
          </table:table-cell>
          <table:table-cell office:value-type="float" office:value="3864000" calcext:value-type="float">
            <text:p>3864000</text:p>
          </table:table-cell>
          <table:table-cell office:value-type="float" office:value="967" calcext:value-type="float">
            <text:p>967</text:p>
          </table:table-cell>
          <table:table-cell office:value-type="float" office:value="1000" calcext:value-type="float">
            <text:p>1000</text:p>
          </table:table-cell>
          <table:table-cell office:value-type="float" office:value="3926000" calcext:value-type="float">
            <text:p>3926000</text:p>
          </table:table-cell>
          <table:table-cell table:formula="of:=IF([.L969]-[.I969]=0;0;1)" office:value-type="float" office:value="0" calcext:value-type="float">
            <text:p>0</text:p>
          </table:table-cell>
          <table:table-cell table:formula="of:=IF([.L969]-[.B9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00" calcext:value-type="float">
            <text:p>1000</text:p>
          </table:table-cell>
          <table:table-cell office:value-type="float" office:value="3643000" calcext:value-type="float">
            <text:p>3643000</text:p>
          </table:table-cell>
          <table:table-cell office:value-type="float" office:value="968" calcext:value-type="float">
            <text:p>968</text:p>
          </table:table-cell>
          <table:table-cell office:value-type="float" office:value="1000" calcext:value-type="float">
            <text:p>1000</text:p>
          </table:table-cell>
          <table:table-cell office:value-type="float" office:value="3741000" calcext:value-type="float">
            <text:p>3741000</text:p>
          </table:table-cell>
          <table:table-cell table:formula="of:=IF([.E970]-[.B970]=0;0;1)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1000" calcext:value-type="float">
            <text:p>1000</text:p>
          </table:table-cell>
          <table:table-cell office:value-type="float" office:value="3823000" calcext:value-type="float">
            <text:p>3823000</text:p>
          </table:table-cell>
          <table:table-cell office:value-type="float" office:value="968" calcext:value-type="float">
            <text:p>968</text:p>
          </table:table-cell>
          <table:table-cell office:value-type="float" office:value="1000" calcext:value-type="float">
            <text:p>1000</text:p>
          </table:table-cell>
          <table:table-cell office:value-type="float" office:value="4008999" calcext:value-type="float">
            <text:p>4008999</text:p>
          </table:table-cell>
          <table:table-cell table:formula="of:=IF([.L970]-[.I970]=0;0;1)" office:value-type="float" office:value="0" calcext:value-type="float">
            <text:p>0</text:p>
          </table:table-cell>
          <table:table-cell table:formula="of:=IF([.L970]-[.B9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00" calcext:value-type="float">
            <text:p>1000</text:p>
          </table:table-cell>
          <table:table-cell office:value-type="float" office:value="5396000" calcext:value-type="float">
            <text:p>5396000</text:p>
          </table:table-cell>
          <table:table-cell office:value-type="float" office:value="969" calcext:value-type="float">
            <text:p>969</text:p>
          </table:table-cell>
          <table:table-cell office:value-type="float" office:value="1000" calcext:value-type="float">
            <text:p>1000</text:p>
          </table:table-cell>
          <table:table-cell office:value-type="float" office:value="5493000" calcext:value-type="float">
            <text:p>5493000</text:p>
          </table:table-cell>
          <table:table-cell table:formula="of:=IF([.E971]-[.B971]=0;0;1)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1000" calcext:value-type="float">
            <text:p>1000</text:p>
          </table:table-cell>
          <table:table-cell office:value-type="float" office:value="5665000" calcext:value-type="float">
            <text:p>5665000</text:p>
          </table:table-cell>
          <table:table-cell office:value-type="float" office:value="969" calcext:value-type="float">
            <text:p>969</text:p>
          </table:table-cell>
          <table:table-cell office:value-type="float" office:value="1000" calcext:value-type="float">
            <text:p>1000</text:p>
          </table:table-cell>
          <table:table-cell office:value-type="float" office:value="6173000" calcext:value-type="float">
            <text:p>6173000</text:p>
          </table:table-cell>
          <table:table-cell table:formula="of:=IF([.L971]-[.I971]=0;0;1)" office:value-type="float" office:value="0" calcext:value-type="float">
            <text:p>0</text:p>
          </table:table-cell>
          <table:table-cell table:formula="of:=IF([.L971]-[.B9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6545000" calcext:value-type="float">
            <text:p>6545000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6702000" calcext:value-type="float">
            <text:p>6702000</text:p>
          </table:table-cell>
          <table:table-cell table:formula="of:=IF([.E972]-[.B972]=0;0;1)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6816000" calcext:value-type="float">
            <text:p>6816000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8022000" calcext:value-type="float">
            <text:p>8022000</text:p>
          </table:table-cell>
          <table:table-cell table:formula="of:=IF([.L972]-[.I972]=0;0;1)" office:value-type="float" office:value="0" calcext:value-type="float">
            <text:p>0</text:p>
          </table:table-cell>
          <table:table-cell table:formula="of:=IF([.L972]-[.B9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1988999" calcext:value-type="float">
            <text:p>1988999</text:p>
          </table:table-cell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2043999" calcext:value-type="float">
            <text:p>2043999</text:p>
          </table:table-cell>
          <table:table-cell table:formula="of:=IF([.E973]-[.B973]=0;0;1)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2139000" calcext:value-type="float">
            <text:p>2139000</text:p>
          </table:table-cell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2405000" calcext:value-type="float">
            <text:p>2405000</text:p>
          </table:table-cell>
          <table:table-cell table:formula="of:=IF([.L973]-[.I973]=0;0;1)" office:value-type="float" office:value="0" calcext:value-type="float">
            <text:p>0</text:p>
          </table:table-cell>
          <table:table-cell table:formula="of:=IF([.L973]-[.B9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00" calcext:value-type="float">
            <text:p>1000</text:p>
          </table:table-cell>
          <table:table-cell office:value-type="float" office:value="4452000" calcext:value-type="float">
            <text:p>4452000</text:p>
          </table:table-cell>
          <table:table-cell office:value-type="float" office:value="972" calcext:value-type="float">
            <text:p>972</text:p>
          </table:table-cell>
          <table:table-cell office:value-type="float" office:value="1000" calcext:value-type="float">
            <text:p>1000</text:p>
          </table:table-cell>
          <table:table-cell office:value-type="float" office:value="4536000" calcext:value-type="float">
            <text:p>4536000</text:p>
          </table:table-cell>
          <table:table-cell table:formula="of:=IF([.E974]-[.B974]=0;0;1)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00" calcext:value-type="float">
            <text:p>1000</text:p>
          </table:table-cell>
          <table:table-cell office:value-type="float" office:value="4606000" calcext:value-type="float">
            <text:p>4606000</text:p>
          </table:table-cell>
          <table:table-cell office:value-type="float" office:value="972" calcext:value-type="float">
            <text:p>972</text:p>
          </table:table-cell>
          <table:table-cell office:value-type="float" office:value="1000" calcext:value-type="float">
            <text:p>1000</text:p>
          </table:table-cell>
          <table:table-cell office:value-type="float" office:value="5175000" calcext:value-type="float">
            <text:p>5175000</text:p>
          </table:table-cell>
          <table:table-cell table:formula="of:=IF([.L974]-[.I974]=0;0;1)" office:value-type="float" office:value="0" calcext:value-type="float">
            <text:p>0</text:p>
          </table:table-cell>
          <table:table-cell table:formula="of:=IF([.L974]-[.B9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00" calcext:value-type="float">
            <text:p>1000</text:p>
          </table:table-cell>
          <table:table-cell office:value-type="float" office:value="9334000" calcext:value-type="float">
            <text:p>9334000</text:p>
          </table:table-cell>
          <table:table-cell office:value-type="float" office:value="973" calcext:value-type="float">
            <text:p>973</text:p>
          </table:table-cell>
          <table:table-cell office:value-type="float" office:value="1000" calcext:value-type="float">
            <text:p>1000</text:p>
          </table:table-cell>
          <table:table-cell office:value-type="float" office:value="9489000" calcext:value-type="float">
            <text:p>9489000</text:p>
          </table:table-cell>
          <table:table-cell table:formula="of:=IF([.E975]-[.B975]=0;0;1)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000" calcext:value-type="float">
            <text:p>1000</text:p>
          </table:table-cell>
          <table:table-cell office:value-type="float" office:value="9668999" calcext:value-type="float">
            <text:p>9668999</text:p>
          </table:table-cell>
          <table:table-cell office:value-type="float" office:value="973" calcext:value-type="float">
            <text:p>973</text:p>
          </table:table-cell>
          <table:table-cell office:value-type="float" office:value="1000" calcext:value-type="float">
            <text:p>1000</text:p>
          </table:table-cell>
          <table:table-cell office:value-type="float" office:value="10530000" calcext:value-type="float">
            <text:p>10530000</text:p>
          </table:table-cell>
          <table:table-cell table:formula="of:=IF([.L975]-[.I975]=0;0;1)" office:value-type="float" office:value="0" calcext:value-type="float">
            <text:p>0</text:p>
          </table:table-cell>
          <table:table-cell table:formula="of:=IF([.L975]-[.B9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00" calcext:value-type="float">
            <text:p>1000</text:p>
          </table:table-cell>
          <table:table-cell office:value-type="float" office:value="4955999" calcext:value-type="float">
            <text:p>4955999</text:p>
          </table:table-cell>
          <table:table-cell office:value-type="float" office:value="974" calcext:value-type="float">
            <text:p>974</text:p>
          </table:table-cell>
          <table:table-cell office:value-type="float" office:value="1000" calcext:value-type="float">
            <text:p>1000</text:p>
          </table:table-cell>
          <table:table-cell office:value-type="float" office:value="5060999" calcext:value-type="float">
            <text:p>5060999</text:p>
          </table:table-cell>
          <table:table-cell table:formula="of:=IF([.E976]-[.B976]=0;0;1)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000" calcext:value-type="float">
            <text:p>1000</text:p>
          </table:table-cell>
          <table:table-cell office:value-type="float" office:value="5199000" calcext:value-type="float">
            <text:p>5199000</text:p>
          </table:table-cell>
          <table:table-cell office:value-type="float" office:value="974" calcext:value-type="float">
            <text:p>974</text:p>
          </table:table-cell>
          <table:table-cell office:value-type="float" office:value="1000" calcext:value-type="float">
            <text:p>1000</text:p>
          </table:table-cell>
          <table:table-cell office:value-type="float" office:value="5717000" calcext:value-type="float">
            <text:p>5717000</text:p>
          </table:table-cell>
          <table:table-cell table:formula="of:=IF([.L976]-[.I976]=0;0;1)" office:value-type="float" office:value="0" calcext:value-type="float">
            <text:p>0</text:p>
          </table:table-cell>
          <table:table-cell table:formula="of:=IF([.L976]-[.B9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4646000" calcext:value-type="float">
            <text:p>4646000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4742000" calcext:value-type="float">
            <text:p>4742000</text:p>
          </table:table-cell>
          <table:table-cell table:formula="of:=IF([.E977]-[.B977]=0;0;1)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4974999" calcext:value-type="float">
            <text:p>4974999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5384000" calcext:value-type="float">
            <text:p>5384000</text:p>
          </table:table-cell>
          <table:table-cell table:formula="of:=IF([.L977]-[.I977]=0;0;1)" office:value-type="float" office:value="0" calcext:value-type="float">
            <text:p>0</text:p>
          </table:table-cell>
          <table:table-cell table:formula="of:=IF([.L977]-[.B9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245999" calcext:value-type="float">
            <text:p>245999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252999" calcext:value-type="float">
            <text:p>252999</text:p>
          </table:table-cell>
          <table:table-cell table:formula="of:=IF([.E978]-[.B978]=0;0;1)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261999" calcext:value-type="float">
            <text:p>261999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table:formula="of:=IF([.L978]-[.I978]=0;0;1)" office:value-type="float" office:value="0" calcext:value-type="float">
            <text:p>0</text:p>
          </table:table-cell>
          <table:table-cell table:formula="of:=IF([.L978]-[.B9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00" calcext:value-type="float">
            <text:p>1000</text:p>
          </table:table-cell>
          <table:table-cell office:value-type="float" office:value="28100999" calcext:value-type="float">
            <text:p>28100999</text:p>
          </table:table-cell>
          <table:table-cell office:value-type="float" office:value="977" calcext:value-type="float">
            <text:p>977</text:p>
          </table:table-cell>
          <table:table-cell office:value-type="float" office:value="1000" calcext:value-type="float">
            <text:p>1000</text:p>
          </table:table-cell>
          <table:table-cell office:value-type="float" office:value="29005000" calcext:value-type="float">
            <text:p>29005000</text:p>
          </table:table-cell>
          <table:table-cell table:formula="of:=IF([.E979]-[.B979]=0;0;1)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1000" calcext:value-type="float">
            <text:p>1000</text:p>
          </table:table-cell>
          <table:table-cell office:value-type="float" office:value="29273999" calcext:value-type="float">
            <text:p>29273999</text:p>
          </table:table-cell>
          <table:table-cell office:value-type="float" office:value="977" calcext:value-type="float">
            <text:p>977</text:p>
          </table:table-cell>
          <table:table-cell office:value-type="float" office:value="1000" calcext:value-type="float">
            <text:p>1000</text:p>
          </table:table-cell>
          <table:table-cell office:value-type="float" office:value="31187999" calcext:value-type="float">
            <text:p>31187999</text:p>
          </table:table-cell>
          <table:table-cell table:formula="of:=IF([.L979]-[.I979]=0;0;1)" office:value-type="float" office:value="0" calcext:value-type="float">
            <text:p>0</text:p>
          </table:table-cell>
          <table:table-cell table:formula="of:=IF([.L979]-[.B9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872000" calcext:value-type="float">
            <text:p>872000</text:p>
          </table:table-cell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879999" calcext:value-type="float">
            <text:p>879999</text:p>
          </table:table-cell>
          <table:table-cell table:formula="of:=IF([.E980]-[.B980]=0;0;1)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919000" calcext:value-type="float">
            <text:p>919000</text:p>
          </table:table-cell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1018000" calcext:value-type="float">
            <text:p>1018000</text:p>
          </table:table-cell>
          <table:table-cell table:formula="of:=IF([.L980]-[.I980]=0;0;1)" office:value-type="float" office:value="0" calcext:value-type="float">
            <text:p>0</text:p>
          </table:table-cell>
          <table:table-cell table:formula="of:=IF([.L980]-[.B9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274999" calcext:value-type="float">
            <text:p>274999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287000" calcext:value-type="float">
            <text:p>287000</text:p>
          </table:table-cell>
          <table:table-cell table:formula="of:=IF([.E981]-[.B981]=0;0;1)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301000" calcext:value-type="float">
            <text:p>301000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332000" calcext:value-type="float">
            <text:p>332000</text:p>
          </table:table-cell>
          <table:table-cell table:formula="of:=IF([.L981]-[.I981]=0;0;1)" office:value-type="float" office:value="0" calcext:value-type="float">
            <text:p>0</text:p>
          </table:table-cell>
          <table:table-cell table:formula="of:=IF([.L981]-[.B9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9543000" calcext:value-type="float">
            <text:p>9543000</text:p>
          </table:table-cell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9833999" calcext:value-type="float">
            <text:p>9833999</text:p>
          </table:table-cell>
          <table:table-cell table:formula="of:=IF([.E982]-[.B982]=0;0;1)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9883000" calcext:value-type="float">
            <text:p>9883000</text:p>
          </table:table-cell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10478999" calcext:value-type="float">
            <text:p>10478999</text:p>
          </table:table-cell>
          <table:table-cell table:formula="of:=IF([.L982]-[.I982]=0;0;1)" office:value-type="float" office:value="0" calcext:value-type="float">
            <text:p>0</text:p>
          </table:table-cell>
          <table:table-cell table:formula="of:=IF([.L982]-[.B9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073999" calcext:value-type="float">
            <text:p>1073999</text:p>
          </table:table-cell>
          <table:table-cell table:formula="of:=IF([.E983]-[.B983]=0;0;1)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098000" calcext:value-type="float">
            <text:p>1098000</text:p>
          </table:table-cell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153999" calcext:value-type="float">
            <text:p>1153999</text:p>
          </table:table-cell>
          <table:table-cell table:formula="of:=IF([.L983]-[.I983]=0;0;1)" office:value-type="float" office:value="0" calcext:value-type="float">
            <text:p>0</text:p>
          </table:table-cell>
          <table:table-cell table:formula="of:=IF([.L983]-[.B9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415999" calcext:value-type="float">
            <text:p>3415999</text:p>
          </table:table-cell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457999" calcext:value-type="float">
            <text:p>3457999</text:p>
          </table:table-cell>
          <table:table-cell table:formula="of:=IF([.E984]-[.B984]=0;0;1)"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519000" calcext:value-type="float">
            <text:p>3519000</text:p>
          </table:table-cell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668000" calcext:value-type="float">
            <text:p>3668000</text:p>
          </table:table-cell>
          <table:table-cell table:formula="of:=IF([.L984]-[.I984]=0;0;1)" office:value-type="float" office:value="0" calcext:value-type="float">
            <text:p>0</text:p>
          </table:table-cell>
          <table:table-cell table:formula="of:=IF([.L984]-[.B9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678000" calcext:value-type="float">
            <text:p>678000</text:p>
          </table:table-cell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682000" calcext:value-type="float">
            <text:p>682000</text:p>
          </table:table-cell>
          <table:table-cell table:formula="of:=IF([.E985]-[.B985]=0;0;1)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703000" calcext:value-type="float">
            <text:p>703000</text:p>
          </table:table-cell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756000" calcext:value-type="float">
            <text:p>756000</text:p>
          </table:table-cell>
          <table:table-cell table:formula="of:=IF([.L985]-[.I985]=0;0;1)" office:value-type="float" office:value="0" calcext:value-type="float">
            <text:p>0</text:p>
          </table:table-cell>
          <table:table-cell table:formula="of:=IF([.L985]-[.B9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E986]-[.B986]=0;0;1)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table:formula="of:=IF([.L986]-[.I986]=0;0;1)" office:value-type="float" office:value="0" calcext:value-type="float">
            <text:p>0</text:p>
          </table:table-cell>
          <table:table-cell table:formula="of:=IF([.L986]-[.B9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2924999" calcext:value-type="float">
            <text:p>12924999</text:p>
          </table:table-cell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3385000" calcext:value-type="float">
            <text:p>13385000</text:p>
          </table:table-cell>
          <table:table-cell table:formula="of:=IF([.E987]-[.B987]=0;0;1)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3427000" calcext:value-type="float">
            <text:p>13427000</text:p>
          </table:table-cell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3989999" calcext:value-type="float">
            <text:p>13989999</text:p>
          </table:table-cell>
          <table:table-cell table:formula="of:=IF([.L987]-[.I987]=0;0;1)" office:value-type="float" office:value="0" calcext:value-type="float">
            <text:p>0</text:p>
          </table:table-cell>
          <table:table-cell table:formula="of:=IF([.L987]-[.B9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04000" calcext:value-type="float">
            <text:p>104000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11000" calcext:value-type="float">
            <text:p>111000</text:p>
          </table:table-cell>
          <table:table-cell table:formula="of:=IF([.E988]-[.B988]=0;0;1)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31999" calcext:value-type="float">
            <text:p>131999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40000" calcext:value-type="float">
            <text:p>140000</text:p>
          </table:table-cell>
          <table:table-cell table:formula="of:=IF([.L988]-[.I988]=0;0;1)" office:value-type="float" office:value="0" calcext:value-type="float">
            <text:p>0</text:p>
          </table:table-cell>
          <table:table-cell table:formula="of:=IF([.L988]-[.B9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475000" calcext:value-type="float">
            <text:p>475000</text:p>
          </table:table-cell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479999" calcext:value-type="float">
            <text:p>479999</text:p>
          </table:table-cell>
          <table:table-cell table:formula="of:=IF([.E989]-[.B989]=0;0;1)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488000" calcext:value-type="float">
            <text:p>488000</text:p>
          </table:table-cell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510999" calcext:value-type="float">
            <text:p>510999</text:p>
          </table:table-cell>
          <table:table-cell table:formula="of:=IF([.L989]-[.I989]=0;0;1)" office:value-type="float" office:value="0" calcext:value-type="float">
            <text:p>0</text:p>
          </table:table-cell>
          <table:table-cell table:formula="of:=IF([.L989]-[.B9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4080999" calcext:value-type="float">
            <text:p>4080999</text:p>
          </table:table-cell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4164000" calcext:value-type="float">
            <text:p>4164000</text:p>
          </table:table-cell>
          <table:table-cell table:formula="of:=IF([.E990]-[.B990]=0;0;1)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4337000" calcext:value-type="float">
            <text:p>4337000</text:p>
          </table:table-cell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4424000" calcext:value-type="float">
            <text:p>4424000</text:p>
          </table:table-cell>
          <table:table-cell table:formula="of:=IF([.L990]-[.I990]=0;0;1)" office:value-type="float" office:value="0" calcext:value-type="float">
            <text:p>0</text:p>
          </table:table-cell>
          <table:table-cell table:formula="of:=IF([.L990]-[.B9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4711000" calcext:value-type="float">
            <text:p>4711000</text:p>
          </table:table-cell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4803000" calcext:value-type="float">
            <text:p>4803000</text:p>
          </table:table-cell>
          <table:table-cell table:formula="of:=IF([.E991]-[.B991]=0;0;1)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5046000" calcext:value-type="float">
            <text:p>5046000</text:p>
          </table:table-cell>
          <table:table-cell office:value-type="float" office:value="989" calcext:value-type="float">
            <text:p>989</text:p>
          </table:table-cell>
          <table:table-cell office:value-type="float" office:value="1000" calcext:value-type="float">
            <text:p>1000</text:p>
          </table:table-cell>
          <table:table-cell office:value-type="float" office:value="5163000" calcext:value-type="float">
            <text:p>5163000</text:p>
          </table:table-cell>
          <table:table-cell table:formula="of:=IF([.L991]-[.I991]=0;0;1)" office:value-type="float" office:value="0" calcext:value-type="float">
            <text:p>0</text:p>
          </table:table-cell>
          <table:table-cell table:formula="of:=IF([.L991]-[.B9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5588999" calcext:value-type="float">
            <text:p>25588999</text:p>
          </table:table-cell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6372999" calcext:value-type="float">
            <text:p>26372999</text:p>
          </table:table-cell>
          <table:table-cell table:formula="of:=IF([.E992]-[.B992]=0;0;1)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6636000" calcext:value-type="float">
            <text:p>26636000</text:p>
          </table:table-cell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7607999" calcext:value-type="float">
            <text:p>27607999</text:p>
          </table:table-cell>
          <table:table-cell table:formula="of:=IF([.L992]-[.I992]=0;0;1)" office:value-type="float" office:value="0" calcext:value-type="float">
            <text:p>0</text:p>
          </table:table-cell>
          <table:table-cell table:formula="of:=IF([.L992]-[.B9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20319999" calcext:value-type="float">
            <text:p>20319999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20894000" calcext:value-type="float">
            <text:p>20894000</text:p>
          </table:table-cell>
          <table:table-cell table:formula="of:=IF([.E993]-[.B993]=0;0;1)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20978000" calcext:value-type="float">
            <text:p>20978000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21672000" calcext:value-type="float">
            <text:p>21672000</text:p>
          </table:table-cell>
          <table:table-cell table:formula="of:=IF([.L993]-[.I993]=0;0;1)" office:value-type="float" office:value="0" calcext:value-type="float">
            <text:p>0</text:p>
          </table:table-cell>
          <table:table-cell table:formula="of:=IF([.L993]-[.B9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20768000" calcext:value-type="float">
            <text:p>20768000</text:p>
          </table:table-cell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21401000" calcext:value-type="float">
            <text:p>21401000</text:p>
          </table:table-cell>
          <table:table-cell table:formula="of:=IF([.E994]-[.B994]=0;0;1)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21285000" calcext:value-type="float">
            <text:p>21285000</text:p>
          </table:table-cell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21963000" calcext:value-type="float">
            <text:p>21963000</text:p>
          </table:table-cell>
          <table:table-cell table:formula="of:=IF([.L994]-[.I994]=0;0;1)" office:value-type="float" office:value="0" calcext:value-type="float">
            <text:p>0</text:p>
          </table:table-cell>
          <table:table-cell table:formula="of:=IF([.L994]-[.B9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3016999" calcext:value-type="float">
            <text:p>53016999</text:p>
          </table:table-cell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4401000" calcext:value-type="float">
            <text:p>54401000</text:p>
          </table:table-cell>
          <table:table-cell table:formula="of:=IF([.E995]-[.B995]=0;0;1)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3646000" calcext:value-type="float">
            <text:p>53646000</text:p>
          </table:table-cell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5435000" calcext:value-type="float">
            <text:p>55435000</text:p>
          </table:table-cell>
          <table:table-cell table:formula="of:=IF([.L995]-[.I995]=0;0;1)" office:value-type="float" office:value="0" calcext:value-type="float">
            <text:p>0</text:p>
          </table:table-cell>
          <table:table-cell table:formula="of:=IF([.L995]-[.B9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9096000" calcext:value-type="float">
            <text:p>9096000</text:p>
          </table:table-cell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9354000" calcext:value-type="float">
            <text:p>9354000</text:p>
          </table:table-cell>
          <table:table-cell table:formula="of:=IF([.E996]-[.B996]=0;0;1)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9196000" calcext:value-type="float">
            <text:p>9196000</text:p>
          </table:table-cell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9536000" calcext:value-type="float">
            <text:p>9536000</text:p>
          </table:table-cell>
          <table:table-cell table:formula="of:=IF([.L996]-[.I996]=0;0;1)" office:value-type="float" office:value="0" calcext:value-type="float">
            <text:p>0</text:p>
          </table:table-cell>
          <table:table-cell table:formula="of:=IF([.L996]-[.B9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9974000" calcext:value-type="float">
            <text:p>9974000</text:p>
          </table:table-cell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10277999" calcext:value-type="float">
            <text:p>10277999</text:p>
          </table:table-cell>
          <table:table-cell table:formula="of:=IF([.E997]-[.B997]=0;0;1)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10117000" calcext:value-type="float">
            <text:p>10117000</text:p>
          </table:table-cell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10449000" calcext:value-type="float">
            <text:p>10449000</text:p>
          </table:table-cell>
          <table:table-cell table:formula="of:=IF([.L997]-[.I997]=0;0;1)" office:value-type="float" office:value="0" calcext:value-type="float">
            <text:p>0</text:p>
          </table:table-cell>
          <table:table-cell table:formula="of:=IF([.L997]-[.B9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6382000" calcext:value-type="float">
            <text:p>6382000</text:p>
          </table:table-cell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6523999" calcext:value-type="float">
            <text:p>6523999</text:p>
          </table:table-cell>
          <table:table-cell table:formula="of:=IF([.E998]-[.B998]=0;0;1)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6633999" calcext:value-type="float">
            <text:p>6633999</text:p>
          </table:table-cell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6789000" calcext:value-type="float">
            <text:p>6789000</text:p>
          </table:table-cell>
          <table:table-cell table:formula="of:=IF([.L998]-[.I998]=0;0;1)" office:value-type="float" office:value="0" calcext:value-type="float">
            <text:p>0</text:p>
          </table:table-cell>
          <table:table-cell table:formula="of:=IF([.L998]-[.B9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189000" calcext:value-type="float">
            <text:p>4189000</text:p>
          </table:table-cell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323000" calcext:value-type="float">
            <text:p>4323000</text:p>
          </table:table-cell>
          <table:table-cell table:formula="of:=IF([.E999]-[.B999]=0;0;1)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223999" calcext:value-type="float">
            <text:p>4223999</text:p>
          </table:table-cell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363000" calcext:value-type="float">
            <text:p>4363000</text:p>
          </table:table-cell>
          <table:table-cell table:formula="of:=IF([.L999]-[.I999]=0;0;1)" office:value-type="float" office:value="0" calcext:value-type="float">
            <text:p>0</text:p>
          </table:table-cell>
          <table:table-cell table:formula="of:=IF([.L999]-[.B9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3685000" calcext:value-type="float">
            <text:p>13685000</text:p>
          </table:table-cell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3994000" calcext:value-type="float">
            <text:p>13994000</text:p>
          </table:table-cell>
          <table:table-cell table:formula="of:=IF([.E1000]-[.B1000]=0;0;1)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3923000" calcext:value-type="float">
            <text:p>13923000</text:p>
          </table:table-cell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4395000" calcext:value-type="float">
            <text:p>14395000</text:p>
          </table:table-cell>
          <table:table-cell table:formula="of:=IF([.L1000]-[.I1000]=0;0;1)" office:value-type="float" office:value="0" calcext:value-type="float">
            <text:p>0</text:p>
          </table:table-cell>
          <table:table-cell table:formula="of:=IF([.L1000]-[.B10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255000" calcext:value-type="float">
            <text:p>1255000</text:p>
          </table:table-cell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307000" calcext:value-type="float">
            <text:p>1307000</text:p>
          </table:table-cell>
          <table:table-cell table:formula="of:=IF([.E1001]-[.B1001]=0;0;1)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302000" calcext:value-type="float">
            <text:p>1302000</text:p>
          </table:table-cell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380000" calcext:value-type="float">
            <text:p>1380000</text:p>
          </table:table-cell>
          <table:table-cell table:formula="of:=IF([.L1001]-[.I1001]=0;0;1)" office:value-type="float" office:value="0" calcext:value-type="float">
            <text:p>0</text:p>
          </table:table-cell>
          <table:table-cell table:formula="of:=IF([.L1001]-[.B1001]=0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147999" calcext:value-type="float">
            <text:p>314799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176000" calcext:value-type="float">
            <text:p>3176000</text:p>
          </table:table-cell>
          <table:table-cell table:formula="of:=IF([.E1002]-[.B1002]=0;0;1)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36000" calcext:value-type="float">
            <text:p>3336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72999" calcext:value-type="float">
            <text:p>3372999</text:p>
          </table:table-cell>
          <table:table-cell table:formula="of:=IF([.L1002]-[.I1002]=0;0;1)" office:value-type="float" office:value="0" calcext:value-type="float">
            <text:p>0</text:p>
          </table:table-cell>
          <table:table-cell table:formula="of:=IF([.L1002]-[.B10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4972000" calcext:value-type="float">
            <text:p>4972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5088000" calcext:value-type="float">
            <text:p>5088000</text:p>
          </table:table-cell>
          <table:table-cell table:formula="of:=IF([.E1003]-[.B1003]=0;0;1)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5275000" calcext:value-type="float">
            <text:p>5275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5385000" calcext:value-type="float">
            <text:p>5385000</text:p>
          </table:table-cell>
          <table:table-cell table:formula="of:=IF([.L1003]-[.I1003]=0;0;1)" office:value-type="float" office:value="0" calcext:value-type="float">
            <text:p>0</text:p>
          </table:table-cell>
          <table:table-cell table:formula="of:=IF([.L1003]-[.B10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423000" calcext:value-type="float">
            <text:p>423000</text:p>
          </table:table-cell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439000" calcext:value-type="float">
            <text:p>439000</text:p>
          </table:table-cell>
          <table:table-cell table:formula="of:=IF([.E1004]-[.B1004]=0;0;1)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485000" calcext:value-type="float">
            <text:p>485000</text:p>
          </table:table-cell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509000" calcext:value-type="float">
            <text:p>509000</text:p>
          </table:table-cell>
          <table:table-cell table:formula="of:=IF([.L1004]-[.I1004]=0;0;1)" office:value-type="float" office:value="0" calcext:value-type="float">
            <text:p>0</text:p>
          </table:table-cell>
          <table:table-cell table:formula="of:=IF([.L1004]-[.B10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5449000" calcext:value-type="float">
            <text:p>5449000</text:p>
          </table:table-cell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5615999" calcext:value-type="float">
            <text:p>5615999</text:p>
          </table:table-cell>
          <table:table-cell table:formula="of:=IF([.E1005]-[.B1005]=0;0;1)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5499000" calcext:value-type="float">
            <text:p>5499000</text:p>
          </table:table-cell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5680000" calcext:value-type="float">
            <text:p>5680000</text:p>
          </table:table-cell>
          <table:table-cell table:formula="of:=IF([.L1005]-[.I1005]=0;0;1)" office:value-type="float" office:value="0" calcext:value-type="float">
            <text:p>0</text:p>
          </table:table-cell>
          <table:table-cell table:formula="of:=IF([.L1005]-[.B10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844999" calcext:value-type="float">
            <text:p>844999</text:p>
          </table:table-cell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826999" calcext:value-type="float">
            <text:p>826999</text:p>
          </table:table-cell>
          <table:table-cell table:formula="of:=IF([.E1006]-[.B1006]=0;0;1)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823000" calcext:value-type="float">
            <text:p>823000</text:p>
          </table:table-cell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851000" calcext:value-type="float">
            <text:p>851000</text:p>
          </table:table-cell>
          <table:table-cell table:formula="of:=IF([.L1006]-[.I1006]=0;0;1)" office:value-type="float" office:value="0" calcext:value-type="float">
            <text:p>0</text:p>
          </table:table-cell>
          <table:table-cell table:formula="of:=IF([.L1006]-[.B10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formula="of:=IF([.E1007]-[.B1007]=0;0;1)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49999" calcext:value-type="float">
            <text:p>49999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table:formula="of:=IF([.L1007]-[.I1007]=0;0;1)" office:value-type="float" office:value="0" calcext:value-type="float">
            <text:p>0</text:p>
          </table:table-cell>
          <table:table-cell table:formula="of:=IF([.L1007]-[.B10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formula="of:=IF([.E1008]-[.B1008]=0;0;1)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formula="of:=IF([.L1008]-[.I1008]=0;0;1)" office:value-type="float" office:value="0" calcext:value-type="float">
            <text:p>0</text:p>
          </table:table-cell>
          <table:table-cell table:formula="of:=IF([.L1008]-[.B10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0" calcext:value-type="float">
            <text:p>1000</text:p>
          </table:table-cell>
          <table:table-cell office:value-type="float" office:value="281897000" calcext:value-type="float">
            <text:p>281897000</text:p>
          </table:table-cell>
          <table:table-cell office:value-type="float" office:value="1007" calcext:value-type="float">
            <text:p>1007</text:p>
          </table:table-cell>
          <table:table-cell office:value-type="float" office:value="1000" calcext:value-type="float">
            <text:p>1000</text:p>
          </table:table-cell>
          <table:table-cell office:value-type="float" office:value="300012000" calcext:value-type="float">
            <text:p>300012000</text:p>
          </table:table-cell>
          <table:table-cell table:formula="of:=IF([.E1009]-[.B1009]=0;0;1)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1000" calcext:value-type="float">
            <text:p>1000</text:p>
          </table:table-cell>
          <table:table-cell office:value-type="float" office:value="290709999" calcext:value-type="float">
            <text:p>290709999</text:p>
          </table:table-cell>
          <table:table-cell office:value-type="float" office:value="1007" calcext:value-type="float">
            <text:p>1007</text:p>
          </table:table-cell>
          <table:table-cell office:value-type="float" office:value="1000" calcext:value-type="float">
            <text:p>1000</text:p>
          </table:table-cell>
          <table:table-cell office:value-type="float" office:value="290585000" calcext:value-type="float">
            <text:p>290585000</text:p>
          </table:table-cell>
          <table:table-cell table:formula="of:=IF([.L1009]-[.I1009]=0;0;1)" office:value-type="float" office:value="0" calcext:value-type="float">
            <text:p>0</text:p>
          </table:table-cell>
          <table:table-cell table:formula="of:=IF([.L1009]-[.B10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5666047000" calcext:value-type="float">
            <text:p>5666047000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5979680999" calcext:value-type="float">
            <text:p>5979680999</text:p>
          </table:table-cell>
          <table:table-cell table:formula="of:=IF([.E1010]-[.B1010]=0;0;1)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6072557000" calcext:value-type="float">
            <text:p>6072557000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5856706000" calcext:value-type="float">
            <text:p>5856706000</text:p>
          </table:table-cell>
          <table:table-cell table:formula="of:=IF([.L1010]-[.I1010]=0;0;1)" office:value-type="float" office:value="0" calcext:value-type="float">
            <text:p>0</text:p>
          </table:table-cell>
          <table:table-cell table:formula="of:=IF([.L1010]-[.B10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5273000" calcext:value-type="float">
            <text:p>5273000</text:p>
          </table:table-cell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5556999" calcext:value-type="float">
            <text:p>5556999</text:p>
          </table:table-cell>
          <table:table-cell table:formula="of:=IF([.E1011]-[.B1011]=0;0;1)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5784999" calcext:value-type="float">
            <text:p>5784999</text:p>
          </table:table-cell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5902999" calcext:value-type="float">
            <text:p>5902999</text:p>
          </table:table-cell>
          <table:table-cell table:formula="of:=IF([.L1011]-[.I1011]=0;0;1)" office:value-type="float" office:value="0" calcext:value-type="float">
            <text:p>0</text:p>
          </table:table-cell>
          <table:table-cell table:formula="of:=IF([.L1011]-[.B10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table:formula="of:=IF([.E1012]-[.B1012]=0;0;1)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L1012]-[.I1012]=0;0;1)" office:value-type="float" office:value="0" calcext:value-type="float">
            <text:p>0</text:p>
          </table:table-cell>
          <table:table-cell table:formula="of:=IF([.L1012]-[.B10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068999" calcext:value-type="float">
            <text:p>4068999</text:p>
          </table:table-cell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293000" calcext:value-type="float">
            <text:p>4293000</text:p>
          </table:table-cell>
          <table:table-cell table:formula="of:=IF([.E1013]-[.B1013]=0;0;1)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458999" calcext:value-type="float">
            <text:p>4458999</text:p>
          </table:table-cell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539000" calcext:value-type="float">
            <text:p>4539000</text:p>
          </table:table-cell>
          <table:table-cell table:formula="of:=IF([.L1013]-[.I1013]=0;0;1)" office:value-type="float" office:value="0" calcext:value-type="float">
            <text:p>0</text:p>
          </table:table-cell>
          <table:table-cell table:formula="of:=IF([.L1013]-[.B10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226530999" calcext:value-type="float">
            <text:p>226530999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244033000" calcext:value-type="float">
            <text:p>244033000</text:p>
          </table:table-cell>
          <table:table-cell table:formula="of:=IF([.E1014]-[.B1014]=0;0;1)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246545000" calcext:value-type="float">
            <text:p>246545000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239240999" calcext:value-type="float">
            <text:p>239240999</text:p>
          </table:table-cell>
          <table:table-cell table:formula="of:=IF([.L1014]-[.I1014]=0;0;1)" office:value-type="float" office:value="0" calcext:value-type="float">
            <text:p>0</text:p>
          </table:table-cell>
          <table:table-cell table:formula="of:=IF([.L1014]-[.B10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122999" calcext:value-type="float">
            <text:p>122999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118999" calcext:value-type="float">
            <text:p>118999</text:p>
          </table:table-cell>
          <table:table-cell table:formula="of:=IF([.E1015]-[.B1015]=0;0;1)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126000" calcext:value-type="float">
            <text:p>126000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140000" calcext:value-type="float">
            <text:p>140000</text:p>
          </table:table-cell>
          <table:table-cell table:formula="of:=IF([.L1015]-[.I1015]=0;0;1)" office:value-type="float" office:value="0" calcext:value-type="float">
            <text:p>0</text:p>
          </table:table-cell>
          <table:table-cell table:formula="of:=IF([.L1015]-[.B10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341999" calcext:value-type="float">
            <text:p>1341999</text:p>
          </table:table-cell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465999" calcext:value-type="float">
            <text:p>1465999</text:p>
          </table:table-cell>
          <table:table-cell table:formula="of:=IF([.E1016]-[.B1016]=0;0;1)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616000" calcext:value-type="float">
            <text:p>1616000</text:p>
          </table:table-cell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735000" calcext:value-type="float">
            <text:p>1735000</text:p>
          </table:table-cell>
          <table:table-cell table:formula="of:=IF([.L1016]-[.I1016]=0;0;1)" office:value-type="float" office:value="0" calcext:value-type="float">
            <text:p>0</text:p>
          </table:table-cell>
          <table:table-cell table:formula="of:=IF([.L1016]-[.B10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00" calcext:value-type="float">
            <text:p>1000</text:p>
          </table:table-cell>
          <table:table-cell office:value-type="float" office:value="275669000" calcext:value-type="float">
            <text:p>275669000</text:p>
          </table:table-cell>
          <table:table-cell office:value-type="float" office:value="1015" calcext:value-type="float">
            <text:p>1015</text:p>
          </table:table-cell>
          <table:table-cell office:value-type="float" office:value="1000" calcext:value-type="float">
            <text:p>1000</text:p>
          </table:table-cell>
          <table:table-cell office:value-type="float" office:value="294389000" calcext:value-type="float">
            <text:p>294389000</text:p>
          </table:table-cell>
          <table:table-cell table:formula="of:=IF([.E1017]-[.B1017]=0;0;1)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000" calcext:value-type="float">
            <text:p>1000</text:p>
          </table:table-cell>
          <table:table-cell office:value-type="float" office:value="300450000" calcext:value-type="float">
            <text:p>300450000</text:p>
          </table:table-cell>
          <table:table-cell office:value-type="float" office:value="1015" calcext:value-type="float">
            <text:p>1015</text:p>
          </table:table-cell>
          <table:table-cell office:value-type="float" office:value="1000" calcext:value-type="float">
            <text:p>1000</text:p>
          </table:table-cell>
          <table:table-cell office:value-type="float" office:value="287781000" calcext:value-type="float">
            <text:p>287781000</text:p>
          </table:table-cell>
          <table:table-cell table:formula="of:=IF([.L1017]-[.I1017]=0;0;1)" office:value-type="float" office:value="0" calcext:value-type="float">
            <text:p>0</text:p>
          </table:table-cell>
          <table:table-cell table:formula="of:=IF([.L1017]-[.B10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521000" calcext:value-type="float">
            <text:p>521000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562000" calcext:value-type="float">
            <text:p>562000</text:p>
          </table:table-cell>
          <table:table-cell table:formula="of:=IF([.E1018]-[.B1018]=0;0;1)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578000" calcext:value-type="float">
            <text:p>578000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674000" calcext:value-type="float">
            <text:p>674000</text:p>
          </table:table-cell>
          <table:table-cell table:formula="of:=IF([.L1018]-[.I1018]=0;0;1)" office:value-type="float" office:value="0" calcext:value-type="float">
            <text:p>0</text:p>
          </table:table-cell>
          <table:table-cell table:formula="of:=IF([.L1018]-[.B10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00" calcext:value-type="float">
            <text:p>1000</text:p>
          </table:table-cell>
          <table:table-cell office:value-type="float" office:value="13883142000" calcext:value-type="float">
            <text:p>13883142000</text:p>
          </table:table-cell>
          <table:table-cell office:value-type="float" office:value="1017" calcext:value-type="float">
            <text:p>1017</text:p>
          </table:table-cell>
          <table:table-cell office:value-type="float" office:value="1000" calcext:value-type="float">
            <text:p>1000</text:p>
          </table:table-cell>
          <table:table-cell office:value-type="float" office:value="14637412999" calcext:value-type="float">
            <text:p>14637412999</text:p>
          </table:table-cell>
          <table:table-cell table:formula="of:=IF([.E1019]-[.B1019]=0;0;1)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1000" calcext:value-type="float">
            <text:p>1000</text:p>
          </table:table-cell>
          <table:table-cell office:value-type="float" office:value="15031258999" calcext:value-type="float">
            <text:p>15031258999</text:p>
          </table:table-cell>
          <table:table-cell office:value-type="float" office:value="1017" calcext:value-type="float">
            <text:p>1017</text:p>
          </table:table-cell>
          <table:table-cell office:value-type="float" office:value="1000" calcext:value-type="float">
            <text:p>1000</text:p>
          </table:table-cell>
          <table:table-cell office:value-type="float" office:value="14309961999" calcext:value-type="float">
            <text:p>14309961999</text:p>
          </table:table-cell>
          <table:table-cell table:formula="of:=IF([.L1019]-[.I1019]=0;0;1)" office:value-type="float" office:value="0" calcext:value-type="float">
            <text:p>0</text:p>
          </table:table-cell>
          <table:table-cell table:formula="of:=IF([.L1019]-[.B10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00" calcext:value-type="float">
            <text:p>1000</text:p>
          </table:table-cell>
          <table:table-cell office:value-type="float" office:value="4076474000" calcext:value-type="float">
            <text:p>4076474000</text:p>
          </table:table-cell>
          <table:table-cell office:value-type="float" office:value="1018" calcext:value-type="float">
            <text:p>1018</text:p>
          </table:table-cell>
          <table:table-cell office:value-type="float" office:value="1000" calcext:value-type="float">
            <text:p>1000</text:p>
          </table:table-cell>
          <table:table-cell office:value-type="float" office:value="4322056000" calcext:value-type="float">
            <text:p>4322056000</text:p>
          </table:table-cell>
          <table:table-cell table:formula="of:=IF([.E1020]-[.B1020]=0;0;1)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1000" calcext:value-type="float">
            <text:p>1000</text:p>
          </table:table-cell>
          <table:table-cell office:value-type="float" office:value="4439150000" calcext:value-type="float">
            <text:p>4439150000</text:p>
          </table:table-cell>
          <table:table-cell office:value-type="float" office:value="1018" calcext:value-type="float">
            <text:p>1018</text:p>
          </table:table-cell>
          <table:table-cell office:value-type="float" office:value="1000" calcext:value-type="float">
            <text:p>1000</text:p>
          </table:table-cell>
          <table:table-cell office:value-type="float" office:value="4213935999" calcext:value-type="float">
            <text:p>4213935999</text:p>
          </table:table-cell>
          <table:table-cell table:formula="of:=IF([.L1020]-[.I1020]=0;0;1)" office:value-type="float" office:value="0" calcext:value-type="float">
            <text:p>0</text:p>
          </table:table-cell>
          <table:table-cell table:formula="of:=IF([.L1020]-[.B10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549000" calcext:value-type="float">
            <text:p>549000</text:p>
          </table:table-cell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571000" calcext:value-type="float">
            <text:p>571000</text:p>
          </table:table-cell>
          <table:table-cell table:formula="of:=IF([.E1021]-[.B1021]=0;0;1)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634999" calcext:value-type="float">
            <text:p>634999</text:p>
          </table:table-cell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663000" calcext:value-type="float">
            <text:p>663000</text:p>
          </table:table-cell>
          <table:table-cell table:formula="of:=IF([.L1021]-[.I1021]=0;0;1)" office:value-type="float" office:value="0" calcext:value-type="float">
            <text:p>0</text:p>
          </table:table-cell>
          <table:table-cell table:formula="of:=IF([.L1021]-[.B10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IF([.E1022]-[.B1022]=0;0;1)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L1022]-[.I1022]=0;0;1)" office:value-type="float" office:value="0" calcext:value-type="float">
            <text:p>0</text:p>
          </table:table-cell>
          <table:table-cell table:formula="of:=IF([.L1022]-[.B10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581999" calcext:value-type="float">
            <text:p>1581999</text:p>
          </table:table-cell>
          <table:table-cell table:formula="of:=IF([.E1023]-[.B1023]=0;0;1)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628000" calcext:value-type="float">
            <text:p>1628000</text:p>
          </table:table-cell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640000" calcext:value-type="float">
            <text:p>1640000</text:p>
          </table:table-cell>
          <table:table-cell table:formula="of:=IF([.L1023]-[.I1023]=0;0;1)" office:value-type="float" office:value="0" calcext:value-type="float">
            <text:p>0</text:p>
          </table:table-cell>
          <table:table-cell table:formula="of:=IF([.L1023]-[.B10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00" calcext:value-type="float">
            <text:p>1000</text:p>
          </table:table-cell>
          <table:table-cell office:value-type="float" office:value="336484000" calcext:value-type="float">
            <text:p>336484000</text:p>
          </table:table-cell>
          <table:table-cell office:value-type="float" office:value="1022" calcext:value-type="float">
            <text:p>1022</text:p>
          </table:table-cell>
          <table:table-cell office:value-type="float" office:value="1000" calcext:value-type="float">
            <text:p>1000</text:p>
          </table:table-cell>
          <table:table-cell office:value-type="float" office:value="351750000" calcext:value-type="float">
            <text:p>351750000</text:p>
          </table:table-cell>
          <table:table-cell table:formula="of:=IF([.E1024]-[.B1024]=0;0;1)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1000" calcext:value-type="float">
            <text:p>1000</text:p>
          </table:table-cell>
          <table:table-cell office:value-type="float" office:value="356579000" calcext:value-type="float">
            <text:p>356579000</text:p>
          </table:table-cell>
          <table:table-cell office:value-type="float" office:value="1022" calcext:value-type="float">
            <text:p>1022</text:p>
          </table:table-cell>
          <table:table-cell office:value-type="float" office:value="1000" calcext:value-type="float">
            <text:p>1000</text:p>
          </table:table-cell>
          <table:table-cell office:value-type="float" office:value="346740999" calcext:value-type="float">
            <text:p>346740999</text:p>
          </table:table-cell>
          <table:table-cell table:formula="of:=IF([.L1024]-[.I1024]=0;0;1)" office:value-type="float" office:value="0" calcext:value-type="float">
            <text:p>0</text:p>
          </table:table-cell>
          <table:table-cell table:formula="of:=IF([.L1024]-[.B10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566000" calcext:value-type="float">
            <text:p>566000</text:p>
          </table:table-cell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585999" calcext:value-type="float">
            <text:p>585999</text:p>
          </table:table-cell>
          <table:table-cell table:formula="of:=IF([.E1025]-[.B1025]=0;0;1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683999" calcext:value-type="float">
            <text:p>683999</text:p>
          </table:table-cell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756000" calcext:value-type="float">
            <text:p>756000</text:p>
          </table:table-cell>
          <table:table-cell table:formula="of:=IF([.L1025]-[.I1025]=0;0;1)" office:value-type="float" office:value="0" calcext:value-type="float">
            <text:p>0</text:p>
          </table:table-cell>
          <table:table-cell table:formula="of:=IF([.L1025]-[.B10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320007999" calcext:value-type="float">
            <text:p>320007999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335214000" calcext:value-type="float">
            <text:p>335214000</text:p>
          </table:table-cell>
          <table:table-cell table:formula="of:=IF([.E1026]-[.B1026]=0;0;1)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339451000" calcext:value-type="float">
            <text:p>339451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327613000" calcext:value-type="float">
            <text:p>327613000</text:p>
          </table:table-cell>
          <table:table-cell table:formula="of:=IF([.L1026]-[.I1026]=0;0;1)" office:value-type="float" office:value="0" calcext:value-type="float">
            <text:p>0</text:p>
          </table:table-cell>
          <table:table-cell table:formula="of:=IF([.L1026]-[.B10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376000" calcext:value-type="float">
            <text:p>376000</text:p>
          </table:table-cell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388999" calcext:value-type="float">
            <text:p>388999</text:p>
          </table:table-cell>
          <table:table-cell table:formula="of:=IF([.E1027]-[.B1027]=0;0;1)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488999" calcext:value-type="float">
            <text:p>488999</text:p>
          </table:table-cell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534000" calcext:value-type="float">
            <text:p>534000</text:p>
          </table:table-cell>
          <table:table-cell table:formula="of:=IF([.L1027]-[.I1027]=0;0;1)" office:value-type="float" office:value="0" calcext:value-type="float">
            <text:p>0</text:p>
          </table:table-cell>
          <table:table-cell table:formula="of:=IF([.L1027]-[.B10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371872000" calcext:value-type="float">
            <text:p>371872000</text:p>
          </table:table-cell>
          <table:table-cell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388051000" calcext:value-type="float">
            <text:p>388051000</text:p>
          </table:table-cell>
          <table:table-cell table:formula="of:=IF([.E1028]-[.B1028]=0;0;1)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396094000" calcext:value-type="float">
            <text:p>396094000</text:p>
          </table:table-cell>
          <table:table-cell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384751000" calcext:value-type="float">
            <text:p>384751000</text:p>
          </table:table-cell>
          <table:table-cell table:formula="of:=IF([.L1028]-[.I1028]=0;0;1)" office:value-type="float" office:value="0" calcext:value-type="float">
            <text:p>0</text:p>
          </table:table-cell>
          <table:table-cell table:formula="of:=IF([.L1028]-[.B10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00" calcext:value-type="float">
            <text:p>1000</text:p>
          </table:table-cell>
          <table:table-cell office:value-type="float" office:value="22033000" calcext:value-type="float">
            <text:p>22033000</text:p>
          </table:table-cell>
          <table:table-cell office:value-type="float" office:value="1027" calcext:value-type="float">
            <text:p>1027</text:p>
          </table:table-cell>
          <table:table-cell office:value-type="float" office:value="1000" calcext:value-type="float">
            <text:p>1000</text:p>
          </table:table-cell>
          <table:table-cell office:value-type="float" office:value="22326000" calcext:value-type="float">
            <text:p>22326000</text:p>
          </table:table-cell>
          <table:table-cell table:formula="of:=IF([.E1029]-[.B1029]=0;0;1)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000" calcext:value-type="float">
            <text:p>1000</text:p>
          </table:table-cell>
          <table:table-cell office:value-type="float" office:value="23247000" calcext:value-type="float">
            <text:p>23247000</text:p>
          </table:table-cell>
          <table:table-cell office:value-type="float" office:value="1027" calcext:value-type="float">
            <text:p>1027</text:p>
          </table:table-cell>
          <table:table-cell office:value-type="float" office:value="1000" calcext:value-type="float">
            <text:p>1000</text:p>
          </table:table-cell>
          <table:table-cell office:value-type="float" office:value="22994000" calcext:value-type="float">
            <text:p>22994000</text:p>
          </table:table-cell>
          <table:table-cell table:formula="of:=IF([.L1029]-[.I1029]=0;0;1)" office:value-type="float" office:value="0" calcext:value-type="float">
            <text:p>0</text:p>
          </table:table-cell>
          <table:table-cell table:formula="of:=IF([.L1029]-[.B10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00" calcext:value-type="float">
            <text:p>1000</text:p>
          </table:table-cell>
          <table:table-cell office:value-type="float" office:value="387325000" calcext:value-type="float">
            <text:p>387325000</text:p>
          </table:table-cell>
          <table:table-cell office:value-type="float" office:value="1028" calcext:value-type="float">
            <text:p>1028</text:p>
          </table:table-cell>
          <table:table-cell office:value-type="float" office:value="1000" calcext:value-type="float">
            <text:p>1000</text:p>
          </table:table-cell>
          <table:table-cell office:value-type="float" office:value="395711000" calcext:value-type="float">
            <text:p>395711000</text:p>
          </table:table-cell>
          <table:table-cell table:formula="of:=IF([.E1030]-[.B1030]=0;0;1)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1000" calcext:value-type="float">
            <text:p>1000</text:p>
          </table:table-cell>
          <table:table-cell office:value-type="float" office:value="406727000" calcext:value-type="float">
            <text:p>406727000</text:p>
          </table:table-cell>
          <table:table-cell office:value-type="float" office:value="1028" calcext:value-type="float">
            <text:p>1028</text:p>
          </table:table-cell>
          <table:table-cell office:value-type="float" office:value="1000" calcext:value-type="float">
            <text:p>1000</text:p>
          </table:table-cell>
          <table:table-cell office:value-type="float" office:value="397810000" calcext:value-type="float">
            <text:p>397810000</text:p>
          </table:table-cell>
          <table:table-cell table:formula="of:=IF([.L1030]-[.I1030]=0;0;1)" office:value-type="float" office:value="0" calcext:value-type="float">
            <text:p>0</text:p>
          </table:table-cell>
          <table:table-cell table:formula="of:=IF([.L1030]-[.B10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887000" calcext:value-type="float">
            <text:p>887000</text:p>
          </table:table-cell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891000" calcext:value-type="float">
            <text:p>891000</text:p>
          </table:table-cell>
          <table:table-cell table:formula="of:=IF([.E1031]-[.B1031]=0;0;1)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1071000" calcext:value-type="float">
            <text:p>1071000</text:p>
          </table:table-cell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1081999" calcext:value-type="float">
            <text:p>1081999</text:p>
          </table:table-cell>
          <table:table-cell table:formula="of:=IF([.L1031]-[.I1031]=0;0;1)" office:value-type="float" office:value="0" calcext:value-type="float">
            <text:p>0</text:p>
          </table:table-cell>
          <table:table-cell table:formula="of:=IF([.L1031]-[.B10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23998000" calcext:value-type="float">
            <text:p>23998000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24422000" calcext:value-type="float">
            <text:p>24422000</text:p>
          </table:table-cell>
          <table:table-cell table:formula="of:=IF([.E1032]-[.B1032]=0;0;1)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25366999" calcext:value-type="float">
            <text:p>25366999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25020999" calcext:value-type="float">
            <text:p>25020999</text:p>
          </table:table-cell>
          <table:table-cell table:formula="of:=IF([.L1032]-[.I1032]=0;0;1)" office:value-type="float" office:value="0" calcext:value-type="float">
            <text:p>0</text:p>
          </table:table-cell>
          <table:table-cell table:formula="of:=IF([.L1032]-[.B10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00" calcext:value-type="float">
            <text:p>1000</text:p>
          </table:table-cell>
          <table:table-cell office:value-type="float" office:value="286518999" calcext:value-type="float">
            <text:p>286518999</text:p>
          </table:table-cell>
          <table:table-cell office:value-type="float" office:value="1031" calcext:value-type="float">
            <text:p>1031</text:p>
          </table:table-cell>
          <table:table-cell office:value-type="float" office:value="1000" calcext:value-type="float">
            <text:p>1000</text:p>
          </table:table-cell>
          <table:table-cell office:value-type="float" office:value="292826000" calcext:value-type="float">
            <text:p>292826000</text:p>
          </table:table-cell>
          <table:table-cell table:formula="of:=IF([.E1033]-[.B1033]=0;0;1)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1000" calcext:value-type="float">
            <text:p>1000</text:p>
          </table:table-cell>
          <table:table-cell office:value-type="float" office:value="305682000" calcext:value-type="float">
            <text:p>305682000</text:p>
          </table:table-cell>
          <table:table-cell office:value-type="float" office:value="1031" calcext:value-type="float">
            <text:p>1031</text:p>
          </table:table-cell>
          <table:table-cell office:value-type="float" office:value="1000" calcext:value-type="float">
            <text:p>1000</text:p>
          </table:table-cell>
          <table:table-cell office:value-type="float" office:value="295338000" calcext:value-type="float">
            <text:p>295338000</text:p>
          </table:table-cell>
          <table:table-cell table:formula="of:=IF([.L1033]-[.I1033]=0;0;1)" office:value-type="float" office:value="0" calcext:value-type="float">
            <text:p>0</text:p>
          </table:table-cell>
          <table:table-cell table:formula="of:=IF([.L1033]-[.B10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135000" calcext:value-type="float">
            <text:p>1135000</text:p>
          </table:table-cell>
          <table:table-cell table:formula="of:=IF([.E1034]-[.B1034]=0;0;1)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279000" calcext:value-type="float">
            <text:p>1279000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382000" calcext:value-type="float">
            <text:p>1382000</text:p>
          </table:table-cell>
          <table:table-cell table:formula="of:=IF([.L1034]-[.I1034]=0;0;1)" office:value-type="float" office:value="0" calcext:value-type="float">
            <text:p>0</text:p>
          </table:table-cell>
          <table:table-cell table:formula="of:=IF([.L1034]-[.B10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00" calcext:value-type="float">
            <text:p>1000</text:p>
          </table:table-cell>
          <table:table-cell office:value-type="float" office:value="489560000" calcext:value-type="float">
            <text:p>489560000</text:p>
          </table:table-cell>
          <table:table-cell office:value-type="float" office:value="1033" calcext:value-type="float">
            <text:p>1033</text:p>
          </table:table-cell>
          <table:table-cell office:value-type="float" office:value="1000" calcext:value-type="float">
            <text:p>1000</text:p>
          </table:table-cell>
          <table:table-cell office:value-type="float" office:value="513548000" calcext:value-type="float">
            <text:p>513548000</text:p>
          </table:table-cell>
          <table:table-cell table:formula="of:=IF([.E1035]-[.B1035]=0;0;1)"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1000" calcext:value-type="float">
            <text:p>1000</text:p>
          </table:table-cell>
          <table:table-cell office:value-type="float" office:value="517304000" calcext:value-type="float">
            <text:p>517304000</text:p>
          </table:table-cell>
          <table:table-cell office:value-type="float" office:value="1033" calcext:value-type="float">
            <text:p>1033</text:p>
          </table:table-cell>
          <table:table-cell office:value-type="float" office:value="1000" calcext:value-type="float">
            <text:p>1000</text:p>
          </table:table-cell>
          <table:table-cell office:value-type="float" office:value="501874999" calcext:value-type="float">
            <text:p>501874999</text:p>
          </table:table-cell>
          <table:table-cell table:formula="of:=IF([.L1035]-[.I1035]=0;0;1)" office:value-type="float" office:value="0" calcext:value-type="float">
            <text:p>0</text:p>
          </table:table-cell>
          <table:table-cell table:formula="of:=IF([.L1035]-[.B10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00" calcext:value-type="float">
            <text:p>1000</text:p>
          </table:table-cell>
          <table:table-cell office:value-type="float" office:value="361166999" calcext:value-type="float">
            <text:p>361166999</text:p>
          </table:table-cell>
          <table:table-cell office:value-type="float" office:value="1034" calcext:value-type="float">
            <text:p>1034</text:p>
          </table:table-cell>
          <table:table-cell office:value-type="float" office:value="1000" calcext:value-type="float">
            <text:p>1000</text:p>
          </table:table-cell>
          <table:table-cell office:value-type="float" office:value="382573999" calcext:value-type="float">
            <text:p>382573999</text:p>
          </table:table-cell>
          <table:table-cell table:formula="of:=IF([.E1036]-[.B1036]=0;0;1)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000" calcext:value-type="float">
            <text:p>1000</text:p>
          </table:table-cell>
          <table:table-cell office:value-type="float" office:value="393410000" calcext:value-type="float">
            <text:p>393410000</text:p>
          </table:table-cell>
          <table:table-cell office:value-type="float" office:value="1034" calcext:value-type="float">
            <text:p>1034</text:p>
          </table:table-cell>
          <table:table-cell office:value-type="float" office:value="1000" calcext:value-type="float">
            <text:p>1000</text:p>
          </table:table-cell>
          <table:table-cell office:value-type="float" office:value="368260000" calcext:value-type="float">
            <text:p>368260000</text:p>
          </table:table-cell>
          <table:table-cell table:formula="of:=IF([.L1036]-[.I1036]=0;0;1)" office:value-type="float" office:value="0" calcext:value-type="float">
            <text:p>0</text:p>
          </table:table-cell>
          <table:table-cell table:formula="of:=IF([.L1036]-[.B10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2446000" calcext:value-type="float">
            <text:p>2446000</text:p>
          </table:table-cell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2536000" calcext:value-type="float">
            <text:p>2536000</text:p>
          </table:table-cell>
          <table:table-cell table:formula="of:=IF([.E1037]-[.B1037]=0;0;1)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2582000" calcext:value-type="float">
            <text:p>2582000</text:p>
          </table:table-cell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2735999" calcext:value-type="float">
            <text:p>2735999</text:p>
          </table:table-cell>
          <table:table-cell table:formula="of:=IF([.L1037]-[.I1037]=0;0;1)" office:value-type="float" office:value="0" calcext:value-type="float">
            <text:p>0</text:p>
          </table:table-cell>
          <table:table-cell table:formula="of:=IF([.L1037]-[.B10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3769000" calcext:value-type="float">
            <text:p>3769000</text:p>
          </table:table-cell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3897000" calcext:value-type="float">
            <text:p>3897000</text:p>
          </table:table-cell>
          <table:table-cell table:formula="of:=IF([.E1038]-[.B1038]=0;0;1)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4014999" calcext:value-type="float">
            <text:p>4014999</text:p>
          </table:table-cell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4048999" calcext:value-type="float">
            <text:p>4048999</text:p>
          </table:table-cell>
          <table:table-cell table:formula="of:=IF([.L1038]-[.I1038]=0;0;1)" office:value-type="float" office:value="0" calcext:value-type="float">
            <text:p>0</text:p>
          </table:table-cell>
          <table:table-cell table:formula="of:=IF([.L1038]-[.B10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00" calcext:value-type="float">
            <text:p>1000</text:p>
          </table:table-cell>
          <table:table-cell office:value-type="float" office:value="51191999" calcext:value-type="float">
            <text:p>51191999</text:p>
          </table:table-cell>
          <table:table-cell office:value-type="float" office:value="1037" calcext:value-type="float">
            <text:p>1037</text:p>
          </table:table-cell>
          <table:table-cell office:value-type="float" office:value="1000" calcext:value-type="float">
            <text:p>1000</text:p>
          </table:table-cell>
          <table:table-cell office:value-type="float" office:value="53689000" calcext:value-type="float">
            <text:p>53689000</text:p>
          </table:table-cell>
          <table:table-cell table:formula="of:=IF([.E1039]-[.B1039]=0;0;1)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1000" calcext:value-type="float">
            <text:p>1000</text:p>
          </table:table-cell>
          <table:table-cell office:value-type="float" office:value="54342999" calcext:value-type="float">
            <text:p>54342999</text:p>
          </table:table-cell>
          <table:table-cell office:value-type="float" office:value="1037" calcext:value-type="float">
            <text:p>1037</text:p>
          </table:table-cell>
          <table:table-cell office:value-type="float" office:value="1000" calcext:value-type="float">
            <text:p>1000</text:p>
          </table:table-cell>
          <table:table-cell office:value-type="float" office:value="52992000" calcext:value-type="float">
            <text:p>52992000</text:p>
          </table:table-cell>
          <table:table-cell table:formula="of:=IF([.L1039]-[.I1039]=0;0;1)" office:value-type="float" office:value="0" calcext:value-type="float">
            <text:p>0</text:p>
          </table:table-cell>
          <table:table-cell table:formula="of:=IF([.L1039]-[.B10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211000" calcext:value-type="float">
            <text:p>2211000</text:p>
          </table:table-cell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330999" calcext:value-type="float">
            <text:p>2330999</text:p>
          </table:table-cell>
          <table:table-cell table:formula="of:=IF([.E1040]-[.B1040]=0;0;1)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483000" calcext:value-type="float">
            <text:p>2483000</text:p>
          </table:table-cell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568999" calcext:value-type="float">
            <text:p>2568999</text:p>
          </table:table-cell>
          <table:table-cell table:formula="of:=IF([.L1040]-[.I1040]=0;0;1)" office:value-type="float" office:value="0" calcext:value-type="float">
            <text:p>0</text:p>
          </table:table-cell>
          <table:table-cell table:formula="of:=IF([.L1040]-[.B10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00" calcext:value-type="float">
            <text:p>1000</text:p>
          </table:table-cell>
          <table:table-cell office:value-type="float" office:value="44058000" calcext:value-type="float">
            <text:p>44058000</text:p>
          </table:table-cell>
          <table:table-cell office:value-type="float" office:value="1039" calcext:value-type="float">
            <text:p>1039</text:p>
          </table:table-cell>
          <table:table-cell office:value-type="float" office:value="1000" calcext:value-type="float">
            <text:p>1000</text:p>
          </table:table-cell>
          <table:table-cell office:value-type="float" office:value="45993000" calcext:value-type="float">
            <text:p>45993000</text:p>
          </table:table-cell>
          <table:table-cell table:formula="of:=IF([.E1041]-[.B1041]=0;0;1)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1000" calcext:value-type="float">
            <text:p>1000</text:p>
          </table:table-cell>
          <table:table-cell office:value-type="float" office:value="46369999" calcext:value-type="float">
            <text:p>46369999</text:p>
          </table:table-cell>
          <table:table-cell office:value-type="float" office:value="1039" calcext:value-type="float">
            <text:p>1039</text:p>
          </table:table-cell>
          <table:table-cell office:value-type="float" office:value="1000" calcext:value-type="float">
            <text:p>1000</text:p>
          </table:table-cell>
          <table:table-cell office:value-type="float" office:value="45366000" calcext:value-type="float">
            <text:p>45366000</text:p>
          </table:table-cell>
          <table:table-cell table:formula="of:=IF([.L1041]-[.I1041]=0;0;1)" office:value-type="float" office:value="0" calcext:value-type="float">
            <text:p>0</text:p>
          </table:table-cell>
          <table:table-cell table:formula="of:=IF([.L1041]-[.B10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553716000" calcext:value-type="float">
            <text:p>553716000</text:p>
          </table:table-cell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577594000" calcext:value-type="float">
            <text:p>577594000</text:p>
          </table:table-cell>
          <table:table-cell table:formula="of:=IF([.E1042]-[.B1042]=0;0;1)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597501000" calcext:value-type="float">
            <text:p>597501000</text:p>
          </table:table-cell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570669000" calcext:value-type="float">
            <text:p>570669000</text:p>
          </table:table-cell>
          <table:table-cell table:formula="of:=IF([.L1042]-[.I1042]=0;0;1)" office:value-type="float" office:value="0" calcext:value-type="float">
            <text:p>0</text:p>
          </table:table-cell>
          <table:table-cell table:formula="of:=IF([.L1042]-[.B10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 office:value-type="float" office:value="6946000" calcext:value-type="float">
            <text:p>6946000</text:p>
          </table:table-cell>
          <table:table-cell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 office:value-type="float" office:value="7430999" calcext:value-type="float">
            <text:p>7430999</text:p>
          </table:table-cell>
          <table:table-cell table:formula="of:=IF([.E1043]-[.B1043]=0;0;1)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 office:value-type="float" office:value="7566000" calcext:value-type="float">
            <text:p>7566000</text:p>
          </table:table-cell>
          <table:table-cell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 office:value-type="float" office:value="7456000" calcext:value-type="float">
            <text:p>7456000</text:p>
          </table:table-cell>
          <table:table-cell table:formula="of:=IF([.L1043]-[.I1043]=0;0;1)" office:value-type="float" office:value="0" calcext:value-type="float">
            <text:p>0</text:p>
          </table:table-cell>
          <table:table-cell table:formula="of:=IF([.L1043]-[.B10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0" calcext:value-type="float">
            <text:p>1000</text:p>
          </table:table-cell>
          <table:table-cell office:value-type="float" office:value="31912999" calcext:value-type="float">
            <text:p>31912999</text:p>
          </table:table-cell>
          <table:table-cell office:value-type="float" office:value="1042" calcext:value-type="float">
            <text:p>1042</text:p>
          </table:table-cell>
          <table:table-cell office:value-type="float" office:value="1000" calcext:value-type="float">
            <text:p>1000</text:p>
          </table:table-cell>
          <table:table-cell office:value-type="float" office:value="34190000" calcext:value-type="float">
            <text:p>34190000</text:p>
          </table:table-cell>
          <table:table-cell table:formula="of:=IF([.E1044]-[.B1044]=0;0;1)"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1000" calcext:value-type="float">
            <text:p>1000</text:p>
          </table:table-cell>
          <table:table-cell office:value-type="float" office:value="34407000" calcext:value-type="float">
            <text:p>34407000</text:p>
          </table:table-cell>
          <table:table-cell office:value-type="float" office:value="1042" calcext:value-type="float">
            <text:p>1042</text:p>
          </table:table-cell>
          <table:table-cell office:value-type="float" office:value="1000" calcext:value-type="float">
            <text:p>1000</text:p>
          </table:table-cell>
          <table:table-cell office:value-type="float" office:value="33144000" calcext:value-type="float">
            <text:p>33144000</text:p>
          </table:table-cell>
          <table:table-cell table:formula="of:=IF([.L1044]-[.I1044]=0;0;1)" office:value-type="float" office:value="0" calcext:value-type="float">
            <text:p>0</text:p>
          </table:table-cell>
          <table:table-cell table:formula="of:=IF([.L1044]-[.B10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00" calcext:value-type="float">
            <text:p>1000</text:p>
          </table:table-cell>
          <table:table-cell office:value-type="float" office:value="217360000" calcext:value-type="float">
            <text:p>217360000</text:p>
          </table:table-cell>
          <table:table-cell office:value-type="float" office:value="1043" calcext:value-type="float">
            <text:p>1043</text:p>
          </table:table-cell>
          <table:table-cell office:value-type="float" office:value="1000" calcext:value-type="float">
            <text:p>1000</text:p>
          </table:table-cell>
          <table:table-cell office:value-type="float" office:value="234794000" calcext:value-type="float">
            <text:p>234794000</text:p>
          </table:table-cell>
          <table:table-cell table:formula="of:=IF([.E1045]-[.B1045]=0;0;1)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1000" calcext:value-type="float">
            <text:p>1000</text:p>
          </table:table-cell>
          <table:table-cell office:value-type="float" office:value="239126999" calcext:value-type="float">
            <text:p>239126999</text:p>
          </table:table-cell>
          <table:table-cell office:value-type="float" office:value="1043" calcext:value-type="float">
            <text:p>1043</text:p>
          </table:table-cell>
          <table:table-cell office:value-type="float" office:value="1000" calcext:value-type="float">
            <text:p>1000</text:p>
          </table:table-cell>
          <table:table-cell office:value-type="float" office:value="226332999" calcext:value-type="float">
            <text:p>226332999</text:p>
          </table:table-cell>
          <table:table-cell table:formula="of:=IF([.L1045]-[.I1045]=0;0;1)" office:value-type="float" office:value="0" calcext:value-type="float">
            <text:p>0</text:p>
          </table:table-cell>
          <table:table-cell table:formula="of:=IF([.L1045]-[.B10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2999" calcext:value-type="float">
            <text:p>32999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table:formula="of:=IF([.E1046]-[.B1046]=0;0;1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2999" calcext:value-type="float">
            <text:p>32999</text:p>
          </table:table-cell>
          <table:table-cell table:formula="of:=IF([.L1046]-[.I1046]=0;0;1)" office:value-type="float" office:value="0" calcext:value-type="float">
            <text:p>0</text:p>
          </table:table-cell>
          <table:table-cell table:formula="of:=IF([.L1046]-[.B10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00" calcext:value-type="float">
            <text:p>1000</text:p>
          </table:table-cell>
          <table:table-cell office:value-type="float" office:value="332883999" calcext:value-type="float">
            <text:p>332883999</text:p>
          </table:table-cell>
          <table:table-cell office:value-type="float" office:value="1045" calcext:value-type="float">
            <text:p>1045</text:p>
          </table:table-cell>
          <table:table-cell office:value-type="float" office:value="1000" calcext:value-type="float">
            <text:p>1000</text:p>
          </table:table-cell>
          <table:table-cell office:value-type="float" office:value="354709000" calcext:value-type="float">
            <text:p>354709000</text:p>
          </table:table-cell>
          <table:table-cell table:formula="of:=IF([.E1047]-[.B1047]=0;0;1)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1000" calcext:value-type="float">
            <text:p>1000</text:p>
          </table:table-cell>
          <table:table-cell office:value-type="float" office:value="360654000" calcext:value-type="float">
            <text:p>360654000</text:p>
          </table:table-cell>
          <table:table-cell office:value-type="float" office:value="1045" calcext:value-type="float">
            <text:p>1045</text:p>
          </table:table-cell>
          <table:table-cell office:value-type="float" office:value="1000" calcext:value-type="float">
            <text:p>1000</text:p>
          </table:table-cell>
          <table:table-cell office:value-type="float" office:value="346977000" calcext:value-type="float">
            <text:p>346977000</text:p>
          </table:table-cell>
          <table:table-cell table:formula="of:=IF([.L1047]-[.I1047]=0;0;1)" office:value-type="float" office:value="0" calcext:value-type="float">
            <text:p>0</text:p>
          </table:table-cell>
          <table:table-cell table:formula="of:=IF([.L1047]-[.B10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00" calcext:value-type="float">
            <text:p>1000</text:p>
          </table:table-cell>
          <table:table-cell office:value-type="float" office:value="37926999" calcext:value-type="float">
            <text:p>37926999</text:p>
          </table:table-cell>
          <table:table-cell office:value-type="float" office:value="1046" calcext:value-type="float">
            <text:p>1046</text:p>
          </table:table-cell>
          <table:table-cell office:value-type="float" office:value="1000" calcext:value-type="float">
            <text:p>1000</text:p>
          </table:table-cell>
          <table:table-cell office:value-type="float" office:value="39786999" calcext:value-type="float">
            <text:p>39786999</text:p>
          </table:table-cell>
          <table:table-cell table:formula="of:=IF([.E1048]-[.B1048]=0;0;1)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1000" calcext:value-type="float">
            <text:p>1000</text:p>
          </table:table-cell>
          <table:table-cell office:value-type="float" office:value="39830000" calcext:value-type="float">
            <text:p>39830000</text:p>
          </table:table-cell>
          <table:table-cell office:value-type="float" office:value="1046" calcext:value-type="float">
            <text:p>1046</text:p>
          </table:table-cell>
          <table:table-cell office:value-type="float" office:value="1000" calcext:value-type="float">
            <text:p>1000</text:p>
          </table:table-cell>
          <table:table-cell office:value-type="float" office:value="39619999" calcext:value-type="float">
            <text:p>39619999</text:p>
          </table:table-cell>
          <table:table-cell table:formula="of:=IF([.L1048]-[.I1048]=0;0;1)" office:value-type="float" office:value="0" calcext:value-type="float">
            <text:p>0</text:p>
          </table:table-cell>
          <table:table-cell table:formula="of:=IF([.L1048]-[.B10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table:formula="of:=IF([.E1049]-[.B1049]=0;0;1)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table:formula="of:=IF([.L1049]-[.I1049]=0;0;1)" office:value-type="float" office:value="0" calcext:value-type="float">
            <text:p>0</text:p>
          </table:table-cell>
          <table:table-cell table:formula="of:=IF([.L1049]-[.B10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00" calcext:value-type="float">
            <text:p>1000</text:p>
          </table:table-cell>
          <table:table-cell office:value-type="float" office:value="114625999" calcext:value-type="float">
            <text:p>114625999</text:p>
          </table:table-cell>
          <table:table-cell office:value-type="float" office:value="1048" calcext:value-type="float">
            <text:p>1048</text:p>
          </table:table-cell>
          <table:table-cell office:value-type="float" office:value="1000" calcext:value-type="float">
            <text:p>1000</text:p>
          </table:table-cell>
          <table:table-cell office:value-type="float" office:value="119800999" calcext:value-type="float">
            <text:p>119800999</text:p>
          </table:table-cell>
          <table:table-cell table:formula="of:=IF([.E1050]-[.B1050]=0;0;1)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000" calcext:value-type="float">
            <text:p>1000</text:p>
          </table:table-cell>
          <table:table-cell office:value-type="float" office:value="122087999" calcext:value-type="float">
            <text:p>122087999</text:p>
          </table:table-cell>
          <table:table-cell office:value-type="float" office:value="1048" calcext:value-type="float">
            <text:p>1048</text:p>
          </table:table-cell>
          <table:table-cell office:value-type="float" office:value="1000" calcext:value-type="float">
            <text:p>1000</text:p>
          </table:table-cell>
          <table:table-cell office:value-type="float" office:value="117492000" calcext:value-type="float">
            <text:p>117492000</text:p>
          </table:table-cell>
          <table:table-cell table:formula="of:=IF([.L1050]-[.I1050]=0;0;1)" office:value-type="float" office:value="0" calcext:value-type="float">
            <text:p>0</text:p>
          </table:table-cell>
          <table:table-cell table:formula="of:=IF([.L1050]-[.B10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1787000" calcext:value-type="float">
            <text:p>1787000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1836999" calcext:value-type="float">
            <text:p>1836999</text:p>
          </table:table-cell>
          <table:table-cell table:formula="of:=IF([.E1051]-[.B1051]=0;0;1)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1932000" calcext:value-type="float">
            <text:p>1932000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2023999" calcext:value-type="float">
            <text:p>2023999</text:p>
          </table:table-cell>
          <table:table-cell table:formula="of:=IF([.L1051]-[.I1051]=0;0;1)" office:value-type="float" office:value="0" calcext:value-type="float">
            <text:p>0</text:p>
          </table:table-cell>
          <table:table-cell table:formula="of:=IF([.L1051]-[.B10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office:value-type="float" office:value="440332000" calcext:value-type="float">
            <text:p>44033200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office:value-type="float" office:value="469753000" calcext:value-type="float">
            <text:p>469753000</text:p>
          </table:table-cell>
          <table:table-cell table:formula="of:=IF([.E1052]-[.B1052]=0;0;1)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office:value-type="float" office:value="473531000" calcext:value-type="float">
            <text:p>47353100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office:value-type="float" office:value="461649000" calcext:value-type="float">
            <text:p>461649000</text:p>
          </table:table-cell>
          <table:table-cell table:formula="of:=IF([.L1052]-[.I1052]=0;0;1)" office:value-type="float" office:value="0" calcext:value-type="float">
            <text:p>0</text:p>
          </table:table-cell>
          <table:table-cell table:formula="of:=IF([.L1052]-[.B10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E1053]-[.B1053]=0;0;1)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formula="of:=IF([.L1053]-[.I1053]=0;0;1)" office:value-type="float" office:value="0" calcext:value-type="float">
            <text:p>0</text:p>
          </table:table-cell>
          <table:table-cell table:formula="of:=IF([.L1053]-[.B10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00" calcext:value-type="float">
            <text:p>1000</text:p>
          </table:table-cell>
          <table:table-cell office:value-type="float" office:value="6876999" calcext:value-type="float">
            <text:p>6876999</text:p>
          </table:table-cell>
          <table:table-cell office:value-type="float" office:value="1052" calcext:value-type="float">
            <text:p>1052</text:p>
          </table:table-cell>
          <table:table-cell office:value-type="float" office:value="1000" calcext:value-type="float">
            <text:p>1000</text:p>
          </table:table-cell>
          <table:table-cell office:value-type="float" office:value="7259000" calcext:value-type="float">
            <text:p>7259000</text:p>
          </table:table-cell>
          <table:table-cell table:formula="of:=IF([.E1054]-[.B1054]=0;0;1)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1000" calcext:value-type="float">
            <text:p>1000</text:p>
          </table:table-cell>
          <table:table-cell office:value-type="float" office:value="7463999" calcext:value-type="float">
            <text:p>7463999</text:p>
          </table:table-cell>
          <table:table-cell office:value-type="float" office:value="1052" calcext:value-type="float">
            <text:p>1052</text:p>
          </table:table-cell>
          <table:table-cell office:value-type="float" office:value="1000" calcext:value-type="float">
            <text:p>1000</text:p>
          </table:table-cell>
          <table:table-cell office:value-type="float" office:value="7598000" calcext:value-type="float">
            <text:p>7598000</text:p>
          </table:table-cell>
          <table:table-cell table:formula="of:=IF([.L1054]-[.I1054]=0;0;1)" office:value-type="float" office:value="0" calcext:value-type="float">
            <text:p>0</text:p>
          </table:table-cell>
          <table:table-cell table:formula="of:=IF([.L1054]-[.B10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09999" calcext:value-type="float">
            <text:p>109999</text:p>
          </table:table-cell>
          <table:table-cell table:formula="of:=IF([.E1055]-[.B1055]=0;0;1)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17000" calcext:value-type="float">
            <text:p>117000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18000" calcext:value-type="float">
            <text:p>118000</text:p>
          </table:table-cell>
          <table:table-cell table:formula="of:=IF([.L1055]-[.I1055]=0;0;1)" office:value-type="float" office:value="0" calcext:value-type="float">
            <text:p>0</text:p>
          </table:table-cell>
          <table:table-cell table:formula="of:=IF([.L1055]-[.B10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49000" calcext:value-type="float">
            <text:p>149000</text:p>
          </table:table-cell>
          <table:table-cell table:formula="of:=IF([.E1056]-[.B1056]=0;0;1)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54000" calcext:value-type="float">
            <text:p>154000</text:p>
          </table:table-cell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60000" calcext:value-type="float">
            <text:p>160000</text:p>
          </table:table-cell>
          <table:table-cell table:formula="of:=IF([.L1056]-[.I1056]=0;0;1)" office:value-type="float" office:value="0" calcext:value-type="float">
            <text:p>0</text:p>
          </table:table-cell>
          <table:table-cell table:formula="of:=IF([.L1056]-[.B10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00" calcext:value-type="float">
            <text:p>1000</text:p>
          </table:table-cell>
          <table:table-cell office:value-type="float" office:value="156745000" calcext:value-type="float">
            <text:p>156745000</text:p>
          </table:table-cell>
          <table:table-cell office:value-type="float" office:value="1055" calcext:value-type="float">
            <text:p>1055</text:p>
          </table:table-cell>
          <table:table-cell office:value-type="float" office:value="1000" calcext:value-type="float">
            <text:p>1000</text:p>
          </table:table-cell>
          <table:table-cell office:value-type="float" office:value="168892000" calcext:value-type="float">
            <text:p>168892000</text:p>
          </table:table-cell>
          <table:table-cell table:formula="of:=IF([.E1057]-[.B1057]=0;0;1)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1000" calcext:value-type="float">
            <text:p>1000</text:p>
          </table:table-cell>
          <table:table-cell office:value-type="float" office:value="169200000" calcext:value-type="float">
            <text:p>169200000</text:p>
          </table:table-cell>
          <table:table-cell office:value-type="float" office:value="1055" calcext:value-type="float">
            <text:p>1055</text:p>
          </table:table-cell>
          <table:table-cell office:value-type="float" office:value="1000" calcext:value-type="float">
            <text:p>1000</text:p>
          </table:table-cell>
          <table:table-cell office:value-type="float" office:value="165749999" calcext:value-type="float">
            <text:p>165749999</text:p>
          </table:table-cell>
          <table:table-cell table:formula="of:=IF([.L1057]-[.I1057]=0;0;1)" office:value-type="float" office:value="0" calcext:value-type="float">
            <text:p>0</text:p>
          </table:table-cell>
          <table:table-cell table:formula="of:=IF([.L1057]-[.B10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4158157000" calcext:value-type="float">
            <text:p>4158157000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4397853000" calcext:value-type="float">
            <text:p>4397853000</text:p>
          </table:table-cell>
          <table:table-cell table:formula="of:=IF([.E1058]-[.B1058]=0;0;1)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4491607000" calcext:value-type="float">
            <text:p>4491607000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4311432000" calcext:value-type="float">
            <text:p>4311432000</text:p>
          </table:table-cell>
          <table:table-cell table:formula="of:=IF([.L1058]-[.I1058]=0;0;1)" office:value-type="float" office:value="0" calcext:value-type="float">
            <text:p>0</text:p>
          </table:table-cell>
          <table:table-cell table:formula="of:=IF([.L1058]-[.B10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00" calcext:value-type="float">
            <text:p>1000</text:p>
          </table:table-cell>
          <table:table-cell office:value-type="float" office:value="632911999" calcext:value-type="float">
            <text:p>632911999</text:p>
          </table:table-cell>
          <table:table-cell office:value-type="float" office:value="1057" calcext:value-type="float">
            <text:p>1057</text:p>
          </table:table-cell>
          <table:table-cell office:value-type="float" office:value="1000" calcext:value-type="float">
            <text:p>1000</text:p>
          </table:table-cell>
          <table:table-cell office:value-type="float" office:value="671894000" calcext:value-type="float">
            <text:p>671894000</text:p>
          </table:table-cell>
          <table:table-cell table:formula="of:=IF([.E1059]-[.B1059]=0;0;1)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1000" calcext:value-type="float">
            <text:p>1000</text:p>
          </table:table-cell>
          <table:table-cell office:value-type="float" office:value="676141000" calcext:value-type="float">
            <text:p>676141000</text:p>
          </table:table-cell>
          <table:table-cell office:value-type="float" office:value="1057" calcext:value-type="float">
            <text:p>1057</text:p>
          </table:table-cell>
          <table:table-cell office:value-type="float" office:value="1000" calcext:value-type="float">
            <text:p>1000</text:p>
          </table:table-cell>
          <table:table-cell office:value-type="float" office:value="651656000" calcext:value-type="float">
            <text:p>651656000</text:p>
          </table:table-cell>
          <table:table-cell table:formula="of:=IF([.L1059]-[.I1059]=0;0;1)" office:value-type="float" office:value="0" calcext:value-type="float">
            <text:p>0</text:p>
          </table:table-cell>
          <table:table-cell table:formula="of:=IF([.L1059]-[.B10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00" calcext:value-type="float">
            <text:p>1000</text:p>
          </table:table-cell>
          <table:table-cell office:value-type="float" office:value="861366000" calcext:value-type="float">
            <text:p>861366000</text:p>
          </table:table-cell>
          <table:table-cell office:value-type="float" office:value="1058" calcext:value-type="float">
            <text:p>1058</text:p>
          </table:table-cell>
          <table:table-cell office:value-type="float" office:value="1000" calcext:value-type="float">
            <text:p>1000</text:p>
          </table:table-cell>
          <table:table-cell office:value-type="float" office:value="909275000" calcext:value-type="float">
            <text:p>909275000</text:p>
          </table:table-cell>
          <table:table-cell table:formula="of:=IF([.E1060]-[.B1060]=0;0;1)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000" calcext:value-type="float">
            <text:p>1000</text:p>
          </table:table-cell>
          <table:table-cell office:value-type="float" office:value="929870000" calcext:value-type="float">
            <text:p>929870000</text:p>
          </table:table-cell>
          <table:table-cell office:value-type="float" office:value="1058" calcext:value-type="float">
            <text:p>1058</text:p>
          </table:table-cell>
          <table:table-cell office:value-type="float" office:value="1000" calcext:value-type="float">
            <text:p>1000</text:p>
          </table:table-cell>
          <table:table-cell office:value-type="float" office:value="888235000" calcext:value-type="float">
            <text:p>888235000</text:p>
          </table:table-cell>
          <table:table-cell table:formula="of:=IF([.L1060]-[.I1060]=0;0;1)" office:value-type="float" office:value="0" calcext:value-type="float">
            <text:p>0</text:p>
          </table:table-cell>
          <table:table-cell table:formula="of:=IF([.L1060]-[.B10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113000" calcext:value-type="float">
            <text:p>113000</text:p>
          </table:table-cell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113000" calcext:value-type="float">
            <text:p>113000</text:p>
          </table:table-cell>
          <table:table-cell table:formula="of:=IF([.E1061]-[.B1061]=0;0;1)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131999" calcext:value-type="float">
            <text:p>131999</text:p>
          </table:table-cell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135000" calcext:value-type="float">
            <text:p>135000</text:p>
          </table:table-cell>
          <table:table-cell table:formula="of:=IF([.L1061]-[.I1061]=0;0;1)" office:value-type="float" office:value="0" calcext:value-type="float">
            <text:p>0</text:p>
          </table:table-cell>
          <table:table-cell table:formula="of:=IF([.L1061]-[.B10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E1062]-[.B1062]=0;0;1)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L1062]-[.I1062]=0;0;1)" office:value-type="float" office:value="0" calcext:value-type="float">
            <text:p>0</text:p>
          </table:table-cell>
          <table:table-cell table:formula="of:=IF([.L1062]-[.B10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00" calcext:value-type="float">
            <text:p>1000</text:p>
          </table:table-cell>
          <table:table-cell office:value-type="float" office:value="16617000" calcext:value-type="float">
            <text:p>16617000</text:p>
          </table:table-cell>
          <table:table-cell office:value-type="float" office:value="1061" calcext:value-type="float">
            <text:p>1061</text:p>
          </table:table-cell>
          <table:table-cell office:value-type="float" office:value="1000" calcext:value-type="float">
            <text:p>1000</text:p>
          </table:table-cell>
          <table:table-cell office:value-type="float" office:value="17225000" calcext:value-type="float">
            <text:p>17225000</text:p>
          </table:table-cell>
          <table:table-cell table:formula="of:=IF([.E1063]-[.B1063]=0;0;1)"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1000" calcext:value-type="float">
            <text:p>1000</text:p>
          </table:table-cell>
          <table:table-cell office:value-type="float" office:value="17456000" calcext:value-type="float">
            <text:p>17456000</text:p>
          </table:table-cell>
          <table:table-cell office:value-type="float" office:value="1061" calcext:value-type="float">
            <text:p>1061</text:p>
          </table:table-cell>
          <table:table-cell office:value-type="float" office:value="1000" calcext:value-type="float">
            <text:p>1000</text:p>
          </table:table-cell>
          <table:table-cell office:value-type="float" office:value="17384999" calcext:value-type="float">
            <text:p>17384999</text:p>
          </table:table-cell>
          <table:table-cell table:formula="of:=IF([.L1063]-[.I1063]=0;0;1)" office:value-type="float" office:value="0" calcext:value-type="float">
            <text:p>0</text:p>
          </table:table-cell>
          <table:table-cell table:formula="of:=IF([.L1063]-[.B10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00" calcext:value-type="float">
            <text:p>1000</text:p>
          </table:table-cell>
          <table:table-cell office:value-type="float" office:value="689480000" calcext:value-type="float">
            <text:p>689480000</text:p>
          </table:table-cell>
          <table:table-cell office:value-type="float" office:value="1062" calcext:value-type="float">
            <text:p>1062</text:p>
          </table:table-cell>
          <table:table-cell office:value-type="float" office:value="1000" calcext:value-type="float">
            <text:p>1000</text:p>
          </table:table-cell>
          <table:table-cell office:value-type="float" office:value="717071000" calcext:value-type="float">
            <text:p>717071000</text:p>
          </table:table-cell>
          <table:table-cell table:formula="of:=IF([.E1064]-[.B1064]=0;0;1)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1000" calcext:value-type="float">
            <text:p>1000</text:p>
          </table:table-cell>
          <table:table-cell office:value-type="float" office:value="739610000" calcext:value-type="float">
            <text:p>739610000</text:p>
          </table:table-cell>
          <table:table-cell office:value-type="float" office:value="1062" calcext:value-type="float">
            <text:p>1062</text:p>
          </table:table-cell>
          <table:table-cell office:value-type="float" office:value="1000" calcext:value-type="float">
            <text:p>1000</text:p>
          </table:table-cell>
          <table:table-cell office:value-type="float" office:value="709024000" calcext:value-type="float">
            <text:p>709024000</text:p>
          </table:table-cell>
          <table:table-cell table:formula="of:=IF([.L1064]-[.I1064]=0;0;1)" office:value-type="float" office:value="0" calcext:value-type="float">
            <text:p>0</text:p>
          </table:table-cell>
          <table:table-cell table:formula="of:=IF([.L1064]-[.B10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float" office:value="183667000" calcext:value-type="float">
            <text:p>183667000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float" office:value="192298000" calcext:value-type="float">
            <text:p>192298000</text:p>
          </table:table-cell>
          <table:table-cell table:formula="of:=IF([.E1065]-[.B1065]=0;0;1)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float" office:value="193106000" calcext:value-type="float">
            <text:p>193106000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float" office:value="189777000" calcext:value-type="float">
            <text:p>189777000</text:p>
          </table:table-cell>
          <table:table-cell table:formula="of:=IF([.L1065]-[.I1065]=0;0;1)" office:value-type="float" office:value="0" calcext:value-type="float">
            <text:p>0</text:p>
          </table:table-cell>
          <table:table-cell table:formula="of:=IF([.L1065]-[.B10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00" calcext:value-type="float">
            <text:p>1000</text:p>
          </table:table-cell>
          <table:table-cell office:value-type="float" office:value="514590000" calcext:value-type="float">
            <text:p>514590000</text:p>
          </table:table-cell>
          <table:table-cell office:value-type="float" office:value="1064" calcext:value-type="float">
            <text:p>1064</text:p>
          </table:table-cell>
          <table:table-cell office:value-type="float" office:value="1000" calcext:value-type="float">
            <text:p>1000</text:p>
          </table:table-cell>
          <table:table-cell office:value-type="float" office:value="550078000" calcext:value-type="float">
            <text:p>550078000</text:p>
          </table:table-cell>
          <table:table-cell table:formula="of:=IF([.E1066]-[.B1066]=0;0;1)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1000" calcext:value-type="float">
            <text:p>1000</text:p>
          </table:table-cell>
          <table:table-cell office:value-type="float" office:value="558985000" calcext:value-type="float">
            <text:p>558985000</text:p>
          </table:table-cell>
          <table:table-cell office:value-type="float" office:value="1064" calcext:value-type="float">
            <text:p>1064</text:p>
          </table:table-cell>
          <table:table-cell office:value-type="float" office:value="1000" calcext:value-type="float">
            <text:p>1000</text:p>
          </table:table-cell>
          <table:table-cell office:value-type="float" office:value="541557000" calcext:value-type="float">
            <text:p>541557000</text:p>
          </table:table-cell>
          <table:table-cell table:formula="of:=IF([.L1066]-[.I1066]=0;0;1)" office:value-type="float" office:value="0" calcext:value-type="float">
            <text:p>0</text:p>
          </table:table-cell>
          <table:table-cell table:formula="of:=IF([.L1066]-[.B10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683999" calcext:value-type="float">
            <text:p>683999</text:p>
          </table:table-cell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685000" calcext:value-type="float">
            <text:p>685000</text:p>
          </table:table-cell>
          <table:table-cell table:formula="of:=IF([.E1067]-[.B1067]=0;0;1)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750999" calcext:value-type="float">
            <text:p>750999</text:p>
          </table:table-cell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841000" calcext:value-type="float">
            <text:p>841000</text:p>
          </table:table-cell>
          <table:table-cell table:formula="of:=IF([.L1067]-[.I1067]=0;0;1)" office:value-type="float" office:value="0" calcext:value-type="float">
            <text:p>0</text:p>
          </table:table-cell>
          <table:table-cell table:formula="of:=IF([.L1067]-[.B10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6770999" calcext:value-type="float">
            <text:p>16770999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7958000" calcext:value-type="float">
            <text:p>17958000</text:p>
          </table:table-cell>
          <table:table-cell table:formula="of:=IF([.E1068]-[.B1068]=0;0;1)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8151000" calcext:value-type="float">
            <text:p>18151000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7927000" calcext:value-type="float">
            <text:p>17927000</text:p>
          </table:table-cell>
          <table:table-cell table:formula="of:=IF([.L1068]-[.I1068]=0;0;1)" office:value-type="float" office:value="0" calcext:value-type="float">
            <text:p>0</text:p>
          </table:table-cell>
          <table:table-cell table:formula="of:=IF([.L1068]-[.B10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00" calcext:value-type="float">
            <text:p>1000</text:p>
          </table:table-cell>
          <table:table-cell office:value-type="float" office:value="111608000" calcext:value-type="float">
            <text:p>111608000</text:p>
          </table:table-cell>
          <table:table-cell office:value-type="float" office:value="1067" calcext:value-type="float">
            <text:p>1067</text:p>
          </table:table-cell>
          <table:table-cell office:value-type="float" office:value="1000" calcext:value-type="float">
            <text:p>1000</text:p>
          </table:table-cell>
          <table:table-cell office:value-type="float" office:value="119562999" calcext:value-type="float">
            <text:p>119562999</text:p>
          </table:table-cell>
          <table:table-cell table:formula="of:=IF([.E1069]-[.B1069]=0;0;1)"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float" office:value="1000" calcext:value-type="float">
            <text:p>1000</text:p>
          </table:table-cell>
          <table:table-cell office:value-type="float" office:value="120154000" calcext:value-type="float">
            <text:p>120154000</text:p>
          </table:table-cell>
          <table:table-cell office:value-type="float" office:value="1067" calcext:value-type="float">
            <text:p>1067</text:p>
          </table:table-cell>
          <table:table-cell office:value-type="float" office:value="1000" calcext:value-type="float">
            <text:p>1000</text:p>
          </table:table-cell>
          <table:table-cell office:value-type="float" office:value="118010999" calcext:value-type="float">
            <text:p>118010999</text:p>
          </table:table-cell>
          <table:table-cell table:formula="of:=IF([.L1069]-[.I1069]=0;0;1)" office:value-type="float" office:value="0" calcext:value-type="float">
            <text:p>0</text:p>
          </table:table-cell>
          <table:table-cell table:formula="of:=IF([.L1069]-[.B10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00" calcext:value-type="float">
            <text:p>1000</text:p>
          </table:table-cell>
          <table:table-cell office:value-type="float" office:value="37648000" calcext:value-type="float">
            <text:p>37648000</text:p>
          </table:table-cell>
          <table:table-cell office:value-type="float" office:value="1068" calcext:value-type="float">
            <text:p>1068</text:p>
          </table:table-cell>
          <table:table-cell office:value-type="float" office:value="1000" calcext:value-type="float">
            <text:p>1000</text:p>
          </table:table-cell>
          <table:table-cell office:value-type="float" office:value="40671000" calcext:value-type="float">
            <text:p>40671000</text:p>
          </table:table-cell>
          <table:table-cell table:formula="of:=IF([.E1070]-[.B1070]=0;0;1)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000" calcext:value-type="float">
            <text:p>1000</text:p>
          </table:table-cell>
          <table:table-cell office:value-type="float" office:value="41465999" calcext:value-type="float">
            <text:p>41465999</text:p>
          </table:table-cell>
          <table:table-cell office:value-type="float" office:value="1068" calcext:value-type="float">
            <text:p>1068</text:p>
          </table:table-cell>
          <table:table-cell office:value-type="float" office:value="1000" calcext:value-type="float">
            <text:p>1000</text:p>
          </table:table-cell>
          <table:table-cell office:value-type="float" office:value="40243999" calcext:value-type="float">
            <text:p>40243999</text:p>
          </table:table-cell>
          <table:table-cell table:formula="of:=IF([.L1070]-[.I1070]=0;0;1)" office:value-type="float" office:value="0" calcext:value-type="float">
            <text:p>0</text:p>
          </table:table-cell>
          <table:table-cell table:formula="of:=IF([.L1070]-[.B10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485658000" calcext:value-type="float">
            <text:p>485658000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522439000" calcext:value-type="float">
            <text:p>522439000</text:p>
          </table:table-cell>
          <table:table-cell table:formula="of:=IF([.E1071]-[.B1071]=0;0;1)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525911999" calcext:value-type="float">
            <text:p>525911999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508765000" calcext:value-type="float">
            <text:p>508765000</text:p>
          </table:table-cell>
          <table:table-cell table:formula="of:=IF([.L1071]-[.I1071]=0;0;1)" office:value-type="float" office:value="0" calcext:value-type="float">
            <text:p>0</text:p>
          </table:table-cell>
          <table:table-cell table:formula="of:=IF([.L1071]-[.B10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00" calcext:value-type="float">
            <text:p>1000</text:p>
          </table:table-cell>
          <table:table-cell office:value-type="float" office:value="57111999" calcext:value-type="float">
            <text:p>57111999</text:p>
          </table:table-cell>
          <table:table-cell office:value-type="float" office:value="1070" calcext:value-type="float">
            <text:p>1070</text:p>
          </table:table-cell>
          <table:table-cell office:value-type="float" office:value="1000" calcext:value-type="float">
            <text:p>1000</text:p>
          </table:table-cell>
          <table:table-cell office:value-type="float" office:value="61283000" calcext:value-type="float">
            <text:p>61283000</text:p>
          </table:table-cell>
          <table:table-cell table:formula="of:=IF([.E1072]-[.B1072]=0;0;1)"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000" calcext:value-type="float">
            <text:p>1000</text:p>
          </table:table-cell>
          <table:table-cell office:value-type="float" office:value="61314999" calcext:value-type="float">
            <text:p>61314999</text:p>
          </table:table-cell>
          <table:table-cell office:value-type="float" office:value="1070" calcext:value-type="float">
            <text:p>1070</text:p>
          </table:table-cell>
          <table:table-cell office:value-type="float" office:value="1000" calcext:value-type="float">
            <text:p>1000</text:p>
          </table:table-cell>
          <table:table-cell office:value-type="float" office:value="60675999" calcext:value-type="float">
            <text:p>60675999</text:p>
          </table:table-cell>
          <table:table-cell table:formula="of:=IF([.L1072]-[.I1072]=0;0;1)" office:value-type="float" office:value="0" calcext:value-type="float">
            <text:p>0</text:p>
          </table:table-cell>
          <table:table-cell table:formula="of:=IF([.L1072]-[.B10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51000" calcext:value-type="float">
            <text:p>5100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table:formula="of:=IF([.E1073]-[.B1073]=0;0;1)"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63000" calcext:value-type="float">
            <text:p>63000</text:p>
          </table:table-cell>
          <table:table-cell table:formula="of:=IF([.L1073]-[.I1073]=0;0;1)" office:value-type="float" office:value="0" calcext:value-type="float">
            <text:p>0</text:p>
          </table:table-cell>
          <table:table-cell table:formula="of:=IF([.L1073]-[.B10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44999" calcext:value-type="float">
            <text:p>44999</text:p>
          </table:table-cell>
          <table:table-cell table:formula="of:=IF([.E1074]-[.B1074]=0;0;1)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56999" calcext:value-type="float">
            <text:p>56999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59999" calcext:value-type="float">
            <text:p>59999</text:p>
          </table:table-cell>
          <table:table-cell table:formula="of:=IF([.L1074]-[.I1074]=0;0;1)" office:value-type="float" office:value="0" calcext:value-type="float">
            <text:p>0</text:p>
          </table:table-cell>
          <table:table-cell table:formula="of:=IF([.L1074]-[.B10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00" calcext:value-type="float">
            <text:p>1000</text:p>
          </table:table-cell>
          <table:table-cell office:value-type="float" office:value="2441493000" calcext:value-type="float">
            <text:p>2441493000</text:p>
          </table:table-cell>
          <table:table-cell office:value-type="float" office:value="1073" calcext:value-type="float">
            <text:p>1073</text:p>
          </table:table-cell>
          <table:table-cell office:value-type="float" office:value="1000" calcext:value-type="float">
            <text:p>1000</text:p>
          </table:table-cell>
          <table:table-cell office:value-type="float" office:value="2564190999" calcext:value-type="float">
            <text:p>2564190999</text:p>
          </table:table-cell>
          <table:table-cell table:formula="of:=IF([.E1075]-[.B1075]=0;0;1)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000" calcext:value-type="float">
            <text:p>1000</text:p>
          </table:table-cell>
          <table:table-cell office:value-type="float" office:value="2654379999" calcext:value-type="float">
            <text:p>2654379999</text:p>
          </table:table-cell>
          <table:table-cell office:value-type="float" office:value="1073" calcext:value-type="float">
            <text:p>1073</text:p>
          </table:table-cell>
          <table:table-cell office:value-type="float" office:value="1000" calcext:value-type="float">
            <text:p>1000</text:p>
          </table:table-cell>
          <table:table-cell office:value-type="float" office:value="2539246000" calcext:value-type="float">
            <text:p>2539246000</text:p>
          </table:table-cell>
          <table:table-cell table:formula="of:=IF([.L1075]-[.I1075]=0;0;1)" office:value-type="float" office:value="0" calcext:value-type="float">
            <text:p>0</text:p>
          </table:table-cell>
          <table:table-cell table:formula="of:=IF([.L1075]-[.B10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587000" calcext:value-type="float">
            <text:p>587000</text:p>
          </table:table-cell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614000" calcext:value-type="float">
            <text:p>614000</text:p>
          </table:table-cell>
          <table:table-cell table:formula="of:=IF([.E1076]-[.B1076]=0;0;1)"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686000" calcext:value-type="float">
            <text:p>686000</text:p>
          </table:table-cell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734000" calcext:value-type="float">
            <text:p>734000</text:p>
          </table:table-cell>
          <table:table-cell table:formula="of:=IF([.L1076]-[.I1076]=0;0;1)" office:value-type="float" office:value="0" calcext:value-type="float">
            <text:p>0</text:p>
          </table:table-cell>
          <table:table-cell table:formula="of:=IF([.L1076]-[.B10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00" calcext:value-type="float">
            <text:p>1000</text:p>
          </table:table-cell>
          <table:table-cell office:value-type="float" office:value="6336000" calcext:value-type="float">
            <text:p>6336000</text:p>
          </table:table-cell>
          <table:table-cell office:value-type="float" office:value="1075" calcext:value-type="float">
            <text:p>1075</text:p>
          </table:table-cell>
          <table:table-cell office:value-type="float" office:value="1000" calcext:value-type="float">
            <text:p>1000</text:p>
          </table:table-cell>
          <table:table-cell office:value-type="float" office:value="6610000" calcext:value-type="float">
            <text:p>6610000</text:p>
          </table:table-cell>
          <table:table-cell table:formula="of:=IF([.E1077]-[.B1077]=0;0;1)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000" calcext:value-type="float">
            <text:p>1000</text:p>
          </table:table-cell>
          <table:table-cell office:value-type="float" office:value="6896999" calcext:value-type="float">
            <text:p>6896999</text:p>
          </table:table-cell>
          <table:table-cell office:value-type="float" office:value="1075" calcext:value-type="float">
            <text:p>1075</text:p>
          </table:table-cell>
          <table:table-cell office:value-type="float" office:value="1000" calcext:value-type="float">
            <text:p>1000</text:p>
          </table:table-cell>
          <table:table-cell office:value-type="float" office:value="6782000" calcext:value-type="float">
            <text:p>6782000</text:p>
          </table:table-cell>
          <table:table-cell table:formula="of:=IF([.L1077]-[.I1077]=0;0;1)" office:value-type="float" office:value="0" calcext:value-type="float">
            <text:p>0</text:p>
          </table:table-cell>
          <table:table-cell table:formula="of:=IF([.L1077]-[.B10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00" calcext:value-type="float">
            <text:p>1000</text:p>
          </table:table-cell>
          <table:table-cell office:value-type="float" office:value="658893000" calcext:value-type="float">
            <text:p>658893000</text:p>
          </table:table-cell>
          <table:table-cell office:value-type="float" office:value="1076" calcext:value-type="float">
            <text:p>1076</text:p>
          </table:table-cell>
          <table:table-cell office:value-type="float" office:value="1000" calcext:value-type="float">
            <text:p>1000</text:p>
          </table:table-cell>
          <table:table-cell office:value-type="float" office:value="687708000" calcext:value-type="float">
            <text:p>687708000</text:p>
          </table:table-cell>
          <table:table-cell table:formula="of:=IF([.E1078]-[.B1078]=0;0;1)"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1000" calcext:value-type="float">
            <text:p>1000</text:p>
          </table:table-cell>
          <table:table-cell office:value-type="float" office:value="696902999" calcext:value-type="float">
            <text:p>696902999</text:p>
          </table:table-cell>
          <table:table-cell office:value-type="float" office:value="1076" calcext:value-type="float">
            <text:p>1076</text:p>
          </table:table-cell>
          <table:table-cell office:value-type="float" office:value="1000" calcext:value-type="float">
            <text:p>1000</text:p>
          </table:table-cell>
          <table:table-cell office:value-type="float" office:value="681418000" calcext:value-type="float">
            <text:p>681418000</text:p>
          </table:table-cell>
          <table:table-cell table:formula="of:=IF([.L1078]-[.I1078]=0;0;1)" office:value-type="float" office:value="0" calcext:value-type="float">
            <text:p>0</text:p>
          </table:table-cell>
          <table:table-cell table:formula="of:=IF([.L1078]-[.B10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00" calcext:value-type="float">
            <text:p>1000</text:p>
          </table:table-cell>
          <table:table-cell office:value-type="float" office:value="316476000" calcext:value-type="float">
            <text:p>316476000</text:p>
          </table:table-cell>
          <table:table-cell office:value-type="float" office:value="1077" calcext:value-type="float">
            <text:p>1077</text:p>
          </table:table-cell>
          <table:table-cell office:value-type="float" office:value="1000" calcext:value-type="float">
            <text:p>1000</text:p>
          </table:table-cell>
          <table:table-cell office:value-type="float" office:value="322329000" calcext:value-type="float">
            <text:p>322329000</text:p>
          </table:table-cell>
          <table:table-cell table:formula="of:=IF([.E1079]-[.B1079]=0;0;1)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1000" calcext:value-type="float">
            <text:p>1000</text:p>
          </table:table-cell>
          <table:table-cell office:value-type="float" office:value="337298000" calcext:value-type="float">
            <text:p>337298000</text:p>
          </table:table-cell>
          <table:table-cell office:value-type="float" office:value="1077" calcext:value-type="float">
            <text:p>1077</text:p>
          </table:table-cell>
          <table:table-cell office:value-type="float" office:value="1000" calcext:value-type="float">
            <text:p>1000</text:p>
          </table:table-cell>
          <table:table-cell office:value-type="float" office:value="328989000" calcext:value-type="float">
            <text:p>328989000</text:p>
          </table:table-cell>
          <table:table-cell table:formula="of:=IF([.L1079]-[.I1079]=0;0;1)" office:value-type="float" office:value="0" calcext:value-type="float">
            <text:p>0</text:p>
          </table:table-cell>
          <table:table-cell table:formula="of:=IF([.L1079]-[.B10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66210999" calcext:value-type="float">
            <text:p>66210999</text:p>
          </table:table-cell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67256000" calcext:value-type="float">
            <text:p>67256000</text:p>
          </table:table-cell>
          <table:table-cell table:formula="of:=IF([.E1080]-[.B1080]=0;0;1)"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72823000" calcext:value-type="float">
            <text:p>72823000</text:p>
          </table:table-cell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68294000" calcext:value-type="float">
            <text:p>68294000</text:p>
          </table:table-cell>
          <table:table-cell table:formula="of:=IF([.L1080]-[.I1080]=0;0;1)" office:value-type="float" office:value="0" calcext:value-type="float">
            <text:p>0</text:p>
          </table:table-cell>
          <table:table-cell table:formula="of:=IF([.L1080]-[.B10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208999" calcext:value-type="float">
            <text:p>208999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218000" calcext:value-type="float">
            <text:p>218000</text:p>
          </table:table-cell>
          <table:table-cell table:formula="of:=IF([.E1081]-[.B1081]=0;0;1)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238999" calcext:value-type="float">
            <text:p>238999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238999" calcext:value-type="float">
            <text:p>238999</text:p>
          </table:table-cell>
          <table:table-cell table:formula="of:=IF([.L1081]-[.I1081]=0;0;1)" office:value-type="float" office:value="0" calcext:value-type="float">
            <text:p>0</text:p>
          </table:table-cell>
          <table:table-cell table:formula="of:=IF([.L1081]-[.B10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424000" calcext:value-type="float">
            <text:p>4424000</text:p>
          </table:table-cell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445000" calcext:value-type="float">
            <text:p>4445000</text:p>
          </table:table-cell>
          <table:table-cell table:formula="of:=IF([.E1082]-[.B1082]=0;0;1)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932000" calcext:value-type="float">
            <text:p>4932000</text:p>
          </table:table-cell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899000" calcext:value-type="float">
            <text:p>4899000</text:p>
          </table:table-cell>
          <table:table-cell table:formula="of:=IF([.L1082]-[.I1082]=0;0;1)" office:value-type="float" office:value="0" calcext:value-type="float">
            <text:p>0</text:p>
          </table:table-cell>
          <table:table-cell table:formula="of:=IF([.L1082]-[.B10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00" calcext:value-type="float">
            <text:p>1000</text:p>
          </table:table-cell>
          <table:table-cell office:value-type="float" office:value="850074000" calcext:value-type="float">
            <text:p>850074000</text:p>
          </table:table-cell>
          <table:table-cell office:value-type="float" office:value="1081" calcext:value-type="float">
            <text:p>1081</text:p>
          </table:table-cell>
          <table:table-cell office:value-type="float" office:value="1000" calcext:value-type="float">
            <text:p>1000</text:p>
          </table:table-cell>
          <table:table-cell office:value-type="float" office:value="864877999" calcext:value-type="float">
            <text:p>864877999</text:p>
          </table:table-cell>
          <table:table-cell table:formula="of:=IF([.E1083]-[.B1083]=0;0;1)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1000" calcext:value-type="float">
            <text:p>1000</text:p>
          </table:table-cell>
          <table:table-cell office:value-type="float" office:value="902121000" calcext:value-type="float">
            <text:p>902121000</text:p>
          </table:table-cell>
          <table:table-cell office:value-type="float" office:value="1081" calcext:value-type="float">
            <text:p>1081</text:p>
          </table:table-cell>
          <table:table-cell office:value-type="float" office:value="1000" calcext:value-type="float">
            <text:p>1000</text:p>
          </table:table-cell>
          <table:table-cell office:value-type="float" office:value="873960000" calcext:value-type="float">
            <text:p>873960000</text:p>
          </table:table-cell>
          <table:table-cell table:formula="of:=IF([.L1083]-[.I1083]=0;0;1)" office:value-type="float" office:value="0" calcext:value-type="float">
            <text:p>0</text:p>
          </table:table-cell>
          <table:table-cell table:formula="of:=IF([.L1083]-[.B10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00" calcext:value-type="float">
            <text:p>1000</text:p>
          </table:table-cell>
          <table:table-cell office:value-type="float" office:value="83539000" calcext:value-type="float">
            <text:p>83539000</text:p>
          </table:table-cell>
          <table:table-cell office:value-type="float" office:value="1082" calcext:value-type="float">
            <text:p>1082</text:p>
          </table:table-cell>
          <table:table-cell office:value-type="float" office:value="1000" calcext:value-type="float">
            <text:p>1000</text:p>
          </table:table-cell>
          <table:table-cell office:value-type="float" office:value="84953000" calcext:value-type="float">
            <text:p>84953000</text:p>
          </table:table-cell>
          <table:table-cell table:formula="of:=IF([.E1084]-[.B1084]=0;0;1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1000" calcext:value-type="float">
            <text:p>1000</text:p>
          </table:table-cell>
          <table:table-cell office:value-type="float" office:value="86807000" calcext:value-type="float">
            <text:p>86807000</text:p>
          </table:table-cell>
          <table:table-cell office:value-type="float" office:value="1082" calcext:value-type="float">
            <text:p>1082</text:p>
          </table:table-cell>
          <table:table-cell office:value-type="float" office:value="1000" calcext:value-type="float">
            <text:p>1000</text:p>
          </table:table-cell>
          <table:table-cell office:value-type="float" office:value="86189000" calcext:value-type="float">
            <text:p>86189000</text:p>
          </table:table-cell>
          <table:table-cell table:formula="of:=IF([.L1084]-[.I1084]=0;0;1)" office:value-type="float" office:value="0" calcext:value-type="float">
            <text:p>0</text:p>
          </table:table-cell>
          <table:table-cell table:formula="of:=IF([.L1084]-[.B10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00" calcext:value-type="float">
            <text:p>1000</text:p>
          </table:table-cell>
          <table:table-cell office:value-type="float" office:value="1425155000" calcext:value-type="float">
            <text:p>1425155000</text:p>
          </table:table-cell>
          <table:table-cell office:value-type="float" office:value="1083" calcext:value-type="float">
            <text:p>1083</text:p>
          </table:table-cell>
          <table:table-cell office:value-type="float" office:value="1000" calcext:value-type="float">
            <text:p>1000</text:p>
          </table:table-cell>
          <table:table-cell office:value-type="float" office:value="1453809000" calcext:value-type="float">
            <text:p>1453809000</text:p>
          </table:table-cell>
          <table:table-cell table:formula="of:=IF([.E1085]-[.B1085]=0;0;1)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000" calcext:value-type="float">
            <text:p>1000</text:p>
          </table:table-cell>
          <table:table-cell office:value-type="float" office:value="1524300000" calcext:value-type="float">
            <text:p>1524300000</text:p>
          </table:table-cell>
          <table:table-cell office:value-type="float" office:value="1083" calcext:value-type="float">
            <text:p>1083</text:p>
          </table:table-cell>
          <table:table-cell office:value-type="float" office:value="1000" calcext:value-type="float">
            <text:p>1000</text:p>
          </table:table-cell>
          <table:table-cell office:value-type="float" office:value="1462931000" calcext:value-type="float">
            <text:p>1462931000</text:p>
          </table:table-cell>
          <table:table-cell table:formula="of:=IF([.L1085]-[.I1085]=0;0;1)" office:value-type="float" office:value="0" calcext:value-type="float">
            <text:p>0</text:p>
          </table:table-cell>
          <table:table-cell table:formula="of:=IF([.L1085]-[.B10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404000" calcext:value-type="float">
            <text:p>404000</text:p>
          </table:table-cell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383000" calcext:value-type="float">
            <text:p>383000</text:p>
          </table:table-cell>
          <table:table-cell table:formula="of:=IF([.E1086]-[.B1086]=0;0;1)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448000" calcext:value-type="float">
            <text:p>448000</text:p>
          </table:table-cell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486000" calcext:value-type="float">
            <text:p>486000</text:p>
          </table:table-cell>
          <table:table-cell table:formula="of:=IF([.L1086]-[.I1086]=0;0;1)" office:value-type="float" office:value="0" calcext:value-type="float">
            <text:p>0</text:p>
          </table:table-cell>
          <table:table-cell table:formula="of:=IF([.L1086]-[.B10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238000" calcext:value-type="float">
            <text:p>2238000</text:p>
          </table:table-cell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288000" calcext:value-type="float">
            <text:p>2288000</text:p>
          </table:table-cell>
          <table:table-cell table:formula="of:=IF([.E1087]-[.B1087]=0;0;1)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373000" calcext:value-type="float">
            <text:p>2373000</text:p>
          </table:table-cell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417000" calcext:value-type="float">
            <text:p>2417000</text:p>
          </table:table-cell>
          <table:table-cell table:formula="of:=IF([.L1087]-[.I1087]=0;0;1)" office:value-type="float" office:value="0" calcext:value-type="float">
            <text:p>0</text:p>
          </table:table-cell>
          <table:table-cell table:formula="of:=IF([.L1087]-[.B10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E1088]-[.B1088]=0;0;1)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table:formula="of:=IF([.L1088]-[.I1088]=0;0;1)" office:value-type="float" office:value="0" calcext:value-type="float">
            <text:p>0</text:p>
          </table:table-cell>
          <table:table-cell table:formula="of:=IF([.L1088]-[.B10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00" calcext:value-type="float">
            <text:p>1000</text:p>
          </table:table-cell>
          <table:table-cell office:value-type="float" office:value="4126999" calcext:value-type="float">
            <text:p>4126999</text:p>
          </table:table-cell>
          <table:table-cell office:value-type="float" office:value="1087" calcext:value-type="float">
            <text:p>1087</text:p>
          </table:table-cell>
          <table:table-cell office:value-type="float" office:value="1000" calcext:value-type="float">
            <text:p>1000</text:p>
          </table:table-cell>
          <table:table-cell office:value-type="float" office:value="4159999" calcext:value-type="float">
            <text:p>4159999</text:p>
          </table:table-cell>
          <table:table-cell table:formula="of:=IF([.E1089]-[.B1089]=0;0;1)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000" calcext:value-type="float">
            <text:p>1000</text:p>
          </table:table-cell>
          <table:table-cell office:value-type="float" office:value="4463000" calcext:value-type="float">
            <text:p>4463000</text:p>
          </table:table-cell>
          <table:table-cell office:value-type="float" office:value="1087" calcext:value-type="float">
            <text:p>1087</text:p>
          </table:table-cell>
          <table:table-cell office:value-type="float" office:value="1000" calcext:value-type="float">
            <text:p>1000</text:p>
          </table:table-cell>
          <table:table-cell office:value-type="float" office:value="4464000" calcext:value-type="float">
            <text:p>4464000</text:p>
          </table:table-cell>
          <table:table-cell table:formula="of:=IF([.L1089]-[.I1089]=0;0;1)" office:value-type="float" office:value="0" calcext:value-type="float">
            <text:p>0</text:p>
          </table:table-cell>
          <table:table-cell table:formula="of:=IF([.L1089]-[.B10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00" calcext:value-type="float">
            <text:p>1000</text:p>
          </table:table-cell>
          <table:table-cell office:value-type="float" office:value="14627000" calcext:value-type="float">
            <text:p>14627000</text:p>
          </table:table-cell>
          <table:table-cell office:value-type="float" office:value="1088" calcext:value-type="float">
            <text:p>1088</text:p>
          </table:table-cell>
          <table:table-cell office:value-type="float" office:value="1000" calcext:value-type="float">
            <text:p>1000</text:p>
          </table:table-cell>
          <table:table-cell office:value-type="float" office:value="14676000" calcext:value-type="float">
            <text:p>14676000</text:p>
          </table:table-cell>
          <table:table-cell table:formula="of:=IF([.E1090]-[.B1090]=0;0;1)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000" calcext:value-type="float">
            <text:p>1000</text:p>
          </table:table-cell>
          <table:table-cell office:value-type="float" office:value="15581000" calcext:value-type="float">
            <text:p>15581000</text:p>
          </table:table-cell>
          <table:table-cell office:value-type="float" office:value="1088" calcext:value-type="float">
            <text:p>1088</text:p>
          </table:table-cell>
          <table:table-cell office:value-type="float" office:value="1000" calcext:value-type="float">
            <text:p>1000</text:p>
          </table:table-cell>
          <table:table-cell office:value-type="float" office:value="15221000" calcext:value-type="float">
            <text:p>15221000</text:p>
          </table:table-cell>
          <table:table-cell table:formula="of:=IF([.L1090]-[.I1090]=0;0;1)" office:value-type="float" office:value="0" calcext:value-type="float">
            <text:p>0</text:p>
          </table:table-cell>
          <table:table-cell table:formula="of:=IF([.L1090]-[.B10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00" calcext:value-type="float">
            <text:p>1000</text:p>
          </table:table-cell>
          <table:table-cell office:value-type="float" office:value="474753999" calcext:value-type="float">
            <text:p>474753999</text:p>
          </table:table-cell>
          <table:table-cell office:value-type="float" office:value="1089" calcext:value-type="float">
            <text:p>1089</text:p>
          </table:table-cell>
          <table:table-cell office:value-type="float" office:value="1000" calcext:value-type="float">
            <text:p>1000</text:p>
          </table:table-cell>
          <table:table-cell office:value-type="float" office:value="483842000" calcext:value-type="float">
            <text:p>483842000</text:p>
          </table:table-cell>
          <table:table-cell table:formula="of:=IF([.E1091]-[.B1091]=0;0;1)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000" calcext:value-type="float">
            <text:p>1000</text:p>
          </table:table-cell>
          <table:table-cell office:value-type="float" office:value="506746999" calcext:value-type="float">
            <text:p>506746999</text:p>
          </table:table-cell>
          <table:table-cell office:value-type="float" office:value="1089" calcext:value-type="float">
            <text:p>1089</text:p>
          </table:table-cell>
          <table:table-cell office:value-type="float" office:value="1000" calcext:value-type="float">
            <text:p>1000</text:p>
          </table:table-cell>
          <table:table-cell office:value-type="float" office:value="486925000" calcext:value-type="float">
            <text:p>486925000</text:p>
          </table:table-cell>
          <table:table-cell table:formula="of:=IF([.L1091]-[.I1091]=0;0;1)" office:value-type="float" office:value="0" calcext:value-type="float">
            <text:p>0</text:p>
          </table:table-cell>
          <table:table-cell table:formula="of:=IF([.L1091]-[.B10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00" calcext:value-type="float">
            <text:p>1000</text:p>
          </table:table-cell>
          <table:table-cell office:value-type="float" office:value="59147000" calcext:value-type="float">
            <text:p>59147000</text:p>
          </table:table-cell>
          <table:table-cell office:value-type="float" office:value="1090" calcext:value-type="float">
            <text:p>1090</text:p>
          </table:table-cell>
          <table:table-cell office:value-type="float" office:value="1000" calcext:value-type="float">
            <text:p>1000</text:p>
          </table:table-cell>
          <table:table-cell office:value-type="float" office:value="60141999" calcext:value-type="float">
            <text:p>60141999</text:p>
          </table:table-cell>
          <table:table-cell table:formula="of:=IF([.E1092]-[.B1092]=0;0;1)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000" calcext:value-type="float">
            <text:p>1000</text:p>
          </table:table-cell>
          <table:table-cell office:value-type="float" office:value="62140999" calcext:value-type="float">
            <text:p>62140999</text:p>
          </table:table-cell>
          <table:table-cell office:value-type="float" office:value="1090" calcext:value-type="float">
            <text:p>1090</text:p>
          </table:table-cell>
          <table:table-cell office:value-type="float" office:value="1000" calcext:value-type="float">
            <text:p>1000</text:p>
          </table:table-cell>
          <table:table-cell office:value-type="float" office:value="61104000" calcext:value-type="float">
            <text:p>61104000</text:p>
          </table:table-cell>
          <table:table-cell table:formula="of:=IF([.L1092]-[.I1092]=0;0;1)" office:value-type="float" office:value="0" calcext:value-type="float">
            <text:p>0</text:p>
          </table:table-cell>
          <table:table-cell table:formula="of:=IF([.L1092]-[.B10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56999" calcext:value-type="float">
            <text:p>56999</text:p>
          </table:table-cell>
          <table:table-cell table:formula="of:=IF([.E1093]-[.B1093]=0;0;1)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72000" calcext:value-type="float">
            <text:p>72000</text:p>
          </table:table-cell>
          <table:table-cell table:formula="of:=IF([.L1093]-[.I1093]=0;0;1)" office:value-type="float" office:value="0" calcext:value-type="float">
            <text:p>0</text:p>
          </table:table-cell>
          <table:table-cell table:formula="of:=IF([.L1093]-[.B10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525000" calcext:value-type="float">
            <text:p>525000</text:p>
          </table:table-cell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517000" calcext:value-type="float">
            <text:p>517000</text:p>
          </table:table-cell>
          <table:table-cell table:formula="of:=IF([.E1094]-[.B1094]=0;0;1)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614000" calcext:value-type="float">
            <text:p>614000</text:p>
          </table:table-cell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677000" calcext:value-type="float">
            <text:p>677000</text:p>
          </table:table-cell>
          <table:table-cell table:formula="of:=IF([.L1094]-[.I1094]=0;0;1)" office:value-type="float" office:value="0" calcext:value-type="float">
            <text:p>0</text:p>
          </table:table-cell>
          <table:table-cell table:formula="of:=IF([.L1094]-[.B10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095]-[.B1095]=0;0;1)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L1095]-[.I1095]=0;0;1)" office:value-type="float" office:value="0" calcext:value-type="float">
            <text:p>0</text:p>
          </table:table-cell>
          <table:table-cell table:formula="of:=IF([.L1095]-[.B10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E1096]-[.B1096]=0;0;1)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formula="of:=IF([.L1096]-[.I1096]=0;0;1)" office:value-type="float" office:value="0" calcext:value-type="float">
            <text:p>0</text:p>
          </table:table-cell>
          <table:table-cell table:formula="of:=IF([.L1096]-[.B10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1097]-[.B1097]=0;0;1)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L1097]-[.I1097]=0;0;1)" office:value-type="float" office:value="0" calcext:value-type="float">
            <text:p>0</text:p>
          </table:table-cell>
          <table:table-cell table:formula="of:=IF([.L1097]-[.B10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E1098]-[.B1098]=0;0;1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098]-[.I1098]=0;0;1)" office:value-type="float" office:value="0" calcext:value-type="float">
            <text:p>0</text:p>
          </table:table-cell>
          <table:table-cell table:formula="of:=IF([.L1098]-[.B10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751720000" calcext:value-type="float">
            <text:p>1751720000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787615000" calcext:value-type="float">
            <text:p>1787615000</text:p>
          </table:table-cell>
          <table:table-cell table:formula="of:=IF([.E1099]-[.B1099]=0;0;1)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842666000" calcext:value-type="float">
            <text:p>1842666000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803348999" calcext:value-type="float">
            <text:p>1803348999</text:p>
          </table:table-cell>
          <table:table-cell table:formula="of:=IF([.L1099]-[.I1099]=0;0;1)" office:value-type="float" office:value="0" calcext:value-type="float">
            <text:p>0</text:p>
          </table:table-cell>
          <table:table-cell table:formula="of:=IF([.L1099]-[.B10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E1100]-[.B1100]=0;0;1)"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formula="of:=IF([.L1100]-[.I1100]=0;0;1)" office:value-type="float" office:value="0" calcext:value-type="float">
            <text:p>0</text:p>
          </table:table-cell>
          <table:table-cell table:formula="of:=IF([.L1100]-[.B11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formula="of:=IF([.E1101]-[.B1101]=0;0;1)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table:formula="of:=IF([.L1101]-[.I1101]=0;0;1)" office:value-type="float" office:value="0" calcext:value-type="float">
            <text:p>0</text:p>
          </table:table-cell>
          <table:table-cell table:formula="of:=IF([.L1101]-[.B11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102]-[.B1102]=0;0;1)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102]-[.I1102]=0;0;1)" office:value-type="float" office:value="0" calcext:value-type="float">
            <text:p>0</text:p>
          </table:table-cell>
          <table:table-cell table:formula="of:=IF([.L1102]-[.B11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000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table:formula="of:=IF([.E1103]-[.B1103]=0;0;1)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58000" calcext:value-type="float">
            <text:p>58000</text:p>
          </table:table-cell>
          <table:table-cell table:formula="of:=IF([.L1103]-[.I1103]=0;0;1)" office:value-type="float" office:value="0" calcext:value-type="float">
            <text:p>0</text:p>
          </table:table-cell>
          <table:table-cell table:formula="of:=IF([.L1103]-[.B11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1104]-[.B1104]=0;0;1)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L1104]-[.I1104]=0;0;1)" office:value-type="float" office:value="0" calcext:value-type="float">
            <text:p>0</text:p>
          </table:table-cell>
          <table:table-cell table:formula="of:=IF([.L1104]-[.B11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formula="of:=IF([.E1105]-[.B1105]=0;0;1)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formula="of:=IF([.L1105]-[.I1105]=0;0;1)" office:value-type="float" office:value="0" calcext:value-type="float">
            <text:p>0</text:p>
          </table:table-cell>
          <table:table-cell table:formula="of:=IF([.L1105]-[.B11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198999" calcext:value-type="float">
            <text:p>198999</text:p>
          </table:table-cell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208999" calcext:value-type="float">
            <text:p>208999</text:p>
          </table:table-cell>
          <table:table-cell table:formula="of:=IF([.E1106]-[.B1106]=0;0;1)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257999" calcext:value-type="float">
            <text:p>257999</text:p>
          </table:table-cell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321000" calcext:value-type="float">
            <text:p>321000</text:p>
          </table:table-cell>
          <table:table-cell table:formula="of:=IF([.L1106]-[.I1106]=0;0;1)" office:value-type="float" office:value="0" calcext:value-type="float">
            <text:p>0</text:p>
          </table:table-cell>
          <table:table-cell table:formula="of:=IF([.L1106]-[.B11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E1107]-[.B1107]=0;0;1)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L1107]-[.I1107]=0;0;1)" office:value-type="float" office:value="0" calcext:value-type="float">
            <text:p>0</text:p>
          </table:table-cell>
          <table:table-cell table:formula="of:=IF([.L1107]-[.B11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942999" calcext:value-type="float">
            <text:p>942999</text:p>
          </table:table-cell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963999" calcext:value-type="float">
            <text:p>963999</text:p>
          </table:table-cell>
          <table:table-cell table:formula="of:=IF([.E1108]-[.B1108]=0;0;1)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1042999" calcext:value-type="float">
            <text:p>1042999</text:p>
          </table:table-cell>
          <table:table-cell table:formula="of:=IF([.L1108]-[.I1108]=0;0;1)" office:value-type="float" office:value="0" calcext:value-type="float">
            <text:p>0</text:p>
          </table:table-cell>
          <table:table-cell table:formula="of:=IF([.L1108]-[.B11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E1109]-[.B1109]=0;0;1)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L1109]-[.I1109]=0;0;1)" office:value-type="float" office:value="0" calcext:value-type="float">
            <text:p>0</text:p>
          </table:table-cell>
          <table:table-cell table:formula="of:=IF([.L1109]-[.B11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390999" calcext:value-type="float">
            <text:p>390999</text:p>
          </table:table-cell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404000" calcext:value-type="float">
            <text:p>404000</text:p>
          </table:table-cell>
          <table:table-cell table:formula="of:=IF([.E1110]-[.B1110]=0;0;1)"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416000" calcext:value-type="float">
            <text:p>416000</text:p>
          </table:table-cell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426000" calcext:value-type="float">
            <text:p>426000</text:p>
          </table:table-cell>
          <table:table-cell table:formula="of:=IF([.L1110]-[.I1110]=0;0;1)" office:value-type="float" office:value="0" calcext:value-type="float">
            <text:p>0</text:p>
          </table:table-cell>
          <table:table-cell table:formula="of:=IF([.L1110]-[.B11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19000" calcext:value-type="float">
            <text:p>419000</text:p>
          </table:table-cell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10000" calcext:value-type="float">
            <text:p>410000</text:p>
          </table:table-cell>
          <table:table-cell table:formula="of:=IF([.E1111]-[.B1111]=0;0;1)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55000" calcext:value-type="float">
            <text:p>455000</text:p>
          </table:table-cell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61000" calcext:value-type="float">
            <text:p>461000</text:p>
          </table:table-cell>
          <table:table-cell table:formula="of:=IF([.L1111]-[.I1111]=0;0;1)" office:value-type="float" office:value="0" calcext:value-type="float">
            <text:p>0</text:p>
          </table:table-cell>
          <table:table-cell table:formula="of:=IF([.L1111]-[.B11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80999" calcext:value-type="float">
            <text:p>80999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84999" calcext:value-type="float">
            <text:p>84999</text:p>
          </table:table-cell>
          <table:table-cell table:formula="of:=IF([.E1112]-[.B1112]=0;0;1)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85999" calcext:value-type="float">
            <text:p>85999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89999" calcext:value-type="float">
            <text:p>89999</text:p>
          </table:table-cell>
          <table:table-cell table:formula="of:=IF([.L1112]-[.I1112]=0;0;1)" office:value-type="float" office:value="0" calcext:value-type="float">
            <text:p>0</text:p>
          </table:table-cell>
          <table:table-cell table:formula="of:=IF([.L1112]-[.B11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358000" calcext:value-type="float">
            <text:p>358000</text:p>
          </table:table-cell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372000" calcext:value-type="float">
            <text:p>372000</text:p>
          </table:table-cell>
          <table:table-cell table:formula="of:=IF([.E1113]-[.B1113]=0;0;1)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386000" calcext:value-type="float">
            <text:p>386000</text:p>
          </table:table-cell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390000" calcext:value-type="float">
            <text:p>390000</text:p>
          </table:table-cell>
          <table:table-cell table:formula="of:=IF([.L1113]-[.I1113]=0;0;1)" office:value-type="float" office:value="0" calcext:value-type="float">
            <text:p>0</text:p>
          </table:table-cell>
          <table:table-cell table:formula="of:=IF([.L1113]-[.B11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00" calcext:value-type="float">
            <text:p>1000</text:p>
          </table:table-cell>
          <table:table-cell office:value-type="float" office:value="124268999" calcext:value-type="float">
            <text:p>124268999</text:p>
          </table:table-cell>
          <table:table-cell office:value-type="float" office:value="1112" calcext:value-type="float">
            <text:p>1112</text:p>
          </table:table-cell>
          <table:table-cell office:value-type="float" office:value="1000" calcext:value-type="float">
            <text:p>1000</text:p>
          </table:table-cell>
          <table:table-cell office:value-type="float" office:value="129535999" calcext:value-type="float">
            <text:p>129535999</text:p>
          </table:table-cell>
          <table:table-cell table:formula="of:=IF([.E1114]-[.B1114]=0;0;1)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1000" calcext:value-type="float">
            <text:p>1000</text:p>
          </table:table-cell>
          <table:table-cell office:value-type="float" office:value="132172999" calcext:value-type="float">
            <text:p>132172999</text:p>
          </table:table-cell>
          <table:table-cell office:value-type="float" office:value="1112" calcext:value-type="float">
            <text:p>1112</text:p>
          </table:table-cell>
          <table:table-cell office:value-type="float" office:value="1000" calcext:value-type="float">
            <text:p>1000</text:p>
          </table:table-cell>
          <table:table-cell office:value-type="float" office:value="131108000" calcext:value-type="float">
            <text:p>131108000</text:p>
          </table:table-cell>
          <table:table-cell table:formula="of:=IF([.L1114]-[.I1114]=0;0;1)" office:value-type="float" office:value="0" calcext:value-type="float">
            <text:p>0</text:p>
          </table:table-cell>
          <table:table-cell table:formula="of:=IF([.L1114]-[.B11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459999" calcext:value-type="float">
            <text:p>459999</text:p>
          </table:table-cell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475999" calcext:value-type="float">
            <text:p>475999</text:p>
          </table:table-cell>
          <table:table-cell table:formula="of:=IF([.E1115]-[.B1115]=0;0;1)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589999" calcext:value-type="float">
            <text:p>589999</text:p>
          </table:table-cell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634999" calcext:value-type="float">
            <text:p>634999</text:p>
          </table:table-cell>
          <table:table-cell table:formula="of:=IF([.L1115]-[.I1115]=0;0;1)" office:value-type="float" office:value="0" calcext:value-type="float">
            <text:p>0</text:p>
          </table:table-cell>
          <table:table-cell table:formula="of:=IF([.L1115]-[.B11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360000" calcext:value-type="float">
            <text:p>4360000</text:p>
          </table:table-cell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506000" calcext:value-type="float">
            <text:p>4506000</text:p>
          </table:table-cell>
          <table:table-cell table:formula="of:=IF([.E1116]-[.B1116]=0;0;1)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726999" calcext:value-type="float">
            <text:p>4726999</text:p>
          </table:table-cell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778999" calcext:value-type="float">
            <text:p>4778999</text:p>
          </table:table-cell>
          <table:table-cell table:formula="of:=IF([.L1116]-[.I1116]=0;0;1)" office:value-type="float" office:value="0" calcext:value-type="float">
            <text:p>0</text:p>
          </table:table-cell>
          <table:table-cell table:formula="of:=IF([.L1116]-[.B11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00" calcext:value-type="float">
            <text:p>1000</text:p>
          </table:table-cell>
          <table:table-cell office:value-type="float" office:value="5192000" calcext:value-type="float">
            <text:p>5192000</text:p>
          </table:table-cell>
          <table:table-cell office:value-type="float" office:value="1115" calcext:value-type="float">
            <text:p>1115</text:p>
          </table:table-cell>
          <table:table-cell office:value-type="float" office:value="1000" calcext:value-type="float">
            <text:p>1000</text:p>
          </table:table-cell>
          <table:table-cell office:value-type="float" office:value="5307000" calcext:value-type="float">
            <text:p>5307000</text:p>
          </table:table-cell>
          <table:table-cell table:formula="of:=IF([.E1117]-[.B1117]=0;0;1)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000" calcext:value-type="float">
            <text:p>1000</text:p>
          </table:table-cell>
          <table:table-cell office:value-type="float" office:value="5730000" calcext:value-type="float">
            <text:p>5730000</text:p>
          </table:table-cell>
          <table:table-cell office:value-type="float" office:value="1115" calcext:value-type="float">
            <text:p>1115</text:p>
          </table:table-cell>
          <table:table-cell office:value-type="float" office:value="1000" calcext:value-type="float">
            <text:p>1000</text:p>
          </table:table-cell>
          <table:table-cell office:value-type="float" office:value="5712000" calcext:value-type="float">
            <text:p>5712000</text:p>
          </table:table-cell>
          <table:table-cell table:formula="of:=IF([.L1117]-[.I1117]=0;0;1)" office:value-type="float" office:value="0" calcext:value-type="float">
            <text:p>0</text:p>
          </table:table-cell>
          <table:table-cell table:formula="of:=IF([.L1117]-[.B11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182000" calcext:value-type="float">
            <text:p>1182000</text:p>
          </table:table-cell>
          <table:table-cell table:formula="of:=IF([.E1118]-[.B1118]=0;0;1)"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302000" calcext:value-type="float">
            <text:p>1302000</text:p>
          </table:table-cell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335000" calcext:value-type="float">
            <text:p>1335000</text:p>
          </table:table-cell>
          <table:table-cell table:formula="of:=IF([.L1118]-[.I1118]=0;0;1)" office:value-type="float" office:value="0" calcext:value-type="float">
            <text:p>0</text:p>
          </table:table-cell>
          <table:table-cell table:formula="of:=IF([.L1118]-[.B11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49000" calcext:value-type="float">
            <text:p>4900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52000" calcext:value-type="float">
            <text:p>52000</text:p>
          </table:table-cell>
          <table:table-cell table:formula="of:=IF([.E1119]-[.B1119]=0;0;1)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68000" calcext:value-type="float">
            <text:p>68000</text:p>
          </table:table-cell>
          <table:table-cell table:formula="of:=IF([.L1119]-[.I1119]=0;0;1)" office:value-type="float" office:value="0" calcext:value-type="float">
            <text:p>0</text:p>
          </table:table-cell>
          <table:table-cell table:formula="of:=IF([.L1119]-[.B11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612000" calcext:value-type="float">
            <text:p>1612000</text:p>
          </table:table-cell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625999" calcext:value-type="float">
            <text:p>1625999</text:p>
          </table:table-cell>
          <table:table-cell table:formula="of:=IF([.E1120]-[.B1120]=0;0;1)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775000" calcext:value-type="float">
            <text:p>1775000</text:p>
          </table:table-cell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780000" calcext:value-type="float">
            <text:p>1780000</text:p>
          </table:table-cell>
          <table:table-cell table:formula="of:=IF([.L1120]-[.I1120]=0;0;1)" office:value-type="float" office:value="0" calcext:value-type="float">
            <text:p>0</text:p>
          </table:table-cell>
          <table:table-cell table:formula="of:=IF([.L1120]-[.B11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37999" calcext:value-type="float">
            <text:p>37999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formula="of:=IF([.E1121]-[.B1121]=0;0;1)"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L1121]-[.I1121]=0;0;1)" office:value-type="float" office:value="0" calcext:value-type="float">
            <text:p>0</text:p>
          </table:table-cell>
          <table:table-cell table:formula="of:=IF([.L1121]-[.B11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1122]-[.B1122]=0;0;1)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122]-[.I1122]=0;0;1)" office:value-type="float" office:value="0" calcext:value-type="float">
            <text:p>0</text:p>
          </table:table-cell>
          <table:table-cell table:formula="of:=IF([.L1122]-[.B11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formula="of:=IF([.E1123]-[.B1123]=0;0;1)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formula="of:=IF([.L1123]-[.I1123]=0;0;1)" office:value-type="float" office:value="0" calcext:value-type="float">
            <text:p>0</text:p>
          </table:table-cell>
          <table:table-cell table:formula="of:=IF([.L1123]-[.B11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73000" calcext:value-type="float">
            <text:p>73000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75999" calcext:value-type="float">
            <text:p>75999</text:p>
          </table:table-cell>
          <table:table-cell table:formula="of:=IF([.E1124]-[.B1124]=0;0;1)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82000" calcext:value-type="float">
            <text:p>82000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80999" calcext:value-type="float">
            <text:p>80999</text:p>
          </table:table-cell>
          <table:table-cell table:formula="of:=IF([.L1124]-[.I1124]=0;0;1)" office:value-type="float" office:value="0" calcext:value-type="float">
            <text:p>0</text:p>
          </table:table-cell>
          <table:table-cell table:formula="of:=IF([.L1124]-[.B11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057000" calcext:value-type="float">
            <text:p>3057000</text:p>
          </table:table-cell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182000" calcext:value-type="float">
            <text:p>3182000</text:p>
          </table:table-cell>
          <table:table-cell table:formula="of:=IF([.E1125]-[.B1125]=0;0;1)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391000" calcext:value-type="float">
            <text:p>3391000</text:p>
          </table:table-cell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443000" calcext:value-type="float">
            <text:p>3443000</text:p>
          </table:table-cell>
          <table:table-cell table:formula="of:=IF([.L1125]-[.I1125]=0;0;1)" office:value-type="float" office:value="0" calcext:value-type="float">
            <text:p>0</text:p>
          </table:table-cell>
          <table:table-cell table:formula="of:=IF([.L1125]-[.B11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29999" calcext:value-type="float">
            <text:p>29999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formula="of:=IF([.E1126]-[.B1126]=0;0;1)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formula="of:=IF([.L1126]-[.I1126]=0;0;1)" office:value-type="float" office:value="0" calcext:value-type="float">
            <text:p>0</text:p>
          </table:table-cell>
          <table:table-cell table:formula="of:=IF([.L1126]-[.B11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00" calcext:value-type="float">
            <text:p>1000</text:p>
          </table:table-cell>
          <table:table-cell office:value-type="float" office:value="816699000" calcext:value-type="float">
            <text:p>816699000</text:p>
          </table:table-cell>
          <table:table-cell office:value-type="float" office:value="1125" calcext:value-type="float">
            <text:p>1125</text:p>
          </table:table-cell>
          <table:table-cell office:value-type="float" office:value="1000" calcext:value-type="float">
            <text:p>1000</text:p>
          </table:table-cell>
          <table:table-cell office:value-type="float" office:value="836843999" calcext:value-type="float">
            <text:p>836843999</text:p>
          </table:table-cell>
          <table:table-cell table:formula="of:=IF([.E1127]-[.B1127]=0;0;1)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000" calcext:value-type="float">
            <text:p>1000</text:p>
          </table:table-cell>
          <table:table-cell office:value-type="float" office:value="882710000" calcext:value-type="float">
            <text:p>882710000</text:p>
          </table:table-cell>
          <table:table-cell office:value-type="float" office:value="1125" calcext:value-type="float">
            <text:p>1125</text:p>
          </table:table-cell>
          <table:table-cell office:value-type="float" office:value="1000" calcext:value-type="float">
            <text:p>1000</text:p>
          </table:table-cell>
          <table:table-cell office:value-type="float" office:value="838954000" calcext:value-type="float">
            <text:p>838954000</text:p>
          </table:table-cell>
          <table:table-cell table:formula="of:=IF([.L1127]-[.I1127]=0;0;1)" office:value-type="float" office:value="0" calcext:value-type="float">
            <text:p>0</text:p>
          </table:table-cell>
          <table:table-cell table:formula="of:=IF([.L1127]-[.B11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00" calcext:value-type="float">
            <text:p>1000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1126" calcext:value-type="float">
            <text:p>1126</text:p>
          </table:table-cell>
          <table:table-cell office:value-type="float" office:value="1000" calcext:value-type="float">
            <text:p>1000</text:p>
          </table:table-cell>
          <table:table-cell office:value-type="float" office:value="6162000" calcext:value-type="float">
            <text:p>6162000</text:p>
          </table:table-cell>
          <table:table-cell table:formula="of:=IF([.E1128]-[.B1128]=0;0;1)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000" calcext:value-type="float">
            <text:p>1000</text:p>
          </table:table-cell>
          <table:table-cell office:value-type="float" office:value="6534000" calcext:value-type="float">
            <text:p>6534000</text:p>
          </table:table-cell>
          <table:table-cell office:value-type="float" office:value="1126" calcext:value-type="float">
            <text:p>1126</text:p>
          </table:table-cell>
          <table:table-cell office:value-type="float" office:value="1000" calcext:value-type="float">
            <text:p>1000</text:p>
          </table:table-cell>
          <table:table-cell office:value-type="float" office:value="6484999" calcext:value-type="float">
            <text:p>6484999</text:p>
          </table:table-cell>
          <table:table-cell table:formula="of:=IF([.L1128]-[.I1128]=0;0;1)" office:value-type="float" office:value="0" calcext:value-type="float">
            <text:p>0</text:p>
          </table:table-cell>
          <table:table-cell table:formula="of:=IF([.L1128]-[.B11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61000" calcext:value-type="float">
            <text:p>61000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59999" calcext:value-type="float">
            <text:p>59999</text:p>
          </table:table-cell>
          <table:table-cell table:formula="of:=IF([.E1129]-[.B1129]=0;0;1)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70999" calcext:value-type="float">
            <text:p>70999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table:formula="of:=IF([.L1129]-[.I1129]=0;0;1)" office:value-type="float" office:value="0" calcext:value-type="float">
            <text:p>0</text:p>
          </table:table-cell>
          <table:table-cell table:formula="of:=IF([.L1129]-[.B11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formula="of:=IF([.E1130]-[.B1130]=0;0;1)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formula="of:=IF([.L1130]-[.I1130]=0;0;1)" office:value-type="float" office:value="0" calcext:value-type="float">
            <text:p>0</text:p>
          </table:table-cell>
          <table:table-cell table:formula="of:=IF([.L1130]-[.B11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formula="of:=IF([.E1131]-[.B1131]=0;0;1)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formula="of:=IF([.L1131]-[.I1131]=0;0;1)" office:value-type="float" office:value="0" calcext:value-type="float">
            <text:p>0</text:p>
          </table:table-cell>
          <table:table-cell table:formula="of:=IF([.L1131]-[.B11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225999" calcext:value-type="float">
            <text:p>1225999</text:p>
          </table:table-cell>
          <table:table-cell table:formula="of:=IF([.E1132]-[.B1132]=0;0;1)"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359999" calcext:value-type="float">
            <text:p>1359999</text:p>
          </table:table-cell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418000" calcext:value-type="float">
            <text:p>1418000</text:p>
          </table:table-cell>
          <table:table-cell table:formula="of:=IF([.L1132]-[.I1132]=0;0;1)" office:value-type="float" office:value="0" calcext:value-type="float">
            <text:p>0</text:p>
          </table:table-cell>
          <table:table-cell table:formula="of:=IF([.L1132]-[.B11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00" calcext:value-type="float">
            <text:p>1000</text:p>
          </table:table-cell>
          <table:table-cell office:value-type="float" office:value="139620000" calcext:value-type="float">
            <text:p>139620000</text:p>
          </table:table-cell>
          <table:table-cell office:value-type="float" office:value="1131" calcext:value-type="float">
            <text:p>1131</text:p>
          </table:table-cell>
          <table:table-cell office:value-type="float" office:value="1000" calcext:value-type="float">
            <text:p>1000</text:p>
          </table:table-cell>
          <table:table-cell office:value-type="float" office:value="142248000" calcext:value-type="float">
            <text:p>142248000</text:p>
          </table:table-cell>
          <table:table-cell table:formula="of:=IF([.E1133]-[.B1133]=0;0;1)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000" calcext:value-type="float">
            <text:p>1000</text:p>
          </table:table-cell>
          <table:table-cell office:value-type="float" office:value="148014000" calcext:value-type="float">
            <text:p>148014000</text:p>
          </table:table-cell>
          <table:table-cell office:value-type="float" office:value="1131" calcext:value-type="float">
            <text:p>1131</text:p>
          </table:table-cell>
          <table:table-cell office:value-type="float" office:value="1000" calcext:value-type="float">
            <text:p>1000</text:p>
          </table:table-cell>
          <table:table-cell office:value-type="float" office:value="140383999" calcext:value-type="float">
            <text:p>140383999</text:p>
          </table:table-cell>
          <table:table-cell table:formula="of:=IF([.L1133]-[.I1133]=0;0;1)" office:value-type="float" office:value="0" calcext:value-type="float">
            <text:p>0</text:p>
          </table:table-cell>
          <table:table-cell table:formula="of:=IF([.L1133]-[.B11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24000" calcext:value-type="float">
            <text:p>22400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19999" calcext:value-type="float">
            <text:p>219999</text:p>
          </table:table-cell>
          <table:table-cell table:formula="of:=IF([.E1134]-[.B1134]=0;0;1)"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39999" calcext:value-type="float">
            <text:p>239999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36000" calcext:value-type="float">
            <text:p>236000</text:p>
          </table:table-cell>
          <table:table-cell table:formula="of:=IF([.L1134]-[.I1134]=0;0;1)" office:value-type="float" office:value="0" calcext:value-type="float">
            <text:p>0</text:p>
          </table:table-cell>
          <table:table-cell table:formula="of:=IF([.L1134]-[.B11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419999" calcext:value-type="float">
            <text:p>419999</text:p>
          </table:table-cell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435000" calcext:value-type="float">
            <text:p>435000</text:p>
          </table:table-cell>
          <table:table-cell table:formula="of:=IF([.E1135]-[.B1135]=0;0;1)"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536000" calcext:value-type="float">
            <text:p>536000</text:p>
          </table:table-cell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556000" calcext:value-type="float">
            <text:p>556000</text:p>
          </table:table-cell>
          <table:table-cell table:formula="of:=IF([.L1135]-[.I1135]=0;0;1)" office:value-type="float" office:value="0" calcext:value-type="float">
            <text:p>0</text:p>
          </table:table-cell>
          <table:table-cell table:formula="of:=IF([.L1135]-[.B11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00" calcext:value-type="float">
            <text:p>1000</text:p>
          </table:table-cell>
          <table:table-cell office:value-type="float" office:value="1299688999" calcext:value-type="float">
            <text:p>1299688999</text:p>
          </table:table-cell>
          <table:table-cell office:value-type="float" office:value="1134" calcext:value-type="float">
            <text:p>1134</text:p>
          </table:table-cell>
          <table:table-cell office:value-type="float" office:value="1000" calcext:value-type="float">
            <text:p>1000</text:p>
          </table:table-cell>
          <table:table-cell office:value-type="float" office:value="1349163000" calcext:value-type="float">
            <text:p>1349163000</text:p>
          </table:table-cell>
          <table:table-cell table:formula="of:=IF([.E1136]-[.B1136]=0;0;1)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000" calcext:value-type="float">
            <text:p>1000</text:p>
          </table:table-cell>
          <table:table-cell office:value-type="float" office:value="1375298000" calcext:value-type="float">
            <text:p>1375298000</text:p>
          </table:table-cell>
          <table:table-cell office:value-type="float" office:value="1134" calcext:value-type="float">
            <text:p>1134</text:p>
          </table:table-cell>
          <table:table-cell office:value-type="float" office:value="1000" calcext:value-type="float">
            <text:p>1000</text:p>
          </table:table-cell>
          <table:table-cell office:value-type="float" office:value="1308965000" calcext:value-type="float">
            <text:p>1308965000</text:p>
          </table:table-cell>
          <table:table-cell table:formula="of:=IF([.L1136]-[.I1136]=0;0;1)" office:value-type="float" office:value="0" calcext:value-type="float">
            <text:p>0</text:p>
          </table:table-cell>
          <table:table-cell table:formula="of:=IF([.L1136]-[.B11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471093000" calcext:value-type="float">
            <text:p>471093000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493154000" calcext:value-type="float">
            <text:p>493154000</text:p>
          </table:table-cell>
          <table:table-cell table:formula="of:=IF([.E1137]-[.B1137]=0;0;1)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489147000" calcext:value-type="float">
            <text:p>489147000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482288999" calcext:value-type="float">
            <text:p>482288999</text:p>
          </table:table-cell>
          <table:table-cell table:formula="of:=IF([.L1137]-[.I1137]=0;0;1)" office:value-type="float" office:value="0" calcext:value-type="float">
            <text:p>0</text:p>
          </table:table-cell>
          <table:table-cell table:formula="of:=IF([.L1137]-[.B11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042999" calcext:value-type="float">
            <text:p>1042999</text:p>
          </table:table-cell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103000" calcext:value-type="float">
            <text:p>1103000</text:p>
          </table:table-cell>
          <table:table-cell table:formula="of:=IF([.E1138]-[.B1138]=0;0;1)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176000" calcext:value-type="float">
            <text:p>1176000</text:p>
          </table:table-cell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313000" calcext:value-type="float">
            <text:p>1313000</text:p>
          </table:table-cell>
          <table:table-cell table:formula="of:=IF([.L1138]-[.I1138]=0;0;1)" office:value-type="float" office:value="0" calcext:value-type="float">
            <text:p>0</text:p>
          </table:table-cell>
          <table:table-cell table:formula="of:=IF([.L1138]-[.B11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70999" calcext:value-type="float">
            <text:p>70999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table:formula="of:=IF([.E1139]-[.B1139]=0;0;1)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formula="of:=IF([.L1139]-[.I1139]=0;0;1)" office:value-type="float" office:value="0" calcext:value-type="float">
            <text:p>0</text:p>
          </table:table-cell>
          <table:table-cell table:formula="of:=IF([.L1139]-[.B11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00" calcext:value-type="float">
            <text:p>1000</text:p>
          </table:table-cell>
          <table:table-cell office:value-type="float" office:value="318320000" calcext:value-type="float">
            <text:p>318320000</text:p>
          </table:table-cell>
          <table:table-cell office:value-type="float" office:value="1138" calcext:value-type="float">
            <text:p>1138</text:p>
          </table:table-cell>
          <table:table-cell office:value-type="float" office:value="1000" calcext:value-type="float">
            <text:p>1000</text:p>
          </table:table-cell>
          <table:table-cell office:value-type="float" office:value="333817000" calcext:value-type="float">
            <text:p>333817000</text:p>
          </table:table-cell>
          <table:table-cell table:formula="of:=IF([.E1140]-[.B1140]=0;0;1)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000" calcext:value-type="float">
            <text:p>1000</text:p>
          </table:table-cell>
          <table:table-cell office:value-type="float" office:value="334329000" calcext:value-type="float">
            <text:p>334329000</text:p>
          </table:table-cell>
          <table:table-cell office:value-type="float" office:value="1138" calcext:value-type="float">
            <text:p>1138</text:p>
          </table:table-cell>
          <table:table-cell office:value-type="float" office:value="1000" calcext:value-type="float">
            <text:p>1000</text:p>
          </table:table-cell>
          <table:table-cell office:value-type="float" office:value="326947999" calcext:value-type="float">
            <text:p>326947999</text:p>
          </table:table-cell>
          <table:table-cell table:formula="of:=IF([.L1140]-[.I1140]=0;0;1)" office:value-type="float" office:value="0" calcext:value-type="float">
            <text:p>0</text:p>
          </table:table-cell>
          <table:table-cell table:formula="of:=IF([.L1140]-[.B11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00" calcext:value-type="float">
            <text:p>1000</text:p>
          </table:table-cell>
          <table:table-cell office:value-type="float" office:value="2811782999" calcext:value-type="float">
            <text:p>2811782999</text:p>
          </table:table-cell>
          <table:table-cell office:value-type="float" office:value="1139" calcext:value-type="float">
            <text:p>1139</text:p>
          </table:table-cell>
          <table:table-cell office:value-type="float" office:value="1000" calcext:value-type="float">
            <text:p>1000</text:p>
          </table:table-cell>
          <table:table-cell office:value-type="float" office:value="2966615999" calcext:value-type="float">
            <text:p>2966615999</text:p>
          </table:table-cell>
          <table:table-cell table:formula="of:=IF([.E1141]-[.B1141]=0;0;1)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000" calcext:value-type="float">
            <text:p>1000</text:p>
          </table:table-cell>
          <table:table-cell office:value-type="float" office:value="3044286999" calcext:value-type="float">
            <text:p>3044286999</text:p>
          </table:table-cell>
          <table:table-cell office:value-type="float" office:value="1139" calcext:value-type="float">
            <text:p>1139</text:p>
          </table:table-cell>
          <table:table-cell office:value-type="float" office:value="1000" calcext:value-type="float">
            <text:p>1000</text:p>
          </table:table-cell>
          <table:table-cell office:value-type="float" office:value="2825065000" calcext:value-type="float">
            <text:p>2825065000</text:p>
          </table:table-cell>
          <table:table-cell table:formula="of:=IF([.L1141]-[.I1141]=0;0;1)" office:value-type="float" office:value="0" calcext:value-type="float">
            <text:p>0</text:p>
          </table:table-cell>
          <table:table-cell table:formula="of:=IF([.L1141]-[.B11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76767000" calcext:value-type="float">
            <text:p>76767000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80502999" calcext:value-type="float">
            <text:p>80502999</text:p>
          </table:table-cell>
          <table:table-cell table:formula="of:=IF([.E1142]-[.B1142]=0;0;1)"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82060000" calcext:value-type="float">
            <text:p>82060000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77162000" calcext:value-type="float">
            <text:p>77162000</text:p>
          </table:table-cell>
          <table:table-cell table:formula="of:=IF([.L1142]-[.I1142]=0;0;1)" office:value-type="float" office:value="0" calcext:value-type="float">
            <text:p>0</text:p>
          </table:table-cell>
          <table:table-cell table:formula="of:=IF([.L1142]-[.B11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00" calcext:value-type="float">
            <text:p>1000</text:p>
          </table:table-cell>
          <table:table-cell office:value-type="float" office:value="53382000" calcext:value-type="float">
            <text:p>53382000</text:p>
          </table:table-cell>
          <table:table-cell office:value-type="float" office:value="1141" calcext:value-type="float">
            <text:p>1141</text:p>
          </table:table-cell>
          <table:table-cell office:value-type="float" office:value="1000" calcext:value-type="float">
            <text:p>1000</text:p>
          </table:table-cell>
          <table:table-cell office:value-type="float" office:value="55723999" calcext:value-type="float">
            <text:p>55723999</text:p>
          </table:table-cell>
          <table:table-cell table:formula="of:=IF([.E1143]-[.B1143]=0;0;1)"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1000" calcext:value-type="float">
            <text:p>1000</text:p>
          </table:table-cell>
          <table:table-cell office:value-type="float" office:value="56122000" calcext:value-type="float">
            <text:p>56122000</text:p>
          </table:table-cell>
          <table:table-cell office:value-type="float" office:value="1141" calcext:value-type="float">
            <text:p>1141</text:p>
          </table:table-cell>
          <table:table-cell office:value-type="float" office:value="1000" calcext:value-type="float">
            <text:p>1000</text:p>
          </table:table-cell>
          <table:table-cell office:value-type="float" office:value="53783000" calcext:value-type="float">
            <text:p>53783000</text:p>
          </table:table-cell>
          <table:table-cell table:formula="of:=IF([.L1143]-[.I1143]=0;0;1)" office:value-type="float" office:value="0" calcext:value-type="float">
            <text:p>0</text:p>
          </table:table-cell>
          <table:table-cell table:formula="of:=IF([.L1143]-[.B11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263999" calcext:value-type="float">
            <text:p>263999</text:p>
          </table:table-cell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269000" calcext:value-type="float">
            <text:p>269000</text:p>
          </table:table-cell>
          <table:table-cell table:formula="of:=IF([.E1144]-[.B1144]=0;0;1)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306000" calcext:value-type="float">
            <text:p>306000</text:p>
          </table:table-cell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297000" calcext:value-type="float">
            <text:p>297000</text:p>
          </table:table-cell>
          <table:table-cell table:formula="of:=IF([.L1144]-[.I1144]=0;0;1)" office:value-type="float" office:value="0" calcext:value-type="float">
            <text:p>0</text:p>
          </table:table-cell>
          <table:table-cell table:formula="of:=IF([.L1144]-[.B11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69000" calcext:value-type="float">
            <text:p>69000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70999" calcext:value-type="float">
            <text:p>70999</text:p>
          </table:table-cell>
          <table:table-cell table:formula="of:=IF([.E1145]-[.B1145]=0;0;1)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87000" calcext:value-type="float">
            <text:p>87000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85999" calcext:value-type="float">
            <text:p>85999</text:p>
          </table:table-cell>
          <table:table-cell table:formula="of:=IF([.L1145]-[.I1145]=0;0;1)" office:value-type="float" office:value="0" calcext:value-type="float">
            <text:p>0</text:p>
          </table:table-cell>
          <table:table-cell table:formula="of:=IF([.L1145]-[.B11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5692000" calcext:value-type="float">
            <text:p>5692000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5880000" calcext:value-type="float">
            <text:p>5880000</text:p>
          </table:table-cell>
          <table:table-cell table:formula="of:=IF([.E1146]-[.B1146]=0;0;1)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6097000" calcext:value-type="float">
            <text:p>6097000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6108000" calcext:value-type="float">
            <text:p>6108000</text:p>
          </table:table-cell>
          <table:table-cell table:formula="of:=IF([.L1146]-[.I1146]=0;0;1)" office:value-type="float" office:value="0" calcext:value-type="float">
            <text:p>0</text:p>
          </table:table-cell>
          <table:table-cell table:formula="of:=IF([.L1146]-[.B11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00" calcext:value-type="float">
            <text:p>1000</text:p>
          </table:table-cell>
          <table:table-cell office:value-type="float" office:value="63563999" calcext:value-type="float">
            <text:p>63563999</text:p>
          </table:table-cell>
          <table:table-cell office:value-type="float" office:value="1145" calcext:value-type="float">
            <text:p>1145</text:p>
          </table:table-cell>
          <table:table-cell office:value-type="float" office:value="1000" calcext:value-type="float">
            <text:p>1000</text:p>
          </table:table-cell>
          <table:table-cell office:value-type="float" office:value="67477000" calcext:value-type="float">
            <text:p>67477000</text:p>
          </table:table-cell>
          <table:table-cell table:formula="of:=IF([.E1147]-[.B1147]=0;0;1)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1000" calcext:value-type="float">
            <text:p>1000</text:p>
          </table:table-cell>
          <table:table-cell office:value-type="float" office:value="68615000" calcext:value-type="float">
            <text:p>68615000</text:p>
          </table:table-cell>
          <table:table-cell office:value-type="float" office:value="1145" calcext:value-type="float">
            <text:p>1145</text:p>
          </table:table-cell>
          <table:table-cell office:value-type="float" office:value="1000" calcext:value-type="float">
            <text:p>1000</text:p>
          </table:table-cell>
          <table:table-cell office:value-type="float" office:value="64960999" calcext:value-type="float">
            <text:p>64960999</text:p>
          </table:table-cell>
          <table:table-cell table:formula="of:=IF([.L1147]-[.I1147]=0;0;1)" office:value-type="float" office:value="0" calcext:value-type="float">
            <text:p>0</text:p>
          </table:table-cell>
          <table:table-cell table:formula="of:=IF([.L1147]-[.B11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173000" calcext:value-type="float">
            <text:p>173000</text:p>
          </table:table-cell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187000" calcext:value-type="float">
            <text:p>187000</text:p>
          </table:table-cell>
          <table:table-cell table:formula="of:=IF([.E1148]-[.B1148]=0;0;1)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192000" calcext:value-type="float">
            <text:p>192000</text:p>
          </table:table-cell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190999" calcext:value-type="float">
            <text:p>190999</text:p>
          </table:table-cell>
          <table:table-cell table:formula="of:=IF([.L1148]-[.I1148]=0;0;1)" office:value-type="float" office:value="0" calcext:value-type="float">
            <text:p>0</text:p>
          </table:table-cell>
          <table:table-cell table:formula="of:=IF([.L1148]-[.B11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3780000" calcext:value-type="float">
            <text:p>3780000</text:p>
          </table:table-cell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3994999" calcext:value-type="float">
            <text:p>3994999</text:p>
          </table:table-cell>
          <table:table-cell table:formula="of:=IF([.E1149]-[.B1149]=0;0;1)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4225000" calcext:value-type="float">
            <text:p>4225000</text:p>
          </table:table-cell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4184999" calcext:value-type="float">
            <text:p>4184999</text:p>
          </table:table-cell>
          <table:table-cell table:formula="of:=IF([.L1149]-[.I1149]=0;0;1)" office:value-type="float" office:value="0" calcext:value-type="float">
            <text:p>0</text:p>
          </table:table-cell>
          <table:table-cell table:formula="of:=IF([.L1149]-[.B11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544000" calcext:value-type="float">
            <text:p>1544000</text:p>
          </table:table-cell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659000" calcext:value-type="float">
            <text:p>1659000</text:p>
          </table:table-cell>
          <table:table-cell table:formula="of:=IF([.E1150]-[.B1150]=0;0;1)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800999" calcext:value-type="float">
            <text:p>1800999</text:p>
          </table:table-cell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754999" calcext:value-type="float">
            <text:p>1754999</text:p>
          </table:table-cell>
          <table:table-cell table:formula="of:=IF([.L1150]-[.I1150]=0;0;1)" office:value-type="float" office:value="0" calcext:value-type="float">
            <text:p>0</text:p>
          </table:table-cell>
          <table:table-cell table:formula="of:=IF([.L1150]-[.B11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22999" calcext:value-type="float">
            <text:p>122999</text:p>
          </table:table-cell>
          <table:table-cell table:formula="of:=IF([.E1151]-[.B1151]=0;0;1)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31999" calcext:value-type="float">
            <text:p>131999</text:p>
          </table:table-cell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27000" calcext:value-type="float">
            <text:p>127000</text:p>
          </table:table-cell>
          <table:table-cell table:formula="of:=IF([.L1151]-[.I1151]=0;0;1)" office:value-type="float" office:value="0" calcext:value-type="float">
            <text:p>0</text:p>
          </table:table-cell>
          <table:table-cell table:formula="of:=IF([.L1151]-[.B11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2812000" calcext:value-type="float">
            <text:p>2812000</text:p>
          </table:table-cell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2996999" calcext:value-type="float">
            <text:p>2996999</text:p>
          </table:table-cell>
          <table:table-cell table:formula="of:=IF([.E1152]-[.B1152]=0;0;1)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3117999" calcext:value-type="float">
            <text:p>3117999</text:p>
          </table:table-cell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3123000" calcext:value-type="float">
            <text:p>3123000</text:p>
          </table:table-cell>
          <table:table-cell table:formula="of:=IF([.L1152]-[.I1152]=0;0;1)" office:value-type="float" office:value="0" calcext:value-type="float">
            <text:p>0</text:p>
          </table:table-cell>
          <table:table-cell table:formula="of:=IF([.L1152]-[.B11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685000" calcext:value-type="float">
            <text:p>685000</text:p>
          </table:table-cell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728999" calcext:value-type="float">
            <text:p>728999</text:p>
          </table:table-cell>
          <table:table-cell table:formula="of:=IF([.E1153]-[.B1153]=0;0;1)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816000" calcext:value-type="float">
            <text:p>816000</text:p>
          </table:table-cell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803000" calcext:value-type="float">
            <text:p>803000</text:p>
          </table:table-cell>
          <table:table-cell table:formula="of:=IF([.L1153]-[.I1153]=0;0;1)" office:value-type="float" office:value="0" calcext:value-type="float">
            <text:p>0</text:p>
          </table:table-cell>
          <table:table-cell table:formula="of:=IF([.L1153]-[.B11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405000" calcext:value-type="float">
            <text:p>405000</text:p>
          </table:table-cell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394000" calcext:value-type="float">
            <text:p>394000</text:p>
          </table:table-cell>
          <table:table-cell table:formula="of:=IF([.E1154]-[.B1154]=0;0;1)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416000" calcext:value-type="float">
            <text:p>416000</text:p>
          </table:table-cell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410000" calcext:value-type="float">
            <text:p>410000</text:p>
          </table:table-cell>
          <table:table-cell table:formula="of:=IF([.L1154]-[.I1154]=0;0;1)" office:value-type="float" office:value="0" calcext:value-type="float">
            <text:p>0</text:p>
          </table:table-cell>
          <table:table-cell table:formula="of:=IF([.L1154]-[.B11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638999" calcext:value-type="float">
            <text:p>638999</text:p>
          </table:table-cell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678000" calcext:value-type="float">
            <text:p>678000</text:p>
          </table:table-cell>
          <table:table-cell table:formula="of:=IF([.E1155]-[.B1155]=0;0;1)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689000" calcext:value-type="float">
            <text:p>689000</text:p>
          </table:table-cell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689000" calcext:value-type="float">
            <text:p>689000</text:p>
          </table:table-cell>
          <table:table-cell table:formula="of:=IF([.L1155]-[.I1155]=0;0;1)" office:value-type="float" office:value="0" calcext:value-type="float">
            <text:p>0</text:p>
          </table:table-cell>
          <table:table-cell table:formula="of:=IF([.L1155]-[.B11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3965000" calcext:value-type="float">
            <text:p>3965000</text:p>
          </table:table-cell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4203000" calcext:value-type="float">
            <text:p>4203000</text:p>
          </table:table-cell>
          <table:table-cell table:formula="of:=IF([.E1156]-[.B1156]=0;0;1)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4367999" calcext:value-type="float">
            <text:p>4367999</text:p>
          </table:table-cell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4278000" calcext:value-type="float">
            <text:p>4278000</text:p>
          </table:table-cell>
          <table:table-cell table:formula="of:=IF([.L1156]-[.I1156]=0;0;1)" office:value-type="float" office:value="0" calcext:value-type="float">
            <text:p>0</text:p>
          </table:table-cell>
          <table:table-cell table:formula="of:=IF([.L1156]-[.B11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00" calcext:value-type="float">
            <text:p>1000</text:p>
          </table:table-cell>
          <table:table-cell office:value-type="float" office:value="11552000" calcext:value-type="float">
            <text:p>11552000</text:p>
          </table:table-cell>
          <table:table-cell office:value-type="float" office:value="1155" calcext:value-type="float">
            <text:p>1155</text:p>
          </table:table-cell>
          <table:table-cell office:value-type="float" office:value="1000" calcext:value-type="float">
            <text:p>1000</text:p>
          </table:table-cell>
          <table:table-cell office:value-type="float" office:value="12369999" calcext:value-type="float">
            <text:p>12369999</text:p>
          </table:table-cell>
          <table:table-cell table:formula="of:=IF([.E1157]-[.B1157]=0;0;1)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1000" calcext:value-type="float">
            <text:p>1000</text:p>
          </table:table-cell>
          <table:table-cell office:value-type="float" office:value="12693000" calcext:value-type="float">
            <text:p>12693000</text:p>
          </table:table-cell>
          <table:table-cell office:value-type="float" office:value="1155" calcext:value-type="float">
            <text:p>1155</text:p>
          </table:table-cell>
          <table:table-cell office:value-type="float" office:value="1000" calcext:value-type="float">
            <text:p>1000</text:p>
          </table:table-cell>
          <table:table-cell office:value-type="float" office:value="12178000" calcext:value-type="float">
            <text:p>12178000</text:p>
          </table:table-cell>
          <table:table-cell table:formula="of:=IF([.L1157]-[.I1157]=0;0;1)" office:value-type="float" office:value="0" calcext:value-type="float">
            <text:p>0</text:p>
          </table:table-cell>
          <table:table-cell table:formula="of:=IF([.L1157]-[.B11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55353000" calcext:value-type="float">
            <text:p>55353000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59427999" calcext:value-type="float">
            <text:p>59427999</text:p>
          </table:table-cell>
          <table:table-cell table:formula="of:=IF([.E1158]-[.B1158]=0;0;1)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60184999" calcext:value-type="float">
            <text:p>60184999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57266000" calcext:value-type="float">
            <text:p>57266000</text:p>
          </table:table-cell>
          <table:table-cell table:formula="of:=IF([.L1158]-[.I1158]=0;0;1)" office:value-type="float" office:value="0" calcext:value-type="float">
            <text:p>0</text:p>
          </table:table-cell>
          <table:table-cell table:formula="of:=IF([.L1158]-[.B11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84000" calcext:value-type="float">
            <text:p>84000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89000" calcext:value-type="float">
            <text:p>89000</text:p>
          </table:table-cell>
          <table:table-cell table:formula="of:=IF([.E1159]-[.B1159]=0;0;1)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99000" calcext:value-type="float">
            <text:p>99000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99999" calcext:value-type="float">
            <text:p>99999</text:p>
          </table:table-cell>
          <table:table-cell table:formula="of:=IF([.L1159]-[.I1159]=0;0;1)" office:value-type="float" office:value="0" calcext:value-type="float">
            <text:p>0</text:p>
          </table:table-cell>
          <table:table-cell table:formula="of:=IF([.L1159]-[.B11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00" calcext:value-type="float">
            <text:p>1000</text:p>
          </table:table-cell>
          <table:table-cell office:value-type="float" office:value="47458000" calcext:value-type="float">
            <text:p>47458000</text:p>
          </table:table-cell>
          <table:table-cell office:value-type="float" office:value="1158" calcext:value-type="float">
            <text:p>1158</text:p>
          </table:table-cell>
          <table:table-cell office:value-type="float" office:value="1000" calcext:value-type="float">
            <text:p>1000</text:p>
          </table:table-cell>
          <table:table-cell office:value-type="float" office:value="51251000" calcext:value-type="float">
            <text:p>51251000</text:p>
          </table:table-cell>
          <table:table-cell table:formula="of:=IF([.E1160]-[.B1160]=0;0;1)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000" calcext:value-type="float">
            <text:p>1000</text:p>
          </table:table-cell>
          <table:table-cell office:value-type="float" office:value="51711000" calcext:value-type="float">
            <text:p>51711000</text:p>
          </table:table-cell>
          <table:table-cell office:value-type="float" office:value="1158" calcext:value-type="float">
            <text:p>1158</text:p>
          </table:table-cell>
          <table:table-cell office:value-type="float" office:value="1000" calcext:value-type="float">
            <text:p>1000</text:p>
          </table:table-cell>
          <table:table-cell office:value-type="float" office:value="49270999" calcext:value-type="float">
            <text:p>49270999</text:p>
          </table:table-cell>
          <table:table-cell table:formula="of:=IF([.L1160]-[.I1160]=0;0;1)" office:value-type="float" office:value="0" calcext:value-type="float">
            <text:p>0</text:p>
          </table:table-cell>
          <table:table-cell table:formula="of:=IF([.L1160]-[.B11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1362999" calcext:value-type="float">
            <text:p>1362999</text:p>
          </table:table-cell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1426999" calcext:value-type="float">
            <text:p>1426999</text:p>
          </table:table-cell>
          <table:table-cell table:formula="of:=IF([.E1161]-[.B1161]=0;0;1)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1517000" calcext:value-type="float">
            <text:p>1517000</text:p>
          </table:table-cell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1550999" calcext:value-type="float">
            <text:p>1550999</text:p>
          </table:table-cell>
          <table:table-cell table:formula="of:=IF([.L1161]-[.I1161]=0;0;1)" office:value-type="float" office:value="0" calcext:value-type="float">
            <text:p>0</text:p>
          </table:table-cell>
          <table:table-cell table:formula="of:=IF([.L1161]-[.B11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54000" calcext:value-type="float">
            <text:p>54000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56999" calcext:value-type="float">
            <text:p>56999</text:p>
          </table:table-cell>
          <table:table-cell table:formula="of:=IF([.E1162]-[.B1162]=0;0;1)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63000" calcext:value-type="float">
            <text:p>63000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65999" calcext:value-type="float">
            <text:p>65999</text:p>
          </table:table-cell>
          <table:table-cell table:formula="of:=IF([.L1162]-[.I1162]=0;0;1)" office:value-type="float" office:value="0" calcext:value-type="float">
            <text:p>0</text:p>
          </table:table-cell>
          <table:table-cell table:formula="of:=IF([.L1162]-[.B11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857000" calcext:value-type="float">
            <text:p>1857000</text:p>
          </table:table-cell>
          <table:table-cell table:formula="of:=IF([.E1163]-[.B1163]=0;0;1)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856000" calcext:value-type="float">
            <text:p>1856000</text:p>
          </table:table-cell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914999" calcext:value-type="float">
            <text:p>1914999</text:p>
          </table:table-cell>
          <table:table-cell table:formula="of:=IF([.L1163]-[.I1163]=0;0;1)" office:value-type="float" office:value="0" calcext:value-type="float">
            <text:p>0</text:p>
          </table:table-cell>
          <table:table-cell table:formula="of:=IF([.L1163]-[.B11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32999" calcext:value-type="float">
            <text:p>32999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table:formula="of:=IF([.E1164]-[.B1164]=0;0;1)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37999" calcext:value-type="float">
            <text:p>37999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table:formula="of:=IF([.L1164]-[.I1164]=0;0;1)" office:value-type="float" office:value="0" calcext:value-type="float">
            <text:p>0</text:p>
          </table:table-cell>
          <table:table-cell table:formula="of:=IF([.L1164]-[.B11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1937999" calcext:value-type="float">
            <text:p>1937999</text:p>
          </table:table-cell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2062000" calcext:value-type="float">
            <text:p>2062000</text:p>
          </table:table-cell>
          <table:table-cell table:formula="of:=IF([.E1165]-[.B1165]=0;0;1)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2188000" calcext:value-type="float">
            <text:p>2188000</text:p>
          </table:table-cell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2111000" calcext:value-type="float">
            <text:p>2111000</text:p>
          </table:table-cell>
          <table:table-cell table:formula="of:=IF([.L1165]-[.I1165]=0;0;1)" office:value-type="float" office:value="0" calcext:value-type="float">
            <text:p>0</text:p>
          </table:table-cell>
          <table:table-cell table:formula="of:=IF([.L1165]-[.B11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00" calcext:value-type="float">
            <text:p>1000</text:p>
          </table:table-cell>
          <table:table-cell office:value-type="float" office:value="159809000" calcext:value-type="float">
            <text:p>159809000</text:p>
          </table:table-cell>
          <table:table-cell office:value-type="float" office:value="1164" calcext:value-type="float">
            <text:p>1164</text:p>
          </table:table-cell>
          <table:table-cell office:value-type="float" office:value="1000" calcext:value-type="float">
            <text:p>1000</text:p>
          </table:table-cell>
          <table:table-cell office:value-type="float" office:value="169265000" calcext:value-type="float">
            <text:p>169265000</text:p>
          </table:table-cell>
          <table:table-cell table:formula="of:=IF([.E1166]-[.B1166]=0;0;1)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1000" calcext:value-type="float">
            <text:p>1000</text:p>
          </table:table-cell>
          <table:table-cell office:value-type="float" office:value="168681000" calcext:value-type="float">
            <text:p>168681000</text:p>
          </table:table-cell>
          <table:table-cell office:value-type="float" office:value="1164" calcext:value-type="float">
            <text:p>1164</text:p>
          </table:table-cell>
          <table:table-cell office:value-type="float" office:value="1000" calcext:value-type="float">
            <text:p>1000</text:p>
          </table:table-cell>
          <table:table-cell office:value-type="float" office:value="161071000" calcext:value-type="float">
            <text:p>161071000</text:p>
          </table:table-cell>
          <table:table-cell table:formula="of:=IF([.L1166]-[.I1166]=0;0;1)" office:value-type="float" office:value="0" calcext:value-type="float">
            <text:p>0</text:p>
          </table:table-cell>
          <table:table-cell table:formula="of:=IF([.L1166]-[.B11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00" calcext:value-type="float">
            <text:p>1000</text:p>
          </table:table-cell>
          <table:table-cell office:value-type="float" office:value="130338999" calcext:value-type="float">
            <text:p>130338999</text:p>
          </table:table-cell>
          <table:table-cell office:value-type="float" office:value="1165" calcext:value-type="float">
            <text:p>1165</text:p>
          </table:table-cell>
          <table:table-cell office:value-type="float" office:value="1000" calcext:value-type="float">
            <text:p>1000</text:p>
          </table:table-cell>
          <table:table-cell office:value-type="float" office:value="136452000" calcext:value-type="float">
            <text:p>136452000</text:p>
          </table:table-cell>
          <table:table-cell table:formula="of:=IF([.E1167]-[.B1167]=0;0;1)"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1000" calcext:value-type="float">
            <text:p>1000</text:p>
          </table:table-cell>
          <table:table-cell office:value-type="float" office:value="137150000" calcext:value-type="float">
            <text:p>137150000</text:p>
          </table:table-cell>
          <table:table-cell office:value-type="float" office:value="1165" calcext:value-type="float">
            <text:p>1165</text:p>
          </table:table-cell>
          <table:table-cell office:value-type="float" office:value="1000" calcext:value-type="float">
            <text:p>1000</text:p>
          </table:table-cell>
          <table:table-cell office:value-type="float" office:value="131123999" calcext:value-type="float">
            <text:p>131123999</text:p>
          </table:table-cell>
          <table:table-cell table:formula="of:=IF([.L1167]-[.I1167]=0;0;1)" office:value-type="float" office:value="0" calcext:value-type="float">
            <text:p>0</text:p>
          </table:table-cell>
          <table:table-cell table:formula="of:=IF([.L1167]-[.B11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75705000" calcext:value-type="float">
            <text:p>75705000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79414000" calcext:value-type="float">
            <text:p>79414000</text:p>
          </table:table-cell>
          <table:table-cell table:formula="of:=IF([.E1168]-[.B1168]=0;0;1)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80041000" calcext:value-type="float">
            <text:p>80041000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76447000" calcext:value-type="float">
            <text:p>76447000</text:p>
          </table:table-cell>
          <table:table-cell table:formula="of:=IF([.L1168]-[.I1168]=0;0;1)" office:value-type="float" office:value="0" calcext:value-type="float">
            <text:p>0</text:p>
          </table:table-cell>
          <table:table-cell table:formula="of:=IF([.L1168]-[.B11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323999" calcext:value-type="float">
            <text:p>323999</text:p>
          </table:table-cell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343000" calcext:value-type="float">
            <text:p>343000</text:p>
          </table:table-cell>
          <table:table-cell table:formula="of:=IF([.E1169]-[.B1169]=0;0;1)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392999" calcext:value-type="float">
            <text:p>392999</text:p>
          </table:table-cell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394000" calcext:value-type="float">
            <text:p>394000</text:p>
          </table:table-cell>
          <table:table-cell table:formula="of:=IF([.L1169]-[.I1169]=0;0;1)" office:value-type="float" office:value="0" calcext:value-type="float">
            <text:p>0</text:p>
          </table:table-cell>
          <table:table-cell table:formula="of:=IF([.L1169]-[.B11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000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000</text:p>
          </table:table-cell>
          <table:table-cell table:formula="of:=IF([.E1170]-[.B1170]=0;0;1)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62000" calcext:value-type="float">
            <text:p>62000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62000" calcext:value-type="float">
            <text:p>62000</text:p>
          </table:table-cell>
          <table:table-cell table:formula="of:=IF([.L1170]-[.I1170]=0;0;1)" office:value-type="float" office:value="0" calcext:value-type="float">
            <text:p>0</text:p>
          </table:table-cell>
          <table:table-cell table:formula="of:=IF([.L1170]-[.B11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34000" calcext:value-type="float">
            <text:p>34000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32999" calcext:value-type="float">
            <text:p>32999</text:p>
          </table:table-cell>
          <table:table-cell table:formula="of:=IF([.E1171]-[.B1171]=0;0;1)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table:formula="of:=IF([.L1171]-[.I1171]=0;0;1)" office:value-type="float" office:value="0" calcext:value-type="float">
            <text:p>0</text:p>
          </table:table-cell>
          <table:table-cell table:formula="of:=IF([.L1171]-[.B11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E1172]-[.B1172]=0;0;1)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L1172]-[.I1172]=0;0;1)" office:value-type="float" office:value="0" calcext:value-type="float">
            <text:p>0</text:p>
          </table:table-cell>
          <table:table-cell table:formula="of:=IF([.L1172]-[.B11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346000" calcext:value-type="float">
            <text:p>346000</text:p>
          </table:table-cell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354000" calcext:value-type="float">
            <text:p>354000</text:p>
          </table:table-cell>
          <table:table-cell table:formula="of:=IF([.E1173]-[.B1173]=0;0;1)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416000" calcext:value-type="float">
            <text:p>416000</text:p>
          </table:table-cell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426999" calcext:value-type="float">
            <text:p>426999</text:p>
          </table:table-cell>
          <table:table-cell table:formula="of:=IF([.L1173]-[.I1173]=0;0;1)" office:value-type="float" office:value="0" calcext:value-type="float">
            <text:p>0</text:p>
          </table:table-cell>
          <table:table-cell table:formula="of:=IF([.L1173]-[.B11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00" calcext:value-type="float">
            <text:p>1000</text:p>
          </table:table-cell>
          <table:table-cell office:value-type="float" office:value="45368000" calcext:value-type="float">
            <text:p>45368000</text:p>
          </table:table-cell>
          <table:table-cell office:value-type="float" office:value="1172" calcext:value-type="float">
            <text:p>1172</text:p>
          </table:table-cell>
          <table:table-cell office:value-type="float" office:value="1000" calcext:value-type="float">
            <text:p>1000</text:p>
          </table:table-cell>
          <table:table-cell office:value-type="float" office:value="47282000" calcext:value-type="float">
            <text:p>47282000</text:p>
          </table:table-cell>
          <table:table-cell table:formula="of:=IF([.E1174]-[.B1174]=0;0;1)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1000" calcext:value-type="float">
            <text:p>1000</text:p>
          </table:table-cell>
          <table:table-cell office:value-type="float" office:value="48273000" calcext:value-type="float">
            <text:p>48273000</text:p>
          </table:table-cell>
          <table:table-cell office:value-type="float" office:value="1172" calcext:value-type="float">
            <text:p>1172</text:p>
          </table:table-cell>
          <table:table-cell office:value-type="float" office:value="1000" calcext:value-type="float">
            <text:p>1000</text:p>
          </table:table-cell>
          <table:table-cell office:value-type="float" office:value="45780999" calcext:value-type="float">
            <text:p>45780999</text:p>
          </table:table-cell>
          <table:table-cell table:formula="of:=IF([.L1174]-[.I1174]=0;0;1)" office:value-type="float" office:value="0" calcext:value-type="float">
            <text:p>0</text:p>
          </table:table-cell>
          <table:table-cell table:formula="of:=IF([.L1174]-[.B11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44999" calcext:value-type="float">
            <text:p>44999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49000" calcext:value-type="float">
            <text:p>49000</text:p>
          </table:table-cell>
          <table:table-cell table:formula="of:=IF([.E1175]-[.B1175]=0;0;1)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00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table:formula="of:=IF([.L1175]-[.I1175]=0;0;1)" office:value-type="float" office:value="0" calcext:value-type="float">
            <text:p>0</text:p>
          </table:table-cell>
          <table:table-cell table:formula="of:=IF([.L1175]-[.B11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00" calcext:value-type="float">
            <text:p>1000</text:p>
          </table:table-cell>
          <table:table-cell office:value-type="float" office:value="777057000" calcext:value-type="float">
            <text:p>777057000</text:p>
          </table:table-cell>
          <table:table-cell office:value-type="float" office:value="1174" calcext:value-type="float">
            <text:p>1174</text:p>
          </table:table-cell>
          <table:table-cell office:value-type="float" office:value="1000" calcext:value-type="float">
            <text:p>1000</text:p>
          </table:table-cell>
          <table:table-cell office:value-type="float" office:value="818774000" calcext:value-type="float">
            <text:p>818774000</text:p>
          </table:table-cell>
          <table:table-cell table:formula="of:=IF([.E1176]-[.B1176]=0;0;1)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1000" calcext:value-type="float">
            <text:p>1000</text:p>
          </table:table-cell>
          <table:table-cell office:value-type="float" office:value="830731000" calcext:value-type="float">
            <text:p>830731000</text:p>
          </table:table-cell>
          <table:table-cell office:value-type="float" office:value="1174" calcext:value-type="float">
            <text:p>1174</text:p>
          </table:table-cell>
          <table:table-cell office:value-type="float" office:value="1000" calcext:value-type="float">
            <text:p>1000</text:p>
          </table:table-cell>
          <table:table-cell office:value-type="float" office:value="780899000" calcext:value-type="float">
            <text:p>780899000</text:p>
          </table:table-cell>
          <table:table-cell table:formula="of:=IF([.L1176]-[.I1176]=0;0;1)" office:value-type="float" office:value="0" calcext:value-type="float">
            <text:p>0</text:p>
          </table:table-cell>
          <table:table-cell table:formula="of:=IF([.L1176]-[.B11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2938000" calcext:value-type="float">
            <text:p>2938000</text:p>
          </table:table-cell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2977999" calcext:value-type="float">
            <text:p>2977999</text:p>
          </table:table-cell>
          <table:table-cell table:formula="of:=IF([.E1177]-[.B1177]=0;0;1)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3120999" calcext:value-type="float">
            <text:p>3120999</text:p>
          </table:table-cell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3122000" calcext:value-type="float">
            <text:p>3122000</text:p>
          </table:table-cell>
          <table:table-cell table:formula="of:=IF([.L1177]-[.I1177]=0;0;1)" office:value-type="float" office:value="0" calcext:value-type="float">
            <text:p>0</text:p>
          </table:table-cell>
          <table:table-cell table:formula="of:=IF([.L1177]-[.B11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84999" calcext:value-type="float">
            <text:p>84999</text:p>
          </table:table-cell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89000" calcext:value-type="float">
            <text:p>89000</text:p>
          </table:table-cell>
          <table:table-cell table:formula="of:=IF([.E1178]-[.B1178]=0;0;1)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104000" calcext:value-type="float">
            <text:p>104000</text:p>
          </table:table-cell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128999" calcext:value-type="float">
            <text:p>128999</text:p>
          </table:table-cell>
          <table:table-cell table:formula="of:=IF([.L1178]-[.I1178]=0;0;1)" office:value-type="float" office:value="0" calcext:value-type="float">
            <text:p>0</text:p>
          </table:table-cell>
          <table:table-cell table:formula="of:=IF([.L1178]-[.B11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179]-[.B1179]=0;0;1)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formula="of:=IF([.L1179]-[.I1179]=0;0;1)" office:value-type="float" office:value="0" calcext:value-type="float">
            <text:p>0</text:p>
          </table:table-cell>
          <table:table-cell table:formula="of:=IF([.L1179]-[.B11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00" calcext:value-type="float">
            <text:p>1000</text:p>
          </table:table-cell>
          <table:table-cell office:value-type="float" office:value="5712000" calcext:value-type="float">
            <text:p>5712000</text:p>
          </table:table-cell>
          <table:table-cell office:value-type="float" office:value="1178" calcext:value-type="float">
            <text:p>1178</text:p>
          </table:table-cell>
          <table:table-cell office:value-type="float" office:value="1000" calcext:value-type="float">
            <text:p>1000</text:p>
          </table:table-cell>
          <table:table-cell office:value-type="float" office:value="5849000" calcext:value-type="float">
            <text:p>5849000</text:p>
          </table:table-cell>
          <table:table-cell table:formula="of:=IF([.E1180]-[.B1180]=0;0;1)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1000" calcext:value-type="float">
            <text:p>1000</text:p>
          </table:table-cell>
          <table:table-cell office:value-type="float" office:value="6045000" calcext:value-type="float">
            <text:p>6045000</text:p>
          </table:table-cell>
          <table:table-cell office:value-type="float" office:value="1178" calcext:value-type="float">
            <text:p>1178</text:p>
          </table:table-cell>
          <table:table-cell office:value-type="float" office:value="1000" calcext:value-type="float">
            <text:p>1000</text:p>
          </table:table-cell>
          <table:table-cell office:value-type="float" office:value="5945000" calcext:value-type="float">
            <text:p>5945000</text:p>
          </table:table-cell>
          <table:table-cell table:formula="of:=IF([.L1180]-[.I1180]=0;0;1)" office:value-type="float" office:value="0" calcext:value-type="float">
            <text:p>0</text:p>
          </table:table-cell>
          <table:table-cell table:formula="of:=IF([.L1180]-[.B11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00" calcext:value-type="float">
            <text:p>1000</text:p>
          </table:table-cell>
          <table:table-cell office:value-type="float" office:value="124745000" calcext:value-type="float">
            <text:p>124745000</text:p>
          </table:table-cell>
          <table:table-cell office:value-type="float" office:value="1179" calcext:value-type="float">
            <text:p>1179</text:p>
          </table:table-cell>
          <table:table-cell office:value-type="float" office:value="1000" calcext:value-type="float">
            <text:p>1000</text:p>
          </table:table-cell>
          <table:table-cell office:value-type="float" office:value="130505999" calcext:value-type="float">
            <text:p>130505999</text:p>
          </table:table-cell>
          <table:table-cell table:formula="of:=IF([.E1181]-[.B1181]=0;0;1)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000" calcext:value-type="float">
            <text:p>1000</text:p>
          </table:table-cell>
          <table:table-cell office:value-type="float" office:value="134034999" calcext:value-type="float">
            <text:p>134034999</text:p>
          </table:table-cell>
          <table:table-cell office:value-type="float" office:value="1179" calcext:value-type="float">
            <text:p>1179</text:p>
          </table:table-cell>
          <table:table-cell office:value-type="float" office:value="1000" calcext:value-type="float">
            <text:p>1000</text:p>
          </table:table-cell>
          <table:table-cell office:value-type="float" office:value="124592000" calcext:value-type="float">
            <text:p>124592000</text:p>
          </table:table-cell>
          <table:table-cell table:formula="of:=IF([.L1181]-[.I1181]=0;0;1)" office:value-type="float" office:value="0" calcext:value-type="float">
            <text:p>0</text:p>
          </table:table-cell>
          <table:table-cell table:formula="of:=IF([.L1181]-[.B11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00" calcext:value-type="float">
            <text:p>1000</text:p>
          </table:table-cell>
          <table:table-cell office:value-type="float" office:value="27559000" calcext:value-type="float">
            <text:p>27559000</text:p>
          </table:table-cell>
          <table:table-cell office:value-type="float" office:value="1180" calcext:value-type="float">
            <text:p>1180</text:p>
          </table:table-cell>
          <table:table-cell office:value-type="float" office:value="1000" calcext:value-type="float">
            <text:p>1000</text:p>
          </table:table-cell>
          <table:table-cell office:value-type="float" office:value="28917000" calcext:value-type="float">
            <text:p>28917000</text:p>
          </table:table-cell>
          <table:table-cell table:formula="of:=IF([.E1182]-[.B1182]=0;0;1)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1000" calcext:value-type="float">
            <text:p>1000</text:p>
          </table:table-cell>
          <table:table-cell office:value-type="float" office:value="29002000" calcext:value-type="float">
            <text:p>29002000</text:p>
          </table:table-cell>
          <table:table-cell office:value-type="float" office:value="1180" calcext:value-type="float">
            <text:p>1180</text:p>
          </table:table-cell>
          <table:table-cell office:value-type="float" office:value="1000" calcext:value-type="float">
            <text:p>1000</text:p>
          </table:table-cell>
          <table:table-cell office:value-type="float" office:value="28161000" calcext:value-type="float">
            <text:p>28161000</text:p>
          </table:table-cell>
          <table:table-cell table:formula="of:=IF([.L1182]-[.I1182]=0;0;1)" office:value-type="float" office:value="0" calcext:value-type="float">
            <text:p>0</text:p>
          </table:table-cell>
          <table:table-cell table:formula="of:=IF([.L1182]-[.B11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365000" calcext:value-type="float">
            <text:p>365000</text:p>
          </table:table-cell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386000" calcext:value-type="float">
            <text:p>386000</text:p>
          </table:table-cell>
          <table:table-cell table:formula="of:=IF([.E1183]-[.B1183]=0;0;1)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461000" calcext:value-type="float">
            <text:p>461000</text:p>
          </table:table-cell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437000" calcext:value-type="float">
            <text:p>437000</text:p>
          </table:table-cell>
          <table:table-cell table:formula="of:=IF([.L1183]-[.I1183]=0;0;1)" office:value-type="float" office:value="0" calcext:value-type="float">
            <text:p>0</text:p>
          </table:table-cell>
          <table:table-cell table:formula="of:=IF([.L1183]-[.B11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30334000" calcext:value-type="float">
            <text:p>30334000</text:p>
          </table:table-cell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31922000" calcext:value-type="float">
            <text:p>31922000</text:p>
          </table:table-cell>
          <table:table-cell table:formula="of:=IF([.E1184]-[.B1184]=0;0;1)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32327999" calcext:value-type="float">
            <text:p>32327999</text:p>
          </table:table-cell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30871000" calcext:value-type="float">
            <text:p>30871000</text:p>
          </table:table-cell>
          <table:table-cell table:formula="of:=IF([.L1184]-[.I1184]=0;0;1)" office:value-type="float" office:value="0" calcext:value-type="float">
            <text:p>0</text:p>
          </table:table-cell>
          <table:table-cell table:formula="of:=IF([.L1184]-[.B11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1633000" calcext:value-type="float">
            <text:p>1633000</text:p>
          </table:table-cell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1697999" calcext:value-type="float">
            <text:p>1697999</text:p>
          </table:table-cell>
          <table:table-cell table:formula="of:=IF([.E1185]-[.B1185]=0;0;1)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1838000" calcext:value-type="float">
            <text:p>1838000</text:p>
          </table:table-cell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1947000" calcext:value-type="float">
            <text:p>1947000</text:p>
          </table:table-cell>
          <table:table-cell table:formula="of:=IF([.L1185]-[.I1185]=0;0;1)" office:value-type="float" office:value="0" calcext:value-type="float">
            <text:p>0</text:p>
          </table:table-cell>
          <table:table-cell table:formula="of:=IF([.L1185]-[.B11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94221000" calcext:value-type="float">
            <text:p>94221000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98631000" calcext:value-type="float">
            <text:p>98631000</text:p>
          </table:table-cell>
          <table:table-cell table:formula="of:=IF([.E1186]-[.B1186]=0;0;1)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99670000" calcext:value-type="float">
            <text:p>99670000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97175000" calcext:value-type="float">
            <text:p>97175000</text:p>
          </table:table-cell>
          <table:table-cell table:formula="of:=IF([.L1186]-[.I1186]=0;0;1)" office:value-type="float" office:value="0" calcext:value-type="float">
            <text:p>0</text:p>
          </table:table-cell>
          <table:table-cell table:formula="of:=IF([.L1186]-[.B11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table:formula="of:=IF([.E1187]-[.B1187]=0;0;1)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75999" calcext:value-type="float">
            <text:p>75999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79000" calcext:value-type="float">
            <text:p>79000</text:p>
          </table:table-cell>
          <table:table-cell table:formula="of:=IF([.L1187]-[.I1187]=0;0;1)" office:value-type="float" office:value="0" calcext:value-type="float">
            <text:p>0</text:p>
          </table:table-cell>
          <table:table-cell table:formula="of:=IF([.L1187]-[.B11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15378999" calcext:value-type="float">
            <text:p>15378999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16003000" calcext:value-type="float">
            <text:p>16003000</text:p>
          </table:table-cell>
          <table:table-cell table:formula="of:=IF([.E1188]-[.B1188]=0;0;1)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16242000" calcext:value-type="float">
            <text:p>16242000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16250999" calcext:value-type="float">
            <text:p>16250999</text:p>
          </table:table-cell>
          <table:table-cell table:formula="of:=IF([.L1188]-[.I1188]=0;0;1)" office:value-type="float" office:value="0" calcext:value-type="float">
            <text:p>0</text:p>
          </table:table-cell>
          <table:table-cell table:formula="of:=IF([.L1188]-[.B11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09999" calcext:value-type="float">
            <text:p>109999</text:p>
          </table:table-cell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08000" calcext:value-type="float">
            <text:p>108000</text:p>
          </table:table-cell>
          <table:table-cell table:formula="of:=IF([.E1189]-[.B1189]=0;0;1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27000" calcext:value-type="float">
            <text:p>127000</text:p>
          </table:table-cell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28000" calcext:value-type="float">
            <text:p>128000</text:p>
          </table:table-cell>
          <table:table-cell table:formula="of:=IF([.L1189]-[.I1189]=0;0;1)" office:value-type="float" office:value="0" calcext:value-type="float">
            <text:p>0</text:p>
          </table:table-cell>
          <table:table-cell table:formula="of:=IF([.L1189]-[.B11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292999" calcext:value-type="float">
            <text:p>292999</text:p>
          </table:table-cell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310000" calcext:value-type="float">
            <text:p>310000</text:p>
          </table:table-cell>
          <table:table-cell table:formula="of:=IF([.E1190]-[.B1190]=0;0;1)"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343999" calcext:value-type="float">
            <text:p>343999</text:p>
          </table:table-cell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374000" calcext:value-type="float">
            <text:p>374000</text:p>
          </table:table-cell>
          <table:table-cell table:formula="of:=IF([.L1190]-[.I1190]=0;0;1)" office:value-type="float" office:value="0" calcext:value-type="float">
            <text:p>0</text:p>
          </table:table-cell>
          <table:table-cell table:formula="of:=IF([.L1190]-[.B11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739000" calcext:value-type="float">
            <text:p>739000</text:p>
          </table:table-cell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765000" calcext:value-type="float">
            <text:p>765000</text:p>
          </table:table-cell>
          <table:table-cell table:formula="of:=IF([.E1191]-[.B1191]=0;0;1)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824000" calcext:value-type="float">
            <text:p>824000</text:p>
          </table:table-cell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799000" calcext:value-type="float">
            <text:p>799000</text:p>
          </table:table-cell>
          <table:table-cell table:formula="of:=IF([.L1191]-[.I1191]=0;0;1)" office:value-type="float" office:value="0" calcext:value-type="float">
            <text:p>0</text:p>
          </table:table-cell>
          <table:table-cell table:formula="of:=IF([.L1191]-[.B11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34000" calcext:value-type="float">
            <text:p>34000</text:p>
          </table:table-cell>
          <table:table-cell table:formula="of:=IF([.E1192]-[.B1192]=0;0;1)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49000" calcext:value-type="float">
            <text:p>4900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49000" calcext:value-type="float">
            <text:p>49000</text:p>
          </table:table-cell>
          <table:table-cell table:formula="of:=IF([.L1192]-[.I1192]=0;0;1)" office:value-type="float" office:value="0" calcext:value-type="float">
            <text:p>0</text:p>
          </table:table-cell>
          <table:table-cell table:formula="of:=IF([.L1192]-[.B11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285000" calcext:value-type="float">
            <text:p>285000</text:p>
          </table:table-cell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294000" calcext:value-type="float">
            <text:p>294000</text:p>
          </table:table-cell>
          <table:table-cell table:formula="of:=IF([.E1193]-[.B1193]=0;0;1)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317000" calcext:value-type="float">
            <text:p>317000</text:p>
          </table:table-cell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325000" calcext:value-type="float">
            <text:p>325000</text:p>
          </table:table-cell>
          <table:table-cell table:formula="of:=IF([.L1193]-[.I1193]=0;0;1)" office:value-type="float" office:value="0" calcext:value-type="float">
            <text:p>0</text:p>
          </table:table-cell>
          <table:table-cell table:formula="of:=IF([.L1193]-[.B11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0" calcext:value-type="float">
            <text:p>1000</text:p>
          </table:table-cell>
          <table:table-cell office:value-type="float" office:value="17204999" calcext:value-type="float">
            <text:p>17204999</text:p>
          </table:table-cell>
          <table:table-cell office:value-type="float" office:value="1192" calcext:value-type="float">
            <text:p>1192</text:p>
          </table:table-cell>
          <table:table-cell office:value-type="float" office:value="1000" calcext:value-type="float">
            <text:p>1000</text:p>
          </table:table-cell>
          <table:table-cell office:value-type="float" office:value="17932000" calcext:value-type="float">
            <text:p>17932000</text:p>
          </table:table-cell>
          <table:table-cell table:formula="of:=IF([.E1194]-[.B1194]=0;0;1)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49000" calcext:value-type="float">
            <text:p>18149000</text:p>
          </table:table-cell>
          <table:table-cell office:value-type="float" office:value="1192" calcext:value-type="float">
            <text:p>1192</text:p>
          </table:table-cell>
          <table:table-cell office:value-type="float" office:value="1000" calcext:value-type="float">
            <text:p>1000</text:p>
          </table:table-cell>
          <table:table-cell office:value-type="float" office:value="18049000" calcext:value-type="float">
            <text:p>18049000</text:p>
          </table:table-cell>
          <table:table-cell table:formula="of:=IF([.L1194]-[.I1194]=0;0;1)" office:value-type="float" office:value="0" calcext:value-type="float">
            <text:p>0</text:p>
          </table:table-cell>
          <table:table-cell table:formula="of:=IF([.L1194]-[.B11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44000" calcext:value-type="float">
            <text:p>4400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47000" calcext:value-type="float">
            <text:p>47000</text:p>
          </table:table-cell>
          <table:table-cell table:formula="of:=IF([.E1195]-[.B1195]=0;0;1)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62000" calcext:value-type="float">
            <text:p>6200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formula="of:=IF([.L1195]-[.I1195]=0;0;1)" office:value-type="float" office:value="0" calcext:value-type="float">
            <text:p>0</text:p>
          </table:table-cell>
          <table:table-cell table:formula="of:=IF([.L1195]-[.B11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177000" calcext:value-type="float">
            <text:p>177000</text:p>
          </table:table-cell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186000" calcext:value-type="float">
            <text:p>186000</text:p>
          </table:table-cell>
          <table:table-cell table:formula="of:=IF([.E1196]-[.B1196]=0;0;1)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202000" calcext:value-type="float">
            <text:p>202000</text:p>
          </table:table-cell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190999" calcext:value-type="float">
            <text:p>190999</text:p>
          </table:table-cell>
          <table:table-cell table:formula="of:=IF([.L1196]-[.I1196]=0;0;1)" office:value-type="float" office:value="0" calcext:value-type="float">
            <text:p>0</text:p>
          </table:table-cell>
          <table:table-cell table:formula="of:=IF([.L1196]-[.B11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175000" calcext:value-type="float">
            <text:p>1175000</text:p>
          </table:table-cell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222000" calcext:value-type="float">
            <text:p>1222000</text:p>
          </table:table-cell>
          <table:table-cell table:formula="of:=IF([.E1197]-[.B1197]=0;0;1)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375000" calcext:value-type="float">
            <text:p>1375000</text:p>
          </table:table-cell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473999" calcext:value-type="float">
            <text:p>1473999</text:p>
          </table:table-cell>
          <table:table-cell table:formula="of:=IF([.L1197]-[.I1197]=0;0;1)" office:value-type="float" office:value="0" calcext:value-type="float">
            <text:p>0</text:p>
          </table:table-cell>
          <table:table-cell table:formula="of:=IF([.L1197]-[.B11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026999" calcext:value-type="float">
            <text:p>1026999</text:p>
          </table:table-cell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062000" calcext:value-type="float">
            <text:p>1062000</text:p>
          </table:table-cell>
          <table:table-cell table:formula="of:=IF([.E1198]-[.B1198]=0;0;1)"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140999" calcext:value-type="float">
            <text:p>1140999</text:p>
          </table:table-cell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187000" calcext:value-type="float">
            <text:p>1187000</text:p>
          </table:table-cell>
          <table:table-cell table:formula="of:=IF([.L1198]-[.I1198]=0;0;1)" office:value-type="float" office:value="0" calcext:value-type="float">
            <text:p>0</text:p>
          </table:table-cell>
          <table:table-cell table:formula="of:=IF([.L1198]-[.B11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7553000" calcext:value-type="float">
            <text:p>7553000</text:p>
          </table:table-cell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7887000" calcext:value-type="float">
            <text:p>7887000</text:p>
          </table:table-cell>
          <table:table-cell table:formula="of:=IF([.E1199]-[.B1199]=0;0;1)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8045000" calcext:value-type="float">
            <text:p>8045000</text:p>
          </table:table-cell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8076000" calcext:value-type="float">
            <text:p>8076000</text:p>
          </table:table-cell>
          <table:table-cell table:formula="of:=IF([.L1199]-[.I1199]=0;0;1)" office:value-type="float" office:value="0" calcext:value-type="float">
            <text:p>0</text:p>
          </table:table-cell>
          <table:table-cell table:formula="of:=IF([.L1199]-[.B11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00" calcext:value-type="float">
            <text:p>1000</text:p>
          </table:table-cell>
          <table:table-cell office:value-type="float" office:value="63605999" calcext:value-type="float">
            <text:p>63605999</text:p>
          </table:table-cell>
          <table:table-cell office:value-type="float" office:value="1198" calcext:value-type="float">
            <text:p>1198</text:p>
          </table:table-cell>
          <table:table-cell office:value-type="float" office:value="1000" calcext:value-type="float">
            <text:p>1000</text:p>
          </table:table-cell>
          <table:table-cell office:value-type="float" office:value="66308999" calcext:value-type="float">
            <text:p>66308999</text:p>
          </table:table-cell>
          <table:table-cell table:formula="of:=IF([.E1200]-[.B1200]=0;0;1)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1000" calcext:value-type="float">
            <text:p>1000</text:p>
          </table:table-cell>
          <table:table-cell office:value-type="float" office:value="67596999" calcext:value-type="float">
            <text:p>67596999</text:p>
          </table:table-cell>
          <table:table-cell office:value-type="float" office:value="1198" calcext:value-type="float">
            <text:p>1198</text:p>
          </table:table-cell>
          <table:table-cell office:value-type="float" office:value="1000" calcext:value-type="float">
            <text:p>1000</text:p>
          </table:table-cell>
          <table:table-cell office:value-type="float" office:value="65835999" calcext:value-type="float">
            <text:p>65835999</text:p>
          </table:table-cell>
          <table:table-cell table:formula="of:=IF([.L1200]-[.I1200]=0;0;1)" office:value-type="float" office:value="0" calcext:value-type="float">
            <text:p>0</text:p>
          </table:table-cell>
          <table:table-cell table:formula="of:=IF([.L1200]-[.B12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6045000" calcext:value-type="float">
            <text:p>6045000</text:p>
          </table:table-cell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6317000" calcext:value-type="float">
            <text:p>6317000</text:p>
          </table:table-cell>
          <table:table-cell table:formula="of:=IF([.E1201]-[.B1201]=0;0;1)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6568000" calcext:value-type="float">
            <text:p>6568000</text:p>
          </table:table-cell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6608999" calcext:value-type="float">
            <text:p>6608999</text:p>
          </table:table-cell>
          <table:table-cell table:formula="of:=IF([.L1201]-[.I1201]=0;0;1)" office:value-type="float" office:value="0" calcext:value-type="float">
            <text:p>0</text:p>
          </table:table-cell>
          <table:table-cell table:formula="of:=IF([.L1201]-[.B12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4000" calcext:value-type="float">
            <text:p>64000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3000" calcext:value-type="float">
            <text:p>63000</text:p>
          </table:table-cell>
          <table:table-cell table:formula="of:=IF([.E1202]-[.B1202]=0;0;1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70999" calcext:value-type="float">
            <text:p>70999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75999" calcext:value-type="float">
            <text:p>75999</text:p>
          </table:table-cell>
          <table:table-cell table:formula="of:=IF([.L1202]-[.I1202]=0;0;1)" office:value-type="float" office:value="0" calcext:value-type="float">
            <text:p>0</text:p>
          </table:table-cell>
          <table:table-cell table:formula="of:=IF([.L1202]-[.B12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25526000" calcext:value-type="float">
            <text:p>25526000</text:p>
          </table:table-cell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26678999" calcext:value-type="float">
            <text:p>26678999</text:p>
          </table:table-cell>
          <table:table-cell table:formula="of:=IF([.E1203]-[.B1203]=0;0;1)"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26910000" calcext:value-type="float">
            <text:p>26910000</text:p>
          </table:table-cell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26698000" calcext:value-type="float">
            <text:p>26698000</text:p>
          </table:table-cell>
          <table:table-cell table:formula="of:=IF([.L1203]-[.I1203]=0;0;1)" office:value-type="float" office:value="0" calcext:value-type="float">
            <text:p>0</text:p>
          </table:table-cell>
          <table:table-cell table:formula="of:=IF([.L1203]-[.B12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formula="of:=IF([.E1204]-[.B1204]=0;0;1)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formula="of:=IF([.L1204]-[.I1204]=0;0;1)" office:value-type="float" office:value="0" calcext:value-type="float">
            <text:p>0</text:p>
          </table:table-cell>
          <table:table-cell table:formula="of:=IF([.L1204]-[.B12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21000" calcext:value-type="float">
            <text:p>321000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41000" calcext:value-type="float">
            <text:p>341000</text:p>
          </table:table-cell>
          <table:table-cell table:formula="of:=IF([.E1205]-[.B1205]=0;0;1)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61999" calcext:value-type="float">
            <text:p>361999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410000" calcext:value-type="float">
            <text:p>410000</text:p>
          </table:table-cell>
          <table:table-cell table:formula="of:=IF([.L1205]-[.I1205]=0;0;1)" office:value-type="float" office:value="0" calcext:value-type="float">
            <text:p>0</text:p>
          </table:table-cell>
          <table:table-cell table:formula="of:=IF([.L1205]-[.B12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212000" calcext:value-type="float">
            <text:p>3212000</text:p>
          </table:table-cell>
          <table:table-cell table:formula="of:=IF([.E1206]-[.B1206]=0;0;1)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342000" calcext:value-type="float">
            <text:p>3342000</text:p>
          </table:table-cell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392000" calcext:value-type="float">
            <text:p>3392000</text:p>
          </table:table-cell>
          <table:table-cell table:formula="of:=IF([.L1206]-[.I1206]=0;0;1)" office:value-type="float" office:value="0" calcext:value-type="float">
            <text:p>0</text:p>
          </table:table-cell>
          <table:table-cell table:formula="of:=IF([.L1206]-[.B12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00" calcext:value-type="float">
            <text:p>1000</text:p>
          </table:table-cell>
          <table:table-cell office:value-type="float" office:value="115822000" calcext:value-type="float">
            <text:p>115822000</text:p>
          </table:table-cell>
          <table:table-cell office:value-type="float" office:value="1205" calcext:value-type="float">
            <text:p>1205</text:p>
          </table:table-cell>
          <table:table-cell office:value-type="float" office:value="1000" calcext:value-type="float">
            <text:p>1000</text:p>
          </table:table-cell>
          <table:table-cell office:value-type="float" office:value="121355999" calcext:value-type="float">
            <text:p>121355999</text:p>
          </table:table-cell>
          <table:table-cell table:formula="of:=IF([.E1207]-[.B1207]=0;0;1)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000" calcext:value-type="float">
            <text:p>1000</text:p>
          </table:table-cell>
          <table:table-cell office:value-type="float" office:value="122903000" calcext:value-type="float">
            <text:p>122903000</text:p>
          </table:table-cell>
          <table:table-cell office:value-type="float" office:value="1205" calcext:value-type="float">
            <text:p>1205</text:p>
          </table:table-cell>
          <table:table-cell office:value-type="float" office:value="1000" calcext:value-type="float">
            <text:p>1000</text:p>
          </table:table-cell>
          <table:table-cell office:value-type="float" office:value="119673999" calcext:value-type="float">
            <text:p>119673999</text:p>
          </table:table-cell>
          <table:table-cell table:formula="of:=IF([.L1207]-[.I1207]=0;0;1)" office:value-type="float" office:value="0" calcext:value-type="float">
            <text:p>0</text:p>
          </table:table-cell>
          <table:table-cell table:formula="of:=IF([.L1207]-[.B12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000" calcext:value-type="float">
            <text:p>1000</text:p>
          </table:table-cell>
          <table:table-cell office:value-type="float" office:value="26119000" calcext:value-type="float">
            <text:p>26119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0" calcext:value-type="float">
            <text:p>1000</text:p>
          </table:table-cell>
          <table:table-cell office:value-type="float" office:value="27396000" calcext:value-type="float">
            <text:p>27396000</text:p>
          </table:table-cell>
          <table:table-cell table:formula="of:=IF([.E1208]-[.B1208]=0;0;1)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1000" calcext:value-type="float">
            <text:p>1000</text:p>
          </table:table-cell>
          <table:table-cell office:value-type="float" office:value="27743999" calcext:value-type="float">
            <text:p>27743999</text:p>
          </table:table-cell>
          <table:table-cell office:value-type="float" office:value="1206" calcext:value-type="float">
            <text:p>1206</text:p>
          </table:table-cell>
          <table:table-cell office:value-type="float" office:value="1000" calcext:value-type="float">
            <text:p>1000</text:p>
          </table:table-cell>
          <table:table-cell office:value-type="float" office:value="27330999" calcext:value-type="float">
            <text:p>27330999</text:p>
          </table:table-cell>
          <table:table-cell table:formula="of:=IF([.L1208]-[.I1208]=0;0;1)" office:value-type="float" office:value="0" calcext:value-type="float">
            <text:p>0</text:p>
          </table:table-cell>
          <table:table-cell table:formula="of:=IF([.L1208]-[.B12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261999" calcext:value-type="float">
            <text:p>261999</text:p>
          </table:table-cell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300000" calcext:value-type="float">
            <text:p>300000</text:p>
          </table:table-cell>
          <table:table-cell table:formula="of:=IF([.E1209]-[.B1209]=0;0;1)"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312000" calcext:value-type="float">
            <text:p>312000</text:p>
          </table:table-cell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397999" calcext:value-type="float">
            <text:p>397999</text:p>
          </table:table-cell>
          <table:table-cell table:formula="of:=IF([.L1209]-[.I1209]=0;0;1)" office:value-type="float" office:value="0" calcext:value-type="float">
            <text:p>0</text:p>
          </table:table-cell>
          <table:table-cell table:formula="of:=IF([.L1209]-[.B12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00" calcext:value-type="float">
            <text:p>1000</text:p>
          </table:table-cell>
          <table:table-cell office:value-type="float" office:value="24662999" calcext:value-type="float">
            <text:p>24662999</text:p>
          </table:table-cell>
          <table:table-cell office:value-type="float" office:value="1208" calcext:value-type="float">
            <text:p>1208</text:p>
          </table:table-cell>
          <table:table-cell office:value-type="float" office:value="1000" calcext:value-type="float">
            <text:p>1000</text:p>
          </table:table-cell>
          <table:table-cell office:value-type="float" office:value="25737000" calcext:value-type="float">
            <text:p>25737000</text:p>
          </table:table-cell>
          <table:table-cell table:formula="of:=IF([.E1210]-[.B1210]=0;0;1)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1000" calcext:value-type="float">
            <text:p>1000</text:p>
          </table:table-cell>
          <table:table-cell office:value-type="float" office:value="26014000" calcext:value-type="float">
            <text:p>26014000</text:p>
          </table:table-cell>
          <table:table-cell office:value-type="float" office:value="1208" calcext:value-type="float">
            <text:p>1208</text:p>
          </table:table-cell>
          <table:table-cell office:value-type="float" office:value="1000" calcext:value-type="float">
            <text:p>1000</text:p>
          </table:table-cell>
          <table:table-cell office:value-type="float" office:value="25051999" calcext:value-type="float">
            <text:p>25051999</text:p>
          </table:table-cell>
          <table:table-cell table:formula="of:=IF([.L1210]-[.I1210]=0;0;1)" office:value-type="float" office:value="0" calcext:value-type="float">
            <text:p>0</text:p>
          </table:table-cell>
          <table:table-cell table:formula="of:=IF([.L1210]-[.B12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44999" calcext:value-type="float">
            <text:p>44999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table:formula="of:=IF([.E1211]-[.B1211]=0;0;1)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table:formula="of:=IF([.L1211]-[.I1211]=0;0;1)" office:value-type="float" office:value="0" calcext:value-type="float">
            <text:p>0</text:p>
          </table:table-cell>
          <table:table-cell table:formula="of:=IF([.L1211]-[.B12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34000" calcext:value-type="float">
            <text:p>34000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34000" calcext:value-type="float">
            <text:p>34000</text:p>
          </table:table-cell>
          <table:table-cell table:formula="of:=IF([.E1212]-[.B1212]=0;0;1)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37999" calcext:value-type="float">
            <text:p>37999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table:formula="of:=IF([.L1212]-[.I1212]=0;0;1)" office:value-type="float" office:value="0" calcext:value-type="float">
            <text:p>0</text:p>
          </table:table-cell>
          <table:table-cell table:formula="of:=IF([.L1212]-[.B12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72000" calcext:value-type="float">
            <text:p>72000</text:p>
          </table:table-cell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75000" calcext:value-type="float">
            <text:p>75000</text:p>
          </table:table-cell>
          <table:table-cell table:formula="of:=IF([.E1213]-[.B1213]=0;0;1)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75999" calcext:value-type="float">
            <text:p>75999</text:p>
          </table:table-cell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75000" calcext:value-type="float">
            <text:p>75000</text:p>
          </table:table-cell>
          <table:table-cell table:formula="of:=IF([.L1213]-[.I1213]=0;0;1)" office:value-type="float" office:value="0" calcext:value-type="float">
            <text:p>0</text:p>
          </table:table-cell>
          <table:table-cell table:formula="of:=IF([.L1213]-[.B12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176000" calcext:value-type="float">
            <text:p>176000</text:p>
          </table:table-cell>
          <table:table-cell table:formula="of:=IF([.E1214]-[.B1214]=0;0;1)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192000" calcext:value-type="float">
            <text:p>192000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181999" calcext:value-type="float">
            <text:p>181999</text:p>
          </table:table-cell>
          <table:table-cell table:formula="of:=IF([.L1214]-[.I1214]=0;0;1)" office:value-type="float" office:value="0" calcext:value-type="float">
            <text:p>0</text:p>
          </table:table-cell>
          <table:table-cell table:formula="of:=IF([.L1214]-[.B12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087999" calcext:value-type="float">
            <text:p>4087999</text:p>
          </table:table-cell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265000" calcext:value-type="float">
            <text:p>4265000</text:p>
          </table:table-cell>
          <table:table-cell table:formula="of:=IF([.E1215]-[.B1215]=0;0;1)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484999" calcext:value-type="float">
            <text:p>4484999</text:p>
          </table:table-cell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536999" calcext:value-type="float">
            <text:p>4536999</text:p>
          </table:table-cell>
          <table:table-cell table:formula="of:=IF([.L1215]-[.I1215]=0;0;1)" office:value-type="float" office:value="0" calcext:value-type="float">
            <text:p>0</text:p>
          </table:table-cell>
          <table:table-cell table:formula="of:=IF([.L1215]-[.B12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00" calcext:value-type="float">
            <text:p>1000</text:p>
          </table:table-cell>
          <table:table-cell office:value-type="float" office:value="95653000" calcext:value-type="float">
            <text:p>95653000</text:p>
          </table:table-cell>
          <table:table-cell office:value-type="float" office:value="1214" calcext:value-type="float">
            <text:p>1214</text:p>
          </table:table-cell>
          <table:table-cell office:value-type="float" office:value="1000" calcext:value-type="float">
            <text:p>1000</text:p>
          </table:table-cell>
          <table:table-cell office:value-type="float" office:value="99345999" calcext:value-type="float">
            <text:p>99345999</text:p>
          </table:table-cell>
          <table:table-cell table:formula="of:=IF([.E1216]-[.B1216]=0;0;1)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1000" calcext:value-type="float">
            <text:p>1000</text:p>
          </table:table-cell>
          <table:table-cell office:value-type="float" office:value="99982000" calcext:value-type="float">
            <text:p>99982000</text:p>
          </table:table-cell>
          <table:table-cell office:value-type="float" office:value="1214" calcext:value-type="float">
            <text:p>1214</text:p>
          </table:table-cell>
          <table:table-cell office:value-type="float" office:value="1000" calcext:value-type="float">
            <text:p>1000</text:p>
          </table:table-cell>
          <table:table-cell office:value-type="float" office:value="96051000" calcext:value-type="float">
            <text:p>96051000</text:p>
          </table:table-cell>
          <table:table-cell table:formula="of:=IF([.L1216]-[.I1216]=0;0;1)" office:value-type="float" office:value="0" calcext:value-type="float">
            <text:p>0</text:p>
          </table:table-cell>
          <table:table-cell table:formula="of:=IF([.L1216]-[.B12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00" calcext:value-type="float">
            <text:p>1000</text:p>
          </table:table-cell>
          <table:table-cell office:value-type="float" office:value="24366000" calcext:value-type="float">
            <text:p>24366000</text:p>
          </table:table-cell>
          <table:table-cell office:value-type="float" office:value="1215" calcext:value-type="float">
            <text:p>1215</text:p>
          </table:table-cell>
          <table:table-cell office:value-type="float" office:value="1000" calcext:value-type="float">
            <text:p>1000</text:p>
          </table:table-cell>
          <table:table-cell office:value-type="float" office:value="25380999" calcext:value-type="float">
            <text:p>25380999</text:p>
          </table:table-cell>
          <table:table-cell table:formula="of:=IF([.E1217]-[.B1217]=0;0;1)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000" calcext:value-type="float">
            <text:p>1000</text:p>
          </table:table-cell>
          <table:table-cell office:value-type="float" office:value="25568000" calcext:value-type="float">
            <text:p>25568000</text:p>
          </table:table-cell>
          <table:table-cell office:value-type="float" office:value="1215" calcext:value-type="float">
            <text:p>1215</text:p>
          </table:table-cell>
          <table:table-cell office:value-type="float" office:value="1000" calcext:value-type="float">
            <text:p>1000</text:p>
          </table:table-cell>
          <table:table-cell office:value-type="float" office:value="24782000" calcext:value-type="float">
            <text:p>24782000</text:p>
          </table:table-cell>
          <table:table-cell table:formula="of:=IF([.L1217]-[.I1217]=0;0;1)" office:value-type="float" office:value="0" calcext:value-type="float">
            <text:p>0</text:p>
          </table:table-cell>
          <table:table-cell table:formula="of:=IF([.L1217]-[.B12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90999" calcext:value-type="float">
            <text:p>90999</text:p>
          </table:table-cell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92000" calcext:value-type="float">
            <text:p>92000</text:p>
          </table:table-cell>
          <table:table-cell table:formula="of:=IF([.E1218]-[.B1218]=0;0;1)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109999" calcext:value-type="float">
            <text:p>109999</text:p>
          </table:table-cell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111000" calcext:value-type="float">
            <text:p>111000</text:p>
          </table:table-cell>
          <table:table-cell table:formula="of:=IF([.L1218]-[.I1218]=0;0;1)" office:value-type="float" office:value="0" calcext:value-type="float">
            <text:p>0</text:p>
          </table:table-cell>
          <table:table-cell table:formula="of:=IF([.L1218]-[.B12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IF([.E1219]-[.B1219]=0;0;1)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000</text:p>
          </table:table-cell>
          <table:table-cell table:formula="of:=IF([.L1219]-[.I1219]=0;0;1)" office:value-type="float" office:value="0" calcext:value-type="float">
            <text:p>0</text:p>
          </table:table-cell>
          <table:table-cell table:formula="of:=IF([.L1219]-[.B12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081999" calcext:value-type="float">
            <text:p>1081999</text:p>
          </table:table-cell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147000" calcext:value-type="float">
            <text:p>1147000</text:p>
          </table:table-cell>
          <table:table-cell table:formula="of:=IF([.E1220]-[.B1220]=0;0;1)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228999" calcext:value-type="float">
            <text:p>1228999</text:p>
          </table:table-cell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269000" calcext:value-type="float">
            <text:p>1269000</text:p>
          </table:table-cell>
          <table:table-cell table:formula="of:=IF([.L1220]-[.I1220]=0;0;1)" office:value-type="float" office:value="0" calcext:value-type="float">
            <text:p>0</text:p>
          </table:table-cell>
          <table:table-cell table:formula="of:=IF([.L1220]-[.B12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22999" calcext:value-type="float">
            <text:p>122999</text:p>
          </table:table-cell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28999" calcext:value-type="float">
            <text:p>128999</text:p>
          </table:table-cell>
          <table:table-cell table:formula="of:=IF([.E1221]-[.B1221]=0;0;1)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37000" calcext:value-type="float">
            <text:p>137000</text:p>
          </table:table-cell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40000" calcext:value-type="float">
            <text:p>140000</text:p>
          </table:table-cell>
          <table:table-cell table:formula="of:=IF([.L1221]-[.I1221]=0;0;1)" office:value-type="float" office:value="0" calcext:value-type="float">
            <text:p>0</text:p>
          </table:table-cell>
          <table:table-cell table:formula="of:=IF([.L1221]-[.B12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36000" calcext:value-type="float">
            <text:p>36000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36000" calcext:value-type="float">
            <text:p>36000</text:p>
          </table:table-cell>
          <table:table-cell table:formula="of:=IF([.E1222]-[.B1222]=0;0;1)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56999" calcext:value-type="float">
            <text:p>56999</text:p>
          </table:table-cell>
          <table:table-cell table:formula="of:=IF([.L1222]-[.I1222]=0;0;1)" office:value-type="float" office:value="0" calcext:value-type="float">
            <text:p>0</text:p>
          </table:table-cell>
          <table:table-cell table:formula="of:=IF([.L1222]-[.B12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29000" calcext:value-type="float">
            <text:p>29000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formula="of:=IF([.E1223]-[.B1223]=0;0;1)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table:formula="of:=IF([.L1223]-[.I1223]=0;0;1)" office:value-type="float" office:value="0" calcext:value-type="float">
            <text:p>0</text:p>
          </table:table-cell>
          <table:table-cell table:formula="of:=IF([.L1223]-[.B12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00" calcext:value-type="float">
            <text:p>1000</text:p>
          </table:table-cell>
          <table:table-cell office:value-type="float" office:value="14747999" calcext:value-type="float">
            <text:p>14747999</text:p>
          </table:table-cell>
          <table:table-cell office:value-type="float" office:value="1222" calcext:value-type="float">
            <text:p>1222</text:p>
          </table:table-cell>
          <table:table-cell office:value-type="float" office:value="1000" calcext:value-type="float">
            <text:p>1000</text:p>
          </table:table-cell>
          <table:table-cell office:value-type="float" office:value="15264000" calcext:value-type="float">
            <text:p>15264000</text:p>
          </table:table-cell>
          <table:table-cell table:formula="of:=IF([.E1224]-[.B1224]=0;0;1)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1000" calcext:value-type="float">
            <text:p>1000</text:p>
          </table:table-cell>
          <table:table-cell office:value-type="float" office:value="15430999" calcext:value-type="float">
            <text:p>15430999</text:p>
          </table:table-cell>
          <table:table-cell office:value-type="float" office:value="1222" calcext:value-type="float">
            <text:p>1222</text:p>
          </table:table-cell>
          <table:table-cell office:value-type="float" office:value="1000" calcext:value-type="float">
            <text:p>1000</text:p>
          </table:table-cell>
          <table:table-cell office:value-type="float" office:value="14979999" calcext:value-type="float">
            <text:p>14979999</text:p>
          </table:table-cell>
          <table:table-cell table:formula="of:=IF([.L1224]-[.I1224]=0;0;1)" office:value-type="float" office:value="0" calcext:value-type="float">
            <text:p>0</text:p>
          </table:table-cell>
          <table:table-cell table:formula="of:=IF([.L1224]-[.B12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318000" calcext:value-type="float">
            <text:p>318000</text:p>
          </table:table-cell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335000" calcext:value-type="float">
            <text:p>335000</text:p>
          </table:table-cell>
          <table:table-cell table:formula="of:=IF([.E1225]-[.B1225]=0;0;1)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363000" calcext:value-type="float">
            <text:p>363000</text:p>
          </table:table-cell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397000" calcext:value-type="float">
            <text:p>397000</text:p>
          </table:table-cell>
          <table:table-cell table:formula="of:=IF([.L1225]-[.I1225]=0;0;1)" office:value-type="float" office:value="0" calcext:value-type="float">
            <text:p>0</text:p>
          </table:table-cell>
          <table:table-cell table:formula="of:=IF([.L1225]-[.B12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07000" calcext:value-type="float">
            <text:p>207000</text:p>
          </table:table-cell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09999" calcext:value-type="float">
            <text:p>209999</text:p>
          </table:table-cell>
          <table:table-cell table:formula="of:=IF([.E1226]-[.B1226]=0;0;1)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17000" calcext:value-type="float">
            <text:p>217000</text:p>
          </table:table-cell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19999" calcext:value-type="float">
            <text:p>219999</text:p>
          </table:table-cell>
          <table:table-cell table:formula="of:=IF([.L1226]-[.I1226]=0;0;1)" office:value-type="float" office:value="0" calcext:value-type="float">
            <text:p>0</text:p>
          </table:table-cell>
          <table:table-cell table:formula="of:=IF([.L1226]-[.B12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00" calcext:value-type="float">
            <text:p>1000</text:p>
          </table:table-cell>
          <table:table-cell office:value-type="float" office:value="74367000" calcext:value-type="float">
            <text:p>74367000</text:p>
          </table:table-cell>
          <table:table-cell office:value-type="float" office:value="1225" calcext:value-type="float">
            <text:p>1225</text:p>
          </table:table-cell>
          <table:table-cell office:value-type="float" office:value="1000" calcext:value-type="float">
            <text:p>1000</text:p>
          </table:table-cell>
          <table:table-cell office:value-type="float" office:value="77743000" calcext:value-type="float">
            <text:p>77743000</text:p>
          </table:table-cell>
          <table:table-cell table:formula="of:=IF([.E1227]-[.B1227]=0;0;1)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1000" calcext:value-type="float">
            <text:p>1000</text:p>
          </table:table-cell>
          <table:table-cell office:value-type="float" office:value="78715000" calcext:value-type="float">
            <text:p>78715000</text:p>
          </table:table-cell>
          <table:table-cell office:value-type="float" office:value="1225" calcext:value-type="float">
            <text:p>1225</text:p>
          </table:table-cell>
          <table:table-cell office:value-type="float" office:value="1000" calcext:value-type="float">
            <text:p>1000</text:p>
          </table:table-cell>
          <table:table-cell office:value-type="float" office:value="74603999" calcext:value-type="float">
            <text:p>74603999</text:p>
          </table:table-cell>
          <table:table-cell table:formula="of:=IF([.L1227]-[.I1227]=0;0;1)" office:value-type="float" office:value="0" calcext:value-type="float">
            <text:p>0</text:p>
          </table:table-cell>
          <table:table-cell table:formula="of:=IF([.L1227]-[.B12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00" calcext:value-type="float">
            <text:p>1000</text:p>
          </table:table-cell>
          <table:table-cell office:value-type="float" office:value="7274999" calcext:value-type="float">
            <text:p>7274999</text:p>
          </table:table-cell>
          <table:table-cell office:value-type="float" office:value="1226" calcext:value-type="float">
            <text:p>1226</text:p>
          </table:table-cell>
          <table:table-cell office:value-type="float" office:value="1000" calcext:value-type="float">
            <text:p>1000</text:p>
          </table:table-cell>
          <table:table-cell office:value-type="float" office:value="7605000" calcext:value-type="float">
            <text:p>7605000</text:p>
          </table:table-cell>
          <table:table-cell table:formula="of:=IF([.E1228]-[.B1228]=0;0;1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000" calcext:value-type="float">
            <text:p>1000</text:p>
          </table:table-cell>
          <table:table-cell office:value-type="float" office:value="7821000" calcext:value-type="float">
            <text:p>7821000</text:p>
          </table:table-cell>
          <table:table-cell office:value-type="float" office:value="1226" calcext:value-type="float">
            <text:p>1226</text:p>
          </table:table-cell>
          <table:table-cell office:value-type="float" office:value="1000" calcext:value-type="float">
            <text:p>1000</text:p>
          </table:table-cell>
          <table:table-cell office:value-type="float" office:value="7742000" calcext:value-type="float">
            <text:p>7742000</text:p>
          </table:table-cell>
          <table:table-cell table:formula="of:=IF([.L1228]-[.I1228]=0;0;1)" office:value-type="float" office:value="0" calcext:value-type="float">
            <text:p>0</text:p>
          </table:table-cell>
          <table:table-cell table:formula="of:=IF([.L1228]-[.B12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341999" calcext:value-type="float">
            <text:p>1341999</text:p>
          </table:table-cell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378000" calcext:value-type="float">
            <text:p>1378000</text:p>
          </table:table-cell>
          <table:table-cell table:formula="of:=IF([.E1229]-[.B1229]=0;0;1)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558999" calcext:value-type="float">
            <text:p>1558999</text:p>
          </table:table-cell>
          <table:table-cell table:formula="of:=IF([.L1229]-[.I1229]=0;0;1)" office:value-type="float" office:value="0" calcext:value-type="float">
            <text:p>0</text:p>
          </table:table-cell>
          <table:table-cell table:formula="of:=IF([.L1229]-[.B12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073999" calcext:value-type="float">
            <text:p>1073999</text:p>
          </table:table-cell>
          <table:table-cell table:formula="of:=IF([.E1230]-[.B1230]=0;0;1)"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095000" calcext:value-type="float">
            <text:p>1095000</text:p>
          </table:table-cell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085000" calcext:value-type="float">
            <text:p>1085000</text:p>
          </table:table-cell>
          <table:table-cell table:formula="of:=IF([.L1230]-[.I1230]=0;0;1)" office:value-type="float" office:value="0" calcext:value-type="float">
            <text:p>0</text:p>
          </table:table-cell>
          <table:table-cell table:formula="of:=IF([.L1230]-[.B12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303164999" calcext:value-type="float">
            <text:p>303164999</text:p>
          </table:table-cell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317185999" calcext:value-type="float">
            <text:p>317185999</text:p>
          </table:table-cell>
          <table:table-cell table:formula="of:=IF([.E1231]-[.B1231]=0;0;1)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319405000" calcext:value-type="float">
            <text:p>319405000</text:p>
          </table:table-cell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304027000" calcext:value-type="float">
            <text:p>304027000</text:p>
          </table:table-cell>
          <table:table-cell table:formula="of:=IF([.L1231]-[.I1231]=0;0;1)" office:value-type="float" office:value="0" calcext:value-type="float">
            <text:p>0</text:p>
          </table:table-cell>
          <table:table-cell table:formula="of:=IF([.L1231]-[.B12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00" calcext:value-type="float">
            <text:p>1000</text:p>
          </table:table-cell>
          <table:table-cell office:value-type="float" office:value="10517000" calcext:value-type="float">
            <text:p>10517000</text:p>
          </table:table-cell>
          <table:table-cell office:value-type="float" office:value="1230" calcext:value-type="float">
            <text:p>1230</text:p>
          </table:table-cell>
          <table:table-cell office:value-type="float" office:value="1000" calcext:value-type="float">
            <text:p>1000</text:p>
          </table:table-cell>
          <table:table-cell office:value-type="float" office:value="11264999" calcext:value-type="float">
            <text:p>11264999</text:p>
          </table:table-cell>
          <table:table-cell table:formula="of:=IF([.E1232]-[.B1232]=0;0;1)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1000" calcext:value-type="float">
            <text:p>1000</text:p>
          </table:table-cell>
          <table:table-cell office:value-type="float" office:value="11425999" calcext:value-type="float">
            <text:p>11425999</text:p>
          </table:table-cell>
          <table:table-cell office:value-type="float" office:value="1230" calcext:value-type="float">
            <text:p>1230</text:p>
          </table:table-cell>
          <table:table-cell office:value-type="float" office:value="1000" calcext:value-type="float">
            <text:p>1000</text:p>
          </table:table-cell>
          <table:table-cell office:value-type="float" office:value="11129000" calcext:value-type="float">
            <text:p>11129000</text:p>
          </table:table-cell>
          <table:table-cell table:formula="of:=IF([.L1232]-[.I1232]=0;0;1)" office:value-type="float" office:value="0" calcext:value-type="float">
            <text:p>0</text:p>
          </table:table-cell>
          <table:table-cell table:formula="of:=IF([.L1232]-[.B12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00" calcext:value-type="float">
            <text:p>1000</text:p>
          </table:table-cell>
          <table:table-cell office:value-type="float" office:value="48054000" calcext:value-type="float">
            <text:p>48054000</text:p>
          </table:table-cell>
          <table:table-cell office:value-type="float" office:value="1231" calcext:value-type="float">
            <text:p>1231</text:p>
          </table:table-cell>
          <table:table-cell office:value-type="float" office:value="1000" calcext:value-type="float">
            <text:p>1000</text:p>
          </table:table-cell>
          <table:table-cell office:value-type="float" office:value="51489000" calcext:value-type="float">
            <text:p>51489000</text:p>
          </table:table-cell>
          <table:table-cell table:formula="of:=IF([.E1233]-[.B1233]=0;0;1)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000" calcext:value-type="float">
            <text:p>1000</text:p>
          </table:table-cell>
          <table:table-cell office:value-type="float" office:value="51654000" calcext:value-type="float">
            <text:p>51654000</text:p>
          </table:table-cell>
          <table:table-cell office:value-type="float" office:value="1231" calcext:value-type="float">
            <text:p>1231</text:p>
          </table:table-cell>
          <table:table-cell office:value-type="float" office:value="1000" calcext:value-type="float">
            <text:p>1000</text:p>
          </table:table-cell>
          <table:table-cell office:value-type="float" office:value="49707999" calcext:value-type="float">
            <text:p>49707999</text:p>
          </table:table-cell>
          <table:table-cell table:formula="of:=IF([.L1233]-[.I1233]=0;0;1)" office:value-type="float" office:value="0" calcext:value-type="float">
            <text:p>0</text:p>
          </table:table-cell>
          <table:table-cell table:formula="of:=IF([.L1233]-[.B12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145000" calcext:value-type="float">
            <text:p>145000</text:p>
          </table:table-cell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147000" calcext:value-type="float">
            <text:p>147000</text:p>
          </table:table-cell>
          <table:table-cell table:formula="of:=IF([.E1234]-[.B1234]=0;0;1)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154000" calcext:value-type="float">
            <text:p>154000</text:p>
          </table:table-cell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154000" calcext:value-type="float">
            <text:p>154000</text:p>
          </table:table-cell>
          <table:table-cell table:formula="of:=IF([.L1234]-[.I1234]=0;0;1)" office:value-type="float" office:value="0" calcext:value-type="float">
            <text:p>0</text:p>
          </table:table-cell>
          <table:table-cell table:formula="of:=IF([.L1234]-[.B12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1584000" calcext:value-type="float">
            <text:p>1584000</text:p>
          </table:table-cell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1674000" calcext:value-type="float">
            <text:p>1674000</text:p>
          </table:table-cell>
          <table:table-cell table:formula="of:=IF([.E1235]-[.B1235]=0;0;1)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1844000" calcext:value-type="float">
            <text:p>1844000</text:p>
          </table:table-cell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1927999" calcext:value-type="float">
            <text:p>1927999</text:p>
          </table:table-cell>
          <table:table-cell table:formula="of:=IF([.L1235]-[.I1235]=0;0;1)" office:value-type="float" office:value="0" calcext:value-type="float">
            <text:p>0</text:p>
          </table:table-cell>
          <table:table-cell table:formula="of:=IF([.L1235]-[.B12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647000" calcext:value-type="float">
            <text:p>647000</text:p>
          </table:table-cell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687000" calcext:value-type="float">
            <text:p>687000</text:p>
          </table:table-cell>
          <table:table-cell table:formula="of:=IF([.E1236]-[.B1236]=0;0;1)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727999" calcext:value-type="float">
            <text:p>727999</text:p>
          </table:table-cell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718000" calcext:value-type="float">
            <text:p>718000</text:p>
          </table:table-cell>
          <table:table-cell table:formula="of:=IF([.L1236]-[.I1236]=0;0;1)" office:value-type="float" office:value="0" calcext:value-type="float">
            <text:p>0</text:p>
          </table:table-cell>
          <table:table-cell table:formula="of:=IF([.L1236]-[.B12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E1237]-[.B1237]=0;0;1)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L1237]-[.I1237]=0;0;1)" office:value-type="float" office:value="0" calcext:value-type="float">
            <text:p>0</text:p>
          </table:table-cell>
          <table:table-cell table:formula="of:=IF([.L1237]-[.B12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IF([.E1238]-[.B1238]=0;0;1)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IF([.L1238]-[.I1238]=0;0;1)" office:value-type="float" office:value="0" calcext:value-type="float">
            <text:p>0</text:p>
          </table:table-cell>
          <table:table-cell table:formula="of:=IF([.L1238]-[.B12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00" calcext:value-type="float">
            <text:p>1000</text:p>
          </table:table-cell>
          <table:table-cell office:value-type="float" office:value="7141000" calcext:value-type="float">
            <text:p>7141000</text:p>
          </table:table-cell>
          <table:table-cell office:value-type="float" office:value="1237" calcext:value-type="float">
            <text:p>1237</text:p>
          </table:table-cell>
          <table:table-cell office:value-type="float" office:value="1000" calcext:value-type="float">
            <text:p>1000</text:p>
          </table:table-cell>
          <table:table-cell office:value-type="float" office:value="7560000" calcext:value-type="float">
            <text:p>7560000</text:p>
          </table:table-cell>
          <table:table-cell table:formula="of:=IF([.E1239]-[.B1239]=0;0;1)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000" calcext:value-type="float">
            <text:p>1000</text:p>
          </table:table-cell>
          <table:table-cell office:value-type="float" office:value="7770999" calcext:value-type="float">
            <text:p>7770999</text:p>
          </table:table-cell>
          <table:table-cell office:value-type="float" office:value="1237" calcext:value-type="float">
            <text:p>1237</text:p>
          </table:table-cell>
          <table:table-cell office:value-type="float" office:value="1000" calcext:value-type="float">
            <text:p>1000</text:p>
          </table:table-cell>
          <table:table-cell office:value-type="float" office:value="7612000" calcext:value-type="float">
            <text:p>7612000</text:p>
          </table:table-cell>
          <table:table-cell table:formula="of:=IF([.L1239]-[.I1239]=0;0;1)" office:value-type="float" office:value="0" calcext:value-type="float">
            <text:p>0</text:p>
          </table:table-cell>
          <table:table-cell table:formula="of:=IF([.L1239]-[.B12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178000" calcext:value-type="float">
            <text:p>178000</text:p>
          </table:table-cell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179999" calcext:value-type="float">
            <text:p>179999</text:p>
          </table:table-cell>
          <table:table-cell table:formula="of:=IF([.E1240]-[.B1240]=0;0;1)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212000" calcext:value-type="float">
            <text:p>212000</text:p>
          </table:table-cell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189000" calcext:value-type="float">
            <text:p>189000</text:p>
          </table:table-cell>
          <table:table-cell table:formula="of:=IF([.L1240]-[.I1240]=0;0;1)" office:value-type="float" office:value="0" calcext:value-type="float">
            <text:p>0</text:p>
          </table:table-cell>
          <table:table-cell table:formula="of:=IF([.L1240]-[.B12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70000" calcext:value-type="float">
            <text:p>70000</text:p>
          </table:table-cell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72000" calcext:value-type="float">
            <text:p>72000</text:p>
          </table:table-cell>
          <table:table-cell table:formula="of:=IF([.E1241]-[.B1241]=0;0;1)"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89000" calcext:value-type="float">
            <text:p>89000</text:p>
          </table:table-cell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85999" calcext:value-type="float">
            <text:p>85999</text:p>
          </table:table-cell>
          <table:table-cell table:formula="of:=IF([.L1241]-[.I1241]=0;0;1)" office:value-type="float" office:value="0" calcext:value-type="float">
            <text:p>0</text:p>
          </table:table-cell>
          <table:table-cell table:formula="of:=IF([.L1241]-[.B12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1221000" calcext:value-type="float">
            <text:p>11221000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1984000" calcext:value-type="float">
            <text:p>11984000</text:p>
          </table:table-cell>
          <table:table-cell table:formula="of:=IF([.E1242]-[.B1242]=0;0;1)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2360999" calcext:value-type="float">
            <text:p>12360999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1934000" calcext:value-type="float">
            <text:p>11934000</text:p>
          </table:table-cell>
          <table:table-cell table:formula="of:=IF([.L1242]-[.I1242]=0;0;1)" office:value-type="float" office:value="0" calcext:value-type="float">
            <text:p>0</text:p>
          </table:table-cell>
          <table:table-cell table:formula="of:=IF([.L1242]-[.B12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348000" calcext:value-type="float">
            <text:p>348000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370999" calcext:value-type="float">
            <text:p>370999</text:p>
          </table:table-cell>
          <table:table-cell table:formula="of:=IF([.E1243]-[.B1243]=0;0;1)"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417999" calcext:value-type="float">
            <text:p>417999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426000" calcext:value-type="float">
            <text:p>426000</text:p>
          </table:table-cell>
          <table:table-cell table:formula="of:=IF([.L1243]-[.I1243]=0;0;1)" office:value-type="float" office:value="0" calcext:value-type="float">
            <text:p>0</text:p>
          </table:table-cell>
          <table:table-cell table:formula="of:=IF([.L1243]-[.B12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0" calcext:value-type="float">
            <text:p>1000</text:p>
          </table:table-cell>
          <table:table-cell office:value-type="float" office:value="112870000" calcext:value-type="float">
            <text:p>112870000</text:p>
          </table:table-cell>
          <table:table-cell office:value-type="float" office:value="1242" calcext:value-type="float">
            <text:p>1242</text:p>
          </table:table-cell>
          <table:table-cell office:value-type="float" office:value="1000" calcext:value-type="float">
            <text:p>1000</text:p>
          </table:table-cell>
          <table:table-cell office:value-type="float" office:value="121782000" calcext:value-type="float">
            <text:p>121782000</text:p>
          </table:table-cell>
          <table:table-cell table:formula="of:=IF([.E1244]-[.B1244]=0;0;1)"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 office:value-type="float" office:value="1000" calcext:value-type="float">
            <text:p>1000</text:p>
          </table:table-cell>
          <table:table-cell office:value-type="float" office:value="125533000" calcext:value-type="float">
            <text:p>125533000</text:p>
          </table:table-cell>
          <table:table-cell office:value-type="float" office:value="1242" calcext:value-type="float">
            <text:p>1242</text:p>
          </table:table-cell>
          <table:table-cell office:value-type="float" office:value="1000" calcext:value-type="float">
            <text:p>1000</text:p>
          </table:table-cell>
          <table:table-cell office:value-type="float" office:value="116336000" calcext:value-type="float">
            <text:p>116336000</text:p>
          </table:table-cell>
          <table:table-cell table:formula="of:=IF([.L1244]-[.I1244]=0;0;1)" office:value-type="float" office:value="0" calcext:value-type="float">
            <text:p>0</text:p>
          </table:table-cell>
          <table:table-cell table:formula="of:=IF([.L1244]-[.B12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00" calcext:value-type="float">
            <text:p>1000</text:p>
          </table:table-cell>
          <table:table-cell office:value-type="float" office:value="4471999" calcext:value-type="float">
            <text:p>4471999</text:p>
          </table:table-cell>
          <table:table-cell office:value-type="float" office:value="1243" calcext:value-type="float">
            <text:p>1243</text:p>
          </table:table-cell>
          <table:table-cell office:value-type="float" office:value="1000" calcext:value-type="float">
            <text:p>1000</text:p>
          </table:table-cell>
          <table:table-cell office:value-type="float" office:value="4746999" calcext:value-type="float">
            <text:p>4746999</text:p>
          </table:table-cell>
          <table:table-cell table:formula="of:=IF([.E1245]-[.B1245]=0;0;1)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000" calcext:value-type="float">
            <text:p>1000</text:p>
          </table:table-cell>
          <table:table-cell office:value-type="float" office:value="4948999" calcext:value-type="float">
            <text:p>4948999</text:p>
          </table:table-cell>
          <table:table-cell office:value-type="float" office:value="1243" calcext:value-type="float">
            <text:p>1243</text:p>
          </table:table-cell>
          <table:table-cell office:value-type="float" office:value="1000" calcext:value-type="float">
            <text:p>1000</text:p>
          </table:table-cell>
          <table:table-cell office:value-type="float" office:value="4922000" calcext:value-type="float">
            <text:p>4922000</text:p>
          </table:table-cell>
          <table:table-cell table:formula="of:=IF([.L1245]-[.I1245]=0;0;1)" office:value-type="float" office:value="0" calcext:value-type="float">
            <text:p>0</text:p>
          </table:table-cell>
          <table:table-cell table:formula="of:=IF([.L1245]-[.B12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523000" calcext:value-type="float">
            <text:p>523000</text:p>
          </table:table-cell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566000" calcext:value-type="float">
            <text:p>566000</text:p>
          </table:table-cell>
          <table:table-cell table:formula="of:=IF([.E1246]-[.B1246]=0;0;1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659000" calcext:value-type="float">
            <text:p>659000</text:p>
          </table:table-cell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670000" calcext:value-type="float">
            <text:p>670000</text:p>
          </table:table-cell>
          <table:table-cell table:formula="of:=IF([.L1246]-[.I1246]=0;0;1)" office:value-type="float" office:value="0" calcext:value-type="float">
            <text:p>0</text:p>
          </table:table-cell>
          <table:table-cell table:formula="of:=IF([.L1246]-[.B12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00" calcext:value-type="float">
            <text:p>1000</text:p>
          </table:table-cell>
          <table:table-cell office:value-type="float" office:value="215501000" calcext:value-type="float">
            <text:p>215501000</text:p>
          </table:table-cell>
          <table:table-cell office:value-type="float" office:value="1245" calcext:value-type="float">
            <text:p>1245</text:p>
          </table:table-cell>
          <table:table-cell office:value-type="float" office:value="1000" calcext:value-type="float">
            <text:p>1000</text:p>
          </table:table-cell>
          <table:table-cell office:value-type="float" office:value="232169000" calcext:value-type="float">
            <text:p>232169000</text:p>
          </table:table-cell>
          <table:table-cell table:formula="of:=IF([.E1247]-[.B1247]=0;0;1)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0" calcext:value-type="float">
            <text:p>1000</text:p>
          </table:table-cell>
          <table:table-cell office:value-type="float" office:value="234327999" calcext:value-type="float">
            <text:p>234327999</text:p>
          </table:table-cell>
          <table:table-cell office:value-type="float" office:value="1245" calcext:value-type="float">
            <text:p>1245</text:p>
          </table:table-cell>
          <table:table-cell office:value-type="float" office:value="1000" calcext:value-type="float">
            <text:p>1000</text:p>
          </table:table-cell>
          <table:table-cell office:value-type="float" office:value="221718000" calcext:value-type="float">
            <text:p>221718000</text:p>
          </table:table-cell>
          <table:table-cell table:formula="of:=IF([.L1247]-[.I1247]=0;0;1)" office:value-type="float" office:value="0" calcext:value-type="float">
            <text:p>0</text:p>
          </table:table-cell>
          <table:table-cell table:formula="of:=IF([.L1247]-[.B12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430000" calcext:value-type="float">
            <text:p>430000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455999" calcext:value-type="float">
            <text:p>455999</text:p>
          </table:table-cell>
          <table:table-cell table:formula="of:=IF([.E1248]-[.B1248]=0;0;1)"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517000" calcext:value-type="float">
            <text:p>517000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572000" calcext:value-type="float">
            <text:p>572000</text:p>
          </table:table-cell>
          <table:table-cell table:formula="of:=IF([.L1248]-[.I1248]=0;0;1)" office:value-type="float" office:value="0" calcext:value-type="float">
            <text:p>0</text:p>
          </table:table-cell>
          <table:table-cell table:formula="of:=IF([.L1248]-[.B12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1973000" calcext:value-type="float">
            <text:p>1973000</text:p>
          </table:table-cell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2098000" calcext:value-type="float">
            <text:p>2098000</text:p>
          </table:table-cell>
          <table:table-cell table:formula="of:=IF([.E1249]-[.B1249]=0;0;1)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2128000" calcext:value-type="float">
            <text:p>2128000</text:p>
          </table:table-cell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2117000" calcext:value-type="float">
            <text:p>2117000</text:p>
          </table:table-cell>
          <table:table-cell table:formula="of:=IF([.L1249]-[.I1249]=0;0;1)" office:value-type="float" office:value="0" calcext:value-type="float">
            <text:p>0</text:p>
          </table:table-cell>
          <table:table-cell table:formula="of:=IF([.L1249]-[.B12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00" calcext:value-type="float">
            <text:p>1000</text:p>
          </table:table-cell>
          <table:table-cell office:value-type="float" office:value="726304000" calcext:value-type="float">
            <text:p>726304000</text:p>
          </table:table-cell>
          <table:table-cell office:value-type="float" office:value="1248" calcext:value-type="float">
            <text:p>1248</text:p>
          </table:table-cell>
          <table:table-cell office:value-type="float" office:value="1000" calcext:value-type="float">
            <text:p>1000</text:p>
          </table:table-cell>
          <table:table-cell office:value-type="float" office:value="775077999" calcext:value-type="float">
            <text:p>775077999</text:p>
          </table:table-cell>
          <table:table-cell table:formula="of:=IF([.E1250]-[.B1250]=0;0;1)"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000" calcext:value-type="float">
            <text:p>1000</text:p>
          </table:table-cell>
          <table:table-cell office:value-type="float" office:value="792875000" calcext:value-type="float">
            <text:p>792875000</text:p>
          </table:table-cell>
          <table:table-cell office:value-type="float" office:value="1248" calcext:value-type="float">
            <text:p>1248</text:p>
          </table:table-cell>
          <table:table-cell office:value-type="float" office:value="1000" calcext:value-type="float">
            <text:p>1000</text:p>
          </table:table-cell>
          <table:table-cell office:value-type="float" office:value="757605000" calcext:value-type="float">
            <text:p>757605000</text:p>
          </table:table-cell>
          <table:table-cell table:formula="of:=IF([.L1250]-[.I1250]=0;0;1)" office:value-type="float" office:value="0" calcext:value-type="float">
            <text:p>0</text:p>
          </table:table-cell>
          <table:table-cell table:formula="of:=IF([.L1250]-[.B12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00" calcext:value-type="float">
            <text:p>1000</text:p>
          </table:table-cell>
          <table:table-cell office:value-type="float" office:value="381432999" calcext:value-type="float">
            <text:p>381432999</text:p>
          </table:table-cell>
          <table:table-cell office:value-type="float" office:value="1249" calcext:value-type="float">
            <text:p>1249</text:p>
          </table:table-cell>
          <table:table-cell office:value-type="float" office:value="1000" calcext:value-type="float">
            <text:p>1000</text:p>
          </table:table-cell>
          <table:table-cell office:value-type="float" office:value="402780000" calcext:value-type="float">
            <text:p>402780000</text:p>
          </table:table-cell>
          <table:table-cell table:formula="of:=IF([.E1251]-[.B1251]=0;0;1)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1000" calcext:value-type="float">
            <text:p>1000</text:p>
          </table:table-cell>
          <table:table-cell office:value-type="float" office:value="411469000" calcext:value-type="float">
            <text:p>411469000</text:p>
          </table:table-cell>
          <table:table-cell office:value-type="float" office:value="1249" calcext:value-type="float">
            <text:p>1249</text:p>
          </table:table-cell>
          <table:table-cell office:value-type="float" office:value="1000" calcext:value-type="float">
            <text:p>1000</text:p>
          </table:table-cell>
          <table:table-cell office:value-type="float" office:value="392495999" calcext:value-type="float">
            <text:p>392495999</text:p>
          </table:table-cell>
          <table:table-cell table:formula="of:=IF([.L1251]-[.I1251]=0;0;1)" office:value-type="float" office:value="0" calcext:value-type="float">
            <text:p>0</text:p>
          </table:table-cell>
          <table:table-cell table:formula="of:=IF([.L1251]-[.B12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E1252]-[.B1252]=0;0;1)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formula="of:=IF([.L1252]-[.I1252]=0;0;1)" office:value-type="float" office:value="0" calcext:value-type="float">
            <text:p>0</text:p>
          </table:table-cell>
          <table:table-cell table:formula="of:=IF([.L1252]-[.B12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1818999" calcext:value-type="float">
            <text:p>1818999</text:p>
          </table:table-cell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1942000" calcext:value-type="float">
            <text:p>1942000</text:p>
          </table:table-cell>
          <table:table-cell table:formula="of:=IF([.E1253]-[.B1253]=0;0;1)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2111000" calcext:value-type="float">
            <text:p>2111000</text:p>
          </table:table-cell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2205000" calcext:value-type="float">
            <text:p>2205000</text:p>
          </table:table-cell>
          <table:table-cell table:formula="of:=IF([.L1253]-[.I1253]=0;0;1)" office:value-type="float" office:value="0" calcext:value-type="float">
            <text:p>0</text:p>
          </table:table-cell>
          <table:table-cell table:formula="of:=IF([.L1253]-[.B12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51000" calcext:value-type="float">
            <text:p>51000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table:formula="of:=IF([.E1254]-[.B1254]=0;0;1)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68000" calcext:value-type="float">
            <text:p>68000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73000" calcext:value-type="float">
            <text:p>73000</text:p>
          </table:table-cell>
          <table:table-cell table:formula="of:=IF([.L1254]-[.I1254]=0;0;1)" office:value-type="float" office:value="0" calcext:value-type="float">
            <text:p>0</text:p>
          </table:table-cell>
          <table:table-cell table:formula="of:=IF([.L1254]-[.B12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table:formula="of:=IF([.E1255]-[.B1255]=0;0;1)"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table:formula="of:=IF([.L1255]-[.I1255]=0;0;1)" office:value-type="float" office:value="0" calcext:value-type="float">
            <text:p>0</text:p>
          </table:table-cell>
          <table:table-cell table:formula="of:=IF([.L1255]-[.B12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00" calcext:value-type="float">
            <text:p>1000</text:p>
          </table:table-cell>
          <table:table-cell office:value-type="float" office:value="6071000" calcext:value-type="float">
            <text:p>6071000</text:p>
          </table:table-cell>
          <table:table-cell office:value-type="float" office:value="1254" calcext:value-type="float">
            <text:p>1254</text:p>
          </table:table-cell>
          <table:table-cell office:value-type="float" office:value="1000" calcext:value-type="float">
            <text:p>1000</text:p>
          </table:table-cell>
          <table:table-cell office:value-type="float" office:value="6380999" calcext:value-type="float">
            <text:p>6380999</text:p>
          </table:table-cell>
          <table:table-cell table:formula="of:=IF([.E1256]-[.B1256]=0;0;1)"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1000" calcext:value-type="float">
            <text:p>1000</text:p>
          </table:table-cell>
          <table:table-cell office:value-type="float" office:value="6451000" calcext:value-type="float">
            <text:p>6451000</text:p>
          </table:table-cell>
          <table:table-cell office:value-type="float" office:value="1254" calcext:value-type="float">
            <text:p>1254</text:p>
          </table:table-cell>
          <table:table-cell office:value-type="float" office:value="1000" calcext:value-type="float">
            <text:p>1000</text:p>
          </table:table-cell>
          <table:table-cell office:value-type="float" office:value="6536999" calcext:value-type="float">
            <text:p>6536999</text:p>
          </table:table-cell>
          <table:table-cell table:formula="of:=IF([.L1256]-[.I1256]=0;0;1)" office:value-type="float" office:value="0" calcext:value-type="float">
            <text:p>0</text:p>
          </table:table-cell>
          <table:table-cell table:formula="of:=IF([.L1256]-[.B12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table:formula="of:=IF([.E1257]-[.B1257]=0;0;1)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58000" calcext:value-type="float">
            <text:p>5800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64999" calcext:value-type="float">
            <text:p>64999</text:p>
          </table:table-cell>
          <table:table-cell table:formula="of:=IF([.L1257]-[.I1257]=0;0;1)" office:value-type="float" office:value="0" calcext:value-type="float">
            <text:p>0</text:p>
          </table:table-cell>
          <table:table-cell table:formula="of:=IF([.L1257]-[.B12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IF([.E1258]-[.B1258]=0;0;1)"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table:formula="of:=IF([.L1258]-[.I1258]=0;0;1)" office:value-type="float" office:value="0" calcext:value-type="float">
            <text:p>0</text:p>
          </table:table-cell>
          <table:table-cell table:formula="of:=IF([.L1258]-[.B12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42999" calcext:value-type="float">
            <text:p>42999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44000" calcext:value-type="float">
            <text:p>44000</text:p>
          </table:table-cell>
          <table:table-cell table:formula="of:=IF([.E1259]-[.B1259]=0;0;1)"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58000" calcext:value-type="float">
            <text:p>58000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56000" calcext:value-type="float">
            <text:p>56000</text:p>
          </table:table-cell>
          <table:table-cell table:formula="of:=IF([.L1259]-[.I1259]=0;0;1)" office:value-type="float" office:value="0" calcext:value-type="float">
            <text:p>0</text:p>
          </table:table-cell>
          <table:table-cell table:formula="of:=IF([.L1259]-[.B12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34000" calcext:value-type="float">
            <text:p>34000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35000" calcext:value-type="float">
            <text:p>35000</text:p>
          </table:table-cell>
          <table:table-cell table:formula="of:=IF([.E1260]-[.B1260]=0;0;1)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47000" calcext:value-type="float">
            <text:p>47000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48000" calcext:value-type="float">
            <text:p>48000</text:p>
          </table:table-cell>
          <table:table-cell table:formula="of:=IF([.L1260]-[.I1260]=0;0;1)" office:value-type="float" office:value="0" calcext:value-type="float">
            <text:p>0</text:p>
          </table:table-cell>
          <table:table-cell table:formula="of:=IF([.L1260]-[.B12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068999" calcext:value-type="float">
            <text:p>3068999</text:p>
          </table:table-cell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235999" calcext:value-type="float">
            <text:p>3235999</text:p>
          </table:table-cell>
          <table:table-cell table:formula="of:=IF([.E1261]-[.B1261]=0;0;1)"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377000" calcext:value-type="float">
            <text:p>3377000</text:p>
          </table:table-cell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505000" calcext:value-type="float">
            <text:p>3505000</text:p>
          </table:table-cell>
          <table:table-cell table:formula="of:=IF([.L1261]-[.I1261]=0;0;1)" office:value-type="float" office:value="0" calcext:value-type="float">
            <text:p>0</text:p>
          </table:table-cell>
          <table:table-cell table:formula="of:=IF([.L1261]-[.B12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formula="of:=IF([.E1262]-[.B1262]=0;0;1)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IF([.L1262]-[.I1262]=0;0;1)" office:value-type="float" office:value="0" calcext:value-type="float">
            <text:p>0</text:p>
          </table:table-cell>
          <table:table-cell table:formula="of:=IF([.L1262]-[.B12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E1263]-[.B1263]=0;0;1)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formula="of:=IF([.L1263]-[.I1263]=0;0;1)" office:value-type="float" office:value="0" calcext:value-type="float">
            <text:p>0</text:p>
          </table:table-cell>
          <table:table-cell table:formula="of:=IF([.L1263]-[.B12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formula="of:=IF([.E1264]-[.B1264]=0;0;1)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formula="of:=IF([.L1264]-[.I1264]=0;0;1)" office:value-type="float" office:value="0" calcext:value-type="float">
            <text:p>0</text:p>
          </table:table-cell>
          <table:table-cell table:formula="of:=IF([.L1264]-[.B12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formula="of:=IF([.E1265]-[.B1265]=0;0;1)"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formula="of:=IF([.L1265]-[.I1265]=0;0;1)" office:value-type="float" office:value="0" calcext:value-type="float">
            <text:p>0</text:p>
          </table:table-cell>
          <table:table-cell table:formula="of:=IF([.L1265]-[.B12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formula="of:=IF([.E1266]-[.B1266]=0;0;1)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formula="of:=IF([.L1266]-[.I1266]=0;0;1)" office:value-type="float" office:value="0" calcext:value-type="float">
            <text:p>0</text:p>
          </table:table-cell>
          <table:table-cell table:formula="of:=IF([.L1266]-[.B12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E1267]-[.B1267]=0;0;1)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L1267]-[.I1267]=0;0;1)" office:value-type="float" office:value="0" calcext:value-type="float">
            <text:p>0</text:p>
          </table:table-cell>
          <table:table-cell table:formula="of:=IF([.L1267]-[.B12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formula="of:=IF([.E1268]-[.B1268]=0;0;1)"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formula="of:=IF([.L1268]-[.I1268]=0;0;1)" office:value-type="float" office:value="0" calcext:value-type="float">
            <text:p>0</text:p>
          </table:table-cell>
          <table:table-cell table:formula="of:=IF([.L1268]-[.B12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00" calcext:value-type="float">
            <text:p>1000</text:p>
          </table:table-cell>
          <table:table-cell office:value-type="float" office:value="42859999" calcext:value-type="float">
            <text:p>42859999</text:p>
          </table:table-cell>
          <table:table-cell office:value-type="float" office:value="1267" calcext:value-type="float">
            <text:p>1267</text:p>
          </table:table-cell>
          <table:table-cell office:value-type="float" office:value="1000" calcext:value-type="float">
            <text:p>1000</text:p>
          </table:table-cell>
          <table:table-cell office:value-type="float" office:value="45471000" calcext:value-type="float">
            <text:p>45471000</text:p>
          </table:table-cell>
          <table:table-cell table:formula="of:=IF([.E1269]-[.B1269]=0;0;1)"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float" office:value="1000" calcext:value-type="float">
            <text:p>1000</text:p>
          </table:table-cell>
          <table:table-cell office:value-type="float" office:value="44926999" calcext:value-type="float">
            <text:p>44926999</text:p>
          </table:table-cell>
          <table:table-cell office:value-type="float" office:value="1267" calcext:value-type="float">
            <text:p>1267</text:p>
          </table:table-cell>
          <table:table-cell office:value-type="float" office:value="1000" calcext:value-type="float">
            <text:p>1000</text:p>
          </table:table-cell>
          <table:table-cell office:value-type="float" office:value="44440000" calcext:value-type="float">
            <text:p>44440000</text:p>
          </table:table-cell>
          <table:table-cell table:formula="of:=IF([.L1269]-[.I1269]=0;0;1)" office:value-type="float" office:value="0" calcext:value-type="float">
            <text:p>0</text:p>
          </table:table-cell>
          <table:table-cell table:formula="of:=IF([.L1269]-[.B12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000" calcext:value-type="float">
            <text:p>1000</text:p>
          </table:table-cell>
          <table:table-cell office:value-type="float" office:value="5545000" calcext:value-type="float">
            <text:p>5545000</text:p>
          </table:table-cell>
          <table:table-cell office:value-type="float" office:value="1268" calcext:value-type="float">
            <text:p>1268</text:p>
          </table:table-cell>
          <table:table-cell office:value-type="float" office:value="1000" calcext:value-type="float">
            <text:p>1000</text:p>
          </table:table-cell>
          <table:table-cell office:value-type="float" office:value="5742000" calcext:value-type="float">
            <text:p>5742000</text:p>
          </table:table-cell>
          <table:table-cell table:formula="of:=IF([.E1270]-[.B1270]=0;0;1)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1000" calcext:value-type="float">
            <text:p>1000</text:p>
          </table:table-cell>
          <table:table-cell office:value-type="float" office:value="5964000" calcext:value-type="float">
            <text:p>5964000</text:p>
          </table:table-cell>
          <table:table-cell office:value-type="float" office:value="1268" calcext:value-type="float">
            <text:p>1268</text:p>
          </table:table-cell>
          <table:table-cell office:value-type="float" office:value="1000" calcext:value-type="float">
            <text:p>1000</text:p>
          </table:table-cell>
          <table:table-cell office:value-type="float" office:value="5985000" calcext:value-type="float">
            <text:p>5985000</text:p>
          </table:table-cell>
          <table:table-cell table:formula="of:=IF([.L1270]-[.I1270]=0;0;1)" office:value-type="float" office:value="0" calcext:value-type="float">
            <text:p>0</text:p>
          </table:table-cell>
          <table:table-cell table:formula="of:=IF([.L1270]-[.B12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091999" calcext:value-type="float">
            <text:p>1091999</text:p>
          </table:table-cell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184000" calcext:value-type="float">
            <text:p>1184000</text:p>
          </table:table-cell>
          <table:table-cell table:formula="of:=IF([.E1271]-[.B1271]=0;0;1)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233999" calcext:value-type="float">
            <text:p>1233999</text:p>
          </table:table-cell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318999" calcext:value-type="float">
            <text:p>1318999</text:p>
          </table:table-cell>
          <table:table-cell table:formula="of:=IF([.L1271]-[.I1271]=0;0;1)" office:value-type="float" office:value="0" calcext:value-type="float">
            <text:p>0</text:p>
          </table:table-cell>
          <table:table-cell table:formula="of:=IF([.L1271]-[.B12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00" calcext:value-type="float">
            <text:p>1000</text:p>
          </table:table-cell>
          <table:table-cell office:value-type="float" office:value="26324999" calcext:value-type="float">
            <text:p>26324999</text:p>
          </table:table-cell>
          <table:table-cell office:value-type="float" office:value="1270" calcext:value-type="float">
            <text:p>1270</text:p>
          </table:table-cell>
          <table:table-cell office:value-type="float" office:value="1000" calcext:value-type="float">
            <text:p>1000</text:p>
          </table:table-cell>
          <table:table-cell office:value-type="float" office:value="27750000" calcext:value-type="float">
            <text:p>27750000</text:p>
          </table:table-cell>
          <table:table-cell table:formula="of:=IF([.E1272]-[.B1272]=0;0;1)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000" calcext:value-type="float">
            <text:p>1000</text:p>
          </table:table-cell>
          <table:table-cell office:value-type="float" office:value="27534000" calcext:value-type="float">
            <text:p>27534000</text:p>
          </table:table-cell>
          <table:table-cell office:value-type="float" office:value="1270" calcext:value-type="float">
            <text:p>1270</text:p>
          </table:table-cell>
          <table:table-cell office:value-type="float" office:value="1000" calcext:value-type="float">
            <text:p>1000</text:p>
          </table:table-cell>
          <table:table-cell office:value-type="float" office:value="27268999" calcext:value-type="float">
            <text:p>27268999</text:p>
          </table:table-cell>
          <table:table-cell table:formula="of:=IF([.L1272]-[.I1272]=0;0;1)" office:value-type="float" office:value="0" calcext:value-type="float">
            <text:p>0</text:p>
          </table:table-cell>
          <table:table-cell table:formula="of:=IF([.L1272]-[.B12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000" calcext:value-type="float">
            <text:p>1000</text:p>
          </table:table-cell>
          <table:table-cell office:value-type="float" office:value="11057000" calcext:value-type="float">
            <text:p>11057000</text:p>
          </table:table-cell>
          <table:table-cell office:value-type="float" office:value="1271" calcext:value-type="float">
            <text:p>1271</text:p>
          </table:table-cell>
          <table:table-cell office:value-type="float" office:value="1000" calcext:value-type="float">
            <text:p>1000</text:p>
          </table:table-cell>
          <table:table-cell office:value-type="float" office:value="11680999" calcext:value-type="float">
            <text:p>11680999</text:p>
          </table:table-cell>
          <table:table-cell table:formula="of:=IF([.E1273]-[.B1273]=0;0;1)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1000" calcext:value-type="float">
            <text:p>1000</text:p>
          </table:table-cell>
          <table:table-cell office:value-type="float" office:value="11756000" calcext:value-type="float">
            <text:p>11756000</text:p>
          </table:table-cell>
          <table:table-cell office:value-type="float" office:value="1271" calcext:value-type="float">
            <text:p>1271</text:p>
          </table:table-cell>
          <table:table-cell office:value-type="float" office:value="1000" calcext:value-type="float">
            <text:p>1000</text:p>
          </table:table-cell>
          <table:table-cell office:value-type="float" office:value="11815000" calcext:value-type="float">
            <text:p>11815000</text:p>
          </table:table-cell>
          <table:table-cell table:formula="of:=IF([.L1273]-[.I1273]=0;0;1)" office:value-type="float" office:value="0" calcext:value-type="float">
            <text:p>0</text:p>
          </table:table-cell>
          <table:table-cell table:formula="of:=IF([.L1273]-[.B12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2866999" calcext:value-type="float">
            <text:p>2866999</text:p>
          </table:table-cell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3067000" calcext:value-type="float">
            <text:p>3067000</text:p>
          </table:table-cell>
          <table:table-cell table:formula="of:=IF([.E1274]-[.B1274]=0;0;1)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3176000" calcext:value-type="float">
            <text:p>3176000</text:p>
          </table:table-cell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3299000" calcext:value-type="float">
            <text:p>3299000</text:p>
          </table:table-cell>
          <table:table-cell table:formula="of:=IF([.L1274]-[.I1274]=0;0;1)" office:value-type="float" office:value="0" calcext:value-type="float">
            <text:p>0</text:p>
          </table:table-cell>
          <table:table-cell table:formula="of:=IF([.L1274]-[.B12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624000" calcext:value-type="float">
            <text:p>1624000</text:p>
          </table:table-cell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710999" calcext:value-type="float">
            <text:p>1710999</text:p>
          </table:table-cell>
          <table:table-cell table:formula="of:=IF([.E1275]-[.B1275]=0;0;1)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775000" calcext:value-type="float">
            <text:p>1775000</text:p>
          </table:table-cell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794000" calcext:value-type="float">
            <text:p>1794000</text:p>
          </table:table-cell>
          <table:table-cell table:formula="of:=IF([.L1275]-[.I1275]=0;0;1)" office:value-type="float" office:value="0" calcext:value-type="float">
            <text:p>0</text:p>
          </table:table-cell>
          <table:table-cell table:formula="of:=IF([.L1275]-[.B12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37999" calcext:value-type="float">
            <text:p>37999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table:formula="of:=IF([.E1276]-[.B1276]=0;0;1)"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IF([.L1276]-[.I1276]=0;0;1)" office:value-type="float" office:value="0" calcext:value-type="float">
            <text:p>0</text:p>
          </table:table-cell>
          <table:table-cell table:formula="of:=IF([.L1276]-[.B12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00" calcext:value-type="float">
            <text:p>1000</text:p>
          </table:table-cell>
          <table:table-cell office:value-type="float" office:value="7598000" calcext:value-type="float">
            <text:p>7598000</text:p>
          </table:table-cell>
          <table:table-cell office:value-type="float" office:value="1275" calcext:value-type="float">
            <text:p>1275</text:p>
          </table:table-cell>
          <table:table-cell office:value-type="float" office:value="1000" calcext:value-type="float">
            <text:p>1000</text:p>
          </table:table-cell>
          <table:table-cell office:value-type="float" office:value="8043999" calcext:value-type="float">
            <text:p>8043999</text:p>
          </table:table-cell>
          <table:table-cell table:formula="of:=IF([.E1277]-[.B1277]=0;0;1)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1000" calcext:value-type="float">
            <text:p>1000</text:p>
          </table:table-cell>
          <table:table-cell office:value-type="float" office:value="8170999" calcext:value-type="float">
            <text:p>8170999</text:p>
          </table:table-cell>
          <table:table-cell office:value-type="float" office:value="1275" calcext:value-type="float">
            <text:p>1275</text:p>
          </table:table-cell>
          <table:table-cell office:value-type="float" office:value="1000" calcext:value-type="float">
            <text:p>1000</text:p>
          </table:table-cell>
          <table:table-cell office:value-type="float" office:value="8151000" calcext:value-type="float">
            <text:p>8151000</text:p>
          </table:table-cell>
          <table:table-cell table:formula="of:=IF([.L1277]-[.I1277]=0;0;1)" office:value-type="float" office:value="0" calcext:value-type="float">
            <text:p>0</text:p>
          </table:table-cell>
          <table:table-cell table:formula="of:=IF([.L1277]-[.B12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2921999" calcext:value-type="float">
            <text:p>2921999</text:p>
          </table:table-cell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3081999" calcext:value-type="float">
            <text:p>3081999</text:p>
          </table:table-cell>
          <table:table-cell table:formula="of:=IF([.E1278]-[.B1278]=0;0;1)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3176999" calcext:value-type="float">
            <text:p>3176999</text:p>
          </table:table-cell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3302000" calcext:value-type="float">
            <text:p>3302000</text:p>
          </table:table-cell>
          <table:table-cell table:formula="of:=IF([.L1278]-[.I1278]=0;0;1)" office:value-type="float" office:value="0" calcext:value-type="float">
            <text:p>0</text:p>
          </table:table-cell>
          <table:table-cell table:formula="of:=IF([.L1278]-[.B12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461999" calcext:value-type="float">
            <text:p>461999</text:p>
          </table:table-cell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490000" calcext:value-type="float">
            <text:p>490000</text:p>
          </table:table-cell>
          <table:table-cell table:formula="of:=IF([.E1279]-[.B1279]=0;0;1)"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519999" calcext:value-type="float">
            <text:p>519999</text:p>
          </table:table-cell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536999" calcext:value-type="float">
            <text:p>536999</text:p>
          </table:table-cell>
          <table:table-cell table:formula="of:=IF([.L1279]-[.I1279]=0;0;1)" office:value-type="float" office:value="0" calcext:value-type="float">
            <text:p>0</text:p>
          </table:table-cell>
          <table:table-cell table:formula="of:=IF([.L1279]-[.B12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3939000" calcext:value-type="float">
            <text:p>3939000</text:p>
          </table:table-cell>
          <table:table-cell table:formula="of:=IF([.E1280]-[.B1280]=0;0;1)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3994999" calcext:value-type="float">
            <text:p>3994999</text:p>
          </table:table-cell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4116000" calcext:value-type="float">
            <text:p>4116000</text:p>
          </table:table-cell>
          <table:table-cell table:formula="of:=IF([.L1280]-[.I1280]=0;0;1)" office:value-type="float" office:value="0" calcext:value-type="float">
            <text:p>0</text:p>
          </table:table-cell>
          <table:table-cell table:formula="of:=IF([.L1280]-[.B12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03000" calcext:value-type="float">
            <text:p>303000</text:p>
          </table:table-cell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25000" calcext:value-type="float">
            <text:p>325000</text:p>
          </table:table-cell>
          <table:table-cell table:formula="of:=IF([.E1281]-[.B1281]=0;0;1)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87000" calcext:value-type="float">
            <text:p>387000</text:p>
          </table:table-cell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63000" calcext:value-type="float">
            <text:p>363000</text:p>
          </table:table-cell>
          <table:table-cell table:formula="of:=IF([.L1281]-[.I1281]=0;0;1)" office:value-type="float" office:value="0" calcext:value-type="float">
            <text:p>0</text:p>
          </table:table-cell>
          <table:table-cell table:formula="of:=IF([.L1281]-[.B12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21000" calcext:value-type="float">
            <text:p>121000</text:p>
          </table:table-cell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04000" calcext:value-type="float">
            <text:p>104000</text:p>
          </table:table-cell>
          <table:table-cell table:formula="of:=IF([.E1282]-[.B1282]=0;0;1)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19999" calcext:value-type="float">
            <text:p>119999</text:p>
          </table:table-cell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19999" calcext:value-type="float">
            <text:p>119999</text:p>
          </table:table-cell>
          <table:table-cell table:formula="of:=IF([.L1282]-[.I1282]=0;0;1)" office:value-type="float" office:value="0" calcext:value-type="float">
            <text:p>0</text:p>
          </table:table-cell>
          <table:table-cell table:formula="of:=IF([.L1282]-[.B12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00" calcext:value-type="float">
            <text:p>1000</text:p>
          </table:table-cell>
          <table:table-cell office:value-type="float" office:value="12820999" calcext:value-type="float">
            <text:p>12820999</text:p>
          </table:table-cell>
          <table:table-cell office:value-type="float" office:value="1281" calcext:value-type="float">
            <text:p>1281</text:p>
          </table:table-cell>
          <table:table-cell office:value-type="float" office:value="1000" calcext:value-type="float">
            <text:p>1000</text:p>
          </table:table-cell>
          <table:table-cell office:value-type="float" office:value="13633999" calcext:value-type="float">
            <text:p>13633999</text:p>
          </table:table-cell>
          <table:table-cell table:formula="of:=IF([.E1283]-[.B1283]=0;0;1)"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1000" calcext:value-type="float">
            <text:p>1000</text:p>
          </table:table-cell>
          <table:table-cell office:value-type="float" office:value="13594000" calcext:value-type="float">
            <text:p>13594000</text:p>
          </table:table-cell>
          <table:table-cell office:value-type="float" office:value="1281" calcext:value-type="float">
            <text:p>1281</text:p>
          </table:table-cell>
          <table:table-cell office:value-type="float" office:value="1000" calcext:value-type="float">
            <text:p>1000</text:p>
          </table:table-cell>
          <table:table-cell office:value-type="float" office:value="13738000" calcext:value-type="float">
            <text:p>13738000</text:p>
          </table:table-cell>
          <table:table-cell table:formula="of:=IF([.L1283]-[.I1283]=0;0;1)" office:value-type="float" office:value="0" calcext:value-type="float">
            <text:p>0</text:p>
          </table:table-cell>
          <table:table-cell table:formula="of:=IF([.L1283]-[.B12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00" calcext:value-type="float">
            <text:p>1000</text:p>
          </table:table-cell>
          <table:table-cell office:value-type="float" office:value="5135000" calcext:value-type="float">
            <text:p>5135000</text:p>
          </table:table-cell>
          <table:table-cell office:value-type="float" office:value="1282" calcext:value-type="float">
            <text:p>1282</text:p>
          </table:table-cell>
          <table:table-cell office:value-type="float" office:value="1000" calcext:value-type="float">
            <text:p>1000</text:p>
          </table:table-cell>
          <table:table-cell office:value-type="float" office:value="5425999" calcext:value-type="float">
            <text:p>5425999</text:p>
          </table:table-cell>
          <table:table-cell table:formula="of:=IF([.E1284]-[.B1284]=0;0;1)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000" calcext:value-type="float">
            <text:p>1000</text:p>
          </table:table-cell>
          <table:table-cell office:value-type="float" office:value="5491999" calcext:value-type="float">
            <text:p>5491999</text:p>
          </table:table-cell>
          <table:table-cell office:value-type="float" office:value="1282" calcext:value-type="float">
            <text:p>1282</text:p>
          </table:table-cell>
          <table:table-cell office:value-type="float" office:value="1000" calcext:value-type="float">
            <text:p>1000</text:p>
          </table:table-cell>
          <table:table-cell office:value-type="float" office:value="5581000" calcext:value-type="float">
            <text:p>5581000</text:p>
          </table:table-cell>
          <table:table-cell table:formula="of:=IF([.L1284]-[.I1284]=0;0;1)" office:value-type="float" office:value="0" calcext:value-type="float">
            <text:p>0</text:p>
          </table:table-cell>
          <table:table-cell table:formula="of:=IF([.L1284]-[.B12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52697999" calcext:value-type="float">
            <text:p>52697999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56025000" calcext:value-type="float">
            <text:p>56025000</text:p>
          </table:table-cell>
          <table:table-cell table:formula="of:=IF([.E1285]-[.B1285]=0;0;1)"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55411999" calcext:value-type="float">
            <text:p>55411999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54681000" calcext:value-type="float">
            <text:p>54681000</text:p>
          </table:table-cell>
          <table:table-cell table:formula="of:=IF([.L1285]-[.I1285]=0;0;1)" office:value-type="float" office:value="0" calcext:value-type="float">
            <text:p>0</text:p>
          </table:table-cell>
          <table:table-cell table:formula="of:=IF([.L1285]-[.B12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68000" calcext:value-type="float">
            <text:p>68000</text:p>
          </table:table-cell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74000" calcext:value-type="float">
            <text:p>74000</text:p>
          </table:table-cell>
          <table:table-cell table:formula="of:=IF([.E1286]-[.B1286]=0;0;1)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75999" calcext:value-type="float">
            <text:p>75999</text:p>
          </table:table-cell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78000" calcext:value-type="float">
            <text:p>78000</text:p>
          </table:table-cell>
          <table:table-cell table:formula="of:=IF([.L1286]-[.I1286]=0;0;1)" office:value-type="float" office:value="0" calcext:value-type="float">
            <text:p>0</text:p>
          </table:table-cell>
          <table:table-cell table:formula="of:=IF([.L1286]-[.B12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231000" calcext:value-type="float">
            <text:p>1231000</text:p>
          </table:table-cell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264999" calcext:value-type="float">
            <text:p>1264999</text:p>
          </table:table-cell>
          <table:table-cell table:formula="of:=IF([.E1287]-[.B1287]=0;0;1)"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421999" calcext:value-type="float">
            <text:p>1421999</text:p>
          </table:table-cell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446000" calcext:value-type="float">
            <text:p>1446000</text:p>
          </table:table-cell>
          <table:table-cell table:formula="of:=IF([.L1287]-[.I1287]=0;0;1)" office:value-type="float" office:value="0" calcext:value-type="float">
            <text:p>0</text:p>
          </table:table-cell>
          <table:table-cell table:formula="of:=IF([.L1287]-[.B12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488000" calcext:value-type="float">
            <text:p>488000</text:p>
          </table:table-cell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506999" calcext:value-type="float">
            <text:p>506999</text:p>
          </table:table-cell>
          <table:table-cell table:formula="of:=IF([.E1288]-[.B1288]=0;0;1)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534000" calcext:value-type="float">
            <text:p>534000</text:p>
          </table:table-cell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542000" calcext:value-type="float">
            <text:p>542000</text:p>
          </table:table-cell>
          <table:table-cell table:formula="of:=IF([.L1288]-[.I1288]=0;0;1)" office:value-type="float" office:value="0" calcext:value-type="float">
            <text:p>0</text:p>
          </table:table-cell>
          <table:table-cell table:formula="of:=IF([.L1288]-[.B12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000" calcext:value-type="float">
            <text:p>1000</text:p>
          </table:table-cell>
          <table:table-cell office:value-type="float" office:value="73686000" calcext:value-type="float">
            <text:p>73686000</text:p>
          </table:table-cell>
          <table:table-cell office:value-type="float" office:value="1287" calcext:value-type="float">
            <text:p>1287</text:p>
          </table:table-cell>
          <table:table-cell office:value-type="float" office:value="1000" calcext:value-type="float">
            <text:p>1000</text:p>
          </table:table-cell>
          <table:table-cell office:value-type="float" office:value="78470000" calcext:value-type="float">
            <text:p>78470000</text:p>
          </table:table-cell>
          <table:table-cell table:formula="of:=IF([.E1289]-[.B1289]=0;0;1)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000" calcext:value-type="float">
            <text:p>1000</text:p>
          </table:table-cell>
          <table:table-cell office:value-type="float" office:value="77693000" calcext:value-type="float">
            <text:p>77693000</text:p>
          </table:table-cell>
          <table:table-cell office:value-type="float" office:value="1287" calcext:value-type="float">
            <text:p>1287</text:p>
          </table:table-cell>
          <table:table-cell office:value-type="float" office:value="1000" calcext:value-type="float">
            <text:p>1000</text:p>
          </table:table-cell>
          <table:table-cell office:value-type="float" office:value="76227000" calcext:value-type="float">
            <text:p>76227000</text:p>
          </table:table-cell>
          <table:table-cell table:formula="of:=IF([.L1289]-[.I1289]=0;0;1)" office:value-type="float" office:value="0" calcext:value-type="float">
            <text:p>0</text:p>
          </table:table-cell>
          <table:table-cell table:formula="of:=IF([.L1289]-[.B12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233000" calcext:value-type="float">
            <text:p>233000</text:p>
          </table:table-cell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245999" calcext:value-type="float">
            <text:p>245999</text:p>
          </table:table-cell>
          <table:table-cell table:formula="of:=IF([.E1290]-[.B1290]=0;0;1)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252000" calcext:value-type="float">
            <text:p>252000</text:p>
          </table:table-cell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254999" calcext:value-type="float">
            <text:p>254999</text:p>
          </table:table-cell>
          <table:table-cell table:formula="of:=IF([.L1290]-[.I1290]=0;0;1)" office:value-type="float" office:value="0" calcext:value-type="float">
            <text:p>0</text:p>
          </table:table-cell>
          <table:table-cell table:formula="of:=IF([.L1290]-[.B12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157000" calcext:value-type="float">
            <text:p>1157000</text:p>
          </table:table-cell>
          <table:table-cell table:formula="of:=IF([.E1291]-[.B1291]=0;0;1)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341999" calcext:value-type="float">
            <text:p>1341999</text:p>
          </table:table-cell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398000" calcext:value-type="float">
            <text:p>1398000</text:p>
          </table:table-cell>
          <table:table-cell table:formula="of:=IF([.L1291]-[.I1291]=0;0;1)" office:value-type="float" office:value="0" calcext:value-type="float">
            <text:p>0</text:p>
          </table:table-cell>
          <table:table-cell table:formula="of:=IF([.L1291]-[.B12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09999" calcext:value-type="float">
            <text:p>509999</text:p>
          </table:table-cell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17000" calcext:value-type="float">
            <text:p>517000</text:p>
          </table:table-cell>
          <table:table-cell table:formula="of:=IF([.E1292]-[.B1292]=0;0;1)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45000" calcext:value-type="float">
            <text:p>545000</text:p>
          </table:table-cell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39000" calcext:value-type="float">
            <text:p>539000</text:p>
          </table:table-cell>
          <table:table-cell table:formula="of:=IF([.L1292]-[.I1292]=0;0;1)" office:value-type="float" office:value="0" calcext:value-type="float">
            <text:p>0</text:p>
          </table:table-cell>
          <table:table-cell table:formula="of:=IF([.L1292]-[.B12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000" calcext:value-type="float">
            <text:p>1000</text:p>
          </table:table-cell>
          <table:table-cell office:value-type="float" office:value="42648000" calcext:value-type="float">
            <text:p>42648000</text:p>
          </table:table-cell>
          <table:table-cell office:value-type="float" office:value="1291" calcext:value-type="float">
            <text:p>1291</text:p>
          </table:table-cell>
          <table:table-cell office:value-type="float" office:value="1000" calcext:value-type="float">
            <text:p>1000</text:p>
          </table:table-cell>
          <table:table-cell office:value-type="float" office:value="45305000" calcext:value-type="float">
            <text:p>45305000</text:p>
          </table:table-cell>
          <table:table-cell table:formula="of:=IF([.E1293]-[.B1293]=0;0;1)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1000" calcext:value-type="float">
            <text:p>1000</text:p>
          </table:table-cell>
          <table:table-cell office:value-type="float" office:value="44871000" calcext:value-type="float">
            <text:p>44871000</text:p>
          </table:table-cell>
          <table:table-cell office:value-type="float" office:value="1291" calcext:value-type="float">
            <text:p>1291</text:p>
          </table:table-cell>
          <table:table-cell office:value-type="float" office:value="1000" calcext:value-type="float">
            <text:p>1000</text:p>
          </table:table-cell>
          <table:table-cell office:value-type="float" office:value="44314000" calcext:value-type="float">
            <text:p>44314000</text:p>
          </table:table-cell>
          <table:table-cell table:formula="of:=IF([.L1293]-[.I1293]=0;0;1)" office:value-type="float" office:value="0" calcext:value-type="float">
            <text:p>0</text:p>
          </table:table-cell>
          <table:table-cell table:formula="of:=IF([.L1293]-[.B12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000" calcext:value-type="float">
            <text:p>1000</text:p>
          </table:table-cell>
          <table:table-cell office:value-type="float" office:value="385026000" calcext:value-type="float">
            <text:p>385026000</text:p>
          </table:table-cell>
          <table:table-cell office:value-type="float" office:value="1292" calcext:value-type="float">
            <text:p>1292</text:p>
          </table:table-cell>
          <table:table-cell office:value-type="float" office:value="1000" calcext:value-type="float">
            <text:p>1000</text:p>
          </table:table-cell>
          <table:table-cell office:value-type="float" office:value="410189000" calcext:value-type="float">
            <text:p>410189000</text:p>
          </table:table-cell>
          <table:table-cell table:formula="of:=IF([.E1294]-[.B1294]=0;0;1)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1000" calcext:value-type="float">
            <text:p>1000</text:p>
          </table:table-cell>
          <table:table-cell office:value-type="float" office:value="414122000" calcext:value-type="float">
            <text:p>414122000</text:p>
          </table:table-cell>
          <table:table-cell office:value-type="float" office:value="1292" calcext:value-type="float">
            <text:p>1292</text:p>
          </table:table-cell>
          <table:table-cell office:value-type="float" office:value="1000" calcext:value-type="float">
            <text:p>1000</text:p>
          </table:table-cell>
          <table:table-cell office:value-type="float" office:value="397381999" calcext:value-type="float">
            <text:p>397381999</text:p>
          </table:table-cell>
          <table:table-cell table:formula="of:=IF([.L1294]-[.I1294]=0;0;1)" office:value-type="float" office:value="0" calcext:value-type="float">
            <text:p>0</text:p>
          </table:table-cell>
          <table:table-cell table:formula="of:=IF([.L1294]-[.B12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table:formula="of:=IF([.E1295]-[.B1295]=0;0;1)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78000" calcext:value-type="float">
            <text:p>78000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84999" calcext:value-type="float">
            <text:p>84999</text:p>
          </table:table-cell>
          <table:table-cell table:formula="of:=IF([.L1295]-[.I1295]=0;0;1)" office:value-type="float" office:value="0" calcext:value-type="float">
            <text:p>0</text:p>
          </table:table-cell>
          <table:table-cell table:formula="of:=IF([.L1295]-[.B12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23000" calcext:value-type="float">
            <text:p>23000</text:p>
          </table:table-cell>
          <table:table-cell table:formula="of:=IF([.E1296]-[.B1296]=0;0;1)"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formula="of:=IF([.L1296]-[.I1296]=0;0;1)" office:value-type="float" office:value="0" calcext:value-type="float">
            <text:p>0</text:p>
          </table:table-cell>
          <table:table-cell table:formula="of:=IF([.L1296]-[.B12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formula="of:=IF([.E1297]-[.B1297]=0;0;1)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table:formula="of:=IF([.L1297]-[.I1297]=0;0;1)" office:value-type="float" office:value="0" calcext:value-type="float">
            <text:p>0</text:p>
          </table:table-cell>
          <table:table-cell table:formula="of:=IF([.L1297]-[.B12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table:formula="of:=IF([.E1298]-[.B1298]=0;0;1)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51000" calcext:value-type="float">
            <text:p>51000</text:p>
          </table:table-cell>
          <table:table-cell table:formula="of:=IF([.L1298]-[.I1298]=0;0;1)" office:value-type="float" office:value="0" calcext:value-type="float">
            <text:p>0</text:p>
          </table:table-cell>
          <table:table-cell table:formula="of:=IF([.L1298]-[.B12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509999" calcext:value-type="float">
            <text:p>509999</text:p>
          </table:table-cell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523999" calcext:value-type="float">
            <text:p>523999</text:p>
          </table:table-cell>
          <table:table-cell table:formula="of:=IF([.E1299]-[.B1299]=0;0;1)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656000" calcext:value-type="float">
            <text:p>656000</text:p>
          </table:table-cell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694000" calcext:value-type="float">
            <text:p>694000</text:p>
          </table:table-cell>
          <table:table-cell table:formula="of:=IF([.L1299]-[.I1299]=0;0;1)" office:value-type="float" office:value="0" calcext:value-type="float">
            <text:p>0</text:p>
          </table:table-cell>
          <table:table-cell table:formula="of:=IF([.L1299]-[.B12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97000" calcext:value-type="float">
            <text:p>97000</text:p>
          </table:table-cell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103000" calcext:value-type="float">
            <text:p>103000</text:p>
          </table:table-cell>
          <table:table-cell table:formula="of:=IF([.E1300]-[.B1300]=0;0;1)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112000" calcext:value-type="float">
            <text:p>112000</text:p>
          </table:table-cell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109999" calcext:value-type="float">
            <text:p>109999</text:p>
          </table:table-cell>
          <table:table-cell table:formula="of:=IF([.L1300]-[.I1300]=0;0;1)" office:value-type="float" office:value="0" calcext:value-type="float">
            <text:p>0</text:p>
          </table:table-cell>
          <table:table-cell table:formula="of:=IF([.L1300]-[.B13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E1301]-[.B1301]=0;0;1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L1301]-[.I1301]=0;0;1)" office:value-type="float" office:value="0" calcext:value-type="float">
            <text:p>0</text:p>
          </table:table-cell>
          <table:table-cell table:formula="of:=IF([.L1301]-[.B1301]=0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SUM([.G2:.G1301])" office:value-type="float" office:value="5" calcext:value-type="float">
            <text:p>5</text:p>
          </table:table-cell>
          <table:table-cell table:number-columns-repeated="6"/>
          <table:table-cell table:formula="of:=SUM([.N2:.N1301])" office:value-type="float" office:value="4" calcext:value-type="float">
            <text:p>4</text:p>
          </table:table-cell>
          <table:table-cell table:formula="of:=SUM([.O2:.O1301])"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29T13:31:59.484000000</dc:date>
    <meta:editing-duration>PT24M14S</meta:editing-duration>
    <meta:editing-cycles>5</meta:editing-cycles>
    <meta:generator>LibreOffice/7.4.0.3$Windows_X86_64 LibreOffice_project/f85e47c08ddd19c015c0114a68350214f7066f5a</meta:generator>
    <meta:document-statistic meta:table-count="1" meta:cell-count="19515" meta:object-count="0"/>
  </office:meta>
</office:document-meta>
</file>